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5ce" fo:border="0.06pt solid #000000"/>
    </style:style>
    <style:style style:name="ce4" style:family="table-cell" style:parent-style-name="Default">
      <style:table-cell-properties fo:background-color="#afd095" fo:border="0.06pt solid #000000"/>
    </style:style>
    <style:style style:name="ce5" style:family="table-cell" style:parent-style-name="Default">
      <style:table-cell-properties fo:background-color="#b4c7dc" fo:border="0.06pt solid #000000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13in" svg:height="7.7602in" svg:x="16.2614in" svg:y="6.5583in">
            <draw:object draw:notify-on-update-of-ranges="Sheet1.A2:Sheet1.A501 Sheet1.J2:Sheet1.J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197in" svg:height="7.6768in" svg:x="16.4646in" svg:y="14.7787in">
            <draw:object draw:notify-on-update-of-ranges="Sheet1.A2:Sheet1.A501 Sheet1.K2:Sheet1.K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9.3764in" svg:height="5.8354in" svg:x="35.6047in" svg:y="0.4291in">
            <draw:object draw:notify-on-update-of-ranges="Sheet1.M2:Sheet1.M301 Sheet1.N2:Sheet1.N3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2.7886in" svg:height="7.926in" svg:x="33.8713in" svg:y="6.6614in">
            <draw:object draw:notify-on-update-of-ranges="Sheet1.M2:Sheet1.M301 Sheet1.O2:Sheet1.O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2.7886in" svg:height="7.926in" svg:x="33.8394in" svg:y="15.0646in">
            <draw:object draw:notify-on-update-of-ranges="Sheet1.M2:Sheet1.M301 Sheet1.P2:Sheet1.P3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9.3764in" svg:height="5.8354in" svg:x="18.2626in" svg:y="0.6217in">
            <draw:object draw:notify-on-update-of-ranges="Sheet1.A2:Sheet1.A501 Sheet1.I2:Sheet1.I5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3" table:default-cell-style-name="ce3"/>
        <table:table-column table:style-name="co1" table:number-columns-repeated="3" table:default-cell-style-name="ce4"/>
        <table:table-column table:style-name="co1" table:number-columns-repeated="3" table:default-cell-style-name="ce3"/>
        <table:table-column table:style-name="co1" table:number-columns-repeated="2" table:default-cell-style-name="ce5"/>
        <table:table-column table:style-name="co1" table:number-columns-repeated="3" table:default-cell-style-name="ce4"/>
        <table:table-column table:style-name="co1" table:number-columns-repeated="22" table:default-cell-style-name="Default"/>
        <table:table-row table:style-name="ro1">
          <table:table-cell table:number-columns-repeated="2" office:value-type="string" calcext:value-type="string">
            <text:p>sample_id</text:p>
          </table:table-cell>
          <table:table-cell office:value-type="string" calcext:value-type="string">
            <text:p>ADC_1kHz</text:p>
          </table:table-cell>
          <table:table-cell office:value-type="string" calcext:value-type="string">
            <text:p>ADC_10kHz</text:p>
          </table:table-cell>
          <table:table-cell office:value-type="string" calcext:value-type="string">
            <text:p>ADC_40kHz</text:p>
          </table:table-cell>
          <table:table-cell office:value-type="string" calcext:value-type="string">
            <text:p>DMA_1kHz</text:p>
          </table:table-cell>
          <table:table-cell office:value-type="string" calcext:value-type="string">
            <text:p>DMA_10kHz</text:p>
          </table:table-cell>
          <table:table-cell office:value-type="string" calcext:value-type="string">
            <text:p>DMA_40kHz</text:p>
          </table:table-cell>
          <table:table-cell office:value-type="string" calcext:value-type="string">
            <text:p>ADC_1kHz</text:p>
          </table:table-cell>
          <table:table-cell office:value-type="string" calcext:value-type="string">
            <text:p>ADC_10kHz</text:p>
          </table:table-cell>
          <table:table-cell office:value-type="string" calcext:value-type="string">
            <text:p>ADC_40kHz</text:p>
          </table:table-cell>
          <table:table-cell table:number-columns-repeated="2" office:value-type="string" calcext:value-type="string">
            <text:p>DMA_sample_id</text:p>
          </table:table-cell>
          <table:table-cell office:value-type="string" calcext:value-type="string">
            <text:p>DMA_1kHz</text:p>
          </table:table-cell>
          <table:table-cell office:value-type="string" calcext:value-type="string">
            <text:p>DMA_10kHz</text:p>
          </table:table-cell>
          <table:table-cell office:value-type="string" calcext:value-type="string">
            <text:p>DMA_40kH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0"/>
        </table:table-row>
        <table:table-row table:style-name="ro1">
          <table:table-cell table:formula="of:=1000*[.B2]*[.$Q$7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643" calcext:value-type="float">
            <text:p>1643</text:p>
          </table:table-cell>
          <table:table-cell office:value-type="float" office:value="1030" calcext:value-type="float">
            <text:p>1030</text:p>
          </table:table-cell>
          <table:table-cell office:value-type="float" office:value="3444" calcext:value-type="float">
            <text:p>3444</text:p>
          </table:table-cell>
          <table:table-cell office:value-type="float" office:value="3027" calcext:value-type="float">
            <text:p>3027</text:p>
          </table:table-cell>
          <table:table-cell office:value-type="float" office:value="2973" calcext:value-type="float">
            <text:p>2973</text:p>
          </table:table-cell>
          <table:table-cell office:value-type="float" office:value="2051" calcext:value-type="float">
            <text:p>2051</text:p>
          </table:table-cell>
          <table:table-cell table:formula="of:=3.3*[.C2]/4096" office:value-type="float" office:value="1.3237060546875" calcext:value-type="float">
            <text:p>1.3237060546875</text:p>
          </table:table-cell>
          <table:table-cell table:formula="of:=3.3*[.D2]/4096" office:value-type="float" office:value="0.829833984375" calcext:value-type="float">
            <text:p>0.829833984375</text:p>
          </table:table-cell>
          <table:table-cell table:formula="of:=3.3*[.E2]/4096" office:value-type="float" office:value="2.77470703125" calcext:value-type="float">
            <text:p>2.77470703125</text:p>
          </table:table-cell>
          <table:table-cell office:value-type="float" office:value="1" calcext:value-type="float">
            <text:p>1</text:p>
          </table:table-cell>
          <table:table-cell table:formula="of:=1000*[.L2]*[.$R$7]" office:value-type="float" office:value="0.02" calcext:value-type="float">
            <text:p>0.02</text:p>
          </table:table-cell>
          <table:table-cell table:formula="of:=3.3*[.F2]/4096" office:value-type="float" office:value="2.4387451171875" calcext:value-type="float">
            <text:p>2.4387451171875</text:p>
          </table:table-cell>
          <table:table-cell table:formula="of:=3.3*[.G2]/4096" office:value-type="float" office:value="2.3952392578125" calcext:value-type="float">
            <text:p>2.3952392578125</text:p>
          </table:table-cell>
          <table:table-cell table:formula="of:=3.3*[.H2]/4096" office:value-type="float" office:value="1.6524169921875" calcext:value-type="float">
            <text:p>1.6524169921875</text:p>
          </table:table-cell>
          <table:table-cell office:value-type="float" office:value="1000" calcext:value-type="float">
            <text:p>1000</text:p>
          </table:table-cell>
          <table:table-cell table:formula="of:=1/[.Q2]" office:value-type="float" office:value="0.001" calcext:value-type="float">
            <text:p>0.001</text:p>
          </table:table-cell>
          <table:table-cell table:number-columns-repeated="20"/>
        </table:table-row>
        <table:table-row table:style-name="ro1">
          <table:table-cell table:formula="of:=1000*[.B3]*[.$Q$7]"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1472" calcext:value-type="float">
            <text:p>1472</text:p>
          </table:table-cell>
          <table:table-cell office:value-type="float" office:value="2627" calcext:value-type="float">
            <text:p>2627</text:p>
          </table:table-cell>
          <table:table-cell office:value-type="float" office:value="2246" calcext:value-type="float">
            <text:p>2246</text:p>
          </table:table-cell>
          <table:table-cell office:value-type="float" office:value="2987" calcext:value-type="float">
            <text:p>2987</text:p>
          </table:table-cell>
          <table:table-cell office:value-type="float" office:value="2045" calcext:value-type="float">
            <text:p>2045</text:p>
          </table:table-cell>
          <table:table-cell office:value-type="float" office:value="2073" calcext:value-type="float">
            <text:p>2073</text:p>
          </table:table-cell>
          <table:table-cell table:formula="of:=3.3*[.C3]/4096" office:value-type="float" office:value="1.1859375" calcext:value-type="float">
            <text:p>1.1859375</text:p>
          </table:table-cell>
          <table:table-cell table:formula="of:=3.3*[.D3]/4096" office:value-type="float" office:value="2.1164794921875" calcext:value-type="float">
            <text:p>2.1164794921875</text:p>
          </table:table-cell>
          <table:table-cell table:formula="of:=3.3*[.E3]/4096" office:value-type="float" office:value="1.809521484375" calcext:value-type="float">
            <text:p>1.809521484375</text:p>
          </table:table-cell>
          <table:table-cell office:value-type="float" office:value="2" calcext:value-type="float">
            <text:p>2</text:p>
          </table:table-cell>
          <table:table-cell table:formula="of:=1000*[.L3]*[.$R$7]" office:value-type="float" office:value="0.04" calcext:value-type="float">
            <text:p>0.04</text:p>
          </table:table-cell>
          <table:table-cell table:formula="of:=3.3*[.F3]/4096" office:value-type="float" office:value="2.4065185546875" calcext:value-type="float">
            <text:p>2.4065185546875</text:p>
          </table:table-cell>
          <table:table-cell table:formula="of:=3.3*[.G3]/4096" office:value-type="float" office:value="1.6475830078125" calcext:value-type="float">
            <text:p>1.6475830078125</text:p>
          </table:table-cell>
          <table:table-cell table:formula="of:=3.3*[.H3]/4096" office:value-type="float" office:value="1.6701416015625" calcext:value-type="float">
            <text:p>1.6701416015625</text:p>
          </table:table-cell>
          <table:table-cell office:value-type="float" office:value="10000" calcext:value-type="float">
            <text:p>10000</text:p>
          </table:table-cell>
          <table:table-cell table:formula="of:=1/[.Q3]" office:value-type="float" office:value="0.0001" calcext:value-type="float">
            <text:p>0.0001</text:p>
          </table:table-cell>
          <table:table-cell table:number-columns-repeated="20"/>
        </table:table-row>
        <table:table-row table:style-name="ro1">
          <table:table-cell table:formula="of:=1000*[.B4]*[.$Q$7]"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322" calcext:value-type="float">
            <text:p>1322</text:p>
          </table:table-cell>
          <table:table-cell office:value-type="float" office:value="3469" calcext:value-type="float">
            <text:p>3469</text:p>
          </table:table-cell>
          <table:table-cell office:value-type="float" office:value="818" calcext:value-type="float">
            <text:p>818</text:p>
          </table:table-cell>
          <table:table-cell office:value-type="float" office:value="2854" calcext:value-type="float">
            <text:p>2854</text:p>
          </table:table-cell>
          <table:table-cell office:value-type="float" office:value="832" calcext:value-type="float">
            <text:p>832</text:p>
          </table:table-cell>
          <table:table-cell office:value-type="float" office:value="1810" calcext:value-type="float">
            <text:p>1810</text:p>
          </table:table-cell>
          <table:table-cell table:formula="of:=3.3*[.C4]/4096" office:value-type="float" office:value="1.065087890625" calcext:value-type="float">
            <text:p>1.065087890625</text:p>
          </table:table-cell>
          <table:table-cell table:formula="of:=3.3*[.D4]/4096" office:value-type="float" office:value="2.7948486328125" calcext:value-type="float">
            <text:p>2.7948486328125</text:p>
          </table:table-cell>
          <table:table-cell table:formula="of:=3.3*[.E4]/4096" office:value-type="float" office:value="0.659033203125" calcext:value-type="float">
            <text:p>0.659033203125</text:p>
          </table:table-cell>
          <table:table-cell office:value-type="float" office:value="3" calcext:value-type="float">
            <text:p>3</text:p>
          </table:table-cell>
          <table:table-cell table:formula="of:=1000*[.L4]*[.$R$7]" office:value-type="float" office:value="0.06" calcext:value-type="float">
            <text:p>0.06</text:p>
          </table:table-cell>
          <table:table-cell table:formula="of:=3.3*[.F4]/4096" office:value-type="float" office:value="2.299365234375" calcext:value-type="float">
            <text:p>2.299365234375</text:p>
          </table:table-cell>
          <table:table-cell table:formula="of:=3.3*[.G4]/4096" office:value-type="float" office:value="0.6703125" calcext:value-type="float">
            <text:p>0.6703125</text:p>
          </table:table-cell>
          <table:table-cell table:formula="of:=3.3*[.H4]/4096" office:value-type="float" office:value="1.458251953125" calcext:value-type="float">
            <text:p>1.458251953125</text:p>
          </table:table-cell>
          <table:table-cell office:value-type="float" office:value="40000" calcext:value-type="float">
            <text:p>40000</text:p>
          </table:table-cell>
          <table:table-cell table:formula="of:=1/[.Q4]" office:value-type="float" office:value="0.000025" calcext:value-type="float">
            <text:p>2.5E-05</text:p>
          </table:table-cell>
          <table:table-cell table:number-columns-repeated="20"/>
        </table:table-row>
        <table:table-row table:style-name="ro1">
          <table:table-cell table:formula="of:=1000*[.B5]*[.$Q$7]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190" calcext:value-type="float">
            <text:p>1190</text:p>
          </table:table-cell>
          <table:table-cell office:value-type="float" office:value="2396" calcext:value-type="float">
            <text:p>2396</text:p>
          </table:table-cell>
          <table:table-cell office:value-type="float" office:value="1137" calcext:value-type="float">
            <text:p>1137</text:p>
          </table:table-cell>
          <table:table-cell office:value-type="float" office:value="2706" calcext:value-type="float">
            <text:p>2706</text:p>
          </table:table-cell>
          <table:table-cell office:value-type="float" office:value="1342" calcext:value-type="float">
            <text:p>1342</text:p>
          </table:table-cell>
          <table:table-cell office:value-type="float" office:value="2178" calcext:value-type="float">
            <text:p>2178</text:p>
          </table:table-cell>
          <table:table-cell table:formula="of:=3.3*[.C5]/4096" office:value-type="float" office:value="0.958740234375" calcext:value-type="float">
            <text:p>0.958740234375</text:p>
          </table:table-cell>
          <table:table-cell table:formula="of:=3.3*[.D5]/4096" office:value-type="float" office:value="1.93037109375" calcext:value-type="float">
            <text:p>1.93037109375</text:p>
          </table:table-cell>
          <table:table-cell table:formula="of:=3.3*[.E5]/4096" office:value-type="float" office:value="0.9160400390625" calcext:value-type="float">
            <text:p>0.9160400390625</text:p>
          </table:table-cell>
          <table:table-cell office:value-type="float" office:value="4" calcext:value-type="float">
            <text:p>4</text:p>
          </table:table-cell>
          <table:table-cell table:formula="of:=1000*[.L5]*[.$R$7]" office:value-type="float" office:value="0.08" calcext:value-type="float">
            <text:p>0.08</text:p>
          </table:table-cell>
          <table:table-cell table:formula="of:=3.3*[.F5]/4096" office:value-type="float" office:value="2.180126953125" calcext:value-type="float">
            <text:p>2.180126953125</text:p>
          </table:table-cell>
          <table:table-cell table:formula="of:=3.3*[.G5]/4096" office:value-type="float" office:value="1.081201171875" calcext:value-type="float">
            <text:p>1.081201171875</text:p>
          </table:table-cell>
          <table:table-cell table:formula="of:=3.3*[.H5]/4096" office:value-type="float" office:value="1.754736328125" calcext:value-type="float">
            <text:p>1.754736328125</text:p>
          </table:table-cell>
          <table:table-cell table:number-columns-repeated="22"/>
        </table:table-row>
        <table:table-row table:style-name="ro1">
          <table:table-cell table:formula="of:=1000*[.B6]*[.$Q$7]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057" calcext:value-type="float">
            <text:p>1057</text:p>
          </table:table-cell>
          <table:table-cell office:value-type="float" office:value="888" calcext:value-type="float">
            <text:p>888</text:p>
          </table:table-cell>
          <table:table-cell office:value-type="float" office:value="2766" calcext:value-type="float">
            <text:p>2766</text:p>
          </table:table-cell>
          <table:table-cell office:value-type="float" office:value="2546" calcext:value-type="float">
            <text:p>2546</text:p>
          </table:table-cell>
          <table:table-cell office:value-type="float" office:value="2879" calcext:value-type="float">
            <text:p>2879</text:p>
          </table:table-cell>
          <table:table-cell office:value-type="float" office:value="2410" calcext:value-type="float">
            <text:p>2410</text:p>
          </table:table-cell>
          <table:table-cell table:formula="of:=3.3*[.C6]/4096" office:value-type="float" office:value="0.8515869140625" calcext:value-type="float">
            <text:p>0.8515869140625</text:p>
          </table:table-cell>
          <table:table-cell table:formula="of:=3.3*[.D6]/4096" office:value-type="float" office:value="0.7154296875" calcext:value-type="float">
            <text:p>0.7154296875</text:p>
          </table:table-cell>
          <table:table-cell table:formula="of:=3.3*[.E6]/4096" office:value-type="float" office:value="2.228466796875" calcext:value-type="float">
            <text:p>2.228466796875</text:p>
          </table:table-cell>
          <table:table-cell office:value-type="float" office:value="5" calcext:value-type="float">
            <text:p>5</text:p>
          </table:table-cell>
          <table:table-cell table:formula="of:=1000*[.L6]*[.$R$7]" office:value-type="float" office:value="0.1" calcext:value-type="float">
            <text:p>0.1</text:p>
          </table:table-cell>
          <table:table-cell table:formula="of:=3.3*[.F6]/4096" office:value-type="float" office:value="2.051220703125" calcext:value-type="float">
            <text:p>2.051220703125</text:p>
          </table:table-cell>
          <table:table-cell table:formula="of:=3.3*[.G6]/4096" office:value-type="float" office:value="2.3195068359375" calcext:value-type="float">
            <text:p>2.3195068359375</text:p>
          </table:table-cell>
          <table:table-cell table:formula="of:=3.3*[.H6]/4096" office:value-type="float" office:value="1.941650390625" calcext:value-type="float">
            <text:p>1.941650390625</text:p>
          </table:table-cell>
          <table:table-cell office:value-type="float" office:value="50000" calcext:value-type="float">
            <text:p>50000</text:p>
          </table:table-cell>
          <table:table-cell office:value-type="float" office:value="800000" calcext:value-type="float">
            <text:p>800000</text:p>
          </table:table-cell>
          <table:table-cell table:number-columns-repeated="19"/>
          <table:table-cell table:style-name="ce1"/>
        </table:table-row>
        <table:table-row table:style-name="ro1">
          <table:table-cell table:formula="of:=1000*[.B7]*[.$Q$7]"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947" calcext:value-type="float">
            <text:p>947</text:p>
          </table:table-cell>
          <table:table-cell office:value-type="float" office:value="1037" calcext:value-type="float">
            <text:p>1037</text:p>
          </table:table-cell>
          <table:table-cell office:value-type="float" office:value="3452" calcext:value-type="float">
            <text:p>3452</text:p>
          </table:table-cell>
          <table:table-cell office:value-type="float" office:value="2378" calcext:value-type="float">
            <text:p>2378</text:p>
          </table:table-cell>
          <table:table-cell office:value-type="float" office:value="3319" calcext:value-type="float">
            <text:p>3319</text:p>
          </table:table-cell>
          <table:table-cell office:value-type="float" office:value="2186" calcext:value-type="float">
            <text:p>2186</text:p>
          </table:table-cell>
          <table:table-cell table:formula="of:=3.3*[.C7]/4096" office:value-type="float" office:value="0.7629638671875" calcext:value-type="float">
            <text:p>0.7629638671875</text:p>
          </table:table-cell>
          <table:table-cell table:formula="of:=3.3*[.D7]/4096" office:value-type="float" office:value="0.8354736328125" calcext:value-type="float">
            <text:p>0.8354736328125</text:p>
          </table:table-cell>
          <table:table-cell table:formula="of:=3.3*[.E7]/4096" office:value-type="float" office:value="2.78115234375" calcext:value-type="float">
            <text:p>2.78115234375</text:p>
          </table:table-cell>
          <table:table-cell office:value-type="float" office:value="6" calcext:value-type="float">
            <text:p>6</text:p>
          </table:table-cell>
          <table:table-cell table:formula="of:=1000*[.L7]*[.$R$7]" office:value-type="float" office:value="0.12" calcext:value-type="float">
            <text:p>0.12</text:p>
          </table:table-cell>
          <table:table-cell table:formula="of:=3.3*[.F7]/4096" office:value-type="float" office:value="1.915869140625" calcext:value-type="float">
            <text:p>1.915869140625</text:p>
          </table:table-cell>
          <table:table-cell table:formula="of:=3.3*[.G7]/4096" office:value-type="float" office:value="2.6739990234375" calcext:value-type="float">
            <text:p>2.6739990234375</text:p>
          </table:table-cell>
          <table:table-cell table:formula="of:=3.3*[.H7]/4096" office:value-type="float" office:value="1.761181640625" calcext:value-type="float">
            <text:p>1.761181640625</text:p>
          </table:table-cell>
          <table:table-cell table:formula="of:=1/[.Q6]" office:value-type="float" office:value="0.00002" calcext:value-type="float">
            <text:p>2E-05</text:p>
          </table:table-cell>
          <table:table-cell table:formula="of:=1/[.Q6]" office:value-type="float" office:value="0.00002" calcext:value-type="float">
            <text:p>2E-05</text:p>
          </table:table-cell>
          <table:table-cell table:number-columns-repeated="19"/>
          <table:table-cell table:style-name="ce1"/>
        </table:table-row>
        <table:table-row table:style-name="ro1">
          <table:table-cell table:formula="of:=1000*[.B8]*[.$Q$7]"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854" calcext:value-type="float">
            <text:p>854</text:p>
          </table:table-cell>
          <table:table-cell office:value-type="float" office:value="2634" calcext:value-type="float">
            <text:p>2634</text:p>
          </table:table-cell>
          <table:table-cell office:value-type="float" office:value="2251" calcext:value-type="float">
            <text:p>2251</text:p>
          </table:table-cell>
          <table:table-cell office:value-type="float" office:value="2205" calcext:value-type="float">
            <text:p>2205</text:p>
          </table:table-cell>
          <table:table-cell office:value-type="float" office:value="2053" calcext:value-type="float">
            <text:p>2053</text:p>
          </table:table-cell>
          <table:table-cell office:value-type="float" office:value="1819" calcext:value-type="float">
            <text:p>1819</text:p>
          </table:table-cell>
          <table:table-cell table:formula="of:=3.3*[.C8]/4096" office:value-type="float" office:value="0.688037109375" calcext:value-type="float">
            <text:p>0.688037109375</text:p>
          </table:table-cell>
          <table:table-cell table:formula="of:=3.3*[.D8]/4096" office:value-type="float" office:value="2.122119140625" calcext:value-type="float">
            <text:p>2.122119140625</text:p>
          </table:table-cell>
          <table:table-cell table:formula="of:=3.3*[.E8]/4096" office:value-type="float" office:value="1.8135498046875" calcext:value-type="float">
            <text:p>1.8135498046875</text:p>
          </table:table-cell>
          <table:table-cell office:value-type="float" office:value="7" calcext:value-type="float">
            <text:p>7</text:p>
          </table:table-cell>
          <table:table-cell table:formula="of:=1000*[.L8]*[.$R$7]" office:value-type="float" office:value="0.14" calcext:value-type="float">
            <text:p>0.14</text:p>
          </table:table-cell>
          <table:table-cell table:formula="of:=3.3*[.F8]/4096" office:value-type="float" office:value="1.7764892578125" calcext:value-type="float">
            <text:p>1.7764892578125</text:p>
          </table:table-cell>
          <table:table-cell table:formula="of:=3.3*[.G8]/4096" office:value-type="float" office:value="1.6540283203125" calcext:value-type="float">
            <text:p>1.6540283203125</text:p>
          </table:table-cell>
          <table:table-cell table:formula="of:=3.3*[.H8]/4096" office:value-type="float" office:value="1.4655029296875" calcext:value-type="float">
            <text:p>1.46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]*[.$Q$7]"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  <table:table-cell office:value-type="float" office:value="781" calcext:value-type="float">
            <text:p>781</text:p>
          </table:table-cell>
          <table:table-cell office:value-type="float" office:value="3477" calcext:value-type="float">
            <text:p>3477</text:p>
          </table:table-cell>
          <table:table-cell office:value-type="float" office:value="821" calcext:value-type="float">
            <text:p>821</text:p>
          </table:table-cell>
          <table:table-cell office:value-type="float" office:value="2032" calcext:value-type="float">
            <text:p>2032</text:p>
          </table:table-cell>
          <table:table-cell office:value-type="float" office:value="832" calcext:value-type="float">
            <text:p>832</text:p>
          </table:table-cell>
          <table:table-cell office:value-type="float" office:value="1819" calcext:value-type="float">
            <text:p>1819</text:p>
          </table:table-cell>
          <table:table-cell table:formula="of:=3.3*[.C9]/4096" office:value-type="float" office:value="0.6292236328125" calcext:value-type="float">
            <text:p>0.6292236328125</text:p>
          </table:table-cell>
          <table:table-cell table:formula="of:=3.3*[.D9]/4096" office:value-type="float" office:value="2.8012939453125" calcext:value-type="float">
            <text:p>2.8012939453125</text:p>
          </table:table-cell>
          <table:table-cell table:formula="of:=3.3*[.E9]/4096" office:value-type="float" office:value="0.6614501953125" calcext:value-type="float">
            <text:p>0.6614501953125</text:p>
          </table:table-cell>
          <table:table-cell office:value-type="float" office:value="8" calcext:value-type="float">
            <text:p>8</text:p>
          </table:table-cell>
          <table:table-cell table:formula="of:=1000*[.L9]*[.$R$7]" office:value-type="float" office:value="0.16" calcext:value-type="float">
            <text:p>0.16</text:p>
          </table:table-cell>
          <table:table-cell table:formula="of:=3.3*[.F9]/4096" office:value-type="float" office:value="1.637109375" calcext:value-type="float">
            <text:p>1.637109375</text:p>
          </table:table-cell>
          <table:table-cell table:formula="of:=3.3*[.G9]/4096" office:value-type="float" office:value="0.6703125" calcext:value-type="float">
            <text:p>0.6703125</text:p>
          </table:table-cell>
          <table:table-cell table:formula="of:=3.3*[.H9]/4096" office:value-type="float" office:value="1.4655029296875" calcext:value-type="float">
            <text:p>1.46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]*[.$Q$7]" office:value-type="float" office:value="0.18" calcext:value-type="float">
            <text:p>0.18</text:p>
          </table:table-cell>
          <table:table-cell office:value-type="float" office:value="9" calcext:value-type="float">
            <text:p>9</text:p>
          </table:table-cell>
          <table:table-cell office:value-type="float" office:value="728" calcext:value-type="float">
            <text:p>728</text:p>
          </table:table-cell>
          <table:table-cell office:value-type="float" office:value="2396" calcext:value-type="float">
            <text:p>2396</text:p>
          </table:table-cell>
          <table:table-cell office:value-type="float" office:value="1137" calcext:value-type="float">
            <text:p>1137</text:p>
          </table:table-cell>
          <table:table-cell office:value-type="float" office:value="1857" calcext:value-type="float">
            <text:p>1857</text:p>
          </table:table-cell>
          <table:table-cell office:value-type="float" office:value="1344" calcext:value-type="float">
            <text:p>1344</text:p>
          </table:table-cell>
          <table:table-cell office:value-type="float" office:value="2187" calcext:value-type="float">
            <text:p>2187</text:p>
          </table:table-cell>
          <table:table-cell table:formula="of:=3.3*[.C10]/4096" office:value-type="float" office:value="0.5865234375" calcext:value-type="float">
            <text:p>0.5865234375</text:p>
          </table:table-cell>
          <table:table-cell table:formula="of:=3.3*[.D10]/4096" office:value-type="float" office:value="1.93037109375" calcext:value-type="float">
            <text:p>1.93037109375</text:p>
          </table:table-cell>
          <table:table-cell table:formula="of:=3.3*[.E10]/4096" office:value-type="float" office:value="0.9160400390625" calcext:value-type="float">
            <text:p>0.9160400390625</text:p>
          </table:table-cell>
          <table:table-cell office:value-type="float" office:value="9" calcext:value-type="float">
            <text:p>9</text:p>
          </table:table-cell>
          <table:table-cell table:formula="of:=1000*[.L10]*[.$R$7]" office:value-type="float" office:value="0.18" calcext:value-type="float">
            <text:p>0.18</text:p>
          </table:table-cell>
          <table:table-cell table:formula="of:=3.3*[.F10]/4096" office:value-type="float" office:value="1.4961181640625" calcext:value-type="float">
            <text:p>1.4961181640625</text:p>
          </table:table-cell>
          <table:table-cell table:formula="of:=3.3*[.G10]/4096" office:value-type="float" office:value="1.0828125" calcext:value-type="float">
            <text:p>1.0828125</text:p>
          </table:table-cell>
          <table:table-cell table:formula="of:=3.3*[.H10]/4096" office:value-type="float" office:value="1.7619873046875" calcext:value-type="float">
            <text:p>1.7619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]*[.$Q$7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698" calcext:value-type="float">
            <text:p>698</text:p>
          </table:table-cell>
          <table:table-cell office:value-type="float" office:value="887" calcext:value-type="float">
            <text:p>887</text:p>
          </table:table-cell>
          <table:table-cell office:value-type="float" office:value="2770" calcext:value-type="float">
            <text:p>2770</text:p>
          </table:table-cell>
          <table:table-cell office:value-type="float" office:value="1686" calcext:value-type="float">
            <text:p>1686</text:p>
          </table:table-cell>
          <table:table-cell office:value-type="float" office:value="2880" calcext:value-type="float">
            <text:p>2880</text:p>
          </table:table-cell>
          <table:table-cell office:value-type="float" office:value="2412" calcext:value-type="float">
            <text:p>2412</text:p>
          </table:table-cell>
          <table:table-cell table:formula="of:=3.3*[.C11]/4096" office:value-type="float" office:value="0.562353515625" calcext:value-type="float">
            <text:p>0.562353515625</text:p>
          </table:table-cell>
          <table:table-cell table:formula="of:=3.3*[.D11]/4096" office:value-type="float" office:value="0.7146240234375" calcext:value-type="float">
            <text:p>0.7146240234375</text:p>
          </table:table-cell>
          <table:table-cell table:formula="of:=3.3*[.E11]/4096" office:value-type="float" office:value="2.231689453125" calcext:value-type="float">
            <text:p>2.231689453125</text:p>
          </table:table-cell>
          <table:table-cell office:value-type="float" office:value="10" calcext:value-type="float">
            <text:p>10</text:p>
          </table:table-cell>
          <table:table-cell table:formula="of:=1000*[.L11]*[.$R$7]" office:value-type="float" office:value="0.2" calcext:value-type="float">
            <text:p>0.2</text:p>
          </table:table-cell>
          <table:table-cell table:formula="of:=3.3*[.F11]/4096" office:value-type="float" office:value="1.358349609375" calcext:value-type="float">
            <text:p>1.358349609375</text:p>
          </table:table-cell>
          <table:table-cell table:formula="of:=3.3*[.G11]/4096" office:value-type="float" office:value="2.3203125" calcext:value-type="float">
            <text:p>2.3203125</text:p>
          </table:table-cell>
          <table:table-cell table:formula="of:=3.3*[.H1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]*[.$Q$7]" office:value-type="float" office:value="0.22" calcext:value-type="float">
            <text:p>0.22</text:p>
          </table:table-cell>
          <table:table-cell office:value-type="float" office:value="11" calcext:value-type="float">
            <text:p>11</text:p>
          </table:table-cell>
          <table:table-cell office:value-type="float" office:value="690" calcext:value-type="float">
            <text:p>690</text:p>
          </table:table-cell>
          <table:table-cell office:value-type="float" office:value="1033" calcext:value-type="float">
            <text:p>1033</text:p>
          </table:table-cell>
          <table:table-cell office:value-type="float" office:value="3452" calcext:value-type="float">
            <text:p>3452</text:p>
          </table:table-cell>
          <table:table-cell office:value-type="float" office:value="1522" calcext:value-type="float">
            <text:p>1522</text:p>
          </table:table-cell>
          <table:table-cell office:value-type="float" office:value="3320" calcext:value-type="float">
            <text:p>3320</text:p>
          </table:table-cell>
          <table:table-cell office:value-type="float" office:value="2189" calcext:value-type="float">
            <text:p>2189</text:p>
          </table:table-cell>
          <table:table-cell table:formula="of:=3.3*[.C12]/4096" office:value-type="float" office:value="0.555908203125" calcext:value-type="float">
            <text:p>0.555908203125</text:p>
          </table:table-cell>
          <table:table-cell table:formula="of:=3.3*[.D12]/4096" office:value-type="float" office:value="0.8322509765625" calcext:value-type="float">
            <text:p>0.8322509765625</text:p>
          </table:table-cell>
          <table:table-cell table:formula="of:=3.3*[.E12]/4096" office:value-type="float" office:value="2.78115234375" calcext:value-type="float">
            <text:p>2.78115234375</text:p>
          </table:table-cell>
          <table:table-cell office:value-type="float" office:value="11" calcext:value-type="float">
            <text:p>11</text:p>
          </table:table-cell>
          <table:table-cell table:formula="of:=1000*[.L12]*[.$R$7]" office:value-type="float" office:value="0.22" calcext:value-type="float">
            <text:p>0.22</text:p>
          </table:table-cell>
          <table:table-cell table:formula="of:=3.3*[.F12]/4096" office:value-type="float" office:value="1.226220703125" calcext:value-type="float">
            <text:p>1.226220703125</text:p>
          </table:table-cell>
          <table:table-cell table:formula="of:=3.3*[.G12]/4096" office:value-type="float" office:value="2.6748046875" calcext:value-type="float">
            <text:p>2.6748046875</text:p>
          </table:table-cell>
          <table:table-cell table:formula="of:=3.3*[.H12]/4096" office:value-type="float" office:value="1.7635986328125" calcext:value-type="float">
            <text:p>1.763598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]*[.$Q$7]"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 office:value-type="float" office:value="701" calcext:value-type="float">
            <text:p>701</text:p>
          </table:table-cell>
          <table:table-cell office:value-type="float" office:value="2635" calcext:value-type="float">
            <text:p>2635</text:p>
          </table:table-cell>
          <table:table-cell office:value-type="float" office:value="2247" calcext:value-type="float">
            <text:p>2247</text:p>
          </table:table-cell>
          <table:table-cell office:value-type="float" office:value="1366" calcext:value-type="float">
            <text:p>1366</text:p>
          </table:table-cell>
          <table:table-cell office:value-type="float" office:value="2055" calcext:value-type="float">
            <text:p>2055</text:p>
          </table:table-cell>
          <table:table-cell office:value-type="float" office:value="1820" calcext:value-type="float">
            <text:p>1820</text:p>
          </table:table-cell>
          <table:table-cell table:formula="of:=3.3*[.C13]/4096" office:value-type="float" office:value="0.5647705078125" calcext:value-type="float">
            <text:p>0.5647705078125</text:p>
          </table:table-cell>
          <table:table-cell table:formula="of:=3.3*[.D13]/4096" office:value-type="float" office:value="2.1229248046875" calcext:value-type="float">
            <text:p>2.1229248046875</text:p>
          </table:table-cell>
          <table:table-cell table:formula="of:=3.3*[.E13]/4096" office:value-type="float" office:value="1.8103271484375" calcext:value-type="float">
            <text:p>1.8103271484375</text:p>
          </table:table-cell>
          <table:table-cell office:value-type="float" office:value="12" calcext:value-type="float">
            <text:p>12</text:p>
          </table:table-cell>
          <table:table-cell table:formula="of:=1000*[.L13]*[.$R$7]" office:value-type="float" office:value="0.24" calcext:value-type="float">
            <text:p>0.24</text:p>
          </table:table-cell>
          <table:table-cell table:formula="of:=3.3*[.F13]/4096" office:value-type="float" office:value="1.100537109375" calcext:value-type="float">
            <text:p>1.100537109375</text:p>
          </table:table-cell>
          <table:table-cell table:formula="of:=3.3*[.G13]/4096" office:value-type="float" office:value="1.6556396484375" calcext:value-type="float">
            <text:p>1.6556396484375</text:p>
          </table:table-cell>
          <table:table-cell table:formula="of:=3.3*[.H13]/4096" office:value-type="float" office:value="1.46630859375" calcext:value-type="float">
            <text:p>1.46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]*[.$Q$7]"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739" calcext:value-type="float">
            <text:p>739</text:p>
          </table:table-cell>
          <table:table-cell office:value-type="float" office:value="3476" calcext:value-type="float">
            <text:p>3476</text:p>
          </table:table-cell>
          <table:table-cell office:value-type="float" office:value="817" calcext:value-type="float">
            <text:p>817</text:p>
          </table:table-cell>
          <table:table-cell office:value-type="float" office:value="1221" calcext:value-type="float">
            <text:p>1221</text:p>
          </table:table-cell>
          <table:table-cell office:value-type="float" office:value="834" calcext:value-type="float">
            <text:p>834</text:p>
          </table:table-cell>
          <table:table-cell office:value-type="float" office:value="1821" calcext:value-type="float">
            <text:p>1821</text:p>
          </table:table-cell>
          <table:table-cell table:formula="of:=3.3*[.C14]/4096" office:value-type="float" office:value="0.5953857421875" calcext:value-type="float">
            <text:p>0.5953857421875</text:p>
          </table:table-cell>
          <table:table-cell table:formula="of:=3.3*[.D14]/4096" office:value-type="float" office:value="2.80048828125" calcext:value-type="float">
            <text:p>2.80048828125</text:p>
          </table:table-cell>
          <table:table-cell table:formula="of:=3.3*[.E14]/4096" office:value-type="float" office:value="0.6582275390625" calcext:value-type="float">
            <text:p>0.6582275390625</text:p>
          </table:table-cell>
          <table:table-cell office:value-type="float" office:value="13" calcext:value-type="float">
            <text:p>13</text:p>
          </table:table-cell>
          <table:table-cell table:formula="of:=1000*[.L14]*[.$R$7]" office:value-type="float" office:value="0.26" calcext:value-type="float">
            <text:p>0.26</text:p>
          </table:table-cell>
          <table:table-cell table:formula="of:=3.3*[.F14]/4096" office:value-type="float" office:value="0.9837158203125" calcext:value-type="float">
            <text:p>0.9837158203125</text:p>
          </table:table-cell>
          <table:table-cell table:formula="of:=3.3*[.G14]/4096" office:value-type="float" office:value="0.671923828125" calcext:value-type="float">
            <text:p>0.671923828125</text:p>
          </table:table-cell>
          <table:table-cell table:formula="of:=3.3*[.H14]/4096" office:value-type="float" office:value="1.4671142578125" calcext:value-type="float">
            <text:p>1.467114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]*[.$Q$7]" office:value-type="float" office:value="0.28" calcext:value-type="float">
            <text:p>0.28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float" office:value="2398" calcext:value-type="float">
            <text:p>2398</text:p>
          </table:table-cell>
          <table:table-cell office:value-type="float" office:value="1138" calcext:value-type="float">
            <text:p>1138</text:p>
          </table:table-cell>
          <table:table-cell office:value-type="float" office:value="1093" calcext:value-type="float">
            <text:p>1093</text:p>
          </table:table-cell>
          <table:table-cell office:value-type="float" office:value="1343" calcext:value-type="float">
            <text:p>1343</text:p>
          </table:table-cell>
          <table:table-cell office:value-type="float" office:value="2185" calcext:value-type="float">
            <text:p>2185</text:p>
          </table:table-cell>
          <table:table-cell table:formula="of:=3.3*[.C15]/4096" office:value-type="float" office:value="0.6372802734375" calcext:value-type="float">
            <text:p>0.6372802734375</text:p>
          </table:table-cell>
          <table:table-cell table:formula="of:=3.3*[.D15]/4096" office:value-type="float" office:value="1.931982421875" calcext:value-type="float">
            <text:p>1.931982421875</text:p>
          </table:table-cell>
          <table:table-cell table:formula="of:=3.3*[.E15]/4096" office:value-type="float" office:value="0.916845703125" calcext:value-type="float">
            <text:p>0.916845703125</text:p>
          </table:table-cell>
          <table:table-cell office:value-type="float" office:value="14" calcext:value-type="float">
            <text:p>14</text:p>
          </table:table-cell>
          <table:table-cell table:formula="of:=1000*[.L15]*[.$R$7]" office:value-type="float" office:value="0.28" calcext:value-type="float">
            <text:p>0.28</text:p>
          </table:table-cell>
          <table:table-cell table:formula="of:=3.3*[.F15]/4096" office:value-type="float" office:value="0.8805908203125" calcext:value-type="float">
            <text:p>0.8805908203125</text:p>
          </table:table-cell>
          <table:table-cell table:formula="of:=3.3*[.G15]/4096" office:value-type="float" office:value="1.0820068359375" calcext:value-type="float">
            <text:p>1.0820068359375</text:p>
          </table:table-cell>
          <table:table-cell table:formula="of:=3.3*[.H15]/4096" office:value-type="float" office:value="1.7603759765625" calcext:value-type="float">
            <text:p>1.7603759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]*[.$Q$7]"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  <table:table-cell office:value-type="float" office:value="884" calcext:value-type="float">
            <text:p>884</text:p>
          </table:table-cell>
          <table:table-cell office:value-type="float" office:value="2771" calcext:value-type="float">
            <text:p>2771</text:p>
          </table:table-cell>
          <table:table-cell office:value-type="float" office:value="977" calcext:value-type="float">
            <text:p>977</text:p>
          </table:table-cell>
          <table:table-cell office:value-type="float" office:value="2880" calcext:value-type="float">
            <text:p>2880</text:p>
          </table:table-cell>
          <table:table-cell office:value-type="float" office:value="2415" calcext:value-type="float">
            <text:p>2415</text:p>
          </table:table-cell>
          <table:table-cell table:formula="of:=3.3*[.C16]/4096" office:value-type="float" office:value="0.7017333984375" calcext:value-type="float">
            <text:p>0.7017333984375</text:p>
          </table:table-cell>
          <table:table-cell table:formula="of:=3.3*[.D16]/4096" office:value-type="float" office:value="0.71220703125" calcext:value-type="float">
            <text:p>0.71220703125</text:p>
          </table:table-cell>
          <table:table-cell table:formula="of:=3.3*[.E16]/4096" office:value-type="float" office:value="2.2324951171875" calcext:value-type="float">
            <text:p>2.2324951171875</text:p>
          </table:table-cell>
          <table:table-cell office:value-type="float" office:value="15" calcext:value-type="float">
            <text:p>15</text:p>
          </table:table-cell>
          <table:table-cell table:formula="of:=1000*[.L16]*[.$R$7]" office:value-type="float" office:value="0.3" calcext:value-type="float">
            <text:p>0.3</text:p>
          </table:table-cell>
          <table:table-cell table:formula="of:=3.3*[.F16]/4096" office:value-type="float" office:value="0.7871337890625" calcext:value-type="float">
            <text:p>0.7871337890625</text:p>
          </table:table-cell>
          <table:table-cell table:formula="of:=3.3*[.G16]/4096" office:value-type="float" office:value="2.3203125" calcext:value-type="float">
            <text:p>2.3203125</text:p>
          </table:table-cell>
          <table:table-cell table:formula="of:=3.3*[.H1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]*[.$Q$7]"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970" calcext:value-type="float">
            <text:p>970</text:p>
          </table:table-cell>
          <table:table-cell office:value-type="float" office:value="1035" calcext:value-type="float">
            <text:p>1035</text:p>
          </table:table-cell>
          <table:table-cell office:value-type="float" office:value="3447" calcext:value-type="float">
            <text:p>3447</text:p>
          </table:table-cell>
          <table:table-cell office:value-type="float" office:value="879" calcext:value-type="float">
            <text:p>879</text:p>
          </table:table-cell>
          <table:table-cell office:value-type="float" office:value="3319" calcext:value-type="float">
            <text:p>3319</text:p>
          </table:table-cell>
          <table:table-cell office:value-type="float" office:value="2188" calcext:value-type="float">
            <text:p>2188</text:p>
          </table:table-cell>
          <table:table-cell table:formula="of:=3.3*[.C17]/4096" office:value-type="float" office:value="0.781494140625" calcext:value-type="float">
            <text:p>0.781494140625</text:p>
          </table:table-cell>
          <table:table-cell table:formula="of:=3.3*[.D17]/4096" office:value-type="float" office:value="0.8338623046875" calcext:value-type="float">
            <text:p>0.8338623046875</text:p>
          </table:table-cell>
          <table:table-cell table:formula="of:=3.3*[.E17]/4096" office:value-type="float" office:value="2.7771240234375" calcext:value-type="float">
            <text:p>2.7771240234375</text:p>
          </table:table-cell>
          <table:table-cell office:value-type="float" office:value="16" calcext:value-type="float">
            <text:p>16</text:p>
          </table:table-cell>
          <table:table-cell table:formula="of:=1000*[.L17]*[.$R$7]" office:value-type="float" office:value="0.32" calcext:value-type="float">
            <text:p>0.32</text:p>
          </table:table-cell>
          <table:table-cell table:formula="of:=3.3*[.F17]/4096" office:value-type="float" office:value="0.7081787109375" calcext:value-type="float">
            <text:p>0.7081787109375</text:p>
          </table:table-cell>
          <table:table-cell table:formula="of:=3.3*[.G17]/4096" office:value-type="float" office:value="2.6739990234375" calcext:value-type="float">
            <text:p>2.6739990234375</text:p>
          </table:table-cell>
          <table:table-cell table:formula="of:=3.3*[.H17]/4096" office:value-type="float" office:value="1.76279296875" calcext:value-type="float">
            <text:p>1.7627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]*[.$Q$7]" office:value-type="float" office:value="0.34" calcext:value-type="float">
            <text:p>0.34</text:p>
          </table:table-cell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2632" calcext:value-type="float">
            <text:p>2632</text:p>
          </table:table-cell>
          <table:table-cell office:value-type="float" office:value="2247" calcext:value-type="float">
            <text:p>2247</text:p>
          </table:table-cell>
          <table:table-cell office:value-type="float" office:value="800" calcext:value-type="float">
            <text:p>800</text:p>
          </table:table-cell>
          <table:table-cell office:value-type="float" office:value="2055" calcext:value-type="float">
            <text:p>2055</text:p>
          </table:table-cell>
          <table:table-cell office:value-type="float" office:value="1821" calcext:value-type="float">
            <text:p>1821</text:p>
          </table:table-cell>
          <table:table-cell table:formula="of:=3.3*[.C18]/4096" office:value-type="float" office:value="0.8701171875" calcext:value-type="float">
            <text:p>0.8701171875</text:p>
          </table:table-cell>
          <table:table-cell table:formula="of:=3.3*[.D18]/4096" office:value-type="float" office:value="2.1205078125" calcext:value-type="float">
            <text:p>2.1205078125</text:p>
          </table:table-cell>
          <table:table-cell table:formula="of:=3.3*[.E18]/4096" office:value-type="float" office:value="1.8103271484375" calcext:value-type="float">
            <text:p>1.8103271484375</text:p>
          </table:table-cell>
          <table:table-cell office:value-type="float" office:value="17" calcext:value-type="float">
            <text:p>17</text:p>
          </table:table-cell>
          <table:table-cell table:formula="of:=1000*[.L18]*[.$R$7]" office:value-type="float" office:value="0.34" calcext:value-type="float">
            <text:p>0.34</text:p>
          </table:table-cell>
          <table:table-cell table:formula="of:=3.3*[.F18]/4096" office:value-type="float" office:value="0.64453125" calcext:value-type="float">
            <text:p>0.64453125</text:p>
          </table:table-cell>
          <table:table-cell table:formula="of:=3.3*[.G18]/4096" office:value-type="float" office:value="1.6556396484375" calcext:value-type="float">
            <text:p>1.6556396484375</text:p>
          </table:table-cell>
          <table:table-cell table:formula="of:=3.3*[.H18]/4096" office:value-type="float" office:value="1.4671142578125" calcext:value-type="float">
            <text:p>1.467114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]*[.$Q$7]"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office:value-type="float" office:value="1209" calcext:value-type="float">
            <text:p>1209</text:p>
          </table:table-cell>
          <table:table-cell office:value-type="float" office:value="3476" calcext:value-type="float">
            <text:p>3476</text:p>
          </table:table-cell>
          <table:table-cell office:value-type="float" office:value="815" calcext:value-type="float">
            <text:p>815</text:p>
          </table:table-cell>
          <table:table-cell office:value-type="float" office:value="743" calcext:value-type="float">
            <text:p>743</text:p>
          </table:table-cell>
          <table:table-cell office:value-type="float" office:value="834" calcext:value-type="float">
            <text:p>834</text:p>
          </table:table-cell>
          <table:table-cell office:value-type="float" office:value="1821" calcext:value-type="float">
            <text:p>1821</text:p>
          </table:table-cell>
          <table:table-cell table:formula="of:=3.3*[.C19]/4096" office:value-type="float" office:value="0.9740478515625" calcext:value-type="float">
            <text:p>0.9740478515625</text:p>
          </table:table-cell>
          <table:table-cell table:formula="of:=3.3*[.D19]/4096" office:value-type="float" office:value="2.80048828125" calcext:value-type="float">
            <text:p>2.80048828125</text:p>
          </table:table-cell>
          <table:table-cell table:formula="of:=3.3*[.E19]/4096" office:value-type="float" office:value="0.6566162109375" calcext:value-type="float">
            <text:p>0.6566162109375</text:p>
          </table:table-cell>
          <table:table-cell office:value-type="float" office:value="18" calcext:value-type="float">
            <text:p>18</text:p>
          </table:table-cell>
          <table:table-cell table:formula="of:=1000*[.L19]*[.$R$7]" office:value-type="float" office:value="0.36" calcext:value-type="float">
            <text:p>0.36</text:p>
          </table:table-cell>
          <table:table-cell table:formula="of:=3.3*[.F19]/4096" office:value-type="float" office:value="0.5986083984375" calcext:value-type="float">
            <text:p>0.5986083984375</text:p>
          </table:table-cell>
          <table:table-cell table:formula="of:=3.3*[.G19]/4096" office:value-type="float" office:value="0.671923828125" calcext:value-type="float">
            <text:p>0.671923828125</text:p>
          </table:table-cell>
          <table:table-cell table:formula="of:=3.3*[.H19]/4096" office:value-type="float" office:value="1.4671142578125" calcext:value-type="float">
            <text:p>1.467114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]*[.$Q$7]"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1349" calcext:value-type="float">
            <text:p>1349</text:p>
          </table:table-cell>
          <table:table-cell office:value-type="float" office:value="2398" calcext:value-type="float">
            <text:p>2398</text:p>
          </table:table-cell>
          <table:table-cell office:value-type="float" office:value="1140" calcext:value-type="float">
            <text:p>1140</text:p>
          </table:table-cell>
          <table:table-cell office:value-type="float" office:value="706" calcext:value-type="float">
            <text:p>706</text:p>
          </table:table-cell>
          <table:table-cell office:value-type="float" office:value="1343" calcext:value-type="float">
            <text:p>1343</text:p>
          </table:table-cell>
          <table:table-cell office:value-type="float" office:value="2187" calcext:value-type="float">
            <text:p>2187</text:p>
          </table:table-cell>
          <table:table-cell table:formula="of:=3.3*[.C20]/4096" office:value-type="float" office:value="1.0868408203125" calcext:value-type="float">
            <text:p>1.0868408203125</text:p>
          </table:table-cell>
          <table:table-cell table:formula="of:=3.3*[.D20]/4096" office:value-type="float" office:value="1.931982421875" calcext:value-type="float">
            <text:p>1.931982421875</text:p>
          </table:table-cell>
          <table:table-cell table:formula="of:=3.3*[.E20]/4096" office:value-type="float" office:value="0.91845703125" calcext:value-type="float">
            <text:p>0.91845703125</text:p>
          </table:table-cell>
          <table:table-cell office:value-type="float" office:value="19" calcext:value-type="float">
            <text:p>19</text:p>
          </table:table-cell>
          <table:table-cell table:formula="of:=1000*[.L20]*[.$R$7]" office:value-type="float" office:value="0.38" calcext:value-type="float">
            <text:p>0.38</text:p>
          </table:table-cell>
          <table:table-cell table:formula="of:=3.3*[.F20]/4096" office:value-type="float" office:value="0.568798828125" calcext:value-type="float">
            <text:p>0.568798828125</text:p>
          </table:table-cell>
          <table:table-cell table:formula="of:=3.3*[.G20]/4096" office:value-type="float" office:value="1.0820068359375" calcext:value-type="float">
            <text:p>1.0820068359375</text:p>
          </table:table-cell>
          <table:table-cell table:formula="of:=3.3*[.H20]/4096" office:value-type="float" office:value="1.7619873046875" calcext:value-type="float">
            <text:p>1.7619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]*[.$Q$7]"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505" calcext:value-type="float">
            <text:p>1505</text:p>
          </table:table-cell>
          <table:table-cell office:value-type="float" office:value="886" calcext:value-type="float">
            <text:p>886</text:p>
          </table:table-cell>
          <table:table-cell office:value-type="float" office:value="2776" calcext:value-type="float">
            <text:p>2776</text:p>
          </table:table-cell>
          <table:table-cell office:value-type="float" office:value="691" calcext:value-type="float">
            <text:p>691</text:p>
          </table:table-cell>
          <table:table-cell office:value-type="float" office:value="2880" calcext:value-type="float">
            <text:p>2880</text:p>
          </table:table-cell>
          <table:table-cell office:value-type="float" office:value="2414" calcext:value-type="float">
            <text:p>2414</text:p>
          </table:table-cell>
          <table:table-cell table:formula="of:=3.3*[.C21]/4096" office:value-type="float" office:value="1.2125244140625" calcext:value-type="float">
            <text:p>1.2125244140625</text:p>
          </table:table-cell>
          <table:table-cell table:formula="of:=3.3*[.D21]/4096" office:value-type="float" office:value="0.713818359375" calcext:value-type="float">
            <text:p>0.713818359375</text:p>
          </table:table-cell>
          <table:table-cell table:formula="of:=3.3*[.E21]/4096" office:value-type="float" office:value="2.2365234375" calcext:value-type="float">
            <text:p>2.2365234375</text:p>
          </table:table-cell>
          <table:table-cell office:value-type="float" office:value="20" calcext:value-type="float">
            <text:p>20</text:p>
          </table:table-cell>
          <table:table-cell table:formula="of:=1000*[.L21]*[.$R$7]" office:value-type="float" office:value="0.4" calcext:value-type="float">
            <text:p>0.4</text:p>
          </table:table-cell>
          <table:table-cell table:formula="of:=3.3*[.F21]/4096" office:value-type="float" office:value="0.5567138671875" calcext:value-type="float">
            <text:p>0.5567138671875</text:p>
          </table:table-cell>
          <table:table-cell table:formula="of:=3.3*[.G21]/4096" office:value-type="float" office:value="2.3203125" calcext:value-type="float">
            <text:p>2.3203125</text:p>
          </table:table-cell>
          <table:table-cell table:formula="of:=3.3*[.H2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]*[.$Q$7]" office:value-type="float" office:value="0.42" calcext:value-type="float">
            <text:p>0.42</text:p>
          </table:table-cell>
          <table:table-cell office:value-type="float" office:value="21" calcext:value-type="float">
            <text:p>21</text:p>
          </table:table-cell>
          <table:table-cell office:value-type="float" office:value="1671" calcext:value-type="float">
            <text:p>1671</text:p>
          </table:table-cell>
          <table:table-cell office:value-type="float" office:value="1037" calcext:value-type="float">
            <text:p>1037</text:p>
          </table:table-cell>
          <table:table-cell office:value-type="float" office:value="3455" calcext:value-type="float">
            <text:p>3455</text:p>
          </table:table-cell>
          <table:table-cell office:value-type="float" office:value="698" calcext:value-type="float">
            <text:p>698</text:p>
          </table:table-cell>
          <table:table-cell office:value-type="float" office:value="3320" calcext:value-type="float">
            <text:p>3320</text:p>
          </table:table-cell>
          <table:table-cell office:value-type="float" office:value="2189" calcext:value-type="float">
            <text:p>2189</text:p>
          </table:table-cell>
          <table:table-cell table:formula="of:=3.3*[.C22]/4096" office:value-type="float" office:value="1.3462646484375" calcext:value-type="float">
            <text:p>1.3462646484375</text:p>
          </table:table-cell>
          <table:table-cell table:formula="of:=3.3*[.D22]/4096" office:value-type="float" office:value="0.8354736328125" calcext:value-type="float">
            <text:p>0.8354736328125</text:p>
          </table:table-cell>
          <table:table-cell table:formula="of:=3.3*[.E22]/4096" office:value-type="float" office:value="2.7835693359375" calcext:value-type="float">
            <text:p>2.7835693359375</text:p>
          </table:table-cell>
          <table:table-cell office:value-type="float" office:value="21" calcext:value-type="float">
            <text:p>21</text:p>
          </table:table-cell>
          <table:table-cell table:formula="of:=1000*[.L22]*[.$R$7]" office:value-type="float" office:value="0.42" calcext:value-type="float">
            <text:p>0.42</text:p>
          </table:table-cell>
          <table:table-cell table:formula="of:=3.3*[.F22]/4096" office:value-type="float" office:value="0.562353515625" calcext:value-type="float">
            <text:p>0.562353515625</text:p>
          </table:table-cell>
          <table:table-cell table:formula="of:=3.3*[.G22]/4096" office:value-type="float" office:value="2.6748046875" calcext:value-type="float">
            <text:p>2.6748046875</text:p>
          </table:table-cell>
          <table:table-cell table:formula="of:=3.3*[.H22]/4096" office:value-type="float" office:value="1.7635986328125" calcext:value-type="float">
            <text:p>1.763598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]*[.$Q$7]" office:value-type="float" office:value="0.44" calcext:value-type="float">
            <text:p>0.44</text:p>
          </table:table-cell>
          <table:table-cell office:value-type="float" office:value="22" calcext:value-type="float">
            <text:p>22</text:p>
          </table:table-cell>
          <table:table-cell office:value-type="float" office:value="1839" calcext:value-type="float">
            <text:p>1839</text:p>
          </table:table-cell>
          <table:table-cell office:value-type="float" office:value="2630" calcext:value-type="float">
            <text:p>2630</text:p>
          </table:table-cell>
          <table:table-cell office:value-type="float" office:value="2243" calcext:value-type="float">
            <text:p>2243</text:p>
          </table:table-cell>
          <table:table-cell office:value-type="float" office:value="726" calcext:value-type="float">
            <text:p>726</text:p>
          </table:table-cell>
          <table:table-cell office:value-type="float" office:value="2056" calcext:value-type="float">
            <text:p>2056</text:p>
          </table:table-cell>
          <table:table-cell office:value-type="float" office:value="1820" calcext:value-type="float">
            <text:p>1820</text:p>
          </table:table-cell>
          <table:table-cell table:formula="of:=3.3*[.C23]/4096" office:value-type="float" office:value="1.4816162109375" calcext:value-type="float">
            <text:p>1.4816162109375</text:p>
          </table:table-cell>
          <table:table-cell table:formula="of:=3.3*[.D23]/4096" office:value-type="float" office:value="2.118896484375" calcext:value-type="float">
            <text:p>2.118896484375</text:p>
          </table:table-cell>
          <table:table-cell table:formula="of:=3.3*[.E23]/4096" office:value-type="float" office:value="1.8071044921875" calcext:value-type="float">
            <text:p>1.8071044921875</text:p>
          </table:table-cell>
          <table:table-cell office:value-type="float" office:value="22" calcext:value-type="float">
            <text:p>22</text:p>
          </table:table-cell>
          <table:table-cell table:formula="of:=1000*[.L23]*[.$R$7]" office:value-type="float" office:value="0.44" calcext:value-type="float">
            <text:p>0.44</text:p>
          </table:table-cell>
          <table:table-cell table:formula="of:=3.3*[.F23]/4096" office:value-type="float" office:value="0.584912109375" calcext:value-type="float">
            <text:p>0.584912109375</text:p>
          </table:table-cell>
          <table:table-cell table:formula="of:=3.3*[.G23]/4096" office:value-type="float" office:value="1.6564453125" calcext:value-type="float">
            <text:p>1.6564453125</text:p>
          </table:table-cell>
          <table:table-cell table:formula="of:=3.3*[.H23]/4096" office:value-type="float" office:value="1.46630859375" calcext:value-type="float">
            <text:p>1.46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]*[.$Q$7]" office:value-type="float" office:value="0.46" calcext:value-type="float">
            <text:p>0.46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3480" calcext:value-type="float">
            <text:p>3480</text:p>
          </table:table-cell>
          <table:table-cell office:value-type="float" office:value="812" calcext:value-type="float">
            <text:p>812</text:p>
          </table:table-cell>
          <table:table-cell office:value-type="float" office:value="777" calcext:value-type="float">
            <text:p>777</text:p>
          </table:table-cell>
          <table:table-cell office:value-type="float" office:value="834" calcext:value-type="float">
            <text:p>834</text:p>
          </table:table-cell>
          <table:table-cell office:value-type="float" office:value="1820" calcext:value-type="float">
            <text:p>1820</text:p>
          </table:table-cell>
          <table:table-cell table:formula="of:=3.3*[.C24]/4096" office:value-type="float" office:value="1.6234130859375" calcext:value-type="float">
            <text:p>1.6234130859375</text:p>
          </table:table-cell>
          <table:table-cell table:formula="of:=3.3*[.D24]/4096" office:value-type="float" office:value="2.8037109375" calcext:value-type="float">
            <text:p>2.8037109375</text:p>
          </table:table-cell>
          <table:table-cell table:formula="of:=3.3*[.E24]/4096" office:value-type="float" office:value="0.65419921875" calcext:value-type="float">
            <text:p>0.65419921875</text:p>
          </table:table-cell>
          <table:table-cell office:value-type="float" office:value="23" calcext:value-type="float">
            <text:p>23</text:p>
          </table:table-cell>
          <table:table-cell table:formula="of:=1000*[.L24]*[.$R$7]" office:value-type="float" office:value="0.46" calcext:value-type="float">
            <text:p>0.46</text:p>
          </table:table-cell>
          <table:table-cell table:formula="of:=3.3*[.F24]/4096" office:value-type="float" office:value="0.6260009765625" calcext:value-type="float">
            <text:p>0.6260009765625</text:p>
          </table:table-cell>
          <table:table-cell table:formula="of:=3.3*[.G24]/4096" office:value-type="float" office:value="0.671923828125" calcext:value-type="float">
            <text:p>0.671923828125</text:p>
          </table:table-cell>
          <table:table-cell table:formula="of:=3.3*[.H24]/4096" office:value-type="float" office:value="1.46630859375" calcext:value-type="float">
            <text:p>1.46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]*[.$Q$7]" office:value-type="float" office:value="0.48" calcext:value-type="float">
            <text:p>0.48</text:p>
          </table:table-cell>
          <table:table-cell office:value-type="float" office:value="24" calcext:value-type="float">
            <text:p>24</text:p>
          </table:table-cell>
          <table:table-cell office:value-type="float" office:value="2188" calcext:value-type="float">
            <text:p>2188</text:p>
          </table:table-cell>
          <table:table-cell office:value-type="float" office:value="2396" calcext:value-type="float">
            <text:p>2396</text:p>
          </table:table-cell>
          <table:table-cell office:value-type="float" office:value="1145" calcext:value-type="float">
            <text:p>1145</text:p>
          </table:table-cell>
          <table:table-cell office:value-type="float" office:value="848" calcext:value-type="float">
            <text:p>848</text:p>
          </table:table-cell>
          <table:table-cell office:value-type="float" office:value="1341" calcext:value-type="float">
            <text:p>1341</text:p>
          </table:table-cell>
          <table:table-cell office:value-type="float" office:value="2187" calcext:value-type="float">
            <text:p>2187</text:p>
          </table:table-cell>
          <table:table-cell table:formula="of:=3.3*[.C25]/4096" office:value-type="float" office:value="1.76279296875" calcext:value-type="float">
            <text:p>1.76279296875</text:p>
          </table:table-cell>
          <table:table-cell table:formula="of:=3.3*[.D25]/4096" office:value-type="float" office:value="1.93037109375" calcext:value-type="float">
            <text:p>1.93037109375</text:p>
          </table:table-cell>
          <table:table-cell table:formula="of:=3.3*[.E25]/4096" office:value-type="float" office:value="0.9224853515625" calcext:value-type="float">
            <text:p>0.9224853515625</text:p>
          </table:table-cell>
          <table:table-cell office:value-type="float" office:value="24" calcext:value-type="float">
            <text:p>24</text:p>
          </table:table-cell>
          <table:table-cell table:formula="of:=1000*[.L25]*[.$R$7]" office:value-type="float" office:value="0.48" calcext:value-type="float">
            <text:p>0.48</text:p>
          </table:table-cell>
          <table:table-cell table:formula="of:=3.3*[.F25]/4096" office:value-type="float" office:value="0.683203125" calcext:value-type="float">
            <text:p>0.683203125</text:p>
          </table:table-cell>
          <table:table-cell table:formula="of:=3.3*[.G25]/4096" office:value-type="float" office:value="1.0803955078125" calcext:value-type="float">
            <text:p>1.0803955078125</text:p>
          </table:table-cell>
          <table:table-cell table:formula="of:=3.3*[.H25]/4096" office:value-type="float" office:value="1.7619873046875" calcext:value-type="float">
            <text:p>1.7619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]*[.$Q$7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365" calcext:value-type="float">
            <text:p>2365</text:p>
          </table:table-cell>
          <table:table-cell office:value-type="float" office:value="887" calcext:value-type="float">
            <text:p>887</text:p>
          </table:table-cell>
          <table:table-cell office:value-type="float" office:value="2782" calcext:value-type="float">
            <text:p>2782</text:p>
          </table:table-cell>
          <table:table-cell office:value-type="float" office:value="937" calcext:value-type="float">
            <text:p>937</text:p>
          </table:table-cell>
          <table:table-cell office:value-type="float" office:value="2879" calcext:value-type="float">
            <text:p>2879</text:p>
          </table:table-cell>
          <table:table-cell office:value-type="float" office:value="2415" calcext:value-type="float">
            <text:p>2415</text:p>
          </table:table-cell>
          <table:table-cell table:formula="of:=3.3*[.C26]/4096" office:value-type="float" office:value="1.9053955078125" calcext:value-type="float">
            <text:p>1.9053955078125</text:p>
          </table:table-cell>
          <table:table-cell table:formula="of:=3.3*[.D26]/4096" office:value-type="float" office:value="0.7146240234375" calcext:value-type="float">
            <text:p>0.7146240234375</text:p>
          </table:table-cell>
          <table:table-cell table:formula="of:=3.3*[.E26]/4096" office:value-type="float" office:value="2.241357421875" calcext:value-type="float">
            <text:p>2.241357421875</text:p>
          </table:table-cell>
          <table:table-cell office:value-type="float" office:value="25" calcext:value-type="float">
            <text:p>25</text:p>
          </table:table-cell>
          <table:table-cell table:formula="of:=1000*[.L26]*[.$R$7]" office:value-type="float" office:value="0.5" calcext:value-type="float">
            <text:p>0.5</text:p>
          </table:table-cell>
          <table:table-cell table:formula="of:=3.3*[.F26]/4096" office:value-type="float" office:value="0.7549072265625" calcext:value-type="float">
            <text:p>0.7549072265625</text:p>
          </table:table-cell>
          <table:table-cell table:formula="of:=3.3*[.G26]/4096" office:value-type="float" office:value="2.3195068359375" calcext:value-type="float">
            <text:p>2.3195068359375</text:p>
          </table:table-cell>
          <table:table-cell table:formula="of:=3.3*[.H2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]*[.$Q$7]" office:value-type="float" office:value="0.52" calcext:value-type="float">
            <text:p>0.52</text:p>
          </table:table-cell>
          <table:table-cell office:value-type="float" office:value="26" calcext:value-type="float">
            <text:p>26</text:p>
          </table:table-cell>
          <table:table-cell office:value-type="float" office:value="2534" calcext:value-type="float">
            <text:p>2534</text:p>
          </table:table-cell>
          <table:table-cell office:value-type="float" office:value="1035" calcext:value-type="float">
            <text:p>1035</text:p>
          </table:table-cell>
          <table:table-cell office:value-type="float" office:value="3454" calcext:value-type="float">
            <text:p>3454</text:p>
          </table:table-cell>
          <table:table-cell office:value-type="float" office:value="1047" calcext:value-type="float">
            <text:p>1047</text:p>
          </table:table-cell>
          <table:table-cell office:value-type="float" office:value="3319" calcext:value-type="float">
            <text:p>3319</text:p>
          </table:table-cell>
          <table:table-cell office:value-type="float" office:value="2188" calcext:value-type="float">
            <text:p>2188</text:p>
          </table:table-cell>
          <table:table-cell table:formula="of:=3.3*[.C27]/4096" office:value-type="float" office:value="2.041552734375" calcext:value-type="float">
            <text:p>2.041552734375</text:p>
          </table:table-cell>
          <table:table-cell table:formula="of:=3.3*[.D27]/4096" office:value-type="float" office:value="0.8338623046875" calcext:value-type="float">
            <text:p>0.8338623046875</text:p>
          </table:table-cell>
          <table:table-cell table:formula="of:=3.3*[.E27]/4096" office:value-type="float" office:value="2.782763671875" calcext:value-type="float">
            <text:p>2.782763671875</text:p>
          </table:table-cell>
          <table:table-cell office:value-type="float" office:value="26" calcext:value-type="float">
            <text:p>26</text:p>
          </table:table-cell>
          <table:table-cell table:formula="of:=1000*[.L27]*[.$R$7]" office:value-type="float" office:value="0.52" calcext:value-type="float">
            <text:p>0.52</text:p>
          </table:table-cell>
          <table:table-cell table:formula="of:=3.3*[.F27]/4096" office:value-type="float" office:value="0.8435302734375" calcext:value-type="float">
            <text:p>0.8435302734375</text:p>
          </table:table-cell>
          <table:table-cell table:formula="of:=3.3*[.G27]/4096" office:value-type="float" office:value="2.6739990234375" calcext:value-type="float">
            <text:p>2.6739990234375</text:p>
          </table:table-cell>
          <table:table-cell table:formula="of:=3.3*[.H27]/4096" office:value-type="float" office:value="1.76279296875" calcext:value-type="float">
            <text:p>1.7627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]*[.$Q$7]" office:value-type="float" office:value="0.54" calcext:value-type="float">
            <text:p>0.54</text:p>
          </table:table-cell>
          <table:table-cell office:value-type="float" office:value="27" calcext:value-type="float">
            <text:p>27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241" calcext:value-type="float">
            <text:p>2241</text:p>
          </table:table-cell>
          <table:table-cell office:value-type="float" office:value="1173" calcext:value-type="float">
            <text:p>1173</text:p>
          </table:table-cell>
          <table:table-cell office:value-type="float" office:value="2058" calcext:value-type="float">
            <text:p>2058</text:p>
          </table:table-cell>
          <table:table-cell office:value-type="float" office:value="1820" calcext:value-type="float">
            <text:p>1820</text:p>
          </table:table-cell>
          <table:table-cell table:formula="of:=3.3*[.C28]/4096" office:value-type="float" office:value="2.1728759765625" calcext:value-type="float">
            <text:p>2.1728759765625</text:p>
          </table:table-cell>
          <table:table-cell table:formula="of:=3.3*[.D28]/4096" office:value-type="float" office:value="2.1197021484375" calcext:value-type="float">
            <text:p>2.1197021484375</text:p>
          </table:table-cell>
          <table:table-cell table:formula="of:=3.3*[.E28]/4096" office:value-type="float" office:value="1.8054931640625" calcext:value-type="float">
            <text:p>1.8054931640625</text:p>
          </table:table-cell>
          <table:table-cell office:value-type="float" office:value="27" calcext:value-type="float">
            <text:p>27</text:p>
          </table:table-cell>
          <table:table-cell table:formula="of:=1000*[.L28]*[.$R$7]" office:value-type="float" office:value="0.54" calcext:value-type="float">
            <text:p>0.54</text:p>
          </table:table-cell>
          <table:table-cell table:formula="of:=3.3*[.F28]/4096" office:value-type="float" office:value="0.9450439453125" calcext:value-type="float">
            <text:p>0.9450439453125</text:p>
          </table:table-cell>
          <table:table-cell table:formula="of:=3.3*[.G28]/4096" office:value-type="float" office:value="1.658056640625" calcext:value-type="float">
            <text:p>1.658056640625</text:p>
          </table:table-cell>
          <table:table-cell table:formula="of:=3.3*[.H28]/4096" office:value-type="float" office:value="1.46630859375" calcext:value-type="float">
            <text:p>1.46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]*[.$Q$7]" office:value-type="float" office:value="0.56" calcext:value-type="float">
            <text:p>0.56</text:p>
          </table:table-cell>
          <table:table-cell office:value-type="float" office:value="28" calcext:value-type="float">
            <text:p>28</text:p>
          </table:table-cell>
          <table:table-cell office:value-type="float" office:value="2851" calcext:value-type="float">
            <text:p>2851</text:p>
          </table:table-cell>
          <table:table-cell office:value-type="float" office:value="3476" calcext:value-type="float">
            <text:p>3476</text:p>
          </table:table-cell>
          <table:table-cell office:value-type="float" office:value="816" calcext:value-type="float">
            <text:p>816</text:p>
          </table:table-cell>
          <table:table-cell office:value-type="float" office:value="1312" calcext:value-type="float">
            <text:p>1312</text:p>
          </table:table-cell>
          <table:table-cell office:value-type="float" office:value="835" calcext:value-type="float">
            <text:p>835</text:p>
          </table:table-cell>
          <table:table-cell office:value-type="float" office:value="1822" calcext:value-type="float">
            <text:p>1822</text:p>
          </table:table-cell>
          <table:table-cell table:formula="of:=3.3*[.C29]/4096" office:value-type="float" office:value="2.2969482421875" calcext:value-type="float">
            <text:p>2.2969482421875</text:p>
          </table:table-cell>
          <table:table-cell table:formula="of:=3.3*[.D29]/4096" office:value-type="float" office:value="2.80048828125" calcext:value-type="float">
            <text:p>2.80048828125</text:p>
          </table:table-cell>
          <table:table-cell table:formula="of:=3.3*[.E29]/4096" office:value-type="float" office:value="0.657421875" calcext:value-type="float">
            <text:p>0.657421875</text:p>
          </table:table-cell>
          <table:table-cell office:value-type="float" office:value="28" calcext:value-type="float">
            <text:p>28</text:p>
          </table:table-cell>
          <table:table-cell table:formula="of:=1000*[.L29]*[.$R$7]" office:value-type="float" office:value="0.56" calcext:value-type="float">
            <text:p>0.56</text:p>
          </table:table-cell>
          <table:table-cell table:formula="of:=3.3*[.F29]/4096" office:value-type="float" office:value="1.05703125" calcext:value-type="float">
            <text:p>1.05703125</text:p>
          </table:table-cell>
          <table:table-cell table:formula="of:=3.3*[.G29]/4096" office:value-type="float" office:value="0.6727294921875" calcext:value-type="float">
            <text:p>0.6727294921875</text:p>
          </table:table-cell>
          <table:table-cell table:formula="of:=3.3*[.H29]/4096" office:value-type="float" office:value="1.467919921875" calcext:value-type="float">
            <text:p>1.4679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0]*[.$Q$7]" office:value-type="float" office:value="0.58" calcext:value-type="float">
            <text:p>0.58</text:p>
          </table:table-cell>
          <table:table-cell office:value-type="float" office:value="29" calcext:value-type="float">
            <text:p>29</text:p>
          </table:table-cell>
          <table:table-cell office:value-type="float" office:value="2994" calcext:value-type="float">
            <text:p>2994</text:p>
          </table:table-cell>
          <table:table-cell office:value-type="float" office:value="2397" calcext:value-type="float">
            <text:p>2397</text:p>
          </table:table-cell>
          <table:table-cell office:value-type="float" office:value="1143" calcext:value-type="float">
            <text:p>1143</text:p>
          </table:table-cell>
          <table:table-cell office:value-type="float" office:value="1462" calcext:value-type="float">
            <text:p>1462</text:p>
          </table:table-cell>
          <table:table-cell office:value-type="float" office:value="1341" calcext:value-type="float">
            <text:p>1341</text:p>
          </table:table-cell>
          <table:table-cell office:value-type="float" office:value="2189" calcext:value-type="float">
            <text:p>2189</text:p>
          </table:table-cell>
          <table:table-cell table:formula="of:=3.3*[.C30]/4096" office:value-type="float" office:value="2.412158203125" calcext:value-type="float">
            <text:p>2.412158203125</text:p>
          </table:table-cell>
          <table:table-cell table:formula="of:=3.3*[.D30]/4096" office:value-type="float" office:value="1.9311767578125" calcext:value-type="float">
            <text:p>1.9311767578125</text:p>
          </table:table-cell>
          <table:table-cell table:formula="of:=3.3*[.E30]/4096" office:value-type="float" office:value="0.9208740234375" calcext:value-type="float">
            <text:p>0.9208740234375</text:p>
          </table:table-cell>
          <table:table-cell office:value-type="float" office:value="29" calcext:value-type="float">
            <text:p>29</text:p>
          </table:table-cell>
          <table:table-cell table:formula="of:=1000*[.L30]*[.$R$7]" office:value-type="float" office:value="0.58" calcext:value-type="float">
            <text:p>0.58</text:p>
          </table:table-cell>
          <table:table-cell table:formula="of:=3.3*[.F30]/4096" office:value-type="float" office:value="1.177880859375" calcext:value-type="float">
            <text:p>1.177880859375</text:p>
          </table:table-cell>
          <table:table-cell table:formula="of:=3.3*[.G30]/4096" office:value-type="float" office:value="1.0803955078125" calcext:value-type="float">
            <text:p>1.0803955078125</text:p>
          </table:table-cell>
          <table:table-cell table:formula="of:=3.3*[.H30]/4096" office:value-type="float" office:value="1.7635986328125" calcext:value-type="float">
            <text:p>1.763598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1]*[.$Q$7]"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3119" calcext:value-type="float">
            <text:p>3119</text:p>
          </table:table-cell>
          <table:table-cell office:value-type="float" office:value="888" calcext:value-type="float">
            <text:p>888</text:p>
          </table:table-cell>
          <table:table-cell office:value-type="float" office:value="2775" calcext:value-type="float">
            <text:p>2775</text:p>
          </table:table-cell>
          <table:table-cell office:value-type="float" office:value="1624" calcext:value-type="float">
            <text:p>1624</text:p>
          </table:table-cell>
          <table:table-cell office:value-type="float" office:value="2878" calcext:value-type="float">
            <text:p>2878</text:p>
          </table:table-cell>
          <table:table-cell office:value-type="float" office:value="2414" calcext:value-type="float">
            <text:p>2414</text:p>
          </table:table-cell>
          <table:table-cell table:formula="of:=3.3*[.C31]/4096" office:value-type="float" office:value="2.5128662109375" calcext:value-type="float">
            <text:p>2.5128662109375</text:p>
          </table:table-cell>
          <table:table-cell table:formula="of:=3.3*[.D31]/4096" office:value-type="float" office:value="0.7154296875" calcext:value-type="float">
            <text:p>0.7154296875</text:p>
          </table:table-cell>
          <table:table-cell table:formula="of:=3.3*[.E31]/4096" office:value-type="float" office:value="2.2357177734375" calcext:value-type="float">
            <text:p>2.2357177734375</text:p>
          </table:table-cell>
          <table:table-cell office:value-type="float" office:value="30" calcext:value-type="float">
            <text:p>30</text:p>
          </table:table-cell>
          <table:table-cell table:formula="of:=1000*[.L31]*[.$R$7]" office:value-type="float" office:value="0.6" calcext:value-type="float">
            <text:p>0.6</text:p>
          </table:table-cell>
          <table:table-cell table:formula="of:=3.3*[.F31]/4096" office:value-type="float" office:value="1.3083984375" calcext:value-type="float">
            <text:p>1.3083984375</text:p>
          </table:table-cell>
          <table:table-cell table:formula="of:=3.3*[.G31]/4096" office:value-type="float" office:value="2.318701171875" calcext:value-type="float">
            <text:p>2.318701171875</text:p>
          </table:table-cell>
          <table:table-cell table:formula="of:=3.3*[.H3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2]*[.$Q$7]" office:value-type="float" office:value="0.62" calcext:value-type="float">
            <text:p>0.62</text:p>
          </table:table-cell>
          <table:table-cell office:value-type="float" office:value="31" calcext:value-type="float">
            <text:p>31</text:p>
          </table:table-cell>
          <table:table-cell office:value-type="float" office:value="3226" calcext:value-type="float">
            <text:p>3226</text:p>
          </table:table-cell>
          <table:table-cell office:value-type="float" office:value="1035" calcext:value-type="float">
            <text:p>1035</text:p>
          </table:table-cell>
          <table:table-cell office:value-type="float" office:value="3456" calcext:value-type="float">
            <text:p>3456</text:p>
          </table:table-cell>
          <table:table-cell office:value-type="float" office:value="1792" calcext:value-type="float">
            <text:p>1792</text:p>
          </table:table-cell>
          <table:table-cell office:value-type="float" office:value="3320" calcext:value-type="float">
            <text:p>3320</text:p>
          </table:table-cell>
          <table:table-cell office:value-type="float" office:value="2186" calcext:value-type="float">
            <text:p>2186</text:p>
          </table:table-cell>
          <table:table-cell table:formula="of:=3.3*[.C32]/4096" office:value-type="float" office:value="2.599072265625" calcext:value-type="float">
            <text:p>2.599072265625</text:p>
          </table:table-cell>
          <table:table-cell table:formula="of:=3.3*[.D32]/4096" office:value-type="float" office:value="0.8338623046875" calcext:value-type="float">
            <text:p>0.8338623046875</text:p>
          </table:table-cell>
          <table:table-cell table:formula="of:=3.3*[.E32]/4096" office:value-type="float" office:value="2.784375" calcext:value-type="float">
            <text:p>2.784375</text:p>
          </table:table-cell>
          <table:table-cell office:value-type="float" office:value="31" calcext:value-type="float">
            <text:p>31</text:p>
          </table:table-cell>
          <table:table-cell table:formula="of:=1000*[.L32]*[.$R$7]" office:value-type="float" office:value="0.62" calcext:value-type="float">
            <text:p>0.62</text:p>
          </table:table-cell>
          <table:table-cell table:formula="of:=3.3*[.F32]/4096" office:value-type="float" office:value="1.44375" calcext:value-type="float">
            <text:p>1.44375</text:p>
          </table:table-cell>
          <table:table-cell table:formula="of:=3.3*[.G32]/4096" office:value-type="float" office:value="2.6748046875" calcext:value-type="float">
            <text:p>2.6748046875</text:p>
          </table:table-cell>
          <table:table-cell table:formula="of:=3.3*[.H32]/4096" office:value-type="float" office:value="1.761181640625" calcext:value-type="float">
            <text:p>1.761181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3]*[.$Q$7]" office:value-type="float" office:value="0.64" calcext:value-type="float">
            <text:p>0.64</text:p>
          </table:table-cell>
          <table:table-cell office:value-type="float" office:value="32" calcext:value-type="float">
            <text:p>32</text:p>
          </table:table-cell>
          <table:table-cell office:value-type="float" office:value="3315" calcext:value-type="float">
            <text:p>3315</text:p>
          </table:table-cell>
          <table:table-cell office:value-type="float" office:value="2630" calcext:value-type="float">
            <text:p>2630</text:p>
          </table:table-cell>
          <table:table-cell office:value-type="float" office:value="2237" calcext:value-type="float">
            <text:p>2237</text:p>
          </table:table-cell>
          <table:table-cell office:value-type="float" office:value="1966" calcext:value-type="float">
            <text:p>1966</text:p>
          </table:table-cell>
          <table:table-cell office:value-type="float" office:value="2056" calcext:value-type="float">
            <text:p>2056</text:p>
          </table:table-cell>
          <table:table-cell office:value-type="float" office:value="1819" calcext:value-type="float">
            <text:p>1819</text:p>
          </table:table-cell>
          <table:table-cell table:formula="of:=3.3*[.C33]/4096" office:value-type="float" office:value="2.6707763671875" calcext:value-type="float">
            <text:p>2.6707763671875</text:p>
          </table:table-cell>
          <table:table-cell table:formula="of:=3.3*[.D33]/4096" office:value-type="float" office:value="2.118896484375" calcext:value-type="float">
            <text:p>2.118896484375</text:p>
          </table:table-cell>
          <table:table-cell table:formula="of:=3.3*[.E33]/4096" office:value-type="float" office:value="1.8022705078125" calcext:value-type="float">
            <text:p>1.8022705078125</text:p>
          </table:table-cell>
          <table:table-cell office:value-type="float" office:value="32" calcext:value-type="float">
            <text:p>32</text:p>
          </table:table-cell>
          <table:table-cell table:formula="of:=1000*[.L33]*[.$R$7]" office:value-type="float" office:value="0.64" calcext:value-type="float">
            <text:p>0.64</text:p>
          </table:table-cell>
          <table:table-cell table:formula="of:=3.3*[.F33]/4096" office:value-type="float" office:value="1.583935546875" calcext:value-type="float">
            <text:p>1.583935546875</text:p>
          </table:table-cell>
          <table:table-cell table:formula="of:=3.3*[.G33]/4096" office:value-type="float" office:value="1.6564453125" calcext:value-type="float">
            <text:p>1.6564453125</text:p>
          </table:table-cell>
          <table:table-cell table:formula="of:=3.3*[.H33]/4096" office:value-type="float" office:value="1.4655029296875" calcext:value-type="float">
            <text:p>1.46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4]*[.$Q$7]" office:value-type="float" office:value="0.66" calcext:value-type="float">
            <text:p>0.66</text:p>
          </table:table-cell>
          <table:table-cell office:value-type="float" office:value="33" calcext:value-type="float">
            <text:p>33</text:p>
          </table:table-cell>
          <table:table-cell office:value-type="float" office:value="3389" calcext:value-type="float">
            <text:p>3389</text:p>
          </table:table-cell>
          <table:table-cell office:value-type="float" office:value="3481" calcext:value-type="float">
            <text:p>3481</text:p>
          </table:table-cell>
          <table:table-cell office:value-type="float" office:value="814" calcext:value-type="float">
            <text:p>814</text:p>
          </table:table-cell>
          <table:table-cell office:value-type="float" office:value="2140" calcext:value-type="float">
            <text:p>2140</text:p>
          </table:table-cell>
          <table:table-cell office:value-type="float" office:value="834" calcext:value-type="float">
            <text:p>834</text:p>
          </table:table-cell>
          <table:table-cell office:value-type="float" office:value="1822" calcext:value-type="float">
            <text:p>1822</text:p>
          </table:table-cell>
          <table:table-cell table:formula="of:=3.3*[.C34]/4096" office:value-type="float" office:value="2.7303955078125" calcext:value-type="float">
            <text:p>2.7303955078125</text:p>
          </table:table-cell>
          <table:table-cell table:formula="of:=3.3*[.D34]/4096" office:value-type="float" office:value="2.8045166015625" calcext:value-type="float">
            <text:p>2.8045166015625</text:p>
          </table:table-cell>
          <table:table-cell table:formula="of:=3.3*[.E34]/4096" office:value-type="float" office:value="0.655810546875" calcext:value-type="float">
            <text:p>0.655810546875</text:p>
          </table:table-cell>
          <table:table-cell office:value-type="float" office:value="33" calcext:value-type="float">
            <text:p>33</text:p>
          </table:table-cell>
          <table:table-cell table:formula="of:=1000*[.L34]*[.$R$7]" office:value-type="float" office:value="0.66" calcext:value-type="float">
            <text:p>0.66</text:p>
          </table:table-cell>
          <table:table-cell table:formula="of:=3.3*[.F34]/4096" office:value-type="float" office:value="1.72412109375" calcext:value-type="float">
            <text:p>1.72412109375</text:p>
          </table:table-cell>
          <table:table-cell table:formula="of:=3.3*[.G34]/4096" office:value-type="float" office:value="0.671923828125" calcext:value-type="float">
            <text:p>0.671923828125</text:p>
          </table:table-cell>
          <table:table-cell table:formula="of:=3.3*[.H34]/4096" office:value-type="float" office:value="1.467919921875" calcext:value-type="float">
            <text:p>1.4679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5]*[.$Q$7]" office:value-type="float" office:value="0.68" calcext:value-type="float">
            <text:p>0.68</text:p>
          </table:table-cell>
          <table:table-cell office:value-type="float" office:value="34" calcext:value-type="float">
            <text:p>34</text:p>
          </table:table-cell>
          <table:table-cell office:value-type="float" office:value="3445" calcext:value-type="float">
            <text:p>3445</text:p>
          </table:table-cell>
          <table:table-cell office:value-type="float" office:value="2400" calcext:value-type="float">
            <text:p>2400</text:p>
          </table:table-cell>
          <table:table-cell office:value-type="float" office:value="1149" calcext:value-type="float">
            <text:p>1149</text:p>
          </table:table-cell>
          <table:table-cell office:value-type="float" office:value="2315" calcext:value-type="float">
            <text:p>2315</text:p>
          </table:table-cell>
          <table:table-cell office:value-type="float" office:value="1341" calcext:value-type="float">
            <text:p>1341</text:p>
          </table:table-cell>
          <table:table-cell office:value-type="float" office:value="2190" calcext:value-type="float">
            <text:p>2190</text:p>
          </table:table-cell>
          <table:table-cell table:formula="of:=3.3*[.C35]/4096" office:value-type="float" office:value="2.7755126953125" calcext:value-type="float">
            <text:p>2.7755126953125</text:p>
          </table:table-cell>
          <table:table-cell table:formula="of:=3.3*[.D35]/4096" office:value-type="float" office:value="1.93359375" calcext:value-type="float">
            <text:p>1.93359375</text:p>
          </table:table-cell>
          <table:table-cell table:formula="of:=3.3*[.E35]/4096" office:value-type="float" office:value="0.9257080078125" calcext:value-type="float">
            <text:p>0.9257080078125</text:p>
          </table:table-cell>
          <table:table-cell office:value-type="float" office:value="34" calcext:value-type="float">
            <text:p>34</text:p>
          </table:table-cell>
          <table:table-cell table:formula="of:=1000*[.L35]*[.$R$7]" office:value-type="float" office:value="0.68" calcext:value-type="float">
            <text:p>0.68</text:p>
          </table:table-cell>
          <table:table-cell table:formula="of:=3.3*[.F35]/4096" office:value-type="float" office:value="1.8651123046875" calcext:value-type="float">
            <text:p>1.8651123046875</text:p>
          </table:table-cell>
          <table:table-cell table:formula="of:=3.3*[.G35]/4096" office:value-type="float" office:value="1.0803955078125" calcext:value-type="float">
            <text:p>1.0803955078125</text:p>
          </table:table-cell>
          <table:table-cell table:formula="of:=3.3*[.H35]/4096" office:value-type="float" office:value="1.764404296875" calcext:value-type="float">
            <text:p>1.764404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6]*[.$Q$7]" office:value-type="float" office:value="0.7" calcext:value-type="float">
            <text:p>0.7</text:p>
          </table:table-cell>
          <table:table-cell office:value-type="float" office:value="35" calcext:value-type="float">
            <text:p>35</text:p>
          </table:table-cell>
          <table:table-cell office:value-type="float" office:value="3472" calcext:value-type="float">
            <text:p>3472</text:p>
          </table:table-cell>
          <table:table-cell office:value-type="float" office:value="886" calcext:value-type="float">
            <text:p>886</text:p>
          </table:table-cell>
          <table:table-cell office:value-type="float" office:value="2782" calcext:value-type="float">
            <text:p>2782</text:p>
          </table:table-cell>
          <table:table-cell office:value-type="float" office:value="2486" calcext:value-type="float">
            <text:p>2486</text:p>
          </table:table-cell>
          <table:table-cell office:value-type="float" office:value="2877" calcext:value-type="float">
            <text:p>2877</text:p>
          </table:table-cell>
          <table:table-cell office:value-type="float" office:value="2413" calcext:value-type="float">
            <text:p>2413</text:p>
          </table:table-cell>
          <table:table-cell table:formula="of:=3.3*[.C36]/4096" office:value-type="float" office:value="2.797265625" calcext:value-type="float">
            <text:p>2.797265625</text:p>
          </table:table-cell>
          <table:table-cell table:formula="of:=3.3*[.D36]/4096" office:value-type="float" office:value="0.713818359375" calcext:value-type="float">
            <text:p>0.713818359375</text:p>
          </table:table-cell>
          <table:table-cell table:formula="of:=3.3*[.E36]/4096" office:value-type="float" office:value="2.241357421875" calcext:value-type="float">
            <text:p>2.241357421875</text:p>
          </table:table-cell>
          <table:table-cell office:value-type="float" office:value="35" calcext:value-type="float">
            <text:p>35</text:p>
          </table:table-cell>
          <table:table-cell table:formula="of:=1000*[.L36]*[.$R$7]" office:value-type="float" office:value="0.7" calcext:value-type="float">
            <text:p>0.7</text:p>
          </table:table-cell>
          <table:table-cell table:formula="of:=3.3*[.F36]/4096" office:value-type="float" office:value="2.002880859375" calcext:value-type="float">
            <text:p>2.002880859375</text:p>
          </table:table-cell>
          <table:table-cell table:formula="of:=3.3*[.G36]/4096" office:value-type="float" office:value="2.3178955078125" calcext:value-type="float">
            <text:p>2.3178955078125</text:p>
          </table:table-cell>
          <table:table-cell table:formula="of:=3.3*[.H3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7]*[.$Q$7]" office:value-type="float" office:value="0.72" calcext:value-type="float">
            <text:p>0.72</text:p>
          </table:table-cell>
          <table:table-cell office:value-type="float" office:value="36" calcext:value-type="float">
            <text:p>36</text:p>
          </table:table-cell>
          <table:table-cell office:value-type="float" office:value="3481" calcext:value-type="float">
            <text:p>3481</text:p>
          </table:table-cell>
          <table:table-cell office:value-type="float" office:value="1031" calcext:value-type="float">
            <text:p>1031</text:p>
          </table:table-cell>
          <table:table-cell office:value-type="float" office:value="3453" calcext:value-type="float">
            <text:p>3453</text:p>
          </table:table-cell>
          <table:table-cell office:value-type="float" office:value="2652" calcext:value-type="float">
            <text:p>2652</text:p>
          </table:table-cell>
          <table:table-cell office:value-type="float" office:value="3320" calcext:value-type="float">
            <text:p>3320</text:p>
          </table:table-cell>
          <table:table-cell office:value-type="float" office:value="2185" calcext:value-type="float">
            <text:p>2185</text:p>
          </table:table-cell>
          <table:table-cell table:formula="of:=3.3*[.C37]/4096" office:value-type="float" office:value="2.8045166015625" calcext:value-type="float">
            <text:p>2.8045166015625</text:p>
          </table:table-cell>
          <table:table-cell table:formula="of:=3.3*[.D37]/4096" office:value-type="float" office:value="0.8306396484375" calcext:value-type="float">
            <text:p>0.8306396484375</text:p>
          </table:table-cell>
          <table:table-cell table:formula="of:=3.3*[.E37]/4096" office:value-type="float" office:value="2.7819580078125" calcext:value-type="float">
            <text:p>2.7819580078125</text:p>
          </table:table-cell>
          <table:table-cell office:value-type="float" office:value="36" calcext:value-type="float">
            <text:p>36</text:p>
          </table:table-cell>
          <table:table-cell table:formula="of:=1000*[.L37]*[.$R$7]" office:value-type="float" office:value="0.72" calcext:value-type="float">
            <text:p>0.72</text:p>
          </table:table-cell>
          <table:table-cell table:formula="of:=3.3*[.F37]/4096" office:value-type="float" office:value="2.13662109375" calcext:value-type="float">
            <text:p>2.13662109375</text:p>
          </table:table-cell>
          <table:table-cell table:formula="of:=3.3*[.G37]/4096" office:value-type="float" office:value="2.6748046875" calcext:value-type="float">
            <text:p>2.6748046875</text:p>
          </table:table-cell>
          <table:table-cell table:formula="of:=3.3*[.H37]/4096" office:value-type="float" office:value="1.7603759765625" calcext:value-type="float">
            <text:p>1.7603759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8]*[.$Q$7]" office:value-type="float" office:value="0.74" calcext:value-type="float">
            <text:p>0.74</text:p>
          </table:table-cell>
          <table:table-cell office:value-type="float" office:value="37" calcext:value-type="float">
            <text:p>37</text:p>
          </table:table-cell>
          <table:table-cell office:value-type="float" office:value="3473" calcext:value-type="float">
            <text:p>3473</text:p>
          </table:table-cell>
          <table:table-cell office:value-type="float" office:value="2630" calcext:value-type="float">
            <text:p>2630</text:p>
          </table:table-cell>
          <table:table-cell office:value-type="float" office:value="2236" calcext:value-type="float">
            <text:p>2236</text:p>
          </table:table-cell>
          <table:table-cell office:value-type="float" office:value="2806" calcext:value-type="float">
            <text:p>2806</text:p>
          </table:table-cell>
          <table:table-cell office:value-type="float" office:value="2058" calcext:value-type="float">
            <text:p>2058</text:p>
          </table:table-cell>
          <table:table-cell office:value-type="float" office:value="1820" calcext:value-type="float">
            <text:p>1820</text:p>
          </table:table-cell>
          <table:table-cell table:formula="of:=3.3*[.C38]/4096" office:value-type="float" office:value="2.7980712890625" calcext:value-type="float">
            <text:p>2.7980712890625</text:p>
          </table:table-cell>
          <table:table-cell table:formula="of:=3.3*[.D38]/4096" office:value-type="float" office:value="2.118896484375" calcext:value-type="float">
            <text:p>2.118896484375</text:p>
          </table:table-cell>
          <table:table-cell table:formula="of:=3.3*[.E38]/4096" office:value-type="float" office:value="1.80146484375" calcext:value-type="float">
            <text:p>1.80146484375</text:p>
          </table:table-cell>
          <table:table-cell office:value-type="float" office:value="37" calcext:value-type="float">
            <text:p>37</text:p>
          </table:table-cell>
          <table:table-cell table:formula="of:=1000*[.L38]*[.$R$7]" office:value-type="float" office:value="0.74" calcext:value-type="float">
            <text:p>0.74</text:p>
          </table:table-cell>
          <table:table-cell table:formula="of:=3.3*[.F38]/4096" office:value-type="float" office:value="2.260693359375" calcext:value-type="float">
            <text:p>2.260693359375</text:p>
          </table:table-cell>
          <table:table-cell table:formula="of:=3.3*[.G38]/4096" office:value-type="float" office:value="1.658056640625" calcext:value-type="float">
            <text:p>1.658056640625</text:p>
          </table:table-cell>
          <table:table-cell table:formula="of:=3.3*[.H38]/4096" office:value-type="float" office:value="1.46630859375" calcext:value-type="float">
            <text:p>1.46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9]*[.$Q$7]" office:value-type="float" office:value="0.76" calcext:value-type="float">
            <text:p>0.76</text:p>
          </table:table-cell>
          <table:table-cell office:value-type="float" office:value="38" calcext:value-type="float">
            <text:p>38</text:p>
          </table:table-cell>
          <table:table-cell office:value-type="float" office:value="3434" calcext:value-type="float">
            <text:p>3434</text:p>
          </table:table-cell>
          <table:table-cell office:value-type="float" office:value="3480" calcext:value-type="float">
            <text:p>3480</text:p>
          </table:table-cell>
          <table:table-cell office:value-type="float" office:value="812" calcext:value-type="float">
            <text:p>812</text:p>
          </table:table-cell>
          <table:table-cell office:value-type="float" office:value="2950" calcext:value-type="float">
            <text:p>2950</text:p>
          </table:table-cell>
          <table:table-cell office:value-type="float" office:value="834" calcext:value-type="float">
            <text:p>834</text:p>
          </table:table-cell>
          <table:table-cell office:value-type="float" office:value="1822" calcext:value-type="float">
            <text:p>1822</text:p>
          </table:table-cell>
          <table:table-cell table:formula="of:=3.3*[.C39]/4096" office:value-type="float" office:value="2.766650390625" calcext:value-type="float">
            <text:p>2.766650390625</text:p>
          </table:table-cell>
          <table:table-cell table:formula="of:=3.3*[.D39]/4096" office:value-type="float" office:value="2.8037109375" calcext:value-type="float">
            <text:p>2.8037109375</text:p>
          </table:table-cell>
          <table:table-cell table:formula="of:=3.3*[.E39]/4096" office:value-type="float" office:value="0.65419921875" calcext:value-type="float">
            <text:p>0.65419921875</text:p>
          </table:table-cell>
          <table:table-cell office:value-type="float" office:value="38" calcext:value-type="float">
            <text:p>38</text:p>
          </table:table-cell>
          <table:table-cell table:formula="of:=1000*[.L39]*[.$R$7]" office:value-type="float" office:value="0.76" calcext:value-type="float">
            <text:p>0.76</text:p>
          </table:table-cell>
          <table:table-cell table:formula="of:=3.3*[.F39]/4096" office:value-type="float" office:value="2.376708984375" calcext:value-type="float">
            <text:p>2.376708984375</text:p>
          </table:table-cell>
          <table:table-cell table:formula="of:=3.3*[.G39]/4096" office:value-type="float" office:value="0.671923828125" calcext:value-type="float">
            <text:p>0.671923828125</text:p>
          </table:table-cell>
          <table:table-cell table:formula="of:=3.3*[.H39]/4096" office:value-type="float" office:value="1.467919921875" calcext:value-type="float">
            <text:p>1.4679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0]*[.$Q$7]" office:value-type="float" office:value="0.78" calcext:value-type="float">
            <text:p>0.78</text:p>
          </table:table-cell>
          <table:table-cell office:value-type="float" office:value="39" calcext:value-type="float">
            <text:p>39</text:p>
          </table:table-cell>
          <table:table-cell office:value-type="float" office:value="3380" calcext:value-type="float">
            <text:p>3380</text:p>
          </table:table-cell>
          <table:table-cell office:value-type="float" office:value="2399" calcext:value-type="float">
            <text:p>2399</text:p>
          </table:table-cell>
          <table:table-cell office:value-type="float" office:value="1147" calcext:value-type="float">
            <text:p>1147</text:p>
          </table:table-cell>
          <table:table-cell office:value-type="float" office:value="3081" calcext:value-type="float">
            <text:p>3081</text:p>
          </table:table-cell>
          <table:table-cell office:value-type="float" office:value="1341" calcext:value-type="float">
            <text:p>1341</text:p>
          </table:table-cell>
          <table:table-cell office:value-type="float" office:value="2189" calcext:value-type="float">
            <text:p>2189</text:p>
          </table:table-cell>
          <table:table-cell table:formula="of:=3.3*[.C40]/4096" office:value-type="float" office:value="2.72314453125" calcext:value-type="float">
            <text:p>2.72314453125</text:p>
          </table:table-cell>
          <table:table-cell table:formula="of:=3.3*[.D40]/4096" office:value-type="float" office:value="1.9327880859375" calcext:value-type="float">
            <text:p>1.9327880859375</text:p>
          </table:table-cell>
          <table:table-cell table:formula="of:=3.3*[.E40]/4096" office:value-type="float" office:value="0.9240966796875" calcext:value-type="float">
            <text:p>0.9240966796875</text:p>
          </table:table-cell>
          <table:table-cell office:value-type="float" office:value="39" calcext:value-type="float">
            <text:p>39</text:p>
          </table:table-cell>
          <table:table-cell table:formula="of:=1000*[.L40]*[.$R$7]" office:value-type="float" office:value="0.78" calcext:value-type="float">
            <text:p>0.78</text:p>
          </table:table-cell>
          <table:table-cell table:formula="of:=3.3*[.F40]/4096" office:value-type="float" office:value="2.4822509765625" calcext:value-type="float">
            <text:p>2.4822509765625</text:p>
          </table:table-cell>
          <table:table-cell table:formula="of:=3.3*[.G40]/4096" office:value-type="float" office:value="1.0803955078125" calcext:value-type="float">
            <text:p>1.0803955078125</text:p>
          </table:table-cell>
          <table:table-cell table:formula="of:=3.3*[.H40]/4096" office:value-type="float" office:value="1.7635986328125" calcext:value-type="float">
            <text:p>1.763598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1]*[.$Q$7]"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3305" calcext:value-type="float">
            <text:p>3305</text:p>
          </table:table-cell>
          <table:table-cell office:value-type="float" office:value="888" calcext:value-type="float">
            <text:p>888</text:p>
          </table:table-cell>
          <table:table-cell office:value-type="float" office:value="2780" calcext:value-type="float">
            <text:p>2780</text:p>
          </table:table-cell>
          <table:table-cell office:value-type="float" office:value="3197" calcext:value-type="float">
            <text:p>3197</text:p>
          </table:table-cell>
          <table:table-cell office:value-type="float" office:value="2877" calcext:value-type="float">
            <text:p>2877</text:p>
          </table:table-cell>
          <table:table-cell office:value-type="float" office:value="2414" calcext:value-type="float">
            <text:p>2414</text:p>
          </table:table-cell>
          <table:table-cell table:formula="of:=3.3*[.C41]/4096" office:value-type="float" office:value="2.6627197265625" calcext:value-type="float">
            <text:p>2.6627197265625</text:p>
          </table:table-cell>
          <table:table-cell table:formula="of:=3.3*[.D41]/4096" office:value-type="float" office:value="0.7154296875" calcext:value-type="float">
            <text:p>0.7154296875</text:p>
          </table:table-cell>
          <table:table-cell table:formula="of:=3.3*[.E41]/4096" office:value-type="float" office:value="2.23974609375" calcext:value-type="float">
            <text:p>2.23974609375</text:p>
          </table:table-cell>
          <table:table-cell office:value-type="float" office:value="40" calcext:value-type="float">
            <text:p>40</text:p>
          </table:table-cell>
          <table:table-cell table:formula="of:=1000*[.L41]*[.$R$7]" office:value-type="float" office:value="0.8" calcext:value-type="float">
            <text:p>0.8</text:p>
          </table:table-cell>
          <table:table-cell table:formula="of:=3.3*[.F41]/4096" office:value-type="float" office:value="2.5757080078125" calcext:value-type="float">
            <text:p>2.5757080078125</text:p>
          </table:table-cell>
          <table:table-cell table:formula="of:=3.3*[.G41]/4096" office:value-type="float" office:value="2.3178955078125" calcext:value-type="float">
            <text:p>2.3178955078125</text:p>
          </table:table-cell>
          <table:table-cell table:formula="of:=3.3*[.H4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2]*[.$Q$7]" office:value-type="float" office:value="0.82" calcext:value-type="float">
            <text:p>0.82</text:p>
          </table:table-cell>
          <table:table-cell office:value-type="float" office:value="41" calcext:value-type="float">
            <text:p>41</text:p>
          </table:table-cell>
          <table:table-cell office:value-type="float" office:value="3210" calcext:value-type="float">
            <text:p>3210</text:p>
          </table:table-cell>
          <table:table-cell office:value-type="float" office:value="1033" calcext:value-type="float">
            <text:p>1033</text:p>
          </table:table-cell>
          <table:table-cell office:value-type="float" office:value="3453" calcext:value-type="float">
            <text:p>3453</text:p>
          </table:table-cell>
          <table:table-cell office:value-type="float" office:value="3293" calcext:value-type="float">
            <text:p>3293</text:p>
          </table:table-cell>
          <table:table-cell office:value-type="float" office:value="3319" calcext:value-type="float">
            <text:p>3319</text:p>
          </table:table-cell>
          <table:table-cell office:value-type="float" office:value="2185" calcext:value-type="float">
            <text:p>2185</text:p>
          </table:table-cell>
          <table:table-cell table:formula="of:=3.3*[.C42]/4096" office:value-type="float" office:value="2.586181640625" calcext:value-type="float">
            <text:p>2.586181640625</text:p>
          </table:table-cell>
          <table:table-cell table:formula="of:=3.3*[.D42]/4096" office:value-type="float" office:value="0.8322509765625" calcext:value-type="float">
            <text:p>0.8322509765625</text:p>
          </table:table-cell>
          <table:table-cell table:formula="of:=3.3*[.E42]/4096" office:value-type="float" office:value="2.7819580078125" calcext:value-type="float">
            <text:p>2.7819580078125</text:p>
          </table:table-cell>
          <table:table-cell office:value-type="float" office:value="41" calcext:value-type="float">
            <text:p>41</text:p>
          </table:table-cell>
          <table:table-cell table:formula="of:=1000*[.L42]*[.$R$7]" office:value-type="float" office:value="0.82" calcext:value-type="float">
            <text:p>0.82</text:p>
          </table:table-cell>
          <table:table-cell table:formula="of:=3.3*[.F42]/4096" office:value-type="float" office:value="2.6530517578125" calcext:value-type="float">
            <text:p>2.6530517578125</text:p>
          </table:table-cell>
          <table:table-cell table:formula="of:=3.3*[.G42]/4096" office:value-type="float" office:value="2.6739990234375" calcext:value-type="float">
            <text:p>2.6739990234375</text:p>
          </table:table-cell>
          <table:table-cell table:formula="of:=3.3*[.H42]/4096" office:value-type="float" office:value="1.7603759765625" calcext:value-type="float">
            <text:p>1.7603759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3]*[.$Q$7]" office:value-type="float" office:value="0.84" calcext:value-type="float">
            <text:p>0.84</text:p>
          </table:table-cell>
          <table:table-cell office:value-type="float" office:value="42" calcext:value-type="float">
            <text:p>42</text:p>
          </table:table-cell>
          <table:table-cell office:value-type="float" office:value="3096" calcext:value-type="float">
            <text:p>3096</text:p>
          </table:table-cell>
          <table:table-cell office:value-type="float" office:value="2630" calcext:value-type="float">
            <text:p>2630</text:p>
          </table:table-cell>
          <table:table-cell office:value-type="float" office:value="2230" calcext:value-type="float">
            <text:p>2230</text:p>
          </table:table-cell>
          <table:table-cell office:value-type="float" office:value="3371" calcext:value-type="float">
            <text:p>3371</text:p>
          </table:table-cell>
          <table:table-cell office:value-type="float" office:value="2058" calcext:value-type="float">
            <text:p>2058</text:p>
          </table:table-cell>
          <table:table-cell office:value-type="float" office:value="1819" calcext:value-type="float">
            <text:p>1819</text:p>
          </table:table-cell>
          <table:table-cell table:formula="of:=3.3*[.C43]/4096" office:value-type="float" office:value="2.4943359375" calcext:value-type="float">
            <text:p>2.4943359375</text:p>
          </table:table-cell>
          <table:table-cell table:formula="of:=3.3*[.D43]/4096" office:value-type="float" office:value="2.118896484375" calcext:value-type="float">
            <text:p>2.118896484375</text:p>
          </table:table-cell>
          <table:table-cell table:formula="of:=3.3*[.E43]/4096" office:value-type="float" office:value="1.796630859375" calcext:value-type="float">
            <text:p>1.796630859375</text:p>
          </table:table-cell>
          <table:table-cell office:value-type="float" office:value="42" calcext:value-type="float">
            <text:p>42</text:p>
          </table:table-cell>
          <table:table-cell table:formula="of:=1000*[.L43]*[.$R$7]" office:value-type="float" office:value="0.84" calcext:value-type="float">
            <text:p>0.84</text:p>
          </table:table-cell>
          <table:table-cell table:formula="of:=3.3*[.F43]/4096" office:value-type="float" office:value="2.7158935546875" calcext:value-type="float">
            <text:p>2.7158935546875</text:p>
          </table:table-cell>
          <table:table-cell table:formula="of:=3.3*[.G43]/4096" office:value-type="float" office:value="1.658056640625" calcext:value-type="float">
            <text:p>1.658056640625</text:p>
          </table:table-cell>
          <table:table-cell table:formula="of:=3.3*[.H43]/4096" office:value-type="float" office:value="1.4655029296875" calcext:value-type="float">
            <text:p>1.46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4]*[.$Q$7]" office:value-type="float" office:value="0.86" calcext:value-type="float">
            <text:p>0.86</text:p>
          </table:table-cell>
          <table:table-cell office:value-type="float" office:value="43" calcext:value-type="float">
            <text:p>43</text:p>
          </table:table-cell>
          <table:table-cell office:value-type="float" office:value="2966" calcext:value-type="float">
            <text:p>2966</text:p>
          </table:table-cell>
          <table:table-cell office:value-type="float" office:value="3474" calcext:value-type="float">
            <text:p>3474</text:p>
          </table:table-cell>
          <table:table-cell office:value-type="float" office:value="809" calcext:value-type="float">
            <text:p>809</text:p>
          </table:table-cell>
          <table:table-cell office:value-type="float" office:value="3428" calcext:value-type="float">
            <text:p>3428</text:p>
          </table:table-cell>
          <table:table-cell office:value-type="float" office:value="835" calcext:value-type="float">
            <text:p>835</text:p>
          </table:table-cell>
          <table:table-cell office:value-type="float" office:value="1822" calcext:value-type="float">
            <text:p>1822</text:p>
          </table:table-cell>
          <table:table-cell table:formula="of:=3.3*[.C44]/4096" office:value-type="float" office:value="2.389599609375" calcext:value-type="float">
            <text:p>2.389599609375</text:p>
          </table:table-cell>
          <table:table-cell table:formula="of:=3.3*[.D44]/4096" office:value-type="float" office:value="2.798876953125" calcext:value-type="float">
            <text:p>2.798876953125</text:p>
          </table:table-cell>
          <table:table-cell table:formula="of:=3.3*[.E44]/4096" office:value-type="float" office:value="0.6517822265625" calcext:value-type="float">
            <text:p>0.6517822265625</text:p>
          </table:table-cell>
          <table:table-cell office:value-type="float" office:value="43" calcext:value-type="float">
            <text:p>43</text:p>
          </table:table-cell>
          <table:table-cell table:formula="of:=1000*[.L44]*[.$R$7]" office:value-type="float" office:value="0.86" calcext:value-type="float">
            <text:p>0.86</text:p>
          </table:table-cell>
          <table:table-cell table:formula="of:=3.3*[.F44]/4096" office:value-type="float" office:value="2.76181640625" calcext:value-type="float">
            <text:p>2.76181640625</text:p>
          </table:table-cell>
          <table:table-cell table:formula="of:=3.3*[.G44]/4096" office:value-type="float" office:value="0.6727294921875" calcext:value-type="float">
            <text:p>0.6727294921875</text:p>
          </table:table-cell>
          <table:table-cell table:formula="of:=3.3*[.H44]/4096" office:value-type="float" office:value="1.467919921875" calcext:value-type="float">
            <text:p>1.4679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5]*[.$Q$7]" office:value-type="float" office:value="0.88" calcext:value-type="float">
            <text:p>0.88</text:p>
          </table:table-cell>
          <table:table-cell office:value-type="float" office:value="44" calcext:value-type="float">
            <text:p>44</text:p>
          </table:table-cell>
          <table:table-cell office:value-type="float" office:value="2818" calcext:value-type="float">
            <text:p>2818</text:p>
          </table:table-cell>
          <table:table-cell office:value-type="float" office:value="2399" calcext:value-type="float">
            <text:p>2399</text:p>
          </table:table-cell>
          <table:table-cell office:value-type="float" office:value="1147" calcext:value-type="float">
            <text:p>1147</text:p>
          </table:table-cell>
          <table:table-cell office:value-type="float" office:value="3469" calcext:value-type="float">
            <text:p>3469</text:p>
          </table:table-cell>
          <table:table-cell office:value-type="float" office:value="1341" calcext:value-type="float">
            <text:p>1341</text:p>
          </table:table-cell>
          <table:table-cell office:value-type="float" office:value="2192" calcext:value-type="float">
            <text:p>2192</text:p>
          </table:table-cell>
          <table:table-cell table:formula="of:=3.3*[.C45]/4096" office:value-type="float" office:value="2.270361328125" calcext:value-type="float">
            <text:p>2.270361328125</text:p>
          </table:table-cell>
          <table:table-cell table:formula="of:=3.3*[.D45]/4096" office:value-type="float" office:value="1.9327880859375" calcext:value-type="float">
            <text:p>1.9327880859375</text:p>
          </table:table-cell>
          <table:table-cell table:formula="of:=3.3*[.E45]/4096" office:value-type="float" office:value="0.9240966796875" calcext:value-type="float">
            <text:p>0.9240966796875</text:p>
          </table:table-cell>
          <table:table-cell office:value-type="float" office:value="44" calcext:value-type="float">
            <text:p>44</text:p>
          </table:table-cell>
          <table:table-cell table:formula="of:=1000*[.L45]*[.$R$7]" office:value-type="float" office:value="0.88" calcext:value-type="float">
            <text:p>0.88</text:p>
          </table:table-cell>
          <table:table-cell table:formula="of:=3.3*[.F45]/4096" office:value-type="float" office:value="2.7948486328125" calcext:value-type="float">
            <text:p>2.7948486328125</text:p>
          </table:table-cell>
          <table:table-cell table:formula="of:=3.3*[.G45]/4096" office:value-type="float" office:value="1.0803955078125" calcext:value-type="float">
            <text:p>1.0803955078125</text:p>
          </table:table-cell>
          <table:table-cell table:formula="of:=3.3*[.H45]/4096" office:value-type="float" office:value="1.766015625" calcext:value-type="float">
            <text:p>1.766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6]*[.$Q$7]"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2668" calcext:value-type="float">
            <text:p>2668</text:p>
          </table:table-cell>
          <table:table-cell office:value-type="float" office:value="887" calcext:value-type="float">
            <text:p>887</text:p>
          </table:table-cell>
          <table:table-cell office:value-type="float" office:value="2785" calcext:value-type="float">
            <text:p>2785</text:p>
          </table:table-cell>
          <table:table-cell office:value-type="float" office:value="3483" calcext:value-type="float">
            <text:p>3483</text:p>
          </table:table-cell>
          <table:table-cell office:value-type="float" office:value="2876" calcext:value-type="float">
            <text:p>2876</text:p>
          </table:table-cell>
          <table:table-cell office:value-type="float" office:value="2415" calcext:value-type="float">
            <text:p>2415</text:p>
          </table:table-cell>
          <table:table-cell table:formula="of:=3.3*[.C46]/4096" office:value-type="float" office:value="2.14951171875" calcext:value-type="float">
            <text:p>2.14951171875</text:p>
          </table:table-cell>
          <table:table-cell table:formula="of:=3.3*[.D46]/4096" office:value-type="float" office:value="0.7146240234375" calcext:value-type="float">
            <text:p>0.7146240234375</text:p>
          </table:table-cell>
          <table:table-cell table:formula="of:=3.3*[.E46]/4096" office:value-type="float" office:value="2.2437744140625" calcext:value-type="float">
            <text:p>2.2437744140625</text:p>
          </table:table-cell>
          <table:table-cell office:value-type="float" office:value="45" calcext:value-type="float">
            <text:p>45</text:p>
          </table:table-cell>
          <table:table-cell table:formula="of:=1000*[.L46]*[.$R$7]" office:value-type="float" office:value="0.9" calcext:value-type="float">
            <text:p>0.9</text:p>
          </table:table-cell>
          <table:table-cell table:formula="of:=3.3*[.F46]/4096" office:value-type="float" office:value="2.8061279296875" calcext:value-type="float">
            <text:p>2.8061279296875</text:p>
          </table:table-cell>
          <table:table-cell table:formula="of:=3.3*[.G46]/4096" office:value-type="float" office:value="2.31708984375" calcext:value-type="float">
            <text:p>2.31708984375</text:p>
          </table:table-cell>
          <table:table-cell table:formula="of:=3.3*[.H4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7]*[.$Q$7]" office:value-type="float" office:value="0.92" calcext:value-type="float">
            <text:p>0.92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1034" calcext:value-type="float">
            <text:p>1034</text:p>
          </table:table-cell>
          <table:table-cell office:value-type="float" office:value="3449" calcext:value-type="float">
            <text:p>3449</text:p>
          </table:table-cell>
          <table:table-cell office:value-type="float" office:value="3475" calcext:value-type="float">
            <text:p>3475</text:p>
          </table:table-cell>
          <table:table-cell office:value-type="float" office:value="3321" calcext:value-type="float">
            <text:p>3321</text:p>
          </table:table-cell>
          <table:table-cell office:value-type="float" office:value="2184" calcext:value-type="float">
            <text:p>2184</text:p>
          </table:table-cell>
          <table:table-cell table:formula="of:=3.3*[.C47]/4096" office:value-type="float" office:value="2.01416015625" calcext:value-type="float">
            <text:p>2.01416015625</text:p>
          </table:table-cell>
          <table:table-cell table:formula="of:=3.3*[.D47]/4096" office:value-type="float" office:value="0.833056640625" calcext:value-type="float">
            <text:p>0.833056640625</text:p>
          </table:table-cell>
          <table:table-cell table:formula="of:=3.3*[.E47]/4096" office:value-type="float" office:value="2.7787353515625" calcext:value-type="float">
            <text:p>2.7787353515625</text:p>
          </table:table-cell>
          <table:table-cell office:value-type="float" office:value="46" calcext:value-type="float">
            <text:p>46</text:p>
          </table:table-cell>
          <table:table-cell table:formula="of:=1000*[.L47]*[.$R$7]" office:value-type="float" office:value="0.92" calcext:value-type="float">
            <text:p>0.92</text:p>
          </table:table-cell>
          <table:table-cell table:formula="of:=3.3*[.F47]/4096" office:value-type="float" office:value="2.7996826171875" calcext:value-type="float">
            <text:p>2.7996826171875</text:p>
          </table:table-cell>
          <table:table-cell table:formula="of:=3.3*[.G47]/4096" office:value-type="float" office:value="2.6756103515625" calcext:value-type="float">
            <text:p>2.6756103515625</text:p>
          </table:table-cell>
          <table:table-cell table:formula="of:=3.3*[.H47]/4096" office:value-type="float" office:value="1.7595703125" calcext:value-type="float">
            <text:p>1.759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8]*[.$Q$7]" office:value-type="float" office:value="0.94" calcext:value-type="float">
            <text:p>0.94</text:p>
          </table:table-cell>
          <table:table-cell office:value-type="float" office:value="47" calcext:value-type="float">
            <text:p>47</text:p>
          </table:table-cell>
          <table:table-cell office:value-type="float" office:value="2333" calcext:value-type="float">
            <text:p>2333</text:p>
          </table:table-cell>
          <table:table-cell office:value-type="float" office:value="2627" calcext:value-type="float">
            <text:p>2627</text:p>
          </table:table-cell>
          <table:table-cell office:value-type="float" office:value="2232" calcext:value-type="float">
            <text:p>2232</text:p>
          </table:table-cell>
          <table:table-cell office:value-type="float" office:value="3446" calcext:value-type="float">
            <text:p>3446</text:p>
          </table:table-cell>
          <table:table-cell office:value-type="float" office:value="2060" calcext:value-type="float">
            <text:p>2060</text:p>
          </table:table-cell>
          <table:table-cell office:value-type="float" office:value="1818" calcext:value-type="float">
            <text:p>1818</text:p>
          </table:table-cell>
          <table:table-cell table:formula="of:=3.3*[.C48]/4096" office:value-type="float" office:value="1.8796142578125" calcext:value-type="float">
            <text:p>1.8796142578125</text:p>
          </table:table-cell>
          <table:table-cell table:formula="of:=3.3*[.D48]/4096" office:value-type="float" office:value="2.1164794921875" calcext:value-type="float">
            <text:p>2.1164794921875</text:p>
          </table:table-cell>
          <table:table-cell table:formula="of:=3.3*[.E48]/4096" office:value-type="float" office:value="1.7982421875" calcext:value-type="float">
            <text:p>1.7982421875</text:p>
          </table:table-cell>
          <table:table-cell office:value-type="float" office:value="47" calcext:value-type="float">
            <text:p>47</text:p>
          </table:table-cell>
          <table:table-cell table:formula="of:=1000*[.L48]*[.$R$7]" office:value-type="float" office:value="0.94" calcext:value-type="float">
            <text:p>0.94</text:p>
          </table:table-cell>
          <table:table-cell table:formula="of:=3.3*[.F48]/4096" office:value-type="float" office:value="2.776318359375" calcext:value-type="float">
            <text:p>2.776318359375</text:p>
          </table:table-cell>
          <table:table-cell table:formula="of:=3.3*[.G48]/4096" office:value-type="float" office:value="1.65966796875" calcext:value-type="float">
            <text:p>1.65966796875</text:p>
          </table:table-cell>
          <table:table-cell table:formula="of:=3.3*[.H48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49]*[.$Q$7]" office:value-type="float" office:value="0.96" calcext:value-type="float">
            <text:p>0.96</text:p>
          </table:table-cell>
          <table:table-cell office:value-type="float" office:value="48" calcext:value-type="float">
            <text:p>48</text:p>
          </table:table-cell>
          <table:table-cell office:value-type="float" office:value="2157" calcext:value-type="float">
            <text:p>2157</text:p>
          </table:table-cell>
          <table:table-cell office:value-type="float" office:value="3474" calcext:value-type="float">
            <text:p>3474</text:p>
          </table:table-cell>
          <table:table-cell office:value-type="float" office:value="812" calcext:value-type="float">
            <text:p>812</text:p>
          </table:table-cell>
          <table:table-cell office:value-type="float" office:value="3396" calcext:value-type="float">
            <text:p>3396</text:p>
          </table:table-cell>
          <table:table-cell office:value-type="float" office:value="834" calcext:value-type="float">
            <text:p>834</text:p>
          </table:table-cell>
          <table:table-cell office:value-type="float" office:value="1823" calcext:value-type="float">
            <text:p>1823</text:p>
          </table:table-cell>
          <table:table-cell table:formula="of:=3.3*[.C49]/4096" office:value-type="float" office:value="1.7378173828125" calcext:value-type="float">
            <text:p>1.7378173828125</text:p>
          </table:table-cell>
          <table:table-cell table:formula="of:=3.3*[.D49]/4096" office:value-type="float" office:value="2.798876953125" calcext:value-type="float">
            <text:p>2.798876953125</text:p>
          </table:table-cell>
          <table:table-cell table:formula="of:=3.3*[.E49]/4096" office:value-type="float" office:value="0.65419921875" calcext:value-type="float">
            <text:p>0.65419921875</text:p>
          </table:table-cell>
          <table:table-cell office:value-type="float" office:value="48" calcext:value-type="float">
            <text:p>48</text:p>
          </table:table-cell>
          <table:table-cell table:formula="of:=1000*[.L49]*[.$R$7]" office:value-type="float" office:value="0.96" calcext:value-type="float">
            <text:p>0.96</text:p>
          </table:table-cell>
          <table:table-cell table:formula="of:=3.3*[.F49]/4096" office:value-type="float" office:value="2.73603515625" calcext:value-type="float">
            <text:p>2.73603515625</text:p>
          </table:table-cell>
          <table:table-cell table:formula="of:=3.3*[.G49]/4096" office:value-type="float" office:value="0.671923828125" calcext:value-type="float">
            <text:p>0.671923828125</text:p>
          </table:table-cell>
          <table:table-cell table:formula="of:=3.3*[.H49]/4096" office:value-type="float" office:value="1.4687255859375" calcext:value-type="float">
            <text:p>1.468725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0]*[.$Q$7]" office:value-type="float" office:value="0.98" calcext:value-type="float">
            <text:p>0.98</text:p>
          </table:table-cell>
          <table:table-cell office:value-type="float" office:value="49" calcext:value-type="float">
            <text:p>49</text:p>
          </table:table-cell>
          <table:table-cell office:value-type="float" office:value="1980" calcext:value-type="float">
            <text:p>1980</text:p>
          </table:table-cell>
          <table:table-cell office:value-type="float" office:value="2407" calcext:value-type="float">
            <text:p>2407</text:p>
          </table:table-cell>
          <table:table-cell office:value-type="float" office:value="1155" calcext:value-type="float">
            <text:p>1155</text:p>
          </table:table-cell>
          <table:table-cell office:value-type="float" office:value="3326" calcext:value-type="float">
            <text:p>3326</text:p>
          </table:table-cell>
          <table:table-cell office:value-type="float" office:value="1340" calcext:value-type="float">
            <text:p>1340</text:p>
          </table:table-cell>
          <table:table-cell office:value-type="float" office:value="2192" calcext:value-type="float">
            <text:p>2192</text:p>
          </table:table-cell>
          <table:table-cell table:formula="of:=3.3*[.C50]/4096" office:value-type="float" office:value="1.59521484375" calcext:value-type="float">
            <text:p>1.59521484375</text:p>
          </table:table-cell>
          <table:table-cell table:formula="of:=3.3*[.D50]/4096" office:value-type="float" office:value="1.9392333984375" calcext:value-type="float">
            <text:p>1.9392333984375</text:p>
          </table:table-cell>
          <table:table-cell table:formula="of:=3.3*[.E50]/4096" office:value-type="float" office:value="0.9305419921875" calcext:value-type="float">
            <text:p>0.9305419921875</text:p>
          </table:table-cell>
          <table:table-cell office:value-type="float" office:value="49" calcext:value-type="float">
            <text:p>49</text:p>
          </table:table-cell>
          <table:table-cell table:formula="of:=1000*[.L50]*[.$R$7]" office:value-type="float" office:value="0.98" calcext:value-type="float">
            <text:p>0.98</text:p>
          </table:table-cell>
          <table:table-cell table:formula="of:=3.3*[.F50]/4096" office:value-type="float" office:value="2.679638671875" calcext:value-type="float">
            <text:p>2.679638671875</text:p>
          </table:table-cell>
          <table:table-cell table:formula="of:=3.3*[.G50]/4096" office:value-type="float" office:value="1.07958984375" calcext:value-type="float">
            <text:p>1.07958984375</text:p>
          </table:table-cell>
          <table:table-cell table:formula="of:=3.3*[.H50]/4096" office:value-type="float" office:value="1.766015625" calcext:value-type="float">
            <text:p>1.766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1]*[.$Q$7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10" calcext:value-type="float">
            <text:p>1810</text:p>
          </table:table-cell>
          <table:table-cell office:value-type="float" office:value="888" calcext:value-type="float">
            <text:p>888</text:p>
          </table:table-cell>
          <table:table-cell office:value-type="float" office:value="2788" calcext:value-type="float">
            <text:p>2788</text:p>
          </table:table-cell>
          <table:table-cell office:value-type="float" office:value="3235" calcext:value-type="float">
            <text:p>3235</text:p>
          </table:table-cell>
          <table:table-cell office:value-type="float" office:value="2877" calcext:value-type="float">
            <text:p>2877</text:p>
          </table:table-cell>
          <table:table-cell office:value-type="float" office:value="2415" calcext:value-type="float">
            <text:p>2415</text:p>
          </table:table-cell>
          <table:table-cell table:formula="of:=3.3*[.C51]/4096" office:value-type="float" office:value="1.458251953125" calcext:value-type="float">
            <text:p>1.458251953125</text:p>
          </table:table-cell>
          <table:table-cell table:formula="of:=3.3*[.D51]/4096" office:value-type="float" office:value="0.7154296875" calcext:value-type="float">
            <text:p>0.7154296875</text:p>
          </table:table-cell>
          <table:table-cell table:formula="of:=3.3*[.E51]/4096" office:value-type="float" office:value="2.24619140625" calcext:value-type="float">
            <text:p>2.24619140625</text:p>
          </table:table-cell>
          <table:table-cell office:value-type="float" office:value="50" calcext:value-type="float">
            <text:p>50</text:p>
          </table:table-cell>
          <table:table-cell table:formula="of:=1000*[.L51]*[.$R$7]" office:value-type="float" office:value="1" calcext:value-type="float">
            <text:p>1</text:p>
          </table:table-cell>
          <table:table-cell table:formula="of:=3.3*[.F51]/4096" office:value-type="float" office:value="2.6063232421875" calcext:value-type="float">
            <text:p>2.6063232421875</text:p>
          </table:table-cell>
          <table:table-cell table:formula="of:=3.3*[.G51]/4096" office:value-type="float" office:value="2.3178955078125" calcext:value-type="float">
            <text:p>2.3178955078125</text:p>
          </table:table-cell>
          <table:table-cell table:formula="of:=3.3*[.H51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2]*[.$Q$7]" office:value-type="float" office:value="1.02" calcext:value-type="float">
            <text:p>1.02</text:p>
          </table:table-cell>
          <table:table-cell office:value-type="float" office:value="51" calcext:value-type="float">
            <text:p>51</text:p>
          </table:table-cell>
          <table:table-cell office:value-type="float" office:value="1640" calcext:value-type="float">
            <text:p>1640</text:p>
          </table:table-cell>
          <table:table-cell office:value-type="float" office:value="1029" calcext:value-type="float">
            <text:p>1029</text:p>
          </table:table-cell>
          <table:table-cell office:value-type="float" office:value="3452" calcext:value-type="float">
            <text:p>3452</text:p>
          </table:table-cell>
          <table:table-cell office:value-type="float" office:value="3127" calcext:value-type="float">
            <text:p>3127</text:p>
          </table:table-cell>
          <table:table-cell office:value-type="float" office:value="3321" calcext:value-type="float">
            <text:p>3321</text:p>
          </table:table-cell>
          <table:table-cell office:value-type="float" office:value="2183" calcext:value-type="float">
            <text:p>2183</text:p>
          </table:table-cell>
          <table:table-cell table:formula="of:=3.3*[.C52]/4096" office:value-type="float" office:value="1.3212890625" calcext:value-type="float">
            <text:p>1.3212890625</text:p>
          </table:table-cell>
          <table:table-cell table:formula="of:=3.3*[.D52]/4096" office:value-type="float" office:value="0.8290283203125" calcext:value-type="float">
            <text:p>0.8290283203125</text:p>
          </table:table-cell>
          <table:table-cell table:formula="of:=3.3*[.E52]/4096" office:value-type="float" office:value="2.78115234375" calcext:value-type="float">
            <text:p>2.78115234375</text:p>
          </table:table-cell>
          <table:table-cell office:value-type="float" office:value="51" calcext:value-type="float">
            <text:p>51</text:p>
          </table:table-cell>
          <table:table-cell table:formula="of:=1000*[.L52]*[.$R$7]" office:value-type="float" office:value="1.02" calcext:value-type="float">
            <text:p>1.02</text:p>
          </table:table-cell>
          <table:table-cell table:formula="of:=3.3*[.F52]/4096" office:value-type="float" office:value="2.5193115234375" calcext:value-type="float">
            <text:p>2.5193115234375</text:p>
          </table:table-cell>
          <table:table-cell table:formula="of:=3.3*[.G52]/4096" office:value-type="float" office:value="2.6756103515625" calcext:value-type="float">
            <text:p>2.6756103515625</text:p>
          </table:table-cell>
          <table:table-cell table:formula="of:=3.3*[.H52]/4096" office:value-type="float" office:value="1.7587646484375" calcext:value-type="float">
            <text:p>1.75876464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3]*[.$Q$7]" office:value-type="float" office:value="1.04" calcext:value-type="float">
            <text:p>1.04</text:p>
          </table:table-cell>
          <table:table-cell office:value-type="float" office:value="52" calcext:value-type="float">
            <text:p>52</text:p>
          </table:table-cell>
          <table:table-cell office:value-type="float" office:value="1477" calcext:value-type="float">
            <text:p>1477</text:p>
          </table:table-cell>
          <table:table-cell office:value-type="float" office:value="2630" calcext:value-type="float">
            <text:p>2630</text:p>
          </table:table-cell>
          <table:table-cell office:value-type="float" office:value="2222" calcext:value-type="float">
            <text:p>2222</text:p>
          </table:table-cell>
          <table:table-cell office:value-type="float" office:value="3003" calcext:value-type="float">
            <text:p>3003</text:p>
          </table:table-cell>
          <table:table-cell office:value-type="float" office:value="2060" calcext:value-type="float">
            <text:p>2060</text:p>
          </table:table-cell>
          <table:table-cell office:value-type="float" office:value="1818" calcext:value-type="float">
            <text:p>1818</text:p>
          </table:table-cell>
          <table:table-cell table:formula="of:=3.3*[.C53]/4096" office:value-type="float" office:value="1.1899658203125" calcext:value-type="float">
            <text:p>1.1899658203125</text:p>
          </table:table-cell>
          <table:table-cell table:formula="of:=3.3*[.D53]/4096" office:value-type="float" office:value="2.118896484375" calcext:value-type="float">
            <text:p>2.118896484375</text:p>
          </table:table-cell>
          <table:table-cell table:formula="of:=3.3*[.E53]/4096" office:value-type="float" office:value="1.790185546875" calcext:value-type="float">
            <text:p>1.790185546875</text:p>
          </table:table-cell>
          <table:table-cell office:value-type="float" office:value="52" calcext:value-type="float">
            <text:p>52</text:p>
          </table:table-cell>
          <table:table-cell table:formula="of:=1000*[.L53]*[.$R$7]" office:value-type="float" office:value="1.04" calcext:value-type="float">
            <text:p>1.04</text:p>
          </table:table-cell>
          <table:table-cell table:formula="of:=3.3*[.F53]/4096" office:value-type="float" office:value="2.4194091796875" calcext:value-type="float">
            <text:p>2.4194091796875</text:p>
          </table:table-cell>
          <table:table-cell table:formula="of:=3.3*[.G53]/4096" office:value-type="float" office:value="1.65966796875" calcext:value-type="float">
            <text:p>1.65966796875</text:p>
          </table:table-cell>
          <table:table-cell table:formula="of:=3.3*[.H53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4]*[.$Q$7]" office:value-type="float" office:value="1.06" calcext:value-type="float">
            <text:p>1.06</text:p>
          </table:table-cell>
          <table:table-cell office:value-type="float" office:value="53" calcext:value-type="float">
            <text:p>53</text:p>
          </table:table-cell>
          <table:table-cell office:value-type="float" office:value="1324" calcext:value-type="float">
            <text:p>1324</text:p>
          </table:table-cell>
          <table:table-cell office:value-type="float" office:value="3475" calcext:value-type="float">
            <text:p>3475</text:p>
          </table:table-cell>
          <table:table-cell office:value-type="float" office:value="807" calcext:value-type="float">
            <text:p>807</text:p>
          </table:table-cell>
          <table:table-cell office:value-type="float" office:value="2863" calcext:value-type="float">
            <text:p>2863</text:p>
          </table:table-cell>
          <table:table-cell office:value-type="float" office:value="835" calcext:value-type="float">
            <text:p>835</text:p>
          </table:table-cell>
          <table:table-cell office:value-type="float" office:value="1823" calcext:value-type="float">
            <text:p>1823</text:p>
          </table:table-cell>
          <table:table-cell table:formula="of:=3.3*[.C54]/4096" office:value-type="float" office:value="1.06669921875" calcext:value-type="float">
            <text:p>1.06669921875</text:p>
          </table:table-cell>
          <table:table-cell table:formula="of:=3.3*[.D54]/4096" office:value-type="float" office:value="2.7996826171875" calcext:value-type="float">
            <text:p>2.7996826171875</text:p>
          </table:table-cell>
          <table:table-cell table:formula="of:=3.3*[.E54]/4096" office:value-type="float" office:value="0.6501708984375" calcext:value-type="float">
            <text:p>0.6501708984375</text:p>
          </table:table-cell>
          <table:table-cell office:value-type="float" office:value="53" calcext:value-type="float">
            <text:p>53</text:p>
          </table:table-cell>
          <table:table-cell table:formula="of:=1000*[.L54]*[.$R$7]" office:value-type="float" office:value="1.06" calcext:value-type="float">
            <text:p>1.06</text:p>
          </table:table-cell>
          <table:table-cell table:formula="of:=3.3*[.F54]/4096" office:value-type="float" office:value="2.3066162109375" calcext:value-type="float">
            <text:p>2.3066162109375</text:p>
          </table:table-cell>
          <table:table-cell table:formula="of:=3.3*[.G54]/4096" office:value-type="float" office:value="0.6727294921875" calcext:value-type="float">
            <text:p>0.6727294921875</text:p>
          </table:table-cell>
          <table:table-cell table:formula="of:=3.3*[.H54]/4096" office:value-type="float" office:value="1.4687255859375" calcext:value-type="float">
            <text:p>1.468725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5]*[.$Q$7]" office:value-type="float" office:value="1.08" calcext:value-type="float">
            <text:p>1.08</text:p>
          </table:table-cell>
          <table:table-cell office:value-type="float" office:value="54" calcext:value-type="float">
            <text:p>54</text:p>
          </table:table-cell>
          <table:table-cell office:value-type="float" office:value="1184" calcext:value-type="float">
            <text:p>1184</text:p>
          </table:table-cell>
          <table:table-cell office:value-type="float" office:value="2401" calcext:value-type="float">
            <text:p>2401</text:p>
          </table:table-cell>
          <table:table-cell office:value-type="float" office:value="1155" calcext:value-type="float">
            <text:p>1155</text:p>
          </table:table-cell>
          <table:table-cell office:value-type="float" office:value="2711" calcext:value-type="float">
            <text:p>2711</text:p>
          </table:table-cell>
          <table:table-cell office:value-type="float" office:value="1338" calcext:value-type="float">
            <text:p>1338</text:p>
          </table:table-cell>
          <table:table-cell office:value-type="float" office:value="2192" calcext:value-type="float">
            <text:p>2192</text:p>
          </table:table-cell>
          <table:table-cell table:formula="of:=3.3*[.C55]/4096" office:value-type="float" office:value="0.95390625" calcext:value-type="float">
            <text:p>0.95390625</text:p>
          </table:table-cell>
          <table:table-cell table:formula="of:=3.3*[.D55]/4096" office:value-type="float" office:value="1.9343994140625" calcext:value-type="float">
            <text:p>1.9343994140625</text:p>
          </table:table-cell>
          <table:table-cell table:formula="of:=3.3*[.E55]/4096" office:value-type="float" office:value="0.9305419921875" calcext:value-type="float">
            <text:p>0.9305419921875</text:p>
          </table:table-cell>
          <table:table-cell office:value-type="float" office:value="54" calcext:value-type="float">
            <text:p>54</text:p>
          </table:table-cell>
          <table:table-cell table:formula="of:=1000*[.L55]*[.$R$7]" office:value-type="float" office:value="1.08" calcext:value-type="float">
            <text:p>1.08</text:p>
          </table:table-cell>
          <table:table-cell table:formula="of:=3.3*[.F55]/4096" office:value-type="float" office:value="2.1841552734375" calcext:value-type="float">
            <text:p>2.1841552734375</text:p>
          </table:table-cell>
          <table:table-cell table:formula="of:=3.3*[.G55]/4096" office:value-type="float" office:value="1.077978515625" calcext:value-type="float">
            <text:p>1.077978515625</text:p>
          </table:table-cell>
          <table:table-cell table:formula="of:=3.3*[.H55]/4096" office:value-type="float" office:value="1.766015625" calcext:value-type="float">
            <text:p>1.766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6]*[.$Q$7]" office:value-type="float" office:value="1.1" calcext:value-type="float">
            <text:p>1.1</text:p>
          </table:table-cell>
          <table:table-cell office:value-type="float" office:value="55" calcext:value-type="float">
            <text:p>55</text:p>
          </table:table-cell>
          <table:table-cell office:value-type="float" office:value="1058" calcext:value-type="float">
            <text:p>1058</text:p>
          </table:table-cell>
          <table:table-cell office:value-type="float" office:value="894" calcext:value-type="float">
            <text:p>894</text:p>
          </table:table-cell>
          <table:table-cell office:value-type="float" office:value="2792" calcext:value-type="float">
            <text:p>2792</text:p>
          </table:table-cell>
          <table:table-cell office:value-type="float" office:value="2549" calcext:value-type="float">
            <text:p>2549</text:p>
          </table:table-cell>
          <table:table-cell office:value-type="float" office:value="2875" calcext:value-type="float">
            <text:p>2875</text:p>
          </table:table-cell>
          <table:table-cell office:value-type="float" office:value="2415" calcext:value-type="float">
            <text:p>2415</text:p>
          </table:table-cell>
          <table:table-cell table:formula="of:=3.3*[.C56]/4096" office:value-type="float" office:value="0.852392578125" calcext:value-type="float">
            <text:p>0.852392578125</text:p>
          </table:table-cell>
          <table:table-cell table:formula="of:=3.3*[.D56]/4096" office:value-type="float" office:value="0.720263671875" calcext:value-type="float">
            <text:p>0.720263671875</text:p>
          </table:table-cell>
          <table:table-cell table:formula="of:=3.3*[.E56]/4096" office:value-type="float" office:value="2.2494140625" calcext:value-type="float">
            <text:p>2.2494140625</text:p>
          </table:table-cell>
          <table:table-cell office:value-type="float" office:value="55" calcext:value-type="float">
            <text:p>55</text:p>
          </table:table-cell>
          <table:table-cell table:formula="of:=1000*[.L56]*[.$R$7]" office:value-type="float" office:value="1.1" calcext:value-type="float">
            <text:p>1.1</text:p>
          </table:table-cell>
          <table:table-cell table:formula="of:=3.3*[.F56]/4096" office:value-type="float" office:value="2.0536376953125" calcext:value-type="float">
            <text:p>2.0536376953125</text:p>
          </table:table-cell>
          <table:table-cell table:formula="of:=3.3*[.G56]/4096" office:value-type="float" office:value="2.3162841796875" calcext:value-type="float">
            <text:p>2.3162841796875</text:p>
          </table:table-cell>
          <table:table-cell table:formula="of:=3.3*[.H5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7]*[.$Q$7]" office:value-type="float" office:value="1.12" calcext:value-type="float">
            <text:p>1.12</text:p>
          </table:table-cell>
          <table:table-cell office:value-type="float" office:value="56" calcext:value-type="float">
            <text:p>56</text:p>
          </table:table-cell>
          <table:table-cell office:value-type="float" office:value="945" calcext:value-type="float">
            <text:p>945</text:p>
          </table:table-cell>
          <table:table-cell office:value-type="float" office:value="1027" calcext:value-type="float">
            <text:p>1027</text:p>
          </table:table-cell>
          <table:table-cell office:value-type="float" office:value="3452" calcext:value-type="float">
            <text:p>3452</text:p>
          </table:table-cell>
          <table:table-cell office:value-type="float" office:value="2379" calcext:value-type="float">
            <text:p>2379</text:p>
          </table:table-cell>
          <table:table-cell office:value-type="float" office:value="3322" calcext:value-type="float">
            <text:p>3322</text:p>
          </table:table-cell>
          <table:table-cell office:value-type="float" office:value="2183" calcext:value-type="float">
            <text:p>2183</text:p>
          </table:table-cell>
          <table:table-cell table:formula="of:=3.3*[.C57]/4096" office:value-type="float" office:value="0.7613525390625" calcext:value-type="float">
            <text:p>0.7613525390625</text:p>
          </table:table-cell>
          <table:table-cell table:formula="of:=3.3*[.D57]/4096" office:value-type="float" office:value="0.8274169921875" calcext:value-type="float">
            <text:p>0.8274169921875</text:p>
          </table:table-cell>
          <table:table-cell table:formula="of:=3.3*[.E57]/4096" office:value-type="float" office:value="2.78115234375" calcext:value-type="float">
            <text:p>2.78115234375</text:p>
          </table:table-cell>
          <table:table-cell office:value-type="float" office:value="56" calcext:value-type="float">
            <text:p>56</text:p>
          </table:table-cell>
          <table:table-cell table:formula="of:=1000*[.L57]*[.$R$7]" office:value-type="float" office:value="1.12" calcext:value-type="float">
            <text:p>1.12</text:p>
          </table:table-cell>
          <table:table-cell table:formula="of:=3.3*[.F57]/4096" office:value-type="float" office:value="1.9166748046875" calcext:value-type="float">
            <text:p>1.9166748046875</text:p>
          </table:table-cell>
          <table:table-cell table:formula="of:=3.3*[.G57]/4096" office:value-type="float" office:value="2.676416015625" calcext:value-type="float">
            <text:p>2.676416015625</text:p>
          </table:table-cell>
          <table:table-cell table:formula="of:=3.3*[.H57]/4096" office:value-type="float" office:value="1.7587646484375" calcext:value-type="float">
            <text:p>1.75876464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8]*[.$Q$7]" office:value-type="float" office:value="1.14" calcext:value-type="float">
            <text:p>1.14</text:p>
          </table:table-cell>
          <table:table-cell office:value-type="float" office:value="57" calcext:value-type="float">
            <text:p>57</text:p>
          </table:table-cell>
          <table:table-cell office:value-type="float" office:value="855" calcext:value-type="float">
            <text:p>855</text:p>
          </table:table-cell>
          <table:table-cell office:value-type="float" office:value="2628" calcext:value-type="float">
            <text:p>2628</text:p>
          </table:table-cell>
          <table:table-cell office:value-type="float" office:value="2223" calcext:value-type="float">
            <text:p>2223</text:p>
          </table:table-cell>
          <table:table-cell office:value-type="float" office:value="2207" calcext:value-type="float">
            <text:p>2207</text:p>
          </table:table-cell>
          <table:table-cell office:value-type="float" office:value="2061" calcext:value-type="float">
            <text:p>2061</text:p>
          </table:table-cell>
          <table:table-cell office:value-type="float" office:value="1818" calcext:value-type="float">
            <text:p>1818</text:p>
          </table:table-cell>
          <table:table-cell table:formula="of:=3.3*[.C58]/4096" office:value-type="float" office:value="0.6888427734375" calcext:value-type="float">
            <text:p>0.6888427734375</text:p>
          </table:table-cell>
          <table:table-cell table:formula="of:=3.3*[.D58]/4096" office:value-type="float" office:value="2.11728515625" calcext:value-type="float">
            <text:p>2.11728515625</text:p>
          </table:table-cell>
          <table:table-cell table:formula="of:=3.3*[.E58]/4096" office:value-type="float" office:value="1.7909912109375" calcext:value-type="float">
            <text:p>1.7909912109375</text:p>
          </table:table-cell>
          <table:table-cell office:value-type="float" office:value="57" calcext:value-type="float">
            <text:p>57</text:p>
          </table:table-cell>
          <table:table-cell table:formula="of:=1000*[.L58]*[.$R$7]" office:value-type="float" office:value="1.14" calcext:value-type="float">
            <text:p>1.14</text:p>
          </table:table-cell>
          <table:table-cell table:formula="of:=3.3*[.F58]/4096" office:value-type="float" office:value="1.7781005859375" calcext:value-type="float">
            <text:p>1.7781005859375</text:p>
          </table:table-cell>
          <table:table-cell table:formula="of:=3.3*[.G58]/4096" office:value-type="float" office:value="1.6604736328125" calcext:value-type="float">
            <text:p>1.6604736328125</text:p>
          </table:table-cell>
          <table:table-cell table:formula="of:=3.3*[.H58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59]*[.$Q$7]" office:value-type="float" office:value="1.16" calcext:value-type="float">
            <text:p>1.16</text:p>
          </table:table-cell>
          <table:table-cell office:value-type="float" office:value="58" calcext:value-type="float">
            <text:p>58</text:p>
          </table:table-cell>
          <table:table-cell office:value-type="float" office:value="777" calcext:value-type="float">
            <text:p>777</text:p>
          </table:table-cell>
          <table:table-cell office:value-type="float" office:value="3476" calcext:value-type="float">
            <text:p>3476</text:p>
          </table:table-cell>
          <table:table-cell office:value-type="float" office:value="807" calcext:value-type="float">
            <text:p>807</text:p>
          </table:table-cell>
          <table:table-cell office:value-type="float" office:value="2032" calcext:value-type="float">
            <text:p>2032</text:p>
          </table:table-cell>
          <table:table-cell office:value-type="float" office:value="835" calcext:value-type="float">
            <text:p>835</text:p>
          </table:table-cell>
          <table:table-cell office:value-type="float" office:value="1824" calcext:value-type="float">
            <text:p>1824</text:p>
          </table:table-cell>
          <table:table-cell table:formula="of:=3.3*[.C59]/4096" office:value-type="float" office:value="0.6260009765625" calcext:value-type="float">
            <text:p>0.6260009765625</text:p>
          </table:table-cell>
          <table:table-cell table:formula="of:=3.3*[.D59]/4096" office:value-type="float" office:value="2.80048828125" calcext:value-type="float">
            <text:p>2.80048828125</text:p>
          </table:table-cell>
          <table:table-cell table:formula="of:=3.3*[.E59]/4096" office:value-type="float" office:value="0.6501708984375" calcext:value-type="float">
            <text:p>0.6501708984375</text:p>
          </table:table-cell>
          <table:table-cell office:value-type="float" office:value="58" calcext:value-type="float">
            <text:p>58</text:p>
          </table:table-cell>
          <table:table-cell table:formula="of:=1000*[.L59]*[.$R$7]" office:value-type="float" office:value="1.16" calcext:value-type="float">
            <text:p>1.16</text:p>
          </table:table-cell>
          <table:table-cell table:formula="of:=3.3*[.F59]/4096" office:value-type="float" office:value="1.637109375" calcext:value-type="float">
            <text:p>1.637109375</text:p>
          </table:table-cell>
          <table:table-cell table:formula="of:=3.3*[.G59]/4096" office:value-type="float" office:value="0.6727294921875" calcext:value-type="float">
            <text:p>0.6727294921875</text:p>
          </table:table-cell>
          <table:table-cell table:formula="of:=3.3*[.H59]/4096" office:value-type="float" office:value="1.46953125" calcext:value-type="float">
            <text:p>1.4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0]*[.$Q$7]" office:value-type="float" office:value="1.18" calcext:value-type="float">
            <text:p>1.18</text:p>
          </table:table-cell>
          <table:table-cell office:value-type="float" office:value="59" calcext:value-type="float">
            <text:p>59</text:p>
          </table:table-cell>
          <table:table-cell office:value-type="float" office:value="729" calcext:value-type="float">
            <text:p>729</text:p>
          </table:table-cell>
          <table:table-cell office:value-type="float" office:value="2404" calcext:value-type="float">
            <text:p>2404</text:p>
          </table:table-cell>
          <table:table-cell office:value-type="float" office:value="1156" calcext:value-type="float">
            <text:p>1156</text:p>
          </table:table-cell>
          <table:table-cell office:value-type="float" office:value="1858" calcext:value-type="float">
            <text:p>1858</text:p>
          </table:table-cell>
          <table:table-cell office:value-type="float" office:value="1339" calcext:value-type="float">
            <text:p>1339</text:p>
          </table:table-cell>
          <table:table-cell office:value-type="float" office:value="2191" calcext:value-type="float">
            <text:p>2191</text:p>
          </table:table-cell>
          <table:table-cell table:formula="of:=3.3*[.C60]/4096" office:value-type="float" office:value="0.5873291015625" calcext:value-type="float">
            <text:p>0.5873291015625</text:p>
          </table:table-cell>
          <table:table-cell table:formula="of:=3.3*[.D60]/4096" office:value-type="float" office:value="1.93681640625" calcext:value-type="float">
            <text:p>1.93681640625</text:p>
          </table:table-cell>
          <table:table-cell table:formula="of:=3.3*[.E60]/4096" office:value-type="float" office:value="0.93134765625" calcext:value-type="float">
            <text:p>0.93134765625</text:p>
          </table:table-cell>
          <table:table-cell office:value-type="float" office:value="59" calcext:value-type="float">
            <text:p>59</text:p>
          </table:table-cell>
          <table:table-cell table:formula="of:=1000*[.L60]*[.$R$7]" office:value-type="float" office:value="1.18" calcext:value-type="float">
            <text:p>1.18</text:p>
          </table:table-cell>
          <table:table-cell table:formula="of:=3.3*[.F60]/4096" office:value-type="float" office:value="1.496923828125" calcext:value-type="float">
            <text:p>1.496923828125</text:p>
          </table:table-cell>
          <table:table-cell table:formula="of:=3.3*[.G60]/4096" office:value-type="float" office:value="1.0787841796875" calcext:value-type="float">
            <text:p>1.0787841796875</text:p>
          </table:table-cell>
          <table:table-cell table:formula="of:=3.3*[.H60]/4096" office:value-type="float" office:value="1.7652099609375" calcext:value-type="float">
            <text:p>1.765209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1]*[.$Q$7]"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696" calcext:value-type="float">
            <text:p>696</text:p>
          </table:table-cell>
          <table:table-cell office:value-type="float" office:value="890" calcext:value-type="float">
            <text:p>890</text:p>
          </table:table-cell>
          <table:table-cell office:value-type="float" office:value="2792" calcext:value-type="float">
            <text:p>2792</text:p>
          </table:table-cell>
          <table:table-cell office:value-type="float" office:value="1688" calcext:value-type="float">
            <text:p>1688</text:p>
          </table:table-cell>
          <table:table-cell office:value-type="float" office:value="2876" calcext:value-type="float">
            <text:p>2876</text:p>
          </table:table-cell>
          <table:table-cell office:value-type="float" office:value="2415" calcext:value-type="float">
            <text:p>2415</text:p>
          </table:table-cell>
          <table:table-cell table:formula="of:=3.3*[.C61]/4096" office:value-type="float" office:value="0.5607421875" calcext:value-type="float">
            <text:p>0.5607421875</text:p>
          </table:table-cell>
          <table:table-cell table:formula="of:=3.3*[.D61]/4096" office:value-type="float" office:value="0.717041015625" calcext:value-type="float">
            <text:p>0.717041015625</text:p>
          </table:table-cell>
          <table:table-cell table:formula="of:=3.3*[.E61]/4096" office:value-type="float" office:value="2.2494140625" calcext:value-type="float">
            <text:p>2.2494140625</text:p>
          </table:table-cell>
          <table:table-cell office:value-type="float" office:value="60" calcext:value-type="float">
            <text:p>60</text:p>
          </table:table-cell>
          <table:table-cell table:formula="of:=1000*[.L61]*[.$R$7]" office:value-type="float" office:value="1.2" calcext:value-type="float">
            <text:p>1.2</text:p>
          </table:table-cell>
          <table:table-cell table:formula="of:=3.3*[.F61]/4096" office:value-type="float" office:value="1.3599609375" calcext:value-type="float">
            <text:p>1.3599609375</text:p>
          </table:table-cell>
          <table:table-cell table:formula="of:=3.3*[.G61]/4096" office:value-type="float" office:value="2.31708984375" calcext:value-type="float">
            <text:p>2.31708984375</text:p>
          </table:table-cell>
          <table:table-cell table:formula="of:=3.3*[.H61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2]*[.$Q$7]" office:value-type="float" office:value="1.22" calcext:value-type="float">
            <text:p>1.22</text:p>
          </table:table-cell>
          <table:table-cell office:value-type="float" office:value="61" calcext:value-type="float">
            <text:p>61</text:p>
          </table:table-cell>
          <table:table-cell office:value-type="float" office:value="688" calcext:value-type="float">
            <text:p>688</text:p>
          </table:table-cell>
          <table:table-cell office:value-type="float" office:value="1028" calcext:value-type="float">
            <text:p>1028</text:p>
          </table:table-cell>
          <table:table-cell office:value-type="float" office:value="3449" calcext:value-type="float">
            <text:p>3449</text:p>
          </table:table-cell>
          <table:table-cell office:value-type="float" office:value="1523" calcext:value-type="float">
            <text:p>1523</text:p>
          </table:table-cell>
          <table:table-cell office:value-type="float" office:value="3320" calcext:value-type="float">
            <text:p>3320</text:p>
          </table:table-cell>
          <table:table-cell office:value-type="float" office:value="2182" calcext:value-type="float">
            <text:p>2182</text:p>
          </table:table-cell>
          <table:table-cell table:formula="of:=3.3*[.C62]/4096" office:value-type="float" office:value="0.554296875" calcext:value-type="float">
            <text:p>0.554296875</text:p>
          </table:table-cell>
          <table:table-cell table:formula="of:=3.3*[.D62]/4096" office:value-type="float" office:value="0.82822265625" calcext:value-type="float">
            <text:p>0.82822265625</text:p>
          </table:table-cell>
          <table:table-cell table:formula="of:=3.3*[.E62]/4096" office:value-type="float" office:value="2.7787353515625" calcext:value-type="float">
            <text:p>2.7787353515625</text:p>
          </table:table-cell>
          <table:table-cell office:value-type="float" office:value="61" calcext:value-type="float">
            <text:p>61</text:p>
          </table:table-cell>
          <table:table-cell table:formula="of:=1000*[.L62]*[.$R$7]" office:value-type="float" office:value="1.22" calcext:value-type="float">
            <text:p>1.22</text:p>
          </table:table-cell>
          <table:table-cell table:formula="of:=3.3*[.F62]/4096" office:value-type="float" office:value="1.2270263671875" calcext:value-type="float">
            <text:p>1.2270263671875</text:p>
          </table:table-cell>
          <table:table-cell table:formula="of:=3.3*[.G62]/4096" office:value-type="float" office:value="2.6748046875" calcext:value-type="float">
            <text:p>2.6748046875</text:p>
          </table:table-cell>
          <table:table-cell table:formula="of:=3.3*[.H62]/4096" office:value-type="float" office:value="1.757958984375" calcext:value-type="float">
            <text:p>1.7579589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3]*[.$Q$7]" office:value-type="float" office:value="1.24" calcext:value-type="float">
            <text:p>1.24</text:p>
          </table:table-cell>
          <table:table-cell office:value-type="float" office:value="62" calcext:value-type="float">
            <text:p>62</text:p>
          </table:table-cell>
          <table:table-cell office:value-type="float" office:value="703" calcext:value-type="float">
            <text:p>703</text:p>
          </table:table-cell>
          <table:table-cell office:value-type="float" office:value="2632" calcext:value-type="float">
            <text:p>2632</text:p>
          </table:table-cell>
          <table:table-cell office:value-type="float" office:value="2224" calcext:value-type="float">
            <text:p>2224</text:p>
          </table:table-cell>
          <table:table-cell office:value-type="float" office:value="1366" calcext:value-type="float">
            <text:p>1366</text:p>
          </table:table-cell>
          <table:table-cell office:value-type="float" office:value="2061" calcext:value-type="float">
            <text:p>2061</text:p>
          </table:table-cell>
          <table:table-cell office:value-type="float" office:value="1818" calcext:value-type="float">
            <text:p>1818</text:p>
          </table:table-cell>
          <table:table-cell table:formula="of:=3.3*[.C63]/4096" office:value-type="float" office:value="0.5663818359375" calcext:value-type="float">
            <text:p>0.5663818359375</text:p>
          </table:table-cell>
          <table:table-cell table:formula="of:=3.3*[.D63]/4096" office:value-type="float" office:value="2.1205078125" calcext:value-type="float">
            <text:p>2.1205078125</text:p>
          </table:table-cell>
          <table:table-cell table:formula="of:=3.3*[.E63]/4096" office:value-type="float" office:value="1.791796875" calcext:value-type="float">
            <text:p>1.791796875</text:p>
          </table:table-cell>
          <table:table-cell office:value-type="float" office:value="62" calcext:value-type="float">
            <text:p>62</text:p>
          </table:table-cell>
          <table:table-cell table:formula="of:=1000*[.L63]*[.$R$7]" office:value-type="float" office:value="1.24" calcext:value-type="float">
            <text:p>1.24</text:p>
          </table:table-cell>
          <table:table-cell table:formula="of:=3.3*[.F63]/4096" office:value-type="float" office:value="1.100537109375" calcext:value-type="float">
            <text:p>1.100537109375</text:p>
          </table:table-cell>
          <table:table-cell table:formula="of:=3.3*[.G63]/4096" office:value-type="float" office:value="1.6604736328125" calcext:value-type="float">
            <text:p>1.6604736328125</text:p>
          </table:table-cell>
          <table:table-cell table:formula="of:=3.3*[.H63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4]*[.$Q$7]" office:value-type="float" office:value="1.26" calcext:value-type="float">
            <text:p>1.26</text:p>
          </table:table-cell>
          <table:table-cell office:value-type="float" office:value="63" calcext:value-type="float">
            <text:p>63</text:p>
          </table:table-cell>
          <table:table-cell office:value-type="float" office:value="732" calcext:value-type="float">
            <text:p>732</text:p>
          </table:table-cell>
          <table:table-cell office:value-type="float" office:value="3479" calcext:value-type="float">
            <text:p>3479</text:p>
          </table:table-cell>
          <table:table-cell office:value-type="float" office:value="808" calcext:value-type="float">
            <text:p>808</text:p>
          </table:table-cell>
          <table:table-cell office:value-type="float" office:value="1223" calcext:value-type="float">
            <text:p>1223</text:p>
          </table:table-cell>
          <table:table-cell office:value-type="float" office:value="836" calcext:value-type="float">
            <text:p>836</text:p>
          </table:table-cell>
          <table:table-cell office:value-type="float" office:value="1823" calcext:value-type="float">
            <text:p>1823</text:p>
          </table:table-cell>
          <table:table-cell table:formula="of:=3.3*[.C64]/4096" office:value-type="float" office:value="0.58974609375" calcext:value-type="float">
            <text:p>0.58974609375</text:p>
          </table:table-cell>
          <table:table-cell table:formula="of:=3.3*[.D64]/4096" office:value-type="float" office:value="2.8029052734375" calcext:value-type="float">
            <text:p>2.8029052734375</text:p>
          </table:table-cell>
          <table:table-cell table:formula="of:=3.3*[.E64]/4096" office:value-type="float" office:value="0.6509765625" calcext:value-type="float">
            <text:p>0.6509765625</text:p>
          </table:table-cell>
          <table:table-cell office:value-type="float" office:value="63" calcext:value-type="float">
            <text:p>63</text:p>
          </table:table-cell>
          <table:table-cell table:formula="of:=1000*[.L64]*[.$R$7]" office:value-type="float" office:value="1.26" calcext:value-type="float">
            <text:p>1.26</text:p>
          </table:table-cell>
          <table:table-cell table:formula="of:=3.3*[.F64]/4096" office:value-type="float" office:value="0.9853271484375" calcext:value-type="float">
            <text:p>0.9853271484375</text:p>
          </table:table-cell>
          <table:table-cell table:formula="of:=3.3*[.G64]/4096" office:value-type="float" office:value="0.67353515625" calcext:value-type="float">
            <text:p>0.67353515625</text:p>
          </table:table-cell>
          <table:table-cell table:formula="of:=3.3*[.H64]/4096" office:value-type="float" office:value="1.4687255859375" calcext:value-type="float">
            <text:p>1.468725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5]*[.$Q$7]" office:value-type="float" office:value="1.28" calcext:value-type="float">
            <text:p>1.28</text:p>
          </table:table-cell>
          <table:table-cell office:value-type="float" office:value="64" calcext:value-type="float">
            <text:p>64</text:p>
          </table:table-cell>
          <table:table-cell office:value-type="float" office:value="792" calcext:value-type="float">
            <text:p>792</text:p>
          </table:table-cell>
          <table:table-cell office:value-type="float" office:value="2406" calcext:value-type="float">
            <text:p>2406</text:p>
          </table:table-cell>
          <table:table-cell office:value-type="float" office:value="1158" calcext:value-type="float">
            <text:p>1158</text:p>
          </table:table-cell>
          <table:table-cell office:value-type="float" office:value="1091" calcext:value-type="float">
            <text:p>1091</text:p>
          </table:table-cell>
          <table:table-cell office:value-type="float" office:value="1339" calcext:value-type="float">
            <text:p>1339</text:p>
          </table:table-cell>
          <table:table-cell office:value-type="float" office:value="2192" calcext:value-type="float">
            <text:p>2192</text:p>
          </table:table-cell>
          <table:table-cell table:formula="of:=3.3*[.C65]/4096" office:value-type="float" office:value="0.6380859375" calcext:value-type="float">
            <text:p>0.6380859375</text:p>
          </table:table-cell>
          <table:table-cell table:formula="of:=3.3*[.D65]/4096" office:value-type="float" office:value="1.938427734375" calcext:value-type="float">
            <text:p>1.938427734375</text:p>
          </table:table-cell>
          <table:table-cell table:formula="of:=3.3*[.E65]/4096" office:value-type="float" office:value="0.932958984375" calcext:value-type="float">
            <text:p>0.932958984375</text:p>
          </table:table-cell>
          <table:table-cell office:value-type="float" office:value="64" calcext:value-type="float">
            <text:p>64</text:p>
          </table:table-cell>
          <table:table-cell table:formula="of:=1000*[.L65]*[.$R$7]" office:value-type="float" office:value="1.28" calcext:value-type="float">
            <text:p>1.28</text:p>
          </table:table-cell>
          <table:table-cell table:formula="of:=3.3*[.F65]/4096" office:value-type="float" office:value="0.8789794921875" calcext:value-type="float">
            <text:p>0.8789794921875</text:p>
          </table:table-cell>
          <table:table-cell table:formula="of:=3.3*[.G65]/4096" office:value-type="float" office:value="1.0787841796875" calcext:value-type="float">
            <text:p>1.0787841796875</text:p>
          </table:table-cell>
          <table:table-cell table:formula="of:=3.3*[.H65]/4096" office:value-type="float" office:value="1.766015625" calcext:value-type="float">
            <text:p>1.766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6]*[.$Q$7]" office:value-type="float" office:value="1.3" calcext:value-type="float">
            <text:p>1.3</text:p>
          </table:table-cell>
          <table:table-cell office:value-type="float" office:value="65" calcext:value-type="float">
            <text:p>65</text:p>
          </table:table-cell>
          <table:table-cell office:value-type="float" office:value="870" calcext:value-type="float">
            <text:p>870</text:p>
          </table:table-cell>
          <table:table-cell office:value-type="float" office:value="891" calcext:value-type="float">
            <text:p>891</text:p>
          </table:table-cell>
          <table:table-cell office:value-type="float" office:value="2794" calcext:value-type="float">
            <text:p>2794</text:p>
          </table:table-cell>
          <table:table-cell office:value-type="float" office:value="977" calcext:value-type="float">
            <text:p>977</text:p>
          </table:table-cell>
          <table:table-cell office:value-type="float" office:value="2875" calcext:value-type="float">
            <text:p>2875</text:p>
          </table:table-cell>
          <table:table-cell office:value-type="float" office:value="2414" calcext:value-type="float">
            <text:p>2414</text:p>
          </table:table-cell>
          <table:table-cell table:formula="of:=3.3*[.C66]/4096" office:value-type="float" office:value="0.700927734375" calcext:value-type="float">
            <text:p>0.700927734375</text:p>
          </table:table-cell>
          <table:table-cell table:formula="of:=3.3*[.D66]/4096" office:value-type="float" office:value="0.7178466796875" calcext:value-type="float">
            <text:p>0.7178466796875</text:p>
          </table:table-cell>
          <table:table-cell table:formula="of:=3.3*[.E66]/4096" office:value-type="float" office:value="2.251025390625" calcext:value-type="float">
            <text:p>2.251025390625</text:p>
          </table:table-cell>
          <table:table-cell office:value-type="float" office:value="65" calcext:value-type="float">
            <text:p>65</text:p>
          </table:table-cell>
          <table:table-cell table:formula="of:=1000*[.L66]*[.$R$7]" office:value-type="float" office:value="1.3" calcext:value-type="float">
            <text:p>1.3</text:p>
          </table:table-cell>
          <table:table-cell table:formula="of:=3.3*[.F66]/4096" office:value-type="float" office:value="0.7871337890625" calcext:value-type="float">
            <text:p>0.7871337890625</text:p>
          </table:table-cell>
          <table:table-cell table:formula="of:=3.3*[.G66]/4096" office:value-type="float" office:value="2.3162841796875" calcext:value-type="float">
            <text:p>2.3162841796875</text:p>
          </table:table-cell>
          <table:table-cell table:formula="of:=3.3*[.H6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7]*[.$Q$7]" office:value-type="float" office:value="1.32" calcext:value-type="float">
            <text:p>1.32</text:p>
          </table:table-cell>
          <table:table-cell office:value-type="float" office:value="66" calcext:value-type="float">
            <text:p>66</text:p>
          </table:table-cell>
          <table:table-cell office:value-type="float" office:value="967" calcext:value-type="float">
            <text:p>967</text:p>
          </table:table-cell>
          <table:table-cell office:value-type="float" office:value="1026" calcext:value-type="float">
            <text:p>1026</text:p>
          </table:table-cell>
          <table:table-cell office:value-type="float" office:value="3451" calcext:value-type="float">
            <text:p>3451</text:p>
          </table:table-cell>
          <table:table-cell office:value-type="float" office:value="881" calcext:value-type="float">
            <text:p>881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formula="of:=3.3*[.C67]/4096" office:value-type="float" office:value="0.7790771484375" calcext:value-type="float">
            <text:p>0.7790771484375</text:p>
          </table:table-cell>
          <table:table-cell table:formula="of:=3.3*[.D67]/4096" office:value-type="float" office:value="0.826611328125" calcext:value-type="float">
            <text:p>0.826611328125</text:p>
          </table:table-cell>
          <table:table-cell table:formula="of:=3.3*[.E67]/4096" office:value-type="float" office:value="2.7803466796875" calcext:value-type="float">
            <text:p>2.7803466796875</text:p>
          </table:table-cell>
          <table:table-cell office:value-type="float" office:value="66" calcext:value-type="float">
            <text:p>66</text:p>
          </table:table-cell>
          <table:table-cell table:formula="of:=1000*[.L67]*[.$R$7]" office:value-type="float" office:value="1.32" calcext:value-type="float">
            <text:p>1.32</text:p>
          </table:table-cell>
          <table:table-cell table:formula="of:=3.3*[.F67]/4096" office:value-type="float" office:value="0.7097900390625" calcext:value-type="float">
            <text:p>0.7097900390625</text:p>
          </table:table-cell>
          <table:table-cell table:formula="of:=3.3*[.G67]/4096" office:value-type="float" office:value="2.676416015625" calcext:value-type="float">
            <text:p>2.676416015625</text:p>
          </table:table-cell>
          <table:table-cell table:formula="of:=3.3*[.H67]/4096" office:value-type="float" office:value="1.7571533203125" calcext:value-type="float">
            <text:p>1.75715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8]*[.$Q$7]" office:value-type="float" office:value="1.34" calcext:value-type="float">
            <text:p>1.34</text:p>
          </table:table-cell>
          <table:table-cell office:value-type="float" office:value="67" calcext:value-type="float">
            <text:p>67</text:p>
          </table:table-cell>
          <table:table-cell office:value-type="float" office:value="1079" calcext:value-type="float">
            <text:p>1079</text:p>
          </table:table-cell>
          <table:table-cell office:value-type="float" office:value="2628" calcext:value-type="float">
            <text:p>2628</text:p>
          </table:table-cell>
          <table:table-cell office:value-type="float" office:value="2220" calcext:value-type="float">
            <text:p>2220</text:p>
          </table:table-cell>
          <table:table-cell office:value-type="float" office:value="801" calcext:value-type="float">
            <text:p>801</text:p>
          </table:table-cell>
          <table:table-cell office:value-type="float" office:value="2062" calcext:value-type="float">
            <text:p>2062</text:p>
          </table:table-cell>
          <table:table-cell office:value-type="float" office:value="1818" calcext:value-type="float">
            <text:p>1818</text:p>
          </table:table-cell>
          <table:table-cell table:formula="of:=3.3*[.C68]/4096" office:value-type="float" office:value="0.8693115234375" calcext:value-type="float">
            <text:p>0.8693115234375</text:p>
          </table:table-cell>
          <table:table-cell table:formula="of:=3.3*[.D68]/4096" office:value-type="float" office:value="2.11728515625" calcext:value-type="float">
            <text:p>2.11728515625</text:p>
          </table:table-cell>
          <table:table-cell table:formula="of:=3.3*[.E68]/4096" office:value-type="float" office:value="1.78857421875" calcext:value-type="float">
            <text:p>1.78857421875</text:p>
          </table:table-cell>
          <table:table-cell office:value-type="float" office:value="67" calcext:value-type="float">
            <text:p>67</text:p>
          </table:table-cell>
          <table:table-cell table:formula="of:=1000*[.L68]*[.$R$7]" office:value-type="float" office:value="1.34" calcext:value-type="float">
            <text:p>1.34</text:p>
          </table:table-cell>
          <table:table-cell table:formula="of:=3.3*[.F68]/4096" office:value-type="float" office:value="0.6453369140625" calcext:value-type="float">
            <text:p>0.6453369140625</text:p>
          </table:table-cell>
          <table:table-cell table:formula="of:=3.3*[.G68]/4096" office:value-type="float" office:value="1.661279296875" calcext:value-type="float">
            <text:p>1.661279296875</text:p>
          </table:table-cell>
          <table:table-cell table:formula="of:=3.3*[.H68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69]*[.$Q$7]" office:value-type="float" office:value="1.36" calcext:value-type="float">
            <text:p>1.36</text:p>
          </table:table-cell>
          <table:table-cell office:value-type="float" office:value="68" calcext:value-type="float">
            <text:p>68</text:p>
          </table:table-cell>
          <table:table-cell office:value-type="float" office:value="1210" calcext:value-type="float">
            <text:p>1210</text:p>
          </table:table-cell>
          <table:table-cell office:value-type="float" office:value="3479" calcext:value-type="float">
            <text:p>3479</text:p>
          </table:table-cell>
          <table:table-cell office:value-type="float" office:value="806" calcext:value-type="float">
            <text:p>806</text:p>
          </table:table-cell>
          <table:table-cell office:value-type="float" office:value="743" calcext:value-type="float">
            <text:p>743</text:p>
          </table:table-cell>
          <table:table-cell office:value-type="float" office:value="837" calcext:value-type="float">
            <text:p>837</text:p>
          </table:table-cell>
          <table:table-cell office:value-type="float" office:value="1823" calcext:value-type="float">
            <text:p>1823</text:p>
          </table:table-cell>
          <table:table-cell table:formula="of:=3.3*[.C69]/4096" office:value-type="float" office:value="0.974853515625" calcext:value-type="float">
            <text:p>0.974853515625</text:p>
          </table:table-cell>
          <table:table-cell table:formula="of:=3.3*[.D69]/4096" office:value-type="float" office:value="2.8029052734375" calcext:value-type="float">
            <text:p>2.8029052734375</text:p>
          </table:table-cell>
          <table:table-cell table:formula="of:=3.3*[.E69]/4096" office:value-type="float" office:value="0.649365234375" calcext:value-type="float">
            <text:p>0.649365234375</text:p>
          </table:table-cell>
          <table:table-cell office:value-type="float" office:value="68" calcext:value-type="float">
            <text:p>68</text:p>
          </table:table-cell>
          <table:table-cell table:formula="of:=1000*[.L69]*[.$R$7]" office:value-type="float" office:value="1.36" calcext:value-type="float">
            <text:p>1.36</text:p>
          </table:table-cell>
          <table:table-cell table:formula="of:=3.3*[.F69]/4096" office:value-type="float" office:value="0.5986083984375" calcext:value-type="float">
            <text:p>0.5986083984375</text:p>
          </table:table-cell>
          <table:table-cell table:formula="of:=3.3*[.G69]/4096" office:value-type="float" office:value="0.6743408203125" calcext:value-type="float">
            <text:p>0.6743408203125</text:p>
          </table:table-cell>
          <table:table-cell table:formula="of:=3.3*[.H69]/4096" office:value-type="float" office:value="1.4687255859375" calcext:value-type="float">
            <text:p>1.468725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0]*[.$Q$7]" office:value-type="float" office:value="1.38" calcext:value-type="float">
            <text:p>1.38</text:p>
          </table:table-cell>
          <table:table-cell office:value-type="float" office:value="69" calcext:value-type="float">
            <text:p>69</text:p>
          </table:table-cell>
          <table:table-cell office:value-type="float" office:value="1350" calcext:value-type="float">
            <text:p>1350</text:p>
          </table:table-cell>
          <table:table-cell office:value-type="float" office:value="2405" calcext:value-type="float">
            <text:p>2405</text:p>
          </table:table-cell>
          <table:table-cell office:value-type="float" office:value="1164" calcext:value-type="float">
            <text:p>1164</text:p>
          </table:table-cell>
          <table:table-cell office:value-type="float" office:value="706" calcext:value-type="float">
            <text:p>706</text:p>
          </table:table-cell>
          <table:table-cell office:value-type="float" office:value="1337" calcext:value-type="float">
            <text:p>1337</text:p>
          </table:table-cell>
          <table:table-cell office:value-type="float" office:value="2193" calcext:value-type="float">
            <text:p>2193</text:p>
          </table:table-cell>
          <table:table-cell table:formula="of:=3.3*[.C70]/4096" office:value-type="float" office:value="1.087646484375" calcext:value-type="float">
            <text:p>1.087646484375</text:p>
          </table:table-cell>
          <table:table-cell table:formula="of:=3.3*[.D70]/4096" office:value-type="float" office:value="1.9376220703125" calcext:value-type="float">
            <text:p>1.9376220703125</text:p>
          </table:table-cell>
          <table:table-cell table:formula="of:=3.3*[.E70]/4096" office:value-type="float" office:value="0.93779296875" calcext:value-type="float">
            <text:p>0.93779296875</text:p>
          </table:table-cell>
          <table:table-cell office:value-type="float" office:value="69" calcext:value-type="float">
            <text:p>69</text:p>
          </table:table-cell>
          <table:table-cell table:formula="of:=1000*[.L70]*[.$R$7]" office:value-type="float" office:value="1.38" calcext:value-type="float">
            <text:p>1.38</text:p>
          </table:table-cell>
          <table:table-cell table:formula="of:=3.3*[.F70]/4096" office:value-type="float" office:value="0.568798828125" calcext:value-type="float">
            <text:p>0.568798828125</text:p>
          </table:table-cell>
          <table:table-cell table:formula="of:=3.3*[.G70]/4096" office:value-type="float" office:value="1.0771728515625" calcext:value-type="float">
            <text:p>1.0771728515625</text:p>
          </table:table-cell>
          <table:table-cell table:formula="of:=3.3*[.H70]/4096" office:value-type="float" office:value="1.7668212890625" calcext:value-type="float">
            <text:p>1.766821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1]*[.$Q$7]" office:value-type="float" office:value="1.4" calcext:value-type="float">
            <text:p>1.4</text:p>
          </table:table-cell>
          <table:table-cell office:value-type="float" office:value="70" calcext:value-type="float">
            <text:p>70</text:p>
          </table:table-cell>
          <table:table-cell office:value-type="float" office:value="1508" calcext:value-type="float">
            <text:p>1508</text:p>
          </table:table-cell>
          <table:table-cell office:value-type="float" office:value="890" calcext:value-type="float">
            <text:p>890</text:p>
          </table:table-cell>
          <table:table-cell office:value-type="float" office:value="2798" calcext:value-type="float">
            <text:p>2798</text:p>
          </table:table-cell>
          <table:table-cell office:value-type="float" office:value="691" calcext:value-type="float">
            <text:p>691</text:p>
          </table:table-cell>
          <table:table-cell office:value-type="float" office:value="2874" calcext:value-type="float">
            <text:p>2874</text:p>
          </table:table-cell>
          <table:table-cell office:value-type="float" office:value="2413" calcext:value-type="float">
            <text:p>2413</text:p>
          </table:table-cell>
          <table:table-cell table:formula="of:=3.3*[.C71]/4096" office:value-type="float" office:value="1.21494140625" calcext:value-type="float">
            <text:p>1.21494140625</text:p>
          </table:table-cell>
          <table:table-cell table:formula="of:=3.3*[.D71]/4096" office:value-type="float" office:value="0.717041015625" calcext:value-type="float">
            <text:p>0.717041015625</text:p>
          </table:table-cell>
          <table:table-cell table:formula="of:=3.3*[.E71]/4096" office:value-type="float" office:value="2.254248046875" calcext:value-type="float">
            <text:p>2.254248046875</text:p>
          </table:table-cell>
          <table:table-cell office:value-type="float" office:value="70" calcext:value-type="float">
            <text:p>70</text:p>
          </table:table-cell>
          <table:table-cell table:formula="of:=1000*[.L71]*[.$R$7]" office:value-type="float" office:value="1.4" calcext:value-type="float">
            <text:p>1.4</text:p>
          </table:table-cell>
          <table:table-cell table:formula="of:=3.3*[.F71]/4096" office:value-type="float" office:value="0.5567138671875" calcext:value-type="float">
            <text:p>0.5567138671875</text:p>
          </table:table-cell>
          <table:table-cell table:formula="of:=3.3*[.G71]/4096" office:value-type="float" office:value="2.315478515625" calcext:value-type="float">
            <text:p>2.315478515625</text:p>
          </table:table-cell>
          <table:table-cell table:formula="of:=3.3*[.H7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2]*[.$Q$7]" office:value-type="float" office:value="1.42" calcext:value-type="float">
            <text:p>1.42</text:p>
          </table:table-cell>
          <table:table-cell office:value-type="float" office:value="71" calcext:value-type="float">
            <text:p>71</text:p>
          </table:table-cell>
          <table:table-cell office:value-type="float" office:value="1673" calcext:value-type="float">
            <text:p>1673</text:p>
          </table:table-cell>
          <table:table-cell office:value-type="float" office:value="1029" calcext:value-type="float">
            <text:p>1029</text:p>
          </table:table-cell>
          <table:table-cell office:value-type="float" office:value="3448" calcext:value-type="float">
            <text:p>3448</text:p>
          </table:table-cell>
          <table:table-cell office:value-type="float" office:value="699" calcext:value-type="float">
            <text:p>699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formula="of:=3.3*[.C72]/4096" office:value-type="float" office:value="1.3478759765625" calcext:value-type="float">
            <text:p>1.3478759765625</text:p>
          </table:table-cell>
          <table:table-cell table:formula="of:=3.3*[.D72]/4096" office:value-type="float" office:value="0.8290283203125" calcext:value-type="float">
            <text:p>0.8290283203125</text:p>
          </table:table-cell>
          <table:table-cell table:formula="of:=3.3*[.E72]/4096" office:value-type="float" office:value="2.7779296875" calcext:value-type="float">
            <text:p>2.7779296875</text:p>
          </table:table-cell>
          <table:table-cell office:value-type="float" office:value="71" calcext:value-type="float">
            <text:p>71</text:p>
          </table:table-cell>
          <table:table-cell table:formula="of:=1000*[.L72]*[.$R$7]" office:value-type="float" office:value="1.42" calcext:value-type="float">
            <text:p>1.42</text:p>
          </table:table-cell>
          <table:table-cell table:formula="of:=3.3*[.F72]/4096" office:value-type="float" office:value="0.5631591796875" calcext:value-type="float">
            <text:p>0.5631591796875</text:p>
          </table:table-cell>
          <table:table-cell table:formula="of:=3.3*[.G72]/4096" office:value-type="float" office:value="2.676416015625" calcext:value-type="float">
            <text:p>2.676416015625</text:p>
          </table:table-cell>
          <table:table-cell table:formula="of:=3.3*[.H72]/4096" office:value-type="float" office:value="1.7571533203125" calcext:value-type="float">
            <text:p>1.75715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3]*[.$Q$7]" office:value-type="float" office:value="1.44" calcext:value-type="float">
            <text:p>1.44</text:p>
          </table:table-cell>
          <table:table-cell office:value-type="float" office:value="72" calcext:value-type="float">
            <text:p>72</text:p>
          </table:table-cell>
          <table:table-cell office:value-type="float" office:value="1839" calcext:value-type="float">
            <text:p>1839</text:p>
          </table:table-cell>
          <table:table-cell office:value-type="float" office:value="2623" calcext:value-type="float">
            <text:p>2623</text:p>
          </table:table-cell>
          <table:table-cell office:value-type="float" office:value="2217" calcext:value-type="float">
            <text:p>2217</text:p>
          </table:table-cell>
          <table:table-cell office:value-type="float" office:value="726" calcext:value-type="float">
            <text:p>726</text:p>
          </table:table-cell>
          <table:table-cell office:value-type="float" office:value="2063" calcext:value-type="float">
            <text:p>2063</text:p>
          </table:table-cell>
          <table:table-cell office:value-type="float" office:value="1818" calcext:value-type="float">
            <text:p>1818</text:p>
          </table:table-cell>
          <table:table-cell table:formula="of:=3.3*[.C73]/4096" office:value-type="float" office:value="1.4816162109375" calcext:value-type="float">
            <text:p>1.4816162109375</text:p>
          </table:table-cell>
          <table:table-cell table:formula="of:=3.3*[.D73]/4096" office:value-type="float" office:value="2.1132568359375" calcext:value-type="float">
            <text:p>2.1132568359375</text:p>
          </table:table-cell>
          <table:table-cell table:formula="of:=3.3*[.E73]/4096" office:value-type="float" office:value="1.7861572265625" calcext:value-type="float">
            <text:p>1.7861572265625</text:p>
          </table:table-cell>
          <table:table-cell office:value-type="float" office:value="72" calcext:value-type="float">
            <text:p>72</text:p>
          </table:table-cell>
          <table:table-cell table:formula="of:=1000*[.L73]*[.$R$7]" office:value-type="float" office:value="1.44" calcext:value-type="float">
            <text:p>1.44</text:p>
          </table:table-cell>
          <table:table-cell table:formula="of:=3.3*[.F73]/4096" office:value-type="float" office:value="0.584912109375" calcext:value-type="float">
            <text:p>0.584912109375</text:p>
          </table:table-cell>
          <table:table-cell table:formula="of:=3.3*[.G73]/4096" office:value-type="float" office:value="1.6620849609375" calcext:value-type="float">
            <text:p>1.6620849609375</text:p>
          </table:table-cell>
          <table:table-cell table:formula="of:=3.3*[.H73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4]*[.$Q$7]" office:value-type="float" office:value="1.46" calcext:value-type="float">
            <text:p>1.46</text:p>
          </table:table-cell>
          <table:table-cell office:value-type="float" office:value="73" calcext:value-type="float">
            <text:p>73</text:p>
          </table:table-cell>
          <table:table-cell office:value-type="float" office:value="2013" calcext:value-type="float">
            <text:p>2013</text:p>
          </table:table-cell>
          <table:table-cell office:value-type="float" office:value="3476" calcext:value-type="float">
            <text:p>3476</text:p>
          </table:table-cell>
          <table:table-cell office:value-type="float" office:value="802" calcext:value-type="float">
            <text:p>802</text:p>
          </table:table-cell>
          <table:table-cell office:value-type="float" office:value="778" calcext:value-type="float">
            <text:p>778</text:p>
          </table:table-cell>
          <table:table-cell office:value-type="float" office:value="837" calcext:value-type="float">
            <text:p>837</text:p>
          </table:table-cell>
          <table:table-cell office:value-type="float" office:value="1826" calcext:value-type="float">
            <text:p>1826</text:p>
          </table:table-cell>
          <table:table-cell table:formula="of:=3.3*[.C74]/4096" office:value-type="float" office:value="1.6218017578125" calcext:value-type="float">
            <text:p>1.6218017578125</text:p>
          </table:table-cell>
          <table:table-cell table:formula="of:=3.3*[.D74]/4096" office:value-type="float" office:value="2.80048828125" calcext:value-type="float">
            <text:p>2.80048828125</text:p>
          </table:table-cell>
          <table:table-cell table:formula="of:=3.3*[.E74]/4096" office:value-type="float" office:value="0.646142578125" calcext:value-type="float">
            <text:p>0.646142578125</text:p>
          </table:table-cell>
          <table:table-cell office:value-type="float" office:value="73" calcext:value-type="float">
            <text:p>73</text:p>
          </table:table-cell>
          <table:table-cell table:formula="of:=1000*[.L74]*[.$R$7]" office:value-type="float" office:value="1.46" calcext:value-type="float">
            <text:p>1.46</text:p>
          </table:table-cell>
          <table:table-cell table:formula="of:=3.3*[.F74]/4096" office:value-type="float" office:value="0.626806640625" calcext:value-type="float">
            <text:p>0.626806640625</text:p>
          </table:table-cell>
          <table:table-cell table:formula="of:=3.3*[.G74]/4096" office:value-type="float" office:value="0.6743408203125" calcext:value-type="float">
            <text:p>0.6743408203125</text:p>
          </table:table-cell>
          <table:table-cell table:formula="of:=3.3*[.H74]/4096" office:value-type="float" office:value="1.471142578125" calcext:value-type="float">
            <text:p>1.47114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5]*[.$Q$7]" office:value-type="float" office:value="1.48" calcext:value-type="float">
            <text:p>1.48</text:p>
          </table:table-cell>
          <table:table-cell office:value-type="float" office:value="74" calcext:value-type="float">
            <text:p>74</text:p>
          </table:table-cell>
          <table:table-cell office:value-type="float" office:value="2191" calcext:value-type="float">
            <text:p>2191</text:p>
          </table:table-cell>
          <table:table-cell office:value-type="float" office:value="2404" calcext:value-type="float">
            <text:p>2404</text:p>
          </table:table-cell>
          <table:table-cell office:value-type="float" office:value="1163" calcext:value-type="float">
            <text:p>1163</text:p>
          </table:table-cell>
          <table:table-cell office:value-type="float" office:value="848" calcext:value-type="float">
            <text:p>848</text:p>
          </table:table-cell>
          <table:table-cell office:value-type="float" office:value="1336" calcext:value-type="float">
            <text:p>1336</text:p>
          </table:table-cell>
          <table:table-cell office:value-type="float" office:value="2195" calcext:value-type="float">
            <text:p>2195</text:p>
          </table:table-cell>
          <table:table-cell table:formula="of:=3.3*[.C75]/4096" office:value-type="float" office:value="1.7652099609375" calcext:value-type="float">
            <text:p>1.7652099609375</text:p>
          </table:table-cell>
          <table:table-cell table:formula="of:=3.3*[.D75]/4096" office:value-type="float" office:value="1.93681640625" calcext:value-type="float">
            <text:p>1.93681640625</text:p>
          </table:table-cell>
          <table:table-cell table:formula="of:=3.3*[.E75]/4096" office:value-type="float" office:value="0.9369873046875" calcext:value-type="float">
            <text:p>0.9369873046875</text:p>
          </table:table-cell>
          <table:table-cell office:value-type="float" office:value="74" calcext:value-type="float">
            <text:p>74</text:p>
          </table:table-cell>
          <table:table-cell table:formula="of:=1000*[.L75]*[.$R$7]" office:value-type="float" office:value="1.48" calcext:value-type="float">
            <text:p>1.48</text:p>
          </table:table-cell>
          <table:table-cell table:formula="of:=3.3*[.F75]/4096" office:value-type="float" office:value="0.683203125" calcext:value-type="float">
            <text:p>0.683203125</text:p>
          </table:table-cell>
          <table:table-cell table:formula="of:=3.3*[.G75]/4096" office:value-type="float" office:value="1.0763671875" calcext:value-type="float">
            <text:p>1.0763671875</text:p>
          </table:table-cell>
          <table:table-cell table:formula="of:=3.3*[.H75]/4096" office:value-type="float" office:value="1.7684326171875" calcext:value-type="float">
            <text:p>1.768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6]*[.$Q$7]"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office:value-type="float" office:value="2362" calcext:value-type="float">
            <text:p>2362</text:p>
          </table:table-cell>
          <table:table-cell office:value-type="float" office:value="894" calcext:value-type="float">
            <text:p>894</text:p>
          </table:table-cell>
          <table:table-cell office:value-type="float" office:value="2800" calcext:value-type="float">
            <text:p>2800</text:p>
          </table:table-cell>
          <table:table-cell office:value-type="float" office:value="938" calcext:value-type="float">
            <text:p>938</text:p>
          </table:table-cell>
          <table:table-cell office:value-type="float" office:value="2873" calcext:value-type="float">
            <text:p>2873</text:p>
          </table:table-cell>
          <table:table-cell office:value-type="float" office:value="2414" calcext:value-type="float">
            <text:p>2414</text:p>
          </table:table-cell>
          <table:table-cell table:formula="of:=3.3*[.C76]/4096" office:value-type="float" office:value="1.902978515625" calcext:value-type="float">
            <text:p>1.902978515625</text:p>
          </table:table-cell>
          <table:table-cell table:formula="of:=3.3*[.D76]/4096" office:value-type="float" office:value="0.720263671875" calcext:value-type="float">
            <text:p>0.720263671875</text:p>
          </table:table-cell>
          <table:table-cell table:formula="of:=3.3*[.E76]/4096" office:value-type="float" office:value="2.255859375" calcext:value-type="float">
            <text:p>2.255859375</text:p>
          </table:table-cell>
          <table:table-cell office:value-type="float" office:value="75" calcext:value-type="float">
            <text:p>75</text:p>
          </table:table-cell>
          <table:table-cell table:formula="of:=1000*[.L76]*[.$R$7]" office:value-type="float" office:value="1.5" calcext:value-type="float">
            <text:p>1.5</text:p>
          </table:table-cell>
          <table:table-cell table:formula="of:=3.3*[.F76]/4096" office:value-type="float" office:value="0.755712890625" calcext:value-type="float">
            <text:p>0.755712890625</text:p>
          </table:table-cell>
          <table:table-cell table:formula="of:=3.3*[.G76]/4096" office:value-type="float" office:value="2.3146728515625" calcext:value-type="float">
            <text:p>2.3146728515625</text:p>
          </table:table-cell>
          <table:table-cell table:formula="of:=3.3*[.H7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7]*[.$Q$7]" office:value-type="float" office:value="1.52" calcext:value-type="float">
            <text:p>1.52</text:p>
          </table:table-cell>
          <table:table-cell office:value-type="float" office:value="76" calcext:value-type="float">
            <text:p>76</text:p>
          </table:table-cell>
          <table:table-cell office:value-type="float" office:value="2532" calcext:value-type="float">
            <text:p>2532</text:p>
          </table:table-cell>
          <table:table-cell office:value-type="float" office:value="1028" calcext:value-type="float">
            <text:p>1028</text:p>
          </table:table-cell>
          <table:table-cell office:value-type="float" office:value="3449" calcext:value-type="float">
            <text:p>3449</text:p>
          </table:table-cell>
          <table:table-cell office:value-type="float" office:value="1047" calcext:value-type="float">
            <text:p>1047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formula="of:=3.3*[.C77]/4096" office:value-type="float" office:value="2.03994140625" calcext:value-type="float">
            <text:p>2.03994140625</text:p>
          </table:table-cell>
          <table:table-cell table:formula="of:=3.3*[.D77]/4096" office:value-type="float" office:value="0.82822265625" calcext:value-type="float">
            <text:p>0.82822265625</text:p>
          </table:table-cell>
          <table:table-cell table:formula="of:=3.3*[.E77]/4096" office:value-type="float" office:value="2.7787353515625" calcext:value-type="float">
            <text:p>2.7787353515625</text:p>
          </table:table-cell>
          <table:table-cell office:value-type="float" office:value="76" calcext:value-type="float">
            <text:p>76</text:p>
          </table:table-cell>
          <table:table-cell table:formula="of:=1000*[.L77]*[.$R$7]" office:value-type="float" office:value="1.52" calcext:value-type="float">
            <text:p>1.52</text:p>
          </table:table-cell>
          <table:table-cell table:formula="of:=3.3*[.F77]/4096" office:value-type="float" office:value="0.8435302734375" calcext:value-type="float">
            <text:p>0.8435302734375</text:p>
          </table:table-cell>
          <table:table-cell table:formula="of:=3.3*[.G77]/4096" office:value-type="float" office:value="2.676416015625" calcext:value-type="float">
            <text:p>2.676416015625</text:p>
          </table:table-cell>
          <table:table-cell table:formula="of:=3.3*[.H77]/4096" office:value-type="float" office:value="1.7571533203125" calcext:value-type="float">
            <text:p>1.75715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8]*[.$Q$7]" office:value-type="float" office:value="1.54" calcext:value-type="float">
            <text:p>1.54</text:p>
          </table:table-cell>
          <table:table-cell office:value-type="float" office:value="77" calcext:value-type="float">
            <text:p>77</text:p>
          </table:table-cell>
          <table:table-cell office:value-type="float" office:value="2695" calcext:value-type="float">
            <text:p>2695</text:p>
          </table:table-cell>
          <table:table-cell office:value-type="float" office:value="2630" calcext:value-type="float">
            <text:p>2630</text:p>
          </table:table-cell>
          <table:table-cell office:value-type="float" office:value="2220" calcext:value-type="float">
            <text:p>2220</text:p>
          </table:table-cell>
          <table:table-cell office:value-type="float" office:value="1171" calcext:value-type="float">
            <text:p>1171</text:p>
          </table:table-cell>
          <table:table-cell office:value-type="float" office:value="2063" calcext:value-type="float">
            <text:p>2063</text:p>
          </table:table-cell>
          <table:table-cell office:value-type="float" office:value="1818" calcext:value-type="float">
            <text:p>1818</text:p>
          </table:table-cell>
          <table:table-cell table:formula="of:=3.3*[.C78]/4096" office:value-type="float" office:value="2.1712646484375" calcext:value-type="float">
            <text:p>2.1712646484375</text:p>
          </table:table-cell>
          <table:table-cell table:formula="of:=3.3*[.D78]/4096" office:value-type="float" office:value="2.118896484375" calcext:value-type="float">
            <text:p>2.118896484375</text:p>
          </table:table-cell>
          <table:table-cell table:formula="of:=3.3*[.E78]/4096" office:value-type="float" office:value="1.78857421875" calcext:value-type="float">
            <text:p>1.78857421875</text:p>
          </table:table-cell>
          <table:table-cell office:value-type="float" office:value="77" calcext:value-type="float">
            <text:p>77</text:p>
          </table:table-cell>
          <table:table-cell table:formula="of:=1000*[.L78]*[.$R$7]" office:value-type="float" office:value="1.54" calcext:value-type="float">
            <text:p>1.54</text:p>
          </table:table-cell>
          <table:table-cell table:formula="of:=3.3*[.F78]/4096" office:value-type="float" office:value="0.9434326171875" calcext:value-type="float">
            <text:p>0.9434326171875</text:p>
          </table:table-cell>
          <table:table-cell table:formula="of:=3.3*[.G78]/4096" office:value-type="float" office:value="1.6620849609375" calcext:value-type="float">
            <text:p>1.6620849609375</text:p>
          </table:table-cell>
          <table:table-cell table:formula="of:=3.3*[.H78]/4096" office:value-type="float" office:value="1.464697265625" calcext:value-type="float">
            <text:p>1.464697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79]*[.$Q$7]" office:value-type="float" office:value="1.56" calcext:value-type="float">
            <text:p>1.56</text:p>
          </table:table-cell>
          <table:table-cell office:value-type="float" office:value="78" calcext:value-type="float">
            <text:p>78</text:p>
          </table:table-cell>
          <table:table-cell office:value-type="float" office:value="2848" calcext:value-type="float">
            <text:p>2848</text:p>
          </table:table-cell>
          <table:table-cell office:value-type="float" office:value="3477" calcext:value-type="float">
            <text:p>3477</text:p>
          </table:table-cell>
          <table:table-cell office:value-type="float" office:value="803" calcext:value-type="float">
            <text:p>803</text:p>
          </table:table-cell>
          <table:table-cell office:value-type="float" office:value="1309" calcext:value-type="float">
            <text:p>1309</text:p>
          </table:table-cell>
          <table:table-cell office:value-type="float" office:value="836" calcext:value-type="float">
            <text:p>836</text:p>
          </table:table-cell>
          <table:table-cell office:value-type="float" office:value="1825" calcext:value-type="float">
            <text:p>1825</text:p>
          </table:table-cell>
          <table:table-cell table:formula="of:=3.3*[.C79]/4096" office:value-type="float" office:value="2.29453125" calcext:value-type="float">
            <text:p>2.29453125</text:p>
          </table:table-cell>
          <table:table-cell table:formula="of:=3.3*[.D79]/4096" office:value-type="float" office:value="2.8012939453125" calcext:value-type="float">
            <text:p>2.8012939453125</text:p>
          </table:table-cell>
          <table:table-cell table:formula="of:=3.3*[.E79]/4096" office:value-type="float" office:value="0.6469482421875" calcext:value-type="float">
            <text:p>0.6469482421875</text:p>
          </table:table-cell>
          <table:table-cell office:value-type="float" office:value="78" calcext:value-type="float">
            <text:p>78</text:p>
          </table:table-cell>
          <table:table-cell table:formula="of:=1000*[.L79]*[.$R$7]" office:value-type="float" office:value="1.56" calcext:value-type="float">
            <text:p>1.56</text:p>
          </table:table-cell>
          <table:table-cell table:formula="of:=3.3*[.F79]/4096" office:value-type="float" office:value="1.0546142578125" calcext:value-type="float">
            <text:p>1.0546142578125</text:p>
          </table:table-cell>
          <table:table-cell table:formula="of:=3.3*[.G79]/4096" office:value-type="float" office:value="0.67353515625" calcext:value-type="float">
            <text:p>0.67353515625</text:p>
          </table:table-cell>
          <table:table-cell table:formula="of:=3.3*[.H79]/4096" office:value-type="float" office:value="1.4703369140625" calcext:value-type="float">
            <text:p>1.47033691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0]*[.$Q$7]" office:value-type="float" office:value="1.58" calcext:value-type="float">
            <text:p>1.58</text:p>
          </table:table-cell>
          <table:table-cell office:value-type="float" office:value="79" calcext:value-type="float">
            <text:p>79</text:p>
          </table:table-cell>
          <table:table-cell office:value-type="float" office:value="2986" calcext:value-type="float">
            <text:p>2986</text:p>
          </table:table-cell>
          <table:table-cell office:value-type="float" office:value="2403" calcext:value-type="float">
            <text:p>2403</text:p>
          </table:table-cell>
          <table:table-cell office:value-type="float" office:value="1163" calcext:value-type="float">
            <text:p>1163</text:p>
          </table:table-cell>
          <table:table-cell office:value-type="float" office:value="1462" calcext:value-type="float">
            <text:p>1462</text:p>
          </table:table-cell>
          <table:table-cell office:value-type="float" office:value="1336" calcext:value-type="float">
            <text:p>1336</text:p>
          </table:table-cell>
          <table:table-cell office:value-type="float" office:value="2194" calcext:value-type="float">
            <text:p>2194</text:p>
          </table:table-cell>
          <table:table-cell table:formula="of:=3.3*[.C80]/4096" office:value-type="float" office:value="2.405712890625" calcext:value-type="float">
            <text:p>2.405712890625</text:p>
          </table:table-cell>
          <table:table-cell table:formula="of:=3.3*[.D80]/4096" office:value-type="float" office:value="1.9360107421875" calcext:value-type="float">
            <text:p>1.9360107421875</text:p>
          </table:table-cell>
          <table:table-cell table:formula="of:=3.3*[.E80]/4096" office:value-type="float" office:value="0.9369873046875" calcext:value-type="float">
            <text:p>0.9369873046875</text:p>
          </table:table-cell>
          <table:table-cell office:value-type="float" office:value="79" calcext:value-type="float">
            <text:p>79</text:p>
          </table:table-cell>
          <table:table-cell table:formula="of:=1000*[.L80]*[.$R$7]" office:value-type="float" office:value="1.58" calcext:value-type="float">
            <text:p>1.58</text:p>
          </table:table-cell>
          <table:table-cell table:formula="of:=3.3*[.F80]/4096" office:value-type="float" office:value="1.177880859375" calcext:value-type="float">
            <text:p>1.177880859375</text:p>
          </table:table-cell>
          <table:table-cell table:formula="of:=3.3*[.G80]/4096" office:value-type="float" office:value="1.0763671875" calcext:value-type="float">
            <text:p>1.0763671875</text:p>
          </table:table-cell>
          <table:table-cell table:formula="of:=3.3*[.H80]/4096" office:value-type="float" office:value="1.767626953125" calcext:value-type="float">
            <text:p>1.76762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1]*[.$Q$7]" office:value-type="float" office:value="1.6" calcext:value-type="float">
            <text:p>1.6</text:p>
          </table:table-cell>
          <table:table-cell office:value-type="float" office:value="80" calcext:value-type="float">
            <text:p>80</text:p>
          </table:table-cell>
          <table:table-cell office:value-type="float" office:value="3120" calcext:value-type="float">
            <text:p>3120</text:p>
          </table:table-cell>
          <table:table-cell office:value-type="float" office:value="891" calcext:value-type="float">
            <text:p>891</text:p>
          </table:table-cell>
          <table:table-cell office:value-type="float" office:value="2801" calcext:value-type="float">
            <text:p>2801</text:p>
          </table:table-cell>
          <table:table-cell office:value-type="float" office:value="1622" calcext:value-type="float">
            <text:p>1622</text:p>
          </table:table-cell>
          <table:table-cell office:value-type="float" office:value="2873" calcext:value-type="float">
            <text:p>2873</text:p>
          </table:table-cell>
          <table:table-cell office:value-type="float" office:value="2414" calcext:value-type="float">
            <text:p>2414</text:p>
          </table:table-cell>
          <table:table-cell table:formula="of:=3.3*[.C81]/4096" office:value-type="float" office:value="2.513671875" calcext:value-type="float">
            <text:p>2.513671875</text:p>
          </table:table-cell>
          <table:table-cell table:formula="of:=3.3*[.D81]/4096" office:value-type="float" office:value="0.7178466796875" calcext:value-type="float">
            <text:p>0.7178466796875</text:p>
          </table:table-cell>
          <table:table-cell table:formula="of:=3.3*[.E81]/4096" office:value-type="float" office:value="2.2566650390625" calcext:value-type="float">
            <text:p>2.2566650390625</text:p>
          </table:table-cell>
          <table:table-cell office:value-type="float" office:value="80" calcext:value-type="float">
            <text:p>80</text:p>
          </table:table-cell>
          <table:table-cell table:formula="of:=1000*[.L81]*[.$R$7]" office:value-type="float" office:value="1.6" calcext:value-type="float">
            <text:p>1.6</text:p>
          </table:table-cell>
          <table:table-cell table:formula="of:=3.3*[.F81]/4096" office:value-type="float" office:value="1.306787109375" calcext:value-type="float">
            <text:p>1.306787109375</text:p>
          </table:table-cell>
          <table:table-cell table:formula="of:=3.3*[.G81]/4096" office:value-type="float" office:value="2.3146728515625" calcext:value-type="float">
            <text:p>2.3146728515625</text:p>
          </table:table-cell>
          <table:table-cell table:formula="of:=3.3*[.H8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2]*[.$Q$7]" office:value-type="float" office:value="1.62" calcext:value-type="float">
            <text:p>1.62</text:p>
          </table:table-cell>
          <table:table-cell office:value-type="float" office:value="81" calcext:value-type="float">
            <text:p>81</text:p>
          </table:table-cell>
          <table:table-cell office:value-type="float" office:value="3225" calcext:value-type="float">
            <text:p>3225</text:p>
          </table:table-cell>
          <table:table-cell office:value-type="float" office:value="1026" calcext:value-type="float">
            <text:p>1026</text:p>
          </table:table-cell>
          <table:table-cell office:value-type="float" office:value="3447" calcext:value-type="float">
            <text:p>3447</text:p>
          </table:table-cell>
          <table:table-cell office:value-type="float" office:value="1790" calcext:value-type="float">
            <text:p>1790</text:p>
          </table:table-cell>
          <table:table-cell office:value-type="float" office:value="3322" calcext:value-type="float">
            <text:p>3322</text:p>
          </table:table-cell>
          <table:table-cell office:value-type="float" office:value="2180" calcext:value-type="float">
            <text:p>2180</text:p>
          </table:table-cell>
          <table:table-cell table:formula="of:=3.3*[.C82]/4096" office:value-type="float" office:value="2.5982666015625" calcext:value-type="float">
            <text:p>2.5982666015625</text:p>
          </table:table-cell>
          <table:table-cell table:formula="of:=3.3*[.D82]/4096" office:value-type="float" office:value="0.826611328125" calcext:value-type="float">
            <text:p>0.826611328125</text:p>
          </table:table-cell>
          <table:table-cell table:formula="of:=3.3*[.E82]/4096" office:value-type="float" office:value="2.7771240234375" calcext:value-type="float">
            <text:p>2.7771240234375</text:p>
          </table:table-cell>
          <table:table-cell office:value-type="float" office:value="81" calcext:value-type="float">
            <text:p>81</text:p>
          </table:table-cell>
          <table:table-cell table:formula="of:=1000*[.L82]*[.$R$7]" office:value-type="float" office:value="1.62" calcext:value-type="float">
            <text:p>1.62</text:p>
          </table:table-cell>
          <table:table-cell table:formula="of:=3.3*[.F82]/4096" office:value-type="float" office:value="1.442138671875" calcext:value-type="float">
            <text:p>1.442138671875</text:p>
          </table:table-cell>
          <table:table-cell table:formula="of:=3.3*[.G82]/4096" office:value-type="float" office:value="2.676416015625" calcext:value-type="float">
            <text:p>2.676416015625</text:p>
          </table:table-cell>
          <table:table-cell table:formula="of:=3.3*[.H82]/4096" office:value-type="float" office:value="1.75634765625" calcext:value-type="float">
            <text:p>1.75634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3]*[.$Q$7]" office:value-type="float" office:value="1.64" calcext:value-type="float">
            <text:p>1.64</text:p>
          </table:table-cell>
          <table:table-cell office:value-type="float" office:value="82" calcext:value-type="float">
            <text:p>82</text:p>
          </table:table-cell>
          <table:table-cell office:value-type="float" office:value="3316" calcext:value-type="float">
            <text:p>3316</text:p>
          </table:table-cell>
          <table:table-cell office:value-type="float" office:value="2628" calcext:value-type="float">
            <text:p>2628</text:p>
          </table:table-cell>
          <table:table-cell office:value-type="float" office:value="2206" calcext:value-type="float">
            <text:p>2206</text:p>
          </table:table-cell>
          <table:table-cell office:value-type="float" office:value="1965" calcext:value-type="float">
            <text:p>1965</text:p>
          </table:table-cell>
          <table:table-cell office:value-type="float" office:value="2064" calcext:value-type="float">
            <text:p>2064</text:p>
          </table:table-cell>
          <table:table-cell office:value-type="float" office:value="1816" calcext:value-type="float">
            <text:p>1816</text:p>
          </table:table-cell>
          <table:table-cell table:formula="of:=3.3*[.C83]/4096" office:value-type="float" office:value="2.67158203125" calcext:value-type="float">
            <text:p>2.67158203125</text:p>
          </table:table-cell>
          <table:table-cell table:formula="of:=3.3*[.D83]/4096" office:value-type="float" office:value="2.11728515625" calcext:value-type="float">
            <text:p>2.11728515625</text:p>
          </table:table-cell>
          <table:table-cell table:formula="of:=3.3*[.E83]/4096" office:value-type="float" office:value="1.777294921875" calcext:value-type="float">
            <text:p>1.777294921875</text:p>
          </table:table-cell>
          <table:table-cell office:value-type="float" office:value="82" calcext:value-type="float">
            <text:p>82</text:p>
          </table:table-cell>
          <table:table-cell table:formula="of:=1000*[.L83]*[.$R$7]" office:value-type="float" office:value="1.64" calcext:value-type="float">
            <text:p>1.64</text:p>
          </table:table-cell>
          <table:table-cell table:formula="of:=3.3*[.F83]/4096" office:value-type="float" office:value="1.5831298828125" calcext:value-type="float">
            <text:p>1.5831298828125</text:p>
          </table:table-cell>
          <table:table-cell table:formula="of:=3.3*[.G83]/4096" office:value-type="float" office:value="1.662890625" calcext:value-type="float">
            <text:p>1.662890625</text:p>
          </table:table-cell>
          <table:table-cell table:formula="of:=3.3*[.H83]/4096" office:value-type="float" office:value="1.4630859375" calcext:value-type="float">
            <text:p>1.4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4]*[.$Q$7]" office:value-type="float" office:value="1.66" calcext:value-type="float">
            <text:p>1.66</text:p>
          </table:table-cell>
          <table:table-cell office:value-type="float" office:value="83" calcext:value-type="float">
            <text:p>83</text:p>
          </table:table-cell>
          <table:table-cell office:value-type="float" office:value="3392" calcext:value-type="float">
            <text:p>3392</text:p>
          </table:table-cell>
          <table:table-cell office:value-type="float" office:value="3479" calcext:value-type="float">
            <text:p>3479</text:p>
          </table:table-cell>
          <table:table-cell office:value-type="float" office:value="802" calcext:value-type="float">
            <text:p>802</text:p>
          </table:table-cell>
          <table:table-cell office:value-type="float" office:value="2141" calcext:value-type="float">
            <text:p>2141</text:p>
          </table:table-cell>
          <table:table-cell office:value-type="float" office:value="836" calcext:value-type="float">
            <text:p>836</text:p>
          </table:table-cell>
          <table:table-cell office:value-type="float" office:value="1825" calcext:value-type="float">
            <text:p>1825</text:p>
          </table:table-cell>
          <table:table-cell table:formula="of:=3.3*[.C84]/4096" office:value-type="float" office:value="2.7328125" calcext:value-type="float">
            <text:p>2.7328125</text:p>
          </table:table-cell>
          <table:table-cell table:formula="of:=3.3*[.D84]/4096" office:value-type="float" office:value="2.8029052734375" calcext:value-type="float">
            <text:p>2.8029052734375</text:p>
          </table:table-cell>
          <table:table-cell table:formula="of:=3.3*[.E84]/4096" office:value-type="float" office:value="0.646142578125" calcext:value-type="float">
            <text:p>0.646142578125</text:p>
          </table:table-cell>
          <table:table-cell office:value-type="float" office:value="83" calcext:value-type="float">
            <text:p>83</text:p>
          </table:table-cell>
          <table:table-cell table:formula="of:=1000*[.L84]*[.$R$7]" office:value-type="float" office:value="1.66" calcext:value-type="float">
            <text:p>1.66</text:p>
          </table:table-cell>
          <table:table-cell table:formula="of:=3.3*[.F84]/4096" office:value-type="float" office:value="1.7249267578125" calcext:value-type="float">
            <text:p>1.7249267578125</text:p>
          </table:table-cell>
          <table:table-cell table:formula="of:=3.3*[.G84]/4096" office:value-type="float" office:value="0.67353515625" calcext:value-type="float">
            <text:p>0.67353515625</text:p>
          </table:table-cell>
          <table:table-cell table:formula="of:=3.3*[.H84]/4096" office:value-type="float" office:value="1.4703369140625" calcext:value-type="float">
            <text:p>1.47033691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5]*[.$Q$7]" office:value-type="float" office:value="1.68" calcext:value-type="float">
            <text:p>1.68</text:p>
          </table:table-cell>
          <table:table-cell office:value-type="float" office:value="84" calcext:value-type="float">
            <text:p>84</text:p>
          </table:table-cell>
          <table:table-cell office:value-type="float" office:value="3444" calcext:value-type="float">
            <text:p>3444</text:p>
          </table:table-cell>
          <table:table-cell office:value-type="float" office:value="2407" calcext:value-type="float">
            <text:p>2407</text:p>
          </table:table-cell>
          <table:table-cell office:value-type="float" office:value="1172" calcext:value-type="float">
            <text:p>1172</text:p>
          </table:table-cell>
          <table:table-cell office:value-type="float" office:value="2314" calcext:value-type="float">
            <text:p>2314</text:p>
          </table:table-cell>
          <table:table-cell office:value-type="float" office:value="1337" calcext:value-type="float">
            <text:p>1337</text:p>
          </table:table-cell>
          <table:table-cell office:value-type="float" office:value="2194" calcext:value-type="float">
            <text:p>2194</text:p>
          </table:table-cell>
          <table:table-cell table:formula="of:=3.3*[.C85]/4096" office:value-type="float" office:value="2.77470703125" calcext:value-type="float">
            <text:p>2.77470703125</text:p>
          </table:table-cell>
          <table:table-cell table:formula="of:=3.3*[.D85]/4096" office:value-type="float" office:value="1.9392333984375" calcext:value-type="float">
            <text:p>1.9392333984375</text:p>
          </table:table-cell>
          <table:table-cell table:formula="of:=3.3*[.E85]/4096" office:value-type="float" office:value="0.94423828125" calcext:value-type="float">
            <text:p>0.94423828125</text:p>
          </table:table-cell>
          <table:table-cell office:value-type="float" office:value="84" calcext:value-type="float">
            <text:p>84</text:p>
          </table:table-cell>
          <table:table-cell table:formula="of:=1000*[.L85]*[.$R$7]" office:value-type="float" office:value="1.68" calcext:value-type="float">
            <text:p>1.68</text:p>
          </table:table-cell>
          <table:table-cell table:formula="of:=3.3*[.F85]/4096" office:value-type="float" office:value="1.864306640625" calcext:value-type="float">
            <text:p>1.864306640625</text:p>
          </table:table-cell>
          <table:table-cell table:formula="of:=3.3*[.G85]/4096" office:value-type="float" office:value="1.0771728515625" calcext:value-type="float">
            <text:p>1.0771728515625</text:p>
          </table:table-cell>
          <table:table-cell table:formula="of:=3.3*[.H85]/4096" office:value-type="float" office:value="1.767626953125" calcext:value-type="float">
            <text:p>1.76762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6]*[.$Q$7]" office:value-type="float" office:value="1.7" calcext:value-type="float">
            <text:p>1.7</text:p>
          </table:table-cell>
          <table:table-cell office:value-type="float" office:value="85" calcext:value-type="float">
            <text:p>85</text:p>
          </table:table-cell>
          <table:table-cell office:value-type="float" office:value="3478" calcext:value-type="float">
            <text:p>3478</text:p>
          </table:table-cell>
          <table:table-cell office:value-type="float" office:value="895" calcext:value-type="float">
            <text:p>895</text:p>
          </table:table-cell>
          <table:table-cell office:value-type="float" office:value="2804" calcext:value-type="float">
            <text:p>2804</text:p>
          </table:table-cell>
          <table:table-cell office:value-type="float" office:value="2485" calcext:value-type="float">
            <text:p>2485</text:p>
          </table:table-cell>
          <table:table-cell office:value-type="float" office:value="2872" calcext:value-type="float">
            <text:p>2872</text:p>
          </table:table-cell>
          <table:table-cell office:value-type="float" office:value="2413" calcext:value-type="float">
            <text:p>2413</text:p>
          </table:table-cell>
          <table:table-cell table:formula="of:=3.3*[.C86]/4096" office:value-type="float" office:value="2.802099609375" calcext:value-type="float">
            <text:p>2.802099609375</text:p>
          </table:table-cell>
          <table:table-cell table:formula="of:=3.3*[.D86]/4096" office:value-type="float" office:value="0.7210693359375" calcext:value-type="float">
            <text:p>0.7210693359375</text:p>
          </table:table-cell>
          <table:table-cell table:formula="of:=3.3*[.E86]/4096" office:value-type="float" office:value="2.25908203125" calcext:value-type="float">
            <text:p>2.25908203125</text:p>
          </table:table-cell>
          <table:table-cell office:value-type="float" office:value="85" calcext:value-type="float">
            <text:p>85</text:p>
          </table:table-cell>
          <table:table-cell table:formula="of:=1000*[.L86]*[.$R$7]" office:value-type="float" office:value="1.7" calcext:value-type="float">
            <text:p>1.7</text:p>
          </table:table-cell>
          <table:table-cell table:formula="of:=3.3*[.F86]/4096" office:value-type="float" office:value="2.0020751953125" calcext:value-type="float">
            <text:p>2.0020751953125</text:p>
          </table:table-cell>
          <table:table-cell table:formula="of:=3.3*[.G86]/4096" office:value-type="float" office:value="2.3138671875" calcext:value-type="float">
            <text:p>2.3138671875</text:p>
          </table:table-cell>
          <table:table-cell table:formula="of:=3.3*[.H8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7]*[.$Q$7]" office:value-type="float" office:value="1.72" calcext:value-type="float">
            <text:p>1.72</text:p>
          </table:table-cell>
          <table:table-cell office:value-type="float" office:value="86" calcext:value-type="float">
            <text:p>86</text:p>
          </table:table-cell>
          <table:table-cell office:value-type="float" office:value="3485" calcext:value-type="float">
            <text:p>3485</text:p>
          </table:table-cell>
          <table:table-cell office:value-type="float" office:value="1026" calcext:value-type="float">
            <text:p>1026</text:p>
          </table:table-cell>
          <table:table-cell office:value-type="float" office:value="3442" calcext:value-type="float">
            <text:p>3442</text:p>
          </table:table-cell>
          <table:table-cell office:value-type="float" office:value="2650" calcext:value-type="float">
            <text:p>2650</text:p>
          </table:table-cell>
          <table:table-cell office:value-type="float" office:value="3321" calcext:value-type="float">
            <text:p>3321</text:p>
          </table:table-cell>
          <table:table-cell office:value-type="float" office:value="2180" calcext:value-type="float">
            <text:p>2180</text:p>
          </table:table-cell>
          <table:table-cell table:formula="of:=3.3*[.C87]/4096" office:value-type="float" office:value="2.8077392578125" calcext:value-type="float">
            <text:p>2.8077392578125</text:p>
          </table:table-cell>
          <table:table-cell table:formula="of:=3.3*[.D87]/4096" office:value-type="float" office:value="0.826611328125" calcext:value-type="float">
            <text:p>0.826611328125</text:p>
          </table:table-cell>
          <table:table-cell table:formula="of:=3.3*[.E87]/4096" office:value-type="float" office:value="2.773095703125" calcext:value-type="float">
            <text:p>2.773095703125</text:p>
          </table:table-cell>
          <table:table-cell office:value-type="float" office:value="86" calcext:value-type="float">
            <text:p>86</text:p>
          </table:table-cell>
          <table:table-cell table:formula="of:=1000*[.L87]*[.$R$7]" office:value-type="float" office:value="1.72" calcext:value-type="float">
            <text:p>1.72</text:p>
          </table:table-cell>
          <table:table-cell table:formula="of:=3.3*[.F87]/4096" office:value-type="float" office:value="2.135009765625" calcext:value-type="float">
            <text:p>2.135009765625</text:p>
          </table:table-cell>
          <table:table-cell table:formula="of:=3.3*[.G87]/4096" office:value-type="float" office:value="2.6756103515625" calcext:value-type="float">
            <text:p>2.6756103515625</text:p>
          </table:table-cell>
          <table:table-cell table:formula="of:=3.3*[.H87]/4096" office:value-type="float" office:value="1.75634765625" calcext:value-type="float">
            <text:p>1.75634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8]*[.$Q$7]" office:value-type="float" office:value="1.74" calcext:value-type="float">
            <text:p>1.74</text:p>
          </table:table-cell>
          <table:table-cell office:value-type="float" office:value="87" calcext:value-type="float">
            <text:p>87</text:p>
          </table:table-cell>
          <table:table-cell office:value-type="float" office:value="3470" calcext:value-type="float">
            <text:p>3470</text:p>
          </table:table-cell>
          <table:table-cell office:value-type="float" office:value="2624" calcext:value-type="float">
            <text:p>2624</text:p>
          </table:table-cell>
          <table:table-cell office:value-type="float" office:value="2207" calcext:value-type="float">
            <text:p>2207</text:p>
          </table:table-cell>
          <table:table-cell office:value-type="float" office:value="2806" calcext:value-type="float">
            <text:p>2806</text:p>
          </table:table-cell>
          <table:table-cell office:value-type="float" office:value="2063" calcext:value-type="float">
            <text:p>2063</text:p>
          </table:table-cell>
          <table:table-cell office:value-type="float" office:value="1816" calcext:value-type="float">
            <text:p>1816</text:p>
          </table:table-cell>
          <table:table-cell table:formula="of:=3.3*[.C88]/4096" office:value-type="float" office:value="2.795654296875" calcext:value-type="float">
            <text:p>2.795654296875</text:p>
          </table:table-cell>
          <table:table-cell table:formula="of:=3.3*[.D88]/4096" office:value-type="float" office:value="2.1140625" calcext:value-type="float">
            <text:p>2.1140625</text:p>
          </table:table-cell>
          <table:table-cell table:formula="of:=3.3*[.E88]/4096" office:value-type="float" office:value="1.7781005859375" calcext:value-type="float">
            <text:p>1.7781005859375</text:p>
          </table:table-cell>
          <table:table-cell office:value-type="float" office:value="87" calcext:value-type="float">
            <text:p>87</text:p>
          </table:table-cell>
          <table:table-cell table:formula="of:=1000*[.L88]*[.$R$7]" office:value-type="float" office:value="1.74" calcext:value-type="float">
            <text:p>1.74</text:p>
          </table:table-cell>
          <table:table-cell table:formula="of:=3.3*[.F88]/4096" office:value-type="float" office:value="2.260693359375" calcext:value-type="float">
            <text:p>2.260693359375</text:p>
          </table:table-cell>
          <table:table-cell table:formula="of:=3.3*[.G88]/4096" office:value-type="float" office:value="1.6620849609375" calcext:value-type="float">
            <text:p>1.6620849609375</text:p>
          </table:table-cell>
          <table:table-cell table:formula="of:=3.3*[.H88]/4096" office:value-type="float" office:value="1.4630859375" calcext:value-type="float">
            <text:p>1.4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89]*[.$Q$7]" office:value-type="float" office:value="1.76" calcext:value-type="float">
            <text:p>1.76</text:p>
          </table:table-cell>
          <table:table-cell office:value-type="float" office:value="88" calcext:value-type="float">
            <text:p>88</text:p>
          </table:table-cell>
          <table:table-cell office:value-type="float" office:value="3438" calcext:value-type="float">
            <text:p>3438</text:p>
          </table:table-cell>
          <table:table-cell office:value-type="float" office:value="3477" calcext:value-type="float">
            <text:p>3477</text:p>
          </table:table-cell>
          <table:table-cell office:value-type="float" office:value="800" calcext:value-type="float">
            <text:p>800</text:p>
          </table:table-cell>
          <table:table-cell office:value-type="float" office:value="2949" calcext:value-type="float">
            <text:p>2949</text:p>
          </table:table-cell>
          <table:table-cell office:value-type="float" office:value="837" calcext:value-type="float">
            <text:p>837</text:p>
          </table:table-cell>
          <table:table-cell office:value-type="float" office:value="1827" calcext:value-type="float">
            <text:p>1827</text:p>
          </table:table-cell>
          <table:table-cell table:formula="of:=3.3*[.C89]/4096" office:value-type="float" office:value="2.769873046875" calcext:value-type="float">
            <text:p>2.769873046875</text:p>
          </table:table-cell>
          <table:table-cell table:formula="of:=3.3*[.D89]/4096" office:value-type="float" office:value="2.8012939453125" calcext:value-type="float">
            <text:p>2.8012939453125</text:p>
          </table:table-cell>
          <table:table-cell table:formula="of:=3.3*[.E89]/4096" office:value-type="float" office:value="0.64453125" calcext:value-type="float">
            <text:p>0.64453125</text:p>
          </table:table-cell>
          <table:table-cell office:value-type="float" office:value="88" calcext:value-type="float">
            <text:p>88</text:p>
          </table:table-cell>
          <table:table-cell table:formula="of:=1000*[.L89]*[.$R$7]" office:value-type="float" office:value="1.76" calcext:value-type="float">
            <text:p>1.76</text:p>
          </table:table-cell>
          <table:table-cell table:formula="of:=3.3*[.F89]/4096" office:value-type="float" office:value="2.3759033203125" calcext:value-type="float">
            <text:p>2.3759033203125</text:p>
          </table:table-cell>
          <table:table-cell table:formula="of:=3.3*[.G89]/4096" office:value-type="float" office:value="0.6743408203125" calcext:value-type="float">
            <text:p>0.6743408203125</text:p>
          </table:table-cell>
          <table:table-cell table:formula="of:=3.3*[.H89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0]*[.$Q$7]" office:value-type="float" office:value="1.78" calcext:value-type="float">
            <text:p>1.78</text:p>
          </table:table-cell>
          <table:table-cell office:value-type="float" office:value="89" calcext:value-type="float">
            <text:p>89</text:p>
          </table:table-cell>
          <table:table-cell office:value-type="float" office:value="3381" calcext:value-type="float">
            <text:p>3381</text:p>
          </table:table-cell>
          <table:table-cell office:value-type="float" office:value="2406" calcext:value-type="float">
            <text:p>2406</text:p>
          </table:table-cell>
          <table:table-cell office:value-type="float" office:value="1170" calcext:value-type="float">
            <text:p>1170</text:p>
          </table:table-cell>
          <table:table-cell office:value-type="float" office:value="3082" calcext:value-type="float">
            <text:p>3082</text:p>
          </table:table-cell>
          <table:table-cell office:value-type="float" office:value="1336" calcext:value-type="float">
            <text:p>1336</text:p>
          </table:table-cell>
          <table:table-cell office:value-type="float" office:value="2197" calcext:value-type="float">
            <text:p>2197</text:p>
          </table:table-cell>
          <table:table-cell table:formula="of:=3.3*[.C90]/4096" office:value-type="float" office:value="2.7239501953125" calcext:value-type="float">
            <text:p>2.7239501953125</text:p>
          </table:table-cell>
          <table:table-cell table:formula="of:=3.3*[.D90]/4096" office:value-type="float" office:value="1.938427734375" calcext:value-type="float">
            <text:p>1.938427734375</text:p>
          </table:table-cell>
          <table:table-cell table:formula="of:=3.3*[.E90]/4096" office:value-type="float" office:value="0.942626953125" calcext:value-type="float">
            <text:p>0.942626953125</text:p>
          </table:table-cell>
          <table:table-cell office:value-type="float" office:value="89" calcext:value-type="float">
            <text:p>89</text:p>
          </table:table-cell>
          <table:table-cell table:formula="of:=1000*[.L90]*[.$R$7]" office:value-type="float" office:value="1.78" calcext:value-type="float">
            <text:p>1.78</text:p>
          </table:table-cell>
          <table:table-cell table:formula="of:=3.3*[.F90]/4096" office:value-type="float" office:value="2.483056640625" calcext:value-type="float">
            <text:p>2.483056640625</text:p>
          </table:table-cell>
          <table:table-cell table:formula="of:=3.3*[.G90]/4096" office:value-type="float" office:value="1.0763671875" calcext:value-type="float">
            <text:p>1.0763671875</text:p>
          </table:table-cell>
          <table:table-cell table:formula="of:=3.3*[.H90]/4096" office:value-type="float" office:value="1.7700439453125" calcext:value-type="float">
            <text:p>1.77004394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1]*[.$Q$7]" office:value-type="float" office:value="1.8" calcext:value-type="float">
            <text:p>1.8</text:p>
          </table:table-cell>
          <table:table-cell office:value-type="float" office:value="90" calcext:value-type="float">
            <text:p>90</text:p>
          </table:table-cell>
          <table:table-cell office:value-type="float" office:value="3302" calcext:value-type="float">
            <text:p>3302</text:p>
          </table:table-cell>
          <table:table-cell office:value-type="float" office:value="892" calcext:value-type="float">
            <text:p>892</text:p>
          </table:table-cell>
          <table:table-cell office:value-type="float" office:value="2806" calcext:value-type="float">
            <text:p>2806</text:p>
          </table:table-cell>
          <table:table-cell office:value-type="float" office:value="3195" calcext:value-type="float">
            <text:p>3195</text:p>
          </table:table-cell>
          <table:table-cell office:value-type="float" office:value="2872" calcext:value-type="float">
            <text:p>2872</text:p>
          </table:table-cell>
          <table:table-cell office:value-type="float" office:value="2414" calcext:value-type="float">
            <text:p>2414</text:p>
          </table:table-cell>
          <table:table-cell table:formula="of:=3.3*[.C91]/4096" office:value-type="float" office:value="2.660302734375" calcext:value-type="float">
            <text:p>2.660302734375</text:p>
          </table:table-cell>
          <table:table-cell table:formula="of:=3.3*[.D91]/4096" office:value-type="float" office:value="0.71865234375" calcext:value-type="float">
            <text:p>0.71865234375</text:p>
          </table:table-cell>
          <table:table-cell table:formula="of:=3.3*[.E91]/4096" office:value-type="float" office:value="2.260693359375" calcext:value-type="float">
            <text:p>2.260693359375</text:p>
          </table:table-cell>
          <table:table-cell office:value-type="float" office:value="90" calcext:value-type="float">
            <text:p>90</text:p>
          </table:table-cell>
          <table:table-cell table:formula="of:=1000*[.L91]*[.$R$7]" office:value-type="float" office:value="1.8" calcext:value-type="float">
            <text:p>1.8</text:p>
          </table:table-cell>
          <table:table-cell table:formula="of:=3.3*[.F91]/4096" office:value-type="float" office:value="2.5740966796875" calcext:value-type="float">
            <text:p>2.5740966796875</text:p>
          </table:table-cell>
          <table:table-cell table:formula="of:=3.3*[.G91]/4096" office:value-type="float" office:value="2.3138671875" calcext:value-type="float">
            <text:p>2.3138671875</text:p>
          </table:table-cell>
          <table:table-cell table:formula="of:=3.3*[.H9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2]*[.$Q$7]" office:value-type="float" office:value="1.82" calcext:value-type="float">
            <text:p>1.82</text:p>
          </table:table-cell>
          <table:table-cell office:value-type="float" office:value="91" calcext:value-type="float">
            <text:p>91</text:p>
          </table:table-cell>
          <table:table-cell office:value-type="float" office:value="3210" calcext:value-type="float">
            <text:p>3210</text:p>
          </table:table-cell>
          <table:table-cell office:value-type="float" office:value="1028" calcext:value-type="float">
            <text:p>1028</text:p>
          </table:table-cell>
          <table:table-cell office:value-type="float" office:value="3445" calcext:value-type="float">
            <text:p>3445</text:p>
          </table:table-cell>
          <table:table-cell office:value-type="float" office:value="3293" calcext:value-type="float">
            <text:p>3293</text:p>
          </table:table-cell>
          <table:table-cell office:value-type="float" office:value="3322" calcext:value-type="float">
            <text:p>3322</text:p>
          </table:table-cell>
          <table:table-cell office:value-type="float" office:value="2179" calcext:value-type="float">
            <text:p>2179</text:p>
          </table:table-cell>
          <table:table-cell table:formula="of:=3.3*[.C92]/4096" office:value-type="float" office:value="2.586181640625" calcext:value-type="float">
            <text:p>2.586181640625</text:p>
          </table:table-cell>
          <table:table-cell table:formula="of:=3.3*[.D92]/4096" office:value-type="float" office:value="0.82822265625" calcext:value-type="float">
            <text:p>0.82822265625</text:p>
          </table:table-cell>
          <table:table-cell table:formula="of:=3.3*[.E92]/4096" office:value-type="float" office:value="2.7755126953125" calcext:value-type="float">
            <text:p>2.7755126953125</text:p>
          </table:table-cell>
          <table:table-cell office:value-type="float" office:value="91" calcext:value-type="float">
            <text:p>91</text:p>
          </table:table-cell>
          <table:table-cell table:formula="of:=1000*[.L92]*[.$R$7]" office:value-type="float" office:value="1.82" calcext:value-type="float">
            <text:p>1.82</text:p>
          </table:table-cell>
          <table:table-cell table:formula="of:=3.3*[.F92]/4096" office:value-type="float" office:value="2.6530517578125" calcext:value-type="float">
            <text:p>2.6530517578125</text:p>
          </table:table-cell>
          <table:table-cell table:formula="of:=3.3*[.G92]/4096" office:value-type="float" office:value="2.676416015625" calcext:value-type="float">
            <text:p>2.676416015625</text:p>
          </table:table-cell>
          <table:table-cell table:formula="of:=3.3*[.H92]/4096" office:value-type="float" office:value="1.7555419921875" calcext:value-type="float">
            <text:p>1.75554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3]*[.$Q$7]" office:value-type="float" office:value="1.84" calcext:value-type="float">
            <text:p>1.84</text:p>
          </table:table-cell>
          <table:table-cell office:value-type="float" office:value="92" calcext:value-type="float">
            <text:p>92</text:p>
          </table:table-cell>
          <table:table-cell office:value-type="float" office:value="3097" calcext:value-type="float">
            <text:p>3097</text:p>
          </table:table-cell>
          <table:table-cell office:value-type="float" office:value="2624" calcext:value-type="float">
            <text:p>2624</text:p>
          </table:table-cell>
          <table:table-cell office:value-type="float" office:value="2210" calcext:value-type="float">
            <text:p>2210</text:p>
          </table:table-cell>
          <table:table-cell office:value-type="float" office:value="3373" calcext:value-type="float">
            <text:p>3373</text:p>
          </table:table-cell>
          <table:table-cell office:value-type="float" office:value="2065" calcext:value-type="float">
            <text:p>2065</text:p>
          </table:table-cell>
          <table:table-cell office:value-type="float" office:value="1814" calcext:value-type="float">
            <text:p>1814</text:p>
          </table:table-cell>
          <table:table-cell table:formula="of:=3.3*[.C93]/4096" office:value-type="float" office:value="2.4951416015625" calcext:value-type="float">
            <text:p>2.4951416015625</text:p>
          </table:table-cell>
          <table:table-cell table:formula="of:=3.3*[.D93]/4096" office:value-type="float" office:value="2.1140625" calcext:value-type="float">
            <text:p>2.1140625</text:p>
          </table:table-cell>
          <table:table-cell table:formula="of:=3.3*[.E93]/4096" office:value-type="float" office:value="1.780517578125" calcext:value-type="float">
            <text:p>1.780517578125</text:p>
          </table:table-cell>
          <table:table-cell office:value-type="float" office:value="92" calcext:value-type="float">
            <text:p>92</text:p>
          </table:table-cell>
          <table:table-cell table:formula="of:=1000*[.L93]*[.$R$7]" office:value-type="float" office:value="1.84" calcext:value-type="float">
            <text:p>1.84</text:p>
          </table:table-cell>
          <table:table-cell table:formula="of:=3.3*[.F93]/4096" office:value-type="float" office:value="2.7175048828125" calcext:value-type="float">
            <text:p>2.7175048828125</text:p>
          </table:table-cell>
          <table:table-cell table:formula="of:=3.3*[.G93]/4096" office:value-type="float" office:value="1.6636962890625" calcext:value-type="float">
            <text:p>1.6636962890625</text:p>
          </table:table-cell>
          <table:table-cell table:formula="of:=3.3*[.H93]/4096" office:value-type="float" office:value="1.461474609375" calcext:value-type="float">
            <text:p>1.461474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4]*[.$Q$7]" office:value-type="float" office:value="1.86" calcext:value-type="float">
            <text:p>1.86</text:p>
          </table:table-cell>
          <table:table-cell office:value-type="float" office:value="93" calcext:value-type="float">
            <text:p>93</text:p>
          </table:table-cell>
          <table:table-cell office:value-type="float" office:value="2966" calcext:value-type="float">
            <text:p>2966</text:p>
          </table:table-cell>
          <table:table-cell office:value-type="float" office:value="3479" calcext:value-type="float">
            <text:p>3479</text:p>
          </table:table-cell>
          <table:table-cell office:value-type="float" office:value="800" calcext:value-type="float">
            <text:p>800</text:p>
          </table:table-cell>
          <table:table-cell office:value-type="float" office:value="3429" calcext:value-type="float">
            <text:p>3429</text:p>
          </table:table-cell>
          <table:table-cell office:value-type="float" office:value="836" calcext:value-type="float">
            <text:p>836</text:p>
          </table:table-cell>
          <table:table-cell office:value-type="float" office:value="1827" calcext:value-type="float">
            <text:p>1827</text:p>
          </table:table-cell>
          <table:table-cell table:formula="of:=3.3*[.C94]/4096" office:value-type="float" office:value="2.389599609375" calcext:value-type="float">
            <text:p>2.389599609375</text:p>
          </table:table-cell>
          <table:table-cell table:formula="of:=3.3*[.D94]/4096" office:value-type="float" office:value="2.8029052734375" calcext:value-type="float">
            <text:p>2.8029052734375</text:p>
          </table:table-cell>
          <table:table-cell table:formula="of:=3.3*[.E94]/4096" office:value-type="float" office:value="0.64453125" calcext:value-type="float">
            <text:p>0.64453125</text:p>
          </table:table-cell>
          <table:table-cell office:value-type="float" office:value="93" calcext:value-type="float">
            <text:p>93</text:p>
          </table:table-cell>
          <table:table-cell table:formula="of:=1000*[.L94]*[.$R$7]" office:value-type="float" office:value="1.86" calcext:value-type="float">
            <text:p>1.86</text:p>
          </table:table-cell>
          <table:table-cell table:formula="of:=3.3*[.F94]/4096" office:value-type="float" office:value="2.7626220703125" calcext:value-type="float">
            <text:p>2.7626220703125</text:p>
          </table:table-cell>
          <table:table-cell table:formula="of:=3.3*[.G94]/4096" office:value-type="float" office:value="0.67353515625" calcext:value-type="float">
            <text:p>0.67353515625</text:p>
          </table:table-cell>
          <table:table-cell table:formula="of:=3.3*[.H94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5]*[.$Q$7]" office:value-type="float" office:value="1.88" calcext:value-type="float">
            <text:p>1.88</text:p>
          </table:table-cell>
          <table:table-cell office:value-type="float" office:value="94" calcext:value-type="float">
            <text:p>94</text:p>
          </table:table-cell>
          <table:table-cell office:value-type="float" office:value="2821" calcext:value-type="float">
            <text:p>2821</text:p>
          </table:table-cell>
          <table:table-cell office:value-type="float" office:value="2411" calcext:value-type="float">
            <text:p>2411</text:p>
          </table:table-cell>
          <table:table-cell office:value-type="float" office:value="1170" calcext:value-type="float">
            <text:p>1170</text:p>
          </table:table-cell>
          <table:table-cell office:value-type="float" office:value="3466" calcext:value-type="float">
            <text:p>3466</text:p>
          </table:table-cell>
          <table:table-cell office:value-type="float" office:value="1334" calcext:value-type="float">
            <text:p>1334</text:p>
          </table:table-cell>
          <table:table-cell office:value-type="float" office:value="2195" calcext:value-type="float">
            <text:p>2195</text:p>
          </table:table-cell>
          <table:table-cell table:formula="of:=3.3*[.C95]/4096" office:value-type="float" office:value="2.2727783203125" calcext:value-type="float">
            <text:p>2.2727783203125</text:p>
          </table:table-cell>
          <table:table-cell table:formula="of:=3.3*[.D95]/4096" office:value-type="float" office:value="1.9424560546875" calcext:value-type="float">
            <text:p>1.9424560546875</text:p>
          </table:table-cell>
          <table:table-cell table:formula="of:=3.3*[.E95]/4096" office:value-type="float" office:value="0.942626953125" calcext:value-type="float">
            <text:p>0.942626953125</text:p>
          </table:table-cell>
          <table:table-cell office:value-type="float" office:value="94" calcext:value-type="float">
            <text:p>94</text:p>
          </table:table-cell>
          <table:table-cell table:formula="of:=1000*[.L95]*[.$R$7]" office:value-type="float" office:value="1.88" calcext:value-type="float">
            <text:p>1.88</text:p>
          </table:table-cell>
          <table:table-cell table:formula="of:=3.3*[.F95]/4096" office:value-type="float" office:value="2.792431640625" calcext:value-type="float">
            <text:p>2.792431640625</text:p>
          </table:table-cell>
          <table:table-cell table:formula="of:=3.3*[.G95]/4096" office:value-type="float" office:value="1.074755859375" calcext:value-type="float">
            <text:p>1.074755859375</text:p>
          </table:table-cell>
          <table:table-cell table:formula="of:=3.3*[.H95]/4096" office:value-type="float" office:value="1.7684326171875" calcext:value-type="float">
            <text:p>1.768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6]*[.$Q$7]" office:value-type="float" office:value="1.9" calcext:value-type="float">
            <text:p>1.9</text:p>
          </table:table-cell>
          <table:table-cell office:value-type="float" office:value="95" calcext:value-type="float">
            <text:p>95</text:p>
          </table:table-cell>
          <table:table-cell office:value-type="float" office:value="2670" calcext:value-type="float">
            <text:p>2670</text:p>
          </table:table-cell>
          <table:table-cell office:value-type="float" office:value="895" calcext:value-type="float">
            <text:p>895</text:p>
          </table:table-cell>
          <table:table-cell office:value-type="float" office:value="2801" calcext:value-type="float">
            <text:p>2801</text:p>
          </table:table-cell>
          <table:table-cell office:value-type="float" office:value="3482" calcext:value-type="float">
            <text:p>3482</text:p>
          </table:table-cell>
          <table:table-cell office:value-type="float" office:value="2871" calcext:value-type="float">
            <text:p>2871</text:p>
          </table:table-cell>
          <table:table-cell office:value-type="float" office:value="2413" calcext:value-type="float">
            <text:p>2413</text:p>
          </table:table-cell>
          <table:table-cell table:formula="of:=3.3*[.C96]/4096" office:value-type="float" office:value="2.151123046875" calcext:value-type="float">
            <text:p>2.151123046875</text:p>
          </table:table-cell>
          <table:table-cell table:formula="of:=3.3*[.D96]/4096" office:value-type="float" office:value="0.7210693359375" calcext:value-type="float">
            <text:p>0.7210693359375</text:p>
          </table:table-cell>
          <table:table-cell table:formula="of:=3.3*[.E96]/4096" office:value-type="float" office:value="2.2566650390625" calcext:value-type="float">
            <text:p>2.2566650390625</text:p>
          </table:table-cell>
          <table:table-cell office:value-type="float" office:value="95" calcext:value-type="float">
            <text:p>95</text:p>
          </table:table-cell>
          <table:table-cell table:formula="of:=1000*[.L96]*[.$R$7]" office:value-type="float" office:value="1.9" calcext:value-type="float">
            <text:p>1.9</text:p>
          </table:table-cell>
          <table:table-cell table:formula="of:=3.3*[.F96]/4096" office:value-type="float" office:value="2.805322265625" calcext:value-type="float">
            <text:p>2.805322265625</text:p>
          </table:table-cell>
          <table:table-cell table:formula="of:=3.3*[.G96]/4096" office:value-type="float" office:value="2.3130615234375" calcext:value-type="float">
            <text:p>2.3130615234375</text:p>
          </table:table-cell>
          <table:table-cell table:formula="of:=3.3*[.H9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7]*[.$Q$7]" office:value-type="float" office:value="1.92" calcext:value-type="float">
            <text:p>1.92</text:p>
          </table:table-cell>
          <table:table-cell office:value-type="float" office:value="96" calcext:value-type="float">
            <text:p>96</text:p>
          </table:table-cell>
          <table:table-cell office:value-type="float" office:value="2499" calcext:value-type="float">
            <text:p>2499</text:p>
          </table:table-cell>
          <table:table-cell office:value-type="float" office:value="1028" calcext:value-type="float">
            <text:p>1028</text:p>
          </table:table-cell>
          <table:table-cell office:value-type="float" office:value="3448" calcext:value-type="float">
            <text:p>3448</text:p>
          </table:table-cell>
          <table:table-cell office:value-type="float" office:value="3476" calcext:value-type="float">
            <text:p>3476</text:p>
          </table:table-cell>
          <table:table-cell office:value-type="float" office:value="3323" calcext:value-type="float">
            <text:p>3323</text:p>
          </table:table-cell>
          <table:table-cell office:value-type="float" office:value="2179" calcext:value-type="float">
            <text:p>2179</text:p>
          </table:table-cell>
          <table:table-cell table:formula="of:=3.3*[.C97]/4096" office:value-type="float" office:value="2.0133544921875" calcext:value-type="float">
            <text:p>2.0133544921875</text:p>
          </table:table-cell>
          <table:table-cell table:formula="of:=3.3*[.D97]/4096" office:value-type="float" office:value="0.82822265625" calcext:value-type="float">
            <text:p>0.82822265625</text:p>
          </table:table-cell>
          <table:table-cell table:formula="of:=3.3*[.E97]/4096" office:value-type="float" office:value="2.7779296875" calcext:value-type="float">
            <text:p>2.7779296875</text:p>
          </table:table-cell>
          <table:table-cell office:value-type="float" office:value="96" calcext:value-type="float">
            <text:p>96</text:p>
          </table:table-cell>
          <table:table-cell table:formula="of:=1000*[.L97]*[.$R$7]" office:value-type="float" office:value="1.92" calcext:value-type="float">
            <text:p>1.92</text:p>
          </table:table-cell>
          <table:table-cell table:formula="of:=3.3*[.F97]/4096" office:value-type="float" office:value="2.80048828125" calcext:value-type="float">
            <text:p>2.80048828125</text:p>
          </table:table-cell>
          <table:table-cell table:formula="of:=3.3*[.G97]/4096" office:value-type="float" office:value="2.6772216796875" calcext:value-type="float">
            <text:p>2.6772216796875</text:p>
          </table:table-cell>
          <table:table-cell table:formula="of:=3.3*[.H97]/4096" office:value-type="float" office:value="1.7555419921875" calcext:value-type="float">
            <text:p>1.75554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8]*[.$Q$7]" office:value-type="float" office:value="1.94" calcext:value-type="float">
            <text:p>1.94</text:p>
          </table:table-cell>
          <table:table-cell office:value-type="float" office:value="97" calcext:value-type="float">
            <text:p>97</text:p>
          </table:table-cell>
          <table:table-cell office:value-type="float" office:value="2333" calcext:value-type="float">
            <text:p>2333</text:p>
          </table:table-cell>
          <table:table-cell office:value-type="float" office:value="2624" calcext:value-type="float">
            <text:p>2624</text:p>
          </table:table-cell>
          <table:table-cell office:value-type="float" office:value="2201" calcext:value-type="float">
            <text:p>2201</text:p>
          </table:table-cell>
          <table:table-cell office:value-type="float" office:value="3445" calcext:value-type="float">
            <text:p>3445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formula="of:=3.3*[.C98]/4096" office:value-type="float" office:value="1.8796142578125" calcext:value-type="float">
            <text:p>1.8796142578125</text:p>
          </table:table-cell>
          <table:table-cell table:formula="of:=3.3*[.D98]/4096" office:value-type="float" office:value="2.1140625" calcext:value-type="float">
            <text:p>2.1140625</text:p>
          </table:table-cell>
          <table:table-cell table:formula="of:=3.3*[.E98]/4096" office:value-type="float" office:value="1.7732666015625" calcext:value-type="float">
            <text:p>1.7732666015625</text:p>
          </table:table-cell>
          <table:table-cell office:value-type="float" office:value="97" calcext:value-type="float">
            <text:p>97</text:p>
          </table:table-cell>
          <table:table-cell table:formula="of:=1000*[.L98]*[.$R$7]" office:value-type="float" office:value="1.94" calcext:value-type="float">
            <text:p>1.94</text:p>
          </table:table-cell>
          <table:table-cell table:formula="of:=3.3*[.F98]/4096" office:value-type="float" office:value="2.7755126953125" calcext:value-type="float">
            <text:p>2.7755126953125</text:p>
          </table:table-cell>
          <table:table-cell table:formula="of:=3.3*[.G98]/4096" office:value-type="float" office:value="1.664501953125" calcext:value-type="float">
            <text:p>1.664501953125</text:p>
          </table:table-cell>
          <table:table-cell table:formula="of:=3.3*[.H98]/4096" office:value-type="float" office:value="1.4622802734375" calcext:value-type="float">
            <text:p>1.462280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99]*[.$Q$7]" office:value-type="float" office:value="1.96" calcext:value-type="float">
            <text:p>1.96</text:p>
          </table:table-cell>
          <table:table-cell office:value-type="float" office:value="98" calcext:value-type="float">
            <text:p>98</text:p>
          </table:table-cell>
          <table:table-cell office:value-type="float" office:value="2160" calcext:value-type="float">
            <text:p>2160</text:p>
          </table:table-cell>
          <table:table-cell office:value-type="float" office:value="3480" calcext:value-type="float">
            <text:p>3480</text:p>
          </table:table-cell>
          <table:table-cell office:value-type="float" office:value="797" calcext:value-type="float">
            <text:p>797</text:p>
          </table:table-cell>
          <table:table-cell office:value-type="float" office:value="3396" calcext:value-type="float">
            <text:p>3396</text:p>
          </table:table-cell>
          <table:table-cell office:value-type="float" office:value="836" calcext:value-type="float">
            <text:p>836</text:p>
          </table:table-cell>
          <table:table-cell office:value-type="float" office:value="1827" calcext:value-type="float">
            <text:p>1827</text:p>
          </table:table-cell>
          <table:table-cell table:formula="of:=3.3*[.C99]/4096" office:value-type="float" office:value="1.740234375" calcext:value-type="float">
            <text:p>1.740234375</text:p>
          </table:table-cell>
          <table:table-cell table:formula="of:=3.3*[.D99]/4096" office:value-type="float" office:value="2.8037109375" calcext:value-type="float">
            <text:p>2.8037109375</text:p>
          </table:table-cell>
          <table:table-cell table:formula="of:=3.3*[.E99]/4096" office:value-type="float" office:value="0.6421142578125" calcext:value-type="float">
            <text:p>0.6421142578125</text:p>
          </table:table-cell>
          <table:table-cell office:value-type="float" office:value="98" calcext:value-type="float">
            <text:p>98</text:p>
          </table:table-cell>
          <table:table-cell table:formula="of:=1000*[.L99]*[.$R$7]" office:value-type="float" office:value="1.96" calcext:value-type="float">
            <text:p>1.96</text:p>
          </table:table-cell>
          <table:table-cell table:formula="of:=3.3*[.F99]/4096" office:value-type="float" office:value="2.73603515625" calcext:value-type="float">
            <text:p>2.73603515625</text:p>
          </table:table-cell>
          <table:table-cell table:formula="of:=3.3*[.G99]/4096" office:value-type="float" office:value="0.67353515625" calcext:value-type="float">
            <text:p>0.67353515625</text:p>
          </table:table-cell>
          <table:table-cell table:formula="of:=3.3*[.H99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0]*[.$Q$7]" office:value-type="float" office:value="1.98" calcext:value-type="float">
            <text:p>1.98</text:p>
          </table:table-cell>
          <table:table-cell office:value-type="float" office:value="99" calcext:value-type="float">
            <text:p>99</text:p>
          </table:table-cell>
          <table:table-cell office:value-type="float" office:value="1982" calcext:value-type="float">
            <text:p>1982</text:p>
          </table:table-cell>
          <table:table-cell office:value-type="float" office:value="2409" calcext:value-type="float">
            <text:p>2409</text:p>
          </table:table-cell>
          <table:table-cell office:value-type="float" office:value="1173" calcext:value-type="float">
            <text:p>1173</text:p>
          </table:table-cell>
          <table:table-cell office:value-type="float" office:value="3327" calcext:value-type="float">
            <text:p>3327</text:p>
          </table:table-cell>
          <table:table-cell office:value-type="float" office:value="1335" calcext:value-type="float">
            <text:p>1335</text:p>
          </table:table-cell>
          <table:table-cell office:value-type="float" office:value="2197" calcext:value-type="float">
            <text:p>2197</text:p>
          </table:table-cell>
          <table:table-cell table:formula="of:=3.3*[.C100]/4096" office:value-type="float" office:value="1.596826171875" calcext:value-type="float">
            <text:p>1.596826171875</text:p>
          </table:table-cell>
          <table:table-cell table:formula="of:=3.3*[.D100]/4096" office:value-type="float" office:value="1.9408447265625" calcext:value-type="float">
            <text:p>1.9408447265625</text:p>
          </table:table-cell>
          <table:table-cell table:formula="of:=3.3*[.E100]/4096" office:value-type="float" office:value="0.9450439453125" calcext:value-type="float">
            <text:p>0.9450439453125</text:p>
          </table:table-cell>
          <table:table-cell office:value-type="float" office:value="99" calcext:value-type="float">
            <text:p>99</text:p>
          </table:table-cell>
          <table:table-cell table:formula="of:=1000*[.L100]*[.$R$7]" office:value-type="float" office:value="1.98" calcext:value-type="float">
            <text:p>1.98</text:p>
          </table:table-cell>
          <table:table-cell table:formula="of:=3.3*[.F100]/4096" office:value-type="float" office:value="2.6804443359375" calcext:value-type="float">
            <text:p>2.6804443359375</text:p>
          </table:table-cell>
          <table:table-cell table:formula="of:=3.3*[.G100]/4096" office:value-type="float" office:value="1.0755615234375" calcext:value-type="float">
            <text:p>1.0755615234375</text:p>
          </table:table-cell>
          <table:table-cell table:formula="of:=3.3*[.H100]/4096" office:value-type="float" office:value="1.7700439453125" calcext:value-type="float">
            <text:p>1.77004394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1]*[.$Q$7]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12" calcext:value-type="float">
            <text:p>1812</text:p>
          </table:table-cell>
          <table:table-cell office:value-type="float" office:value="893" calcext:value-type="float">
            <text:p>893</text:p>
          </table:table-cell>
          <table:table-cell office:value-type="float" office:value="2808" calcext:value-type="float">
            <text:p>2808</text:p>
          </table:table-cell>
          <table:table-cell office:value-type="float" office:value="3235" calcext:value-type="float">
            <text:p>3235</text:p>
          </table:table-cell>
          <table:table-cell office:value-type="float" office:value="2872" calcext:value-type="float">
            <text:p>2872</text:p>
          </table:table-cell>
          <table:table-cell office:value-type="float" office:value="2414" calcext:value-type="float">
            <text:p>2414</text:p>
          </table:table-cell>
          <table:table-cell table:formula="of:=3.3*[.C101]/4096" office:value-type="float" office:value="1.45986328125" calcext:value-type="float">
            <text:p>1.45986328125</text:p>
          </table:table-cell>
          <table:table-cell table:formula="of:=3.3*[.D101]/4096" office:value-type="float" office:value="0.7194580078125" calcext:value-type="float">
            <text:p>0.7194580078125</text:p>
          </table:table-cell>
          <table:table-cell table:formula="of:=3.3*[.E101]/4096" office:value-type="float" office:value="2.2623046875" calcext:value-type="float">
            <text:p>2.2623046875</text:p>
          </table:table-cell>
          <table:table-cell office:value-type="float" office:value="100" calcext:value-type="float">
            <text:p>100</text:p>
          </table:table-cell>
          <table:table-cell table:formula="of:=1000*[.L101]*[.$R$7]" office:value-type="float" office:value="2" calcext:value-type="float">
            <text:p>2</text:p>
          </table:table-cell>
          <table:table-cell table:formula="of:=3.3*[.F101]/4096" office:value-type="float" office:value="2.6063232421875" calcext:value-type="float">
            <text:p>2.6063232421875</text:p>
          </table:table-cell>
          <table:table-cell table:formula="of:=3.3*[.G101]/4096" office:value-type="float" office:value="2.3138671875" calcext:value-type="float">
            <text:p>2.3138671875</text:p>
          </table:table-cell>
          <table:table-cell table:formula="of:=3.3*[.H10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2]*[.$Q$7]" office:value-type="float" office:value="2.02" calcext:value-type="float">
            <text:p>2.02</text:p>
          </table:table-cell>
          <table:table-cell office:value-type="float" office:value="101" calcext:value-type="float">
            <text:p>101</text:p>
          </table:table-cell>
          <table:table-cell office:value-type="float" office:value="1636" calcext:value-type="float">
            <text:p>1636</text:p>
          </table:table-cell>
          <table:table-cell office:value-type="float" office:value="1024" calcext:value-type="float">
            <text:p>1024</text:p>
          </table:table-cell>
          <table:table-cell office:value-type="float" office:value="3445" calcext:value-type="float">
            <text:p>3445</text:p>
          </table:table-cell>
          <table:table-cell office:value-type="float" office:value="3128" calcext:value-type="float">
            <text:p>3128</text:p>
          </table:table-cell>
          <table:table-cell office:value-type="float" office:value="3323" calcext:value-type="float">
            <text:p>3323</text:p>
          </table:table-cell>
          <table:table-cell office:value-type="float" office:value="2179" calcext:value-type="float">
            <text:p>2179</text:p>
          </table:table-cell>
          <table:table-cell table:formula="of:=3.3*[.C102]/4096" office:value-type="float" office:value="1.31806640625" calcext:value-type="float">
            <text:p>1.31806640625</text:p>
          </table:table-cell>
          <table:table-cell table:formula="of:=3.3*[.D102]/4096" office:value-type="float" office:value="0.825" calcext:value-type="float">
            <text:p>0.825</text:p>
          </table:table-cell>
          <table:table-cell table:formula="of:=3.3*[.E102]/4096" office:value-type="float" office:value="2.7755126953125" calcext:value-type="float">
            <text:p>2.7755126953125</text:p>
          </table:table-cell>
          <table:table-cell office:value-type="float" office:value="101" calcext:value-type="float">
            <text:p>101</text:p>
          </table:table-cell>
          <table:table-cell table:formula="of:=1000*[.L102]*[.$R$7]" office:value-type="float" office:value="2.02" calcext:value-type="float">
            <text:p>2.02</text:p>
          </table:table-cell>
          <table:table-cell table:formula="of:=3.3*[.F102]/4096" office:value-type="float" office:value="2.5201171875" calcext:value-type="float">
            <text:p>2.5201171875</text:p>
          </table:table-cell>
          <table:table-cell table:formula="of:=3.3*[.G102]/4096" office:value-type="float" office:value="2.6772216796875" calcext:value-type="float">
            <text:p>2.6772216796875</text:p>
          </table:table-cell>
          <table:table-cell table:formula="of:=3.3*[.H102]/4096" office:value-type="float" office:value="1.7555419921875" calcext:value-type="float">
            <text:p>1.75554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3]*[.$Q$7]" office:value-type="float" office:value="2.04" calcext:value-type="float">
            <text:p>2.04</text:p>
          </table:table-cell>
          <table:table-cell office:value-type="float" office:value="102" calcext:value-type="float">
            <text:p>102</text:p>
          </table:table-cell>
          <table:table-cell office:value-type="float" office:value="1474" calcext:value-type="float">
            <text:p>1474</text:p>
          </table:table-cell>
          <table:table-cell office:value-type="float" office:value="2622" calcext:value-type="float">
            <text:p>2622</text:p>
          </table:table-cell>
          <table:table-cell office:value-type="float" office:value="2202" calcext:value-type="float">
            <text:p>2202</text:p>
          </table:table-cell>
          <table:table-cell office:value-type="float" office:value="3003" calcext:value-type="float">
            <text:p>3003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formula="of:=3.3*[.C103]/4096" office:value-type="float" office:value="1.187548828125" calcext:value-type="float">
            <text:p>1.187548828125</text:p>
          </table:table-cell>
          <table:table-cell table:formula="of:=3.3*[.D103]/4096" office:value-type="float" office:value="2.112451171875" calcext:value-type="float">
            <text:p>2.112451171875</text:p>
          </table:table-cell>
          <table:table-cell table:formula="of:=3.3*[.E103]/4096" office:value-type="float" office:value="1.774072265625" calcext:value-type="float">
            <text:p>1.774072265625</text:p>
          </table:table-cell>
          <table:table-cell office:value-type="float" office:value="102" calcext:value-type="float">
            <text:p>102</text:p>
          </table:table-cell>
          <table:table-cell table:formula="of:=1000*[.L103]*[.$R$7]" office:value-type="float" office:value="2.04" calcext:value-type="float">
            <text:p>2.04</text:p>
          </table:table-cell>
          <table:table-cell table:formula="of:=3.3*[.F103]/4096" office:value-type="float" office:value="2.4194091796875" calcext:value-type="float">
            <text:p>2.4194091796875</text:p>
          </table:table-cell>
          <table:table-cell table:formula="of:=3.3*[.G103]/4096" office:value-type="float" office:value="1.664501953125" calcext:value-type="float">
            <text:p>1.664501953125</text:p>
          </table:table-cell>
          <table:table-cell table:formula="of:=3.3*[.H103]/4096" office:value-type="float" office:value="1.4622802734375" calcext:value-type="float">
            <text:p>1.462280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4]*[.$Q$7]" office:value-type="float" office:value="2.06" calcext:value-type="float">
            <text:p>2.06</text:p>
          </table:table-cell>
          <table:table-cell office:value-type="float" office:value="103" calcext:value-type="float">
            <text:p>103</text:p>
          </table:table-cell>
          <table:table-cell office:value-type="float" office:value="1325" calcext:value-type="float">
            <text:p>1325</text:p>
          </table:table-cell>
          <table:table-cell office:value-type="float" office:value="3478" calcext:value-type="float">
            <text:p>3478</text:p>
          </table:table-cell>
          <table:table-cell office:value-type="float" office:value="798" calcext:value-type="float">
            <text:p>798</text:p>
          </table:table-cell>
          <table:table-cell office:value-type="float" office:value="2864" calcext:value-type="float">
            <text:p>2864</text:p>
          </table:table-cell>
          <table:table-cell office:value-type="float" office:value="837" calcext:value-type="float">
            <text:p>837</text:p>
          </table:table-cell>
          <table:table-cell office:value-type="float" office:value="1827" calcext:value-type="float">
            <text:p>1827</text:p>
          </table:table-cell>
          <table:table-cell table:formula="of:=3.3*[.C104]/4096" office:value-type="float" office:value="1.0675048828125" calcext:value-type="float">
            <text:p>1.0675048828125</text:p>
          </table:table-cell>
          <table:table-cell table:formula="of:=3.3*[.D104]/4096" office:value-type="float" office:value="2.802099609375" calcext:value-type="float">
            <text:p>2.802099609375</text:p>
          </table:table-cell>
          <table:table-cell table:formula="of:=3.3*[.E104]/4096" office:value-type="float" office:value="0.642919921875" calcext:value-type="float">
            <text:p>0.642919921875</text:p>
          </table:table-cell>
          <table:table-cell office:value-type="float" office:value="103" calcext:value-type="float">
            <text:p>103</text:p>
          </table:table-cell>
          <table:table-cell table:formula="of:=1000*[.L104]*[.$R$7]" office:value-type="float" office:value="2.06" calcext:value-type="float">
            <text:p>2.06</text:p>
          </table:table-cell>
          <table:table-cell table:formula="of:=3.3*[.F104]/4096" office:value-type="float" office:value="2.307421875" calcext:value-type="float">
            <text:p>2.307421875</text:p>
          </table:table-cell>
          <table:table-cell table:formula="of:=3.3*[.G104]/4096" office:value-type="float" office:value="0.6743408203125" calcext:value-type="float">
            <text:p>0.6743408203125</text:p>
          </table:table-cell>
          <table:table-cell table:formula="of:=3.3*[.H104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5]*[.$Q$7]" office:value-type="float" office:value="2.08" calcext:value-type="float">
            <text:p>2.08</text:p>
          </table:table-cell>
          <table:table-cell office:value-type="float" office:value="104" calcext:value-type="float">
            <text:p>104</text:p>
          </table:table-cell>
          <table:table-cell office:value-type="float" office:value="1187" calcext:value-type="float">
            <text:p>1187</text:p>
          </table:table-cell>
          <table:table-cell office:value-type="float" office:value="2411" calcext:value-type="float">
            <text:p>2411</text:p>
          </table:table-cell>
          <table:table-cell office:value-type="float" office:value="1174" calcext:value-type="float">
            <text:p>1174</text:p>
          </table:table-cell>
          <table:table-cell office:value-type="float" office:value="2712" calcext:value-type="float">
            <text:p>2712</text:p>
          </table:table-cell>
          <table:table-cell office:value-type="float" office:value="1334" calcext:value-type="float">
            <text:p>1334</text:p>
          </table:table-cell>
          <table:table-cell office:value-type="float" office:value="2199" calcext:value-type="float">
            <text:p>2199</text:p>
          </table:table-cell>
          <table:table-cell table:formula="of:=3.3*[.C105]/4096" office:value-type="float" office:value="0.9563232421875" calcext:value-type="float">
            <text:p>0.9563232421875</text:p>
          </table:table-cell>
          <table:table-cell table:formula="of:=3.3*[.D105]/4096" office:value-type="float" office:value="1.9424560546875" calcext:value-type="float">
            <text:p>1.9424560546875</text:p>
          </table:table-cell>
          <table:table-cell table:formula="of:=3.3*[.E105]/4096" office:value-type="float" office:value="0.945849609375" calcext:value-type="float">
            <text:p>0.945849609375</text:p>
          </table:table-cell>
          <table:table-cell office:value-type="float" office:value="104" calcext:value-type="float">
            <text:p>104</text:p>
          </table:table-cell>
          <table:table-cell table:formula="of:=1000*[.L105]*[.$R$7]" office:value-type="float" office:value="2.08" calcext:value-type="float">
            <text:p>2.08</text:p>
          </table:table-cell>
          <table:table-cell table:formula="of:=3.3*[.F105]/4096" office:value-type="float" office:value="2.1849609375" calcext:value-type="float">
            <text:p>2.1849609375</text:p>
          </table:table-cell>
          <table:table-cell table:formula="of:=3.3*[.G105]/4096" office:value-type="float" office:value="1.074755859375" calcext:value-type="float">
            <text:p>1.074755859375</text:p>
          </table:table-cell>
          <table:table-cell table:formula="of:=3.3*[.H105]/4096" office:value-type="float" office:value="1.7716552734375" calcext:value-type="float">
            <text:p>1.771655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6]*[.$Q$7]" office:value-type="float" office:value="2.1" calcext:value-type="float">
            <text:p>2.1</text:p>
          </table:table-cell>
          <table:table-cell office:value-type="float" office:value="105" calcext:value-type="float">
            <text:p>105</text:p>
          </table:table-cell>
          <table:table-cell office:value-type="float" office:value="1057" calcext:value-type="float">
            <text:p>1057</text:p>
          </table:table-cell>
          <table:table-cell office:value-type="float" office:value="896" calcext:value-type="float">
            <text:p>896</text:p>
          </table:table-cell>
          <table:table-cell office:value-type="float" office:value="2815" calcext:value-type="float">
            <text:p>2815</text:p>
          </table:table-cell>
          <table:table-cell office:value-type="float" office:value="2551" calcext:value-type="float">
            <text:p>2551</text:p>
          </table:table-cell>
          <table:table-cell office:value-type="float" office:value="2870" calcext:value-type="float">
            <text:p>2870</text:p>
          </table:table-cell>
          <table:table-cell office:value-type="float" office:value="2414" calcext:value-type="float">
            <text:p>2414</text:p>
          </table:table-cell>
          <table:table-cell table:formula="of:=3.3*[.C106]/4096" office:value-type="float" office:value="0.8515869140625" calcext:value-type="float">
            <text:p>0.8515869140625</text:p>
          </table:table-cell>
          <table:table-cell table:formula="of:=3.3*[.D106]/4096" office:value-type="float" office:value="0.721875" calcext:value-type="float">
            <text:p>0.721875</text:p>
          </table:table-cell>
          <table:table-cell table:formula="of:=3.3*[.E106]/4096" office:value-type="float" office:value="2.2679443359375" calcext:value-type="float">
            <text:p>2.2679443359375</text:p>
          </table:table-cell>
          <table:table-cell office:value-type="float" office:value="105" calcext:value-type="float">
            <text:p>105</text:p>
          </table:table-cell>
          <table:table-cell table:formula="of:=1000*[.L106]*[.$R$7]" office:value-type="float" office:value="2.1" calcext:value-type="float">
            <text:p>2.1</text:p>
          </table:table-cell>
          <table:table-cell table:formula="of:=3.3*[.F106]/4096" office:value-type="float" office:value="2.0552490234375" calcext:value-type="float">
            <text:p>2.0552490234375</text:p>
          </table:table-cell>
          <table:table-cell table:formula="of:=3.3*[.G106]/4096" office:value-type="float" office:value="2.312255859375" calcext:value-type="float">
            <text:p>2.312255859375</text:p>
          </table:table-cell>
          <table:table-cell table:formula="of:=3.3*[.H10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7]*[.$Q$7]" office:value-type="float" office:value="2.12" calcext:value-type="float">
            <text:p>2.12</text:p>
          </table:table-cell>
          <table:table-cell office:value-type="float" office:value="106" calcext:value-type="float">
            <text:p>106</text:p>
          </table:table-cell>
          <table:table-cell office:value-type="float" office:value="947" calcext:value-type="float">
            <text:p>947</text:p>
          </table:table-cell>
          <table:table-cell office:value-type="float" office:value="1027" calcext:value-type="float">
            <text:p>1027</text:p>
          </table:table-cell>
          <table:table-cell office:value-type="float" office:value="3448" calcext:value-type="float">
            <text:p>3448</text:p>
          </table:table-cell>
          <table:table-cell office:value-type="float" office:value="2381" calcext:value-type="float">
            <text:p>2381</text:p>
          </table:table-cell>
          <table:table-cell office:value-type="float" office:value="3324" calcext:value-type="float">
            <text:p>3324</text:p>
          </table:table-cell>
          <table:table-cell office:value-type="float" office:value="2178" calcext:value-type="float">
            <text:p>2178</text:p>
          </table:table-cell>
          <table:table-cell table:formula="of:=3.3*[.C107]/4096" office:value-type="float" office:value="0.7629638671875" calcext:value-type="float">
            <text:p>0.7629638671875</text:p>
          </table:table-cell>
          <table:table-cell table:formula="of:=3.3*[.D107]/4096" office:value-type="float" office:value="0.8274169921875" calcext:value-type="float">
            <text:p>0.8274169921875</text:p>
          </table:table-cell>
          <table:table-cell table:formula="of:=3.3*[.E107]/4096" office:value-type="float" office:value="2.7779296875" calcext:value-type="float">
            <text:p>2.7779296875</text:p>
          </table:table-cell>
          <table:table-cell office:value-type="float" office:value="106" calcext:value-type="float">
            <text:p>106</text:p>
          </table:table-cell>
          <table:table-cell table:formula="of:=1000*[.L107]*[.$R$7]" office:value-type="float" office:value="2.12" calcext:value-type="float">
            <text:p>2.12</text:p>
          </table:table-cell>
          <table:table-cell table:formula="of:=3.3*[.F107]/4096" office:value-type="float" office:value="1.9182861328125" calcext:value-type="float">
            <text:p>1.9182861328125</text:p>
          </table:table-cell>
          <table:table-cell table:formula="of:=3.3*[.G107]/4096" office:value-type="float" office:value="2.67802734375" calcext:value-type="float">
            <text:p>2.67802734375</text:p>
          </table:table-cell>
          <table:table-cell table:formula="of:=3.3*[.H107]/4096" office:value-type="float" office:value="1.754736328125" calcext:value-type="float">
            <text:p>1.75473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8]*[.$Q$7]" office:value-type="float" office:value="2.14" calcext:value-type="float">
            <text:p>2.14</text:p>
          </table:table-cell>
          <table:table-cell office:value-type="float" office:value="107" calcext:value-type="float">
            <text:p>107</text:p>
          </table:table-cell>
          <table:table-cell office:value-type="float" office:value="853" calcext:value-type="float">
            <text:p>853</text:p>
          </table:table-cell>
          <table:table-cell office:value-type="float" office:value="2624" calcext:value-type="float">
            <text:p>2624</text:p>
          </table:table-cell>
          <table:table-cell office:value-type="float" office:value="2198" calcext:value-type="float">
            <text:p>2198</text:p>
          </table:table-cell>
          <table:table-cell office:value-type="float" office:value="2208" calcext:value-type="float">
            <text:p>2208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formula="of:=3.3*[.C108]/4096" office:value-type="float" office:value="0.6872314453125" calcext:value-type="float">
            <text:p>0.6872314453125</text:p>
          </table:table-cell>
          <table:table-cell table:formula="of:=3.3*[.D108]/4096" office:value-type="float" office:value="2.1140625" calcext:value-type="float">
            <text:p>2.1140625</text:p>
          </table:table-cell>
          <table:table-cell table:formula="of:=3.3*[.E108]/4096" office:value-type="float" office:value="1.770849609375" calcext:value-type="float">
            <text:p>1.770849609375</text:p>
          </table:table-cell>
          <table:table-cell office:value-type="float" office:value="107" calcext:value-type="float">
            <text:p>107</text:p>
          </table:table-cell>
          <table:table-cell table:formula="of:=1000*[.L108]*[.$R$7]" office:value-type="float" office:value="2.14" calcext:value-type="float">
            <text:p>2.14</text:p>
          </table:table-cell>
          <table:table-cell table:formula="of:=3.3*[.F108]/4096" office:value-type="float" office:value="1.77890625" calcext:value-type="float">
            <text:p>1.77890625</text:p>
          </table:table-cell>
          <table:table-cell table:formula="of:=3.3*[.G108]/4096" office:value-type="float" office:value="1.664501953125" calcext:value-type="float">
            <text:p>1.664501953125</text:p>
          </table:table-cell>
          <table:table-cell table:formula="of:=3.3*[.H108]/4096" office:value-type="float" office:value="1.4622802734375" calcext:value-type="float">
            <text:p>1.462280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09]*[.$Q$7]" office:value-type="float" office:value="2.16" calcext:value-type="float">
            <text:p>2.16</text:p>
          </table:table-cell>
          <table:table-cell office:value-type="float" office:value="108" calcext:value-type="float">
            <text:p>108</text:p>
          </table:table-cell>
          <table:table-cell office:value-type="float" office:value="784" calcext:value-type="float">
            <text:p>784</text:p>
          </table:table-cell>
          <table:table-cell office:value-type="float" office:value="3477" calcext:value-type="float">
            <text:p>3477</text:p>
          </table:table-cell>
          <table:table-cell office:value-type="float" office:value="798" calcext:value-type="float">
            <text:p>798</text:p>
          </table:table-cell>
          <table:table-cell office:value-type="float" office:value="2034" calcext:value-type="float">
            <text:p>2034</text:p>
          </table:table-cell>
          <table:table-cell office:value-type="float" office:value="838" calcext:value-type="float">
            <text:p>838</text:p>
          </table:table-cell>
          <table:table-cell office:value-type="float" office:value="1828" calcext:value-type="float">
            <text:p>1828</text:p>
          </table:table-cell>
          <table:table-cell table:formula="of:=3.3*[.C109]/4096" office:value-type="float" office:value="0.631640625" calcext:value-type="float">
            <text:p>0.631640625</text:p>
          </table:table-cell>
          <table:table-cell table:formula="of:=3.3*[.D109]/4096" office:value-type="float" office:value="2.8012939453125" calcext:value-type="float">
            <text:p>2.8012939453125</text:p>
          </table:table-cell>
          <table:table-cell table:formula="of:=3.3*[.E109]/4096" office:value-type="float" office:value="0.642919921875" calcext:value-type="float">
            <text:p>0.642919921875</text:p>
          </table:table-cell>
          <table:table-cell office:value-type="float" office:value="108" calcext:value-type="float">
            <text:p>108</text:p>
          </table:table-cell>
          <table:table-cell table:formula="of:=1000*[.L109]*[.$R$7]" office:value-type="float" office:value="2.16" calcext:value-type="float">
            <text:p>2.16</text:p>
          </table:table-cell>
          <table:table-cell table:formula="of:=3.3*[.F109]/4096" office:value-type="float" office:value="1.638720703125" calcext:value-type="float">
            <text:p>1.638720703125</text:p>
          </table:table-cell>
          <table:table-cell table:formula="of:=3.3*[.G109]/4096" office:value-type="float" office:value="0.675146484375" calcext:value-type="float">
            <text:p>0.675146484375</text:p>
          </table:table-cell>
          <table:table-cell table:formula="of:=3.3*[.H109]/4096" office:value-type="float" office:value="1.47275390625" calcext:value-type="float">
            <text:p>1.47275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0]*[.$Q$7]" office:value-type="float" office:value="2.18" calcext:value-type="float">
            <text:p>2.18</text:p>
          </table:table-cell>
          <table:table-cell office:value-type="float" office:value="109" calcext:value-type="float">
            <text:p>109</text:p>
          </table:table-cell>
          <table:table-cell office:value-type="float" office:value="732" calcext:value-type="float">
            <text:p>732</text:p>
          </table:table-cell>
          <table:table-cell office:value-type="float" office:value="2405" calcext:value-type="float">
            <text:p>2405</text:p>
          </table:table-cell>
          <table:table-cell office:value-type="float" office:value="1180" calcext:value-type="float">
            <text:p>1180</text:p>
          </table:table-cell>
          <table:table-cell office:value-type="float" office:value="1858" calcext:value-type="float">
            <text:p>1858</text:p>
          </table:table-cell>
          <table:table-cell office:value-type="float" office:value="1334" calcext:value-type="float">
            <text:p>1334</text:p>
          </table:table-cell>
          <table:table-cell office:value-type="float" office:value="2198" calcext:value-type="float">
            <text:p>2198</text:p>
          </table:table-cell>
          <table:table-cell table:formula="of:=3.3*[.C110]/4096" office:value-type="float" office:value="0.58974609375" calcext:value-type="float">
            <text:p>0.58974609375</text:p>
          </table:table-cell>
          <table:table-cell table:formula="of:=3.3*[.D110]/4096" office:value-type="float" office:value="1.9376220703125" calcext:value-type="float">
            <text:p>1.9376220703125</text:p>
          </table:table-cell>
          <table:table-cell table:formula="of:=3.3*[.E110]/4096" office:value-type="float" office:value="0.95068359375" calcext:value-type="float">
            <text:p>0.95068359375</text:p>
          </table:table-cell>
          <table:table-cell office:value-type="float" office:value="109" calcext:value-type="float">
            <text:p>109</text:p>
          </table:table-cell>
          <table:table-cell table:formula="of:=1000*[.L110]*[.$R$7]" office:value-type="float" office:value="2.18" calcext:value-type="float">
            <text:p>2.18</text:p>
          </table:table-cell>
          <table:table-cell table:formula="of:=3.3*[.F110]/4096" office:value-type="float" office:value="1.496923828125" calcext:value-type="float">
            <text:p>1.496923828125</text:p>
          </table:table-cell>
          <table:table-cell table:formula="of:=3.3*[.G110]/4096" office:value-type="float" office:value="1.074755859375" calcext:value-type="float">
            <text:p>1.074755859375</text:p>
          </table:table-cell>
          <table:table-cell table:formula="of:=3.3*[.H110]/4096" office:value-type="float" office:value="1.770849609375" calcext:value-type="float">
            <text:p>1.7708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1]*[.$Q$7]" office:value-type="float" office:value="2.2" calcext:value-type="float">
            <text:p>2.2</text:p>
          </table:table-cell>
          <table:table-cell office:value-type="float" office:value="110" calcext:value-type="float">
            <text:p>110</text:p>
          </table:table-cell>
          <table:table-cell office:value-type="float" office:value="699" calcext:value-type="float">
            <text:p>699</text:p>
          </table:table-cell>
          <table:table-cell office:value-type="float" office:value="892" calcext:value-type="float">
            <text:p>892</text:p>
          </table:table-cell>
          <table:table-cell office:value-type="float" office:value="2815" calcext:value-type="float">
            <text:p>2815</text:p>
          </table:table-cell>
          <table:table-cell office:value-type="float" office:value="1688" calcext:value-type="float">
            <text:p>1688</text:p>
          </table:table-cell>
          <table:table-cell office:value-type="float" office:value="2870" calcext:value-type="float">
            <text:p>2870</text:p>
          </table:table-cell>
          <table:table-cell office:value-type="float" office:value="2414" calcext:value-type="float">
            <text:p>2414</text:p>
          </table:table-cell>
          <table:table-cell table:formula="of:=3.3*[.C111]/4096" office:value-type="float" office:value="0.5631591796875" calcext:value-type="float">
            <text:p>0.5631591796875</text:p>
          </table:table-cell>
          <table:table-cell table:formula="of:=3.3*[.D111]/4096" office:value-type="float" office:value="0.71865234375" calcext:value-type="float">
            <text:p>0.71865234375</text:p>
          </table:table-cell>
          <table:table-cell table:formula="of:=3.3*[.E111]/4096" office:value-type="float" office:value="2.2679443359375" calcext:value-type="float">
            <text:p>2.2679443359375</text:p>
          </table:table-cell>
          <table:table-cell office:value-type="float" office:value="110" calcext:value-type="float">
            <text:p>110</text:p>
          </table:table-cell>
          <table:table-cell table:formula="of:=1000*[.L111]*[.$R$7]" office:value-type="float" office:value="2.2" calcext:value-type="float">
            <text:p>2.2</text:p>
          </table:table-cell>
          <table:table-cell table:formula="of:=3.3*[.F111]/4096" office:value-type="float" office:value="1.3599609375" calcext:value-type="float">
            <text:p>1.3599609375</text:p>
          </table:table-cell>
          <table:table-cell table:formula="of:=3.3*[.G111]/4096" office:value-type="float" office:value="2.312255859375" calcext:value-type="float">
            <text:p>2.312255859375</text:p>
          </table:table-cell>
          <table:table-cell table:formula="of:=3.3*[.H11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2]*[.$Q$7]" office:value-type="float" office:value="2.22" calcext:value-type="float">
            <text:p>2.22</text:p>
          </table:table-cell>
          <table:table-cell office:value-type="float" office:value="111" calcext:value-type="float">
            <text:p>111</text:p>
          </table:table-cell>
          <table:table-cell office:value-type="float" office:value="693" calcext:value-type="float">
            <text:p>693</text:p>
          </table:table-cell>
          <table:table-cell office:value-type="float" office:value="1024" calcext:value-type="float">
            <text:p>1024</text:p>
          </table:table-cell>
          <table:table-cell office:value-type="float" office:value="3442" calcext:value-type="float">
            <text:p>3442</text:p>
          </table:table-cell>
          <table:table-cell office:value-type="float" office:value="1523" calcext:value-type="float">
            <text:p>1523</text:p>
          </table:table-cell>
          <table:table-cell office:value-type="float" office:value="3322" calcext:value-type="float">
            <text:p>3322</text:p>
          </table:table-cell>
          <table:table-cell office:value-type="float" office:value="2176" calcext:value-type="float">
            <text:p>2176</text:p>
          </table:table-cell>
          <table:table-cell table:formula="of:=3.3*[.C112]/4096" office:value-type="float" office:value="0.5583251953125" calcext:value-type="float">
            <text:p>0.5583251953125</text:p>
          </table:table-cell>
          <table:table-cell table:formula="of:=3.3*[.D112]/4096" office:value-type="float" office:value="0.825" calcext:value-type="float">
            <text:p>0.825</text:p>
          </table:table-cell>
          <table:table-cell table:formula="of:=3.3*[.E112]/4096" office:value-type="float" office:value="2.773095703125" calcext:value-type="float">
            <text:p>2.773095703125</text:p>
          </table:table-cell>
          <table:table-cell office:value-type="float" office:value="111" calcext:value-type="float">
            <text:p>111</text:p>
          </table:table-cell>
          <table:table-cell table:formula="of:=1000*[.L112]*[.$R$7]" office:value-type="float" office:value="2.22" calcext:value-type="float">
            <text:p>2.22</text:p>
          </table:table-cell>
          <table:table-cell table:formula="of:=3.3*[.F112]/4096" office:value-type="float" office:value="1.2270263671875" calcext:value-type="float">
            <text:p>1.2270263671875</text:p>
          </table:table-cell>
          <table:table-cell table:formula="of:=3.3*[.G112]/4096" office:value-type="float" office:value="2.676416015625" calcext:value-type="float">
            <text:p>2.676416015625</text:p>
          </table:table-cell>
          <table:table-cell table:formula="of:=3.3*[.H112]/4096" office:value-type="float" office:value="1.753125" calcext:value-type="float">
            <text:p>1.7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3]*[.$Q$7]" office:value-type="float" office:value="2.24" calcext:value-type="float">
            <text:p>2.24</text:p>
          </table:table-cell>
          <table:table-cell office:value-type="float" office:value="112" calcext:value-type="float">
            <text:p>112</text:p>
          </table:table-cell>
          <table:table-cell office:value-type="float" office:value="702" calcext:value-type="float">
            <text:p>702</text:p>
          </table:table-cell>
          <table:table-cell office:value-type="float" office:value="2622" calcext:value-type="float">
            <text:p>2622</text:p>
          </table:table-cell>
          <table:table-cell office:value-type="float" office:value="2196" calcext:value-type="float">
            <text:p>2196</text:p>
          </table:table-cell>
          <table:table-cell office:value-type="float" office:value="1367" calcext:value-type="float">
            <text:p>1367</text:p>
          </table:table-cell>
          <table:table-cell office:value-type="float" office:value="2067" calcext:value-type="float">
            <text:p>2067</text:p>
          </table:table-cell>
          <table:table-cell office:value-type="float" office:value="1815" calcext:value-type="float">
            <text:p>1815</text:p>
          </table:table-cell>
          <table:table-cell table:formula="of:=3.3*[.C113]/4096" office:value-type="float" office:value="0.565576171875" calcext:value-type="float">
            <text:p>0.565576171875</text:p>
          </table:table-cell>
          <table:table-cell table:formula="of:=3.3*[.D113]/4096" office:value-type="float" office:value="2.112451171875" calcext:value-type="float">
            <text:p>2.112451171875</text:p>
          </table:table-cell>
          <table:table-cell table:formula="of:=3.3*[.E113]/4096" office:value-type="float" office:value="1.76923828125" calcext:value-type="float">
            <text:p>1.76923828125</text:p>
          </table:table-cell>
          <table:table-cell office:value-type="float" office:value="112" calcext:value-type="float">
            <text:p>112</text:p>
          </table:table-cell>
          <table:table-cell table:formula="of:=1000*[.L113]*[.$R$7]" office:value-type="float" office:value="2.24" calcext:value-type="float">
            <text:p>2.24</text:p>
          </table:table-cell>
          <table:table-cell table:formula="of:=3.3*[.F113]/4096" office:value-type="float" office:value="1.1013427734375" calcext:value-type="float">
            <text:p>1.1013427734375</text:p>
          </table:table-cell>
          <table:table-cell table:formula="of:=3.3*[.G113]/4096" office:value-type="float" office:value="1.6653076171875" calcext:value-type="float">
            <text:p>1.6653076171875</text:p>
          </table:table-cell>
          <table:table-cell table:formula="of:=3.3*[.H113]/4096" office:value-type="float" office:value="1.4622802734375" calcext:value-type="float">
            <text:p>1.462280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4]*[.$Q$7]" office:value-type="float" office:value="2.26" calcext:value-type="float">
            <text:p>2.26</text:p>
          </table:table-cell>
          <table:table-cell office:value-type="float" office:value="113" calcext:value-type="float">
            <text:p>113</text:p>
          </table:table-cell>
          <table:table-cell office:value-type="float" office:value="736" calcext:value-type="float">
            <text:p>736</text:p>
          </table:table-cell>
          <table:table-cell office:value-type="float" office:value="3477" calcext:value-type="float">
            <text:p>3477</text:p>
          </table:table-cell>
          <table:table-cell office:value-type="float" office:value="794" calcext:value-type="float">
            <text:p>794</text:p>
          </table:table-cell>
          <table:table-cell office:value-type="float" office:value="1223" calcext:value-type="float">
            <text:p>1223</text:p>
          </table:table-cell>
          <table:table-cell office:value-type="float" office:value="838" calcext:value-type="float">
            <text:p>838</text:p>
          </table:table-cell>
          <table:table-cell office:value-type="float" office:value="1828" calcext:value-type="float">
            <text:p>1828</text:p>
          </table:table-cell>
          <table:table-cell table:formula="of:=3.3*[.C114]/4096" office:value-type="float" office:value="0.59296875" calcext:value-type="float">
            <text:p>0.59296875</text:p>
          </table:table-cell>
          <table:table-cell table:formula="of:=3.3*[.D114]/4096" office:value-type="float" office:value="2.8012939453125" calcext:value-type="float">
            <text:p>2.8012939453125</text:p>
          </table:table-cell>
          <table:table-cell table:formula="of:=3.3*[.E114]/4096" office:value-type="float" office:value="0.639697265625" calcext:value-type="float">
            <text:p>0.639697265625</text:p>
          </table:table-cell>
          <table:table-cell office:value-type="float" office:value="113" calcext:value-type="float">
            <text:p>113</text:p>
          </table:table-cell>
          <table:table-cell table:formula="of:=1000*[.L114]*[.$R$7]" office:value-type="float" office:value="2.26" calcext:value-type="float">
            <text:p>2.26</text:p>
          </table:table-cell>
          <table:table-cell table:formula="of:=3.3*[.F114]/4096" office:value-type="float" office:value="0.9853271484375" calcext:value-type="float">
            <text:p>0.9853271484375</text:p>
          </table:table-cell>
          <table:table-cell table:formula="of:=3.3*[.G114]/4096" office:value-type="float" office:value="0.675146484375" calcext:value-type="float">
            <text:p>0.675146484375</text:p>
          </table:table-cell>
          <table:table-cell table:formula="of:=3.3*[.H114]/4096" office:value-type="float" office:value="1.47275390625" calcext:value-type="float">
            <text:p>1.47275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5]*[.$Q$7]" office:value-type="float" office:value="2.28" calcext:value-type="float">
            <text:p>2.28</text:p>
          </table:table-cell>
          <table:table-cell office:value-type="float" office:value="114" calcext:value-type="float">
            <text:p>114</text:p>
          </table:table-cell>
          <table:table-cell office:value-type="float" office:value="791" calcext:value-type="float">
            <text:p>791</text:p>
          </table:table-cell>
          <table:table-cell office:value-type="float" office:value="2409" calcext:value-type="float">
            <text:p>2409</text:p>
          </table:table-cell>
          <table:table-cell office:value-type="float" office:value="1180" calcext:value-type="float">
            <text:p>1180</text:p>
          </table:table-cell>
          <table:table-cell office:value-type="float" office:value="1093" calcext:value-type="float">
            <text:p>1093</text:p>
          </table:table-cell>
          <table:table-cell office:value-type="float" office:value="1334" calcext:value-type="float">
            <text:p>1334</text:p>
          </table:table-cell>
          <table:table-cell office:value-type="float" office:value="2199" calcext:value-type="float">
            <text:p>2199</text:p>
          </table:table-cell>
          <table:table-cell table:formula="of:=3.3*[.C115]/4096" office:value-type="float" office:value="0.6372802734375" calcext:value-type="float">
            <text:p>0.6372802734375</text:p>
          </table:table-cell>
          <table:table-cell table:formula="of:=3.3*[.D115]/4096" office:value-type="float" office:value="1.9408447265625" calcext:value-type="float">
            <text:p>1.9408447265625</text:p>
          </table:table-cell>
          <table:table-cell table:formula="of:=3.3*[.E115]/4096" office:value-type="float" office:value="0.95068359375" calcext:value-type="float">
            <text:p>0.95068359375</text:p>
          </table:table-cell>
          <table:table-cell office:value-type="float" office:value="114" calcext:value-type="float">
            <text:p>114</text:p>
          </table:table-cell>
          <table:table-cell table:formula="of:=1000*[.L115]*[.$R$7]" office:value-type="float" office:value="2.28" calcext:value-type="float">
            <text:p>2.28</text:p>
          </table:table-cell>
          <table:table-cell table:formula="of:=3.3*[.F115]/4096" office:value-type="float" office:value="0.8805908203125" calcext:value-type="float">
            <text:p>0.8805908203125</text:p>
          </table:table-cell>
          <table:table-cell table:formula="of:=3.3*[.G115]/4096" office:value-type="float" office:value="1.074755859375" calcext:value-type="float">
            <text:p>1.074755859375</text:p>
          </table:table-cell>
          <table:table-cell table:formula="of:=3.3*[.H115]/4096" office:value-type="float" office:value="1.7716552734375" calcext:value-type="float">
            <text:p>1.771655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6]*[.$Q$7]" office:value-type="float" office:value="2.3" calcext:value-type="float">
            <text:p>2.3</text:p>
          </table:table-cell>
          <table:table-cell office:value-type="float" office:value="115" calcext:value-type="float">
            <text:p>115</text:p>
          </table:table-cell>
          <table:table-cell office:value-type="float" office:value="869" calcext:value-type="float">
            <text:p>869</text:p>
          </table:table-cell>
          <table:table-cell office:value-type="float" office:value="898" calcext:value-type="float">
            <text:p>898</text:p>
          </table:table-cell>
          <table:table-cell office:value-type="float" office:value="2818" calcext:value-type="float">
            <text:p>2818</text:p>
          </table:table-cell>
          <table:table-cell office:value-type="float" office:value="979" calcext:value-type="float">
            <text:p>979</text:p>
          </table:table-cell>
          <table:table-cell office:value-type="float" office:value="2870" calcext:value-type="float">
            <text:p>2870</text:p>
          </table:table-cell>
          <table:table-cell office:value-type="float" office:value="2415" calcext:value-type="float">
            <text:p>2415</text:p>
          </table:table-cell>
          <table:table-cell table:formula="of:=3.3*[.C116]/4096" office:value-type="float" office:value="0.7001220703125" calcext:value-type="float">
            <text:p>0.7001220703125</text:p>
          </table:table-cell>
          <table:table-cell table:formula="of:=3.3*[.D116]/4096" office:value-type="float" office:value="0.723486328125" calcext:value-type="float">
            <text:p>0.723486328125</text:p>
          </table:table-cell>
          <table:table-cell table:formula="of:=3.3*[.E116]/4096" office:value-type="float" office:value="2.270361328125" calcext:value-type="float">
            <text:p>2.270361328125</text:p>
          </table:table-cell>
          <table:table-cell office:value-type="float" office:value="115" calcext:value-type="float">
            <text:p>115</text:p>
          </table:table-cell>
          <table:table-cell table:formula="of:=1000*[.L116]*[.$R$7]" office:value-type="float" office:value="2.3" calcext:value-type="float">
            <text:p>2.3</text:p>
          </table:table-cell>
          <table:table-cell table:formula="of:=3.3*[.F116]/4096" office:value-type="float" office:value="0.7887451171875" calcext:value-type="float">
            <text:p>0.7887451171875</text:p>
          </table:table-cell>
          <table:table-cell table:formula="of:=3.3*[.G116]/4096" office:value-type="float" office:value="2.312255859375" calcext:value-type="float">
            <text:p>2.312255859375</text:p>
          </table:table-cell>
          <table:table-cell table:formula="of:=3.3*[.H11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7]*[.$Q$7]" office:value-type="float" office:value="2.32" calcext:value-type="float">
            <text:p>2.32</text:p>
          </table:table-cell>
          <table:table-cell office:value-type="float" office:value="116" calcext:value-type="float">
            <text:p>116</text:p>
          </table:table-cell>
          <table:table-cell office:value-type="float" office:value="964" calcext:value-type="float">
            <text:p>964</text:p>
          </table:table-cell>
          <table:table-cell office:value-type="float" office:value="1028" calcext:value-type="float">
            <text:p>1028</text:p>
          </table:table-cell>
          <table:table-cell office:value-type="float" office:value="3441" calcext:value-type="float">
            <text:p>3441</text:p>
          </table:table-cell>
          <table:table-cell office:value-type="float" office:value="880" calcext:value-type="float">
            <text:p>880</text:p>
          </table:table-cell>
          <table:table-cell office:value-type="float" office:value="3325" calcext:value-type="float">
            <text:p>3325</text:p>
          </table:table-cell>
          <table:table-cell office:value-type="float" office:value="2176" calcext:value-type="float">
            <text:p>2176</text:p>
          </table:table-cell>
          <table:table-cell table:formula="of:=3.3*[.C117]/4096" office:value-type="float" office:value="0.77666015625" calcext:value-type="float">
            <text:p>0.77666015625</text:p>
          </table:table-cell>
          <table:table-cell table:formula="of:=3.3*[.D117]/4096" office:value-type="float" office:value="0.82822265625" calcext:value-type="float">
            <text:p>0.82822265625</text:p>
          </table:table-cell>
          <table:table-cell table:formula="of:=3.3*[.E117]/4096" office:value-type="float" office:value="2.7722900390625" calcext:value-type="float">
            <text:p>2.7722900390625</text:p>
          </table:table-cell>
          <table:table-cell office:value-type="float" office:value="116" calcext:value-type="float">
            <text:p>116</text:p>
          </table:table-cell>
          <table:table-cell table:formula="of:=1000*[.L117]*[.$R$7]" office:value-type="float" office:value="2.32" calcext:value-type="float">
            <text:p>2.32</text:p>
          </table:table-cell>
          <table:table-cell table:formula="of:=3.3*[.F117]/4096" office:value-type="float" office:value="0.708984375" calcext:value-type="float">
            <text:p>0.708984375</text:p>
          </table:table-cell>
          <table:table-cell table:formula="of:=3.3*[.G117]/4096" office:value-type="float" office:value="2.6788330078125" calcext:value-type="float">
            <text:p>2.6788330078125</text:p>
          </table:table-cell>
          <table:table-cell table:formula="of:=3.3*[.H117]/4096" office:value-type="float" office:value="1.753125" calcext:value-type="float">
            <text:p>1.7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8]*[.$Q$7]" office:value-type="float" office:value="2.34" calcext:value-type="float">
            <text:p>2.34</text:p>
          </table:table-cell>
          <table:table-cell office:value-type="float" office:value="117" calcext:value-type="float">
            <text:p>117</text:p>
          </table:table-cell>
          <table:table-cell office:value-type="float" office:value="1082" calcext:value-type="float">
            <text:p>1082</text:p>
          </table:table-cell>
          <table:table-cell office:value-type="float" office:value="2620" calcext:value-type="float">
            <text:p>2620</text:p>
          </table:table-cell>
          <table:table-cell office:value-type="float" office:value="2194" calcext:value-type="float">
            <text:p>2194</text:p>
          </table:table-cell>
          <table:table-cell office:value-type="float" office:value="800" calcext:value-type="float">
            <text:p>800</text:p>
          </table:table-cell>
          <table:table-cell office:value-type="float" office:value="2068" calcext:value-type="float">
            <text:p>2068</text:p>
          </table:table-cell>
          <table:table-cell office:value-type="float" office:value="1816" calcext:value-type="float">
            <text:p>1816</text:p>
          </table:table-cell>
          <table:table-cell table:formula="of:=3.3*[.C118]/4096" office:value-type="float" office:value="0.871728515625" calcext:value-type="float">
            <text:p>0.871728515625</text:p>
          </table:table-cell>
          <table:table-cell table:formula="of:=3.3*[.D118]/4096" office:value-type="float" office:value="2.11083984375" calcext:value-type="float">
            <text:p>2.11083984375</text:p>
          </table:table-cell>
          <table:table-cell table:formula="of:=3.3*[.E118]/4096" office:value-type="float" office:value="1.767626953125" calcext:value-type="float">
            <text:p>1.767626953125</text:p>
          </table:table-cell>
          <table:table-cell office:value-type="float" office:value="117" calcext:value-type="float">
            <text:p>117</text:p>
          </table:table-cell>
          <table:table-cell table:formula="of:=1000*[.L118]*[.$R$7]" office:value-type="float" office:value="2.34" calcext:value-type="float">
            <text:p>2.34</text:p>
          </table:table-cell>
          <table:table-cell table:formula="of:=3.3*[.F118]/4096" office:value-type="float" office:value="0.64453125" calcext:value-type="float">
            <text:p>0.64453125</text:p>
          </table:table-cell>
          <table:table-cell table:formula="of:=3.3*[.G118]/4096" office:value-type="float" office:value="1.66611328125" calcext:value-type="float">
            <text:p>1.66611328125</text:p>
          </table:table-cell>
          <table:table-cell table:formula="of:=3.3*[.H118]/4096" office:value-type="float" office:value="1.4630859375" calcext:value-type="float">
            <text:p>1.4630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19]*[.$Q$7]" office:value-type="float" office:value="2.36" calcext:value-type="float">
            <text:p>2.36</text:p>
          </table:table-cell>
          <table:table-cell office:value-type="float" office:value="118" calcext:value-type="float">
            <text:p>118</text:p>
          </table:table-cell>
          <table:table-cell office:value-type="float" office:value="1209" calcext:value-type="float">
            <text:p>1209</text:p>
          </table:table-cell>
          <table:table-cell office:value-type="float" office:value="3478" calcext:value-type="float">
            <text:p>3478</text:p>
          </table:table-cell>
          <table:table-cell office:value-type="float" office:value="797" calcext:value-type="float">
            <text:p>797</text:p>
          </table:table-cell>
          <table:table-cell office:value-type="float" office:value="744" calcext:value-type="float">
            <text:p>744</text:p>
          </table:table-cell>
          <table:table-cell office:value-type="float" office:value="838" calcext:value-type="float">
            <text:p>838</text:p>
          </table:table-cell>
          <table:table-cell office:value-type="float" office:value="1827" calcext:value-type="float">
            <text:p>1827</text:p>
          </table:table-cell>
          <table:table-cell table:formula="of:=3.3*[.C119]/4096" office:value-type="float" office:value="0.9740478515625" calcext:value-type="float">
            <text:p>0.9740478515625</text:p>
          </table:table-cell>
          <table:table-cell table:formula="of:=3.3*[.D119]/4096" office:value-type="float" office:value="2.802099609375" calcext:value-type="float">
            <text:p>2.802099609375</text:p>
          </table:table-cell>
          <table:table-cell table:formula="of:=3.3*[.E119]/4096" office:value-type="float" office:value="0.6421142578125" calcext:value-type="float">
            <text:p>0.6421142578125</text:p>
          </table:table-cell>
          <table:table-cell office:value-type="float" office:value="118" calcext:value-type="float">
            <text:p>118</text:p>
          </table:table-cell>
          <table:table-cell table:formula="of:=1000*[.L119]*[.$R$7]" office:value-type="float" office:value="2.36" calcext:value-type="float">
            <text:p>2.36</text:p>
          </table:table-cell>
          <table:table-cell table:formula="of:=3.3*[.F119]/4096" office:value-type="float" office:value="0.5994140625" calcext:value-type="float">
            <text:p>0.5994140625</text:p>
          </table:table-cell>
          <table:table-cell table:formula="of:=3.3*[.G119]/4096" office:value-type="float" office:value="0.675146484375" calcext:value-type="float">
            <text:p>0.675146484375</text:p>
          </table:table-cell>
          <table:table-cell table:formula="of:=3.3*[.H119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0]*[.$Q$7]" office:value-type="float" office:value="2.38" calcext:value-type="float">
            <text:p>2.38</text:p>
          </table:table-cell>
          <table:table-cell office:value-type="float" office:value="119" calcext:value-type="float">
            <text:p>119</text:p>
          </table:table-cell>
          <table:table-cell office:value-type="float" office:value="1347" calcext:value-type="float">
            <text:p>1347</text:p>
          </table:table-cell>
          <table:table-cell office:value-type="float" office:value="2414" calcext:value-type="float">
            <text:p>2414</text:p>
          </table:table-cell>
          <table:table-cell office:value-type="float" office:value="1182" calcext:value-type="float">
            <text:p>1182</text:p>
          </table:table-cell>
          <table:table-cell office:value-type="float" office:value="705" calcext:value-type="float">
            <text:p>705</text:p>
          </table:table-cell>
          <table:table-cell office:value-type="float" office:value="1332" calcext:value-type="float">
            <text:p>1332</text:p>
          </table:table-cell>
          <table:table-cell office:value-type="float" office:value="2198" calcext:value-type="float">
            <text:p>2198</text:p>
          </table:table-cell>
          <table:table-cell table:formula="of:=3.3*[.C120]/4096" office:value-type="float" office:value="1.0852294921875" calcext:value-type="float">
            <text:p>1.0852294921875</text:p>
          </table:table-cell>
          <table:table-cell table:formula="of:=3.3*[.D120]/4096" office:value-type="float" office:value="1.944873046875" calcext:value-type="float">
            <text:p>1.944873046875</text:p>
          </table:table-cell>
          <table:table-cell table:formula="of:=3.3*[.E120]/4096" office:value-type="float" office:value="0.952294921875" calcext:value-type="float">
            <text:p>0.952294921875</text:p>
          </table:table-cell>
          <table:table-cell office:value-type="float" office:value="119" calcext:value-type="float">
            <text:p>119</text:p>
          </table:table-cell>
          <table:table-cell table:formula="of:=1000*[.L120]*[.$R$7]" office:value-type="float" office:value="2.38" calcext:value-type="float">
            <text:p>2.38</text:p>
          </table:table-cell>
          <table:table-cell table:formula="of:=3.3*[.F120]/4096" office:value-type="float" office:value="0.5679931640625" calcext:value-type="float">
            <text:p>0.5679931640625</text:p>
          </table:table-cell>
          <table:table-cell table:formula="of:=3.3*[.G120]/4096" office:value-type="float" office:value="1.07314453125" calcext:value-type="float">
            <text:p>1.07314453125</text:p>
          </table:table-cell>
          <table:table-cell table:formula="of:=3.3*[.H120]/4096" office:value-type="float" office:value="1.770849609375" calcext:value-type="float">
            <text:p>1.7708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1]*[.$Q$7]" office:value-type="float" office:value="2.4" calcext:value-type="float">
            <text:p>2.4</text:p>
          </table:table-cell>
          <table:table-cell office:value-type="float" office:value="120" calcext:value-type="float">
            <text:p>120</text:p>
          </table:table-cell>
          <table:table-cell office:value-type="float" office:value="1501" calcext:value-type="float">
            <text:p>1501</text:p>
          </table:table-cell>
          <table:table-cell office:value-type="float" office:value="895" calcext:value-type="float">
            <text:p>895</text:p>
          </table:table-cell>
          <table:table-cell office:value-type="float" office:value="2820" calcext:value-type="float">
            <text:p>2820</text:p>
          </table:table-cell>
          <table:table-cell office:value-type="float" office:value="691" calcext:value-type="float">
            <text:p>691</text:p>
          </table:table-cell>
          <table:table-cell office:value-type="float" office:value="2868" calcext:value-type="float">
            <text:p>2868</text:p>
          </table:table-cell>
          <table:table-cell office:value-type="float" office:value="2414" calcext:value-type="float">
            <text:p>2414</text:p>
          </table:table-cell>
          <table:table-cell table:formula="of:=3.3*[.C121]/4096" office:value-type="float" office:value="1.2093017578125" calcext:value-type="float">
            <text:p>1.2093017578125</text:p>
          </table:table-cell>
          <table:table-cell table:formula="of:=3.3*[.D121]/4096" office:value-type="float" office:value="0.7210693359375" calcext:value-type="float">
            <text:p>0.7210693359375</text:p>
          </table:table-cell>
          <table:table-cell table:formula="of:=3.3*[.E121]/4096" office:value-type="float" office:value="2.27197265625" calcext:value-type="float">
            <text:p>2.27197265625</text:p>
          </table:table-cell>
          <table:table-cell office:value-type="float" office:value="120" calcext:value-type="float">
            <text:p>120</text:p>
          </table:table-cell>
          <table:table-cell table:formula="of:=1000*[.L121]*[.$R$7]" office:value-type="float" office:value="2.4" calcext:value-type="float">
            <text:p>2.4</text:p>
          </table:table-cell>
          <table:table-cell table:formula="of:=3.3*[.F121]/4096" office:value-type="float" office:value="0.5567138671875" calcext:value-type="float">
            <text:p>0.5567138671875</text:p>
          </table:table-cell>
          <table:table-cell table:formula="of:=3.3*[.G121]/4096" office:value-type="float" office:value="2.31064453125" calcext:value-type="float">
            <text:p>2.31064453125</text:p>
          </table:table-cell>
          <table:table-cell table:formula="of:=3.3*[.H12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2]*[.$Q$7]" office:value-type="float" office:value="2.42" calcext:value-type="float">
            <text:p>2.42</text:p>
          </table:table-cell>
          <table:table-cell office:value-type="float" office:value="121" calcext:value-type="float">
            <text:p>121</text:p>
          </table:table-cell>
          <table:table-cell office:value-type="float" office:value="1670" calcext:value-type="float">
            <text:p>1670</text:p>
          </table:table-cell>
          <table:table-cell office:value-type="float" office:value="1027" calcext:value-type="float">
            <text:p>1027</text:p>
          </table:table-cell>
          <table:table-cell office:value-type="float" office:value="3439" calcext:value-type="float">
            <text:p>3439</text:p>
          </table:table-cell>
          <table:table-cell office:value-type="float" office:value="698" calcext:value-type="float">
            <text:p>698</text:p>
          </table:table-cell>
          <table:table-cell office:value-type="float" office:value="3324" calcext:value-type="float">
            <text:p>3324</text:p>
          </table:table-cell>
          <table:table-cell office:value-type="float" office:value="2176" calcext:value-type="float">
            <text:p>2176</text:p>
          </table:table-cell>
          <table:table-cell table:formula="of:=3.3*[.C122]/4096" office:value-type="float" office:value="1.345458984375" calcext:value-type="float">
            <text:p>1.345458984375</text:p>
          </table:table-cell>
          <table:table-cell table:formula="of:=3.3*[.D122]/4096" office:value-type="float" office:value="0.8274169921875" calcext:value-type="float">
            <text:p>0.8274169921875</text:p>
          </table:table-cell>
          <table:table-cell table:formula="of:=3.3*[.E122]/4096" office:value-type="float" office:value="2.7706787109375" calcext:value-type="float">
            <text:p>2.7706787109375</text:p>
          </table:table-cell>
          <table:table-cell office:value-type="float" office:value="121" calcext:value-type="float">
            <text:p>121</text:p>
          </table:table-cell>
          <table:table-cell table:formula="of:=1000*[.L122]*[.$R$7]" office:value-type="float" office:value="2.42" calcext:value-type="float">
            <text:p>2.42</text:p>
          </table:table-cell>
          <table:table-cell table:formula="of:=3.3*[.F122]/4096" office:value-type="float" office:value="0.562353515625" calcext:value-type="float">
            <text:p>0.562353515625</text:p>
          </table:table-cell>
          <table:table-cell table:formula="of:=3.3*[.G122]/4096" office:value-type="float" office:value="2.67802734375" calcext:value-type="float">
            <text:p>2.67802734375</text:p>
          </table:table-cell>
          <table:table-cell table:formula="of:=3.3*[.H122]/4096" office:value-type="float" office:value="1.753125" calcext:value-type="float">
            <text:p>1.7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3]*[.$Q$7]" office:value-type="float" office:value="2.44" calcext:value-type="float">
            <text:p>2.44</text:p>
          </table:table-cell>
          <table:table-cell office:value-type="float" office:value="122" calcext:value-type="float">
            <text:p>122</text:p>
          </table:table-cell>
          <table:table-cell office:value-type="float" office:value="1839" calcext:value-type="float">
            <text:p>1839</text:p>
          </table:table-cell>
          <table:table-cell office:value-type="float" office:value="2624" calcext:value-type="float">
            <text:p>2624</text:p>
          </table:table-cell>
          <table:table-cell office:value-type="float" office:value="2196" calcext:value-type="float">
            <text:p>2196</text:p>
          </table:table-cell>
          <table:table-cell office:value-type="float" office:value="726" calcext:value-type="float">
            <text:p>726</text:p>
          </table:table-cell>
          <table:table-cell office:value-type="float" office:value="2068" calcext:value-type="float">
            <text:p>2068</text:p>
          </table:table-cell>
          <table:table-cell office:value-type="float" office:value="1813" calcext:value-type="float">
            <text:p>1813</text:p>
          </table:table-cell>
          <table:table-cell table:formula="of:=3.3*[.C123]/4096" office:value-type="float" office:value="1.4816162109375" calcext:value-type="float">
            <text:p>1.4816162109375</text:p>
          </table:table-cell>
          <table:table-cell table:formula="of:=3.3*[.D123]/4096" office:value-type="float" office:value="2.1140625" calcext:value-type="float">
            <text:p>2.1140625</text:p>
          </table:table-cell>
          <table:table-cell table:formula="of:=3.3*[.E123]/4096" office:value-type="float" office:value="1.76923828125" calcext:value-type="float">
            <text:p>1.76923828125</text:p>
          </table:table-cell>
          <table:table-cell office:value-type="float" office:value="122" calcext:value-type="float">
            <text:p>122</text:p>
          </table:table-cell>
          <table:table-cell table:formula="of:=1000*[.L123]*[.$R$7]" office:value-type="float" office:value="2.44" calcext:value-type="float">
            <text:p>2.44</text:p>
          </table:table-cell>
          <table:table-cell table:formula="of:=3.3*[.F123]/4096" office:value-type="float" office:value="0.584912109375" calcext:value-type="float">
            <text:p>0.584912109375</text:p>
          </table:table-cell>
          <table:table-cell table:formula="of:=3.3*[.G123]/4096" office:value-type="float" office:value="1.66611328125" calcext:value-type="float">
            <text:p>1.66611328125</text:p>
          </table:table-cell>
          <table:table-cell table:formula="of:=3.3*[.H123]/4096" office:value-type="float" office:value="1.4606689453125" calcext:value-type="float">
            <text:p>1.46066894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4]*[.$Q$7]" office:value-type="float" office:value="2.46" calcext:value-type="float">
            <text:p>2.46</text:p>
          </table:table-cell>
          <table:table-cell office:value-type="float" office:value="123" calcext:value-type="float">
            <text:p>123</text:p>
          </table:table-cell>
          <table:table-cell office:value-type="float" office:value="2014" calcext:value-type="float">
            <text:p>2014</text:p>
          </table:table-cell>
          <table:table-cell office:value-type="float" office:value="3479" calcext:value-type="float">
            <text:p>3479</text:p>
          </table:table-cell>
          <table:table-cell office:value-type="float" office:value="793" calcext:value-type="float">
            <text:p>793</text:p>
          </table:table-cell>
          <table:table-cell office:value-type="float" office:value="776" calcext:value-type="float">
            <text:p>776</text:p>
          </table:table-cell>
          <table:table-cell office:value-type="float" office:value="839" calcext:value-type="float">
            <text:p>839</text:p>
          </table:table-cell>
          <table:table-cell office:value-type="float" office:value="1827" calcext:value-type="float">
            <text:p>1827</text:p>
          </table:table-cell>
          <table:table-cell table:formula="of:=3.3*[.C124]/4096" office:value-type="float" office:value="1.622607421875" calcext:value-type="float">
            <text:p>1.622607421875</text:p>
          </table:table-cell>
          <table:table-cell table:formula="of:=3.3*[.D124]/4096" office:value-type="float" office:value="2.8029052734375" calcext:value-type="float">
            <text:p>2.8029052734375</text:p>
          </table:table-cell>
          <table:table-cell table:formula="of:=3.3*[.E124]/4096" office:value-type="float" office:value="0.6388916015625" calcext:value-type="float">
            <text:p>0.6388916015625</text:p>
          </table:table-cell>
          <table:table-cell office:value-type="float" office:value="123" calcext:value-type="float">
            <text:p>123</text:p>
          </table:table-cell>
          <table:table-cell table:formula="of:=1000*[.L124]*[.$R$7]" office:value-type="float" office:value="2.46" calcext:value-type="float">
            <text:p>2.46</text:p>
          </table:table-cell>
          <table:table-cell table:formula="of:=3.3*[.F124]/4096" office:value-type="float" office:value="0.6251953125" calcext:value-type="float">
            <text:p>0.6251953125</text:p>
          </table:table-cell>
          <table:table-cell table:formula="of:=3.3*[.G124]/4096" office:value-type="float" office:value="0.6759521484375" calcext:value-type="float">
            <text:p>0.6759521484375</text:p>
          </table:table-cell>
          <table:table-cell table:formula="of:=3.3*[.H124]/4096" office:value-type="float" office:value="1.4719482421875" calcext:value-type="float">
            <text:p>1.4719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5]*[.$Q$7]" office:value-type="float" office:value="2.48" calcext:value-type="float">
            <text:p>2.48</text:p>
          </table:table-cell>
          <table:table-cell office:value-type="float" office:value="124" calcext:value-type="float">
            <text:p>124</text:p>
          </table:table-cell>
          <table:table-cell office:value-type="float" office:value="2192" calcext:value-type="float">
            <text:p>2192</text:p>
          </table:table-cell>
          <table:table-cell office:value-type="float" office:value="2413" calcext:value-type="float">
            <text:p>2413</text:p>
          </table:table-cell>
          <table:table-cell office:value-type="float" office:value="1185" calcext:value-type="float">
            <text:p>1185</text:p>
          </table:table-cell>
          <table:table-cell office:value-type="float" office:value="846" calcext:value-type="float">
            <text:p>846</text:p>
          </table:table-cell>
          <table:table-cell office:value-type="float" office:value="1332" calcext:value-type="float">
            <text:p>1332</text:p>
          </table:table-cell>
          <table:table-cell office:value-type="float" office:value="2199" calcext:value-type="float">
            <text:p>2199</text:p>
          </table:table-cell>
          <table:table-cell table:formula="of:=3.3*[.C125]/4096" office:value-type="float" office:value="1.766015625" calcext:value-type="float">
            <text:p>1.766015625</text:p>
          </table:table-cell>
          <table:table-cell table:formula="of:=3.3*[.D125]/4096" office:value-type="float" office:value="1.9440673828125" calcext:value-type="float">
            <text:p>1.9440673828125</text:p>
          </table:table-cell>
          <table:table-cell table:formula="of:=3.3*[.E125]/4096" office:value-type="float" office:value="0.9547119140625" calcext:value-type="float">
            <text:p>0.9547119140625</text:p>
          </table:table-cell>
          <table:table-cell office:value-type="float" office:value="124" calcext:value-type="float">
            <text:p>124</text:p>
          </table:table-cell>
          <table:table-cell table:formula="of:=1000*[.L125]*[.$R$7]" office:value-type="float" office:value="2.48" calcext:value-type="float">
            <text:p>2.48</text:p>
          </table:table-cell>
          <table:table-cell table:formula="of:=3.3*[.F125]/4096" office:value-type="float" office:value="0.681591796875" calcext:value-type="float">
            <text:p>0.681591796875</text:p>
          </table:table-cell>
          <table:table-cell table:formula="of:=3.3*[.G125]/4096" office:value-type="float" office:value="1.07314453125" calcext:value-type="float">
            <text:p>1.07314453125</text:p>
          </table:table-cell>
          <table:table-cell table:formula="of:=3.3*[.H125]/4096" office:value-type="float" office:value="1.7716552734375" calcext:value-type="float">
            <text:p>1.77165527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6]*[.$Q$7]" office:value-type="float" office:value="2.5" calcext:value-type="float">
            <text:p>2.5</text:p>
          </table:table-cell>
          <table:table-cell office:value-type="float" office:value="125" calcext:value-type="float">
            <text:p>125</text:p>
          </table:table-cell>
          <table:table-cell office:value-type="float" office:value="2364" calcext:value-type="float">
            <text:p>2364</text:p>
          </table:table-cell>
          <table:table-cell office:value-type="float" office:value="896" calcext:value-type="float">
            <text:p>896</text:p>
          </table:table-cell>
          <table:table-cell office:value-type="float" office:value="2821" calcext:value-type="float">
            <text:p>2821</text:p>
          </table:table-cell>
          <table:table-cell office:value-type="float" office:value="936" calcext:value-type="float">
            <text:p>936</text:p>
          </table:table-cell>
          <table:table-cell office:value-type="float" office:value="2868" calcext:value-type="float">
            <text:p>2868</text:p>
          </table:table-cell>
          <table:table-cell office:value-type="float" office:value="2416" calcext:value-type="float">
            <text:p>2416</text:p>
          </table:table-cell>
          <table:table-cell table:formula="of:=3.3*[.C126]/4096" office:value-type="float" office:value="1.90458984375" calcext:value-type="float">
            <text:p>1.90458984375</text:p>
          </table:table-cell>
          <table:table-cell table:formula="of:=3.3*[.D126]/4096" office:value-type="float" office:value="0.721875" calcext:value-type="float">
            <text:p>0.721875</text:p>
          </table:table-cell>
          <table:table-cell table:formula="of:=3.3*[.E126]/4096" office:value-type="float" office:value="2.2727783203125" calcext:value-type="float">
            <text:p>2.2727783203125</text:p>
          </table:table-cell>
          <table:table-cell office:value-type="float" office:value="125" calcext:value-type="float">
            <text:p>125</text:p>
          </table:table-cell>
          <table:table-cell table:formula="of:=1000*[.L126]*[.$R$7]" office:value-type="float" office:value="2.5" calcext:value-type="float">
            <text:p>2.5</text:p>
          </table:table-cell>
          <table:table-cell table:formula="of:=3.3*[.F126]/4096" office:value-type="float" office:value="0.7541015625" calcext:value-type="float">
            <text:p>0.7541015625</text:p>
          </table:table-cell>
          <table:table-cell table:formula="of:=3.3*[.G126]/4096" office:value-type="float" office:value="2.31064453125" calcext:value-type="float">
            <text:p>2.31064453125</text:p>
          </table:table-cell>
          <table:table-cell table:formula="of:=3.3*[.H126]/4096" office:value-type="float" office:value="1.946484375" calcext:value-type="float">
            <text:p>1.9464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7]*[.$Q$7]" office:value-type="float" office:value="2.52" calcext:value-type="float">
            <text:p>2.52</text:p>
          </table:table-cell>
          <table:table-cell office:value-type="float" office:value="126" calcext:value-type="float">
            <text:p>126</text:p>
          </table:table-cell>
          <table:table-cell office:value-type="float" office:value="2528" calcext:value-type="float">
            <text:p>2528</text:p>
          </table:table-cell>
          <table:table-cell office:value-type="float" office:value="1022" calcext:value-type="float">
            <text:p>1022</text:p>
          </table:table-cell>
          <table:table-cell office:value-type="float" office:value="3441" calcext:value-type="float">
            <text:p>3441</text:p>
          </table:table-cell>
          <table:table-cell office:value-type="float" office:value="1046" calcext:value-type="float">
            <text:p>1046</text:p>
          </table:table-cell>
          <table:table-cell office:value-type="float" office:value="3324" calcext:value-type="float">
            <text:p>3324</text:p>
          </table:table-cell>
          <table:table-cell office:value-type="float" office:value="2175" calcext:value-type="float">
            <text:p>2175</text:p>
          </table:table-cell>
          <table:table-cell table:formula="of:=3.3*[.C127]/4096" office:value-type="float" office:value="2.03671875" calcext:value-type="float">
            <text:p>2.03671875</text:p>
          </table:table-cell>
          <table:table-cell table:formula="of:=3.3*[.D127]/4096" office:value-type="float" office:value="0.823388671875" calcext:value-type="float">
            <text:p>0.823388671875</text:p>
          </table:table-cell>
          <table:table-cell table:formula="of:=3.3*[.E127]/4096" office:value-type="float" office:value="2.7722900390625" calcext:value-type="float">
            <text:p>2.7722900390625</text:p>
          </table:table-cell>
          <table:table-cell office:value-type="float" office:value="126" calcext:value-type="float">
            <text:p>126</text:p>
          </table:table-cell>
          <table:table-cell table:formula="of:=1000*[.L127]*[.$R$7]" office:value-type="float" office:value="2.52" calcext:value-type="float">
            <text:p>2.52</text:p>
          </table:table-cell>
          <table:table-cell table:formula="of:=3.3*[.F127]/4096" office:value-type="float" office:value="0.842724609375" calcext:value-type="float">
            <text:p>0.842724609375</text:p>
          </table:table-cell>
          <table:table-cell table:formula="of:=3.3*[.G127]/4096" office:value-type="float" office:value="2.67802734375" calcext:value-type="float">
            <text:p>2.67802734375</text:p>
          </table:table-cell>
          <table:table-cell table:formula="of:=3.3*[.H127]/4096" office:value-type="float" office:value="1.7523193359375" calcext:value-type="float">
            <text:p>1.75231933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8]*[.$Q$7]" office:value-type="float" office:value="2.54" calcext:value-type="float">
            <text:p>2.54</text:p>
          </table:table-cell>
          <table:table-cell office:value-type="float" office:value="127" calcext:value-type="float">
            <text:p>127</text:p>
          </table:table-cell>
          <table:table-cell office:value-type="float" office:value="2695" calcext:value-type="float">
            <text:p>2695</text:p>
          </table:table-cell>
          <table:table-cell office:value-type="float" office:value="2617" calcext:value-type="float">
            <text:p>2617</text:p>
          </table:table-cell>
          <table:table-cell office:value-type="float" office:value="2187" calcext:value-type="float">
            <text:p>2187</text:p>
          </table:table-cell>
          <table:table-cell office:value-type="float" office:value="1170" calcext:value-type="float">
            <text:p>1170</text:p>
          </table:table-cell>
          <table:table-cell office:value-type="float" office:value="2068" calcext:value-type="float">
            <text:p>2068</text:p>
          </table:table-cell>
          <table:table-cell office:value-type="float" office:value="1813" calcext:value-type="float">
            <text:p>1813</text:p>
          </table:table-cell>
          <table:table-cell table:formula="of:=3.3*[.C128]/4096" office:value-type="float" office:value="2.1712646484375" calcext:value-type="float">
            <text:p>2.1712646484375</text:p>
          </table:table-cell>
          <table:table-cell table:formula="of:=3.3*[.D128]/4096" office:value-type="float" office:value="2.1084228515625" calcext:value-type="float">
            <text:p>2.1084228515625</text:p>
          </table:table-cell>
          <table:table-cell table:formula="of:=3.3*[.E128]/4096" office:value-type="float" office:value="1.7619873046875" calcext:value-type="float">
            <text:p>1.7619873046875</text:p>
          </table:table-cell>
          <table:table-cell office:value-type="float" office:value="127" calcext:value-type="float">
            <text:p>127</text:p>
          </table:table-cell>
          <table:table-cell table:formula="of:=1000*[.L128]*[.$R$7]" office:value-type="float" office:value="2.54" calcext:value-type="float">
            <text:p>2.54</text:p>
          </table:table-cell>
          <table:table-cell table:formula="of:=3.3*[.F128]/4096" office:value-type="float" office:value="0.942626953125" calcext:value-type="float">
            <text:p>0.942626953125</text:p>
          </table:table-cell>
          <table:table-cell table:formula="of:=3.3*[.G128]/4096" office:value-type="float" office:value="1.66611328125" calcext:value-type="float">
            <text:p>1.66611328125</text:p>
          </table:table-cell>
          <table:table-cell table:formula="of:=3.3*[.H128]/4096" office:value-type="float" office:value="1.4606689453125" calcext:value-type="float">
            <text:p>1.46066894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29]*[.$Q$7]" office:value-type="float" office:value="2.56" calcext:value-type="float">
            <text:p>2.56</text:p>
          </table:table-cell>
          <table:table-cell office:value-type="float" office:value="128" calcext:value-type="float">
            <text:p>128</text:p>
          </table:table-cell>
          <table:table-cell office:value-type="float" office:value="2850" calcext:value-type="float">
            <text:p>2850</text:p>
          </table:table-cell>
          <table:table-cell office:value-type="float" office:value="3474" calcext:value-type="float">
            <text:p>3474</text:p>
          </table:table-cell>
          <table:table-cell office:value-type="float" office:value="792" calcext:value-type="float">
            <text:p>792</text:p>
          </table:table-cell>
          <table:table-cell office:value-type="float" office:value="1309" calcext:value-type="float">
            <text:p>1309</text:p>
          </table:table-cell>
          <table:table-cell office:value-type="float" office:value="837" calcext:value-type="float">
            <text:p>837</text:p>
          </table:table-cell>
          <table:table-cell office:value-type="float" office:value="1829" calcext:value-type="float">
            <text:p>1829</text:p>
          </table:table-cell>
          <table:table-cell table:formula="of:=3.3*[.C129]/4096" office:value-type="float" office:value="2.296142578125" calcext:value-type="float">
            <text:p>2.296142578125</text:p>
          </table:table-cell>
          <table:table-cell table:formula="of:=3.3*[.D129]/4096" office:value-type="float" office:value="2.798876953125" calcext:value-type="float">
            <text:p>2.798876953125</text:p>
          </table:table-cell>
          <table:table-cell table:formula="of:=3.3*[.E129]/4096" office:value-type="float" office:value="0.6380859375" calcext:value-type="float">
            <text:p>0.6380859375</text:p>
          </table:table-cell>
          <table:table-cell office:value-type="float" office:value="128" calcext:value-type="float">
            <text:p>128</text:p>
          </table:table-cell>
          <table:table-cell table:formula="of:=1000*[.L129]*[.$R$7]" office:value-type="float" office:value="2.56" calcext:value-type="float">
            <text:p>2.56</text:p>
          </table:table-cell>
          <table:table-cell table:formula="of:=3.3*[.F129]/4096" office:value-type="float" office:value="1.0546142578125" calcext:value-type="float">
            <text:p>1.0546142578125</text:p>
          </table:table-cell>
          <table:table-cell table:formula="of:=3.3*[.G129]/4096" office:value-type="float" office:value="0.6743408203125" calcext:value-type="float">
            <text:p>0.6743408203125</text:p>
          </table:table-cell>
          <table:table-cell table:formula="of:=3.3*[.H129]/4096" office:value-type="float" office:value="1.4735595703125" calcext:value-type="float">
            <text:p>1.473559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0]*[.$Q$7]" office:value-type="float" office:value="2.58" calcext:value-type="float">
            <text:p>2.58</text:p>
          </table:table-cell>
          <table:table-cell office:value-type="float" office:value="129" calcext:value-type="float">
            <text:p>129</text:p>
          </table:table-cell>
          <table:table-cell office:value-type="float" office:value="2992" calcext:value-type="float">
            <text:p>2992</text:p>
          </table:table-cell>
          <table:table-cell office:value-type="float" office:value="2411" calcext:value-type="float">
            <text:p>2411</text:p>
          </table:table-cell>
          <table:table-cell office:value-type="float" office:value="1187" calcext:value-type="float">
            <text:p>1187</text:p>
          </table:table-cell>
          <table:table-cell office:value-type="float" office:value="1461" calcext:value-type="float">
            <text:p>1461</text:p>
          </table:table-cell>
          <table:table-cell office:value-type="float" office:value="1332" calcext:value-type="float">
            <text:p>1332</text:p>
          </table:table-cell>
          <table:table-cell office:value-type="float" office:value="2202" calcext:value-type="float">
            <text:p>2202</text:p>
          </table:table-cell>
          <table:table-cell table:formula="of:=3.3*[.C130]/4096" office:value-type="float" office:value="2.410546875" calcext:value-type="float">
            <text:p>2.410546875</text:p>
          </table:table-cell>
          <table:table-cell table:formula="of:=3.3*[.D130]/4096" office:value-type="float" office:value="1.9424560546875" calcext:value-type="float">
            <text:p>1.9424560546875</text:p>
          </table:table-cell>
          <table:table-cell table:formula="of:=3.3*[.E130]/4096" office:value-type="float" office:value="0.9563232421875" calcext:value-type="float">
            <text:p>0.9563232421875</text:p>
          </table:table-cell>
          <table:table-cell office:value-type="float" office:value="129" calcext:value-type="float">
            <text:p>129</text:p>
          </table:table-cell>
          <table:table-cell table:formula="of:=1000*[.L130]*[.$R$7]" office:value-type="float" office:value="2.58" calcext:value-type="float">
            <text:p>2.58</text:p>
          </table:table-cell>
          <table:table-cell table:formula="of:=3.3*[.F130]/4096" office:value-type="float" office:value="1.1770751953125" calcext:value-type="float">
            <text:p>1.1770751953125</text:p>
          </table:table-cell>
          <table:table-cell table:formula="of:=3.3*[.G130]/4096" office:value-type="float" office:value="1.07314453125" calcext:value-type="float">
            <text:p>1.07314453125</text:p>
          </table:table-cell>
          <table:table-cell table:formula="of:=3.3*[.H130]/4096" office:value-type="float" office:value="1.774072265625" calcext:value-type="float">
            <text:p>1.77407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1]*[.$Q$7]" office:value-type="float" office:value="2.6" calcext:value-type="float">
            <text:p>2.6</text:p>
          </table:table-cell>
          <table:table-cell office:value-type="float" office:value="130" calcext:value-type="float">
            <text:p>130</text:p>
          </table:table-cell>
          <table:table-cell office:value-type="float" office:value="3115" calcext:value-type="float">
            <text:p>3115</text:p>
          </table:table-cell>
          <table:table-cell office:value-type="float" office:value="894" calcext:value-type="float">
            <text:p>894</text:p>
          </table:table-cell>
          <table:table-cell office:value-type="float" office:value="2826" calcext:value-type="float">
            <text:p>2826</text:p>
          </table:table-cell>
          <table:table-cell office:value-type="float" office:value="1623" calcext:value-type="float">
            <text:p>1623</text:p>
          </table:table-cell>
          <table:table-cell office:value-type="float" office:value="2869" calcext:value-type="float">
            <text:p>2869</text:p>
          </table:table-cell>
          <table:table-cell office:value-type="float" office:value="2414" calcext:value-type="float">
            <text:p>2414</text:p>
          </table:table-cell>
          <table:table-cell table:formula="of:=3.3*[.C131]/4096" office:value-type="float" office:value="2.5096435546875" calcext:value-type="float">
            <text:p>2.5096435546875</text:p>
          </table:table-cell>
          <table:table-cell table:formula="of:=3.3*[.D131]/4096" office:value-type="float" office:value="0.720263671875" calcext:value-type="float">
            <text:p>0.720263671875</text:p>
          </table:table-cell>
          <table:table-cell table:formula="of:=3.3*[.E131]/4096" office:value-type="float" office:value="2.276806640625" calcext:value-type="float">
            <text:p>2.276806640625</text:p>
          </table:table-cell>
          <table:table-cell office:value-type="float" office:value="130" calcext:value-type="float">
            <text:p>130</text:p>
          </table:table-cell>
          <table:table-cell table:formula="of:=1000*[.L131]*[.$R$7]" office:value-type="float" office:value="2.6" calcext:value-type="float">
            <text:p>2.6</text:p>
          </table:table-cell>
          <table:table-cell table:formula="of:=3.3*[.F131]/4096" office:value-type="float" office:value="1.3075927734375" calcext:value-type="float">
            <text:p>1.3075927734375</text:p>
          </table:table-cell>
          <table:table-cell table:formula="of:=3.3*[.G131]/4096" office:value-type="float" office:value="2.3114501953125" calcext:value-type="float">
            <text:p>2.3114501953125</text:p>
          </table:table-cell>
          <table:table-cell table:formula="of:=3.3*[.H13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2]*[.$Q$7]" office:value-type="float" office:value="2.62" calcext:value-type="float">
            <text:p>2.62</text:p>
          </table:table-cell>
          <table:table-cell office:value-type="float" office:value="131" calcext:value-type="float">
            <text:p>131</text:p>
          </table:table-cell>
          <table:table-cell office:value-type="float" office:value="3222" calcext:value-type="float">
            <text:p>3222</text:p>
          </table:table-cell>
          <table:table-cell office:value-type="float" office:value="1020" calcext:value-type="float">
            <text:p>1020</text:p>
          </table:table-cell>
          <table:table-cell office:value-type="float" office:value="3444" calcext:value-type="float">
            <text:p>3444</text:p>
          </table:table-cell>
          <table:table-cell office:value-type="float" office:value="1791" calcext:value-type="float">
            <text:p>1791</text:p>
          </table:table-cell>
          <table:table-cell office:value-type="float" office:value="3325" calcext:value-type="float">
            <text:p>3325</text:p>
          </table:table-cell>
          <table:table-cell office:value-type="float" office:value="2175" calcext:value-type="float">
            <text:p>2175</text:p>
          </table:table-cell>
          <table:table-cell table:formula="of:=3.3*[.C132]/4096" office:value-type="float" office:value="2.595849609375" calcext:value-type="float">
            <text:p>2.595849609375</text:p>
          </table:table-cell>
          <table:table-cell table:formula="of:=3.3*[.D132]/4096" office:value-type="float" office:value="0.82177734375" calcext:value-type="float">
            <text:p>0.82177734375</text:p>
          </table:table-cell>
          <table:table-cell table:formula="of:=3.3*[.E132]/4096" office:value-type="float" office:value="2.77470703125" calcext:value-type="float">
            <text:p>2.77470703125</text:p>
          </table:table-cell>
          <table:table-cell office:value-type="float" office:value="131" calcext:value-type="float">
            <text:p>131</text:p>
          </table:table-cell>
          <table:table-cell table:formula="of:=1000*[.L132]*[.$R$7]" office:value-type="float" office:value="2.62" calcext:value-type="float">
            <text:p>2.62</text:p>
          </table:table-cell>
          <table:table-cell table:formula="of:=3.3*[.F132]/4096" office:value-type="float" office:value="1.4429443359375" calcext:value-type="float">
            <text:p>1.4429443359375</text:p>
          </table:table-cell>
          <table:table-cell table:formula="of:=3.3*[.G132]/4096" office:value-type="float" office:value="2.6788330078125" calcext:value-type="float">
            <text:p>2.6788330078125</text:p>
          </table:table-cell>
          <table:table-cell table:formula="of:=3.3*[.H132]/4096" office:value-type="float" office:value="1.7523193359375" calcext:value-type="float">
            <text:p>1.75231933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3]*[.$Q$7]" office:value-type="float" office:value="2.64" calcext:value-type="float">
            <text:p>2.64</text:p>
          </table:table-cell>
          <table:table-cell office:value-type="float" office:value="132" calcext:value-type="float">
            <text:p>132</text:p>
          </table:table-cell>
          <table:table-cell office:value-type="float" office:value="3317" calcext:value-type="float">
            <text:p>3317</text:p>
          </table:table-cell>
          <table:table-cell office:value-type="float" office:value="2618" calcext:value-type="float">
            <text:p>2618</text:p>
          </table:table-cell>
          <table:table-cell office:value-type="float" office:value="2186" calcext:value-type="float">
            <text:p>2186</text:p>
          </table:table-cell>
          <table:table-cell office:value-type="float" office:value="1964" calcext:value-type="float">
            <text:p>1964</text:p>
          </table:table-cell>
          <table:table-cell office:value-type="float" office:value="2069" calcext:value-type="float">
            <text:p>2069</text:p>
          </table:table-cell>
          <table:table-cell office:value-type="float" office:value="1812" calcext:value-type="float">
            <text:p>1812</text:p>
          </table:table-cell>
          <table:table-cell table:formula="of:=3.3*[.C133]/4096" office:value-type="float" office:value="2.6723876953125" calcext:value-type="float">
            <text:p>2.6723876953125</text:p>
          </table:table-cell>
          <table:table-cell table:formula="of:=3.3*[.D133]/4096" office:value-type="float" office:value="2.109228515625" calcext:value-type="float">
            <text:p>2.109228515625</text:p>
          </table:table-cell>
          <table:table-cell table:formula="of:=3.3*[.E133]/4096" office:value-type="float" office:value="1.761181640625" calcext:value-type="float">
            <text:p>1.761181640625</text:p>
          </table:table-cell>
          <table:table-cell office:value-type="float" office:value="132" calcext:value-type="float">
            <text:p>132</text:p>
          </table:table-cell>
          <table:table-cell table:formula="of:=1000*[.L133]*[.$R$7]" office:value-type="float" office:value="2.64" calcext:value-type="float">
            <text:p>2.64</text:p>
          </table:table-cell>
          <table:table-cell table:formula="of:=3.3*[.F133]/4096" office:value-type="float" office:value="1.58232421875" calcext:value-type="float">
            <text:p>1.58232421875</text:p>
          </table:table-cell>
          <table:table-cell table:formula="of:=3.3*[.G133]/4096" office:value-type="float" office:value="1.6669189453125" calcext:value-type="float">
            <text:p>1.6669189453125</text:p>
          </table:table-cell>
          <table:table-cell table:formula="of:=3.3*[.H133]/4096" office:value-type="float" office:value="1.45986328125" calcext:value-type="float">
            <text:p>1.4598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4]*[.$Q$7]" office:value-type="float" office:value="2.66" calcext:value-type="float">
            <text:p>2.66</text:p>
          </table:table-cell>
          <table:table-cell office:value-type="float" office:value="133" calcext:value-type="float">
            <text:p>133</text:p>
          </table:table-cell>
          <table:table-cell office:value-type="float" office:value="3389" calcext:value-type="float">
            <text:p>3389</text:p>
          </table:table-cell>
          <table:table-cell office:value-type="float" office:value="3476" calcext:value-type="float">
            <text:p>3476</text:p>
          </table:table-cell>
          <table:table-cell office:value-type="float" office:value="789" calcext:value-type="float">
            <text:p>789</text:p>
          </table:table-cell>
          <table:table-cell office:value-type="float" office:value="2139" calcext:value-type="float">
            <text:p>2139</text:p>
          </table:table-cell>
          <table:table-cell office:value-type="float" office:value="838" calcext:value-type="float">
            <text:p>838</text:p>
          </table:table-cell>
          <table:table-cell office:value-type="float" office:value="1830" calcext:value-type="float">
            <text:p>1830</text:p>
          </table:table-cell>
          <table:table-cell table:formula="of:=3.3*[.C134]/4096" office:value-type="float" office:value="2.7303955078125" calcext:value-type="float">
            <text:p>2.7303955078125</text:p>
          </table:table-cell>
          <table:table-cell table:formula="of:=3.3*[.D134]/4096" office:value-type="float" office:value="2.80048828125" calcext:value-type="float">
            <text:p>2.80048828125</text:p>
          </table:table-cell>
          <table:table-cell table:formula="of:=3.3*[.E134]/4096" office:value-type="float" office:value="0.6356689453125" calcext:value-type="float">
            <text:p>0.6356689453125</text:p>
          </table:table-cell>
          <table:table-cell office:value-type="float" office:value="133" calcext:value-type="float">
            <text:p>133</text:p>
          </table:table-cell>
          <table:table-cell table:formula="of:=1000*[.L134]*[.$R$7]" office:value-type="float" office:value="2.66" calcext:value-type="float">
            <text:p>2.66</text:p>
          </table:table-cell>
          <table:table-cell table:formula="of:=3.3*[.F134]/4096" office:value-type="float" office:value="1.7233154296875" calcext:value-type="float">
            <text:p>1.7233154296875</text:p>
          </table:table-cell>
          <table:table-cell table:formula="of:=3.3*[.G134]/4096" office:value-type="float" office:value="0.675146484375" calcext:value-type="float">
            <text:p>0.675146484375</text:p>
          </table:table-cell>
          <table:table-cell table:formula="of:=3.3*[.H134]/4096" office:value-type="float" office:value="1.474365234375" calcext:value-type="float">
            <text:p>1.474365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5]*[.$Q$7]" office:value-type="float" office:value="2.68" calcext:value-type="float">
            <text:p>2.68</text:p>
          </table:table-cell>
          <table:table-cell office:value-type="float" office:value="134" calcext:value-type="float">
            <text:p>134</text:p>
          </table:table-cell>
          <table:table-cell office:value-type="float" office:value="3446" calcext:value-type="float">
            <text:p>3446</text:p>
          </table:table-cell>
          <table:table-cell office:value-type="float" office:value="2411" calcext:value-type="float">
            <text:p>2411</text:p>
          </table:table-cell>
          <table:table-cell office:value-type="float" office:value="1187" calcext:value-type="float">
            <text:p>1187</text:p>
          </table:table-cell>
          <table:table-cell office:value-type="float" office:value="2313" calcext:value-type="float">
            <text:p>2313</text:p>
          </table:table-cell>
          <table:table-cell office:value-type="float" office:value="1330" calcext:value-type="float">
            <text:p>1330</text:p>
          </table:table-cell>
          <table:table-cell office:value-type="float" office:value="2200" calcext:value-type="float">
            <text:p>2200</text:p>
          </table:table-cell>
          <table:table-cell table:formula="of:=3.3*[.C135]/4096" office:value-type="float" office:value="2.776318359375" calcext:value-type="float">
            <text:p>2.776318359375</text:p>
          </table:table-cell>
          <table:table-cell table:formula="of:=3.3*[.D135]/4096" office:value-type="float" office:value="1.9424560546875" calcext:value-type="float">
            <text:p>1.9424560546875</text:p>
          </table:table-cell>
          <table:table-cell table:formula="of:=3.3*[.E135]/4096" office:value-type="float" office:value="0.9563232421875" calcext:value-type="float">
            <text:p>0.9563232421875</text:p>
          </table:table-cell>
          <table:table-cell office:value-type="float" office:value="134" calcext:value-type="float">
            <text:p>134</text:p>
          </table:table-cell>
          <table:table-cell table:formula="of:=1000*[.L135]*[.$R$7]" office:value-type="float" office:value="2.68" calcext:value-type="float">
            <text:p>2.68</text:p>
          </table:table-cell>
          <table:table-cell table:formula="of:=3.3*[.F135]/4096" office:value-type="float" office:value="1.8635009765625" calcext:value-type="float">
            <text:p>1.8635009765625</text:p>
          </table:table-cell>
          <table:table-cell table:formula="of:=3.3*[.G135]/4096" office:value-type="float" office:value="1.071533203125" calcext:value-type="float">
            <text:p>1.071533203125</text:p>
          </table:table-cell>
          <table:table-cell table:formula="of:=3.3*[.H135]/4096" office:value-type="float" office:value="1.7724609375" calcext:value-type="float">
            <text:p>1.7724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6]*[.$Q$7]" office:value-type="float" office:value="2.7" calcext:value-type="float">
            <text:p>2.7</text:p>
          </table:table-cell>
          <table:table-cell office:value-type="float" office:value="135" calcext:value-type="float">
            <text:p>135</text:p>
          </table:table-cell>
          <table:table-cell office:value-type="float" office:value="3469" calcext:value-type="float">
            <text:p>3469</text:p>
          </table:table-cell>
          <table:table-cell office:value-type="float" office:value="898" calcext:value-type="float">
            <text:p>898</text:p>
          </table:table-cell>
          <table:table-cell office:value-type="float" office:value="2832" calcext:value-type="float">
            <text:p>2832</text:p>
          </table:table-cell>
          <table:table-cell office:value-type="float" office:value="2483" calcext:value-type="float">
            <text:p>2483</text:p>
          </table:table-cell>
          <table:table-cell office:value-type="float" office:value="2866" calcext:value-type="float">
            <text:p>2866</text:p>
          </table:table-cell>
          <table:table-cell office:value-type="float" office:value="2412" calcext:value-type="float">
            <text:p>2412</text:p>
          </table:table-cell>
          <table:table-cell table:formula="of:=3.3*[.C136]/4096" office:value-type="float" office:value="2.7948486328125" calcext:value-type="float">
            <text:p>2.7948486328125</text:p>
          </table:table-cell>
          <table:table-cell table:formula="of:=3.3*[.D136]/4096" office:value-type="float" office:value="0.723486328125" calcext:value-type="float">
            <text:p>0.723486328125</text:p>
          </table:table-cell>
          <table:table-cell table:formula="of:=3.3*[.E136]/4096" office:value-type="float" office:value="2.281640625" calcext:value-type="float">
            <text:p>2.281640625</text:p>
          </table:table-cell>
          <table:table-cell office:value-type="float" office:value="135" calcext:value-type="float">
            <text:p>135</text:p>
          </table:table-cell>
          <table:table-cell table:formula="of:=1000*[.L136]*[.$R$7]" office:value-type="float" office:value="2.7" calcext:value-type="float">
            <text:p>2.7</text:p>
          </table:table-cell>
          <table:table-cell table:formula="of:=3.3*[.F136]/4096" office:value-type="float" office:value="2.0004638671875" calcext:value-type="float">
            <text:p>2.0004638671875</text:p>
          </table:table-cell>
          <table:table-cell table:formula="of:=3.3*[.G136]/4096" office:value-type="float" office:value="2.309033203125" calcext:value-type="float">
            <text:p>2.309033203125</text:p>
          </table:table-cell>
          <table:table-cell table:formula="of:=3.3*[.H136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7]*[.$Q$7]" office:value-type="float" office:value="2.72" calcext:value-type="float">
            <text:p>2.72</text:p>
          </table:table-cell>
          <table:table-cell office:value-type="float" office:value="136" calcext:value-type="float">
            <text:p>136</text:p>
          </table:table-cell>
          <table:table-cell office:value-type="float" office:value="3486" calcext:value-type="float">
            <text:p>3486</text:p>
          </table:table-cell>
          <table:table-cell office:value-type="float" office:value="1022" calcext:value-type="float">
            <text:p>1022</text:p>
          </table:table-cell>
          <table:table-cell office:value-type="float" office:value="3439" calcext:value-type="float">
            <text:p>3439</text:p>
          </table:table-cell>
          <table:table-cell office:value-type="float" office:value="2649" calcext:value-type="float">
            <text:p>2649</text:p>
          </table:table-cell>
          <table:table-cell office:value-type="float" office:value="3325" calcext:value-type="float">
            <text:p>3325</text:p>
          </table:table-cell>
          <table:table-cell office:value-type="float" office:value="2173" calcext:value-type="float">
            <text:p>2173</text:p>
          </table:table-cell>
          <table:table-cell table:formula="of:=3.3*[.C137]/4096" office:value-type="float" office:value="2.808544921875" calcext:value-type="float">
            <text:p>2.808544921875</text:p>
          </table:table-cell>
          <table:table-cell table:formula="of:=3.3*[.D137]/4096" office:value-type="float" office:value="0.823388671875" calcext:value-type="float">
            <text:p>0.823388671875</text:p>
          </table:table-cell>
          <table:table-cell table:formula="of:=3.3*[.E137]/4096" office:value-type="float" office:value="2.7706787109375" calcext:value-type="float">
            <text:p>2.7706787109375</text:p>
          </table:table-cell>
          <table:table-cell office:value-type="float" office:value="136" calcext:value-type="float">
            <text:p>136</text:p>
          </table:table-cell>
          <table:table-cell table:formula="of:=1000*[.L137]*[.$R$7]" office:value-type="float" office:value="2.72" calcext:value-type="float">
            <text:p>2.72</text:p>
          </table:table-cell>
          <table:table-cell table:formula="of:=3.3*[.F137]/4096" office:value-type="float" office:value="2.1342041015625" calcext:value-type="float">
            <text:p>2.1342041015625</text:p>
          </table:table-cell>
          <table:table-cell table:formula="of:=3.3*[.G137]/4096" office:value-type="float" office:value="2.6788330078125" calcext:value-type="float">
            <text:p>2.6788330078125</text:p>
          </table:table-cell>
          <table:table-cell table:formula="of:=3.3*[.H137]/4096" office:value-type="float" office:value="1.7507080078125" calcext:value-type="float">
            <text:p>1.75070800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8]*[.$Q$7]" office:value-type="float" office:value="2.74" calcext:value-type="float">
            <text:p>2.74</text:p>
          </table:table-cell>
          <table:table-cell office:value-type="float" office:value="137" calcext:value-type="float">
            <text:p>137</text:p>
          </table:table-cell>
          <table:table-cell office:value-type="float" office:value="3463" calcext:value-type="float">
            <text:p>3463</text:p>
          </table:table-cell>
          <table:table-cell office:value-type="float" office:value="2614" calcext:value-type="float">
            <text:p>2614</text:p>
          </table:table-cell>
          <table:table-cell office:value-type="float" office:value="2182" calcext:value-type="float">
            <text:p>2182</text:p>
          </table:table-cell>
          <table:table-cell office:value-type="float" office:value="2806" calcext:value-type="float">
            <text:p>2806</text:p>
          </table:table-cell>
          <table:table-cell office:value-type="float" office:value="2070" calcext:value-type="float">
            <text:p>2070</text:p>
          </table:table-cell>
          <table:table-cell office:value-type="float" office:value="1813" calcext:value-type="float">
            <text:p>1813</text:p>
          </table:table-cell>
          <table:table-cell table:formula="of:=3.3*[.C138]/4096" office:value-type="float" office:value="2.7900146484375" calcext:value-type="float">
            <text:p>2.7900146484375</text:p>
          </table:table-cell>
          <table:table-cell table:formula="of:=3.3*[.D138]/4096" office:value-type="float" office:value="2.106005859375" calcext:value-type="float">
            <text:p>2.106005859375</text:p>
          </table:table-cell>
          <table:table-cell table:formula="of:=3.3*[.E138]/4096" office:value-type="float" office:value="1.757958984375" calcext:value-type="float">
            <text:p>1.757958984375</text:p>
          </table:table-cell>
          <table:table-cell office:value-type="float" office:value="137" calcext:value-type="float">
            <text:p>137</text:p>
          </table:table-cell>
          <table:table-cell table:formula="of:=1000*[.L138]*[.$R$7]" office:value-type="float" office:value="2.74" calcext:value-type="float">
            <text:p>2.74</text:p>
          </table:table-cell>
          <table:table-cell table:formula="of:=3.3*[.F138]/4096" office:value-type="float" office:value="2.260693359375" calcext:value-type="float">
            <text:p>2.260693359375</text:p>
          </table:table-cell>
          <table:table-cell table:formula="of:=3.3*[.G138]/4096" office:value-type="float" office:value="1.667724609375" calcext:value-type="float">
            <text:p>1.667724609375</text:p>
          </table:table-cell>
          <table:table-cell table:formula="of:=3.3*[.H138]/4096" office:value-type="float" office:value="1.4606689453125" calcext:value-type="float">
            <text:p>1.46066894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39]*[.$Q$7]" office:value-type="float" office:value="2.76" calcext:value-type="float">
            <text:p>2.76</text:p>
          </table:table-cell>
          <table:table-cell office:value-type="float" office:value="138" calcext:value-type="float">
            <text:p>138</text:p>
          </table:table-cell>
          <table:table-cell office:value-type="float" office:value="3434" calcext:value-type="float">
            <text:p>3434</text:p>
          </table:table-cell>
          <table:table-cell office:value-type="float" office:value="3477" calcext:value-type="float">
            <text:p>3477</text:p>
          </table:table-cell>
          <table:table-cell office:value-type="float" office:value="793" calcext:value-type="float">
            <text:p>793</text:p>
          </table:table-cell>
          <table:table-cell office:value-type="float" office:value="2950" calcext:value-type="float">
            <text:p>2950</text:p>
          </table:table-cell>
          <table:table-cell office:value-type="float" office:value="840" calcext:value-type="float">
            <text:p>840</text:p>
          </table:table-cell>
          <table:table-cell office:value-type="float" office:value="1830" calcext:value-type="float">
            <text:p>1830</text:p>
          </table:table-cell>
          <table:table-cell table:formula="of:=3.3*[.C139]/4096" office:value-type="float" office:value="2.766650390625" calcext:value-type="float">
            <text:p>2.766650390625</text:p>
          </table:table-cell>
          <table:table-cell table:formula="of:=3.3*[.D139]/4096" office:value-type="float" office:value="2.8012939453125" calcext:value-type="float">
            <text:p>2.8012939453125</text:p>
          </table:table-cell>
          <table:table-cell table:formula="of:=3.3*[.E139]/4096" office:value-type="float" office:value="0.6388916015625" calcext:value-type="float">
            <text:p>0.6388916015625</text:p>
          </table:table-cell>
          <table:table-cell office:value-type="float" office:value="138" calcext:value-type="float">
            <text:p>138</text:p>
          </table:table-cell>
          <table:table-cell table:formula="of:=1000*[.L139]*[.$R$7]" office:value-type="float" office:value="2.76" calcext:value-type="float">
            <text:p>2.76</text:p>
          </table:table-cell>
          <table:table-cell table:formula="of:=3.3*[.F139]/4096" office:value-type="float" office:value="2.376708984375" calcext:value-type="float">
            <text:p>2.376708984375</text:p>
          </table:table-cell>
          <table:table-cell table:formula="of:=3.3*[.G139]/4096" office:value-type="float" office:value="0.6767578125" calcext:value-type="float">
            <text:p>0.6767578125</text:p>
          </table:table-cell>
          <table:table-cell table:formula="of:=3.3*[.H139]/4096" office:value-type="float" office:value="1.474365234375" calcext:value-type="float">
            <text:p>1.474365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0]*[.$Q$7]" office:value-type="float" office:value="2.78" calcext:value-type="float">
            <text:p>2.78</text:p>
          </table:table-cell>
          <table:table-cell office:value-type="float" office:value="139" calcext:value-type="float">
            <text:p>139</text:p>
          </table:table-cell>
          <table:table-cell office:value-type="float" office:value="3382" calcext:value-type="float">
            <text:p>3382</text:p>
          </table:table-cell>
          <table:table-cell office:value-type="float" office:value="2415" calcext:value-type="float">
            <text:p>2415</text:p>
          </table:table-cell>
          <table:table-cell office:value-type="float" office:value="1191" calcext:value-type="float">
            <text:p>1191</text:p>
          </table:table-cell>
          <table:table-cell office:value-type="float" office:value="3081" calcext:value-type="float">
            <text:p>3081</text:p>
          </table:table-cell>
          <table:table-cell office:value-type="float" office:value="1331" calcext:value-type="float">
            <text:p>1331</text:p>
          </table:table-cell>
          <table:table-cell office:value-type="float" office:value="2201" calcext:value-type="float">
            <text:p>2201</text:p>
          </table:table-cell>
          <table:table-cell table:formula="of:=3.3*[.C140]/4096" office:value-type="float" office:value="2.724755859375" calcext:value-type="float">
            <text:p>2.724755859375</text:p>
          </table:table-cell>
          <table:table-cell table:formula="of:=3.3*[.D140]/4096" office:value-type="float" office:value="1.9456787109375" calcext:value-type="float">
            <text:p>1.9456787109375</text:p>
          </table:table-cell>
          <table:table-cell table:formula="of:=3.3*[.E140]/4096" office:value-type="float" office:value="0.9595458984375" calcext:value-type="float">
            <text:p>0.9595458984375</text:p>
          </table:table-cell>
          <table:table-cell office:value-type="float" office:value="139" calcext:value-type="float">
            <text:p>139</text:p>
          </table:table-cell>
          <table:table-cell table:formula="of:=1000*[.L140]*[.$R$7]" office:value-type="float" office:value="2.78" calcext:value-type="float">
            <text:p>2.78</text:p>
          </table:table-cell>
          <table:table-cell table:formula="of:=3.3*[.F140]/4096" office:value-type="float" office:value="2.4822509765625" calcext:value-type="float">
            <text:p>2.4822509765625</text:p>
          </table:table-cell>
          <table:table-cell table:formula="of:=3.3*[.G140]/4096" office:value-type="float" office:value="1.0723388671875" calcext:value-type="float">
            <text:p>1.0723388671875</text:p>
          </table:table-cell>
          <table:table-cell table:formula="of:=3.3*[.H140]/4096" office:value-type="float" office:value="1.7732666015625" calcext:value-type="float">
            <text:p>1.7732666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1]*[.$Q$7]" office:value-type="float" office:value="2.8" calcext:value-type="float">
            <text:p>2.8</text:p>
          </table:table-cell>
          <table:table-cell office:value-type="float" office:value="140" calcext:value-type="float">
            <text:p>140</text:p>
          </table:table-cell>
          <table:table-cell office:value-type="float" office:value="3301" calcext:value-type="float">
            <text:p>3301</text:p>
          </table:table-cell>
          <table:table-cell office:value-type="float" office:value="896" calcext:value-type="float">
            <text:p>896</text:p>
          </table:table-cell>
          <table:table-cell office:value-type="float" office:value="2830" calcext:value-type="float">
            <text:p>2830</text:p>
          </table:table-cell>
          <table:table-cell office:value-type="float" office:value="3196" calcext:value-type="float">
            <text:p>3196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table:formula="of:=3.3*[.C141]/4096" office:value-type="float" office:value="2.6594970703125" calcext:value-type="float">
            <text:p>2.6594970703125</text:p>
          </table:table-cell>
          <table:table-cell table:formula="of:=3.3*[.D141]/4096" office:value-type="float" office:value="0.721875" calcext:value-type="float">
            <text:p>0.721875</text:p>
          </table:table-cell>
          <table:table-cell table:formula="of:=3.3*[.E141]/4096" office:value-type="float" office:value="2.280029296875" calcext:value-type="float">
            <text:p>2.280029296875</text:p>
          </table:table-cell>
          <table:table-cell office:value-type="float" office:value="140" calcext:value-type="float">
            <text:p>140</text:p>
          </table:table-cell>
          <table:table-cell table:formula="of:=1000*[.L141]*[.$R$7]" office:value-type="float" office:value="2.8" calcext:value-type="float">
            <text:p>2.8</text:p>
          </table:table-cell>
          <table:table-cell table:formula="of:=3.3*[.F141]/4096" office:value-type="float" office:value="2.57490234375" calcext:value-type="float">
            <text:p>2.57490234375</text:p>
          </table:table-cell>
          <table:table-cell table:formula="of:=3.3*[.G141]/4096" office:value-type="float" office:value="2.31064453125" calcext:value-type="float">
            <text:p>2.31064453125</text:p>
          </table:table-cell>
          <table:table-cell table:formula="of:=3.3*[.H14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2]*[.$Q$7]" office:value-type="float" office:value="2.82" calcext:value-type="float">
            <text:p>2.82</text:p>
          </table:table-cell>
          <table:table-cell office:value-type="float" office:value="141" calcext:value-type="float">
            <text:p>141</text:p>
          </table:table-cell>
          <table:table-cell office:value-type="float" office:value="3208" calcext:value-type="float">
            <text:p>3208</text:p>
          </table:table-cell>
          <table:table-cell office:value-type="float" office:value="1020" calcext:value-type="float">
            <text:p>1020</text:p>
          </table:table-cell>
          <table:table-cell office:value-type="float" office:value="3438" calcext:value-type="float">
            <text:p>3438</text:p>
          </table:table-cell>
          <table:table-cell office:value-type="float" office:value="3292" calcext:value-type="float">
            <text:p>3292</text:p>
          </table:table-cell>
          <table:table-cell office:value-type="float" office:value="3323" calcext:value-type="float">
            <text:p>3323</text:p>
          </table:table-cell>
          <table:table-cell office:value-type="float" office:value="2174" calcext:value-type="float">
            <text:p>2174</text:p>
          </table:table-cell>
          <table:table-cell table:formula="of:=3.3*[.C142]/4096" office:value-type="float" office:value="2.5845703125" calcext:value-type="float">
            <text:p>2.5845703125</text:p>
          </table:table-cell>
          <table:table-cell table:formula="of:=3.3*[.D142]/4096" office:value-type="float" office:value="0.82177734375" calcext:value-type="float">
            <text:p>0.82177734375</text:p>
          </table:table-cell>
          <table:table-cell table:formula="of:=3.3*[.E142]/4096" office:value-type="float" office:value="2.769873046875" calcext:value-type="float">
            <text:p>2.769873046875</text:p>
          </table:table-cell>
          <table:table-cell office:value-type="float" office:value="141" calcext:value-type="float">
            <text:p>141</text:p>
          </table:table-cell>
          <table:table-cell table:formula="of:=1000*[.L142]*[.$R$7]" office:value-type="float" office:value="2.82" calcext:value-type="float">
            <text:p>2.82</text:p>
          </table:table-cell>
          <table:table-cell table:formula="of:=3.3*[.F142]/4096" office:value-type="float" office:value="2.65224609375" calcext:value-type="float">
            <text:p>2.65224609375</text:p>
          </table:table-cell>
          <table:table-cell table:formula="of:=3.3*[.G142]/4096" office:value-type="float" office:value="2.6772216796875" calcext:value-type="float">
            <text:p>2.6772216796875</text:p>
          </table:table-cell>
          <table:table-cell table:formula="of:=3.3*[.H142]/4096" office:value-type="float" office:value="1.751513671875" calcext:value-type="float">
            <text:p>1.7515136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3]*[.$Q$7]" office:value-type="float" office:value="2.84" calcext:value-type="float">
            <text:p>2.84</text:p>
          </table:table-cell>
          <table:table-cell office:value-type="float" office:value="142" calcext:value-type="float">
            <text:p>142</text:p>
          </table:table-cell>
          <table:table-cell office:value-type="float" office:value="3096" calcext:value-type="float">
            <text:p>3096</text:p>
          </table:table-cell>
          <table:table-cell office:value-type="float" office:value="2616" calcext:value-type="float">
            <text:p>2616</text:p>
          </table:table-cell>
          <table:table-cell office:value-type="float" office:value="2181" calcext:value-type="float">
            <text:p>2181</text:p>
          </table:table-cell>
          <table:table-cell office:value-type="float" office:value="3371" calcext:value-type="float">
            <text:p>3371</text:p>
          </table:table-cell>
          <table:table-cell office:value-type="float" office:value="2071" calcext:value-type="float">
            <text:p>2071</text:p>
          </table:table-cell>
          <table:table-cell office:value-type="float" office:value="1811" calcext:value-type="float">
            <text:p>1811</text:p>
          </table:table-cell>
          <table:table-cell table:formula="of:=3.3*[.C143]/4096" office:value-type="float" office:value="2.4943359375" calcext:value-type="float">
            <text:p>2.4943359375</text:p>
          </table:table-cell>
          <table:table-cell table:formula="of:=3.3*[.D143]/4096" office:value-type="float" office:value="2.1076171875" calcext:value-type="float">
            <text:p>2.1076171875</text:p>
          </table:table-cell>
          <table:table-cell table:formula="of:=3.3*[.E143]/4096" office:value-type="float" office:value="1.7571533203125" calcext:value-type="float">
            <text:p>1.7571533203125</text:p>
          </table:table-cell>
          <table:table-cell office:value-type="float" office:value="142" calcext:value-type="float">
            <text:p>142</text:p>
          </table:table-cell>
          <table:table-cell table:formula="of:=1000*[.L143]*[.$R$7]" office:value-type="float" office:value="2.84" calcext:value-type="float">
            <text:p>2.84</text:p>
          </table:table-cell>
          <table:table-cell table:formula="of:=3.3*[.F143]/4096" office:value-type="float" office:value="2.7158935546875" calcext:value-type="float">
            <text:p>2.7158935546875</text:p>
          </table:table-cell>
          <table:table-cell table:formula="of:=3.3*[.G143]/4096" office:value-type="float" office:value="1.6685302734375" calcext:value-type="float">
            <text:p>1.6685302734375</text:p>
          </table:table-cell>
          <table:table-cell table:formula="of:=3.3*[.H143]/4096" office:value-type="float" office:value="1.4590576171875" calcext:value-type="float">
            <text:p>1.459057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4]*[.$Q$7]" office:value-type="float" office:value="2.86" calcext:value-type="float">
            <text:p>2.86</text:p>
          </table:table-cell>
          <table:table-cell office:value-type="float" office:value="143" calcext:value-type="float">
            <text:p>143</text:p>
          </table:table-cell>
          <table:table-cell office:value-type="float" office:value="2963" calcext:value-type="float">
            <text:p>2963</text:p>
          </table:table-cell>
          <table:table-cell office:value-type="float" office:value="3477" calcext:value-type="float">
            <text:p>3477</text:p>
          </table:table-cell>
          <table:table-cell office:value-type="float" office:value="789" calcext:value-type="float">
            <text:p>789</text:p>
          </table:table-cell>
          <table:table-cell office:value-type="float" office:value="3428" calcext:value-type="float">
            <text:p>3428</text:p>
          </table:table-cell>
          <table:table-cell office:value-type="float" office:value="839" calcext:value-type="float">
            <text:p>839</text:p>
          </table:table-cell>
          <table:table-cell office:value-type="float" office:value="1829" calcext:value-type="float">
            <text:p>1829</text:p>
          </table:table-cell>
          <table:table-cell table:formula="of:=3.3*[.C144]/4096" office:value-type="float" office:value="2.3871826171875" calcext:value-type="float">
            <text:p>2.3871826171875</text:p>
          </table:table-cell>
          <table:table-cell table:formula="of:=3.3*[.D144]/4096" office:value-type="float" office:value="2.8012939453125" calcext:value-type="float">
            <text:p>2.8012939453125</text:p>
          </table:table-cell>
          <table:table-cell table:formula="of:=3.3*[.E144]/4096" office:value-type="float" office:value="0.6356689453125" calcext:value-type="float">
            <text:p>0.6356689453125</text:p>
          </table:table-cell>
          <table:table-cell office:value-type="float" office:value="143" calcext:value-type="float">
            <text:p>143</text:p>
          </table:table-cell>
          <table:table-cell table:formula="of:=1000*[.L144]*[.$R$7]" office:value-type="float" office:value="2.86" calcext:value-type="float">
            <text:p>2.86</text:p>
          </table:table-cell>
          <table:table-cell table:formula="of:=3.3*[.F144]/4096" office:value-type="float" office:value="2.76181640625" calcext:value-type="float">
            <text:p>2.76181640625</text:p>
          </table:table-cell>
          <table:table-cell table:formula="of:=3.3*[.G144]/4096" office:value-type="float" office:value="0.6759521484375" calcext:value-type="float">
            <text:p>0.6759521484375</text:p>
          </table:table-cell>
          <table:table-cell table:formula="of:=3.3*[.H144]/4096" office:value-type="float" office:value="1.4735595703125" calcext:value-type="float">
            <text:p>1.473559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5]*[.$Q$7]" office:value-type="float" office:value="2.88" calcext:value-type="float">
            <text:p>2.88</text:p>
          </table:table-cell>
          <table:table-cell office:value-type="float" office:value="144" calcext:value-type="float">
            <text:p>144</text:p>
          </table:table-cell>
          <table:table-cell office:value-type="float" office:value="2822" calcext:value-type="float">
            <text:p>2822</text:p>
          </table:table-cell>
          <table:table-cell office:value-type="float" office:value="2417" calcext:value-type="float">
            <text:p>2417</text:p>
          </table:table-cell>
          <table:table-cell office:value-type="float" office:value="1193" calcext:value-type="float">
            <text:p>1193</text:p>
          </table:table-cell>
          <table:table-cell office:value-type="float" office:value="3468" calcext:value-type="float">
            <text:p>3468</text:p>
          </table:table-cell>
          <table:table-cell office:value-type="float" office:value="1329" calcext:value-type="float">
            <text:p>1329</text:p>
          </table:table-cell>
          <table:table-cell office:value-type="float" office:value="2202" calcext:value-type="float">
            <text:p>2202</text:p>
          </table:table-cell>
          <table:table-cell table:formula="of:=3.3*[.C145]/4096" office:value-type="float" office:value="2.273583984375" calcext:value-type="float">
            <text:p>2.273583984375</text:p>
          </table:table-cell>
          <table:table-cell table:formula="of:=3.3*[.D145]/4096" office:value-type="float" office:value="1.9472900390625" calcext:value-type="float">
            <text:p>1.9472900390625</text:p>
          </table:table-cell>
          <table:table-cell table:formula="of:=3.3*[.E145]/4096" office:value-type="float" office:value="0.9611572265625" calcext:value-type="float">
            <text:p>0.9611572265625</text:p>
          </table:table-cell>
          <table:table-cell office:value-type="float" office:value="144" calcext:value-type="float">
            <text:p>144</text:p>
          </table:table-cell>
          <table:table-cell table:formula="of:=1000*[.L145]*[.$R$7]" office:value-type="float" office:value="2.88" calcext:value-type="float">
            <text:p>2.88</text:p>
          </table:table-cell>
          <table:table-cell table:formula="of:=3.3*[.F145]/4096" office:value-type="float" office:value="2.79404296875" calcext:value-type="float">
            <text:p>2.79404296875</text:p>
          </table:table-cell>
          <table:table-cell table:formula="of:=3.3*[.G145]/4096" office:value-type="float" office:value="1.0707275390625" calcext:value-type="float">
            <text:p>1.0707275390625</text:p>
          </table:table-cell>
          <table:table-cell table:formula="of:=3.3*[.H145]/4096" office:value-type="float" office:value="1.774072265625" calcext:value-type="float">
            <text:p>1.77407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6]*[.$Q$7]" office:value-type="float" office:value="2.9" calcext:value-type="float">
            <text:p>2.9</text:p>
          </table:table-cell>
          <table:table-cell office:value-type="float" office:value="145" calcext:value-type="float">
            <text:p>145</text:p>
          </table:table-cell>
          <table:table-cell office:value-type="float" office:value="2663" calcext:value-type="float">
            <text:p>2663</text:p>
          </table:table-cell>
          <table:table-cell office:value-type="float" office:value="902" calcext:value-type="float">
            <text:p>902</text:p>
          </table:table-cell>
          <table:table-cell office:value-type="float" office:value="2834" calcext:value-type="float">
            <text:p>2834</text:p>
          </table:table-cell>
          <table:table-cell office:value-type="float" office:value="3482" calcext:value-type="float">
            <text:p>3482</text:p>
          </table:table-cell>
          <table:table-cell office:value-type="float" office:value="2866" calcext:value-type="float">
            <text:p>2866</text:p>
          </table:table-cell>
          <table:table-cell office:value-type="float" office:value="2414" calcext:value-type="float">
            <text:p>2414</text:p>
          </table:table-cell>
          <table:table-cell table:formula="of:=3.3*[.C146]/4096" office:value-type="float" office:value="2.1454833984375" calcext:value-type="float">
            <text:p>2.1454833984375</text:p>
          </table:table-cell>
          <table:table-cell table:formula="of:=3.3*[.D146]/4096" office:value-type="float" office:value="0.726708984375" calcext:value-type="float">
            <text:p>0.726708984375</text:p>
          </table:table-cell>
          <table:table-cell table:formula="of:=3.3*[.E146]/4096" office:value-type="float" office:value="2.283251953125" calcext:value-type="float">
            <text:p>2.283251953125</text:p>
          </table:table-cell>
          <table:table-cell office:value-type="float" office:value="145" calcext:value-type="float">
            <text:p>145</text:p>
          </table:table-cell>
          <table:table-cell table:formula="of:=1000*[.L146]*[.$R$7]" office:value-type="float" office:value="2.9" calcext:value-type="float">
            <text:p>2.9</text:p>
          </table:table-cell>
          <table:table-cell table:formula="of:=3.3*[.F146]/4096" office:value-type="float" office:value="2.805322265625" calcext:value-type="float">
            <text:p>2.805322265625</text:p>
          </table:table-cell>
          <table:table-cell table:formula="of:=3.3*[.G146]/4096" office:value-type="float" office:value="2.309033203125" calcext:value-type="float">
            <text:p>2.309033203125</text:p>
          </table:table-cell>
          <table:table-cell table:formula="of:=3.3*[.H14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7]*[.$Q$7]" office:value-type="float" office:value="2.92" calcext:value-type="float">
            <text:p>2.92</text:p>
          </table:table-cell>
          <table:table-cell office:value-type="float" office:value="146" calcext:value-type="float">
            <text:p>146</text:p>
          </table:table-cell>
          <table:table-cell office:value-type="float" office:value="2502" calcext:value-type="float">
            <text:p>2502</text:p>
          </table:table-cell>
          <table:table-cell office:value-type="float" office:value="1019" calcext:value-type="float">
            <text:p>1019</text:p>
          </table:table-cell>
          <table:table-cell office:value-type="float" office:value="3442" calcext:value-type="float">
            <text:p>3442</text:p>
          </table:table-cell>
          <table:table-cell office:value-type="float" office:value="3476" calcext:value-type="float">
            <text:p>3476</text:p>
          </table:table-cell>
          <table:table-cell office:value-type="float" office:value="3326" calcext:value-type="float">
            <text:p>3326</text:p>
          </table:table-cell>
          <table:table-cell office:value-type="float" office:value="2172" calcext:value-type="float">
            <text:p>2172</text:p>
          </table:table-cell>
          <table:table-cell table:formula="of:=3.3*[.C147]/4096" office:value-type="float" office:value="2.015771484375" calcext:value-type="float">
            <text:p>2.015771484375</text:p>
          </table:table-cell>
          <table:table-cell table:formula="of:=3.3*[.D147]/4096" office:value-type="float" office:value="0.8209716796875" calcext:value-type="float">
            <text:p>0.8209716796875</text:p>
          </table:table-cell>
          <table:table-cell table:formula="of:=3.3*[.E147]/4096" office:value-type="float" office:value="2.773095703125" calcext:value-type="float">
            <text:p>2.773095703125</text:p>
          </table:table-cell>
          <table:table-cell office:value-type="float" office:value="146" calcext:value-type="float">
            <text:p>146</text:p>
          </table:table-cell>
          <table:table-cell table:formula="of:=1000*[.L147]*[.$R$7]" office:value-type="float" office:value="2.92" calcext:value-type="float">
            <text:p>2.92</text:p>
          </table:table-cell>
          <table:table-cell table:formula="of:=3.3*[.F147]/4096" office:value-type="float" office:value="2.80048828125" calcext:value-type="float">
            <text:p>2.80048828125</text:p>
          </table:table-cell>
          <table:table-cell table:formula="of:=3.3*[.G147]/4096" office:value-type="float" office:value="2.679638671875" calcext:value-type="float">
            <text:p>2.679638671875</text:p>
          </table:table-cell>
          <table:table-cell table:formula="of:=3.3*[.H147]/4096" office:value-type="float" office:value="1.74990234375" calcext:value-type="float">
            <text:p>1.7499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8]*[.$Q$7]" office:value-type="float" office:value="2.94" calcext:value-type="float">
            <text:p>2.94</text:p>
          </table:table-cell>
          <table:table-cell office:value-type="float" office:value="147" calcext:value-type="float">
            <text:p>147</text:p>
          </table:table-cell>
          <table:table-cell office:value-type="float" office:value="2333" calcext:value-type="float">
            <text:p>2333</text:p>
          </table:table-cell>
          <table:table-cell office:value-type="float" office:value="2621" calcext:value-type="float">
            <text:p>2621</text:p>
          </table:table-cell>
          <table:table-cell office:value-type="float" office:value="2180" calcext:value-type="float">
            <text:p>2180</text:p>
          </table:table-cell>
          <table:table-cell office:value-type="float" office:value="3447" calcext:value-type="float">
            <text:p>3447</text:p>
          </table:table-cell>
          <table:table-cell office:value-type="float" office:value="2072" calcext:value-type="float">
            <text:p>2072</text:p>
          </table:table-cell>
          <table:table-cell office:value-type="float" office:value="1811" calcext:value-type="float">
            <text:p>1811</text:p>
          </table:table-cell>
          <table:table-cell table:formula="of:=3.3*[.C148]/4096" office:value-type="float" office:value="1.8796142578125" calcext:value-type="float">
            <text:p>1.8796142578125</text:p>
          </table:table-cell>
          <table:table-cell table:formula="of:=3.3*[.D148]/4096" office:value-type="float" office:value="2.1116455078125" calcext:value-type="float">
            <text:p>2.1116455078125</text:p>
          </table:table-cell>
          <table:table-cell table:formula="of:=3.3*[.E148]/4096" office:value-type="float" office:value="1.75634765625" calcext:value-type="float">
            <text:p>1.75634765625</text:p>
          </table:table-cell>
          <table:table-cell office:value-type="float" office:value="147" calcext:value-type="float">
            <text:p>147</text:p>
          </table:table-cell>
          <table:table-cell table:formula="of:=1000*[.L148]*[.$R$7]" office:value-type="float" office:value="2.94" calcext:value-type="float">
            <text:p>2.94</text:p>
          </table:table-cell>
          <table:table-cell table:formula="of:=3.3*[.F148]/4096" office:value-type="float" office:value="2.7771240234375" calcext:value-type="float">
            <text:p>2.7771240234375</text:p>
          </table:table-cell>
          <table:table-cell table:formula="of:=3.3*[.G148]/4096" office:value-type="float" office:value="1.6693359375" calcext:value-type="float">
            <text:p>1.6693359375</text:p>
          </table:table-cell>
          <table:table-cell table:formula="of:=3.3*[.H148]/4096" office:value-type="float" office:value="1.4590576171875" calcext:value-type="float">
            <text:p>1.459057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49]*[.$Q$7]" office:value-type="float" office:value="2.96" calcext:value-type="float">
            <text:p>2.96</text:p>
          </table:table-cell>
          <table:table-cell office:value-type="float" office:value="148" calcext:value-type="float">
            <text:p>148</text:p>
          </table:table-cell>
          <table:table-cell office:value-type="float" office:value="2162" calcext:value-type="float">
            <text:p>2162</text:p>
          </table:table-cell>
          <table:table-cell office:value-type="float" office:value="3476" calcext:value-type="float">
            <text:p>3476</text:p>
          </table:table-cell>
          <table:table-cell office:value-type="float" office:value="792" calcext:value-type="float">
            <text:p>792</text:p>
          </table:table-cell>
          <table:table-cell office:value-type="float" office:value="3396" calcext:value-type="float">
            <text:p>3396</text:p>
          </table:table-cell>
          <table:table-cell office:value-type="float" office:value="839" calcext:value-type="float">
            <text:p>839</text:p>
          </table:table-cell>
          <table:table-cell office:value-type="float" office:value="1830" calcext:value-type="float">
            <text:p>1830</text:p>
          </table:table-cell>
          <table:table-cell table:formula="of:=3.3*[.C149]/4096" office:value-type="float" office:value="1.741845703125" calcext:value-type="float">
            <text:p>1.741845703125</text:p>
          </table:table-cell>
          <table:table-cell table:formula="of:=3.3*[.D149]/4096" office:value-type="float" office:value="2.80048828125" calcext:value-type="float">
            <text:p>2.80048828125</text:p>
          </table:table-cell>
          <table:table-cell table:formula="of:=3.3*[.E149]/4096" office:value-type="float" office:value="0.6380859375" calcext:value-type="float">
            <text:p>0.6380859375</text:p>
          </table:table-cell>
          <table:table-cell office:value-type="float" office:value="148" calcext:value-type="float">
            <text:p>148</text:p>
          </table:table-cell>
          <table:table-cell table:formula="of:=1000*[.L149]*[.$R$7]" office:value-type="float" office:value="2.96" calcext:value-type="float">
            <text:p>2.96</text:p>
          </table:table-cell>
          <table:table-cell table:formula="of:=3.3*[.F149]/4096" office:value-type="float" office:value="2.73603515625" calcext:value-type="float">
            <text:p>2.73603515625</text:p>
          </table:table-cell>
          <table:table-cell table:formula="of:=3.3*[.G149]/4096" office:value-type="float" office:value="0.6759521484375" calcext:value-type="float">
            <text:p>0.6759521484375</text:p>
          </table:table-cell>
          <table:table-cell table:formula="of:=3.3*[.H149]/4096" office:value-type="float" office:value="1.474365234375" calcext:value-type="float">
            <text:p>1.474365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0]*[.$Q$7]" office:value-type="float" office:value="2.98" calcext:value-type="float">
            <text:p>2.98</text:p>
          </table:table-cell>
          <table:table-cell office:value-type="float" office:value="149" calcext:value-type="float">
            <text:p>149</text:p>
          </table:table-cell>
          <table:table-cell office:value-type="float" office:value="1981" calcext:value-type="float">
            <text:p>1981</text:p>
          </table:table-cell>
          <table:table-cell office:value-type="float" office:value="2417" calcext:value-type="float">
            <text:p>2417</text:p>
          </table:table-cell>
          <table:table-cell office:value-type="float" office:value="1193" calcext:value-type="float">
            <text:p>1193</text:p>
          </table:table-cell>
          <table:table-cell office:value-type="float" office:value="3327" calcext:value-type="float">
            <text:p>3327</text:p>
          </table:table-cell>
          <table:table-cell office:value-type="float" office:value="1328" calcext:value-type="float">
            <text:p>1328</text:p>
          </table:table-cell>
          <table:table-cell office:value-type="float" office:value="2204" calcext:value-type="float">
            <text:p>2204</text:p>
          </table:table-cell>
          <table:table-cell table:formula="of:=3.3*[.C150]/4096" office:value-type="float" office:value="1.5960205078125" calcext:value-type="float">
            <text:p>1.5960205078125</text:p>
          </table:table-cell>
          <table:table-cell table:formula="of:=3.3*[.D150]/4096" office:value-type="float" office:value="1.9472900390625" calcext:value-type="float">
            <text:p>1.9472900390625</text:p>
          </table:table-cell>
          <table:table-cell table:formula="of:=3.3*[.E150]/4096" office:value-type="float" office:value="0.9611572265625" calcext:value-type="float">
            <text:p>0.9611572265625</text:p>
          </table:table-cell>
          <table:table-cell office:value-type="float" office:value="149" calcext:value-type="float">
            <text:p>149</text:p>
          </table:table-cell>
          <table:table-cell table:formula="of:=1000*[.L150]*[.$R$7]" office:value-type="float" office:value="2.98" calcext:value-type="float">
            <text:p>2.98</text:p>
          </table:table-cell>
          <table:table-cell table:formula="of:=3.3*[.F150]/4096" office:value-type="float" office:value="2.6804443359375" calcext:value-type="float">
            <text:p>2.6804443359375</text:p>
          </table:table-cell>
          <table:table-cell table:formula="of:=3.3*[.G150]/4096" office:value-type="float" office:value="1.069921875" calcext:value-type="float">
            <text:p>1.069921875</text:p>
          </table:table-cell>
          <table:table-cell table:formula="of:=3.3*[.H150]/4096" office:value-type="float" office:value="1.77568359375" calcext:value-type="float">
            <text:p>1.775683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1]*[.$Q$7]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814" calcext:value-type="float">
            <text:p>1814</text:p>
          </table:table-cell>
          <table:table-cell office:value-type="float" office:value="892" calcext:value-type="float">
            <text:p>892</text:p>
          </table:table-cell>
          <table:table-cell office:value-type="float" office:value="2841" calcext:value-type="float">
            <text:p>2841</text:p>
          </table:table-cell>
          <table:table-cell office:value-type="float" office:value="3237" calcext:value-type="float">
            <text:p>3237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table:formula="of:=3.3*[.C151]/4096" office:value-type="float" office:value="1.461474609375" calcext:value-type="float">
            <text:p>1.461474609375</text:p>
          </table:table-cell>
          <table:table-cell table:formula="of:=3.3*[.D151]/4096" office:value-type="float" office:value="0.71865234375" calcext:value-type="float">
            <text:p>0.71865234375</text:p>
          </table:table-cell>
          <table:table-cell table:formula="of:=3.3*[.E151]/4096" office:value-type="float" office:value="2.2888916015625" calcext:value-type="float">
            <text:p>2.2888916015625</text:p>
          </table:table-cell>
          <table:table-cell office:value-type="float" office:value="150" calcext:value-type="float">
            <text:p>150</text:p>
          </table:table-cell>
          <table:table-cell table:formula="of:=1000*[.L151]*[.$R$7]" office:value-type="float" office:value="3" calcext:value-type="float">
            <text:p>3</text:p>
          </table:table-cell>
          <table:table-cell table:formula="of:=3.3*[.F151]/4096" office:value-type="float" office:value="2.6079345703125" calcext:value-type="float">
            <text:p>2.6079345703125</text:p>
          </table:table-cell>
          <table:table-cell table:formula="of:=3.3*[.G151]/4096" office:value-type="float" office:value="2.31064453125" calcext:value-type="float">
            <text:p>2.31064453125</text:p>
          </table:table-cell>
          <table:table-cell table:formula="of:=3.3*[.H15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2]*[.$Q$7]" office:value-type="float" office:value="3.02" calcext:value-type="float">
            <text:p>3.02</text:p>
          </table:table-cell>
          <table:table-cell office:value-type="float" office:value="151" calcext:value-type="float">
            <text:p>151</text:p>
          </table:table-cell>
          <table:table-cell office:value-type="float" office:value="1643" calcext:value-type="float">
            <text:p>1643</text:p>
          </table:table-cell>
          <table:table-cell office:value-type="float" office:value="1025" calcext:value-type="float">
            <text:p>1025</text:p>
          </table:table-cell>
          <table:table-cell office:value-type="float" office:value="3440" calcext:value-type="float">
            <text:p>3440</text:p>
          </table:table-cell>
          <table:table-cell office:value-type="float" office:value="3128" calcext:value-type="float">
            <text:p>3128</text:p>
          </table:table-cell>
          <table:table-cell office:value-type="float" office:value="3325" calcext:value-type="float">
            <text:p>3325</text:p>
          </table:table-cell>
          <table:table-cell office:value-type="float" office:value="2172" calcext:value-type="float">
            <text:p>2172</text:p>
          </table:table-cell>
          <table:table-cell table:formula="of:=3.3*[.C152]/4096" office:value-type="float" office:value="1.3237060546875" calcext:value-type="float">
            <text:p>1.3237060546875</text:p>
          </table:table-cell>
          <table:table-cell table:formula="of:=3.3*[.D152]/4096" office:value-type="float" office:value="0.8258056640625" calcext:value-type="float">
            <text:p>0.8258056640625</text:p>
          </table:table-cell>
          <table:table-cell table:formula="of:=3.3*[.E152]/4096" office:value-type="float" office:value="2.771484375" calcext:value-type="float">
            <text:p>2.771484375</text:p>
          </table:table-cell>
          <table:table-cell office:value-type="float" office:value="151" calcext:value-type="float">
            <text:p>151</text:p>
          </table:table-cell>
          <table:table-cell table:formula="of:=1000*[.L152]*[.$R$7]" office:value-type="float" office:value="3.02" calcext:value-type="float">
            <text:p>3.02</text:p>
          </table:table-cell>
          <table:table-cell table:formula="of:=3.3*[.F152]/4096" office:value-type="float" office:value="2.5201171875" calcext:value-type="float">
            <text:p>2.5201171875</text:p>
          </table:table-cell>
          <table:table-cell table:formula="of:=3.3*[.G152]/4096" office:value-type="float" office:value="2.6788330078125" calcext:value-type="float">
            <text:p>2.6788330078125</text:p>
          </table:table-cell>
          <table:table-cell table:formula="of:=3.3*[.H152]/4096" office:value-type="float" office:value="1.74990234375" calcext:value-type="float">
            <text:p>1.7499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3]*[.$Q$7]" office:value-type="float" office:value="3.04" calcext:value-type="float">
            <text:p>3.04</text:p>
          </table:table-cell>
          <table:table-cell office:value-type="float" office:value="152" calcext:value-type="float">
            <text:p>152</text:p>
          </table:table-cell>
          <table:table-cell office:value-type="float" office:value="1477" calcext:value-type="float">
            <text:p>1477</text:p>
          </table:table-cell>
          <table:table-cell office:value-type="float" office:value="2614" calcext:value-type="float">
            <text:p>2614</text:p>
          </table:table-cell>
          <table:table-cell office:value-type="float" office:value="2173" calcext:value-type="float">
            <text:p>2173</text:p>
          </table:table-cell>
          <table:table-cell office:value-type="float" office:value="3002" calcext:value-type="float">
            <text:p>3002</text:p>
          </table:table-cell>
          <table:table-cell office:value-type="float" office:value="2072" calcext:value-type="float">
            <text:p>2072</text:p>
          </table:table-cell>
          <table:table-cell office:value-type="float" office:value="1811" calcext:value-type="float">
            <text:p>1811</text:p>
          </table:table-cell>
          <table:table-cell table:formula="of:=3.3*[.C153]/4096" office:value-type="float" office:value="1.1899658203125" calcext:value-type="float">
            <text:p>1.1899658203125</text:p>
          </table:table-cell>
          <table:table-cell table:formula="of:=3.3*[.D153]/4096" office:value-type="float" office:value="2.106005859375" calcext:value-type="float">
            <text:p>2.106005859375</text:p>
          </table:table-cell>
          <table:table-cell table:formula="of:=3.3*[.E153]/4096" office:value-type="float" office:value="1.7507080078125" calcext:value-type="float">
            <text:p>1.7507080078125</text:p>
          </table:table-cell>
          <table:table-cell office:value-type="float" office:value="152" calcext:value-type="float">
            <text:p>152</text:p>
          </table:table-cell>
          <table:table-cell table:formula="of:=1000*[.L153]*[.$R$7]" office:value-type="float" office:value="3.04" calcext:value-type="float">
            <text:p>3.04</text:p>
          </table:table-cell>
          <table:table-cell table:formula="of:=3.3*[.F153]/4096" office:value-type="float" office:value="2.418603515625" calcext:value-type="float">
            <text:p>2.418603515625</text:p>
          </table:table-cell>
          <table:table-cell table:formula="of:=3.3*[.G153]/4096" office:value-type="float" office:value="1.6693359375" calcext:value-type="float">
            <text:p>1.6693359375</text:p>
          </table:table-cell>
          <table:table-cell table:formula="of:=3.3*[.H153]/4096" office:value-type="float" office:value="1.4590576171875" calcext:value-type="float">
            <text:p>1.459057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4]*[.$Q$7]" office:value-type="float" office:value="3.06" calcext:value-type="float">
            <text:p>3.06</text:p>
          </table:table-cell>
          <table:table-cell office:value-type="float" office:value="153" calcext:value-type="float">
            <text:p>153</text:p>
          </table:table-cell>
          <table:table-cell office:value-type="float" office:value="1325" calcext:value-type="float">
            <text:p>1325</text:p>
          </table:table-cell>
          <table:table-cell office:value-type="float" office:value="3475" calcext:value-type="float">
            <text:p>3475</text:p>
          </table:table-cell>
          <table:table-cell office:value-type="float" office:value="788" calcext:value-type="float">
            <text:p>788</text:p>
          </table:table-cell>
          <table:table-cell office:value-type="float" office:value="2863" calcext:value-type="float">
            <text:p>2863</text:p>
          </table:table-cell>
          <table:table-cell office:value-type="float" office:value="838" calcext:value-type="float">
            <text:p>838</text:p>
          </table:table-cell>
          <table:table-cell office:value-type="float" office:value="1831" calcext:value-type="float">
            <text:p>1831</text:p>
          </table:table-cell>
          <table:table-cell table:formula="of:=3.3*[.C154]/4096" office:value-type="float" office:value="1.0675048828125" calcext:value-type="float">
            <text:p>1.0675048828125</text:p>
          </table:table-cell>
          <table:table-cell table:formula="of:=3.3*[.D154]/4096" office:value-type="float" office:value="2.7996826171875" calcext:value-type="float">
            <text:p>2.7996826171875</text:p>
          </table:table-cell>
          <table:table-cell table:formula="of:=3.3*[.E154]/4096" office:value-type="float" office:value="0.63486328125" calcext:value-type="float">
            <text:p>0.63486328125</text:p>
          </table:table-cell>
          <table:table-cell office:value-type="float" office:value="153" calcext:value-type="float">
            <text:p>153</text:p>
          </table:table-cell>
          <table:table-cell table:formula="of:=1000*[.L154]*[.$R$7]" office:value-type="float" office:value="3.06" calcext:value-type="float">
            <text:p>3.06</text:p>
          </table:table-cell>
          <table:table-cell table:formula="of:=3.3*[.F154]/4096" office:value-type="float" office:value="2.3066162109375" calcext:value-type="float">
            <text:p>2.3066162109375</text:p>
          </table:table-cell>
          <table:table-cell table:formula="of:=3.3*[.G154]/4096" office:value-type="float" office:value="0.675146484375" calcext:value-type="float">
            <text:p>0.675146484375</text:p>
          </table:table-cell>
          <table:table-cell table:formula="of:=3.3*[.H154]/4096" office:value-type="float" office:value="1.4751708984375" calcext:value-type="float">
            <text:p>1.47517089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5]*[.$Q$7]" office:value-type="float" office:value="3.08" calcext:value-type="float">
            <text:p>3.08</text:p>
          </table:table-cell>
          <table:table-cell office:value-type="float" office:value="154" calcext:value-type="float">
            <text:p>154</text:p>
          </table:table-cell>
          <table:table-cell office:value-type="float" office:value="1185" calcext:value-type="float">
            <text:p>1185</text:p>
          </table:table-cell>
          <table:table-cell office:value-type="float" office:value="2414" calcext:value-type="float">
            <text:p>2414</text:p>
          </table:table-cell>
          <table:table-cell office:value-type="float" office:value="1196" calcext:value-type="float">
            <text:p>1196</text:p>
          </table:table-cell>
          <table:table-cell office:value-type="float" office:value="2712" calcext:value-type="float">
            <text:p>2712</text:p>
          </table:table-cell>
          <table:table-cell office:value-type="float" office:value="1329" calcext:value-type="float">
            <text:p>1329</text:p>
          </table:table-cell>
          <table:table-cell office:value-type="float" office:value="2205" calcext:value-type="float">
            <text:p>2205</text:p>
          </table:table-cell>
          <table:table-cell table:formula="of:=3.3*[.C155]/4096" office:value-type="float" office:value="0.9547119140625" calcext:value-type="float">
            <text:p>0.9547119140625</text:p>
          </table:table-cell>
          <table:table-cell table:formula="of:=3.3*[.D155]/4096" office:value-type="float" office:value="1.944873046875" calcext:value-type="float">
            <text:p>1.944873046875</text:p>
          </table:table-cell>
          <table:table-cell table:formula="of:=3.3*[.E155]/4096" office:value-type="float" office:value="0.96357421875" calcext:value-type="float">
            <text:p>0.96357421875</text:p>
          </table:table-cell>
          <table:table-cell office:value-type="float" office:value="154" calcext:value-type="float">
            <text:p>154</text:p>
          </table:table-cell>
          <table:table-cell table:formula="of:=1000*[.L155]*[.$R$7]" office:value-type="float" office:value="3.08" calcext:value-type="float">
            <text:p>3.08</text:p>
          </table:table-cell>
          <table:table-cell table:formula="of:=3.3*[.F155]/4096" office:value-type="float" office:value="2.1849609375" calcext:value-type="float">
            <text:p>2.1849609375</text:p>
          </table:table-cell>
          <table:table-cell table:formula="of:=3.3*[.G155]/4096" office:value-type="float" office:value="1.0707275390625" calcext:value-type="float">
            <text:p>1.0707275390625</text:p>
          </table:table-cell>
          <table:table-cell table:formula="of:=3.3*[.H155]/4096" office:value-type="float" office:value="1.7764892578125" calcext:value-type="float">
            <text:p>1.776489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6]*[.$Q$7]" office:value-type="float" office:value="3.1" calcext:value-type="float">
            <text:p>3.1</text:p>
          </table:table-cell>
          <table:table-cell office:value-type="float" office:value="155" calcext:value-type="float">
            <text:p>155</text:p>
          </table:table-cell>
          <table:table-cell office:value-type="float" office:value="1058" calcext:value-type="float">
            <text:p>1058</text:p>
          </table:table-cell>
          <table:table-cell office:value-type="float" office:value="903" calcext:value-type="float">
            <text:p>903</text:p>
          </table:table-cell>
          <table:table-cell office:value-type="float" office:value="2834" calcext:value-type="float">
            <text:p>2834</text:p>
          </table:table-cell>
          <table:table-cell office:value-type="float" office:value="2550" calcext:value-type="float">
            <text:p>2550</text:p>
          </table:table-cell>
          <table:table-cell office:value-type="float" office:value="2866" calcext:value-type="float">
            <text:p>2866</text:p>
          </table:table-cell>
          <table:table-cell office:value-type="float" office:value="2416" calcext:value-type="float">
            <text:p>2416</text:p>
          </table:table-cell>
          <table:table-cell table:formula="of:=3.3*[.C156]/4096" office:value-type="float" office:value="0.852392578125" calcext:value-type="float">
            <text:p>0.852392578125</text:p>
          </table:table-cell>
          <table:table-cell table:formula="of:=3.3*[.D156]/4096" office:value-type="float" office:value="0.7275146484375" calcext:value-type="float">
            <text:p>0.7275146484375</text:p>
          </table:table-cell>
          <table:table-cell table:formula="of:=3.3*[.E156]/4096" office:value-type="float" office:value="2.283251953125" calcext:value-type="float">
            <text:p>2.283251953125</text:p>
          </table:table-cell>
          <table:table-cell office:value-type="float" office:value="155" calcext:value-type="float">
            <text:p>155</text:p>
          </table:table-cell>
          <table:table-cell table:formula="of:=1000*[.L156]*[.$R$7]" office:value-type="float" office:value="3.1" calcext:value-type="float">
            <text:p>3.1</text:p>
          </table:table-cell>
          <table:table-cell table:formula="of:=3.3*[.F156]/4096" office:value-type="float" office:value="2.054443359375" calcext:value-type="float">
            <text:p>2.054443359375</text:p>
          </table:table-cell>
          <table:table-cell table:formula="of:=3.3*[.G156]/4096" office:value-type="float" office:value="2.309033203125" calcext:value-type="float">
            <text:p>2.309033203125</text:p>
          </table:table-cell>
          <table:table-cell table:formula="of:=3.3*[.H156]/4096" office:value-type="float" office:value="1.946484375" calcext:value-type="float">
            <text:p>1.9464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7]*[.$Q$7]" office:value-type="float" office:value="3.12" calcext:value-type="float">
            <text:p>3.12</text:p>
          </table:table-cell>
          <table:table-cell office:value-type="float" office:value="156" calcext:value-type="float">
            <text:p>156</text:p>
          </table:table-cell>
          <table:table-cell office:value-type="float" office:value="947" calcext:value-type="float">
            <text:p>947</text:p>
          </table:table-cell>
          <table:table-cell office:value-type="float" office:value="1024" calcext:value-type="float">
            <text:p>1024</text:p>
          </table:table-cell>
          <table:table-cell office:value-type="float" office:value="3436" calcext:value-type="float">
            <text:p>3436</text:p>
          </table:table-cell>
          <table:table-cell office:value-type="float" office:value="2382" calcext:value-type="float">
            <text:p>2382</text:p>
          </table:table-cell>
          <table:table-cell office:value-type="float" office:value="3327" calcext:value-type="float">
            <text:p>3327</text:p>
          </table:table-cell>
          <table:table-cell office:value-type="float" office:value="2171" calcext:value-type="float">
            <text:p>2171</text:p>
          </table:table-cell>
          <table:table-cell table:formula="of:=3.3*[.C157]/4096" office:value-type="float" office:value="0.7629638671875" calcext:value-type="float">
            <text:p>0.7629638671875</text:p>
          </table:table-cell>
          <table:table-cell table:formula="of:=3.3*[.D157]/4096" office:value-type="float" office:value="0.825" calcext:value-type="float">
            <text:p>0.825</text:p>
          </table:table-cell>
          <table:table-cell table:formula="of:=3.3*[.E157]/4096" office:value-type="float" office:value="2.76826171875" calcext:value-type="float">
            <text:p>2.76826171875</text:p>
          </table:table-cell>
          <table:table-cell office:value-type="float" office:value="156" calcext:value-type="float">
            <text:p>156</text:p>
          </table:table-cell>
          <table:table-cell table:formula="of:=1000*[.L157]*[.$R$7]" office:value-type="float" office:value="3.12" calcext:value-type="float">
            <text:p>3.12</text:p>
          </table:table-cell>
          <table:table-cell table:formula="of:=3.3*[.F157]/4096" office:value-type="float" office:value="1.919091796875" calcext:value-type="float">
            <text:p>1.919091796875</text:p>
          </table:table-cell>
          <table:table-cell table:formula="of:=3.3*[.G157]/4096" office:value-type="float" office:value="2.6804443359375" calcext:value-type="float">
            <text:p>2.6804443359375</text:p>
          </table:table-cell>
          <table:table-cell table:formula="of:=3.3*[.H157]/4096" office:value-type="float" office:value="1.7490966796875" calcext:value-type="float">
            <text:p>1.74909667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8]*[.$Q$7]" office:value-type="float" office:value="3.14" calcext:value-type="float">
            <text:p>3.14</text:p>
          </table:table-cell>
          <table:table-cell office:value-type="float" office:value="157" calcext:value-type="float">
            <text:p>157</text:p>
          </table:table-cell>
          <table:table-cell office:value-type="float" office:value="854" calcext:value-type="float">
            <text:p>854</text:p>
          </table:table-cell>
          <table:table-cell office:value-type="float" office:value="2612" calcext:value-type="float">
            <text:p>2612</text:p>
          </table:table-cell>
          <table:table-cell office:value-type="float" office:value="2173" calcext:value-type="float">
            <text:p>2173</text:p>
          </table:table-cell>
          <table:table-cell office:value-type="float" office:value="2209" calcext:value-type="float">
            <text:p>2209</text:p>
          </table:table-cell>
          <table:table-cell office:value-type="float" office:value="2074" calcext:value-type="float">
            <text:p>2074</text:p>
          </table:table-cell>
          <table:table-cell office:value-type="float" office:value="1811" calcext:value-type="float">
            <text:p>1811</text:p>
          </table:table-cell>
          <table:table-cell table:formula="of:=3.3*[.C158]/4096" office:value-type="float" office:value="0.688037109375" calcext:value-type="float">
            <text:p>0.688037109375</text:p>
          </table:table-cell>
          <table:table-cell table:formula="of:=3.3*[.D158]/4096" office:value-type="float" office:value="2.10439453125" calcext:value-type="float">
            <text:p>2.10439453125</text:p>
          </table:table-cell>
          <table:table-cell table:formula="of:=3.3*[.E158]/4096" office:value-type="float" office:value="1.7507080078125" calcext:value-type="float">
            <text:p>1.7507080078125</text:p>
          </table:table-cell>
          <table:table-cell office:value-type="float" office:value="157" calcext:value-type="float">
            <text:p>157</text:p>
          </table:table-cell>
          <table:table-cell table:formula="of:=1000*[.L158]*[.$R$7]" office:value-type="float" office:value="3.14" calcext:value-type="float">
            <text:p>3.14</text:p>
          </table:table-cell>
          <table:table-cell table:formula="of:=3.3*[.F158]/4096" office:value-type="float" office:value="1.7797119140625" calcext:value-type="float">
            <text:p>1.7797119140625</text:p>
          </table:table-cell>
          <table:table-cell table:formula="of:=3.3*[.G158]/4096" office:value-type="float" office:value="1.670947265625" calcext:value-type="float">
            <text:p>1.670947265625</text:p>
          </table:table-cell>
          <table:table-cell table:formula="of:=3.3*[.H158]/4096" office:value-type="float" office:value="1.4590576171875" calcext:value-type="float">
            <text:p>1.459057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59]*[.$Q$7]" office:value-type="float" office:value="3.16" calcext:value-type="float">
            <text:p>3.16</text:p>
          </table:table-cell>
          <table:table-cell office:value-type="float" office:value="158" calcext:value-type="float">
            <text:p>158</text:p>
          </table:table-cell>
          <table:table-cell office:value-type="float" office:value="780" calcext:value-type="float">
            <text:p>780</text:p>
          </table:table-cell>
          <table:table-cell office:value-type="float" office:value="3478" calcext:value-type="float">
            <text:p>3478</text:p>
          </table:table-cell>
          <table:table-cell office:value-type="float" office:value="790" calcext:value-type="float">
            <text:p>790</text:p>
          </table:table-cell>
          <table:table-cell office:value-type="float" office:value="2032" calcext:value-type="float">
            <text:p>2032</text:p>
          </table:table-cell>
          <table:table-cell office:value-type="float" office:value="841" calcext:value-type="float">
            <text:p>841</text:p>
          </table:table-cell>
          <table:table-cell office:value-type="float" office:value="1829" calcext:value-type="float">
            <text:p>1829</text:p>
          </table:table-cell>
          <table:table-cell table:formula="of:=3.3*[.C159]/4096" office:value-type="float" office:value="0.62841796875" calcext:value-type="float">
            <text:p>0.62841796875</text:p>
          </table:table-cell>
          <table:table-cell table:formula="of:=3.3*[.D159]/4096" office:value-type="float" office:value="2.802099609375" calcext:value-type="float">
            <text:p>2.802099609375</text:p>
          </table:table-cell>
          <table:table-cell table:formula="of:=3.3*[.E159]/4096" office:value-type="float" office:value="0.636474609375" calcext:value-type="float">
            <text:p>0.636474609375</text:p>
          </table:table-cell>
          <table:table-cell office:value-type="float" office:value="158" calcext:value-type="float">
            <text:p>158</text:p>
          </table:table-cell>
          <table:table-cell table:formula="of:=1000*[.L159]*[.$R$7]" office:value-type="float" office:value="3.16" calcext:value-type="float">
            <text:p>3.16</text:p>
          </table:table-cell>
          <table:table-cell table:formula="of:=3.3*[.F159]/4096" office:value-type="float" office:value="1.637109375" calcext:value-type="float">
            <text:p>1.637109375</text:p>
          </table:table-cell>
          <table:table-cell table:formula="of:=3.3*[.G159]/4096" office:value-type="float" office:value="0.6775634765625" calcext:value-type="float">
            <text:p>0.6775634765625</text:p>
          </table:table-cell>
          <table:table-cell table:formula="of:=3.3*[.H159]/4096" office:value-type="float" office:value="1.4735595703125" calcext:value-type="float">
            <text:p>1.473559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0]*[.$Q$7]" office:value-type="float" office:value="3.18" calcext:value-type="float">
            <text:p>3.18</text:p>
          </table:table-cell>
          <table:table-cell office:value-type="float" office:value="159" calcext:value-type="float">
            <text:p>159</text:p>
          </table:table-cell>
          <table:table-cell office:value-type="float" office:value="728" calcext:value-type="float">
            <text:p>728</text:p>
          </table:table-cell>
          <table:table-cell office:value-type="float" office:value="2416" calcext:value-type="float">
            <text:p>2416</text:p>
          </table:table-cell>
          <table:table-cell office:value-type="float" office:value="1195" calcext:value-type="float">
            <text:p>1195</text:p>
          </table:table-cell>
          <table:table-cell office:value-type="float" office:value="1859" calcext:value-type="float">
            <text:p>1859</text:p>
          </table:table-cell>
          <table:table-cell office:value-type="float" office:value="1330" calcext:value-type="float">
            <text:p>1330</text:p>
          </table:table-cell>
          <table:table-cell office:value-type="float" office:value="2205" calcext:value-type="float">
            <text:p>2205</text:p>
          </table:table-cell>
          <table:table-cell table:formula="of:=3.3*[.C160]/4096" office:value-type="float" office:value="0.5865234375" calcext:value-type="float">
            <text:p>0.5865234375</text:p>
          </table:table-cell>
          <table:table-cell table:formula="of:=3.3*[.D160]/4096" office:value-type="float" office:value="1.946484375" calcext:value-type="float">
            <text:p>1.946484375</text:p>
          </table:table-cell>
          <table:table-cell table:formula="of:=3.3*[.E160]/4096" office:value-type="float" office:value="0.9627685546875" calcext:value-type="float">
            <text:p>0.9627685546875</text:p>
          </table:table-cell>
          <table:table-cell office:value-type="float" office:value="159" calcext:value-type="float">
            <text:p>159</text:p>
          </table:table-cell>
          <table:table-cell table:formula="of:=1000*[.L160]*[.$R$7]" office:value-type="float" office:value="3.18" calcext:value-type="float">
            <text:p>3.18</text:p>
          </table:table-cell>
          <table:table-cell table:formula="of:=3.3*[.F160]/4096" office:value-type="float" office:value="1.4977294921875" calcext:value-type="float">
            <text:p>1.4977294921875</text:p>
          </table:table-cell>
          <table:table-cell table:formula="of:=3.3*[.G160]/4096" office:value-type="float" office:value="1.071533203125" calcext:value-type="float">
            <text:p>1.071533203125</text:p>
          </table:table-cell>
          <table:table-cell table:formula="of:=3.3*[.H160]/4096" office:value-type="float" office:value="1.7764892578125" calcext:value-type="float">
            <text:p>1.776489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1]*[.$Q$7]" office:value-type="float" office:value="3.2" calcext:value-type="float">
            <text:p>3.2</text:p>
          </table:table-cell>
          <table:table-cell office:value-type="float" office:value="160" calcext:value-type="float">
            <text:p>160</text:p>
          </table:table-cell>
          <table:table-cell office:value-type="float" office:value="698" calcext:value-type="float">
            <text:p>698</text:p>
          </table:table-cell>
          <table:table-cell office:value-type="float" office:value="897" calcext:value-type="float">
            <text:p>897</text:p>
          </table:table-cell>
          <table:table-cell office:value-type="float" office:value="2835" calcext:value-type="float">
            <text:p>2835</text:p>
          </table:table-cell>
          <table:table-cell office:value-type="float" office:value="1689" calcext:value-type="float">
            <text:p>1689</text:p>
          </table:table-cell>
          <table:table-cell office:value-type="float" office:value="2866" calcext:value-type="float">
            <text:p>2866</text:p>
          </table:table-cell>
          <table:table-cell office:value-type="float" office:value="2412" calcext:value-type="float">
            <text:p>2412</text:p>
          </table:table-cell>
          <table:table-cell table:formula="of:=3.3*[.C161]/4096" office:value-type="float" office:value="0.562353515625" calcext:value-type="float">
            <text:p>0.562353515625</text:p>
          </table:table-cell>
          <table:table-cell table:formula="of:=3.3*[.D161]/4096" office:value-type="float" office:value="0.7226806640625" calcext:value-type="float">
            <text:p>0.7226806640625</text:p>
          </table:table-cell>
          <table:table-cell table:formula="of:=3.3*[.E161]/4096" office:value-type="float" office:value="2.2840576171875" calcext:value-type="float">
            <text:p>2.2840576171875</text:p>
          </table:table-cell>
          <table:table-cell office:value-type="float" office:value="160" calcext:value-type="float">
            <text:p>160</text:p>
          </table:table-cell>
          <table:table-cell table:formula="of:=1000*[.L161]*[.$R$7]" office:value-type="float" office:value="3.2" calcext:value-type="float">
            <text:p>3.2</text:p>
          </table:table-cell>
          <table:table-cell table:formula="of:=3.3*[.F161]/4096" office:value-type="float" office:value="1.3607666015625" calcext:value-type="float">
            <text:p>1.3607666015625</text:p>
          </table:table-cell>
          <table:table-cell table:formula="of:=3.3*[.G161]/4096" office:value-type="float" office:value="2.309033203125" calcext:value-type="float">
            <text:p>2.309033203125</text:p>
          </table:table-cell>
          <table:table-cell table:formula="of:=3.3*[.H16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2]*[.$Q$7]" office:value-type="float" office:value="3.22" calcext:value-type="float">
            <text:p>3.22</text:p>
          </table:table-cell>
          <table:table-cell office:value-type="float" office:value="161" calcext:value-type="float">
            <text:p>161</text:p>
          </table:table-cell>
          <table:table-cell office:value-type="float" office:value="685" calcext:value-type="float">
            <text:p>685</text:p>
          </table:table-cell>
          <table:table-cell office:value-type="float" office:value="1016" calcext:value-type="float">
            <text:p>1016</text:p>
          </table:table-cell>
          <table:table-cell office:value-type="float" office:value="3438" calcext:value-type="float">
            <text:p>3438</text:p>
          </table:table-cell>
          <table:table-cell office:value-type="float" office:value="1524" calcext:value-type="float">
            <text:p>1524</text:p>
          </table:table-cell>
          <table:table-cell office:value-type="float" office:value="3325" calcext:value-type="float">
            <text:p>3325</text:p>
          </table:table-cell>
          <table:table-cell office:value-type="float" office:value="2170" calcext:value-type="float">
            <text:p>2170</text:p>
          </table:table-cell>
          <table:table-cell table:formula="of:=3.3*[.C162]/4096" office:value-type="float" office:value="0.5518798828125" calcext:value-type="float">
            <text:p>0.5518798828125</text:p>
          </table:table-cell>
          <table:table-cell table:formula="of:=3.3*[.D162]/4096" office:value-type="float" office:value="0.8185546875" calcext:value-type="float">
            <text:p>0.8185546875</text:p>
          </table:table-cell>
          <table:table-cell table:formula="of:=3.3*[.E162]/4096" office:value-type="float" office:value="2.769873046875" calcext:value-type="float">
            <text:p>2.769873046875</text:p>
          </table:table-cell>
          <table:table-cell office:value-type="float" office:value="161" calcext:value-type="float">
            <text:p>161</text:p>
          </table:table-cell>
          <table:table-cell table:formula="of:=1000*[.L162]*[.$R$7]" office:value-type="float" office:value="3.22" calcext:value-type="float">
            <text:p>3.22</text:p>
          </table:table-cell>
          <table:table-cell table:formula="of:=3.3*[.F162]/4096" office:value-type="float" office:value="1.22783203125" calcext:value-type="float">
            <text:p>1.22783203125</text:p>
          </table:table-cell>
          <table:table-cell table:formula="of:=3.3*[.G162]/4096" office:value-type="float" office:value="2.6788330078125" calcext:value-type="float">
            <text:p>2.6788330078125</text:p>
          </table:table-cell>
          <table:table-cell table:formula="of:=3.3*[.H162]/4096" office:value-type="float" office:value="1.748291015625" calcext:value-type="float">
            <text:p>1.748291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3]*[.$Q$7]" office:value-type="float" office:value="3.24" calcext:value-type="float">
            <text:p>3.24</text:p>
          </table:table-cell>
          <table:table-cell office:value-type="float" office:value="162" calcext:value-type="float">
            <text:p>162</text:p>
          </table:table-cell>
          <table:table-cell office:value-type="float" office:value="702" calcext:value-type="float">
            <text:p>702</text:p>
          </table:table-cell>
          <table:table-cell office:value-type="float" office:value="2617" calcext:value-type="float">
            <text:p>2617</text:p>
          </table:table-cell>
          <table:table-cell office:value-type="float" office:value="2169" calcext:value-type="float">
            <text:p>2169</text:p>
          </table:table-cell>
          <table:table-cell office:value-type="float" office:value="1369" calcext:value-type="float">
            <text:p>1369</text:p>
          </table:table-cell>
          <table:table-cell office:value-type="float" office:value="2075" calcext:value-type="float">
            <text:p>2075</text:p>
          </table:table-cell>
          <table:table-cell office:value-type="float" office:value="1810" calcext:value-type="float">
            <text:p>1810</text:p>
          </table:table-cell>
          <table:table-cell table:formula="of:=3.3*[.C163]/4096" office:value-type="float" office:value="0.565576171875" calcext:value-type="float">
            <text:p>0.565576171875</text:p>
          </table:table-cell>
          <table:table-cell table:formula="of:=3.3*[.D163]/4096" office:value-type="float" office:value="2.1084228515625" calcext:value-type="float">
            <text:p>2.1084228515625</text:p>
          </table:table-cell>
          <table:table-cell table:formula="of:=3.3*[.E163]/4096" office:value-type="float" office:value="1.7474853515625" calcext:value-type="float">
            <text:p>1.7474853515625</text:p>
          </table:table-cell>
          <table:table-cell office:value-type="float" office:value="162" calcext:value-type="float">
            <text:p>162</text:p>
          </table:table-cell>
          <table:table-cell table:formula="of:=1000*[.L163]*[.$R$7]" office:value-type="float" office:value="3.24" calcext:value-type="float">
            <text:p>3.24</text:p>
          </table:table-cell>
          <table:table-cell table:formula="of:=3.3*[.F163]/4096" office:value-type="float" office:value="1.1029541015625" calcext:value-type="float">
            <text:p>1.1029541015625</text:p>
          </table:table-cell>
          <table:table-cell table:formula="of:=3.3*[.G163]/4096" office:value-type="float" office:value="1.6717529296875" calcext:value-type="float">
            <text:p>1.6717529296875</text:p>
          </table:table-cell>
          <table:table-cell table:formula="of:=3.3*[.H163]/4096" office:value-type="float" office:value="1.458251953125" calcext:value-type="float">
            <text:p>1.458251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4]*[.$Q$7]" office:value-type="float" office:value="3.26" calcext:value-type="float">
            <text:p>3.26</text:p>
          </table:table-cell>
          <table:table-cell office:value-type="float" office:value="163" calcext:value-type="float">
            <text:p>163</text:p>
          </table:table-cell>
          <table:table-cell office:value-type="float" office:value="736" calcext:value-type="float">
            <text:p>736</text:p>
          </table:table-cell>
          <table:table-cell office:value-type="float" office:value="3482" calcext:value-type="float">
            <text:p>3482</text:p>
          </table:table-cell>
          <table:table-cell office:value-type="float" office:value="786" calcext:value-type="float">
            <text:p>786</text:p>
          </table:table-cell>
          <table:table-cell office:value-type="float" office:value="1225" calcext:value-type="float">
            <text:p>1225</text:p>
          </table:table-cell>
          <table:table-cell office:value-type="float" office:value="840" calcext:value-type="float">
            <text:p>840</text:p>
          </table:table-cell>
          <table:table-cell office:value-type="float" office:value="1831" calcext:value-type="float">
            <text:p>1831</text:p>
          </table:table-cell>
          <table:table-cell table:formula="of:=3.3*[.C164]/4096" office:value-type="float" office:value="0.59296875" calcext:value-type="float">
            <text:p>0.59296875</text:p>
          </table:table-cell>
          <table:table-cell table:formula="of:=3.3*[.D164]/4096" office:value-type="float" office:value="2.805322265625" calcext:value-type="float">
            <text:p>2.805322265625</text:p>
          </table:table-cell>
          <table:table-cell table:formula="of:=3.3*[.E164]/4096" office:value-type="float" office:value="0.633251953125" calcext:value-type="float">
            <text:p>0.633251953125</text:p>
          </table:table-cell>
          <table:table-cell office:value-type="float" office:value="163" calcext:value-type="float">
            <text:p>163</text:p>
          </table:table-cell>
          <table:table-cell table:formula="of:=1000*[.L164]*[.$R$7]" office:value-type="float" office:value="3.26" calcext:value-type="float">
            <text:p>3.26</text:p>
          </table:table-cell>
          <table:table-cell table:formula="of:=3.3*[.F164]/4096" office:value-type="float" office:value="0.9869384765625" calcext:value-type="float">
            <text:p>0.9869384765625</text:p>
          </table:table-cell>
          <table:table-cell table:formula="of:=3.3*[.G164]/4096" office:value-type="float" office:value="0.6767578125" calcext:value-type="float">
            <text:p>0.6767578125</text:p>
          </table:table-cell>
          <table:table-cell table:formula="of:=3.3*[.H164]/4096" office:value-type="float" office:value="1.4751708984375" calcext:value-type="float">
            <text:p>1.47517089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5]*[.$Q$7]" office:value-type="float" office:value="3.28" calcext:value-type="float">
            <text:p>3.28</text:p>
          </table:table-cell>
          <table:table-cell office:value-type="float" office:value="164" calcext:value-type="float">
            <text:p>164</text:p>
          </table:table-cell>
          <table:table-cell office:value-type="float" office:value="790" calcext:value-type="float">
            <text:p>790</text:p>
          </table:table-cell>
          <table:table-cell office:value-type="float" office:value="2415" calcext:value-type="float">
            <text:p>2415</text:p>
          </table:table-cell>
          <table:table-cell office:value-type="float" office:value="1201" calcext:value-type="float">
            <text:p>1201</text:p>
          </table:table-cell>
          <table:table-cell office:value-type="float" office:value="1093" calcext:value-type="float">
            <text:p>1093</text:p>
          </table:table-cell>
          <table:table-cell office:value-type="float" office:value="1329" calcext:value-type="float">
            <text:p>1329</text:p>
          </table:table-cell>
          <table:table-cell office:value-type="float" office:value="2204" calcext:value-type="float">
            <text:p>2204</text:p>
          </table:table-cell>
          <table:table-cell table:formula="of:=3.3*[.C165]/4096" office:value-type="float" office:value="0.636474609375" calcext:value-type="float">
            <text:p>0.636474609375</text:p>
          </table:table-cell>
          <table:table-cell table:formula="of:=3.3*[.D165]/4096" office:value-type="float" office:value="1.9456787109375" calcext:value-type="float">
            <text:p>1.9456787109375</text:p>
          </table:table-cell>
          <table:table-cell table:formula="of:=3.3*[.E165]/4096" office:value-type="float" office:value="0.9676025390625" calcext:value-type="float">
            <text:p>0.9676025390625</text:p>
          </table:table-cell>
          <table:table-cell office:value-type="float" office:value="164" calcext:value-type="float">
            <text:p>164</text:p>
          </table:table-cell>
          <table:table-cell table:formula="of:=1000*[.L165]*[.$R$7]" office:value-type="float" office:value="3.28" calcext:value-type="float">
            <text:p>3.28</text:p>
          </table:table-cell>
          <table:table-cell table:formula="of:=3.3*[.F165]/4096" office:value-type="float" office:value="0.8805908203125" calcext:value-type="float">
            <text:p>0.8805908203125</text:p>
          </table:table-cell>
          <table:table-cell table:formula="of:=3.3*[.G165]/4096" office:value-type="float" office:value="1.0707275390625" calcext:value-type="float">
            <text:p>1.0707275390625</text:p>
          </table:table-cell>
          <table:table-cell table:formula="of:=3.3*[.H165]/4096" office:value-type="float" office:value="1.77568359375" calcext:value-type="float">
            <text:p>1.775683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6]*[.$Q$7]" office:value-type="float" office:value="3.3" calcext:value-type="float">
            <text:p>3.3</text:p>
          </table:table-cell>
          <table:table-cell office:value-type="float" office:value="165" calcext:value-type="float">
            <text:p>165</text:p>
          </table:table-cell>
          <table:table-cell office:value-type="float" office:value="871" calcext:value-type="float">
            <text:p>871</text:p>
          </table:table-cell>
          <table:table-cell office:value-type="float" office:value="900" calcext:value-type="float">
            <text:p>900</text:p>
          </table:table-cell>
          <table:table-cell office:value-type="float" office:value="2837" calcext:value-type="float">
            <text:p>2837</text:p>
          </table:table-cell>
          <table:table-cell office:value-type="float" office:value="979" calcext:value-type="float">
            <text:p>979</text:p>
          </table:table-cell>
          <table:table-cell office:value-type="float" office:value="2864" calcext:value-type="float">
            <text:p>2864</text:p>
          </table:table-cell>
          <table:table-cell office:value-type="float" office:value="2415" calcext:value-type="float">
            <text:p>2415</text:p>
          </table:table-cell>
          <table:table-cell table:formula="of:=3.3*[.C166]/4096" office:value-type="float" office:value="0.7017333984375" calcext:value-type="float">
            <text:p>0.7017333984375</text:p>
          </table:table-cell>
          <table:table-cell table:formula="of:=3.3*[.D166]/4096" office:value-type="float" office:value="0.72509765625" calcext:value-type="float">
            <text:p>0.72509765625</text:p>
          </table:table-cell>
          <table:table-cell table:formula="of:=3.3*[.E166]/4096" office:value-type="float" office:value="2.2856689453125" calcext:value-type="float">
            <text:p>2.2856689453125</text:p>
          </table:table-cell>
          <table:table-cell office:value-type="float" office:value="165" calcext:value-type="float">
            <text:p>165</text:p>
          </table:table-cell>
          <table:table-cell table:formula="of:=1000*[.L166]*[.$R$7]" office:value-type="float" office:value="3.3" calcext:value-type="float">
            <text:p>3.3</text:p>
          </table:table-cell>
          <table:table-cell table:formula="of:=3.3*[.F166]/4096" office:value-type="float" office:value="0.7887451171875" calcext:value-type="float">
            <text:p>0.7887451171875</text:p>
          </table:table-cell>
          <table:table-cell table:formula="of:=3.3*[.G166]/4096" office:value-type="float" office:value="2.307421875" calcext:value-type="float">
            <text:p>2.307421875</text:p>
          </table:table-cell>
          <table:table-cell table:formula="of:=3.3*[.H166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7]*[.$Q$7]" office:value-type="float" office:value="3.32" calcext:value-type="float">
            <text:p>3.32</text:p>
          </table:table-cell>
          <table:table-cell office:value-type="float" office:value="166" calcext:value-type="float">
            <text:p>166</text:p>
          </table:table-cell>
          <table:table-cell office:value-type="float" office:value="966" calcext:value-type="float">
            <text:p>966</text:p>
          </table:table-cell>
          <table:table-cell office:value-type="float" office:value="1021" calcext:value-type="float">
            <text:p>1021</text:p>
          </table:table-cell>
          <table:table-cell office:value-type="float" office:value="3438" calcext:value-type="float">
            <text:p>3438</text:p>
          </table:table-cell>
          <table:table-cell office:value-type="float" office:value="879" calcext:value-type="float">
            <text:p>879</text:p>
          </table:table-cell>
          <table:table-cell office:value-type="float" office:value="3325" calcext:value-type="float">
            <text:p>3325</text:p>
          </table:table-cell>
          <table:table-cell office:value-type="float" office:value="2171" calcext:value-type="float">
            <text:p>2171</text:p>
          </table:table-cell>
          <table:table-cell table:formula="of:=3.3*[.C167]/4096" office:value-type="float" office:value="0.778271484375" calcext:value-type="float">
            <text:p>0.778271484375</text:p>
          </table:table-cell>
          <table:table-cell table:formula="of:=3.3*[.D167]/4096" office:value-type="float" office:value="0.8225830078125" calcext:value-type="float">
            <text:p>0.8225830078125</text:p>
          </table:table-cell>
          <table:table-cell table:formula="of:=3.3*[.E167]/4096" office:value-type="float" office:value="2.769873046875" calcext:value-type="float">
            <text:p>2.769873046875</text:p>
          </table:table-cell>
          <table:table-cell office:value-type="float" office:value="166" calcext:value-type="float">
            <text:p>166</text:p>
          </table:table-cell>
          <table:table-cell table:formula="of:=1000*[.L167]*[.$R$7]" office:value-type="float" office:value="3.32" calcext:value-type="float">
            <text:p>3.32</text:p>
          </table:table-cell>
          <table:table-cell table:formula="of:=3.3*[.F167]/4096" office:value-type="float" office:value="0.7081787109375" calcext:value-type="float">
            <text:p>0.7081787109375</text:p>
          </table:table-cell>
          <table:table-cell table:formula="of:=3.3*[.G167]/4096" office:value-type="float" office:value="2.6788330078125" calcext:value-type="float">
            <text:p>2.6788330078125</text:p>
          </table:table-cell>
          <table:table-cell table:formula="of:=3.3*[.H167]/4096" office:value-type="float" office:value="1.7490966796875" calcext:value-type="float">
            <text:p>1.74909667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8]*[.$Q$7]" office:value-type="float" office:value="3.34" calcext:value-type="float">
            <text:p>3.34</text:p>
          </table:table-cell>
          <table:table-cell office:value-type="float" office:value="167" calcext:value-type="float">
            <text:p>167</text:p>
          </table:table-cell>
          <table:table-cell office:value-type="float" office:value="1079" calcext:value-type="float">
            <text:p>1079</text:p>
          </table:table-cell>
          <table:table-cell office:value-type="float" office:value="2617" calcext:value-type="float">
            <text:p>2617</text:p>
          </table:table-cell>
          <table:table-cell office:value-type="float" office:value="2166" calcext:value-type="float">
            <text:p>2166</text:p>
          </table:table-cell>
          <table:table-cell office:value-type="float" office:value="802" calcext:value-type="float">
            <text:p>802</text:p>
          </table:table-cell>
          <table:table-cell office:value-type="float" office:value="2075" calcext:value-type="float">
            <text:p>2075</text:p>
          </table:table-cell>
          <table:table-cell office:value-type="float" office:value="1809" calcext:value-type="float">
            <text:p>1809</text:p>
          </table:table-cell>
          <table:table-cell table:formula="of:=3.3*[.C168]/4096" office:value-type="float" office:value="0.8693115234375" calcext:value-type="float">
            <text:p>0.8693115234375</text:p>
          </table:table-cell>
          <table:table-cell table:formula="of:=3.3*[.D168]/4096" office:value-type="float" office:value="2.1084228515625" calcext:value-type="float">
            <text:p>2.1084228515625</text:p>
          </table:table-cell>
          <table:table-cell table:formula="of:=3.3*[.E168]/4096" office:value-type="float" office:value="1.745068359375" calcext:value-type="float">
            <text:p>1.745068359375</text:p>
          </table:table-cell>
          <table:table-cell office:value-type="float" office:value="167" calcext:value-type="float">
            <text:p>167</text:p>
          </table:table-cell>
          <table:table-cell table:formula="of:=1000*[.L168]*[.$R$7]" office:value-type="float" office:value="3.34" calcext:value-type="float">
            <text:p>3.34</text:p>
          </table:table-cell>
          <table:table-cell table:formula="of:=3.3*[.F168]/4096" office:value-type="float" office:value="0.646142578125" calcext:value-type="float">
            <text:p>0.646142578125</text:p>
          </table:table-cell>
          <table:table-cell table:formula="of:=3.3*[.G168]/4096" office:value-type="float" office:value="1.6717529296875" calcext:value-type="float">
            <text:p>1.6717529296875</text:p>
          </table:table-cell>
          <table:table-cell table:formula="of:=3.3*[.H168]/4096" office:value-type="float" office:value="1.4574462890625" calcext:value-type="float">
            <text:p>1.457446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69]*[.$Q$7]" office:value-type="float" office:value="3.36" calcext:value-type="float">
            <text:p>3.36</text:p>
          </table:table-cell>
          <table:table-cell office:value-type="float" office:value="168" calcext:value-type="float">
            <text:p>168</text:p>
          </table:table-cell>
          <table:table-cell office:value-type="float" office:value="1209" calcext:value-type="float">
            <text:p>1209</text:p>
          </table:table-cell>
          <table:table-cell office:value-type="float" office:value="3479" calcext:value-type="float">
            <text:p>3479</text:p>
          </table:table-cell>
          <table:table-cell office:value-type="float" office:value="782" calcext:value-type="float">
            <text:p>782</text:p>
          </table:table-cell>
          <table:table-cell office:value-type="float" office:value="743" calcext:value-type="float">
            <text:p>743</text:p>
          </table:table-cell>
          <table:table-cell office:value-type="float" office:value="839" calcext:value-type="float">
            <text:p>839</text:p>
          </table:table-cell>
          <table:table-cell office:value-type="float" office:value="1832" calcext:value-type="float">
            <text:p>1832</text:p>
          </table:table-cell>
          <table:table-cell table:formula="of:=3.3*[.C169]/4096" office:value-type="float" office:value="0.9740478515625" calcext:value-type="float">
            <text:p>0.9740478515625</text:p>
          </table:table-cell>
          <table:table-cell table:formula="of:=3.3*[.D169]/4096" office:value-type="float" office:value="2.8029052734375" calcext:value-type="float">
            <text:p>2.8029052734375</text:p>
          </table:table-cell>
          <table:table-cell table:formula="of:=3.3*[.E169]/4096" office:value-type="float" office:value="0.630029296875" calcext:value-type="float">
            <text:p>0.630029296875</text:p>
          </table:table-cell>
          <table:table-cell office:value-type="float" office:value="168" calcext:value-type="float">
            <text:p>168</text:p>
          </table:table-cell>
          <table:table-cell table:formula="of:=1000*[.L169]*[.$R$7]" office:value-type="float" office:value="3.36" calcext:value-type="float">
            <text:p>3.36</text:p>
          </table:table-cell>
          <table:table-cell table:formula="of:=3.3*[.F169]/4096" office:value-type="float" office:value="0.5986083984375" calcext:value-type="float">
            <text:p>0.5986083984375</text:p>
          </table:table-cell>
          <table:table-cell table:formula="of:=3.3*[.G169]/4096" office:value-type="float" office:value="0.6759521484375" calcext:value-type="float">
            <text:p>0.6759521484375</text:p>
          </table:table-cell>
          <table:table-cell table:formula="of:=3.3*[.H169]/4096" office:value-type="float" office:value="1.4759765625" calcext:value-type="float">
            <text:p>1.4759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0]*[.$Q$7]" office:value-type="float" office:value="3.38" calcext:value-type="float">
            <text:p>3.38</text:p>
          </table:table-cell>
          <table:table-cell office:value-type="float" office:value="169" calcext:value-type="float">
            <text:p>169</text:p>
          </table:table-cell>
          <table:table-cell office:value-type="float" office:value="1351" calcext:value-type="float">
            <text:p>1351</text:p>
          </table:table-cell>
          <table:table-cell office:value-type="float" office:value="2417" calcext:value-type="float">
            <text:p>2417</text:p>
          </table:table-cell>
          <table:table-cell office:value-type="float" office:value="1201" calcext:value-type="float">
            <text:p>1201</text:p>
          </table:table-cell>
          <table:table-cell office:value-type="float" office:value="706" calcext:value-type="float">
            <text:p>706</text:p>
          </table:table-cell>
          <table:table-cell office:value-type="float" office:value="1327" calcext:value-type="float">
            <text:p>1327</text:p>
          </table:table-cell>
          <table:table-cell office:value-type="float" office:value="2205" calcext:value-type="float">
            <text:p>2205</text:p>
          </table:table-cell>
          <table:table-cell table:formula="of:=3.3*[.C170]/4096" office:value-type="float" office:value="1.0884521484375" calcext:value-type="float">
            <text:p>1.0884521484375</text:p>
          </table:table-cell>
          <table:table-cell table:formula="of:=3.3*[.D170]/4096" office:value-type="float" office:value="1.9472900390625" calcext:value-type="float">
            <text:p>1.9472900390625</text:p>
          </table:table-cell>
          <table:table-cell table:formula="of:=3.3*[.E170]/4096" office:value-type="float" office:value="0.9676025390625" calcext:value-type="float">
            <text:p>0.9676025390625</text:p>
          </table:table-cell>
          <table:table-cell office:value-type="float" office:value="169" calcext:value-type="float">
            <text:p>169</text:p>
          </table:table-cell>
          <table:table-cell table:formula="of:=1000*[.L170]*[.$R$7]" office:value-type="float" office:value="3.38" calcext:value-type="float">
            <text:p>3.38</text:p>
          </table:table-cell>
          <table:table-cell table:formula="of:=3.3*[.F170]/4096" office:value-type="float" office:value="0.568798828125" calcext:value-type="float">
            <text:p>0.568798828125</text:p>
          </table:table-cell>
          <table:table-cell table:formula="of:=3.3*[.G170]/4096" office:value-type="float" office:value="1.0691162109375" calcext:value-type="float">
            <text:p>1.0691162109375</text:p>
          </table:table-cell>
          <table:table-cell table:formula="of:=3.3*[.H170]/4096" office:value-type="float" office:value="1.7764892578125" calcext:value-type="float">
            <text:p>1.776489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1]*[.$Q$7]" office:value-type="float" office:value="3.4" calcext:value-type="float">
            <text:p>3.4</text:p>
          </table:table-cell>
          <table:table-cell office:value-type="float" office:value="170" calcext:value-type="float">
            <text:p>170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office:value-type="float" office:value="2843" calcext:value-type="float">
            <text:p>2843</text:p>
          </table:table-cell>
          <table:table-cell office:value-type="float" office:value="691" calcext:value-type="float">
            <text:p>691</text:p>
          </table:table-cell>
          <table:table-cell office:value-type="float" office:value="2864" calcext:value-type="float">
            <text:p>2864</text:p>
          </table:table-cell>
          <table:table-cell office:value-type="float" office:value="2414" calcext:value-type="float">
            <text:p>2414</text:p>
          </table:table-cell>
          <table:table-cell table:formula="of:=3.3*[.C171]/4096" office:value-type="float" office:value="1.213330078125" calcext:value-type="float">
            <text:p>1.213330078125</text:p>
          </table:table-cell>
          <table:table-cell table:formula="of:=3.3*[.D171]/4096" office:value-type="float" office:value="0.723486328125" calcext:value-type="float">
            <text:p>0.723486328125</text:p>
          </table:table-cell>
          <table:table-cell table:formula="of:=3.3*[.E171]/4096" office:value-type="float" office:value="2.2905029296875" calcext:value-type="float">
            <text:p>2.2905029296875</text:p>
          </table:table-cell>
          <table:table-cell office:value-type="float" office:value="170" calcext:value-type="float">
            <text:p>170</text:p>
          </table:table-cell>
          <table:table-cell table:formula="of:=1000*[.L171]*[.$R$7]" office:value-type="float" office:value="3.4" calcext:value-type="float">
            <text:p>3.4</text:p>
          </table:table-cell>
          <table:table-cell table:formula="of:=3.3*[.F171]/4096" office:value-type="float" office:value="0.5567138671875" calcext:value-type="float">
            <text:p>0.5567138671875</text:p>
          </table:table-cell>
          <table:table-cell table:formula="of:=3.3*[.G171]/4096" office:value-type="float" office:value="2.307421875" calcext:value-type="float">
            <text:p>2.307421875</text:p>
          </table:table-cell>
          <table:table-cell table:formula="of:=3.3*[.H17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2]*[.$Q$7]" office:value-type="float" office:value="3.42" calcext:value-type="float">
            <text:p>3.42</text:p>
          </table:table-cell>
          <table:table-cell office:value-type="float" office:value="171" calcext:value-type="float">
            <text:p>171</text:p>
          </table:table-cell>
          <table:table-cell office:value-type="float" office:value="1668" calcext:value-type="float">
            <text:p>1668</text:p>
          </table:table-cell>
          <table:table-cell office:value-type="float" office:value="1018" calcext:value-type="float">
            <text:p>1018</text:p>
          </table:table-cell>
          <table:table-cell office:value-type="float" office:value="3436" calcext:value-type="float">
            <text:p>3436</text:p>
          </table:table-cell>
          <table:table-cell office:value-type="float" office:value="698" calcext:value-type="float">
            <text:p>698</text:p>
          </table:table-cell>
          <table:table-cell office:value-type="float" office:value="3325" calcext:value-type="float">
            <text:p>3325</text:p>
          </table:table-cell>
          <table:table-cell office:value-type="float" office:value="2170" calcext:value-type="float">
            <text:p>2170</text:p>
          </table:table-cell>
          <table:table-cell table:formula="of:=3.3*[.C172]/4096" office:value-type="float" office:value="1.34384765625" calcext:value-type="float">
            <text:p>1.34384765625</text:p>
          </table:table-cell>
          <table:table-cell table:formula="of:=3.3*[.D172]/4096" office:value-type="float" office:value="0.820166015625" calcext:value-type="float">
            <text:p>0.820166015625</text:p>
          </table:table-cell>
          <table:table-cell table:formula="of:=3.3*[.E172]/4096" office:value-type="float" office:value="2.76826171875" calcext:value-type="float">
            <text:p>2.76826171875</text:p>
          </table:table-cell>
          <table:table-cell office:value-type="float" office:value="171" calcext:value-type="float">
            <text:p>171</text:p>
          </table:table-cell>
          <table:table-cell table:formula="of:=1000*[.L172]*[.$R$7]" office:value-type="float" office:value="3.42" calcext:value-type="float">
            <text:p>3.42</text:p>
          </table:table-cell>
          <table:table-cell table:formula="of:=3.3*[.F172]/4096" office:value-type="float" office:value="0.562353515625" calcext:value-type="float">
            <text:p>0.562353515625</text:p>
          </table:table-cell>
          <table:table-cell table:formula="of:=3.3*[.G172]/4096" office:value-type="float" office:value="2.6788330078125" calcext:value-type="float">
            <text:p>2.6788330078125</text:p>
          </table:table-cell>
          <table:table-cell table:formula="of:=3.3*[.H172]/4096" office:value-type="float" office:value="1.748291015625" calcext:value-type="float">
            <text:p>1.748291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3]*[.$Q$7]" office:value-type="float" office:value="3.44" calcext:value-type="float">
            <text:p>3.44</text:p>
          </table:table-cell>
          <table:table-cell office:value-type="float" office:value="172" calcext:value-type="float">
            <text:p>172</text:p>
          </table:table-cell>
          <table:table-cell office:value-type="float" office:value="1846" calcext:value-type="float">
            <text:p>1846</text:p>
          </table:table-cell>
          <table:table-cell office:value-type="float" office:value="2613" calcext:value-type="float">
            <text:p>2613</text:p>
          </table:table-cell>
          <table:table-cell office:value-type="float" office:value="2165" calcext:value-type="float">
            <text:p>2165</text:p>
          </table:table-cell>
          <table:table-cell office:value-type="float" office:value="726" calcext:value-type="float">
            <text:p>726</text:p>
          </table:table-cell>
          <table:table-cell office:value-type="float" office:value="2075" calcext:value-type="float">
            <text:p>2075</text:p>
          </table:table-cell>
          <table:table-cell office:value-type="float" office:value="1809" calcext:value-type="float">
            <text:p>1809</text:p>
          </table:table-cell>
          <table:table-cell table:formula="of:=3.3*[.C173]/4096" office:value-type="float" office:value="1.487255859375" calcext:value-type="float">
            <text:p>1.487255859375</text:p>
          </table:table-cell>
          <table:table-cell table:formula="of:=3.3*[.D173]/4096" office:value-type="float" office:value="2.1052001953125" calcext:value-type="float">
            <text:p>2.1052001953125</text:p>
          </table:table-cell>
          <table:table-cell table:formula="of:=3.3*[.E173]/4096" office:value-type="float" office:value="1.7442626953125" calcext:value-type="float">
            <text:p>1.7442626953125</text:p>
          </table:table-cell>
          <table:table-cell office:value-type="float" office:value="172" calcext:value-type="float">
            <text:p>172</text:p>
          </table:table-cell>
          <table:table-cell table:formula="of:=1000*[.L173]*[.$R$7]" office:value-type="float" office:value="3.44" calcext:value-type="float">
            <text:p>3.44</text:p>
          </table:table-cell>
          <table:table-cell table:formula="of:=3.3*[.F173]/4096" office:value-type="float" office:value="0.584912109375" calcext:value-type="float">
            <text:p>0.584912109375</text:p>
          </table:table-cell>
          <table:table-cell table:formula="of:=3.3*[.G173]/4096" office:value-type="float" office:value="1.6717529296875" calcext:value-type="float">
            <text:p>1.6717529296875</text:p>
          </table:table-cell>
          <table:table-cell table:formula="of:=3.3*[.H173]/4096" office:value-type="float" office:value="1.4574462890625" calcext:value-type="float">
            <text:p>1.457446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4]*[.$Q$7]" office:value-type="float" office:value="3.46" calcext:value-type="float">
            <text:p>3.46</text:p>
          </table:table-cell>
          <table:table-cell office:value-type="float" office:value="173" calcext:value-type="float">
            <text:p>173</text:p>
          </table:table-cell>
          <table:table-cell office:value-type="float" office:value="2014" calcext:value-type="float">
            <text:p>2014</text:p>
          </table:table-cell>
          <table:table-cell office:value-type="float" office:value="3478" calcext:value-type="float">
            <text:p>3478</text:p>
          </table:table-cell>
          <table:table-cell office:value-type="float" office:value="786" calcext:value-type="float">
            <text:p>786</text:p>
          </table:table-cell>
          <table:table-cell office:value-type="float" office:value="777" calcext:value-type="float">
            <text:p>777</text:p>
          </table:table-cell>
          <table:table-cell office:value-type="float" office:value="840" calcext:value-type="float">
            <text:p>840</text:p>
          </table:table-cell>
          <table:table-cell office:value-type="float" office:value="1833" calcext:value-type="float">
            <text:p>1833</text:p>
          </table:table-cell>
          <table:table-cell table:formula="of:=3.3*[.C174]/4096" office:value-type="float" office:value="1.622607421875" calcext:value-type="float">
            <text:p>1.622607421875</text:p>
          </table:table-cell>
          <table:table-cell table:formula="of:=3.3*[.D174]/4096" office:value-type="float" office:value="2.802099609375" calcext:value-type="float">
            <text:p>2.802099609375</text:p>
          </table:table-cell>
          <table:table-cell table:formula="of:=3.3*[.E174]/4096" office:value-type="float" office:value="0.633251953125" calcext:value-type="float">
            <text:p>0.633251953125</text:p>
          </table:table-cell>
          <table:table-cell office:value-type="float" office:value="173" calcext:value-type="float">
            <text:p>173</text:p>
          </table:table-cell>
          <table:table-cell table:formula="of:=1000*[.L174]*[.$R$7]" office:value-type="float" office:value="3.46" calcext:value-type="float">
            <text:p>3.46</text:p>
          </table:table-cell>
          <table:table-cell table:formula="of:=3.3*[.F174]/4096" office:value-type="float" office:value="0.6260009765625" calcext:value-type="float">
            <text:p>0.6260009765625</text:p>
          </table:table-cell>
          <table:table-cell table:formula="of:=3.3*[.G174]/4096" office:value-type="float" office:value="0.6767578125" calcext:value-type="float">
            <text:p>0.6767578125</text:p>
          </table:table-cell>
          <table:table-cell table:formula="of:=3.3*[.H174]/4096" office:value-type="float" office:value="1.4767822265625" calcext:value-type="float">
            <text:p>1.476782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5]*[.$Q$7]" office:value-type="float" office:value="3.48" calcext:value-type="float">
            <text:p>3.48</text:p>
          </table:table-cell>
          <table:table-cell office:value-type="float" office:value="174" calcext:value-type="float">
            <text:p>174</text:p>
          </table:table-cell>
          <table:table-cell office:value-type="float" office:value="2188" calcext:value-type="float">
            <text:p>2188</text:p>
          </table:table-cell>
          <table:table-cell office:value-type="float" office:value="2417" calcext:value-type="float">
            <text:p>2417</text:p>
          </table:table-cell>
          <table:table-cell office:value-type="float" office:value="1203" calcext:value-type="float">
            <text:p>1203</text:p>
          </table:table-cell>
          <table:table-cell office:value-type="float" office:value="846" calcext:value-type="float">
            <text:p>846</text:p>
          </table:table-cell>
          <table:table-cell office:value-type="float" office:value="1326" calcext:value-type="float">
            <text:p>1326</text:p>
          </table:table-cell>
          <table:table-cell office:value-type="float" office:value="2205" calcext:value-type="float">
            <text:p>2205</text:p>
          </table:table-cell>
          <table:table-cell table:formula="of:=3.3*[.C175]/4096" office:value-type="float" office:value="1.76279296875" calcext:value-type="float">
            <text:p>1.76279296875</text:p>
          </table:table-cell>
          <table:table-cell table:formula="of:=3.3*[.D175]/4096" office:value-type="float" office:value="1.9472900390625" calcext:value-type="float">
            <text:p>1.9472900390625</text:p>
          </table:table-cell>
          <table:table-cell table:formula="of:=3.3*[.E175]/4096" office:value-type="float" office:value="0.9692138671875" calcext:value-type="float">
            <text:p>0.9692138671875</text:p>
          </table:table-cell>
          <table:table-cell office:value-type="float" office:value="174" calcext:value-type="float">
            <text:p>174</text:p>
          </table:table-cell>
          <table:table-cell table:formula="of:=1000*[.L175]*[.$R$7]" office:value-type="float" office:value="3.48" calcext:value-type="float">
            <text:p>3.48</text:p>
          </table:table-cell>
          <table:table-cell table:formula="of:=3.3*[.F175]/4096" office:value-type="float" office:value="0.681591796875" calcext:value-type="float">
            <text:p>0.681591796875</text:p>
          </table:table-cell>
          <table:table-cell table:formula="of:=3.3*[.G175]/4096" office:value-type="float" office:value="1.068310546875" calcext:value-type="float">
            <text:p>1.068310546875</text:p>
          </table:table-cell>
          <table:table-cell table:formula="of:=3.3*[.H175]/4096" office:value-type="float" office:value="1.7764892578125" calcext:value-type="float">
            <text:p>1.7764892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6]*[.$Q$7]" office:value-type="float" office:value="3.5" calcext:value-type="float">
            <text:p>3.5</text:p>
          </table:table-cell>
          <table:table-cell office:value-type="float" office:value="175" calcext:value-type="float">
            <text:p>175</text:p>
          </table:table-cell>
          <table:table-cell office:value-type="float" office:value="2358" calcext:value-type="float">
            <text:p>2358</text:p>
          </table:table-cell>
          <table:table-cell office:value-type="float" office:value="899" calcext:value-type="float">
            <text:p>899</text:p>
          </table:table-cell>
          <table:table-cell office:value-type="float" office:value="2839" calcext:value-type="float">
            <text:p>2839</text:p>
          </table:table-cell>
          <table:table-cell office:value-type="float" office:value="936" calcext:value-type="float">
            <text:p>936</text:p>
          </table:table-cell>
          <table:table-cell office:value-type="float" office:value="2862" calcext:value-type="float">
            <text:p>2862</text:p>
          </table:table-cell>
          <table:table-cell office:value-type="float" office:value="2414" calcext:value-type="float">
            <text:p>2414</text:p>
          </table:table-cell>
          <table:table-cell table:formula="of:=3.3*[.C176]/4096" office:value-type="float" office:value="1.899755859375" calcext:value-type="float">
            <text:p>1.899755859375</text:p>
          </table:table-cell>
          <table:table-cell table:formula="of:=3.3*[.D176]/4096" office:value-type="float" office:value="0.7242919921875" calcext:value-type="float">
            <text:p>0.7242919921875</text:p>
          </table:table-cell>
          <table:table-cell table:formula="of:=3.3*[.E176]/4096" office:value-type="float" office:value="2.2872802734375" calcext:value-type="float">
            <text:p>2.2872802734375</text:p>
          </table:table-cell>
          <table:table-cell office:value-type="float" office:value="175" calcext:value-type="float">
            <text:p>175</text:p>
          </table:table-cell>
          <table:table-cell table:formula="of:=1000*[.L176]*[.$R$7]" office:value-type="float" office:value="3.5" calcext:value-type="float">
            <text:p>3.5</text:p>
          </table:table-cell>
          <table:table-cell table:formula="of:=3.3*[.F176]/4096" office:value-type="float" office:value="0.7541015625" calcext:value-type="float">
            <text:p>0.7541015625</text:p>
          </table:table-cell>
          <table:table-cell table:formula="of:=3.3*[.G176]/4096" office:value-type="float" office:value="2.305810546875" calcext:value-type="float">
            <text:p>2.305810546875</text:p>
          </table:table-cell>
          <table:table-cell table:formula="of:=3.3*[.H17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7]*[.$Q$7]" office:value-type="float" office:value="3.52" calcext:value-type="float">
            <text:p>3.52</text:p>
          </table:table-cell>
          <table:table-cell office:value-type="float" office:value="176" calcext:value-type="float">
            <text:p>176</text:p>
          </table:table-cell>
          <table:table-cell office:value-type="float" office:value="2530" calcext:value-type="float">
            <text:p>2530</text:p>
          </table:table-cell>
          <table:table-cell office:value-type="float" office:value="1021" calcext:value-type="float">
            <text:p>1021</text:p>
          </table:table-cell>
          <table:table-cell office:value-type="float" office:value="3438" calcext:value-type="float">
            <text:p>3438</text:p>
          </table:table-cell>
          <table:table-cell office:value-type="float" office:value="1044" calcext:value-type="float">
            <text:p>1044</text:p>
          </table:table-cell>
          <table:table-cell office:value-type="float" office:value="3326" calcext:value-type="float">
            <text:p>3326</text:p>
          </table:table-cell>
          <table:table-cell office:value-type="float" office:value="2167" calcext:value-type="float">
            <text:p>2167</text:p>
          </table:table-cell>
          <table:table-cell table:formula="of:=3.3*[.C177]/4096" office:value-type="float" office:value="2.038330078125" calcext:value-type="float">
            <text:p>2.038330078125</text:p>
          </table:table-cell>
          <table:table-cell table:formula="of:=3.3*[.D177]/4096" office:value-type="float" office:value="0.8225830078125" calcext:value-type="float">
            <text:p>0.8225830078125</text:p>
          </table:table-cell>
          <table:table-cell table:formula="of:=3.3*[.E177]/4096" office:value-type="float" office:value="2.769873046875" calcext:value-type="float">
            <text:p>2.769873046875</text:p>
          </table:table-cell>
          <table:table-cell office:value-type="float" office:value="176" calcext:value-type="float">
            <text:p>176</text:p>
          </table:table-cell>
          <table:table-cell table:formula="of:=1000*[.L177]*[.$R$7]" office:value-type="float" office:value="3.52" calcext:value-type="float">
            <text:p>3.52</text:p>
          </table:table-cell>
          <table:table-cell table:formula="of:=3.3*[.F177]/4096" office:value-type="float" office:value="0.84111328125" calcext:value-type="float">
            <text:p>0.84111328125</text:p>
          </table:table-cell>
          <table:table-cell table:formula="of:=3.3*[.G177]/4096" office:value-type="float" office:value="2.679638671875" calcext:value-type="float">
            <text:p>2.679638671875</text:p>
          </table:table-cell>
          <table:table-cell table:formula="of:=3.3*[.H177]/4096" office:value-type="float" office:value="1.7458740234375" calcext:value-type="float">
            <text:p>1.745874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8]*[.$Q$7]" office:value-type="float" office:value="3.54" calcext:value-type="float">
            <text:p>3.54</text:p>
          </table:table-cell>
          <table:table-cell office:value-type="float" office:value="177" calcext:value-type="float">
            <text:p>177</text:p>
          </table:table-cell>
          <table:table-cell office:value-type="float" office:value="2692" calcext:value-type="float">
            <text:p>2692</text:p>
          </table:table-cell>
          <table:table-cell office:value-type="float" office:value="2613" calcext:value-type="float">
            <text:p>2613</text:p>
          </table:table-cell>
          <table:table-cell office:value-type="float" office:value="2165" calcext:value-type="float">
            <text:p>2165</text:p>
          </table:table-cell>
          <table:table-cell office:value-type="float" office:value="1170" calcext:value-type="float">
            <text:p>1170</text:p>
          </table:table-cell>
          <table:table-cell office:value-type="float" office:value="2075" calcext:value-type="float">
            <text:p>2075</text:p>
          </table:table-cell>
          <table:table-cell office:value-type="float" office:value="1810" calcext:value-type="float">
            <text:p>1810</text:p>
          </table:table-cell>
          <table:table-cell table:formula="of:=3.3*[.C178]/4096" office:value-type="float" office:value="2.16884765625" calcext:value-type="float">
            <text:p>2.16884765625</text:p>
          </table:table-cell>
          <table:table-cell table:formula="of:=3.3*[.D178]/4096" office:value-type="float" office:value="2.1052001953125" calcext:value-type="float">
            <text:p>2.1052001953125</text:p>
          </table:table-cell>
          <table:table-cell table:formula="of:=3.3*[.E178]/4096" office:value-type="float" office:value="1.7442626953125" calcext:value-type="float">
            <text:p>1.7442626953125</text:p>
          </table:table-cell>
          <table:table-cell office:value-type="float" office:value="177" calcext:value-type="float">
            <text:p>177</text:p>
          </table:table-cell>
          <table:table-cell table:formula="of:=1000*[.L178]*[.$R$7]" office:value-type="float" office:value="3.54" calcext:value-type="float">
            <text:p>3.54</text:p>
          </table:table-cell>
          <table:table-cell table:formula="of:=3.3*[.F178]/4096" office:value-type="float" office:value="0.942626953125" calcext:value-type="float">
            <text:p>0.942626953125</text:p>
          </table:table-cell>
          <table:table-cell table:formula="of:=3.3*[.G178]/4096" office:value-type="float" office:value="1.6717529296875" calcext:value-type="float">
            <text:p>1.6717529296875</text:p>
          </table:table-cell>
          <table:table-cell table:formula="of:=3.3*[.H178]/4096" office:value-type="float" office:value="1.458251953125" calcext:value-type="float">
            <text:p>1.458251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79]*[.$Q$7]" office:value-type="float" office:value="3.56" calcext:value-type="float">
            <text:p>3.56</text:p>
          </table:table-cell>
          <table:table-cell office:value-type="float" office:value="178" calcext:value-type="float">
            <text:p>178</text:p>
          </table:table-cell>
          <table:table-cell office:value-type="float" office:value="2848" calcext:value-type="float">
            <text:p>2848</text:p>
          </table:table-cell>
          <table:table-cell office:value-type="float" office:value="3474" calcext:value-type="float">
            <text:p>3474</text:p>
          </table:table-cell>
          <table:table-cell office:value-type="float" office:value="785" calcext:value-type="float">
            <text:p>785</text:p>
          </table:table-cell>
          <table:table-cell office:value-type="float" office:value="1310" calcext:value-type="float">
            <text:p>1310</text:p>
          </table:table-cell>
          <table:table-cell office:value-type="float" office:value="840" calcext:value-type="float">
            <text:p>840</text:p>
          </table:table-cell>
          <table:table-cell office:value-type="float" office:value="1833" calcext:value-type="float">
            <text:p>1833</text:p>
          </table:table-cell>
          <table:table-cell table:formula="of:=3.3*[.C179]/4096" office:value-type="float" office:value="2.29453125" calcext:value-type="float">
            <text:p>2.29453125</text:p>
          </table:table-cell>
          <table:table-cell table:formula="of:=3.3*[.D179]/4096" office:value-type="float" office:value="2.798876953125" calcext:value-type="float">
            <text:p>2.798876953125</text:p>
          </table:table-cell>
          <table:table-cell table:formula="of:=3.3*[.E179]/4096" office:value-type="float" office:value="0.6324462890625" calcext:value-type="float">
            <text:p>0.6324462890625</text:p>
          </table:table-cell>
          <table:table-cell office:value-type="float" office:value="178" calcext:value-type="float">
            <text:p>178</text:p>
          </table:table-cell>
          <table:table-cell table:formula="of:=1000*[.L179]*[.$R$7]" office:value-type="float" office:value="3.56" calcext:value-type="float">
            <text:p>3.56</text:p>
          </table:table-cell>
          <table:table-cell table:formula="of:=3.3*[.F179]/4096" office:value-type="float" office:value="1.055419921875" calcext:value-type="float">
            <text:p>1.055419921875</text:p>
          </table:table-cell>
          <table:table-cell table:formula="of:=3.3*[.G179]/4096" office:value-type="float" office:value="0.6767578125" calcext:value-type="float">
            <text:p>0.6767578125</text:p>
          </table:table-cell>
          <table:table-cell table:formula="of:=3.3*[.H179]/4096" office:value-type="float" office:value="1.4767822265625" calcext:value-type="float">
            <text:p>1.476782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0]*[.$Q$7]" office:value-type="float" office:value="3.58" calcext:value-type="float">
            <text:p>3.58</text:p>
          </table:table-cell>
          <table:table-cell office:value-type="float" office:value="179" calcext:value-type="float">
            <text:p>179</text:p>
          </table:table-cell>
          <table:table-cell office:value-type="float" office:value="2984" calcext:value-type="float">
            <text:p>2984</text:p>
          </table:table-cell>
          <table:table-cell office:value-type="float" office:value="2416" calcext:value-type="float">
            <text:p>2416</text:p>
          </table:table-cell>
          <table:table-cell office:value-type="float" office:value="1205" calcext:value-type="float">
            <text:p>1205</text:p>
          </table:table-cell>
          <table:table-cell office:value-type="float" office:value="1459" calcext:value-type="float">
            <text:p>1459</text:p>
          </table:table-cell>
          <table:table-cell office:value-type="float" office:value="1325" calcext:value-type="float">
            <text:p>1325</text:p>
          </table:table-cell>
          <table:table-cell office:value-type="float" office:value="2207" calcext:value-type="float">
            <text:p>2207</text:p>
          </table:table-cell>
          <table:table-cell table:formula="of:=3.3*[.C180]/4096" office:value-type="float" office:value="2.4041015625" calcext:value-type="float">
            <text:p>2.4041015625</text:p>
          </table:table-cell>
          <table:table-cell table:formula="of:=3.3*[.D180]/4096" office:value-type="float" office:value="1.946484375" calcext:value-type="float">
            <text:p>1.946484375</text:p>
          </table:table-cell>
          <table:table-cell table:formula="of:=3.3*[.E180]/4096" office:value-type="float" office:value="0.9708251953125" calcext:value-type="float">
            <text:p>0.9708251953125</text:p>
          </table:table-cell>
          <table:table-cell office:value-type="float" office:value="179" calcext:value-type="float">
            <text:p>179</text:p>
          </table:table-cell>
          <table:table-cell table:formula="of:=1000*[.L180]*[.$R$7]" office:value-type="float" office:value="3.58" calcext:value-type="float">
            <text:p>3.58</text:p>
          </table:table-cell>
          <table:table-cell table:formula="of:=3.3*[.F180]/4096" office:value-type="float" office:value="1.1754638671875" calcext:value-type="float">
            <text:p>1.1754638671875</text:p>
          </table:table-cell>
          <table:table-cell table:formula="of:=3.3*[.G180]/4096" office:value-type="float" office:value="1.0675048828125" calcext:value-type="float">
            <text:p>1.0675048828125</text:p>
          </table:table-cell>
          <table:table-cell table:formula="of:=3.3*[.H180]/4096" office:value-type="float" office:value="1.7781005859375" calcext:value-type="float">
            <text:p>1.778100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1]*[.$Q$7]" office:value-type="float" office:value="3.6" calcext:value-type="float">
            <text:p>3.6</text:p>
          </table:table-cell>
          <table:table-cell office:value-type="float" office:value="180" calcext:value-type="float">
            <text:p>180</text:p>
          </table:table-cell>
          <table:table-cell office:value-type="float" office:value="3114" calcext:value-type="float">
            <text:p>3114</text:p>
          </table:table-cell>
          <table:table-cell office:value-type="float" office:value="901" calcext:value-type="float">
            <text:p>901</text:p>
          </table:table-cell>
          <table:table-cell office:value-type="float" office:value="2845" calcext:value-type="float">
            <text:p>2845</text:p>
          </table:table-cell>
          <table:table-cell office:value-type="float" office:value="1622" calcext:value-type="float">
            <text:p>1622</text:p>
          </table:table-cell>
          <table:table-cell office:value-type="float" office:value="2863" calcext:value-type="float">
            <text:p>2863</text:p>
          </table:table-cell>
          <table:table-cell office:value-type="float" office:value="2412" calcext:value-type="float">
            <text:p>2412</text:p>
          </table:table-cell>
          <table:table-cell table:formula="of:=3.3*[.C181]/4096" office:value-type="float" office:value="2.508837890625" calcext:value-type="float">
            <text:p>2.508837890625</text:p>
          </table:table-cell>
          <table:table-cell table:formula="of:=3.3*[.D181]/4096" office:value-type="float" office:value="0.7259033203125" calcext:value-type="float">
            <text:p>0.7259033203125</text:p>
          </table:table-cell>
          <table:table-cell table:formula="of:=3.3*[.E181]/4096" office:value-type="float" office:value="2.2921142578125" calcext:value-type="float">
            <text:p>2.2921142578125</text:p>
          </table:table-cell>
          <table:table-cell office:value-type="float" office:value="180" calcext:value-type="float">
            <text:p>180</text:p>
          </table:table-cell>
          <table:table-cell table:formula="of:=1000*[.L181]*[.$R$7]" office:value-type="float" office:value="3.6" calcext:value-type="float">
            <text:p>3.6</text:p>
          </table:table-cell>
          <table:table-cell table:formula="of:=3.3*[.F181]/4096" office:value-type="float" office:value="1.306787109375" calcext:value-type="float">
            <text:p>1.306787109375</text:p>
          </table:table-cell>
          <table:table-cell table:formula="of:=3.3*[.G181]/4096" office:value-type="float" office:value="2.3066162109375" calcext:value-type="float">
            <text:p>2.3066162109375</text:p>
          </table:table-cell>
          <table:table-cell table:formula="of:=3.3*[.H18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2]*[.$Q$7]" office:value-type="float" office:value="3.62" calcext:value-type="float">
            <text:p>3.62</text:p>
          </table:table-cell>
          <table:table-cell office:value-type="float" office:value="181" calcext:value-type="float">
            <text:p>181</text:p>
          </table:table-cell>
          <table:table-cell office:value-type="float" office:value="3229" calcext:value-type="float">
            <text:p>3229</text:p>
          </table:table-cell>
          <table:table-cell office:value-type="float" office:value="1016" calcext:value-type="float">
            <text:p>1016</text:p>
          </table:table-cell>
          <table:table-cell office:value-type="float" office:value="3435" calcext:value-type="float">
            <text:p>3435</text:p>
          </table:table-cell>
          <table:table-cell office:value-type="float" office:value="1790" calcext:value-type="float">
            <text:p>1790</text:p>
          </table:table-cell>
          <table:table-cell office:value-type="float" office:value="3326" calcext:value-type="float">
            <text:p>3326</text:p>
          </table:table-cell>
          <table:table-cell office:value-type="float" office:value="2170" calcext:value-type="float">
            <text:p>2170</text:p>
          </table:table-cell>
          <table:table-cell table:formula="of:=3.3*[.C182]/4096" office:value-type="float" office:value="2.6014892578125" calcext:value-type="float">
            <text:p>2.6014892578125</text:p>
          </table:table-cell>
          <table:table-cell table:formula="of:=3.3*[.D182]/4096" office:value-type="float" office:value="0.8185546875" calcext:value-type="float">
            <text:p>0.8185546875</text:p>
          </table:table-cell>
          <table:table-cell table:formula="of:=3.3*[.E182]/4096" office:value-type="float" office:value="2.7674560546875" calcext:value-type="float">
            <text:p>2.7674560546875</text:p>
          </table:table-cell>
          <table:table-cell office:value-type="float" office:value="181" calcext:value-type="float">
            <text:p>181</text:p>
          </table:table-cell>
          <table:table-cell table:formula="of:=1000*[.L182]*[.$R$7]" office:value-type="float" office:value="3.62" calcext:value-type="float">
            <text:p>3.62</text:p>
          </table:table-cell>
          <table:table-cell table:formula="of:=3.3*[.F182]/4096" office:value-type="float" office:value="1.442138671875" calcext:value-type="float">
            <text:p>1.442138671875</text:p>
          </table:table-cell>
          <table:table-cell table:formula="of:=3.3*[.G182]/4096" office:value-type="float" office:value="2.679638671875" calcext:value-type="float">
            <text:p>2.679638671875</text:p>
          </table:table-cell>
          <table:table-cell table:formula="of:=3.3*[.H182]/4096" office:value-type="float" office:value="1.748291015625" calcext:value-type="float">
            <text:p>1.7482910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3]*[.$Q$7]" office:value-type="float" office:value="3.64" calcext:value-type="float">
            <text:p>3.64</text:p>
          </table:table-cell>
          <table:table-cell office:value-type="float" office:value="182" calcext:value-type="float">
            <text:p>182</text:p>
          </table:table-cell>
          <table:table-cell office:value-type="float" office:value="3319" calcext:value-type="float">
            <text:p>3319</text:p>
          </table:table-cell>
          <table:table-cell office:value-type="float" office:value="2610" calcext:value-type="float">
            <text:p>2610</text:p>
          </table:table-cell>
          <table:table-cell office:value-type="float" office:value="2158" calcext:value-type="float">
            <text:p>2158</text:p>
          </table:table-cell>
          <table:table-cell office:value-type="float" office:value="1962" calcext:value-type="float">
            <text:p>1962</text:p>
          </table:table-cell>
          <table:table-cell office:value-type="float" office:value="2075" calcext:value-type="float">
            <text:p>2075</text:p>
          </table:table-cell>
          <table:table-cell office:value-type="float" office:value="1808" calcext:value-type="float">
            <text:p>1808</text:p>
          </table:table-cell>
          <table:table-cell table:formula="of:=3.3*[.C183]/4096" office:value-type="float" office:value="2.6739990234375" calcext:value-type="float">
            <text:p>2.6739990234375</text:p>
          </table:table-cell>
          <table:table-cell table:formula="of:=3.3*[.D183]/4096" office:value-type="float" office:value="2.102783203125" calcext:value-type="float">
            <text:p>2.102783203125</text:p>
          </table:table-cell>
          <table:table-cell table:formula="of:=3.3*[.E183]/4096" office:value-type="float" office:value="1.738623046875" calcext:value-type="float">
            <text:p>1.738623046875</text:p>
          </table:table-cell>
          <table:table-cell office:value-type="float" office:value="182" calcext:value-type="float">
            <text:p>182</text:p>
          </table:table-cell>
          <table:table-cell table:formula="of:=1000*[.L183]*[.$R$7]" office:value-type="float" office:value="3.64" calcext:value-type="float">
            <text:p>3.64</text:p>
          </table:table-cell>
          <table:table-cell table:formula="of:=3.3*[.F183]/4096" office:value-type="float" office:value="1.580712890625" calcext:value-type="float">
            <text:p>1.580712890625</text:p>
          </table:table-cell>
          <table:table-cell table:formula="of:=3.3*[.G183]/4096" office:value-type="float" office:value="1.6717529296875" calcext:value-type="float">
            <text:p>1.6717529296875</text:p>
          </table:table-cell>
          <table:table-cell table:formula="of:=3.3*[.H183]/4096" office:value-type="float" office:value="1.456640625" calcext:value-type="float">
            <text:p>1.45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4]*[.$Q$7]" office:value-type="float" office:value="3.66" calcext:value-type="float">
            <text:p>3.66</text:p>
          </table:table-cell>
          <table:table-cell office:value-type="float" office:value="183" calcext:value-type="float">
            <text:p>183</text:p>
          </table:table-cell>
          <table:table-cell office:value-type="float" office:value="3394" calcext:value-type="float">
            <text:p>3394</text:p>
          </table:table-cell>
          <table:table-cell office:value-type="float" office:value="3479" calcext:value-type="float">
            <text:p>3479</text:p>
          </table:table-cell>
          <table:table-cell office:value-type="float" office:value="782" calcext:value-type="float">
            <text:p>782</text:p>
          </table:table-cell>
          <table:table-cell office:value-type="float" office:value="2139" calcext:value-type="float">
            <text:p>2139</text:p>
          </table:table-cell>
          <table:table-cell office:value-type="float" office:value="840" calcext:value-type="float">
            <text:p>840</text:p>
          </table:table-cell>
          <table:table-cell office:value-type="float" office:value="1834" calcext:value-type="float">
            <text:p>1834</text:p>
          </table:table-cell>
          <table:table-cell table:formula="of:=3.3*[.C184]/4096" office:value-type="float" office:value="2.734423828125" calcext:value-type="float">
            <text:p>2.734423828125</text:p>
          </table:table-cell>
          <table:table-cell table:formula="of:=3.3*[.D184]/4096" office:value-type="float" office:value="2.8029052734375" calcext:value-type="float">
            <text:p>2.8029052734375</text:p>
          </table:table-cell>
          <table:table-cell table:formula="of:=3.3*[.E184]/4096" office:value-type="float" office:value="0.630029296875" calcext:value-type="float">
            <text:p>0.630029296875</text:p>
          </table:table-cell>
          <table:table-cell office:value-type="float" office:value="183" calcext:value-type="float">
            <text:p>183</text:p>
          </table:table-cell>
          <table:table-cell table:formula="of:=1000*[.L184]*[.$R$7]" office:value-type="float" office:value="3.66" calcext:value-type="float">
            <text:p>3.66</text:p>
          </table:table-cell>
          <table:table-cell table:formula="of:=3.3*[.F184]/4096" office:value-type="float" office:value="1.7233154296875" calcext:value-type="float">
            <text:p>1.7233154296875</text:p>
          </table:table-cell>
          <table:table-cell table:formula="of:=3.3*[.G184]/4096" office:value-type="float" office:value="0.6767578125" calcext:value-type="float">
            <text:p>0.6767578125</text:p>
          </table:table-cell>
          <table:table-cell table:formula="of:=3.3*[.H184]/4096" office:value-type="float" office:value="1.477587890625" calcext:value-type="float">
            <text:p>1.477587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5]*[.$Q$7]" office:value-type="float" office:value="3.68" calcext:value-type="float">
            <text:p>3.68</text:p>
          </table:table-cell>
          <table:table-cell office:value-type="float" office:value="184" calcext:value-type="float">
            <text:p>184</text:p>
          </table:table-cell>
          <table:table-cell office:value-type="float" office:value="3445" calcext:value-type="float">
            <text:p>3445</text:p>
          </table:table-cell>
          <table:table-cell office:value-type="float" office:value="2417" calcext:value-type="float">
            <text:p>2417</text:p>
          </table:table-cell>
          <table:table-cell office:value-type="float" office:value="1208" calcext:value-type="float">
            <text:p>1208</text:p>
          </table:table-cell>
          <table:table-cell office:value-type="float" office:value="2314" calcext:value-type="float">
            <text:p>2314</text:p>
          </table:table-cell>
          <table:table-cell office:value-type="float" office:value="1327" calcext:value-type="float">
            <text:p>1327</text:p>
          </table:table-cell>
          <table:table-cell office:value-type="float" office:value="2207" calcext:value-type="float">
            <text:p>2207</text:p>
          </table:table-cell>
          <table:table-cell table:formula="of:=3.3*[.C185]/4096" office:value-type="float" office:value="2.7755126953125" calcext:value-type="float">
            <text:p>2.7755126953125</text:p>
          </table:table-cell>
          <table:table-cell table:formula="of:=3.3*[.D185]/4096" office:value-type="float" office:value="1.9472900390625" calcext:value-type="float">
            <text:p>1.9472900390625</text:p>
          </table:table-cell>
          <table:table-cell table:formula="of:=3.3*[.E185]/4096" office:value-type="float" office:value="0.9732421875" calcext:value-type="float">
            <text:p>0.9732421875</text:p>
          </table:table-cell>
          <table:table-cell office:value-type="float" office:value="184" calcext:value-type="float">
            <text:p>184</text:p>
          </table:table-cell>
          <table:table-cell table:formula="of:=1000*[.L185]*[.$R$7]" office:value-type="float" office:value="3.68" calcext:value-type="float">
            <text:p>3.68</text:p>
          </table:table-cell>
          <table:table-cell table:formula="of:=3.3*[.F185]/4096" office:value-type="float" office:value="1.864306640625" calcext:value-type="float">
            <text:p>1.864306640625</text:p>
          </table:table-cell>
          <table:table-cell table:formula="of:=3.3*[.G185]/4096" office:value-type="float" office:value="1.0691162109375" calcext:value-type="float">
            <text:p>1.0691162109375</text:p>
          </table:table-cell>
          <table:table-cell table:formula="of:=3.3*[.H185]/4096" office:value-type="float" office:value="1.7781005859375" calcext:value-type="float">
            <text:p>1.77810058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6]*[.$Q$7]" office:value-type="float" office:value="3.7" calcext:value-type="float">
            <text:p>3.7</text:p>
          </table:table-cell>
          <table:table-cell office:value-type="float" office:value="185" calcext:value-type="float">
            <text:p>185</text:p>
          </table:table-cell>
          <table:table-cell office:value-type="float" office:value="3483" calcext:value-type="float">
            <text:p>3483</text:p>
          </table:table-cell>
          <table:table-cell office:value-type="float" office:value="900" calcext:value-type="float">
            <text:p>900</text:p>
          </table:table-cell>
          <table:table-cell office:value-type="float" office:value="2847" calcext:value-type="float">
            <text:p>2847</text:p>
          </table:table-cell>
          <table:table-cell office:value-type="float" office:value="2485" calcext:value-type="float">
            <text:p>2485</text:p>
          </table:table-cell>
          <table:table-cell office:value-type="float" office:value="2861" calcext:value-type="float">
            <text:p>2861</text:p>
          </table:table-cell>
          <table:table-cell office:value-type="float" office:value="2413" calcext:value-type="float">
            <text:p>2413</text:p>
          </table:table-cell>
          <table:table-cell table:formula="of:=3.3*[.C186]/4096" office:value-type="float" office:value="2.8061279296875" calcext:value-type="float">
            <text:p>2.8061279296875</text:p>
          </table:table-cell>
          <table:table-cell table:formula="of:=3.3*[.D186]/4096" office:value-type="float" office:value="0.72509765625" calcext:value-type="float">
            <text:p>0.72509765625</text:p>
          </table:table-cell>
          <table:table-cell table:formula="of:=3.3*[.E186]/4096" office:value-type="float" office:value="2.2937255859375" calcext:value-type="float">
            <text:p>2.2937255859375</text:p>
          </table:table-cell>
          <table:table-cell office:value-type="float" office:value="185" calcext:value-type="float">
            <text:p>185</text:p>
          </table:table-cell>
          <table:table-cell table:formula="of:=1000*[.L186]*[.$R$7]" office:value-type="float" office:value="3.7" calcext:value-type="float">
            <text:p>3.7</text:p>
          </table:table-cell>
          <table:table-cell table:formula="of:=3.3*[.F186]/4096" office:value-type="float" office:value="2.0020751953125" calcext:value-type="float">
            <text:p>2.0020751953125</text:p>
          </table:table-cell>
          <table:table-cell table:formula="of:=3.3*[.G186]/4096" office:value-type="float" office:value="2.3050048828125" calcext:value-type="float">
            <text:p>2.3050048828125</text:p>
          </table:table-cell>
          <table:table-cell table:formula="of:=3.3*[.H18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7]*[.$Q$7]" office:value-type="float" office:value="3.72" calcext:value-type="float">
            <text:p>3.72</text:p>
          </table:table-cell>
          <table:table-cell office:value-type="float" office:value="186" calcext:value-type="float">
            <text:p>186</text:p>
          </table:table-cell>
          <table:table-cell office:value-type="float" office:value="3486" calcext:value-type="float">
            <text:p>3486</text:p>
          </table:table-cell>
          <table:table-cell office:value-type="float" office:value="1017" calcext:value-type="float">
            <text:p>1017</text:p>
          </table:table-cell>
          <table:table-cell office:value-type="float" office:value="3423" calcext:value-type="float">
            <text:p>3423</text:p>
          </table:table-cell>
          <table:table-cell office:value-type="float" office:value="2649" calcext:value-type="float">
            <text:p>2649</text:p>
          </table:table-cell>
          <table:table-cell office:value-type="float" office:value="3325" calcext:value-type="float">
            <text:p>3325</text:p>
          </table:table-cell>
          <table:table-cell office:value-type="float" office:value="2168" calcext:value-type="float">
            <text:p>2168</text:p>
          </table:table-cell>
          <table:table-cell table:formula="of:=3.3*[.C187]/4096" office:value-type="float" office:value="2.808544921875" calcext:value-type="float">
            <text:p>2.808544921875</text:p>
          </table:table-cell>
          <table:table-cell table:formula="of:=3.3*[.D187]/4096" office:value-type="float" office:value="0.8193603515625" calcext:value-type="float">
            <text:p>0.8193603515625</text:p>
          </table:table-cell>
          <table:table-cell table:formula="of:=3.3*[.E187]/4096" office:value-type="float" office:value="2.7577880859375" calcext:value-type="float">
            <text:p>2.7577880859375</text:p>
          </table:table-cell>
          <table:table-cell office:value-type="float" office:value="186" calcext:value-type="float">
            <text:p>186</text:p>
          </table:table-cell>
          <table:table-cell table:formula="of:=1000*[.L187]*[.$R$7]" office:value-type="float" office:value="3.72" calcext:value-type="float">
            <text:p>3.72</text:p>
          </table:table-cell>
          <table:table-cell table:formula="of:=3.3*[.F187]/4096" office:value-type="float" office:value="2.1342041015625" calcext:value-type="float">
            <text:p>2.1342041015625</text:p>
          </table:table-cell>
          <table:table-cell table:formula="of:=3.3*[.G187]/4096" office:value-type="float" office:value="2.6788330078125" calcext:value-type="float">
            <text:p>2.6788330078125</text:p>
          </table:table-cell>
          <table:table-cell table:formula="of:=3.3*[.H187]/4096" office:value-type="float" office:value="1.7466796875" calcext:value-type="float">
            <text:p>1.74667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8]*[.$Q$7]" office:value-type="float" office:value="3.74" calcext:value-type="float">
            <text:p>3.74</text:p>
          </table:table-cell>
          <table:table-cell office:value-type="float" office:value="187" calcext:value-type="float">
            <text:p>187</text:p>
          </table:table-cell>
          <table:table-cell office:value-type="float" office:value="3469" calcext:value-type="float">
            <text:p>3469</text:p>
          </table:table-cell>
          <table:table-cell office:value-type="float" office:value="2613" calcext:value-type="float">
            <text:p>2613</text:p>
          </table:table-cell>
          <table:table-cell office:value-type="float" office:value="2153" calcext:value-type="float">
            <text:p>2153</text:p>
          </table:table-cell>
          <table:table-cell office:value-type="float" office:value="2804" calcext:value-type="float">
            <text:p>2804</text:p>
          </table:table-cell>
          <table:table-cell office:value-type="float" office:value="2077" calcext:value-type="float">
            <text:p>2077</text:p>
          </table:table-cell>
          <table:table-cell office:value-type="float" office:value="1807" calcext:value-type="float">
            <text:p>1807</text:p>
          </table:table-cell>
          <table:table-cell table:formula="of:=3.3*[.C188]/4096" office:value-type="float" office:value="2.7948486328125" calcext:value-type="float">
            <text:p>2.7948486328125</text:p>
          </table:table-cell>
          <table:table-cell table:formula="of:=3.3*[.D188]/4096" office:value-type="float" office:value="2.1052001953125" calcext:value-type="float">
            <text:p>2.1052001953125</text:p>
          </table:table-cell>
          <table:table-cell table:formula="of:=3.3*[.E188]/4096" office:value-type="float" office:value="1.7345947265625" calcext:value-type="float">
            <text:p>1.7345947265625</text:p>
          </table:table-cell>
          <table:table-cell office:value-type="float" office:value="187" calcext:value-type="float">
            <text:p>187</text:p>
          </table:table-cell>
          <table:table-cell table:formula="of:=1000*[.L188]*[.$R$7]" office:value-type="float" office:value="3.74" calcext:value-type="float">
            <text:p>3.74</text:p>
          </table:table-cell>
          <table:table-cell table:formula="of:=3.3*[.F188]/4096" office:value-type="float" office:value="2.25908203125" calcext:value-type="float">
            <text:p>2.25908203125</text:p>
          </table:table-cell>
          <table:table-cell table:formula="of:=3.3*[.G188]/4096" office:value-type="float" office:value="1.6733642578125" calcext:value-type="float">
            <text:p>1.6733642578125</text:p>
          </table:table-cell>
          <table:table-cell table:formula="of:=3.3*[.H188]/4096" office:value-type="float" office:value="1.4558349609375" calcext:value-type="float">
            <text:p>1.45583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89]*[.$Q$7]" office:value-type="float" office:value="3.76" calcext:value-type="float">
            <text:p>3.76</text:p>
          </table:table-cell>
          <table:table-cell office:value-type="float" office:value="188" calcext:value-type="float">
            <text:p>188</text:p>
          </table:table-cell>
          <table:table-cell office:value-type="float" office:value="3434" calcext:value-type="float">
            <text:p>3434</text:p>
          </table:table-cell>
          <table:table-cell office:value-type="float" office:value="3480" calcext:value-type="float">
            <text:p>3480</text:p>
          </table:table-cell>
          <table:table-cell office:value-type="float" office:value="784" calcext:value-type="float">
            <text:p>784</text:p>
          </table:table-cell>
          <table:table-cell office:value-type="float" office:value="2949" calcext:value-type="float">
            <text:p>2949</text:p>
          </table:table-cell>
          <table:table-cell office:value-type="float" office:value="841" calcext:value-type="float">
            <text:p>841</text:p>
          </table:table-cell>
          <table:table-cell office:value-type="float" office:value="1832" calcext:value-type="float">
            <text:p>1832</text:p>
          </table:table-cell>
          <table:table-cell table:formula="of:=3.3*[.C189]/4096" office:value-type="float" office:value="2.766650390625" calcext:value-type="float">
            <text:p>2.766650390625</text:p>
          </table:table-cell>
          <table:table-cell table:formula="of:=3.3*[.D189]/4096" office:value-type="float" office:value="2.8037109375" calcext:value-type="float">
            <text:p>2.8037109375</text:p>
          </table:table-cell>
          <table:table-cell table:formula="of:=3.3*[.E189]/4096" office:value-type="float" office:value="0.631640625" calcext:value-type="float">
            <text:p>0.631640625</text:p>
          </table:table-cell>
          <table:table-cell office:value-type="float" office:value="188" calcext:value-type="float">
            <text:p>188</text:p>
          </table:table-cell>
          <table:table-cell table:formula="of:=1000*[.L189]*[.$R$7]" office:value-type="float" office:value="3.76" calcext:value-type="float">
            <text:p>3.76</text:p>
          </table:table-cell>
          <table:table-cell table:formula="of:=3.3*[.F189]/4096" office:value-type="float" office:value="2.3759033203125" calcext:value-type="float">
            <text:p>2.3759033203125</text:p>
          </table:table-cell>
          <table:table-cell table:formula="of:=3.3*[.G189]/4096" office:value-type="float" office:value="0.6775634765625" calcext:value-type="float">
            <text:p>0.6775634765625</text:p>
          </table:table-cell>
          <table:table-cell table:formula="of:=3.3*[.H189]/4096" office:value-type="float" office:value="1.4759765625" calcext:value-type="float">
            <text:p>1.47597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0]*[.$Q$7]" office:value-type="float" office:value="3.78" calcext:value-type="float">
            <text:p>3.78</text:p>
          </table:table-cell>
          <table:table-cell office:value-type="float" office:value="189" calcext:value-type="float">
            <text:p>189</text:p>
          </table:table-cell>
          <table:table-cell office:value-type="float" office:value="3377" calcext:value-type="float">
            <text:p>3377</text:p>
          </table:table-cell>
          <table:table-cell office:value-type="float" office:value="2419" calcext:value-type="float">
            <text:p>2419</text:p>
          </table:table-cell>
          <table:table-cell office:value-type="float" office:value="1207" calcext:value-type="float">
            <text:p>1207</text:p>
          </table:table-cell>
          <table:table-cell office:value-type="float" office:value="3079" calcext:value-type="float">
            <text:p>3079</text:p>
          </table:table-cell>
          <table:table-cell office:value-type="float" office:value="1325" calcext:value-type="float">
            <text:p>1325</text:p>
          </table:table-cell>
          <table:table-cell office:value-type="float" office:value="2209" calcext:value-type="float">
            <text:p>2209</text:p>
          </table:table-cell>
          <table:table-cell table:formula="of:=3.3*[.C190]/4096" office:value-type="float" office:value="2.7207275390625" calcext:value-type="float">
            <text:p>2.7207275390625</text:p>
          </table:table-cell>
          <table:table-cell table:formula="of:=3.3*[.D190]/4096" office:value-type="float" office:value="1.9489013671875" calcext:value-type="float">
            <text:p>1.9489013671875</text:p>
          </table:table-cell>
          <table:table-cell table:formula="of:=3.3*[.E190]/4096" office:value-type="float" office:value="0.9724365234375" calcext:value-type="float">
            <text:p>0.9724365234375</text:p>
          </table:table-cell>
          <table:table-cell office:value-type="float" office:value="189" calcext:value-type="float">
            <text:p>189</text:p>
          </table:table-cell>
          <table:table-cell table:formula="of:=1000*[.L190]*[.$R$7]" office:value-type="float" office:value="3.78" calcext:value-type="float">
            <text:p>3.78</text:p>
          </table:table-cell>
          <table:table-cell table:formula="of:=3.3*[.F190]/4096" office:value-type="float" office:value="2.4806396484375" calcext:value-type="float">
            <text:p>2.4806396484375</text:p>
          </table:table-cell>
          <table:table-cell table:formula="of:=3.3*[.G190]/4096" office:value-type="float" office:value="1.0675048828125" calcext:value-type="float">
            <text:p>1.0675048828125</text:p>
          </table:table-cell>
          <table:table-cell table:formula="of:=3.3*[.H190]/4096" office:value-type="float" office:value="1.7797119140625" calcext:value-type="float">
            <text:p>1.77971191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1]*[.$Q$7]" office:value-type="float" office:value="3.8" calcext:value-type="float">
            <text:p>3.8</text:p>
          </table:table-cell>
          <table:table-cell office:value-type="float" office:value="190" calcext:value-type="float">
            <text:p>190</text:p>
          </table:table-cell>
          <table:table-cell office:value-type="float" office:value="3303" calcext:value-type="float">
            <text:p>3303</text:p>
          </table:table-cell>
          <table:table-cell office:value-type="float" office:value="895" calcext:value-type="float">
            <text:p>895</text:p>
          </table:table-cell>
          <table:table-cell office:value-type="float" office:value="2851" calcext:value-type="float">
            <text:p>2851</text:p>
          </table:table-cell>
          <table:table-cell office:value-type="float" office:value="3195" calcext:value-type="float">
            <text:p>3195</text:p>
          </table:table-cell>
          <table:table-cell office:value-type="float" office:value="2861" calcext:value-type="float">
            <text:p>2861</text:p>
          </table:table-cell>
          <table:table-cell office:value-type="float" office:value="2411" calcext:value-type="float">
            <text:p>2411</text:p>
          </table:table-cell>
          <table:table-cell table:formula="of:=3.3*[.C191]/4096" office:value-type="float" office:value="2.6611083984375" calcext:value-type="float">
            <text:p>2.6611083984375</text:p>
          </table:table-cell>
          <table:table-cell table:formula="of:=3.3*[.D191]/4096" office:value-type="float" office:value="0.7210693359375" calcext:value-type="float">
            <text:p>0.7210693359375</text:p>
          </table:table-cell>
          <table:table-cell table:formula="of:=3.3*[.E191]/4096" office:value-type="float" office:value="2.2969482421875" calcext:value-type="float">
            <text:p>2.2969482421875</text:p>
          </table:table-cell>
          <table:table-cell office:value-type="float" office:value="190" calcext:value-type="float">
            <text:p>190</text:p>
          </table:table-cell>
          <table:table-cell table:formula="of:=1000*[.L191]*[.$R$7]" office:value-type="float" office:value="3.8" calcext:value-type="float">
            <text:p>3.8</text:p>
          </table:table-cell>
          <table:table-cell table:formula="of:=3.3*[.F191]/4096" office:value-type="float" office:value="2.5740966796875" calcext:value-type="float">
            <text:p>2.5740966796875</text:p>
          </table:table-cell>
          <table:table-cell table:formula="of:=3.3*[.G191]/4096" office:value-type="float" office:value="2.3050048828125" calcext:value-type="float">
            <text:p>2.3050048828125</text:p>
          </table:table-cell>
          <table:table-cell table:formula="of:=3.3*[.H191]/4096" office:value-type="float" office:value="1.9424560546875" calcext:value-type="float">
            <text:p>1.942456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2]*[.$Q$7]" office:value-type="float" office:value="3.82" calcext:value-type="float">
            <text:p>3.82</text:p>
          </table:table-cell>
          <table:table-cell office:value-type="float" office:value="191" calcext:value-type="float">
            <text:p>191</text:p>
          </table:table-cell>
          <table:table-cell office:value-type="float" office:value="3207" calcext:value-type="float">
            <text:p>3207</text:p>
          </table:table-cell>
          <table:table-cell office:value-type="float" office:value="1010" calcext:value-type="float">
            <text:p>1010</text:p>
          </table:table-cell>
          <table:table-cell office:value-type="float" office:value="3436" calcext:value-type="float">
            <text:p>3436</text:p>
          </table:table-cell>
          <table:table-cell office:value-type="float" office:value="3293" calcext:value-type="float">
            <text:p>3293</text:p>
          </table:table-cell>
          <table:table-cell office:value-type="float" office:value="3326" calcext:value-type="float">
            <text:p>3326</text:p>
          </table:table-cell>
          <table:table-cell office:value-type="float" office:value="2166" calcext:value-type="float">
            <text:p>2166</text:p>
          </table:table-cell>
          <table:table-cell table:formula="of:=3.3*[.C192]/4096" office:value-type="float" office:value="2.5837646484375" calcext:value-type="float">
            <text:p>2.5837646484375</text:p>
          </table:table-cell>
          <table:table-cell table:formula="of:=3.3*[.D192]/4096" office:value-type="float" office:value="0.813720703125" calcext:value-type="float">
            <text:p>0.813720703125</text:p>
          </table:table-cell>
          <table:table-cell table:formula="of:=3.3*[.E192]/4096" office:value-type="float" office:value="2.76826171875" calcext:value-type="float">
            <text:p>2.76826171875</text:p>
          </table:table-cell>
          <table:table-cell office:value-type="float" office:value="191" calcext:value-type="float">
            <text:p>191</text:p>
          </table:table-cell>
          <table:table-cell table:formula="of:=1000*[.L192]*[.$R$7]" office:value-type="float" office:value="3.82" calcext:value-type="float">
            <text:p>3.82</text:p>
          </table:table-cell>
          <table:table-cell table:formula="of:=3.3*[.F192]/4096" office:value-type="float" office:value="2.6530517578125" calcext:value-type="float">
            <text:p>2.6530517578125</text:p>
          </table:table-cell>
          <table:table-cell table:formula="of:=3.3*[.G192]/4096" office:value-type="float" office:value="2.679638671875" calcext:value-type="float">
            <text:p>2.679638671875</text:p>
          </table:table-cell>
          <table:table-cell table:formula="of:=3.3*[.H192]/4096" office:value-type="float" office:value="1.745068359375" calcext:value-type="float">
            <text:p>1.74506835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3]*[.$Q$7]" office:value-type="float" office:value="3.84" calcext:value-type="float">
            <text:p>3.84</text:p>
          </table:table-cell>
          <table:table-cell office:value-type="float" office:value="192" calcext:value-type="float">
            <text:p>192</text:p>
          </table:table-cell>
          <table:table-cell office:value-type="float" office:value="3095" calcext:value-type="float">
            <text:p>3095</text:p>
          </table:table-cell>
          <table:table-cell office:value-type="float" office:value="2615" calcext:value-type="float">
            <text:p>2615</text:p>
          </table:table-cell>
          <table:table-cell office:value-type="float" office:value="2153" calcext:value-type="float">
            <text:p>2153</text:p>
          </table:table-cell>
          <table:table-cell office:value-type="float" office:value="3371" calcext:value-type="float">
            <text:p>3371</text:p>
          </table:table-cell>
          <table:table-cell office:value-type="float" office:value="2079" calcext:value-type="float">
            <text:p>2079</text:p>
          </table:table-cell>
          <table:table-cell office:value-type="float" office:value="1808" calcext:value-type="float">
            <text:p>1808</text:p>
          </table:table-cell>
          <table:table-cell table:formula="of:=3.3*[.C193]/4096" office:value-type="float" office:value="2.4935302734375" calcext:value-type="float">
            <text:p>2.4935302734375</text:p>
          </table:table-cell>
          <table:table-cell table:formula="of:=3.3*[.D193]/4096" office:value-type="float" office:value="2.1068115234375" calcext:value-type="float">
            <text:p>2.1068115234375</text:p>
          </table:table-cell>
          <table:table-cell table:formula="of:=3.3*[.E193]/4096" office:value-type="float" office:value="1.7345947265625" calcext:value-type="float">
            <text:p>1.7345947265625</text:p>
          </table:table-cell>
          <table:table-cell office:value-type="float" office:value="192" calcext:value-type="float">
            <text:p>192</text:p>
          </table:table-cell>
          <table:table-cell table:formula="of:=1000*[.L193]*[.$R$7]" office:value-type="float" office:value="3.84" calcext:value-type="float">
            <text:p>3.84</text:p>
          </table:table-cell>
          <table:table-cell table:formula="of:=3.3*[.F193]/4096" office:value-type="float" office:value="2.7158935546875" calcext:value-type="float">
            <text:p>2.7158935546875</text:p>
          </table:table-cell>
          <table:table-cell table:formula="of:=3.3*[.G193]/4096" office:value-type="float" office:value="1.6749755859375" calcext:value-type="float">
            <text:p>1.6749755859375</text:p>
          </table:table-cell>
          <table:table-cell table:formula="of:=3.3*[.H193]/4096" office:value-type="float" office:value="1.456640625" calcext:value-type="float">
            <text:p>1.45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4]*[.$Q$7]" office:value-type="float" office:value="3.86" calcext:value-type="float">
            <text:p>3.86</text:p>
          </table:table-cell>
          <table:table-cell office:value-type="float" office:value="193" calcext:value-type="float">
            <text:p>193</text:p>
          </table:table-cell>
          <table:table-cell office:value-type="float" office:value="2964" calcext:value-type="float">
            <text:p>2964</text:p>
          </table:table-cell>
          <table:table-cell office:value-type="float" office:value="3478" calcext:value-type="float">
            <text:p>3478</text:p>
          </table:table-cell>
          <table:table-cell office:value-type="float" office:value="782" calcext:value-type="float">
            <text:p>782</text:p>
          </table:table-cell>
          <table:table-cell office:value-type="float" office:value="3430" calcext:value-type="float">
            <text:p>3430</text:p>
          </table:table-cell>
          <table:table-cell office:value-type="float" office:value="840" calcext:value-type="float">
            <text:p>840</text:p>
          </table:table-cell>
          <table:table-cell office:value-type="float" office:value="1835" calcext:value-type="float">
            <text:p>1835</text:p>
          </table:table-cell>
          <table:table-cell table:formula="of:=3.3*[.C194]/4096" office:value-type="float" office:value="2.38798828125" calcext:value-type="float">
            <text:p>2.38798828125</text:p>
          </table:table-cell>
          <table:table-cell table:formula="of:=3.3*[.D194]/4096" office:value-type="float" office:value="2.802099609375" calcext:value-type="float">
            <text:p>2.802099609375</text:p>
          </table:table-cell>
          <table:table-cell table:formula="of:=3.3*[.E194]/4096" office:value-type="float" office:value="0.630029296875" calcext:value-type="float">
            <text:p>0.630029296875</text:p>
          </table:table-cell>
          <table:table-cell office:value-type="float" office:value="193" calcext:value-type="float">
            <text:p>193</text:p>
          </table:table-cell>
          <table:table-cell table:formula="of:=1000*[.L194]*[.$R$7]" office:value-type="float" office:value="3.86" calcext:value-type="float">
            <text:p>3.86</text:p>
          </table:table-cell>
          <table:table-cell table:formula="of:=3.3*[.F194]/4096" office:value-type="float" office:value="2.763427734375" calcext:value-type="float">
            <text:p>2.763427734375</text:p>
          </table:table-cell>
          <table:table-cell table:formula="of:=3.3*[.G194]/4096" office:value-type="float" office:value="0.6767578125" calcext:value-type="float">
            <text:p>0.6767578125</text:p>
          </table:table-cell>
          <table:table-cell table:formula="of:=3.3*[.H194]/4096" office:value-type="float" office:value="1.4783935546875" calcext:value-type="float">
            <text:p>1.4783935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5]*[.$Q$7]" office:value-type="float" office:value="3.88" calcext:value-type="float">
            <text:p>3.88</text:p>
          </table:table-cell>
          <table:table-cell office:value-type="float" office:value="194" calcext:value-type="float">
            <text:p>194</text:p>
          </table:table-cell>
          <table:table-cell office:value-type="float" office:value="2821" calcext:value-type="float">
            <text:p>2821</text:p>
          </table:table-cell>
          <table:table-cell office:value-type="float" office:value="2417" calcext:value-type="float">
            <text:p>2417</text:p>
          </table:table-cell>
          <table:table-cell office:value-type="float" office:value="1210" calcext:value-type="float">
            <text:p>1210</text:p>
          </table:table-cell>
          <table:table-cell office:value-type="float" office:value="3466" calcext:value-type="float">
            <text:p>3466</text:p>
          </table:table-cell>
          <table:table-cell office:value-type="float" office:value="1323" calcext:value-type="float">
            <text:p>1323</text:p>
          </table:table-cell>
          <table:table-cell office:value-type="float" office:value="2209" calcext:value-type="float">
            <text:p>2209</text:p>
          </table:table-cell>
          <table:table-cell table:formula="of:=3.3*[.C195]/4096" office:value-type="float" office:value="2.2727783203125" calcext:value-type="float">
            <text:p>2.2727783203125</text:p>
          </table:table-cell>
          <table:table-cell table:formula="of:=3.3*[.D195]/4096" office:value-type="float" office:value="1.9472900390625" calcext:value-type="float">
            <text:p>1.9472900390625</text:p>
          </table:table-cell>
          <table:table-cell table:formula="of:=3.3*[.E195]/4096" office:value-type="float" office:value="0.974853515625" calcext:value-type="float">
            <text:p>0.974853515625</text:p>
          </table:table-cell>
          <table:table-cell office:value-type="float" office:value="194" calcext:value-type="float">
            <text:p>194</text:p>
          </table:table-cell>
          <table:table-cell table:formula="of:=1000*[.L195]*[.$R$7]" office:value-type="float" office:value="3.88" calcext:value-type="float">
            <text:p>3.88</text:p>
          </table:table-cell>
          <table:table-cell table:formula="of:=3.3*[.F195]/4096" office:value-type="float" office:value="2.792431640625" calcext:value-type="float">
            <text:p>2.792431640625</text:p>
          </table:table-cell>
          <table:table-cell table:formula="of:=3.3*[.G195]/4096" office:value-type="float" office:value="1.0658935546875" calcext:value-type="float">
            <text:p>1.0658935546875</text:p>
          </table:table-cell>
          <table:table-cell table:formula="of:=3.3*[.H195]/4096" office:value-type="float" office:value="1.7797119140625" calcext:value-type="float">
            <text:p>1.77971191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6]*[.$Q$7]" office:value-type="float" office:value="3.9" calcext:value-type="float">
            <text:p>3.9</text:p>
          </table:table-cell>
          <table:table-cell office:value-type="float" office:value="195" calcext:value-type="float">
            <text:p>195</text:p>
          </table:table-cell>
          <table:table-cell office:value-type="float" office:value="2673" calcext:value-type="float">
            <text:p>2673</text:p>
          </table:table-cell>
          <table:table-cell office:value-type="float" office:value="902" calcext:value-type="float">
            <text:p>902</text:p>
          </table:table-cell>
          <table:table-cell office:value-type="float" office:value="2850" calcext:value-type="float">
            <text:p>2850</text:p>
          </table:table-cell>
          <table:table-cell office:value-type="float" office:value="3481" calcext:value-type="float">
            <text:p>3481</text:p>
          </table:table-cell>
          <table:table-cell office:value-type="float" office:value="2862" calcext:value-type="float">
            <text:p>2862</text:p>
          </table:table-cell>
          <table:table-cell office:value-type="float" office:value="2412" calcext:value-type="float">
            <text:p>2412</text:p>
          </table:table-cell>
          <table:table-cell table:formula="of:=3.3*[.C196]/4096" office:value-type="float" office:value="2.1535400390625" calcext:value-type="float">
            <text:p>2.1535400390625</text:p>
          </table:table-cell>
          <table:table-cell table:formula="of:=3.3*[.D196]/4096" office:value-type="float" office:value="0.726708984375" calcext:value-type="float">
            <text:p>0.726708984375</text:p>
          </table:table-cell>
          <table:table-cell table:formula="of:=3.3*[.E196]/4096" office:value-type="float" office:value="2.296142578125" calcext:value-type="float">
            <text:p>2.296142578125</text:p>
          </table:table-cell>
          <table:table-cell office:value-type="float" office:value="195" calcext:value-type="float">
            <text:p>195</text:p>
          </table:table-cell>
          <table:table-cell table:formula="of:=1000*[.L196]*[.$R$7]" office:value-type="float" office:value="3.9" calcext:value-type="float">
            <text:p>3.9</text:p>
          </table:table-cell>
          <table:table-cell table:formula="of:=3.3*[.F196]/4096" office:value-type="float" office:value="2.8045166015625" calcext:value-type="float">
            <text:p>2.8045166015625</text:p>
          </table:table-cell>
          <table:table-cell table:formula="of:=3.3*[.G196]/4096" office:value-type="float" office:value="2.305810546875" calcext:value-type="float">
            <text:p>2.305810546875</text:p>
          </table:table-cell>
          <table:table-cell table:formula="of:=3.3*[.H196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7]*[.$Q$7]" office:value-type="float" office:value="3.92" calcext:value-type="float">
            <text:p>3.92</text:p>
          </table:table-cell>
          <table:table-cell office:value-type="float" office:value="196" calcext:value-type="float">
            <text:p>196</text:p>
          </table:table-cell>
          <table:table-cell office:value-type="float" office:value="2504" calcext:value-type="float">
            <text:p>2504</text:p>
          </table:table-cell>
          <table:table-cell office:value-type="float" office:value="1017" calcext:value-type="float">
            <text:p>1017</text:p>
          </table:table-cell>
          <table:table-cell office:value-type="float" office:value="3433" calcext:value-type="float">
            <text:p>3433</text:p>
          </table:table-cell>
          <table:table-cell office:value-type="float" office:value="3475" calcext:value-type="float">
            <text:p>3475</text:p>
          </table:table-cell>
          <table:table-cell office:value-type="float" office:value="3327" calcext:value-type="float">
            <text:p>3327</text:p>
          </table:table-cell>
          <table:table-cell office:value-type="float" office:value="2165" calcext:value-type="float">
            <text:p>2165</text:p>
          </table:table-cell>
          <table:table-cell table:formula="of:=3.3*[.C197]/4096" office:value-type="float" office:value="2.0173828125" calcext:value-type="float">
            <text:p>2.0173828125</text:p>
          </table:table-cell>
          <table:table-cell table:formula="of:=3.3*[.D197]/4096" office:value-type="float" office:value="0.8193603515625" calcext:value-type="float">
            <text:p>0.8193603515625</text:p>
          </table:table-cell>
          <table:table-cell table:formula="of:=3.3*[.E197]/4096" office:value-type="float" office:value="2.7658447265625" calcext:value-type="float">
            <text:p>2.7658447265625</text:p>
          </table:table-cell>
          <table:table-cell office:value-type="float" office:value="196" calcext:value-type="float">
            <text:p>196</text:p>
          </table:table-cell>
          <table:table-cell table:formula="of:=1000*[.L197]*[.$R$7]" office:value-type="float" office:value="3.92" calcext:value-type="float">
            <text:p>3.92</text:p>
          </table:table-cell>
          <table:table-cell table:formula="of:=3.3*[.F197]/4096" office:value-type="float" office:value="2.7996826171875" calcext:value-type="float">
            <text:p>2.7996826171875</text:p>
          </table:table-cell>
          <table:table-cell table:formula="of:=3.3*[.G197]/4096" office:value-type="float" office:value="2.6804443359375" calcext:value-type="float">
            <text:p>2.6804443359375</text:p>
          </table:table-cell>
          <table:table-cell table:formula="of:=3.3*[.H197]/4096" office:value-type="float" office:value="1.7442626953125" calcext:value-type="float">
            <text:p>1.744262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8]*[.$Q$7]" office:value-type="float" office:value="3.94" calcext:value-type="float">
            <text:p>3.94</text:p>
          </table:table-cell>
          <table:table-cell office:value-type="float" office:value="197" calcext:value-type="float">
            <text:p>197</text:p>
          </table:table-cell>
          <table:table-cell office:value-type="float" office:value="2333" calcext:value-type="float">
            <text:p>2333</text:p>
          </table:table-cell>
          <table:table-cell office:value-type="float" office:value="2612" calcext:value-type="float">
            <text:p>2612</text:p>
          </table:table-cell>
          <table:table-cell office:value-type="float" office:value="2152" calcext:value-type="float">
            <text:p>2152</text:p>
          </table:table-cell>
          <table:table-cell office:value-type="float" office:value="3447" calcext:value-type="float">
            <text:p>3447</text:p>
          </table:table-cell>
          <table:table-cell office:value-type="float" office:value="2077" calcext:value-type="float">
            <text:p>2077</text:p>
          </table:table-cell>
          <table:table-cell office:value-type="float" office:value="1809" calcext:value-type="float">
            <text:p>1809</text:p>
          </table:table-cell>
          <table:table-cell table:formula="of:=3.3*[.C198]/4096" office:value-type="float" office:value="1.8796142578125" calcext:value-type="float">
            <text:p>1.8796142578125</text:p>
          </table:table-cell>
          <table:table-cell table:formula="of:=3.3*[.D198]/4096" office:value-type="float" office:value="2.10439453125" calcext:value-type="float">
            <text:p>2.10439453125</text:p>
          </table:table-cell>
          <table:table-cell table:formula="of:=3.3*[.E198]/4096" office:value-type="float" office:value="1.7337890625" calcext:value-type="float">
            <text:p>1.7337890625</text:p>
          </table:table-cell>
          <table:table-cell office:value-type="float" office:value="197" calcext:value-type="float">
            <text:p>197</text:p>
          </table:table-cell>
          <table:table-cell table:formula="of:=1000*[.L198]*[.$R$7]" office:value-type="float" office:value="3.94" calcext:value-type="float">
            <text:p>3.94</text:p>
          </table:table-cell>
          <table:table-cell table:formula="of:=3.3*[.F198]/4096" office:value-type="float" office:value="2.7771240234375" calcext:value-type="float">
            <text:p>2.7771240234375</text:p>
          </table:table-cell>
          <table:table-cell table:formula="of:=3.3*[.G198]/4096" office:value-type="float" office:value="1.6733642578125" calcext:value-type="float">
            <text:p>1.6733642578125</text:p>
          </table:table-cell>
          <table:table-cell table:formula="of:=3.3*[.H198]/4096" office:value-type="float" office:value="1.4574462890625" calcext:value-type="float">
            <text:p>1.457446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199]*[.$Q$7]" office:value-type="float" office:value="3.96" calcext:value-type="float">
            <text:p>3.96</text:p>
          </table:table-cell>
          <table:table-cell office:value-type="float" office:value="198" calcext:value-type="float">
            <text:p>198</text:p>
          </table:table-cell>
          <table:table-cell office:value-type="float" office:value="2164" calcext:value-type="float">
            <text:p>2164</text:p>
          </table:table-cell>
          <table:table-cell office:value-type="float" office:value="3480" calcext:value-type="float">
            <text:p>3480</text:p>
          </table:table-cell>
          <table:table-cell office:value-type="float" office:value="779" calcext:value-type="float">
            <text:p>779</text:p>
          </table:table-cell>
          <table:table-cell office:value-type="float" office:value="3397" calcext:value-type="float">
            <text:p>3397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formula="of:=3.3*[.C199]/4096" office:value-type="float" office:value="1.74345703125" calcext:value-type="float">
            <text:p>1.74345703125</text:p>
          </table:table-cell>
          <table:table-cell table:formula="of:=3.3*[.D199]/4096" office:value-type="float" office:value="2.8037109375" calcext:value-type="float">
            <text:p>2.8037109375</text:p>
          </table:table-cell>
          <table:table-cell table:formula="of:=3.3*[.E199]/4096" office:value-type="float" office:value="0.6276123046875" calcext:value-type="float">
            <text:p>0.6276123046875</text:p>
          </table:table-cell>
          <table:table-cell office:value-type="float" office:value="198" calcext:value-type="float">
            <text:p>198</text:p>
          </table:table-cell>
          <table:table-cell table:formula="of:=1000*[.L199]*[.$R$7]" office:value-type="float" office:value="3.96" calcext:value-type="float">
            <text:p>3.96</text:p>
          </table:table-cell>
          <table:table-cell table:formula="of:=3.3*[.F199]/4096" office:value-type="float" office:value="2.7368408203125" calcext:value-type="float">
            <text:p>2.7368408203125</text:p>
          </table:table-cell>
          <table:table-cell table:formula="of:=3.3*[.G199]/4096" office:value-type="float" office:value="0.6775634765625" calcext:value-type="float">
            <text:p>0.6775634765625</text:p>
          </table:table-cell>
          <table:table-cell table:formula="of:=3.3*[.H199]/4096" office:value-type="float" office:value="1.477587890625" calcext:value-type="float">
            <text:p>1.477587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0]*[.$Q$7]" office:value-type="float" office:value="3.98" calcext:value-type="float">
            <text:p>3.98</text:p>
          </table:table-cell>
          <table:table-cell office:value-type="float" office:value="199" calcext:value-type="float">
            <text:p>199</text:p>
          </table:table-cell>
          <table:table-cell office:value-type="float" office:value="1990" calcext:value-type="float">
            <text:p>1990</text:p>
          </table:table-cell>
          <table:table-cell office:value-type="float" office:value="2421" calcext:value-type="float">
            <text:p>2421</text:p>
          </table:table-cell>
          <table:table-cell office:value-type="float" office:value="1212" calcext:value-type="float">
            <text:p>1212</text:p>
          </table:table-cell>
          <table:table-cell office:value-type="float" office:value="3325" calcext:value-type="float">
            <text:p>3325</text:p>
          </table:table-cell>
          <table:table-cell office:value-type="float" office:value="1324" calcext:value-type="float">
            <text:p>1324</text:p>
          </table:table-cell>
          <table:table-cell office:value-type="float" office:value="2209" calcext:value-type="float">
            <text:p>2209</text:p>
          </table:table-cell>
          <table:table-cell table:formula="of:=3.3*[.C200]/4096" office:value-type="float" office:value="1.603271484375" calcext:value-type="float">
            <text:p>1.603271484375</text:p>
          </table:table-cell>
          <table:table-cell table:formula="of:=3.3*[.D200]/4096" office:value-type="float" office:value="1.9505126953125" calcext:value-type="float">
            <text:p>1.9505126953125</text:p>
          </table:table-cell>
          <table:table-cell table:formula="of:=3.3*[.E200]/4096" office:value-type="float" office:value="0.97646484375" calcext:value-type="float">
            <text:p>0.97646484375</text:p>
          </table:table-cell>
          <table:table-cell office:value-type="float" office:value="199" calcext:value-type="float">
            <text:p>199</text:p>
          </table:table-cell>
          <table:table-cell table:formula="of:=1000*[.L200]*[.$R$7]" office:value-type="float" office:value="3.98" calcext:value-type="float">
            <text:p>3.98</text:p>
          </table:table-cell>
          <table:table-cell table:formula="of:=3.3*[.F200]/4096" office:value-type="float" office:value="2.6788330078125" calcext:value-type="float">
            <text:p>2.6788330078125</text:p>
          </table:table-cell>
          <table:table-cell table:formula="of:=3.3*[.G200]/4096" office:value-type="float" office:value="1.06669921875" calcext:value-type="float">
            <text:p>1.06669921875</text:p>
          </table:table-cell>
          <table:table-cell table:formula="of:=3.3*[.H200]/4096" office:value-type="float" office:value="1.7797119140625" calcext:value-type="float">
            <text:p>1.77971191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1]*[.$Q$7]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812" calcext:value-type="float">
            <text:p>1812</text:p>
          </table:table-cell>
          <table:table-cell office:value-type="float" office:value="903" calcext:value-type="float">
            <text:p>903</text:p>
          </table:table-cell>
          <table:table-cell office:value-type="float" office:value="2855" calcext:value-type="float">
            <text:p>2855</text:p>
          </table:table-cell>
          <table:table-cell office:value-type="float" office:value="3236" calcext:value-type="float">
            <text:p>3236</text:p>
          </table:table-cell>
          <table:table-cell office:value-type="float" office:value="2861" calcext:value-type="float">
            <text:p>2861</text:p>
          </table:table-cell>
          <table:table-cell office:value-type="float" office:value="2412" calcext:value-type="float">
            <text:p>2412</text:p>
          </table:table-cell>
          <table:table-cell table:formula="of:=3.3*[.C201]/4096" office:value-type="float" office:value="1.45986328125" calcext:value-type="float">
            <text:p>1.45986328125</text:p>
          </table:table-cell>
          <table:table-cell table:formula="of:=3.3*[.D201]/4096" office:value-type="float" office:value="0.7275146484375" calcext:value-type="float">
            <text:p>0.7275146484375</text:p>
          </table:table-cell>
          <table:table-cell table:formula="of:=3.3*[.E201]/4096" office:value-type="float" office:value="2.3001708984375" calcext:value-type="float">
            <text:p>2.3001708984375</text:p>
          </table:table-cell>
          <table:table-cell office:value-type="float" office:value="200" calcext:value-type="float">
            <text:p>200</text:p>
          </table:table-cell>
          <table:table-cell table:formula="of:=1000*[.L201]*[.$R$7]" office:value-type="float" office:value="4" calcext:value-type="float">
            <text:p>4</text:p>
          </table:table-cell>
          <table:table-cell table:formula="of:=3.3*[.F201]/4096" office:value-type="float" office:value="2.60712890625" calcext:value-type="float">
            <text:p>2.60712890625</text:p>
          </table:table-cell>
          <table:table-cell table:formula="of:=3.3*[.G201]/4096" office:value-type="float" office:value="2.3050048828125" calcext:value-type="float">
            <text:p>2.3050048828125</text:p>
          </table:table-cell>
          <table:table-cell table:formula="of:=3.3*[.H20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2]*[.$Q$7]" office:value-type="float" office:value="4.02" calcext:value-type="float">
            <text:p>4.02</text:p>
          </table:table-cell>
          <table:table-cell office:value-type="float" office:value="201" calcext:value-type="float">
            <text:p>201</text:p>
          </table:table-cell>
          <table:table-cell office:value-type="float" office:value="1644" calcext:value-type="float">
            <text:p>1644</text:p>
          </table:table-cell>
          <table:table-cell office:value-type="float" office:value="1013" calcext:value-type="float">
            <text:p>1013</text:p>
          </table:table-cell>
          <table:table-cell office:value-type="float" office:value="3431" calcext:value-type="float">
            <text:p>3431</text:p>
          </table:table-cell>
          <table:table-cell office:value-type="float" office:value="3129" calcext:value-type="float">
            <text:p>3129</text:p>
          </table:table-cell>
          <table:table-cell office:value-type="float" office:value="3326" calcext:value-type="float">
            <text:p>3326</text:p>
          </table:table-cell>
          <table:table-cell office:value-type="float" office:value="2167" calcext:value-type="float">
            <text:p>2167</text:p>
          </table:table-cell>
          <table:table-cell table:formula="of:=3.3*[.C202]/4096" office:value-type="float" office:value="1.32451171875" calcext:value-type="float">
            <text:p>1.32451171875</text:p>
          </table:table-cell>
          <table:table-cell table:formula="of:=3.3*[.D202]/4096" office:value-type="float" office:value="0.8161376953125" calcext:value-type="float">
            <text:p>0.8161376953125</text:p>
          </table:table-cell>
          <table:table-cell table:formula="of:=3.3*[.E202]/4096" office:value-type="float" office:value="2.7642333984375" calcext:value-type="float">
            <text:p>2.7642333984375</text:p>
          </table:table-cell>
          <table:table-cell office:value-type="float" office:value="201" calcext:value-type="float">
            <text:p>201</text:p>
          </table:table-cell>
          <table:table-cell table:formula="of:=1000*[.L202]*[.$R$7]" office:value-type="float" office:value="4.02" calcext:value-type="float">
            <text:p>4.02</text:p>
          </table:table-cell>
          <table:table-cell table:formula="of:=3.3*[.F202]/4096" office:value-type="float" office:value="2.5209228515625" calcext:value-type="float">
            <text:p>2.5209228515625</text:p>
          </table:table-cell>
          <table:table-cell table:formula="of:=3.3*[.G202]/4096" office:value-type="float" office:value="2.679638671875" calcext:value-type="float">
            <text:p>2.679638671875</text:p>
          </table:table-cell>
          <table:table-cell table:formula="of:=3.3*[.H202]/4096" office:value-type="float" office:value="1.7458740234375" calcext:value-type="float">
            <text:p>1.745874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3]*[.$Q$7]" office:value-type="float" office:value="4.04" calcext:value-type="float">
            <text:p>4.04</text:p>
          </table:table-cell>
          <table:table-cell office:value-type="float" office:value="202" calcext:value-type="float">
            <text:p>202</text:p>
          </table:table-cell>
          <table:table-cell office:value-type="float" office:value="1479" calcext:value-type="float">
            <text:p>1479</text:p>
          </table:table-cell>
          <table:table-cell office:value-type="float" office:value="2613" calcext:value-type="float">
            <text:p>2613</text:p>
          </table:table-cell>
          <table:table-cell office:value-type="float" office:value="2147" calcext:value-type="float">
            <text:p>2147</text:p>
          </table:table-cell>
          <table:table-cell office:value-type="float" office:value="3002" calcext:value-type="float">
            <text:p>3002</text:p>
          </table:table-cell>
          <table:table-cell office:value-type="float" office:value="2078" calcext:value-type="float">
            <text:p>2078</text:p>
          </table:table-cell>
          <table:table-cell office:value-type="float" office:value="1808" calcext:value-type="float">
            <text:p>1808</text:p>
          </table:table-cell>
          <table:table-cell table:formula="of:=3.3*[.C203]/4096" office:value-type="float" office:value="1.1915771484375" calcext:value-type="float">
            <text:p>1.1915771484375</text:p>
          </table:table-cell>
          <table:table-cell table:formula="of:=3.3*[.D203]/4096" office:value-type="float" office:value="2.1052001953125" calcext:value-type="float">
            <text:p>2.1052001953125</text:p>
          </table:table-cell>
          <table:table-cell table:formula="of:=3.3*[.E203]/4096" office:value-type="float" office:value="1.7297607421875" calcext:value-type="float">
            <text:p>1.7297607421875</text:p>
          </table:table-cell>
          <table:table-cell office:value-type="float" office:value="202" calcext:value-type="float">
            <text:p>202</text:p>
          </table:table-cell>
          <table:table-cell table:formula="of:=1000*[.L203]*[.$R$7]" office:value-type="float" office:value="4.04" calcext:value-type="float">
            <text:p>4.04</text:p>
          </table:table-cell>
          <table:table-cell table:formula="of:=3.3*[.F203]/4096" office:value-type="float" office:value="2.418603515625" calcext:value-type="float">
            <text:p>2.418603515625</text:p>
          </table:table-cell>
          <table:table-cell table:formula="of:=3.3*[.G203]/4096" office:value-type="float" office:value="1.674169921875" calcext:value-type="float">
            <text:p>1.674169921875</text:p>
          </table:table-cell>
          <table:table-cell table:formula="of:=3.3*[.H203]/4096" office:value-type="float" office:value="1.456640625" calcext:value-type="float">
            <text:p>1.45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4]*[.$Q$7]" office:value-type="float" office:value="4.06" calcext:value-type="float">
            <text:p>4.06</text:p>
          </table:table-cell>
          <table:table-cell office:value-type="float" office:value="203" calcext:value-type="float">
            <text:p>203</text:p>
          </table:table-cell>
          <table:table-cell office:value-type="float" office:value="1323" calcext:value-type="float">
            <text:p>1323</text:p>
          </table:table-cell>
          <table:table-cell office:value-type="float" office:value="3478" calcext:value-type="float">
            <text:p>3478</text:p>
          </table:table-cell>
          <table:table-cell office:value-type="float" office:value="778" calcext:value-type="float">
            <text:p>778</text:p>
          </table:table-cell>
          <table:table-cell office:value-type="float" office:value="2864" calcext:value-type="float">
            <text:p>2864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formula="of:=3.3*[.C204]/4096" office:value-type="float" office:value="1.0658935546875" calcext:value-type="float">
            <text:p>1.0658935546875</text:p>
          </table:table-cell>
          <table:table-cell table:formula="of:=3.3*[.D204]/4096" office:value-type="float" office:value="2.802099609375" calcext:value-type="float">
            <text:p>2.802099609375</text:p>
          </table:table-cell>
          <table:table-cell table:formula="of:=3.3*[.E204]/4096" office:value-type="float" office:value="0.626806640625" calcext:value-type="float">
            <text:p>0.626806640625</text:p>
          </table:table-cell>
          <table:table-cell office:value-type="float" office:value="203" calcext:value-type="float">
            <text:p>203</text:p>
          </table:table-cell>
          <table:table-cell table:formula="of:=1000*[.L204]*[.$R$7]" office:value-type="float" office:value="4.06" calcext:value-type="float">
            <text:p>4.06</text:p>
          </table:table-cell>
          <table:table-cell table:formula="of:=3.3*[.F204]/4096" office:value-type="float" office:value="2.307421875" calcext:value-type="float">
            <text:p>2.307421875</text:p>
          </table:table-cell>
          <table:table-cell table:formula="of:=3.3*[.G204]/4096" office:value-type="float" office:value="0.6775634765625" calcext:value-type="float">
            <text:p>0.6775634765625</text:p>
          </table:table-cell>
          <table:table-cell table:formula="of:=3.3*[.H204]/4096" office:value-type="float" office:value="1.477587890625" calcext:value-type="float">
            <text:p>1.477587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5]*[.$Q$7]" office:value-type="float" office:value="4.08" calcext:value-type="float">
            <text:p>4.08</text:p>
          </table:table-cell>
          <table:table-cell office:value-type="float" office:value="204" calcext:value-type="float">
            <text:p>204</text:p>
          </table:table-cell>
          <table:table-cell office:value-type="float" office:value="1188" calcext:value-type="float">
            <text:p>1188</text:p>
          </table:table-cell>
          <table:table-cell office:value-type="float" office:value="2419" calcext:value-type="float">
            <text:p>2419</text:p>
          </table:table-cell>
          <table:table-cell office:value-type="float" office:value="1216" calcext:value-type="float">
            <text:p>1216</text:p>
          </table:table-cell>
          <table:table-cell office:value-type="float" office:value="2712" calcext:value-type="float">
            <text:p>2712</text:p>
          </table:table-cell>
          <table:table-cell office:value-type="float" office:value="1325" calcext:value-type="float">
            <text:p>1325</text:p>
          </table:table-cell>
          <table:table-cell office:value-type="float" office:value="2210" calcext:value-type="float">
            <text:p>2210</text:p>
          </table:table-cell>
          <table:table-cell table:formula="of:=3.3*[.C205]/4096" office:value-type="float" office:value="0.95712890625" calcext:value-type="float">
            <text:p>0.95712890625</text:p>
          </table:table-cell>
          <table:table-cell table:formula="of:=3.3*[.D205]/4096" office:value-type="float" office:value="1.9489013671875" calcext:value-type="float">
            <text:p>1.9489013671875</text:p>
          </table:table-cell>
          <table:table-cell table:formula="of:=3.3*[.E205]/4096" office:value-type="float" office:value="0.9796875" calcext:value-type="float">
            <text:p>0.9796875</text:p>
          </table:table-cell>
          <table:table-cell office:value-type="float" office:value="204" calcext:value-type="float">
            <text:p>204</text:p>
          </table:table-cell>
          <table:table-cell table:formula="of:=1000*[.L205]*[.$R$7]" office:value-type="float" office:value="4.08" calcext:value-type="float">
            <text:p>4.08</text:p>
          </table:table-cell>
          <table:table-cell table:formula="of:=3.3*[.F205]/4096" office:value-type="float" office:value="2.1849609375" calcext:value-type="float">
            <text:p>2.1849609375</text:p>
          </table:table-cell>
          <table:table-cell table:formula="of:=3.3*[.G205]/4096" office:value-type="float" office:value="1.0675048828125" calcext:value-type="float">
            <text:p>1.0675048828125</text:p>
          </table:table-cell>
          <table:table-cell table:formula="of:=3.3*[.H205]/4096" office:value-type="float" office:value="1.780517578125" calcext:value-type="float">
            <text:p>1.780517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6]*[.$Q$7]" office:value-type="float" office:value="4.1" calcext:value-type="float">
            <text:p>4.1</text:p>
          </table:table-cell>
          <table:table-cell office:value-type="float" office:value="205" calcext:value-type="float">
            <text:p>205</text:p>
          </table:table-cell>
          <table:table-cell office:value-type="float" office:value="1056" calcext:value-type="float">
            <text:p>1056</text:p>
          </table:table-cell>
          <table:table-cell office:value-type="float" office:value="899" calcext:value-type="float">
            <text:p>899</text:p>
          </table:table-cell>
          <table:table-cell office:value-type="float" office:value="2854" calcext:value-type="float">
            <text:p>2854</text:p>
          </table:table-cell>
          <table:table-cell office:value-type="float" office:value="2550" calcext:value-type="float">
            <text:p>2550</text:p>
          </table:table-cell>
          <table:table-cell office:value-type="float" office:value="2860" calcext:value-type="float">
            <text:p>2860</text:p>
          </table:table-cell>
          <table:table-cell office:value-type="float" office:value="2414" calcext:value-type="float">
            <text:p>2414</text:p>
          </table:table-cell>
          <table:table-cell table:formula="of:=3.3*[.C206]/4096" office:value-type="float" office:value="0.85078125" calcext:value-type="float">
            <text:p>0.85078125</text:p>
          </table:table-cell>
          <table:table-cell table:formula="of:=3.3*[.D206]/4096" office:value-type="float" office:value="0.7242919921875" calcext:value-type="float">
            <text:p>0.7242919921875</text:p>
          </table:table-cell>
          <table:table-cell table:formula="of:=3.3*[.E206]/4096" office:value-type="float" office:value="2.299365234375" calcext:value-type="float">
            <text:p>2.299365234375</text:p>
          </table:table-cell>
          <table:table-cell office:value-type="float" office:value="205" calcext:value-type="float">
            <text:p>205</text:p>
          </table:table-cell>
          <table:table-cell table:formula="of:=1000*[.L206]*[.$R$7]" office:value-type="float" office:value="4.1" calcext:value-type="float">
            <text:p>4.1</text:p>
          </table:table-cell>
          <table:table-cell table:formula="of:=3.3*[.F206]/4096" office:value-type="float" office:value="2.054443359375" calcext:value-type="float">
            <text:p>2.054443359375</text:p>
          </table:table-cell>
          <table:table-cell table:formula="of:=3.3*[.G206]/4096" office:value-type="float" office:value="2.30419921875" calcext:value-type="float">
            <text:p>2.30419921875</text:p>
          </table:table-cell>
          <table:table-cell table:formula="of:=3.3*[.H206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7]*[.$Q$7]" office:value-type="float" office:value="4.12" calcext:value-type="float">
            <text:p>4.12</text:p>
          </table:table-cell>
          <table:table-cell office:value-type="float" office:value="206" calcext:value-type="float">
            <text:p>206</text:p>
          </table:table-cell>
          <table:table-cell office:value-type="float" office:value="947" calcext:value-type="float">
            <text:p>947</text:p>
          </table:table-cell>
          <table:table-cell office:value-type="float" office:value="1020" calcext:value-type="float">
            <text:p>1020</text:p>
          </table:table-cell>
          <table:table-cell office:value-type="float" office:value="3431" calcext:value-type="float">
            <text:p>3431</text:p>
          </table:table-cell>
          <table:table-cell office:value-type="float" office:value="2382" calcext:value-type="float">
            <text:p>2382</text:p>
          </table:table-cell>
          <table:table-cell office:value-type="float" office:value="3327" calcext:value-type="float">
            <text:p>3327</text:p>
          </table:table-cell>
          <table:table-cell office:value-type="float" office:value="2165" calcext:value-type="float">
            <text:p>2165</text:p>
          </table:table-cell>
          <table:table-cell table:formula="of:=3.3*[.C207]/4096" office:value-type="float" office:value="0.7629638671875" calcext:value-type="float">
            <text:p>0.7629638671875</text:p>
          </table:table-cell>
          <table:table-cell table:formula="of:=3.3*[.D207]/4096" office:value-type="float" office:value="0.82177734375" calcext:value-type="float">
            <text:p>0.82177734375</text:p>
          </table:table-cell>
          <table:table-cell table:formula="of:=3.3*[.E207]/4096" office:value-type="float" office:value="2.7642333984375" calcext:value-type="float">
            <text:p>2.7642333984375</text:p>
          </table:table-cell>
          <table:table-cell office:value-type="float" office:value="206" calcext:value-type="float">
            <text:p>206</text:p>
          </table:table-cell>
          <table:table-cell table:formula="of:=1000*[.L207]*[.$R$7]" office:value-type="float" office:value="4.12" calcext:value-type="float">
            <text:p>4.12</text:p>
          </table:table-cell>
          <table:table-cell table:formula="of:=3.3*[.F207]/4096" office:value-type="float" office:value="1.919091796875" calcext:value-type="float">
            <text:p>1.919091796875</text:p>
          </table:table-cell>
          <table:table-cell table:formula="of:=3.3*[.G207]/4096" office:value-type="float" office:value="2.6804443359375" calcext:value-type="float">
            <text:p>2.6804443359375</text:p>
          </table:table-cell>
          <table:table-cell table:formula="of:=3.3*[.H207]/4096" office:value-type="float" office:value="1.7442626953125" calcext:value-type="float">
            <text:p>1.744262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8]*[.$Q$7]" office:value-type="float" office:value="4.14" calcext:value-type="float">
            <text:p>4.14</text:p>
          </table:table-cell>
          <table:table-cell office:value-type="float" office:value="207" calcext:value-type="float">
            <text:p>207</text:p>
          </table:table-cell>
          <table:table-cell office:value-type="float" office:value="853" calcext:value-type="float">
            <text:p>853</text:p>
          </table:table-cell>
          <table:table-cell office:value-type="float" office:value="2610" calcext:value-type="float">
            <text:p>2610</text:p>
          </table:table-cell>
          <table:table-cell office:value-type="float" office:value="2143" calcext:value-type="float">
            <text:p>2143</text:p>
          </table:table-cell>
          <table:table-cell office:value-type="float" office:value="2210" calcext:value-type="float">
            <text:p>2210</text:p>
          </table:table-cell>
          <table:table-cell office:value-type="float" office:value="2079" calcext:value-type="float">
            <text:p>2079</text:p>
          </table:table-cell>
          <table:table-cell office:value-type="float" office:value="1806" calcext:value-type="float">
            <text:p>1806</text:p>
          </table:table-cell>
          <table:table-cell table:formula="of:=3.3*[.C208]/4096" office:value-type="float" office:value="0.6872314453125" calcext:value-type="float">
            <text:p>0.6872314453125</text:p>
          </table:table-cell>
          <table:table-cell table:formula="of:=3.3*[.D208]/4096" office:value-type="float" office:value="2.102783203125" calcext:value-type="float">
            <text:p>2.102783203125</text:p>
          </table:table-cell>
          <table:table-cell table:formula="of:=3.3*[.E208]/4096" office:value-type="float" office:value="1.7265380859375" calcext:value-type="float">
            <text:p>1.7265380859375</text:p>
          </table:table-cell>
          <table:table-cell office:value-type="float" office:value="207" calcext:value-type="float">
            <text:p>207</text:p>
          </table:table-cell>
          <table:table-cell table:formula="of:=1000*[.L208]*[.$R$7]" office:value-type="float" office:value="4.14" calcext:value-type="float">
            <text:p>4.14</text:p>
          </table:table-cell>
          <table:table-cell table:formula="of:=3.3*[.F208]/4096" office:value-type="float" office:value="1.780517578125" calcext:value-type="float">
            <text:p>1.780517578125</text:p>
          </table:table-cell>
          <table:table-cell table:formula="of:=3.3*[.G208]/4096" office:value-type="float" office:value="1.6749755859375" calcext:value-type="float">
            <text:p>1.6749755859375</text:p>
          </table:table-cell>
          <table:table-cell table:formula="of:=3.3*[.H208]/4096" office:value-type="float" office:value="1.455029296875" calcext:value-type="float">
            <text:p>1.4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09]*[.$Q$7]" office:value-type="float" office:value="4.16" calcext:value-type="float">
            <text:p>4.16</text:p>
          </table:table-cell>
          <table:table-cell office:value-type="float" office:value="208" calcext:value-type="float">
            <text:p>208</text:p>
          </table:table-cell>
          <table:table-cell office:value-type="float" office:value="783" calcext:value-type="float">
            <text:p>783</text:p>
          </table:table-cell>
          <table:table-cell office:value-type="float" office:value="3477" calcext:value-type="float">
            <text:p>3477</text:p>
          </table:table-cell>
          <table:table-cell office:value-type="float" office:value="777" calcext:value-type="float">
            <text:p>777</text:p>
          </table:table-cell>
          <table:table-cell office:value-type="float" office:value="2035" calcext:value-type="float">
            <text:p>2035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formula="of:=3.3*[.C209]/4096" office:value-type="float" office:value="0.6308349609375" calcext:value-type="float">
            <text:p>0.6308349609375</text:p>
          </table:table-cell>
          <table:table-cell table:formula="of:=3.3*[.D209]/4096" office:value-type="float" office:value="2.8012939453125" calcext:value-type="float">
            <text:p>2.8012939453125</text:p>
          </table:table-cell>
          <table:table-cell table:formula="of:=3.3*[.E209]/4096" office:value-type="float" office:value="0.6260009765625" calcext:value-type="float">
            <text:p>0.6260009765625</text:p>
          </table:table-cell>
          <table:table-cell office:value-type="float" office:value="208" calcext:value-type="float">
            <text:p>208</text:p>
          </table:table-cell>
          <table:table-cell table:formula="of:=1000*[.L209]*[.$R$7]" office:value-type="float" office:value="4.16" calcext:value-type="float">
            <text:p>4.16</text:p>
          </table:table-cell>
          <table:table-cell table:formula="of:=3.3*[.F209]/4096" office:value-type="float" office:value="1.6395263671875" calcext:value-type="float">
            <text:p>1.6395263671875</text:p>
          </table:table-cell>
          <table:table-cell table:formula="of:=3.3*[.G209]/4096" office:value-type="float" office:value="0.6775634765625" calcext:value-type="float">
            <text:p>0.6775634765625</text:p>
          </table:table-cell>
          <table:table-cell table:formula="of:=3.3*[.H209]/4096" office:value-type="float" office:value="1.477587890625" calcext:value-type="float">
            <text:p>1.477587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0]*[.$Q$7]" office:value-type="float" office:value="4.18" calcext:value-type="float">
            <text:p>4.18</text:p>
          </table:table-cell>
          <table:table-cell office:value-type="float" office:value="209" calcext:value-type="float">
            <text:p>209</text:p>
          </table:table-cell>
          <table:table-cell office:value-type="float" office:value="731" calcext:value-type="float">
            <text:p>731</text:p>
          </table:table-cell>
          <table:table-cell office:value-type="float" office:value="2421" calcext:value-type="float">
            <text:p>2421</text:p>
          </table:table-cell>
          <table:table-cell office:value-type="float" office:value="1215" calcext:value-type="float">
            <text:p>1215</text:p>
          </table:table-cell>
          <table:table-cell office:value-type="float" office:value="1861" calcext:value-type="float">
            <text:p>1861</text:p>
          </table:table-cell>
          <table:table-cell office:value-type="float" office:value="1324" calcext:value-type="float">
            <text:p>1324</text:p>
          </table:table-cell>
          <table:table-cell office:value-type="float" office:value="2210" calcext:value-type="float">
            <text:p>2210</text:p>
          </table:table-cell>
          <table:table-cell table:formula="of:=3.3*[.C210]/4096" office:value-type="float" office:value="0.5889404296875" calcext:value-type="float">
            <text:p>0.5889404296875</text:p>
          </table:table-cell>
          <table:table-cell table:formula="of:=3.3*[.D210]/4096" office:value-type="float" office:value="1.9505126953125" calcext:value-type="float">
            <text:p>1.9505126953125</text:p>
          </table:table-cell>
          <table:table-cell table:formula="of:=3.3*[.E210]/4096" office:value-type="float" office:value="0.9788818359375" calcext:value-type="float">
            <text:p>0.9788818359375</text:p>
          </table:table-cell>
          <table:table-cell office:value-type="float" office:value="209" calcext:value-type="float">
            <text:p>209</text:p>
          </table:table-cell>
          <table:table-cell table:formula="of:=1000*[.L210]*[.$R$7]" office:value-type="float" office:value="4.18" calcext:value-type="float">
            <text:p>4.18</text:p>
          </table:table-cell>
          <table:table-cell table:formula="of:=3.3*[.F210]/4096" office:value-type="float" office:value="1.4993408203125" calcext:value-type="float">
            <text:p>1.4993408203125</text:p>
          </table:table-cell>
          <table:table-cell table:formula="of:=3.3*[.G210]/4096" office:value-type="float" office:value="1.06669921875" calcext:value-type="float">
            <text:p>1.06669921875</text:p>
          </table:table-cell>
          <table:table-cell table:formula="of:=3.3*[.H210]/4096" office:value-type="float" office:value="1.780517578125" calcext:value-type="float">
            <text:p>1.780517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1]*[.$Q$7]" office:value-type="float" office:value="4.2" calcext:value-type="float">
            <text:p>4.2</text:p>
          </table:table-cell>
          <table:table-cell office:value-type="float" office:value="210" calcext:value-type="float">
            <text:p>210</text:p>
          </table:table-cell>
          <table:table-cell office:value-type="float" office:value="702" calcext:value-type="float">
            <text:p>702</text:p>
          </table:table-cell>
          <table:table-cell office:value-type="float" office:value="901" calcext:value-type="float">
            <text:p>901</text:p>
          </table:table-cell>
          <table:table-cell office:value-type="float" office:value="2858" calcext:value-type="float">
            <text:p>2858</text:p>
          </table:table-cell>
          <table:table-cell office:value-type="float" office:value="1689" calcext:value-type="float">
            <text:p>1689</text:p>
          </table:table-cell>
          <table:table-cell office:value-type="float" office:value="2860" calcext:value-type="float">
            <text:p>2860</text:p>
          </table:table-cell>
          <table:table-cell office:value-type="float" office:value="2414" calcext:value-type="float">
            <text:p>2414</text:p>
          </table:table-cell>
          <table:table-cell table:formula="of:=3.3*[.C211]/4096" office:value-type="float" office:value="0.565576171875" calcext:value-type="float">
            <text:p>0.565576171875</text:p>
          </table:table-cell>
          <table:table-cell table:formula="of:=3.3*[.D211]/4096" office:value-type="float" office:value="0.7259033203125" calcext:value-type="float">
            <text:p>0.7259033203125</text:p>
          </table:table-cell>
          <table:table-cell table:formula="of:=3.3*[.E211]/4096" office:value-type="float" office:value="2.302587890625" calcext:value-type="float">
            <text:p>2.302587890625</text:p>
          </table:table-cell>
          <table:table-cell office:value-type="float" office:value="210" calcext:value-type="float">
            <text:p>210</text:p>
          </table:table-cell>
          <table:table-cell table:formula="of:=1000*[.L211]*[.$R$7]" office:value-type="float" office:value="4.2" calcext:value-type="float">
            <text:p>4.2</text:p>
          </table:table-cell>
          <table:table-cell table:formula="of:=3.3*[.F211]/4096" office:value-type="float" office:value="1.3607666015625" calcext:value-type="float">
            <text:p>1.3607666015625</text:p>
          </table:table-cell>
          <table:table-cell table:formula="of:=3.3*[.G211]/4096" office:value-type="float" office:value="2.30419921875" calcext:value-type="float">
            <text:p>2.30419921875</text:p>
          </table:table-cell>
          <table:table-cell table:formula="of:=3.3*[.H21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2]*[.$Q$7]" office:value-type="float" office:value="4.22" calcext:value-type="float">
            <text:p>4.22</text:p>
          </table:table-cell>
          <table:table-cell office:value-type="float" office:value="211" calcext:value-type="float">
            <text:p>211</text:p>
          </table:table-cell>
          <table:table-cell office:value-type="float" office:value="694" calcext:value-type="float">
            <text:p>694</text:p>
          </table:table-cell>
          <table:table-cell office:value-type="float" office:value="1018" calcext:value-type="float">
            <text:p>1018</text:p>
          </table:table-cell>
          <table:table-cell office:value-type="float" office:value="3429" calcext:value-type="float">
            <text:p>3429</text:p>
          </table:table-cell>
          <table:table-cell office:value-type="float" office:value="1525" calcext:value-type="float">
            <text:p>1525</text:p>
          </table:table-cell>
          <table:table-cell office:value-type="float" office:value="3326" calcext:value-type="float">
            <text:p>3326</text:p>
          </table:table-cell>
          <table:table-cell office:value-type="float" office:value="2165" calcext:value-type="float">
            <text:p>2165</text:p>
          </table:table-cell>
          <table:table-cell table:formula="of:=3.3*[.C212]/4096" office:value-type="float" office:value="0.559130859375" calcext:value-type="float">
            <text:p>0.559130859375</text:p>
          </table:table-cell>
          <table:table-cell table:formula="of:=3.3*[.D212]/4096" office:value-type="float" office:value="0.820166015625" calcext:value-type="float">
            <text:p>0.820166015625</text:p>
          </table:table-cell>
          <table:table-cell table:formula="of:=3.3*[.E212]/4096" office:value-type="float" office:value="2.7626220703125" calcext:value-type="float">
            <text:p>2.7626220703125</text:p>
          </table:table-cell>
          <table:table-cell office:value-type="float" office:value="211" calcext:value-type="float">
            <text:p>211</text:p>
          </table:table-cell>
          <table:table-cell table:formula="of:=1000*[.L212]*[.$R$7]" office:value-type="float" office:value="4.22" calcext:value-type="float">
            <text:p>4.22</text:p>
          </table:table-cell>
          <table:table-cell table:formula="of:=3.3*[.F212]/4096" office:value-type="float" office:value="1.2286376953125" calcext:value-type="float">
            <text:p>1.2286376953125</text:p>
          </table:table-cell>
          <table:table-cell table:formula="of:=3.3*[.G212]/4096" office:value-type="float" office:value="2.679638671875" calcext:value-type="float">
            <text:p>2.679638671875</text:p>
          </table:table-cell>
          <table:table-cell table:formula="of:=3.3*[.H212]/4096" office:value-type="float" office:value="1.7442626953125" calcext:value-type="float">
            <text:p>1.744262695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3]*[.$Q$7]" office:value-type="float" office:value="4.24" calcext:value-type="float">
            <text:p>4.24</text:p>
          </table:table-cell>
          <table:table-cell office:value-type="float" office:value="212" calcext:value-type="float">
            <text:p>212</text:p>
          </table:table-cell>
          <table:table-cell office:value-type="float" office:value="706" calcext:value-type="float">
            <text:p>706</text:p>
          </table:table-cell>
          <table:table-cell office:value-type="float" office:value="2609" calcext:value-type="float">
            <text:p>2609</text:p>
          </table:table-cell>
          <table:table-cell office:value-type="float" office:value="2142" calcext:value-type="float">
            <text:p>2142</text:p>
          </table:table-cell>
          <table:table-cell office:value-type="float" office:value="1370" calcext:value-type="float">
            <text:p>1370</text:p>
          </table:table-cell>
          <table:table-cell office:value-type="float" office:value="2079" calcext:value-type="float">
            <text:p>2079</text:p>
          </table:table-cell>
          <table:table-cell office:value-type="float" office:value="1807" calcext:value-type="float">
            <text:p>1807</text:p>
          </table:table-cell>
          <table:table-cell table:formula="of:=3.3*[.C213]/4096" office:value-type="float" office:value="0.568798828125" calcext:value-type="float">
            <text:p>0.568798828125</text:p>
          </table:table-cell>
          <table:table-cell table:formula="of:=3.3*[.D213]/4096" office:value-type="float" office:value="2.1019775390625" calcext:value-type="float">
            <text:p>2.1019775390625</text:p>
          </table:table-cell>
          <table:table-cell table:formula="of:=3.3*[.E213]/4096" office:value-type="float" office:value="1.725732421875" calcext:value-type="float">
            <text:p>1.725732421875</text:p>
          </table:table-cell>
          <table:table-cell office:value-type="float" office:value="212" calcext:value-type="float">
            <text:p>212</text:p>
          </table:table-cell>
          <table:table-cell table:formula="of:=1000*[.L213]*[.$R$7]" office:value-type="float" office:value="4.24" calcext:value-type="float">
            <text:p>4.24</text:p>
          </table:table-cell>
          <table:table-cell table:formula="of:=3.3*[.F213]/4096" office:value-type="float" office:value="1.103759765625" calcext:value-type="float">
            <text:p>1.103759765625</text:p>
          </table:table-cell>
          <table:table-cell table:formula="of:=3.3*[.G213]/4096" office:value-type="float" office:value="1.6749755859375" calcext:value-type="float">
            <text:p>1.6749755859375</text:p>
          </table:table-cell>
          <table:table-cell table:formula="of:=3.3*[.H213]/4096" office:value-type="float" office:value="1.4558349609375" calcext:value-type="float">
            <text:p>1.45583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4]*[.$Q$7]" office:value-type="float" office:value="4.26" calcext:value-type="float">
            <text:p>4.26</text:p>
          </table:table-cell>
          <table:table-cell office:value-type="float" office:value="213" calcext:value-type="float">
            <text:p>213</text:p>
          </table:table-cell>
          <table:table-cell office:value-type="float" office:value="735" calcext:value-type="float">
            <text:p>735</text:p>
          </table:table-cell>
          <table:table-cell office:value-type="float" office:value="3476" calcext:value-type="float">
            <text:p>3476</text:p>
          </table:table-cell>
          <table:table-cell office:value-type="float" office:value="775" calcext:value-type="float">
            <text:p>775</text:p>
          </table:table-cell>
          <table:table-cell office:value-type="float" office:value="1224" calcext:value-type="float">
            <text:p>1224</text:p>
          </table:table-cell>
          <table:table-cell office:value-type="float" office:value="841" calcext:value-type="float">
            <text:p>841</text:p>
          </table:table-cell>
          <table:table-cell office:value-type="float" office:value="1835" calcext:value-type="float">
            <text:p>1835</text:p>
          </table:table-cell>
          <table:table-cell table:formula="of:=3.3*[.C214]/4096" office:value-type="float" office:value="0.5921630859375" calcext:value-type="float">
            <text:p>0.5921630859375</text:p>
          </table:table-cell>
          <table:table-cell table:formula="of:=3.3*[.D214]/4096" office:value-type="float" office:value="2.80048828125" calcext:value-type="float">
            <text:p>2.80048828125</text:p>
          </table:table-cell>
          <table:table-cell table:formula="of:=3.3*[.E214]/4096" office:value-type="float" office:value="0.6243896484375" calcext:value-type="float">
            <text:p>0.6243896484375</text:p>
          </table:table-cell>
          <table:table-cell office:value-type="float" office:value="213" calcext:value-type="float">
            <text:p>213</text:p>
          </table:table-cell>
          <table:table-cell table:formula="of:=1000*[.L214]*[.$R$7]" office:value-type="float" office:value="4.26" calcext:value-type="float">
            <text:p>4.26</text:p>
          </table:table-cell>
          <table:table-cell table:formula="of:=3.3*[.F214]/4096" office:value-type="float" office:value="0.9861328125" calcext:value-type="float">
            <text:p>0.9861328125</text:p>
          </table:table-cell>
          <table:table-cell table:formula="of:=3.3*[.G214]/4096" office:value-type="float" office:value="0.6775634765625" calcext:value-type="float">
            <text:p>0.6775634765625</text:p>
          </table:table-cell>
          <table:table-cell table:formula="of:=3.3*[.H214]/4096" office:value-type="float" office:value="1.4783935546875" calcext:value-type="float">
            <text:p>1.4783935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5]*[.$Q$7]" office:value-type="float" office:value="4.28" calcext:value-type="float">
            <text:p>4.28</text:p>
          </table:table-cell>
          <table:table-cell office:value-type="float" office:value="214" calcext:value-type="float">
            <text:p>214</text:p>
          </table:table-cell>
          <table:table-cell office:value-type="float" office:value="794" calcext:value-type="float">
            <text:p>794</text:p>
          </table:table-cell>
          <table:table-cell office:value-type="float" office:value="2427" calcext:value-type="float">
            <text:p>2427</text:p>
          </table:table-cell>
          <table:table-cell office:value-type="float" office:value="1222" calcext:value-type="float">
            <text:p>1222</text:p>
          </table:table-cell>
          <table:table-cell office:value-type="float" office:value="1092" calcext:value-type="float">
            <text:p>1092</text:p>
          </table:table-cell>
          <table:table-cell office:value-type="float" office:value="1323" calcext:value-type="float">
            <text:p>1323</text:p>
          </table:table-cell>
          <table:table-cell office:value-type="float" office:value="2210" calcext:value-type="float">
            <text:p>2210</text:p>
          </table:table-cell>
          <table:table-cell table:formula="of:=3.3*[.C215]/4096" office:value-type="float" office:value="0.639697265625" calcext:value-type="float">
            <text:p>0.639697265625</text:p>
          </table:table-cell>
          <table:table-cell table:formula="of:=3.3*[.D215]/4096" office:value-type="float" office:value="1.9553466796875" calcext:value-type="float">
            <text:p>1.9553466796875</text:p>
          </table:table-cell>
          <table:table-cell table:formula="of:=3.3*[.E215]/4096" office:value-type="float" office:value="0.984521484375" calcext:value-type="float">
            <text:p>0.984521484375</text:p>
          </table:table-cell>
          <table:table-cell office:value-type="float" office:value="214" calcext:value-type="float">
            <text:p>214</text:p>
          </table:table-cell>
          <table:table-cell table:formula="of:=1000*[.L215]*[.$R$7]" office:value-type="float" office:value="4.28" calcext:value-type="float">
            <text:p>4.28</text:p>
          </table:table-cell>
          <table:table-cell table:formula="of:=3.3*[.F215]/4096" office:value-type="float" office:value="0.87978515625" calcext:value-type="float">
            <text:p>0.87978515625</text:p>
          </table:table-cell>
          <table:table-cell table:formula="of:=3.3*[.G215]/4096" office:value-type="float" office:value="1.0658935546875" calcext:value-type="float">
            <text:p>1.0658935546875</text:p>
          </table:table-cell>
          <table:table-cell table:formula="of:=3.3*[.H215]/4096" office:value-type="float" office:value="1.780517578125" calcext:value-type="float">
            <text:p>1.780517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6]*[.$Q$7]" office:value-type="float" office:value="4.3" calcext:value-type="float">
            <text:p>4.3</text:p>
          </table:table-cell>
          <table:table-cell office:value-type="float" office:value="215" calcext:value-type="float">
            <text:p>215</text:p>
          </table:table-cell>
          <table:table-cell office:value-type="float" office:value="868" calcext:value-type="float">
            <text:p>868</text:p>
          </table:table-cell>
          <table:table-cell office:value-type="float" office:value="901" calcext:value-type="float">
            <text:p>901</text:p>
          </table:table-cell>
          <table:table-cell office:value-type="float" office:value="2862" calcext:value-type="float">
            <text:p>2862</text:p>
          </table:table-cell>
          <table:table-cell office:value-type="float" office:value="977" calcext:value-type="float">
            <text:p>977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formula="of:=3.3*[.C216]/4096" office:value-type="float" office:value="0.69931640625" calcext:value-type="float">
            <text:p>0.69931640625</text:p>
          </table:table-cell>
          <table:table-cell table:formula="of:=3.3*[.D216]/4096" office:value-type="float" office:value="0.7259033203125" calcext:value-type="float">
            <text:p>0.7259033203125</text:p>
          </table:table-cell>
          <table:table-cell table:formula="of:=3.3*[.E216]/4096" office:value-type="float" office:value="2.305810546875" calcext:value-type="float">
            <text:p>2.305810546875</text:p>
          </table:table-cell>
          <table:table-cell office:value-type="float" office:value="215" calcext:value-type="float">
            <text:p>215</text:p>
          </table:table-cell>
          <table:table-cell table:formula="of:=1000*[.L216]*[.$R$7]" office:value-type="float" office:value="4.3" calcext:value-type="float">
            <text:p>4.3</text:p>
          </table:table-cell>
          <table:table-cell table:formula="of:=3.3*[.F216]/4096" office:value-type="float" office:value="0.7871337890625" calcext:value-type="float">
            <text:p>0.7871337890625</text:p>
          </table:table-cell>
          <table:table-cell table:formula="of:=3.3*[.G216]/4096" office:value-type="float" office:value="2.302587890625" calcext:value-type="float">
            <text:p>2.302587890625</text:p>
          </table:table-cell>
          <table:table-cell table:formula="of:=3.3*[.H21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7]*[.$Q$7]" office:value-type="float" office:value="4.32" calcext:value-type="float">
            <text:p>4.32</text:p>
          </table:table-cell>
          <table:table-cell office:value-type="float" office:value="216" calcext:value-type="float">
            <text:p>216</text:p>
          </table:table-cell>
          <table:table-cell office:value-type="float" office:value="964" calcext:value-type="float">
            <text:p>964</text:p>
          </table:table-cell>
          <table:table-cell office:value-type="float" office:value="1017" calcext:value-type="float">
            <text:p>1017</text:p>
          </table:table-cell>
          <table:table-cell office:value-type="float" office:value="3431" calcext:value-type="float">
            <text:p>3431</text:p>
          </table:table-cell>
          <table:table-cell office:value-type="float" office:value="882" calcext:value-type="float">
            <text:p>882</text:p>
          </table:table-cell>
          <table:table-cell office:value-type="float" office:value="3328" calcext:value-type="float">
            <text:p>3328</text:p>
          </table:table-cell>
          <table:table-cell office:value-type="float" office:value="2163" calcext:value-type="float">
            <text:p>2163</text:p>
          </table:table-cell>
          <table:table-cell table:formula="of:=3.3*[.C217]/4096" office:value-type="float" office:value="0.77666015625" calcext:value-type="float">
            <text:p>0.77666015625</text:p>
          </table:table-cell>
          <table:table-cell table:formula="of:=3.3*[.D217]/4096" office:value-type="float" office:value="0.8193603515625" calcext:value-type="float">
            <text:p>0.8193603515625</text:p>
          </table:table-cell>
          <table:table-cell table:formula="of:=3.3*[.E217]/4096" office:value-type="float" office:value="2.7642333984375" calcext:value-type="float">
            <text:p>2.7642333984375</text:p>
          </table:table-cell>
          <table:table-cell office:value-type="float" office:value="216" calcext:value-type="float">
            <text:p>216</text:p>
          </table:table-cell>
          <table:table-cell table:formula="of:=1000*[.L217]*[.$R$7]" office:value-type="float" office:value="4.32" calcext:value-type="float">
            <text:p>4.32</text:p>
          </table:table-cell>
          <table:table-cell table:formula="of:=3.3*[.F217]/4096" office:value-type="float" office:value="0.710595703125" calcext:value-type="float">
            <text:p>0.710595703125</text:p>
          </table:table-cell>
          <table:table-cell table:formula="of:=3.3*[.G217]/4096" office:value-type="float" office:value="2.68125" calcext:value-type="float">
            <text:p>2.68125</text:p>
          </table:table-cell>
          <table:table-cell table:formula="of:=3.3*[.H217]/4096" office:value-type="float" office:value="1.7426513671875" calcext:value-type="float">
            <text:p>1.74265136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8]*[.$Q$7]" office:value-type="float" office:value="4.34" calcext:value-type="float">
            <text:p>4.34</text:p>
          </table:table-cell>
          <table:table-cell office:value-type="float" office:value="217" calcext:value-type="float">
            <text:p>217</text:p>
          </table:table-cell>
          <table:table-cell office:value-type="float" office:value="1077" calcext:value-type="float">
            <text:p>1077</text:p>
          </table:table-cell>
          <table:table-cell office:value-type="float" office:value="2611" calcext:value-type="float">
            <text:p>2611</text:p>
          </table:table-cell>
          <table:table-cell office:value-type="float" office:value="2140" calcext:value-type="float">
            <text:p>2140</text:p>
          </table:table-cell>
          <table:table-cell office:value-type="float" office:value="803" calcext:value-type="float">
            <text:p>803</text:p>
          </table:table-cell>
          <table:table-cell office:value-type="float" office:value="2080" calcext:value-type="float">
            <text:p>2080</text:p>
          </table:table-cell>
          <table:table-cell office:value-type="float" office:value="1807" calcext:value-type="float">
            <text:p>1807</text:p>
          </table:table-cell>
          <table:table-cell table:formula="of:=3.3*[.C218]/4096" office:value-type="float" office:value="0.8677001953125" calcext:value-type="float">
            <text:p>0.8677001953125</text:p>
          </table:table-cell>
          <table:table-cell table:formula="of:=3.3*[.D218]/4096" office:value-type="float" office:value="2.1035888671875" calcext:value-type="float">
            <text:p>2.1035888671875</text:p>
          </table:table-cell>
          <table:table-cell table:formula="of:=3.3*[.E218]/4096" office:value-type="float" office:value="1.72412109375" calcext:value-type="float">
            <text:p>1.72412109375</text:p>
          </table:table-cell>
          <table:table-cell office:value-type="float" office:value="217" calcext:value-type="float">
            <text:p>217</text:p>
          </table:table-cell>
          <table:table-cell table:formula="of:=1000*[.L218]*[.$R$7]" office:value-type="float" office:value="4.34" calcext:value-type="float">
            <text:p>4.34</text:p>
          </table:table-cell>
          <table:table-cell table:formula="of:=3.3*[.F218]/4096" office:value-type="float" office:value="0.6469482421875" calcext:value-type="float">
            <text:p>0.6469482421875</text:p>
          </table:table-cell>
          <table:table-cell table:formula="of:=3.3*[.G218]/4096" office:value-type="float" office:value="1.67578125" calcext:value-type="float">
            <text:p>1.67578125</text:p>
          </table:table-cell>
          <table:table-cell table:formula="of:=3.3*[.H218]/4096" office:value-type="float" office:value="1.4558349609375" calcext:value-type="float">
            <text:p>1.45583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19]*[.$Q$7]" office:value-type="float" office:value="4.36" calcext:value-type="float">
            <text:p>4.36</text:p>
          </table:table-cell>
          <table:table-cell office:value-type="float" office:value="218" calcext:value-type="float">
            <text:p>218</text:p>
          </table:table-cell>
          <table:table-cell office:value-type="float" office:value="1204" calcext:value-type="float">
            <text:p>1204</text:p>
          </table:table-cell>
          <table:table-cell office:value-type="float" office:value="3484" calcext:value-type="float">
            <text:p>3484</text:p>
          </table:table-cell>
          <table:table-cell office:value-type="float" office:value="774" calcext:value-type="float">
            <text:p>774</text:p>
          </table:table-cell>
          <table:table-cell office:value-type="float" office:value="744" calcext:value-type="float">
            <text:p>744</text:p>
          </table:table-cell>
          <table:table-cell office:value-type="float" office:value="840" calcext:value-type="float">
            <text:p>840</text:p>
          </table:table-cell>
          <table:table-cell office:value-type="float" office:value="1837" calcext:value-type="float">
            <text:p>1837</text:p>
          </table:table-cell>
          <table:table-cell table:formula="of:=3.3*[.C219]/4096" office:value-type="float" office:value="0.97001953125" calcext:value-type="float">
            <text:p>0.97001953125</text:p>
          </table:table-cell>
          <table:table-cell table:formula="of:=3.3*[.D219]/4096" office:value-type="float" office:value="2.80693359375" calcext:value-type="float">
            <text:p>2.80693359375</text:p>
          </table:table-cell>
          <table:table-cell table:formula="of:=3.3*[.E219]/4096" office:value-type="float" office:value="0.623583984375" calcext:value-type="float">
            <text:p>0.623583984375</text:p>
          </table:table-cell>
          <table:table-cell office:value-type="float" office:value="218" calcext:value-type="float">
            <text:p>218</text:p>
          </table:table-cell>
          <table:table-cell table:formula="of:=1000*[.L219]*[.$R$7]" office:value-type="float" office:value="4.36" calcext:value-type="float">
            <text:p>4.36</text:p>
          </table:table-cell>
          <table:table-cell table:formula="of:=3.3*[.F219]/4096" office:value-type="float" office:value="0.5994140625" calcext:value-type="float">
            <text:p>0.5994140625</text:p>
          </table:table-cell>
          <table:table-cell table:formula="of:=3.3*[.G219]/4096" office:value-type="float" office:value="0.6767578125" calcext:value-type="float">
            <text:p>0.6767578125</text:p>
          </table:table-cell>
          <table:table-cell table:formula="of:=3.3*[.H219]/4096" office:value-type="float" office:value="1.4800048828125" calcext:value-type="float">
            <text:p>1.4800048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0]*[.$Q$7]" office:value-type="float" office:value="4.38" calcext:value-type="float">
            <text:p>4.38</text:p>
          </table:table-cell>
          <table:table-cell office:value-type="float" office:value="219" calcext:value-type="float">
            <text:p>219</text:p>
          </table:table-cell>
          <table:table-cell office:value-type="float" office:value="1348" calcext:value-type="float">
            <text:p>1348</text:p>
          </table:table-cell>
          <table:table-cell office:value-type="float" office:value="2419" calcext:value-type="float">
            <text:p>2419</text:p>
          </table:table-cell>
          <table:table-cell office:value-type="float" office:value="1222" calcext:value-type="float">
            <text:p>1222</text:p>
          </table:table-cell>
          <table:table-cell office:value-type="float" office:value="705" calcext:value-type="float">
            <text:p>705</text:p>
          </table:table-cell>
          <table:table-cell office:value-type="float" office:value="1320" calcext:value-type="float">
            <text:p>1320</text:p>
          </table:table-cell>
          <table:table-cell office:value-type="float" office:value="2210" calcext:value-type="float">
            <text:p>2210</text:p>
          </table:table-cell>
          <table:table-cell table:formula="of:=3.3*[.C220]/4096" office:value-type="float" office:value="1.08603515625" calcext:value-type="float">
            <text:p>1.08603515625</text:p>
          </table:table-cell>
          <table:table-cell table:formula="of:=3.3*[.D220]/4096" office:value-type="float" office:value="1.9489013671875" calcext:value-type="float">
            <text:p>1.9489013671875</text:p>
          </table:table-cell>
          <table:table-cell table:formula="of:=3.3*[.E220]/4096" office:value-type="float" office:value="0.984521484375" calcext:value-type="float">
            <text:p>0.984521484375</text:p>
          </table:table-cell>
          <table:table-cell office:value-type="float" office:value="219" calcext:value-type="float">
            <text:p>219</text:p>
          </table:table-cell>
          <table:table-cell table:formula="of:=1000*[.L220]*[.$R$7]" office:value-type="float" office:value="4.38" calcext:value-type="float">
            <text:p>4.38</text:p>
          </table:table-cell>
          <table:table-cell table:formula="of:=3.3*[.F220]/4096" office:value-type="float" office:value="0.5679931640625" calcext:value-type="float">
            <text:p>0.5679931640625</text:p>
          </table:table-cell>
          <table:table-cell table:formula="of:=3.3*[.G220]/4096" office:value-type="float" office:value="1.0634765625" calcext:value-type="float">
            <text:p>1.0634765625</text:p>
          </table:table-cell>
          <table:table-cell table:formula="of:=3.3*[.H220]/4096" office:value-type="float" office:value="1.780517578125" calcext:value-type="float">
            <text:p>1.78051757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1]*[.$Q$7]" office:value-type="float" office:value="4.4" calcext:value-type="float">
            <text:p>4.4</text:p>
          </table:table-cell>
          <table:table-cell office:value-type="float" office:value="220" calcext:value-type="float">
            <text:p>220</text:p>
          </table:table-cell>
          <table:table-cell office:value-type="float" office:value="1505" calcext:value-type="float">
            <text:p>1505</text:p>
          </table:table-cell>
          <table:table-cell office:value-type="float" office:value="903" calcext:value-type="float">
            <text:p>903</text:p>
          </table:table-cell>
          <table:table-cell office:value-type="float" office:value="2863" calcext:value-type="float">
            <text:p>2863</text:p>
          </table:table-cell>
          <table:table-cell office:value-type="float" office:value="691" calcext:value-type="float">
            <text:p>691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formula="of:=3.3*[.C221]/4096" office:value-type="float" office:value="1.2125244140625" calcext:value-type="float">
            <text:p>1.2125244140625</text:p>
          </table:table-cell>
          <table:table-cell table:formula="of:=3.3*[.D221]/4096" office:value-type="float" office:value="0.7275146484375" calcext:value-type="float">
            <text:p>0.7275146484375</text:p>
          </table:table-cell>
          <table:table-cell table:formula="of:=3.3*[.E221]/4096" office:value-type="float" office:value="2.3066162109375" calcext:value-type="float">
            <text:p>2.3066162109375</text:p>
          </table:table-cell>
          <table:table-cell office:value-type="float" office:value="220" calcext:value-type="float">
            <text:p>220</text:p>
          </table:table-cell>
          <table:table-cell table:formula="of:=1000*[.L221]*[.$R$7]" office:value-type="float" office:value="4.4" calcext:value-type="float">
            <text:p>4.4</text:p>
          </table:table-cell>
          <table:table-cell table:formula="of:=3.3*[.F221]/4096" office:value-type="float" office:value="0.5567138671875" calcext:value-type="float">
            <text:p>0.5567138671875</text:p>
          </table:table-cell>
          <table:table-cell table:formula="of:=3.3*[.G221]/4096" office:value-type="float" office:value="2.302587890625" calcext:value-type="float">
            <text:p>2.302587890625</text:p>
          </table:table-cell>
          <table:table-cell table:formula="of:=3.3*[.H22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2]*[.$Q$7]" office:value-type="float" office:value="4.42" calcext:value-type="float">
            <text:p>4.42</text:p>
          </table:table-cell>
          <table:table-cell office:value-type="float" office:value="221" calcext:value-type="float">
            <text:p>221</text:p>
          </table:table-cell>
          <table:table-cell office:value-type="float" office:value="1673" calcext:value-type="float">
            <text:p>1673</text:p>
          </table:table-cell>
          <table:table-cell office:value-type="float" office:value="1016" calcext:value-type="float">
            <text:p>1016</text:p>
          </table:table-cell>
          <table:table-cell office:value-type="float" office:value="3429" calcext:value-type="float">
            <text:p>3429</text:p>
          </table:table-cell>
          <table:table-cell office:value-type="float" office:value="696" calcext:value-type="float">
            <text:p>696</text:p>
          </table:table-cell>
          <table:table-cell office:value-type="float" office:value="3328" calcext:value-type="float">
            <text:p>3328</text:p>
          </table:table-cell>
          <table:table-cell office:value-type="float" office:value="2163" calcext:value-type="float">
            <text:p>2163</text:p>
          </table:table-cell>
          <table:table-cell table:formula="of:=3.3*[.C222]/4096" office:value-type="float" office:value="1.3478759765625" calcext:value-type="float">
            <text:p>1.3478759765625</text:p>
          </table:table-cell>
          <table:table-cell table:formula="of:=3.3*[.D222]/4096" office:value-type="float" office:value="0.8185546875" calcext:value-type="float">
            <text:p>0.8185546875</text:p>
          </table:table-cell>
          <table:table-cell table:formula="of:=3.3*[.E222]/4096" office:value-type="float" office:value="2.7626220703125" calcext:value-type="float">
            <text:p>2.7626220703125</text:p>
          </table:table-cell>
          <table:table-cell office:value-type="float" office:value="221" calcext:value-type="float">
            <text:p>221</text:p>
          </table:table-cell>
          <table:table-cell table:formula="of:=1000*[.L222]*[.$R$7]" office:value-type="float" office:value="4.42" calcext:value-type="float">
            <text:p>4.42</text:p>
          </table:table-cell>
          <table:table-cell table:formula="of:=3.3*[.F222]/4096" office:value-type="float" office:value="0.5607421875" calcext:value-type="float">
            <text:p>0.5607421875</text:p>
          </table:table-cell>
          <table:table-cell table:formula="of:=3.3*[.G222]/4096" office:value-type="float" office:value="2.68125" calcext:value-type="float">
            <text:p>2.68125</text:p>
          </table:table-cell>
          <table:table-cell table:formula="of:=3.3*[.H222]/4096" office:value-type="float" office:value="1.7426513671875" calcext:value-type="float">
            <text:p>1.74265136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3]*[.$Q$7]" office:value-type="float" office:value="4.44" calcext:value-type="float">
            <text:p>4.44</text:p>
          </table:table-cell>
          <table:table-cell office:value-type="float" office:value="222" calcext:value-type="float">
            <text:p>222</text:p>
          </table:table-cell>
          <table:table-cell office:value-type="float" office:value="1841" calcext:value-type="float">
            <text:p>1841</text:p>
          </table:table-cell>
          <table:table-cell office:value-type="float" office:value="2606" calcext:value-type="float">
            <text:p>2606</text:p>
          </table:table-cell>
          <table:table-cell office:value-type="float" office:value="2144" calcext:value-type="float">
            <text:p>2144</text:p>
          </table:table-cell>
          <table:table-cell office:value-type="float" office:value="725" calcext:value-type="float">
            <text:p>725</text:p>
          </table:table-cell>
          <table:table-cell office:value-type="float" office:value="2081" calcext:value-type="float">
            <text:p>2081</text:p>
          </table:table-cell>
          <table:table-cell office:value-type="float" office:value="1805" calcext:value-type="float">
            <text:p>1805</text:p>
          </table:table-cell>
          <table:table-cell table:formula="of:=3.3*[.C223]/4096" office:value-type="float" office:value="1.4832275390625" calcext:value-type="float">
            <text:p>1.4832275390625</text:p>
          </table:table-cell>
          <table:table-cell table:formula="of:=3.3*[.D223]/4096" office:value-type="float" office:value="2.099560546875" calcext:value-type="float">
            <text:p>2.099560546875</text:p>
          </table:table-cell>
          <table:table-cell table:formula="of:=3.3*[.E223]/4096" office:value-type="float" office:value="1.72734375" calcext:value-type="float">
            <text:p>1.72734375</text:p>
          </table:table-cell>
          <table:table-cell office:value-type="float" office:value="222" calcext:value-type="float">
            <text:p>222</text:p>
          </table:table-cell>
          <table:table-cell table:formula="of:=1000*[.L223]*[.$R$7]" office:value-type="float" office:value="4.44" calcext:value-type="float">
            <text:p>4.44</text:p>
          </table:table-cell>
          <table:table-cell table:formula="of:=3.3*[.F223]/4096" office:value-type="float" office:value="0.5841064453125" calcext:value-type="float">
            <text:p>0.5841064453125</text:p>
          </table:table-cell>
          <table:table-cell table:formula="of:=3.3*[.G223]/4096" office:value-type="float" office:value="1.6765869140625" calcext:value-type="float">
            <text:p>1.6765869140625</text:p>
          </table:table-cell>
          <table:table-cell table:formula="of:=3.3*[.H223]/4096" office:value-type="float" office:value="1.4542236328125" calcext:value-type="float">
            <text:p>1.454223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4]*[.$Q$7]" office:value-type="float" office:value="4.46" calcext:value-type="float">
            <text:p>4.46</text:p>
          </table:table-cell>
          <table:table-cell office:value-type="float" office:value="223" calcext:value-type="float">
            <text:p>223</text:p>
          </table:table-cell>
          <table:table-cell office:value-type="float" office:value="2015" calcext:value-type="float">
            <text:p>2015</text:p>
          </table:table-cell>
          <table:table-cell office:value-type="float" office:value="3479" calcext:value-type="float">
            <text:p>3479</text:p>
          </table:table-cell>
          <table:table-cell office:value-type="float" office:value="774" calcext:value-type="float">
            <text:p>774</text:p>
          </table:table-cell>
          <table:table-cell office:value-type="float" office:value="776" calcext:value-type="float">
            <text:p>776</text:p>
          </table:table-cell>
          <table:table-cell office:value-type="float" office:value="842" calcext:value-type="float">
            <text:p>842</text:p>
          </table:table-cell>
          <table:table-cell office:value-type="float" office:value="1836" calcext:value-type="float">
            <text:p>1836</text:p>
          </table:table-cell>
          <table:table-cell table:formula="of:=3.3*[.C224]/4096" office:value-type="float" office:value="1.6234130859375" calcext:value-type="float">
            <text:p>1.6234130859375</text:p>
          </table:table-cell>
          <table:table-cell table:formula="of:=3.3*[.D224]/4096" office:value-type="float" office:value="2.8029052734375" calcext:value-type="float">
            <text:p>2.8029052734375</text:p>
          </table:table-cell>
          <table:table-cell table:formula="of:=3.3*[.E224]/4096" office:value-type="float" office:value="0.623583984375" calcext:value-type="float">
            <text:p>0.623583984375</text:p>
          </table:table-cell>
          <table:table-cell office:value-type="float" office:value="223" calcext:value-type="float">
            <text:p>223</text:p>
          </table:table-cell>
          <table:table-cell table:formula="of:=1000*[.L224]*[.$R$7]" office:value-type="float" office:value="4.46" calcext:value-type="float">
            <text:p>4.46</text:p>
          </table:table-cell>
          <table:table-cell table:formula="of:=3.3*[.F224]/4096" office:value-type="float" office:value="0.6251953125" calcext:value-type="float">
            <text:p>0.6251953125</text:p>
          </table:table-cell>
          <table:table-cell table:formula="of:=3.3*[.G224]/4096" office:value-type="float" office:value="0.678369140625" calcext:value-type="float">
            <text:p>0.678369140625</text:p>
          </table:table-cell>
          <table:table-cell table:formula="of:=3.3*[.H224]/4096" office:value-type="float" office:value="1.47919921875" calcext:value-type="float">
            <text:p>1.479199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5]*[.$Q$7]" office:value-type="float" office:value="4.48" calcext:value-type="float">
            <text:p>4.48</text:p>
          </table:table-cell>
          <table:table-cell office:value-type="float" office:value="224" calcext:value-type="float">
            <text:p>224</text:p>
          </table:table-cell>
          <table:table-cell office:value-type="float" office:value="2187" calcext:value-type="float">
            <text:p>2187</text:p>
          </table:table-cell>
          <table:table-cell office:value-type="float" office:value="2422" calcext:value-type="float">
            <text:p>2422</text:p>
          </table:table-cell>
          <table:table-cell office:value-type="float" office:value="1222" calcext:value-type="float">
            <text:p>1222</text:p>
          </table:table-cell>
          <table:table-cell office:value-type="float" office:value="847" calcext:value-type="float">
            <text:p>847</text:p>
          </table:table-cell>
          <table:table-cell office:value-type="float" office:value="1321" calcext:value-type="float">
            <text:p>1321</text:p>
          </table:table-cell>
          <table:table-cell office:value-type="float" office:value="2212" calcext:value-type="float">
            <text:p>2212</text:p>
          </table:table-cell>
          <table:table-cell table:formula="of:=3.3*[.C225]/4096" office:value-type="float" office:value="1.7619873046875" calcext:value-type="float">
            <text:p>1.7619873046875</text:p>
          </table:table-cell>
          <table:table-cell table:formula="of:=3.3*[.D225]/4096" office:value-type="float" office:value="1.951318359375" calcext:value-type="float">
            <text:p>1.951318359375</text:p>
          </table:table-cell>
          <table:table-cell table:formula="of:=3.3*[.E225]/4096" office:value-type="float" office:value="0.984521484375" calcext:value-type="float">
            <text:p>0.984521484375</text:p>
          </table:table-cell>
          <table:table-cell office:value-type="float" office:value="224" calcext:value-type="float">
            <text:p>224</text:p>
          </table:table-cell>
          <table:table-cell table:formula="of:=1000*[.L225]*[.$R$7]" office:value-type="float" office:value="4.48" calcext:value-type="float">
            <text:p>4.48</text:p>
          </table:table-cell>
          <table:table-cell table:formula="of:=3.3*[.F225]/4096" office:value-type="float" office:value="0.6823974609375" calcext:value-type="float">
            <text:p>0.6823974609375</text:p>
          </table:table-cell>
          <table:table-cell table:formula="of:=3.3*[.G225]/4096" office:value-type="float" office:value="1.0642822265625" calcext:value-type="float">
            <text:p>1.0642822265625</text:p>
          </table:table-cell>
          <table:table-cell table:formula="of:=3.3*[.H225]/4096" office:value-type="float" office:value="1.78212890625" calcext:value-type="float">
            <text:p>1.7821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6]*[.$Q$7]" office:value-type="float" office:value="4.5" calcext:value-type="float">
            <text:p>4.5</text:p>
          </table:table-cell>
          <table:table-cell office:value-type="float" office:value="225" calcext:value-type="float">
            <text:p>225</text:p>
          </table:table-cell>
          <table:table-cell office:value-type="float" office:value="2364" calcext:value-type="float">
            <text:p>2364</text:p>
          </table:table-cell>
          <table:table-cell office:value-type="float" office:value="903" calcext:value-type="float">
            <text:p>903</text:p>
          </table:table-cell>
          <table:table-cell office:value-type="float" office:value="2861" calcext:value-type="float">
            <text:p>2861</text:p>
          </table:table-cell>
          <table:table-cell office:value-type="float" office:value="937" calcext:value-type="float">
            <text:p>937</text:p>
          </table:table-cell>
          <table:table-cell office:value-type="float" office:value="2859" calcext:value-type="float">
            <text:p>2859</text:p>
          </table:table-cell>
          <table:table-cell office:value-type="float" office:value="2413" calcext:value-type="float">
            <text:p>2413</text:p>
          </table:table-cell>
          <table:table-cell table:formula="of:=3.3*[.C226]/4096" office:value-type="float" office:value="1.90458984375" calcext:value-type="float">
            <text:p>1.90458984375</text:p>
          </table:table-cell>
          <table:table-cell table:formula="of:=3.3*[.D226]/4096" office:value-type="float" office:value="0.7275146484375" calcext:value-type="float">
            <text:p>0.7275146484375</text:p>
          </table:table-cell>
          <table:table-cell table:formula="of:=3.3*[.E226]/4096" office:value-type="float" office:value="2.3050048828125" calcext:value-type="float">
            <text:p>2.3050048828125</text:p>
          </table:table-cell>
          <table:table-cell office:value-type="float" office:value="225" calcext:value-type="float">
            <text:p>225</text:p>
          </table:table-cell>
          <table:table-cell table:formula="of:=1000*[.L226]*[.$R$7]" office:value-type="float" office:value="4.5" calcext:value-type="float">
            <text:p>4.5</text:p>
          </table:table-cell>
          <table:table-cell table:formula="of:=3.3*[.F226]/4096" office:value-type="float" office:value="0.7549072265625" calcext:value-type="float">
            <text:p>0.7549072265625</text:p>
          </table:table-cell>
          <table:table-cell table:formula="of:=3.3*[.G226]/4096" office:value-type="float" office:value="2.3033935546875" calcext:value-type="float">
            <text:p>2.3033935546875</text:p>
          </table:table-cell>
          <table:table-cell table:formula="of:=3.3*[.H22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7]*[.$Q$7]" office:value-type="float" office:value="4.52" calcext:value-type="float">
            <text:p>4.52</text:p>
          </table:table-cell>
          <table:table-cell office:value-type="float" office:value="226" calcext:value-type="float">
            <text:p>226</text:p>
          </table:table-cell>
          <table:table-cell office:value-type="float" office:value="2536" calcext:value-type="float">
            <text:p>2536</text:p>
          </table:table-cell>
          <table:table-cell office:value-type="float" office:value="1018" calcext:value-type="float">
            <text:p>1018</text:p>
          </table:table-cell>
          <table:table-cell office:value-type="float" office:value="3430" calcext:value-type="float">
            <text:p>3430</text:p>
          </table:table-cell>
          <table:table-cell office:value-type="float" office:value="1045" calcext:value-type="float">
            <text:p>1045</text:p>
          </table:table-cell>
          <table:table-cell office:value-type="float" office:value="3328" calcext:value-type="float">
            <text:p>3328</text:p>
          </table:table-cell>
          <table:table-cell office:value-type="float" office:value="2164" calcext:value-type="float">
            <text:p>2164</text:p>
          </table:table-cell>
          <table:table-cell table:formula="of:=3.3*[.C227]/4096" office:value-type="float" office:value="2.0431640625" calcext:value-type="float">
            <text:p>2.0431640625</text:p>
          </table:table-cell>
          <table:table-cell table:formula="of:=3.3*[.D227]/4096" office:value-type="float" office:value="0.820166015625" calcext:value-type="float">
            <text:p>0.820166015625</text:p>
          </table:table-cell>
          <table:table-cell table:formula="of:=3.3*[.E227]/4096" office:value-type="float" office:value="2.763427734375" calcext:value-type="float">
            <text:p>2.763427734375</text:p>
          </table:table-cell>
          <table:table-cell office:value-type="float" office:value="226" calcext:value-type="float">
            <text:p>226</text:p>
          </table:table-cell>
          <table:table-cell table:formula="of:=1000*[.L227]*[.$R$7]" office:value-type="float" office:value="4.52" calcext:value-type="float">
            <text:p>4.52</text:p>
          </table:table-cell>
          <table:table-cell table:formula="of:=3.3*[.F227]/4096" office:value-type="float" office:value="0.8419189453125" calcext:value-type="float">
            <text:p>0.8419189453125</text:p>
          </table:table-cell>
          <table:table-cell table:formula="of:=3.3*[.G227]/4096" office:value-type="float" office:value="2.68125" calcext:value-type="float">
            <text:p>2.68125</text:p>
          </table:table-cell>
          <table:table-cell table:formula="of:=3.3*[.H227]/4096" office:value-type="float" office:value="1.74345703125" calcext:value-type="float">
            <text:p>1.7434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8]*[.$Q$7]" office:value-type="float" office:value="4.54" calcext:value-type="float">
            <text:p>4.54</text:p>
          </table:table-cell>
          <table:table-cell office:value-type="float" office:value="227" calcext:value-type="float">
            <text:p>227</text:p>
          </table:table-cell>
          <table:table-cell office:value-type="float" office:value="2694" calcext:value-type="float">
            <text:p>2694</text:p>
          </table:table-cell>
          <table:table-cell office:value-type="float" office:value="2604" calcext:value-type="float">
            <text:p>2604</text:p>
          </table:table-cell>
          <table:table-cell office:value-type="float" office:value="2136" calcext:value-type="float">
            <text:p>2136</text:p>
          </table:table-cell>
          <table:table-cell office:value-type="float" office:value="1169" calcext:value-type="float">
            <text:p>1169</text:p>
          </table:table-cell>
          <table:table-cell office:value-type="float" office:value="2081" calcext:value-type="float">
            <text:p>2081</text:p>
          </table:table-cell>
          <table:table-cell office:value-type="float" office:value="1806" calcext:value-type="float">
            <text:p>1806</text:p>
          </table:table-cell>
          <table:table-cell table:formula="of:=3.3*[.C228]/4096" office:value-type="float" office:value="2.170458984375" calcext:value-type="float">
            <text:p>2.170458984375</text:p>
          </table:table-cell>
          <table:table-cell table:formula="of:=3.3*[.D228]/4096" office:value-type="float" office:value="2.09794921875" calcext:value-type="float">
            <text:p>2.09794921875</text:p>
          </table:table-cell>
          <table:table-cell table:formula="of:=3.3*[.E228]/4096" office:value-type="float" office:value="1.7208984375" calcext:value-type="float">
            <text:p>1.7208984375</text:p>
          </table:table-cell>
          <table:table-cell office:value-type="float" office:value="227" calcext:value-type="float">
            <text:p>227</text:p>
          </table:table-cell>
          <table:table-cell table:formula="of:=1000*[.L228]*[.$R$7]" office:value-type="float" office:value="4.54" calcext:value-type="float">
            <text:p>4.54</text:p>
          </table:table-cell>
          <table:table-cell table:formula="of:=3.3*[.F228]/4096" office:value-type="float" office:value="0.9418212890625" calcext:value-type="float">
            <text:p>0.9418212890625</text:p>
          </table:table-cell>
          <table:table-cell table:formula="of:=3.3*[.G228]/4096" office:value-type="float" office:value="1.6765869140625" calcext:value-type="float">
            <text:p>1.6765869140625</text:p>
          </table:table-cell>
          <table:table-cell table:formula="of:=3.3*[.H228]/4096" office:value-type="float" office:value="1.455029296875" calcext:value-type="float">
            <text:p>1.4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29]*[.$Q$7]" office:value-type="float" office:value="4.56" calcext:value-type="float">
            <text:p>4.56</text:p>
          </table:table-cell>
          <table:table-cell office:value-type="float" office:value="228" calcext:value-type="float">
            <text:p>228</text:p>
          </table:table-cell>
          <table:table-cell office:value-type="float" office:value="2852" calcext:value-type="float">
            <text:p>2852</text:p>
          </table:table-cell>
          <table:table-cell office:value-type="float" office:value="3480" calcext:value-type="float">
            <text:p>3480</text:p>
          </table:table-cell>
          <table:table-cell office:value-type="float" office:value="774" calcext:value-type="float">
            <text:p>774</text:p>
          </table:table-cell>
          <table:table-cell office:value-type="float" office:value="1309" calcext:value-type="float">
            <text:p>1309</text:p>
          </table:table-cell>
          <table:table-cell office:value-type="float" office:value="841" calcext:value-type="float">
            <text:p>841</text:p>
          </table:table-cell>
          <table:table-cell office:value-type="float" office:value="1837" calcext:value-type="float">
            <text:p>1837</text:p>
          </table:table-cell>
          <table:table-cell table:formula="of:=3.3*[.C229]/4096" office:value-type="float" office:value="2.29775390625" calcext:value-type="float">
            <text:p>2.29775390625</text:p>
          </table:table-cell>
          <table:table-cell table:formula="of:=3.3*[.D229]/4096" office:value-type="float" office:value="2.8037109375" calcext:value-type="float">
            <text:p>2.8037109375</text:p>
          </table:table-cell>
          <table:table-cell table:formula="of:=3.3*[.E229]/4096" office:value-type="float" office:value="0.623583984375" calcext:value-type="float">
            <text:p>0.623583984375</text:p>
          </table:table-cell>
          <table:table-cell office:value-type="float" office:value="228" calcext:value-type="float">
            <text:p>228</text:p>
          </table:table-cell>
          <table:table-cell table:formula="of:=1000*[.L229]*[.$R$7]" office:value-type="float" office:value="4.56" calcext:value-type="float">
            <text:p>4.56</text:p>
          </table:table-cell>
          <table:table-cell table:formula="of:=3.3*[.F229]/4096" office:value-type="float" office:value="1.0546142578125" calcext:value-type="float">
            <text:p>1.0546142578125</text:p>
          </table:table-cell>
          <table:table-cell table:formula="of:=3.3*[.G229]/4096" office:value-type="float" office:value="0.6775634765625" calcext:value-type="float">
            <text:p>0.6775634765625</text:p>
          </table:table-cell>
          <table:table-cell table:formula="of:=3.3*[.H229]/4096" office:value-type="float" office:value="1.4800048828125" calcext:value-type="float">
            <text:p>1.4800048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0]*[.$Q$7]" office:value-type="float" office:value="4.58" calcext:value-type="float">
            <text:p>4.58</text:p>
          </table:table-cell>
          <table:table-cell office:value-type="float" office:value="229" calcext:value-type="float">
            <text:p>229</text:p>
          </table:table-cell>
          <table:table-cell office:value-type="float" office:value="2986" calcext:value-type="float">
            <text:p>2986</text:p>
          </table:table-cell>
          <table:table-cell office:value-type="float" office:value="2425" calcext:value-type="float">
            <text:p>2425</text:p>
          </table:table-cell>
          <table:table-cell office:value-type="float" office:value="1228" calcext:value-type="float">
            <text:p>1228</text:p>
          </table:table-cell>
          <table:table-cell office:value-type="float" office:value="1458" calcext:value-type="float">
            <text:p>1458</text:p>
          </table:table-cell>
          <table:table-cell office:value-type="float" office:value="1321" calcext:value-type="float">
            <text:p>1321</text:p>
          </table:table-cell>
          <table:table-cell office:value-type="float" office:value="2212" calcext:value-type="float">
            <text:p>2212</text:p>
          </table:table-cell>
          <table:table-cell table:formula="of:=3.3*[.C230]/4096" office:value-type="float" office:value="2.405712890625" calcext:value-type="float">
            <text:p>2.405712890625</text:p>
          </table:table-cell>
          <table:table-cell table:formula="of:=3.3*[.D230]/4096" office:value-type="float" office:value="1.9537353515625" calcext:value-type="float">
            <text:p>1.9537353515625</text:p>
          </table:table-cell>
          <table:table-cell table:formula="of:=3.3*[.E230]/4096" office:value-type="float" office:value="0.98935546875" calcext:value-type="float">
            <text:p>0.98935546875</text:p>
          </table:table-cell>
          <table:table-cell office:value-type="float" office:value="229" calcext:value-type="float">
            <text:p>229</text:p>
          </table:table-cell>
          <table:table-cell table:formula="of:=1000*[.L230]*[.$R$7]" office:value-type="float" office:value="4.58" calcext:value-type="float">
            <text:p>4.58</text:p>
          </table:table-cell>
          <table:table-cell table:formula="of:=3.3*[.F230]/4096" office:value-type="float" office:value="1.174658203125" calcext:value-type="float">
            <text:p>1.174658203125</text:p>
          </table:table-cell>
          <table:table-cell table:formula="of:=3.3*[.G230]/4096" office:value-type="float" office:value="1.0642822265625" calcext:value-type="float">
            <text:p>1.0642822265625</text:p>
          </table:table-cell>
          <table:table-cell table:formula="of:=3.3*[.H230]/4096" office:value-type="float" office:value="1.78212890625" calcext:value-type="float">
            <text:p>1.7821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1]*[.$Q$7]" office:value-type="float" office:value="4.6" calcext:value-type="float">
            <text:p>4.6</text:p>
          </table:table-cell>
          <table:table-cell office:value-type="float" office:value="230" calcext:value-type="float">
            <text:p>230</text:p>
          </table:table-cell>
          <table:table-cell office:value-type="float" office:value="3112" calcext:value-type="float">
            <text:p>3112</text:p>
          </table:table-cell>
          <table:table-cell office:value-type="float" office:value="901" calcext:value-type="float">
            <text:p>901</text:p>
          </table:table-cell>
          <table:table-cell office:value-type="float" office:value="2871" calcext:value-type="float">
            <text:p>2871</text:p>
          </table:table-cell>
          <table:table-cell office:value-type="float" office:value="1620" calcext:value-type="float">
            <text:p>1620</text:p>
          </table:table-cell>
          <table:table-cell office:value-type="float" office:value="2858" calcext:value-type="float">
            <text:p>2858</text:p>
          </table:table-cell>
          <table:table-cell office:value-type="float" office:value="2411" calcext:value-type="float">
            <text:p>2411</text:p>
          </table:table-cell>
          <table:table-cell table:formula="of:=3.3*[.C231]/4096" office:value-type="float" office:value="2.5072265625" calcext:value-type="float">
            <text:p>2.5072265625</text:p>
          </table:table-cell>
          <table:table-cell table:formula="of:=3.3*[.D231]/4096" office:value-type="float" office:value="0.7259033203125" calcext:value-type="float">
            <text:p>0.7259033203125</text:p>
          </table:table-cell>
          <table:table-cell table:formula="of:=3.3*[.E231]/4096" office:value-type="float" office:value="2.3130615234375" calcext:value-type="float">
            <text:p>2.3130615234375</text:p>
          </table:table-cell>
          <table:table-cell office:value-type="float" office:value="230" calcext:value-type="float">
            <text:p>230</text:p>
          </table:table-cell>
          <table:table-cell table:formula="of:=1000*[.L231]*[.$R$7]" office:value-type="float" office:value="4.6" calcext:value-type="float">
            <text:p>4.6</text:p>
          </table:table-cell>
          <table:table-cell table:formula="of:=3.3*[.F231]/4096" office:value-type="float" office:value="1.30517578125" calcext:value-type="float">
            <text:p>1.30517578125</text:p>
          </table:table-cell>
          <table:table-cell table:formula="of:=3.3*[.G231]/4096" office:value-type="float" office:value="2.302587890625" calcext:value-type="float">
            <text:p>2.302587890625</text:p>
          </table:table-cell>
          <table:table-cell table:formula="of:=3.3*[.H231]/4096" office:value-type="float" office:value="1.9424560546875" calcext:value-type="float">
            <text:p>1.942456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2]*[.$Q$7]" office:value-type="float" office:value="4.62" calcext:value-type="float">
            <text:p>4.62</text:p>
          </table:table-cell>
          <table:table-cell office:value-type="float" office:value="231" calcext:value-type="float">
            <text:p>231</text:p>
          </table:table-cell>
          <table:table-cell office:value-type="float" office:value="3223" calcext:value-type="float">
            <text:p>3223</text:p>
          </table:table-cell>
          <table:table-cell office:value-type="float" office:value="1014" calcext:value-type="float">
            <text:p>1014</text:p>
          </table:table-cell>
          <table:table-cell office:value-type="float" office:value="3427" calcext:value-type="float">
            <text:p>3427</text:p>
          </table:table-cell>
          <table:table-cell office:value-type="float" office:value="1789" calcext:value-type="float">
            <text:p>1789</text:p>
          </table:table-cell>
          <table:table-cell office:value-type="float" office:value="3328" calcext:value-type="float">
            <text:p>3328</text:p>
          </table:table-cell>
          <table:table-cell office:value-type="float" office:value="2161" calcext:value-type="float">
            <text:p>2161</text:p>
          </table:table-cell>
          <table:table-cell table:formula="of:=3.3*[.C232]/4096" office:value-type="float" office:value="2.5966552734375" calcext:value-type="float">
            <text:p>2.5966552734375</text:p>
          </table:table-cell>
          <table:table-cell table:formula="of:=3.3*[.D232]/4096" office:value-type="float" office:value="0.816943359375" calcext:value-type="float">
            <text:p>0.816943359375</text:p>
          </table:table-cell>
          <table:table-cell table:formula="of:=3.3*[.E232]/4096" office:value-type="float" office:value="2.7610107421875" calcext:value-type="float">
            <text:p>2.7610107421875</text:p>
          </table:table-cell>
          <table:table-cell office:value-type="float" office:value="231" calcext:value-type="float">
            <text:p>231</text:p>
          </table:table-cell>
          <table:table-cell table:formula="of:=1000*[.L232]*[.$R$7]" office:value-type="float" office:value="4.62" calcext:value-type="float">
            <text:p>4.62</text:p>
          </table:table-cell>
          <table:table-cell table:formula="of:=3.3*[.F232]/4096" office:value-type="float" office:value="1.4413330078125" calcext:value-type="float">
            <text:p>1.4413330078125</text:p>
          </table:table-cell>
          <table:table-cell table:formula="of:=3.3*[.G232]/4096" office:value-type="float" office:value="2.68125" calcext:value-type="float">
            <text:p>2.68125</text:p>
          </table:table-cell>
          <table:table-cell table:formula="of:=3.3*[.H232]/4096" office:value-type="float" office:value="1.7410400390625" calcext:value-type="float">
            <text:p>1.7410400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3]*[.$Q$7]" office:value-type="float" office:value="4.64" calcext:value-type="float">
            <text:p>4.64</text:p>
          </table:table-cell>
          <table:table-cell office:value-type="float" office:value="232" calcext:value-type="float">
            <text:p>232</text:p>
          </table:table-cell>
          <table:table-cell office:value-type="float" office:value="3314" calcext:value-type="float">
            <text:p>3314</text:p>
          </table:table-cell>
          <table:table-cell office:value-type="float" office:value="2607" calcext:value-type="float">
            <text:p>2607</text:p>
          </table:table-cell>
          <table:table-cell office:value-type="float" office:value="2129" calcext:value-type="float">
            <text:p>2129</text:p>
          </table:table-cell>
          <table:table-cell office:value-type="float" office:value="1964" calcext:value-type="float">
            <text:p>1964</text:p>
          </table:table-cell>
          <table:table-cell office:value-type="float" office:value="2082" calcext:value-type="float">
            <text:p>2082</text:p>
          </table:table-cell>
          <table:table-cell office:value-type="float" office:value="1805" calcext:value-type="float">
            <text:p>1805</text:p>
          </table:table-cell>
          <table:table-cell table:formula="of:=3.3*[.C233]/4096" office:value-type="float" office:value="2.669970703125" calcext:value-type="float">
            <text:p>2.669970703125</text:p>
          </table:table-cell>
          <table:table-cell table:formula="of:=3.3*[.D233]/4096" office:value-type="float" office:value="2.1003662109375" calcext:value-type="float">
            <text:p>2.1003662109375</text:p>
          </table:table-cell>
          <table:table-cell table:formula="of:=3.3*[.E233]/4096" office:value-type="float" office:value="1.7152587890625" calcext:value-type="float">
            <text:p>1.7152587890625</text:p>
          </table:table-cell>
          <table:table-cell office:value-type="float" office:value="232" calcext:value-type="float">
            <text:p>232</text:p>
          </table:table-cell>
          <table:table-cell table:formula="of:=1000*[.L233]*[.$R$7]" office:value-type="float" office:value="4.64" calcext:value-type="float">
            <text:p>4.64</text:p>
          </table:table-cell>
          <table:table-cell table:formula="of:=3.3*[.F233]/4096" office:value-type="float" office:value="1.58232421875" calcext:value-type="float">
            <text:p>1.58232421875</text:p>
          </table:table-cell>
          <table:table-cell table:formula="of:=3.3*[.G233]/4096" office:value-type="float" office:value="1.677392578125" calcext:value-type="float">
            <text:p>1.677392578125</text:p>
          </table:table-cell>
          <table:table-cell table:formula="of:=3.3*[.H233]/4096" office:value-type="float" office:value="1.4542236328125" calcext:value-type="float">
            <text:p>1.454223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4]*[.$Q$7]" office:value-type="float" office:value="4.66" calcext:value-type="float">
            <text:p>4.66</text:p>
          </table:table-cell>
          <table:table-cell office:value-type="float" office:value="233" calcext:value-type="float">
            <text:p>233</text:p>
          </table:table-cell>
          <table:table-cell office:value-type="float" office:value="3392" calcext:value-type="float">
            <text:p>3392</text:p>
          </table:table-cell>
          <table:table-cell office:value-type="float" office:value="3477" calcext:value-type="float">
            <text:p>3477</text:p>
          </table:table-cell>
          <table:table-cell office:value-type="float" office:value="769" calcext:value-type="float">
            <text:p>769</text:p>
          </table:table-cell>
          <table:table-cell office:value-type="float" office:value="2138" calcext:value-type="float">
            <text:p>2138</text:p>
          </table:table-cell>
          <table:table-cell office:value-type="float" office:value="841" calcext:value-type="float">
            <text:p>841</text:p>
          </table:table-cell>
          <table:table-cell office:value-type="float" office:value="1838" calcext:value-type="float">
            <text:p>1838</text:p>
          </table:table-cell>
          <table:table-cell table:formula="of:=3.3*[.C234]/4096" office:value-type="float" office:value="2.7328125" calcext:value-type="float">
            <text:p>2.7328125</text:p>
          </table:table-cell>
          <table:table-cell table:formula="of:=3.3*[.D234]/4096" office:value-type="float" office:value="2.8012939453125" calcext:value-type="float">
            <text:p>2.8012939453125</text:p>
          </table:table-cell>
          <table:table-cell table:formula="of:=3.3*[.E234]/4096" office:value-type="float" office:value="0.6195556640625" calcext:value-type="float">
            <text:p>0.6195556640625</text:p>
          </table:table-cell>
          <table:table-cell office:value-type="float" office:value="233" calcext:value-type="float">
            <text:p>233</text:p>
          </table:table-cell>
          <table:table-cell table:formula="of:=1000*[.L234]*[.$R$7]" office:value-type="float" office:value="4.66" calcext:value-type="float">
            <text:p>4.66</text:p>
          </table:table-cell>
          <table:table-cell table:formula="of:=3.3*[.F234]/4096" office:value-type="float" office:value="1.722509765625" calcext:value-type="float">
            <text:p>1.722509765625</text:p>
          </table:table-cell>
          <table:table-cell table:formula="of:=3.3*[.G234]/4096" office:value-type="float" office:value="0.6775634765625" calcext:value-type="float">
            <text:p>0.6775634765625</text:p>
          </table:table-cell>
          <table:table-cell table:formula="of:=3.3*[.H234]/4096" office:value-type="float" office:value="1.480810546875" calcext:value-type="float">
            <text:p>1.48081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5]*[.$Q$7]" office:value-type="float" office:value="4.68" calcext:value-type="float">
            <text:p>4.68</text:p>
          </table:table-cell>
          <table:table-cell office:value-type="float" office:value="234" calcext:value-type="float">
            <text:p>234</text:p>
          </table:table-cell>
          <table:table-cell office:value-type="float" office:value="3442" calcext:value-type="float">
            <text:p>3442</text:p>
          </table:table-cell>
          <table:table-cell office:value-type="float" office:value="2423" calcext:value-type="float">
            <text:p>2423</text:p>
          </table:table-cell>
          <table:table-cell office:value-type="float" office:value="1226" calcext:value-type="float">
            <text:p>1226</text:p>
          </table:table-cell>
          <table:table-cell office:value-type="float" office:value="2312" calcext:value-type="float">
            <text:p>2312</text:p>
          </table:table-cell>
          <table:table-cell office:value-type="float" office:value="1322" calcext:value-type="float">
            <text:p>1322</text:p>
          </table:table-cell>
          <table:table-cell office:value-type="float" office:value="2214" calcext:value-type="float">
            <text:p>2214</text:p>
          </table:table-cell>
          <table:table-cell table:formula="of:=3.3*[.C235]/4096" office:value-type="float" office:value="2.773095703125" calcext:value-type="float">
            <text:p>2.773095703125</text:p>
          </table:table-cell>
          <table:table-cell table:formula="of:=3.3*[.D235]/4096" office:value-type="float" office:value="1.9521240234375" calcext:value-type="float">
            <text:p>1.9521240234375</text:p>
          </table:table-cell>
          <table:table-cell table:formula="of:=3.3*[.E235]/4096" office:value-type="float" office:value="0.987744140625" calcext:value-type="float">
            <text:p>0.987744140625</text:p>
          </table:table-cell>
          <table:table-cell office:value-type="float" office:value="234" calcext:value-type="float">
            <text:p>234</text:p>
          </table:table-cell>
          <table:table-cell table:formula="of:=1000*[.L235]*[.$R$7]" office:value-type="float" office:value="4.68" calcext:value-type="float">
            <text:p>4.68</text:p>
          </table:table-cell>
          <table:table-cell table:formula="of:=3.3*[.F235]/4096" office:value-type="float" office:value="1.8626953125" calcext:value-type="float">
            <text:p>1.8626953125</text:p>
          </table:table-cell>
          <table:table-cell table:formula="of:=3.3*[.G235]/4096" office:value-type="float" office:value="1.065087890625" calcext:value-type="float">
            <text:p>1.065087890625</text:p>
          </table:table-cell>
          <table:table-cell table:formula="of:=3.3*[.H235]/4096" office:value-type="float" office:value="1.783740234375" calcext:value-type="float">
            <text:p>1.78374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6]*[.$Q$7]" office:value-type="float" office:value="4.7" calcext:value-type="float">
            <text:p>4.7</text:p>
          </table:table-cell>
          <table:table-cell office:value-type="float" office:value="235" calcext:value-type="float">
            <text:p>235</text:p>
          </table:table-cell>
          <table:table-cell office:value-type="float" office:value="3476" calcext:value-type="float">
            <text:p>3476</text:p>
          </table:table-cell>
          <table:table-cell office:value-type="float" office:value="899" calcext:value-type="float">
            <text:p>899</text:p>
          </table:table-cell>
          <table:table-cell office:value-type="float" office:value="2870" calcext:value-type="float">
            <text:p>2870</text:p>
          </table:table-cell>
          <table:table-cell office:value-type="float" office:value="2482" calcext:value-type="float">
            <text:p>2482</text:p>
          </table:table-cell>
          <table:table-cell office:value-type="float" office:value="2857" calcext:value-type="float">
            <text:p>2857</text:p>
          </table:table-cell>
          <table:table-cell office:value-type="float" office:value="2413" calcext:value-type="float">
            <text:p>2413</text:p>
          </table:table-cell>
          <table:table-cell table:formula="of:=3.3*[.C236]/4096" office:value-type="float" office:value="2.80048828125" calcext:value-type="float">
            <text:p>2.80048828125</text:p>
          </table:table-cell>
          <table:table-cell table:formula="of:=3.3*[.D236]/4096" office:value-type="float" office:value="0.7242919921875" calcext:value-type="float">
            <text:p>0.7242919921875</text:p>
          </table:table-cell>
          <table:table-cell table:formula="of:=3.3*[.E236]/4096" office:value-type="float" office:value="2.312255859375" calcext:value-type="float">
            <text:p>2.312255859375</text:p>
          </table:table-cell>
          <table:table-cell office:value-type="float" office:value="235" calcext:value-type="float">
            <text:p>235</text:p>
          </table:table-cell>
          <table:table-cell table:formula="of:=1000*[.L236]*[.$R$7]" office:value-type="float" office:value="4.7" calcext:value-type="float">
            <text:p>4.7</text:p>
          </table:table-cell>
          <table:table-cell table:formula="of:=3.3*[.F236]/4096" office:value-type="float" office:value="1.999658203125" calcext:value-type="float">
            <text:p>1.999658203125</text:p>
          </table:table-cell>
          <table:table-cell table:formula="of:=3.3*[.G236]/4096" office:value-type="float" office:value="2.3017822265625" calcext:value-type="float">
            <text:p>2.3017822265625</text:p>
          </table:table-cell>
          <table:table-cell table:formula="of:=3.3*[.H23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7]*[.$Q$7]" office:value-type="float" office:value="4.72" calcext:value-type="float">
            <text:p>4.72</text:p>
          </table:table-cell>
          <table:table-cell office:value-type="float" office:value="236" calcext:value-type="float">
            <text:p>236</text:p>
          </table:table-cell>
          <table:table-cell office:value-type="float" office:value="3484" calcext:value-type="float">
            <text:p>3484</text:p>
          </table:table-cell>
          <table:table-cell office:value-type="float" office:value="1014" calcext:value-type="float">
            <text:p>1014</text:p>
          </table:table-cell>
          <table:table-cell office:value-type="float" office:value="3423" calcext:value-type="float">
            <text:p>3423</text:p>
          </table:table-cell>
          <table:table-cell office:value-type="float" office:value="2648" calcext:value-type="float">
            <text:p>2648</text:p>
          </table:table-cell>
          <table:table-cell office:value-type="float" office:value="3328" calcext:value-type="float">
            <text:p>3328</text:p>
          </table:table-cell>
          <table:table-cell office:value-type="float" office:value="2161" calcext:value-type="float">
            <text:p>2161</text:p>
          </table:table-cell>
          <table:table-cell table:formula="of:=3.3*[.C237]/4096" office:value-type="float" office:value="2.80693359375" calcext:value-type="float">
            <text:p>2.80693359375</text:p>
          </table:table-cell>
          <table:table-cell table:formula="of:=3.3*[.D237]/4096" office:value-type="float" office:value="0.816943359375" calcext:value-type="float">
            <text:p>0.816943359375</text:p>
          </table:table-cell>
          <table:table-cell table:formula="of:=3.3*[.E237]/4096" office:value-type="float" office:value="2.7577880859375" calcext:value-type="float">
            <text:p>2.7577880859375</text:p>
          </table:table-cell>
          <table:table-cell office:value-type="float" office:value="236" calcext:value-type="float">
            <text:p>236</text:p>
          </table:table-cell>
          <table:table-cell table:formula="of:=1000*[.L237]*[.$R$7]" office:value-type="float" office:value="4.72" calcext:value-type="float">
            <text:p>4.72</text:p>
          </table:table-cell>
          <table:table-cell table:formula="of:=3.3*[.F237]/4096" office:value-type="float" office:value="2.1333984375" calcext:value-type="float">
            <text:p>2.1333984375</text:p>
          </table:table-cell>
          <table:table-cell table:formula="of:=3.3*[.G237]/4096" office:value-type="float" office:value="2.68125" calcext:value-type="float">
            <text:p>2.68125</text:p>
          </table:table-cell>
          <table:table-cell table:formula="of:=3.3*[.H237]/4096" office:value-type="float" office:value="1.7410400390625" calcext:value-type="float">
            <text:p>1.7410400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8]*[.$Q$7]" office:value-type="float" office:value="4.74" calcext:value-type="float">
            <text:p>4.74</text:p>
          </table:table-cell>
          <table:table-cell office:value-type="float" office:value="237" calcext:value-type="float">
            <text:p>237</text:p>
          </table:table-cell>
          <table:table-cell office:value-type="float" office:value="3472" calcext:value-type="float">
            <text:p>3472</text:p>
          </table:table-cell>
          <table:table-cell office:value-type="float" office:value="2604" calcext:value-type="float">
            <text:p>2604</text:p>
          </table:table-cell>
          <table:table-cell office:value-type="float" office:value="2134" calcext:value-type="float">
            <text:p>2134</text:p>
          </table:table-cell>
          <table:table-cell office:value-type="float" office:value="2804" calcext:value-type="float">
            <text:p>2804</text:p>
          </table:table-cell>
          <table:table-cell office:value-type="float" office:value="2081" calcext:value-type="float">
            <text:p>2081</text:p>
          </table:table-cell>
          <table:table-cell office:value-type="float" office:value="1806" calcext:value-type="float">
            <text:p>1806</text:p>
          </table:table-cell>
          <table:table-cell table:formula="of:=3.3*[.C238]/4096" office:value-type="float" office:value="2.797265625" calcext:value-type="float">
            <text:p>2.797265625</text:p>
          </table:table-cell>
          <table:table-cell table:formula="of:=3.3*[.D238]/4096" office:value-type="float" office:value="2.09794921875" calcext:value-type="float">
            <text:p>2.09794921875</text:p>
          </table:table-cell>
          <table:table-cell table:formula="of:=3.3*[.E238]/4096" office:value-type="float" office:value="1.719287109375" calcext:value-type="float">
            <text:p>1.719287109375</text:p>
          </table:table-cell>
          <table:table-cell office:value-type="float" office:value="237" calcext:value-type="float">
            <text:p>237</text:p>
          </table:table-cell>
          <table:table-cell table:formula="of:=1000*[.L238]*[.$R$7]" office:value-type="float" office:value="4.74" calcext:value-type="float">
            <text:p>4.74</text:p>
          </table:table-cell>
          <table:table-cell table:formula="of:=3.3*[.F238]/4096" office:value-type="float" office:value="2.25908203125" calcext:value-type="float">
            <text:p>2.25908203125</text:p>
          </table:table-cell>
          <table:table-cell table:formula="of:=3.3*[.G238]/4096" office:value-type="float" office:value="1.6765869140625" calcext:value-type="float">
            <text:p>1.6765869140625</text:p>
          </table:table-cell>
          <table:table-cell table:formula="of:=3.3*[.H238]/4096" office:value-type="float" office:value="1.455029296875" calcext:value-type="float">
            <text:p>1.4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39]*[.$Q$7]" office:value-type="float" office:value="4.76" calcext:value-type="float">
            <text:p>4.76</text:p>
          </table:table-cell>
          <table:table-cell office:value-type="float" office:value="238" calcext:value-type="float">
            <text:p>238</text:p>
          </table:table-cell>
          <table:table-cell office:value-type="float" office:value="3437" calcext:value-type="float">
            <text:p>3437</text:p>
          </table:table-cell>
          <table:table-cell office:value-type="float" office:value="3479" calcext:value-type="float">
            <text:p>3479</text:p>
          </table:table-cell>
          <table:table-cell office:value-type="float" office:value="768" calcext:value-type="float">
            <text:p>768</text:p>
          </table:table-cell>
          <table:table-cell office:value-type="float" office:value="2948" calcext:value-type="float">
            <text:p>2948</text:p>
          </table:table-cell>
          <table:table-cell office:value-type="float" office:value="842" calcext:value-type="float">
            <text:p>842</text:p>
          </table:table-cell>
          <table:table-cell office:value-type="float" office:value="1837" calcext:value-type="float">
            <text:p>1837</text:p>
          </table:table-cell>
          <table:table-cell table:formula="of:=3.3*[.C239]/4096" office:value-type="float" office:value="2.7690673828125" calcext:value-type="float">
            <text:p>2.7690673828125</text:p>
          </table:table-cell>
          <table:table-cell table:formula="of:=3.3*[.D239]/4096" office:value-type="float" office:value="2.8029052734375" calcext:value-type="float">
            <text:p>2.8029052734375</text:p>
          </table:table-cell>
          <table:table-cell table:formula="of:=3.3*[.E239]/4096" office:value-type="float" office:value="0.61875" calcext:value-type="float">
            <text:p>0.61875</text:p>
          </table:table-cell>
          <table:table-cell office:value-type="float" office:value="238" calcext:value-type="float">
            <text:p>238</text:p>
          </table:table-cell>
          <table:table-cell table:formula="of:=1000*[.L239]*[.$R$7]" office:value-type="float" office:value="4.76" calcext:value-type="float">
            <text:p>4.76</text:p>
          </table:table-cell>
          <table:table-cell table:formula="of:=3.3*[.F239]/4096" office:value-type="float" office:value="2.37509765625" calcext:value-type="float">
            <text:p>2.37509765625</text:p>
          </table:table-cell>
          <table:table-cell table:formula="of:=3.3*[.G239]/4096" office:value-type="float" office:value="0.678369140625" calcext:value-type="float">
            <text:p>0.678369140625</text:p>
          </table:table-cell>
          <table:table-cell table:formula="of:=3.3*[.H239]/4096" office:value-type="float" office:value="1.4800048828125" calcext:value-type="float">
            <text:p>1.4800048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0]*[.$Q$7]" office:value-type="float" office:value="4.78" calcext:value-type="float">
            <text:p>4.78</text:p>
          </table:table-cell>
          <table:table-cell office:value-type="float" office:value="239" calcext:value-type="float">
            <text:p>239</text:p>
          </table:table-cell>
          <table:table-cell office:value-type="float" office:value="3383" calcext:value-type="float">
            <text:p>3383</text:p>
          </table:table-cell>
          <table:table-cell office:value-type="float" office:value="2424" calcext:value-type="float">
            <text:p>2424</text:p>
          </table:table-cell>
          <table:table-cell office:value-type="float" office:value="1230" calcext:value-type="float">
            <text:p>1230</text:p>
          </table:table-cell>
          <table:table-cell office:value-type="float" office:value="3080" calcext:value-type="float">
            <text:p>3080</text:p>
          </table:table-cell>
          <table:table-cell office:value-type="float" office:value="1320" calcext:value-type="float">
            <text:p>1320</text:p>
          </table:table-cell>
          <table:table-cell office:value-type="float" office:value="2213" calcext:value-type="float">
            <text:p>2213</text:p>
          </table:table-cell>
          <table:table-cell table:formula="of:=3.3*[.C240]/4096" office:value-type="float" office:value="2.7255615234375" calcext:value-type="float">
            <text:p>2.7255615234375</text:p>
          </table:table-cell>
          <table:table-cell table:formula="of:=3.3*[.D240]/4096" office:value-type="float" office:value="1.9529296875" calcext:value-type="float">
            <text:p>1.9529296875</text:p>
          </table:table-cell>
          <table:table-cell table:formula="of:=3.3*[.E240]/4096" office:value-type="float" office:value="0.990966796875" calcext:value-type="float">
            <text:p>0.990966796875</text:p>
          </table:table-cell>
          <table:table-cell office:value-type="float" office:value="239" calcext:value-type="float">
            <text:p>239</text:p>
          </table:table-cell>
          <table:table-cell table:formula="of:=1000*[.L240]*[.$R$7]" office:value-type="float" office:value="4.78" calcext:value-type="float">
            <text:p>4.78</text:p>
          </table:table-cell>
          <table:table-cell table:formula="of:=3.3*[.F240]/4096" office:value-type="float" office:value="2.4814453125" calcext:value-type="float">
            <text:p>2.4814453125</text:p>
          </table:table-cell>
          <table:table-cell table:formula="of:=3.3*[.G240]/4096" office:value-type="float" office:value="1.0634765625" calcext:value-type="float">
            <text:p>1.0634765625</text:p>
          </table:table-cell>
          <table:table-cell table:formula="of:=3.3*[.H240]/4096" office:value-type="float" office:value="1.7829345703125" calcext:value-type="float">
            <text:p>1.782934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1]*[.$Q$7]" office:value-type="float" office:value="4.8" calcext:value-type="float">
            <text:p>4.8</text:p>
          </table:table-cell>
          <table:table-cell office:value-type="float" office:value="240" calcext:value-type="float">
            <text:p>240</text:p>
          </table:table-cell>
          <table:table-cell office:value-type="float" office:value="3305" calcext:value-type="float">
            <text:p>3305</text:p>
          </table:table-cell>
          <table:table-cell office:value-type="float" office:value="904" calcext:value-type="float">
            <text:p>904</text:p>
          </table:table-cell>
          <table:table-cell office:value-type="float" office:value="2872" calcext:value-type="float">
            <text:p>2872</text:p>
          </table:table-cell>
          <table:table-cell office:value-type="float" office:value="3195" calcext:value-type="float">
            <text:p>3195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formula="of:=3.3*[.C241]/4096" office:value-type="float" office:value="2.6627197265625" calcext:value-type="float">
            <text:p>2.6627197265625</text:p>
          </table:table-cell>
          <table:table-cell table:formula="of:=3.3*[.D241]/4096" office:value-type="float" office:value="0.7283203125" calcext:value-type="float">
            <text:p>0.7283203125</text:p>
          </table:table-cell>
          <table:table-cell table:formula="of:=3.3*[.E241]/4096" office:value-type="float" office:value="2.3138671875" calcext:value-type="float">
            <text:p>2.3138671875</text:p>
          </table:table-cell>
          <table:table-cell office:value-type="float" office:value="240" calcext:value-type="float">
            <text:p>240</text:p>
          </table:table-cell>
          <table:table-cell table:formula="of:=1000*[.L241]*[.$R$7]" office:value-type="float" office:value="4.8" calcext:value-type="float">
            <text:p>4.8</text:p>
          </table:table-cell>
          <table:table-cell table:formula="of:=3.3*[.F241]/4096" office:value-type="float" office:value="2.5740966796875" calcext:value-type="float">
            <text:p>2.5740966796875</text:p>
          </table:table-cell>
          <table:table-cell table:formula="of:=3.3*[.G241]/4096" office:value-type="float" office:value="2.302587890625" calcext:value-type="float">
            <text:p>2.302587890625</text:p>
          </table:table-cell>
          <table:table-cell table:formula="of:=3.3*[.H24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2]*[.$Q$7]" office:value-type="float" office:value="4.82" calcext:value-type="float">
            <text:p>4.82</text:p>
          </table:table-cell>
          <table:table-cell office:value-type="float" office:value="241" calcext:value-type="float">
            <text:p>241</text:p>
          </table:table-cell>
          <table:table-cell office:value-type="float" office:value="3206" calcext:value-type="float">
            <text:p>3206</text:p>
          </table:table-cell>
          <table:table-cell office:value-type="float" office:value="1014" calcext:value-type="float">
            <text:p>1014</text:p>
          </table:table-cell>
          <table:table-cell office:value-type="float" office:value="3427" calcext:value-type="float">
            <text:p>3427</text:p>
          </table:table-cell>
          <table:table-cell office:value-type="float" office:value="3293" calcext:value-type="float">
            <text:p>3293</text:p>
          </table:table-cell>
          <table:table-cell office:value-type="float" office:value="3329" calcext:value-type="float">
            <text:p>3329</text:p>
          </table:table-cell>
          <table:table-cell office:value-type="float" office:value="2162" calcext:value-type="float">
            <text:p>2162</text:p>
          </table:table-cell>
          <table:table-cell table:formula="of:=3.3*[.C242]/4096" office:value-type="float" office:value="2.582958984375" calcext:value-type="float">
            <text:p>2.582958984375</text:p>
          </table:table-cell>
          <table:table-cell table:formula="of:=3.3*[.D242]/4096" office:value-type="float" office:value="0.816943359375" calcext:value-type="float">
            <text:p>0.816943359375</text:p>
          </table:table-cell>
          <table:table-cell table:formula="of:=3.3*[.E242]/4096" office:value-type="float" office:value="2.7610107421875" calcext:value-type="float">
            <text:p>2.7610107421875</text:p>
          </table:table-cell>
          <table:table-cell office:value-type="float" office:value="241" calcext:value-type="float">
            <text:p>241</text:p>
          </table:table-cell>
          <table:table-cell table:formula="of:=1000*[.L242]*[.$R$7]" office:value-type="float" office:value="4.82" calcext:value-type="float">
            <text:p>4.82</text:p>
          </table:table-cell>
          <table:table-cell table:formula="of:=3.3*[.F242]/4096" office:value-type="float" office:value="2.6530517578125" calcext:value-type="float">
            <text:p>2.6530517578125</text:p>
          </table:table-cell>
          <table:table-cell table:formula="of:=3.3*[.G242]/4096" office:value-type="float" office:value="2.6820556640625" calcext:value-type="float">
            <text:p>2.6820556640625</text:p>
          </table:table-cell>
          <table:table-cell table:formula="of:=3.3*[.H242]/4096" office:value-type="float" office:value="1.741845703125" calcext:value-type="float">
            <text:p>1.7418457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3]*[.$Q$7]" office:value-type="float" office:value="4.84" calcext:value-type="float">
            <text:p>4.84</text:p>
          </table:table-cell>
          <table:table-cell office:value-type="float" office:value="242" calcext:value-type="float">
            <text:p>242</text:p>
          </table:table-cell>
          <table:table-cell office:value-type="float" office:value="3092" calcext:value-type="float">
            <text:p>3092</text:p>
          </table:table-cell>
          <table:table-cell office:value-type="float" office:value="2605" calcext:value-type="float">
            <text:p>2605</text:p>
          </table:table-cell>
          <table:table-cell office:value-type="float" office:value="2128" calcext:value-type="float">
            <text:p>2128</text:p>
          </table:table-cell>
          <table:table-cell office:value-type="float" office:value="3371" calcext:value-type="float">
            <text:p>3371</text:p>
          </table:table-cell>
          <table:table-cell office:value-type="float" office:value="2084" calcext:value-type="float">
            <text:p>2084</text:p>
          </table:table-cell>
          <table:table-cell office:value-type="float" office:value="1807" calcext:value-type="float">
            <text:p>1807</text:p>
          </table:table-cell>
          <table:table-cell table:formula="of:=3.3*[.C243]/4096" office:value-type="float" office:value="2.49111328125" calcext:value-type="float">
            <text:p>2.49111328125</text:p>
          </table:table-cell>
          <table:table-cell table:formula="of:=3.3*[.D243]/4096" office:value-type="float" office:value="2.0987548828125" calcext:value-type="float">
            <text:p>2.0987548828125</text:p>
          </table:table-cell>
          <table:table-cell table:formula="of:=3.3*[.E243]/4096" office:value-type="float" office:value="1.714453125" calcext:value-type="float">
            <text:p>1.714453125</text:p>
          </table:table-cell>
          <table:table-cell office:value-type="float" office:value="242" calcext:value-type="float">
            <text:p>242</text:p>
          </table:table-cell>
          <table:table-cell table:formula="of:=1000*[.L243]*[.$R$7]" office:value-type="float" office:value="4.84" calcext:value-type="float">
            <text:p>4.84</text:p>
          </table:table-cell>
          <table:table-cell table:formula="of:=3.3*[.F243]/4096" office:value-type="float" office:value="2.7158935546875" calcext:value-type="float">
            <text:p>2.7158935546875</text:p>
          </table:table-cell>
          <table:table-cell table:formula="of:=3.3*[.G243]/4096" office:value-type="float" office:value="1.67900390625" calcext:value-type="float">
            <text:p>1.67900390625</text:p>
          </table:table-cell>
          <table:table-cell table:formula="of:=3.3*[.H243]/4096" office:value-type="float" office:value="1.4558349609375" calcext:value-type="float">
            <text:p>1.45583496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4]*[.$Q$7]" office:value-type="float" office:value="4.86" calcext:value-type="float">
            <text:p>4.86</text:p>
          </table:table-cell>
          <table:table-cell office:value-type="float" office:value="243" calcext:value-type="float">
            <text:p>243</text:p>
          </table:table-cell>
          <table:table-cell office:value-type="float" office:value="2965" calcext:value-type="float">
            <text:p>2965</text:p>
          </table:table-cell>
          <table:table-cell office:value-type="float" office:value="3476" calcext:value-type="float">
            <text:p>3476</text:p>
          </table:table-cell>
          <table:table-cell office:value-type="float" office:value="771" calcext:value-type="float">
            <text:p>771</text:p>
          </table:table-cell>
          <table:table-cell office:value-type="float" office:value="3428" calcext:value-type="float">
            <text:p>3428</text:p>
          </table:table-cell>
          <table:table-cell office:value-type="float" office:value="842" calcext:value-type="float">
            <text:p>842</text:p>
          </table:table-cell>
          <table:table-cell office:value-type="float" office:value="1838" calcext:value-type="float">
            <text:p>1838</text:p>
          </table:table-cell>
          <table:table-cell table:formula="of:=3.3*[.C244]/4096" office:value-type="float" office:value="2.3887939453125" calcext:value-type="float">
            <text:p>2.3887939453125</text:p>
          </table:table-cell>
          <table:table-cell table:formula="of:=3.3*[.D244]/4096" office:value-type="float" office:value="2.80048828125" calcext:value-type="float">
            <text:p>2.80048828125</text:p>
          </table:table-cell>
          <table:table-cell table:formula="of:=3.3*[.E244]/4096" office:value-type="float" office:value="0.6211669921875" calcext:value-type="float">
            <text:p>0.6211669921875</text:p>
          </table:table-cell>
          <table:table-cell office:value-type="float" office:value="243" calcext:value-type="float">
            <text:p>243</text:p>
          </table:table-cell>
          <table:table-cell table:formula="of:=1000*[.L244]*[.$R$7]" office:value-type="float" office:value="4.86" calcext:value-type="float">
            <text:p>4.86</text:p>
          </table:table-cell>
          <table:table-cell table:formula="of:=3.3*[.F244]/4096" office:value-type="float" office:value="2.76181640625" calcext:value-type="float">
            <text:p>2.76181640625</text:p>
          </table:table-cell>
          <table:table-cell table:formula="of:=3.3*[.G244]/4096" office:value-type="float" office:value="0.678369140625" calcext:value-type="float">
            <text:p>0.678369140625</text:p>
          </table:table-cell>
          <table:table-cell table:formula="of:=3.3*[.H244]/4096" office:value-type="float" office:value="1.480810546875" calcext:value-type="float">
            <text:p>1.48081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5]*[.$Q$7]" office:value-type="float" office:value="4.88" calcext:value-type="float">
            <text:p>4.88</text:p>
          </table:table-cell>
          <table:table-cell office:value-type="float" office:value="244" calcext:value-type="float">
            <text:p>244</text:p>
          </table:table-cell>
          <table:table-cell office:value-type="float" office:value="2826" calcext:value-type="float">
            <text:p>2826</text:p>
          </table:table-cell>
          <table:table-cell office:value-type="float" office:value="2433" calcext:value-type="float">
            <text:p>2433</text:p>
          </table:table-cell>
          <table:table-cell office:value-type="float" office:value="1234" calcext:value-type="float">
            <text:p>1234</text:p>
          </table:table-cell>
          <table:table-cell office:value-type="float" office:value="3468" calcext:value-type="float">
            <text:p>3468</text:p>
          </table:table-cell>
          <table:table-cell office:value-type="float" office:value="1319" calcext:value-type="float">
            <text:p>1319</text:p>
          </table:table-cell>
          <table:table-cell office:value-type="float" office:value="2214" calcext:value-type="float">
            <text:p>2214</text:p>
          </table:table-cell>
          <table:table-cell table:formula="of:=3.3*[.C245]/4096" office:value-type="float" office:value="2.276806640625" calcext:value-type="float">
            <text:p>2.276806640625</text:p>
          </table:table-cell>
          <table:table-cell table:formula="of:=3.3*[.D245]/4096" office:value-type="float" office:value="1.9601806640625" calcext:value-type="float">
            <text:p>1.9601806640625</text:p>
          </table:table-cell>
          <table:table-cell table:formula="of:=3.3*[.E245]/4096" office:value-type="float" office:value="0.994189453125" calcext:value-type="float">
            <text:p>0.994189453125</text:p>
          </table:table-cell>
          <table:table-cell office:value-type="float" office:value="244" calcext:value-type="float">
            <text:p>244</text:p>
          </table:table-cell>
          <table:table-cell table:formula="of:=1000*[.L245]*[.$R$7]" office:value-type="float" office:value="4.88" calcext:value-type="float">
            <text:p>4.88</text:p>
          </table:table-cell>
          <table:table-cell table:formula="of:=3.3*[.F245]/4096" office:value-type="float" office:value="2.79404296875" calcext:value-type="float">
            <text:p>2.79404296875</text:p>
          </table:table-cell>
          <table:table-cell table:formula="of:=3.3*[.G245]/4096" office:value-type="float" office:value="1.0626708984375" calcext:value-type="float">
            <text:p>1.0626708984375</text:p>
          </table:table-cell>
          <table:table-cell table:formula="of:=3.3*[.H245]/4096" office:value-type="float" office:value="1.783740234375" calcext:value-type="float">
            <text:p>1.78374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6]*[.$Q$7]" office:value-type="float" office:value="4.9" calcext:value-type="float">
            <text:p>4.9</text:p>
          </table:table-cell>
          <table:table-cell office:value-type="float" office:value="245" calcext:value-type="float">
            <text:p>245</text:p>
          </table:table-cell>
          <table:table-cell office:value-type="float" office:value="2670" calcext:value-type="float">
            <text:p>2670</text:p>
          </table:table-cell>
          <table:table-cell office:value-type="float" office:value="907" calcext:value-type="float">
            <text:p>907</text:p>
          </table:table-cell>
          <table:table-cell office:value-type="float" office:value="2873" calcext:value-type="float">
            <text:p>2873</text:p>
          </table:table-cell>
          <table:table-cell office:value-type="float" office:value="3481" calcext:value-type="float">
            <text:p>3481</text:p>
          </table:table-cell>
          <table:table-cell office:value-type="float" office:value="2856" calcext:value-type="float">
            <text:p>2856</text:p>
          </table:table-cell>
          <table:table-cell office:value-type="float" office:value="2413" calcext:value-type="float">
            <text:p>2413</text:p>
          </table:table-cell>
          <table:table-cell table:formula="of:=3.3*[.C246]/4096" office:value-type="float" office:value="2.151123046875" calcext:value-type="float">
            <text:p>2.151123046875</text:p>
          </table:table-cell>
          <table:table-cell table:formula="of:=3.3*[.D246]/4096" office:value-type="float" office:value="0.7307373046875" calcext:value-type="float">
            <text:p>0.7307373046875</text:p>
          </table:table-cell>
          <table:table-cell table:formula="of:=3.3*[.E246]/4096" office:value-type="float" office:value="2.3146728515625" calcext:value-type="float">
            <text:p>2.3146728515625</text:p>
          </table:table-cell>
          <table:table-cell office:value-type="float" office:value="245" calcext:value-type="float">
            <text:p>245</text:p>
          </table:table-cell>
          <table:table-cell table:formula="of:=1000*[.L246]*[.$R$7]" office:value-type="float" office:value="4.9" calcext:value-type="float">
            <text:p>4.9</text:p>
          </table:table-cell>
          <table:table-cell table:formula="of:=3.3*[.F246]/4096" office:value-type="float" office:value="2.8045166015625" calcext:value-type="float">
            <text:p>2.8045166015625</text:p>
          </table:table-cell>
          <table:table-cell table:formula="of:=3.3*[.G246]/4096" office:value-type="float" office:value="2.3009765625" calcext:value-type="float">
            <text:p>2.3009765625</text:p>
          </table:table-cell>
          <table:table-cell table:formula="of:=3.3*[.H24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7]*[.$Q$7]" office:value-type="float" office:value="4.92" calcext:value-type="float">
            <text:p>4.92</text:p>
          </table:table-cell>
          <table:table-cell office:value-type="float" office:value="246" calcext:value-type="float">
            <text:p>246</text:p>
          </table:table-cell>
          <table:table-cell office:value-type="float" office:value="2500" calcext:value-type="float">
            <text:p>2500</text:p>
          </table:table-cell>
          <table:table-cell office:value-type="float" office:value="1016" calcext:value-type="float">
            <text:p>1016</text:p>
          </table:table-cell>
          <table:table-cell office:value-type="float" office:value="3423" calcext:value-type="float">
            <text:p>3423</text:p>
          </table:table-cell>
          <table:table-cell office:value-type="float" office:value="3475" calcext:value-type="float">
            <text:p>3475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formula="of:=3.3*[.C247]/4096" office:value-type="float" office:value="2.01416015625" calcext:value-type="float">
            <text:p>2.01416015625</text:p>
          </table:table-cell>
          <table:table-cell table:formula="of:=3.3*[.D247]/4096" office:value-type="float" office:value="0.8185546875" calcext:value-type="float">
            <text:p>0.8185546875</text:p>
          </table:table-cell>
          <table:table-cell table:formula="of:=3.3*[.E247]/4096" office:value-type="float" office:value="2.7577880859375" calcext:value-type="float">
            <text:p>2.7577880859375</text:p>
          </table:table-cell>
          <table:table-cell office:value-type="float" office:value="246" calcext:value-type="float">
            <text:p>246</text:p>
          </table:table-cell>
          <table:table-cell table:formula="of:=1000*[.L247]*[.$R$7]" office:value-type="float" office:value="4.92" calcext:value-type="float">
            <text:p>4.92</text:p>
          </table:table-cell>
          <table:table-cell table:formula="of:=3.3*[.F247]/4096" office:value-type="float" office:value="2.7996826171875" calcext:value-type="float">
            <text:p>2.7996826171875</text:p>
          </table:table-cell>
          <table:table-cell table:formula="of:=3.3*[.G247]/4096" office:value-type="float" office:value="2.6820556640625" calcext:value-type="float">
            <text:p>2.6820556640625</text:p>
          </table:table-cell>
          <table:table-cell table:formula="of:=3.3*[.H247]/4096" office:value-type="float" office:value="1.7394287109375" calcext:value-type="float">
            <text:p>1.73942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8]*[.$Q$7]" office:value-type="float" office:value="4.94" calcext:value-type="float">
            <text:p>4.94</text:p>
          </table:table-cell>
          <table:table-cell office:value-type="float" office:value="247" calcext:value-type="float">
            <text:p>247</text:p>
          </table:table-cell>
          <table:table-cell office:value-type="float" office:value="2331" calcext:value-type="float">
            <text:p>2331</text:p>
          </table:table-cell>
          <table:table-cell office:value-type="float" office:value="2604" calcext:value-type="float">
            <text:p>2604</text:p>
          </table:table-cell>
          <table:table-cell office:value-type="float" office:value="2125" calcext:value-type="float">
            <text:p>2125</text:p>
          </table:table-cell>
          <table:table-cell office:value-type="float" office:value="3447" calcext:value-type="float">
            <text:p>3447</text:p>
          </table:table-cell>
          <table:table-cell office:value-type="float" office:value="2085" calcext:value-type="float">
            <text:p>2085</text:p>
          </table:table-cell>
          <table:table-cell office:value-type="float" office:value="1804" calcext:value-type="float">
            <text:p>1804</text:p>
          </table:table-cell>
          <table:table-cell table:formula="of:=3.3*[.C248]/4096" office:value-type="float" office:value="1.8780029296875" calcext:value-type="float">
            <text:p>1.8780029296875</text:p>
          </table:table-cell>
          <table:table-cell table:formula="of:=3.3*[.D248]/4096" office:value-type="float" office:value="2.09794921875" calcext:value-type="float">
            <text:p>2.09794921875</text:p>
          </table:table-cell>
          <table:table-cell table:formula="of:=3.3*[.E248]/4096" office:value-type="float" office:value="1.7120361328125" calcext:value-type="float">
            <text:p>1.7120361328125</text:p>
          </table:table-cell>
          <table:table-cell office:value-type="float" office:value="247" calcext:value-type="float">
            <text:p>247</text:p>
          </table:table-cell>
          <table:table-cell table:formula="of:=1000*[.L248]*[.$R$7]" office:value-type="float" office:value="4.94" calcext:value-type="float">
            <text:p>4.94</text:p>
          </table:table-cell>
          <table:table-cell table:formula="of:=3.3*[.F248]/4096" office:value-type="float" office:value="2.7771240234375" calcext:value-type="float">
            <text:p>2.7771240234375</text:p>
          </table:table-cell>
          <table:table-cell table:formula="of:=3.3*[.G248]/4096" office:value-type="float" office:value="1.6798095703125" calcext:value-type="float">
            <text:p>1.6798095703125</text:p>
          </table:table-cell>
          <table:table-cell table:formula="of:=3.3*[.H248]/4096" office:value-type="float" office:value="1.45341796875" calcext:value-type="float">
            <text:p>1.453417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49]*[.$Q$7]" office:value-type="float" office:value="4.96" calcext:value-type="float">
            <text:p>4.96</text:p>
          </table:table-cell>
          <table:table-cell office:value-type="float" office:value="248" calcext:value-type="float">
            <text:p>248</text:p>
          </table:table-cell>
          <table:table-cell office:value-type="float" office:value="2163" calcext:value-type="float">
            <text:p>2163</text:p>
          </table:table-cell>
          <table:table-cell office:value-type="float" office:value="3476" calcext:value-type="float">
            <text:p>3476</text:p>
          </table:table-cell>
          <table:table-cell office:value-type="float" office:value="771" calcext:value-type="float">
            <text:p>771</text:p>
          </table:table-cell>
          <table:table-cell office:value-type="float" office:value="3398" calcext:value-type="float">
            <text:p>3398</text:p>
          </table:table-cell>
          <table:table-cell office:value-type="float" office:value="842" calcext:value-type="float">
            <text:p>842</text:p>
          </table:table-cell>
          <table:table-cell office:value-type="float" office:value="1839" calcext:value-type="float">
            <text:p>1839</text:p>
          </table:table-cell>
          <table:table-cell table:formula="of:=3.3*[.C249]/4096" office:value-type="float" office:value="1.7426513671875" calcext:value-type="float">
            <text:p>1.7426513671875</text:p>
          </table:table-cell>
          <table:table-cell table:formula="of:=3.3*[.D249]/4096" office:value-type="float" office:value="2.80048828125" calcext:value-type="float">
            <text:p>2.80048828125</text:p>
          </table:table-cell>
          <table:table-cell table:formula="of:=3.3*[.E249]/4096" office:value-type="float" office:value="0.6211669921875" calcext:value-type="float">
            <text:p>0.6211669921875</text:p>
          </table:table-cell>
          <table:table-cell office:value-type="float" office:value="248" calcext:value-type="float">
            <text:p>248</text:p>
          </table:table-cell>
          <table:table-cell table:formula="of:=1000*[.L249]*[.$R$7]" office:value-type="float" office:value="4.96" calcext:value-type="float">
            <text:p>4.96</text:p>
          </table:table-cell>
          <table:table-cell table:formula="of:=3.3*[.F249]/4096" office:value-type="float" office:value="2.737646484375" calcext:value-type="float">
            <text:p>2.737646484375</text:p>
          </table:table-cell>
          <table:table-cell table:formula="of:=3.3*[.G249]/4096" office:value-type="float" office:value="0.678369140625" calcext:value-type="float">
            <text:p>0.678369140625</text:p>
          </table:table-cell>
          <table:table-cell table:formula="of:=3.3*[.H249]/4096" office:value-type="float" office:value="1.4816162109375" calcext:value-type="float">
            <text:p>1.4816162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0]*[.$Q$7]" office:value-type="float" office:value="4.98" calcext:value-type="float">
            <text:p>4.98</text:p>
          </table:table-cell>
          <table:table-cell office:value-type="float" office:value="249" calcext:value-type="float">
            <text:p>249</text:p>
          </table:table-cell>
          <table:table-cell office:value-type="float" office:value="1988" calcext:value-type="float">
            <text:p>1988</text:p>
          </table:table-cell>
          <table:table-cell office:value-type="float" office:value="2423" calcext:value-type="float">
            <text:p>2423</text:p>
          </table:table-cell>
          <table:table-cell office:value-type="float" office:value="1234" calcext:value-type="float">
            <text:p>1234</text:p>
          </table:table-cell>
          <table:table-cell office:value-type="float" office:value="3326" calcext:value-type="float">
            <text:p>3326</text:p>
          </table:table-cell>
          <table:table-cell office:value-type="float" office:value="1318" calcext:value-type="float">
            <text:p>1318</text:p>
          </table:table-cell>
          <table:table-cell office:value-type="float" office:value="2215" calcext:value-type="float">
            <text:p>2215</text:p>
          </table:table-cell>
          <table:table-cell table:formula="of:=3.3*[.C250]/4096" office:value-type="float" office:value="1.60166015625" calcext:value-type="float">
            <text:p>1.60166015625</text:p>
          </table:table-cell>
          <table:table-cell table:formula="of:=3.3*[.D250]/4096" office:value-type="float" office:value="1.9521240234375" calcext:value-type="float">
            <text:p>1.9521240234375</text:p>
          </table:table-cell>
          <table:table-cell table:formula="of:=3.3*[.E250]/4096" office:value-type="float" office:value="0.994189453125" calcext:value-type="float">
            <text:p>0.994189453125</text:p>
          </table:table-cell>
          <table:table-cell office:value-type="float" office:value="249" calcext:value-type="float">
            <text:p>249</text:p>
          </table:table-cell>
          <table:table-cell table:formula="of:=1000*[.L250]*[.$R$7]" office:value-type="float" office:value="4.98" calcext:value-type="float">
            <text:p>4.98</text:p>
          </table:table-cell>
          <table:table-cell table:formula="of:=3.3*[.F250]/4096" office:value-type="float" office:value="2.679638671875" calcext:value-type="float">
            <text:p>2.679638671875</text:p>
          </table:table-cell>
          <table:table-cell table:formula="of:=3.3*[.G250]/4096" office:value-type="float" office:value="1.061865234375" calcext:value-type="float">
            <text:p>1.061865234375</text:p>
          </table:table-cell>
          <table:table-cell table:formula="of:=3.3*[.H250]/4096" office:value-type="float" office:value="1.7845458984375" calcext:value-type="float">
            <text:p>1.784545898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1]*[.$Q$7]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812" calcext:value-type="float">
            <text:p>1812</text:p>
          </table:table-cell>
          <table:table-cell office:value-type="float" office:value="905" calcext:value-type="float">
            <text:p>905</text:p>
          </table:table-cell>
          <table:table-cell office:value-type="float" office:value="2871" calcext:value-type="float">
            <text:p>2871</text:p>
          </table:table-cell>
          <table:table-cell office:value-type="float" office:value="3236" calcext:value-type="float">
            <text:p>3236</text:p>
          </table:table-cell>
          <table:table-cell office:value-type="float" office:value="2857" calcext:value-type="float">
            <text:p>2857</text:p>
          </table:table-cell>
          <table:table-cell office:value-type="float" office:value="2412" calcext:value-type="float">
            <text:p>2412</text:p>
          </table:table-cell>
          <table:table-cell table:formula="of:=3.3*[.C251]/4096" office:value-type="float" office:value="1.45986328125" calcext:value-type="float">
            <text:p>1.45986328125</text:p>
          </table:table-cell>
          <table:table-cell table:formula="of:=3.3*[.D251]/4096" office:value-type="float" office:value="0.7291259765625" calcext:value-type="float">
            <text:p>0.7291259765625</text:p>
          </table:table-cell>
          <table:table-cell table:formula="of:=3.3*[.E251]/4096" office:value-type="float" office:value="2.3130615234375" calcext:value-type="float">
            <text:p>2.3130615234375</text:p>
          </table:table-cell>
          <table:table-cell office:value-type="float" office:value="250" calcext:value-type="float">
            <text:p>250</text:p>
          </table:table-cell>
          <table:table-cell table:formula="of:=1000*[.L251]*[.$R$7]" office:value-type="float" office:value="5" calcext:value-type="float">
            <text:p>5</text:p>
          </table:table-cell>
          <table:table-cell table:formula="of:=3.3*[.F251]/4096" office:value-type="float" office:value="2.60712890625" calcext:value-type="float">
            <text:p>2.60712890625</text:p>
          </table:table-cell>
          <table:table-cell table:formula="of:=3.3*[.G251]/4096" office:value-type="float" office:value="2.3017822265625" calcext:value-type="float">
            <text:p>2.3017822265625</text:p>
          </table:table-cell>
          <table:table-cell table:formula="of:=3.3*[.H25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2]*[.$Q$7]" office:value-type="float" office:value="5.02" calcext:value-type="float">
            <text:p>5.02</text:p>
          </table:table-cell>
          <table:table-cell office:value-type="float" office:value="251" calcext:value-type="float">
            <text:p>251</text:p>
          </table:table-cell>
          <table:table-cell office:value-type="float" office:value="1644" calcext:value-type="float">
            <text:p>1644</text:p>
          </table:table-cell>
          <table:table-cell office:value-type="float" office:value="1012" calcext:value-type="float">
            <text:p>1012</text:p>
          </table:table-cell>
          <table:table-cell office:value-type="float" office:value="3425" calcext:value-type="float">
            <text:p>3425</text:p>
          </table:table-cell>
          <table:table-cell office:value-type="float" office:value="3128" calcext:value-type="float">
            <text:p>3128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formula="of:=3.3*[.C252]/4096" office:value-type="float" office:value="1.32451171875" calcext:value-type="float">
            <text:p>1.32451171875</text:p>
          </table:table-cell>
          <table:table-cell table:formula="of:=3.3*[.D252]/4096" office:value-type="float" office:value="0.81533203125" calcext:value-type="float">
            <text:p>0.81533203125</text:p>
          </table:table-cell>
          <table:table-cell table:formula="of:=3.3*[.E252]/4096" office:value-type="float" office:value="2.7593994140625" calcext:value-type="float">
            <text:p>2.7593994140625</text:p>
          </table:table-cell>
          <table:table-cell office:value-type="float" office:value="251" calcext:value-type="float">
            <text:p>251</text:p>
          </table:table-cell>
          <table:table-cell table:formula="of:=1000*[.L252]*[.$R$7]" office:value-type="float" office:value="5.02" calcext:value-type="float">
            <text:p>5.02</text:p>
          </table:table-cell>
          <table:table-cell table:formula="of:=3.3*[.F252]/4096" office:value-type="float" office:value="2.5201171875" calcext:value-type="float">
            <text:p>2.5201171875</text:p>
          </table:table-cell>
          <table:table-cell table:formula="of:=3.3*[.G252]/4096" office:value-type="float" office:value="2.6820556640625" calcext:value-type="float">
            <text:p>2.6820556640625</text:p>
          </table:table-cell>
          <table:table-cell table:formula="of:=3.3*[.H252]/4096" office:value-type="float" office:value="1.7394287109375" calcext:value-type="float">
            <text:p>1.73942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3]*[.$Q$7]" office:value-type="float" office:value="5.04" calcext:value-type="float">
            <text:p>5.04</text:p>
          </table:table-cell>
          <table:table-cell office:value-type="float" office:value="252" calcext:value-type="float">
            <text:p>252</text:p>
          </table:table-cell>
          <table:table-cell office:value-type="float" office:value="1476" calcext:value-type="float">
            <text:p>1476</text:p>
          </table:table-cell>
          <table:table-cell office:value-type="float" office:value="2601" calcext:value-type="float">
            <text:p>2601</text:p>
          </table:table-cell>
          <table:table-cell office:value-type="float" office:value="2123" calcext:value-type="float">
            <text:p>2123</text:p>
          </table:table-cell>
          <table:table-cell office:value-type="float" office:value="3005" calcext:value-type="float">
            <text:p>3005</text:p>
          </table:table-cell>
          <table:table-cell office:value-type="float" office:value="2084" calcext:value-type="float">
            <text:p>2084</text:p>
          </table:table-cell>
          <table:table-cell office:value-type="float" office:value="1805" calcext:value-type="float">
            <text:p>1805</text:p>
          </table:table-cell>
          <table:table-cell table:formula="of:=3.3*[.C253]/4096" office:value-type="float" office:value="1.18916015625" calcext:value-type="float">
            <text:p>1.18916015625</text:p>
          </table:table-cell>
          <table:table-cell table:formula="of:=3.3*[.D253]/4096" office:value-type="float" office:value="2.0955322265625" calcext:value-type="float">
            <text:p>2.0955322265625</text:p>
          </table:table-cell>
          <table:table-cell table:formula="of:=3.3*[.E253]/4096" office:value-type="float" office:value="1.7104248046875" calcext:value-type="float">
            <text:p>1.7104248046875</text:p>
          </table:table-cell>
          <table:table-cell office:value-type="float" office:value="252" calcext:value-type="float">
            <text:p>252</text:p>
          </table:table-cell>
          <table:table-cell table:formula="of:=1000*[.L253]*[.$R$7]" office:value-type="float" office:value="5.04" calcext:value-type="float">
            <text:p>5.04</text:p>
          </table:table-cell>
          <table:table-cell table:formula="of:=3.3*[.F253]/4096" office:value-type="float" office:value="2.4210205078125" calcext:value-type="float">
            <text:p>2.4210205078125</text:p>
          </table:table-cell>
          <table:table-cell table:formula="of:=3.3*[.G253]/4096" office:value-type="float" office:value="1.67900390625" calcext:value-type="float">
            <text:p>1.67900390625</text:p>
          </table:table-cell>
          <table:table-cell table:formula="of:=3.3*[.H253]/4096" office:value-type="float" office:value="1.4542236328125" calcext:value-type="float">
            <text:p>1.45422363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4]*[.$Q$7]" office:value-type="float" office:value="5.06" calcext:value-type="float">
            <text:p>5.06</text:p>
          </table:table-cell>
          <table:table-cell office:value-type="float" office:value="253" calcext:value-type="float">
            <text:p>253</text:p>
          </table:table-cell>
          <table:table-cell office:value-type="float" office:value="1327" calcext:value-type="float">
            <text:p>1327</text:p>
          </table:table-cell>
          <table:table-cell office:value-type="float" office:value="3480" calcext:value-type="float">
            <text:p>3480</text:p>
          </table:table-cell>
          <table:table-cell office:value-type="float" office:value="769" calcext:value-type="float">
            <text:p>769</text:p>
          </table:table-cell>
          <table:table-cell office:value-type="float" office:value="2864" calcext:value-type="float">
            <text:p>2864</text:p>
          </table:table-cell>
          <table:table-cell office:value-type="float" office:value="843" calcext:value-type="float">
            <text:p>843</text:p>
          </table:table-cell>
          <table:table-cell office:value-type="float" office:value="1838" calcext:value-type="float">
            <text:p>1838</text:p>
          </table:table-cell>
          <table:table-cell table:formula="of:=3.3*[.C254]/4096" office:value-type="float" office:value="1.0691162109375" calcext:value-type="float">
            <text:p>1.0691162109375</text:p>
          </table:table-cell>
          <table:table-cell table:formula="of:=3.3*[.D254]/4096" office:value-type="float" office:value="2.8037109375" calcext:value-type="float">
            <text:p>2.8037109375</text:p>
          </table:table-cell>
          <table:table-cell table:formula="of:=3.3*[.E254]/4096" office:value-type="float" office:value="0.6195556640625" calcext:value-type="float">
            <text:p>0.6195556640625</text:p>
          </table:table-cell>
          <table:table-cell office:value-type="float" office:value="253" calcext:value-type="float">
            <text:p>253</text:p>
          </table:table-cell>
          <table:table-cell table:formula="of:=1000*[.L254]*[.$R$7]" office:value-type="float" office:value="5.06" calcext:value-type="float">
            <text:p>5.06</text:p>
          </table:table-cell>
          <table:table-cell table:formula="of:=3.3*[.F254]/4096" office:value-type="float" office:value="2.307421875" calcext:value-type="float">
            <text:p>2.307421875</text:p>
          </table:table-cell>
          <table:table-cell table:formula="of:=3.3*[.G254]/4096" office:value-type="float" office:value="0.6791748046875" calcext:value-type="float">
            <text:p>0.6791748046875</text:p>
          </table:table-cell>
          <table:table-cell table:formula="of:=3.3*[.H254]/4096" office:value-type="float" office:value="1.480810546875" calcext:value-type="float">
            <text:p>1.48081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5]*[.$Q$7]" office:value-type="float" office:value="5.08" calcext:value-type="float">
            <text:p>5.08</text:p>
          </table:table-cell>
          <table:table-cell office:value-type="float" office:value="254" calcext:value-type="float">
            <text:p>254</text:p>
          </table:table-cell>
          <table:table-cell office:value-type="float" office:value="1182" calcext:value-type="float">
            <text:p>1182</text:p>
          </table:table-cell>
          <table:table-cell office:value-type="float" office:value="2431" calcext:value-type="float">
            <text:p>2431</text:p>
          </table:table-cell>
          <table:table-cell office:value-type="float" office:value="1237" calcext:value-type="float">
            <text:p>1237</text:p>
          </table:table-cell>
          <table:table-cell office:value-type="float" office:value="2713" calcext:value-type="float">
            <text:p>2713</text:p>
          </table:table-cell>
          <table:table-cell office:value-type="float" office:value="1319" calcext:value-type="float">
            <text:p>1319</text:p>
          </table:table-cell>
          <table:table-cell office:value-type="float" office:value="2214" calcext:value-type="float">
            <text:p>2214</text:p>
          </table:table-cell>
          <table:table-cell table:formula="of:=3.3*[.C255]/4096" office:value-type="float" office:value="0.952294921875" calcext:value-type="float">
            <text:p>0.952294921875</text:p>
          </table:table-cell>
          <table:table-cell table:formula="of:=3.3*[.D255]/4096" office:value-type="float" office:value="1.9585693359375" calcext:value-type="float">
            <text:p>1.9585693359375</text:p>
          </table:table-cell>
          <table:table-cell table:formula="of:=3.3*[.E255]/4096" office:value-type="float" office:value="0.9966064453125" calcext:value-type="float">
            <text:p>0.9966064453125</text:p>
          </table:table-cell>
          <table:table-cell office:value-type="float" office:value="254" calcext:value-type="float">
            <text:p>254</text:p>
          </table:table-cell>
          <table:table-cell table:formula="of:=1000*[.L255]*[.$R$7]" office:value-type="float" office:value="5.08" calcext:value-type="float">
            <text:p>5.08</text:p>
          </table:table-cell>
          <table:table-cell table:formula="of:=3.3*[.F255]/4096" office:value-type="float" office:value="2.1857666015625" calcext:value-type="float">
            <text:p>2.1857666015625</text:p>
          </table:table-cell>
          <table:table-cell table:formula="of:=3.3*[.G255]/4096" office:value-type="float" office:value="1.0626708984375" calcext:value-type="float">
            <text:p>1.0626708984375</text:p>
          </table:table-cell>
          <table:table-cell table:formula="of:=3.3*[.H255]/4096" office:value-type="float" office:value="1.783740234375" calcext:value-type="float">
            <text:p>1.783740234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6]*[.$Q$7]" office:value-type="float" office:value="5.1" calcext:value-type="float">
            <text:p>5.1</text:p>
          </table:table-cell>
          <table:table-cell office:value-type="float" office:value="255" calcext:value-type="float">
            <text:p>255</text:p>
          </table:table-cell>
          <table:table-cell office:value-type="float" office:value="1056" calcext:value-type="float">
            <text:p>1056</text:p>
          </table:table-cell>
          <table:table-cell office:value-type="float" office:value="902" calcext:value-type="float">
            <text:p>902</text:p>
          </table:table-cell>
          <table:table-cell office:value-type="float" office:value="2878" calcext:value-type="float">
            <text:p>2878</text:p>
          </table:table-cell>
          <table:table-cell office:value-type="float" office:value="2553" calcext:value-type="float">
            <text:p>2553</text:p>
          </table:table-cell>
          <table:table-cell office:value-type="float" office:value="2855" calcext:value-type="float">
            <text:p>2855</text:p>
          </table:table-cell>
          <table:table-cell office:value-type="float" office:value="2412" calcext:value-type="float">
            <text:p>2412</text:p>
          </table:table-cell>
          <table:table-cell table:formula="of:=3.3*[.C256]/4096" office:value-type="float" office:value="0.85078125" calcext:value-type="float">
            <text:p>0.85078125</text:p>
          </table:table-cell>
          <table:table-cell table:formula="of:=3.3*[.D256]/4096" office:value-type="float" office:value="0.726708984375" calcext:value-type="float">
            <text:p>0.726708984375</text:p>
          </table:table-cell>
          <table:table-cell table:formula="of:=3.3*[.E256]/4096" office:value-type="float" office:value="2.318701171875" calcext:value-type="float">
            <text:p>2.318701171875</text:p>
          </table:table-cell>
          <table:table-cell office:value-type="float" office:value="255" calcext:value-type="float">
            <text:p>255</text:p>
          </table:table-cell>
          <table:table-cell table:formula="of:=1000*[.L256]*[.$R$7]" office:value-type="float" office:value="5.1" calcext:value-type="float">
            <text:p>5.1</text:p>
          </table:table-cell>
          <table:table-cell table:formula="of:=3.3*[.F256]/4096" office:value-type="float" office:value="2.0568603515625" calcext:value-type="float">
            <text:p>2.0568603515625</text:p>
          </table:table-cell>
          <table:table-cell table:formula="of:=3.3*[.G256]/4096" office:value-type="float" office:value="2.3001708984375" calcext:value-type="float">
            <text:p>2.3001708984375</text:p>
          </table:table-cell>
          <table:table-cell table:formula="of:=3.3*[.H256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7]*[.$Q$7]" office:value-type="float" office:value="5.12" calcext:value-type="float">
            <text:p>5.12</text:p>
          </table:table-cell>
          <table:table-cell office:value-type="float" office:value="256" calcext:value-type="float">
            <text:p>256</text:p>
          </table:table-cell>
          <table:table-cell office:value-type="float" office:value="947" calcext:value-type="float">
            <text:p>947</text:p>
          </table:table-cell>
          <table:table-cell office:value-type="float" office:value="1008" calcext:value-type="float">
            <text:p>1008</text:p>
          </table:table-cell>
          <table:table-cell office:value-type="float" office:value="3423" calcext:value-type="float">
            <text:p>3423</text:p>
          </table:table-cell>
          <table:table-cell office:value-type="float" office:value="2384" calcext:value-type="float">
            <text:p>2384</text:p>
          </table:table-cell>
          <table:table-cell office:value-type="float" office:value="3330" calcext:value-type="float">
            <text:p>3330</text:p>
          </table:table-cell>
          <table:table-cell office:value-type="float" office:value="2159" calcext:value-type="float">
            <text:p>2159</text:p>
          </table:table-cell>
          <table:table-cell table:formula="of:=3.3*[.C257]/4096" office:value-type="float" office:value="0.7629638671875" calcext:value-type="float">
            <text:p>0.7629638671875</text:p>
          </table:table-cell>
          <table:table-cell table:formula="of:=3.3*[.D257]/4096" office:value-type="float" office:value="0.812109375" calcext:value-type="float">
            <text:p>0.812109375</text:p>
          </table:table-cell>
          <table:table-cell table:formula="of:=3.3*[.E257]/4096" office:value-type="float" office:value="2.7577880859375" calcext:value-type="float">
            <text:p>2.7577880859375</text:p>
          </table:table-cell>
          <table:table-cell office:value-type="float" office:value="256" calcext:value-type="float">
            <text:p>256</text:p>
          </table:table-cell>
          <table:table-cell table:formula="of:=1000*[.L257]*[.$R$7]" office:value-type="float" office:value="5.12" calcext:value-type="float">
            <text:p>5.12</text:p>
          </table:table-cell>
          <table:table-cell table:formula="of:=3.3*[.F257]/4096" office:value-type="float" office:value="1.920703125" calcext:value-type="float">
            <text:p>1.920703125</text:p>
          </table:table-cell>
          <table:table-cell table:formula="of:=3.3*[.G257]/4096" office:value-type="float" office:value="2.682861328125" calcext:value-type="float">
            <text:p>2.682861328125</text:p>
          </table:table-cell>
          <table:table-cell table:formula="of:=3.3*[.H257]/4096" office:value-type="float" office:value="1.7394287109375" calcext:value-type="float">
            <text:p>1.73942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8]*[.$Q$7]" office:value-type="float" office:value="5.14" calcext:value-type="float">
            <text:p>5.14</text:p>
          </table:table-cell>
          <table:table-cell office:value-type="float" office:value="257" calcext:value-type="float">
            <text:p>257</text:p>
          </table:table-cell>
          <table:table-cell office:value-type="float" office:value="859" calcext:value-type="float">
            <text:p>859</text:p>
          </table:table-cell>
          <table:table-cell office:value-type="float" office:value="2605" calcext:value-type="float">
            <text:p>2605</text:p>
          </table:table-cell>
          <table:table-cell office:value-type="float" office:value="2122" calcext:value-type="float">
            <text:p>2122</text:p>
          </table:table-cell>
          <table:table-cell office:value-type="float" office:value="2209" calcext:value-type="float">
            <text:p>2209</text:p>
          </table:table-cell>
          <table:table-cell office:value-type="float" office:value="2086" calcext:value-type="float">
            <text:p>2086</text:p>
          </table:table-cell>
          <table:table-cell office:value-type="float" office:value="1806" calcext:value-type="float">
            <text:p>1806</text:p>
          </table:table-cell>
          <table:table-cell table:formula="of:=3.3*[.C258]/4096" office:value-type="float" office:value="0.6920654296875" calcext:value-type="float">
            <text:p>0.6920654296875</text:p>
          </table:table-cell>
          <table:table-cell table:formula="of:=3.3*[.D258]/4096" office:value-type="float" office:value="2.0987548828125" calcext:value-type="float">
            <text:p>2.0987548828125</text:p>
          </table:table-cell>
          <table:table-cell table:formula="of:=3.3*[.E258]/4096" office:value-type="float" office:value="1.709619140625" calcext:value-type="float">
            <text:p>1.709619140625</text:p>
          </table:table-cell>
          <table:table-cell office:value-type="float" office:value="257" calcext:value-type="float">
            <text:p>257</text:p>
          </table:table-cell>
          <table:table-cell table:formula="of:=1000*[.L258]*[.$R$7]" office:value-type="float" office:value="5.14" calcext:value-type="float">
            <text:p>5.14</text:p>
          </table:table-cell>
          <table:table-cell table:formula="of:=3.3*[.F258]/4096" office:value-type="float" office:value="1.7797119140625" calcext:value-type="float">
            <text:p>1.7797119140625</text:p>
          </table:table-cell>
          <table:table-cell table:formula="of:=3.3*[.G258]/4096" office:value-type="float" office:value="1.680615234375" calcext:value-type="float">
            <text:p>1.680615234375</text:p>
          </table:table-cell>
          <table:table-cell table:formula="of:=3.3*[.H258]/4096" office:value-type="float" office:value="1.455029296875" calcext:value-type="float">
            <text:p>1.45502929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59]*[.$Q$7]" office:value-type="float" office:value="5.16" calcext:value-type="float">
            <text:p>5.16</text:p>
          </table:table-cell>
          <table:table-cell office:value-type="float" office:value="258" calcext:value-type="float">
            <text:p>258</text:p>
          </table:table-cell>
          <table:table-cell office:value-type="float" office:value="781" calcext:value-type="float">
            <text:p>781</text:p>
          </table:table-cell>
          <table:table-cell office:value-type="float" office:value="3478" calcext:value-type="float">
            <text:p>3478</text:p>
          </table:table-cell>
          <table:table-cell office:value-type="float" office:value="763" calcext:value-type="float">
            <text:p>763</text:p>
          </table:table-cell>
          <table:table-cell office:value-type="float" office:value="2034" calcext:value-type="float">
            <text:p>2034</text:p>
          </table:table-cell>
          <table:table-cell office:value-type="float" office:value="844" calcext:value-type="float">
            <text:p>844</text:p>
          </table:table-cell>
          <table:table-cell office:value-type="float" office:value="1840" calcext:value-type="float">
            <text:p>1840</text:p>
          </table:table-cell>
          <table:table-cell table:formula="of:=3.3*[.C259]/4096" office:value-type="float" office:value="0.6292236328125" calcext:value-type="float">
            <text:p>0.6292236328125</text:p>
          </table:table-cell>
          <table:table-cell table:formula="of:=3.3*[.D259]/4096" office:value-type="float" office:value="2.802099609375" calcext:value-type="float">
            <text:p>2.802099609375</text:p>
          </table:table-cell>
          <table:table-cell table:formula="of:=3.3*[.E259]/4096" office:value-type="float" office:value="0.6147216796875" calcext:value-type="float">
            <text:p>0.6147216796875</text:p>
          </table:table-cell>
          <table:table-cell office:value-type="float" office:value="258" calcext:value-type="float">
            <text:p>258</text:p>
          </table:table-cell>
          <table:table-cell table:formula="of:=1000*[.L259]*[.$R$7]" office:value-type="float" office:value="5.16" calcext:value-type="float">
            <text:p>5.16</text:p>
          </table:table-cell>
          <table:table-cell table:formula="of:=3.3*[.F259]/4096" office:value-type="float" office:value="1.638720703125" calcext:value-type="float">
            <text:p>1.638720703125</text:p>
          </table:table-cell>
          <table:table-cell table:formula="of:=3.3*[.G259]/4096" office:value-type="float" office:value="0.67998046875" calcext:value-type="float">
            <text:p>0.67998046875</text:p>
          </table:table-cell>
          <table:table-cell table:formula="of:=3.3*[.H259]/4096" office:value-type="float" office:value="1.482421875" calcext:value-type="float">
            <text:p>1.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0]*[.$Q$7]" office:value-type="float" office:value="5.18" calcext:value-type="float">
            <text:p>5.18</text:p>
          </table:table-cell>
          <table:table-cell office:value-type="float" office:value="259" calcext:value-type="float">
            <text:p>259</text:p>
          </table:table-cell>
          <table:table-cell office:value-type="float" office:value="732" calcext:value-type="float">
            <text:p>732</text:p>
          </table:table-cell>
          <table:table-cell office:value-type="float" office:value="2428" calcext:value-type="float">
            <text:p>2428</text:p>
          </table:table-cell>
          <table:table-cell office:value-type="float" office:value="1236" calcext:value-type="float">
            <text:p>1236</text:p>
          </table:table-cell>
          <table:table-cell office:value-type="float" office:value="1861" calcext:value-type="float">
            <text:p>1861</text:p>
          </table:table-cell>
          <table:table-cell office:value-type="float" office:value="1318" calcext:value-type="float">
            <text:p>1318</text:p>
          </table:table-cell>
          <table:table-cell office:value-type="float" office:value="2216" calcext:value-type="float">
            <text:p>2216</text:p>
          </table:table-cell>
          <table:table-cell table:formula="of:=3.3*[.C260]/4096" office:value-type="float" office:value="0.58974609375" calcext:value-type="float">
            <text:p>0.58974609375</text:p>
          </table:table-cell>
          <table:table-cell table:formula="of:=3.3*[.D260]/4096" office:value-type="float" office:value="1.95615234375" calcext:value-type="float">
            <text:p>1.95615234375</text:p>
          </table:table-cell>
          <table:table-cell table:formula="of:=3.3*[.E260]/4096" office:value-type="float" office:value="0.99580078125" calcext:value-type="float">
            <text:p>0.99580078125</text:p>
          </table:table-cell>
          <table:table-cell office:value-type="float" office:value="259" calcext:value-type="float">
            <text:p>259</text:p>
          </table:table-cell>
          <table:table-cell table:formula="of:=1000*[.L260]*[.$R$7]" office:value-type="float" office:value="5.18" calcext:value-type="float">
            <text:p>5.18</text:p>
          </table:table-cell>
          <table:table-cell table:formula="of:=3.3*[.F260]/4096" office:value-type="float" office:value="1.4993408203125" calcext:value-type="float">
            <text:p>1.4993408203125</text:p>
          </table:table-cell>
          <table:table-cell table:formula="of:=3.3*[.G260]/4096" office:value-type="float" office:value="1.061865234375" calcext:value-type="float">
            <text:p>1.061865234375</text:p>
          </table:table-cell>
          <table:table-cell table:formula="of:=3.3*[.H260]/4096" office:value-type="float" office:value="1.7853515625" calcext:value-type="float">
            <text:p>1.78535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1]*[.$Q$7]" office:value-type="float" office:value="5.2" calcext:value-type="float">
            <text:p>5.2</text:p>
          </table:table-cell>
          <table:table-cell office:value-type="float" office:value="260" calcext:value-type="float">
            <text:p>260</text:p>
          </table:table-cell>
          <table:table-cell office:value-type="float" office:value="700" calcext:value-type="float">
            <text:p>700</text:p>
          </table:table-cell>
          <table:table-cell office:value-type="float" office:value="901" calcext:value-type="float">
            <text:p>901</text:p>
          </table:table-cell>
          <table:table-cell office:value-type="float" office:value="2884" calcext:value-type="float">
            <text:p>2884</text:p>
          </table:table-cell>
          <table:table-cell office:value-type="float" office:value="1689" calcext:value-type="float">
            <text:p>1689</text:p>
          </table:table-cell>
          <table:table-cell office:value-type="float" office:value="2856" calcext:value-type="float">
            <text:p>2856</text:p>
          </table:table-cell>
          <table:table-cell office:value-type="float" office:value="2413" calcext:value-type="float">
            <text:p>2413</text:p>
          </table:table-cell>
          <table:table-cell table:formula="of:=3.3*[.C261]/4096" office:value-type="float" office:value="0.56396484375" calcext:value-type="float">
            <text:p>0.56396484375</text:p>
          </table:table-cell>
          <table:table-cell table:formula="of:=3.3*[.D261]/4096" office:value-type="float" office:value="0.7259033203125" calcext:value-type="float">
            <text:p>0.7259033203125</text:p>
          </table:table-cell>
          <table:table-cell table:formula="of:=3.3*[.E261]/4096" office:value-type="float" office:value="2.32353515625" calcext:value-type="float">
            <text:p>2.32353515625</text:p>
          </table:table-cell>
          <table:table-cell office:value-type="float" office:value="260" calcext:value-type="float">
            <text:p>260</text:p>
          </table:table-cell>
          <table:table-cell table:formula="of:=1000*[.L261]*[.$R$7]" office:value-type="float" office:value="5.2" calcext:value-type="float">
            <text:p>5.2</text:p>
          </table:table-cell>
          <table:table-cell table:formula="of:=3.3*[.F261]/4096" office:value-type="float" office:value="1.3607666015625" calcext:value-type="float">
            <text:p>1.3607666015625</text:p>
          </table:table-cell>
          <table:table-cell table:formula="of:=3.3*[.G261]/4096" office:value-type="float" office:value="2.3009765625" calcext:value-type="float">
            <text:p>2.3009765625</text:p>
          </table:table-cell>
          <table:table-cell table:formula="of:=3.3*[.H26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2]*[.$Q$7]" office:value-type="float" office:value="5.22" calcext:value-type="float">
            <text:p>5.22</text:p>
          </table:table-cell>
          <table:table-cell office:value-type="float" office:value="261" calcext:value-type="float">
            <text:p>261</text:p>
          </table:table-cell>
          <table:table-cell office:value-type="float" office:value="692" calcext:value-type="float">
            <text:p>692</text:p>
          </table:table-cell>
          <table:table-cell office:value-type="float" office:value="1012" calcext:value-type="float">
            <text:p>1012</text:p>
          </table:table-cell>
          <table:table-cell office:value-type="float" office:value="3427" calcext:value-type="float">
            <text:p>3427</text:p>
          </table:table-cell>
          <table:table-cell office:value-type="float" office:value="1525" calcext:value-type="float">
            <text:p>1525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formula="of:=3.3*[.C262]/4096" office:value-type="float" office:value="0.55751953125" calcext:value-type="float">
            <text:p>0.55751953125</text:p>
          </table:table-cell>
          <table:table-cell table:formula="of:=3.3*[.D262]/4096" office:value-type="float" office:value="0.81533203125" calcext:value-type="float">
            <text:p>0.81533203125</text:p>
          </table:table-cell>
          <table:table-cell table:formula="of:=3.3*[.E262]/4096" office:value-type="float" office:value="2.7610107421875" calcext:value-type="float">
            <text:p>2.7610107421875</text:p>
          </table:table-cell>
          <table:table-cell office:value-type="float" office:value="261" calcext:value-type="float">
            <text:p>261</text:p>
          </table:table-cell>
          <table:table-cell table:formula="of:=1000*[.L262]*[.$R$7]" office:value-type="float" office:value="5.22" calcext:value-type="float">
            <text:p>5.22</text:p>
          </table:table-cell>
          <table:table-cell table:formula="of:=3.3*[.F262]/4096" office:value-type="float" office:value="1.2286376953125" calcext:value-type="float">
            <text:p>1.2286376953125</text:p>
          </table:table-cell>
          <table:table-cell table:formula="of:=3.3*[.G262]/4096" office:value-type="float" office:value="2.6820556640625" calcext:value-type="float">
            <text:p>2.6820556640625</text:p>
          </table:table-cell>
          <table:table-cell table:formula="of:=3.3*[.H262]/4096" office:value-type="float" office:value="1.7394287109375" calcext:value-type="float">
            <text:p>1.73942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3]*[.$Q$7]" office:value-type="float" office:value="5.24" calcext:value-type="float">
            <text:p>5.24</text:p>
          </table:table-cell>
          <table:table-cell office:value-type="float" office:value="262" calcext:value-type="float">
            <text:p>262</text:p>
          </table:table-cell>
          <table:table-cell office:value-type="float" office:value="703" calcext:value-type="float">
            <text:p>703</text:p>
          </table:table-cell>
          <table:table-cell office:value-type="float" office:value="2601" calcext:value-type="float">
            <text:p>2601</text:p>
          </table:table-cell>
          <table:table-cell office:value-type="float" office:value="2119" calcext:value-type="float">
            <text:p>2119</text:p>
          </table:table-cell>
          <table:table-cell office:value-type="float" office:value="1369" calcext:value-type="float">
            <text:p>1369</text:p>
          </table:table-cell>
          <table:table-cell office:value-type="float" office:value="2085" calcext:value-type="float">
            <text:p>2085</text:p>
          </table:table-cell>
          <table:table-cell office:value-type="float" office:value="1803" calcext:value-type="float">
            <text:p>1803</text:p>
          </table:table-cell>
          <table:table-cell table:formula="of:=3.3*[.C263]/4096" office:value-type="float" office:value="0.5663818359375" calcext:value-type="float">
            <text:p>0.5663818359375</text:p>
          </table:table-cell>
          <table:table-cell table:formula="of:=3.3*[.D263]/4096" office:value-type="float" office:value="2.0955322265625" calcext:value-type="float">
            <text:p>2.0955322265625</text:p>
          </table:table-cell>
          <table:table-cell table:formula="of:=3.3*[.E263]/4096" office:value-type="float" office:value="1.7072021484375" calcext:value-type="float">
            <text:p>1.7072021484375</text:p>
          </table:table-cell>
          <table:table-cell office:value-type="float" office:value="262" calcext:value-type="float">
            <text:p>262</text:p>
          </table:table-cell>
          <table:table-cell table:formula="of:=1000*[.L263]*[.$R$7]" office:value-type="float" office:value="5.24" calcext:value-type="float">
            <text:p>5.24</text:p>
          </table:table-cell>
          <table:table-cell table:formula="of:=3.3*[.F263]/4096" office:value-type="float" office:value="1.1029541015625" calcext:value-type="float">
            <text:p>1.1029541015625</text:p>
          </table:table-cell>
          <table:table-cell table:formula="of:=3.3*[.G263]/4096" office:value-type="float" office:value="1.6798095703125" calcext:value-type="float">
            <text:p>1.6798095703125</text:p>
          </table:table-cell>
          <table:table-cell table:formula="of:=3.3*[.H263]/4096" office:value-type="float" office:value="1.4526123046875" calcext:value-type="float">
            <text:p>1.45261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4]*[.$Q$7]" office:value-type="float" office:value="5.26" calcext:value-type="float">
            <text:p>5.26</text:p>
          </table:table-cell>
          <table:table-cell office:value-type="float" office:value="263" calcext:value-type="float">
            <text:p>263</text:p>
          </table:table-cell>
          <table:table-cell office:value-type="float" office:value="736" calcext:value-type="float">
            <text:p>736</text:p>
          </table:table-cell>
          <table:table-cell office:value-type="float" office:value="3478" calcext:value-type="float">
            <text:p>3478</text:p>
          </table:table-cell>
          <table:table-cell office:value-type="float" office:value="766" calcext:value-type="float">
            <text:p>766</text:p>
          </table:table-cell>
          <table:table-cell office:value-type="float" office:value="1226" calcext:value-type="float">
            <text:p>1226</text:p>
          </table:table-cell>
          <table:table-cell office:value-type="float" office:value="842" calcext:value-type="float">
            <text:p>842</text:p>
          </table:table-cell>
          <table:table-cell office:value-type="float" office:value="1838" calcext:value-type="float">
            <text:p>1838</text:p>
          </table:table-cell>
          <table:table-cell table:formula="of:=3.3*[.C264]/4096" office:value-type="float" office:value="0.59296875" calcext:value-type="float">
            <text:p>0.59296875</text:p>
          </table:table-cell>
          <table:table-cell table:formula="of:=3.3*[.D264]/4096" office:value-type="float" office:value="2.802099609375" calcext:value-type="float">
            <text:p>2.802099609375</text:p>
          </table:table-cell>
          <table:table-cell table:formula="of:=3.3*[.E264]/4096" office:value-type="float" office:value="0.617138671875" calcext:value-type="float">
            <text:p>0.617138671875</text:p>
          </table:table-cell>
          <table:table-cell office:value-type="float" office:value="263" calcext:value-type="float">
            <text:p>263</text:p>
          </table:table-cell>
          <table:table-cell table:formula="of:=1000*[.L264]*[.$R$7]" office:value-type="float" office:value="5.26" calcext:value-type="float">
            <text:p>5.26</text:p>
          </table:table-cell>
          <table:table-cell table:formula="of:=3.3*[.F264]/4096" office:value-type="float" office:value="0.987744140625" calcext:value-type="float">
            <text:p>0.987744140625</text:p>
          </table:table-cell>
          <table:table-cell table:formula="of:=3.3*[.G264]/4096" office:value-type="float" office:value="0.678369140625" calcext:value-type="float">
            <text:p>0.678369140625</text:p>
          </table:table-cell>
          <table:table-cell table:formula="of:=3.3*[.H264]/4096" office:value-type="float" office:value="1.480810546875" calcext:value-type="float">
            <text:p>1.48081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5]*[.$Q$7]" office:value-type="float" office:value="5.28" calcext:value-type="float">
            <text:p>5.28</text:p>
          </table:table-cell>
          <table:table-cell office:value-type="float" office:value="264" calcext:value-type="float">
            <text:p>264</text:p>
          </table:table-cell>
          <table:table-cell office:value-type="float" office:value="793" calcext:value-type="float">
            <text:p>793</text:p>
          </table:table-cell>
          <table:table-cell office:value-type="float" office:value="2428" calcext:value-type="float">
            <text:p>2428</text:p>
          </table:table-cell>
          <table:table-cell office:value-type="float" office:value="1241" calcext:value-type="float">
            <text:p>1241</text:p>
          </table:table-cell>
          <table:table-cell office:value-type="float" office:value="1093" calcext:value-type="float">
            <text:p>1093</text:p>
          </table:table-cell>
          <table:table-cell office:value-type="float" office:value="1319" calcext:value-type="float">
            <text:p>1319</text:p>
          </table:table-cell>
          <table:table-cell office:value-type="float" office:value="2216" calcext:value-type="float">
            <text:p>2216</text:p>
          </table:table-cell>
          <table:table-cell table:formula="of:=3.3*[.C265]/4096" office:value-type="float" office:value="0.6388916015625" calcext:value-type="float">
            <text:p>0.6388916015625</text:p>
          </table:table-cell>
          <table:table-cell table:formula="of:=3.3*[.D265]/4096" office:value-type="float" office:value="1.95615234375" calcext:value-type="float">
            <text:p>1.95615234375</text:p>
          </table:table-cell>
          <table:table-cell table:formula="of:=3.3*[.E265]/4096" office:value-type="float" office:value="0.9998291015625" calcext:value-type="float">
            <text:p>0.9998291015625</text:p>
          </table:table-cell>
          <table:table-cell office:value-type="float" office:value="264" calcext:value-type="float">
            <text:p>264</text:p>
          </table:table-cell>
          <table:table-cell table:formula="of:=1000*[.L265]*[.$R$7]" office:value-type="float" office:value="5.28" calcext:value-type="float">
            <text:p>5.28</text:p>
          </table:table-cell>
          <table:table-cell table:formula="of:=3.3*[.F265]/4096" office:value-type="float" office:value="0.8805908203125" calcext:value-type="float">
            <text:p>0.8805908203125</text:p>
          </table:table-cell>
          <table:table-cell table:formula="of:=3.3*[.G265]/4096" office:value-type="float" office:value="1.0626708984375" calcext:value-type="float">
            <text:p>1.0626708984375</text:p>
          </table:table-cell>
          <table:table-cell table:formula="of:=3.3*[.H265]/4096" office:value-type="float" office:value="1.7853515625" calcext:value-type="float">
            <text:p>1.785351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6]*[.$Q$7]" office:value-type="float" office:value="5.3" calcext:value-type="float">
            <text:p>5.3</text:p>
          </table:table-cell>
          <table:table-cell office:value-type="float" office:value="265" calcext:value-type="float">
            <text:p>265</text:p>
          </table:table-cell>
          <table:table-cell office:value-type="float" office:value="866" calcext:value-type="float">
            <text:p>866</text:p>
          </table:table-cell>
          <table:table-cell office:value-type="float" office:value="906" calcext:value-type="float">
            <text:p>906</text:p>
          </table:table-cell>
          <table:table-cell office:value-type="float" office:value="2882" calcext:value-type="float">
            <text:p>2882</text:p>
          </table:table-cell>
          <table:table-cell office:value-type="float" office:value="979" calcext:value-type="float">
            <text:p>979</text:p>
          </table:table-cell>
          <table:table-cell office:value-type="float" office:value="2854" calcext:value-type="float">
            <text:p>2854</text:p>
          </table:table-cell>
          <table:table-cell office:value-type="float" office:value="2413" calcext:value-type="float">
            <text:p>2413</text:p>
          </table:table-cell>
          <table:table-cell table:formula="of:=3.3*[.C266]/4096" office:value-type="float" office:value="0.697705078125" calcext:value-type="float">
            <text:p>0.697705078125</text:p>
          </table:table-cell>
          <table:table-cell table:formula="of:=3.3*[.D266]/4096" office:value-type="float" office:value="0.729931640625" calcext:value-type="float">
            <text:p>0.729931640625</text:p>
          </table:table-cell>
          <table:table-cell table:formula="of:=3.3*[.E266]/4096" office:value-type="float" office:value="2.321923828125" calcext:value-type="float">
            <text:p>2.321923828125</text:p>
          </table:table-cell>
          <table:table-cell office:value-type="float" office:value="265" calcext:value-type="float">
            <text:p>265</text:p>
          </table:table-cell>
          <table:table-cell table:formula="of:=1000*[.L266]*[.$R$7]" office:value-type="float" office:value="5.3" calcext:value-type="float">
            <text:p>5.3</text:p>
          </table:table-cell>
          <table:table-cell table:formula="of:=3.3*[.F266]/4096" office:value-type="float" office:value="0.7887451171875" calcext:value-type="float">
            <text:p>0.7887451171875</text:p>
          </table:table-cell>
          <table:table-cell table:formula="of:=3.3*[.G266]/4096" office:value-type="float" office:value="2.299365234375" calcext:value-type="float">
            <text:p>2.299365234375</text:p>
          </table:table-cell>
          <table:table-cell table:formula="of:=3.3*[.H26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7]*[.$Q$7]" office:value-type="float" office:value="5.32" calcext:value-type="float">
            <text:p>5.32</text:p>
          </table:table-cell>
          <table:table-cell office:value-type="float" office:value="266" calcext:value-type="float">
            <text:p>266</text:p>
          </table:table-cell>
          <table:table-cell office:value-type="float" office:value="960" calcext:value-type="float">
            <text:p>960</text:p>
          </table:table-cell>
          <table:table-cell office:value-type="float" office:value="1011" calcext:value-type="float">
            <text:p>1011</text:p>
          </table:table-cell>
          <table:table-cell office:value-type="float" office:value="3424" calcext:value-type="float">
            <text:p>3424</text:p>
          </table:table-cell>
          <table:table-cell office:value-type="float" office:value="880" calcext:value-type="float">
            <text:p>880</text:p>
          </table:table-cell>
          <table:table-cell office:value-type="float" office:value="3328" calcext:value-type="float">
            <text:p>3328</text:p>
          </table:table-cell>
          <table:table-cell office:value-type="float" office:value="2158" calcext:value-type="float">
            <text:p>2158</text:p>
          </table:table-cell>
          <table:table-cell table:formula="of:=3.3*[.C267]/4096" office:value-type="float" office:value="0.7734375" calcext:value-type="float">
            <text:p>0.7734375</text:p>
          </table:table-cell>
          <table:table-cell table:formula="of:=3.3*[.D267]/4096" office:value-type="float" office:value="0.8145263671875" calcext:value-type="float">
            <text:p>0.8145263671875</text:p>
          </table:table-cell>
          <table:table-cell table:formula="of:=3.3*[.E267]/4096" office:value-type="float" office:value="2.75859375" calcext:value-type="float">
            <text:p>2.75859375</text:p>
          </table:table-cell>
          <table:table-cell office:value-type="float" office:value="266" calcext:value-type="float">
            <text:p>266</text:p>
          </table:table-cell>
          <table:table-cell table:formula="of:=1000*[.L267]*[.$R$7]" office:value-type="float" office:value="5.32" calcext:value-type="float">
            <text:p>5.32</text:p>
          </table:table-cell>
          <table:table-cell table:formula="of:=3.3*[.F267]/4096" office:value-type="float" office:value="0.708984375" calcext:value-type="float">
            <text:p>0.708984375</text:p>
          </table:table-cell>
          <table:table-cell table:formula="of:=3.3*[.G267]/4096" office:value-type="float" office:value="2.68125" calcext:value-type="float">
            <text:p>2.68125</text:p>
          </table:table-cell>
          <table:table-cell table:formula="of:=3.3*[.H267]/4096" office:value-type="float" office:value="1.738623046875" calcext:value-type="float">
            <text:p>1.7386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8]*[.$Q$7]" office:value-type="float" office:value="5.34" calcext:value-type="float">
            <text:p>5.34</text:p>
          </table:table-cell>
          <table:table-cell office:value-type="float" office:value="267" calcext:value-type="float">
            <text:p>267</text:p>
          </table:table-cell>
          <table:table-cell office:value-type="float" office:value="1080" calcext:value-type="float">
            <text:p>1080</text:p>
          </table:table-cell>
          <table:table-cell office:value-type="float" office:value="2601" calcext:value-type="float">
            <text:p>2601</text:p>
          </table:table-cell>
          <table:table-cell office:value-type="float" office:value="2114" calcext:value-type="float">
            <text:p>2114</text:p>
          </table:table-cell>
          <table:table-cell office:value-type="float" office:value="803" calcext:value-type="float">
            <text:p>803</text:p>
          </table:table-cell>
          <table:table-cell office:value-type="float" office:value="2087" calcext:value-type="float">
            <text:p>2087</text:p>
          </table:table-cell>
          <table:table-cell office:value-type="float" office:value="1802" calcext:value-type="float">
            <text:p>1802</text:p>
          </table:table-cell>
          <table:table-cell table:formula="of:=3.3*[.C268]/4096" office:value-type="float" office:value="0.8701171875" calcext:value-type="float">
            <text:p>0.8701171875</text:p>
          </table:table-cell>
          <table:table-cell table:formula="of:=3.3*[.D268]/4096" office:value-type="float" office:value="2.0955322265625" calcext:value-type="float">
            <text:p>2.0955322265625</text:p>
          </table:table-cell>
          <table:table-cell table:formula="of:=3.3*[.E268]/4096" office:value-type="float" office:value="1.703173828125" calcext:value-type="float">
            <text:p>1.703173828125</text:p>
          </table:table-cell>
          <table:table-cell office:value-type="float" office:value="267" calcext:value-type="float">
            <text:p>267</text:p>
          </table:table-cell>
          <table:table-cell table:formula="of:=1000*[.L268]*[.$R$7]" office:value-type="float" office:value="5.34" calcext:value-type="float">
            <text:p>5.34</text:p>
          </table:table-cell>
          <table:table-cell table:formula="of:=3.3*[.F268]/4096" office:value-type="float" office:value="0.6469482421875" calcext:value-type="float">
            <text:p>0.6469482421875</text:p>
          </table:table-cell>
          <table:table-cell table:formula="of:=3.3*[.G268]/4096" office:value-type="float" office:value="1.6814208984375" calcext:value-type="float">
            <text:p>1.6814208984375</text:p>
          </table:table-cell>
          <table:table-cell table:formula="of:=3.3*[.H268]/4096" office:value-type="float" office:value="1.451806640625" calcext:value-type="float">
            <text:p>1.45180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69]*[.$Q$7]" office:value-type="float" office:value="5.36" calcext:value-type="float">
            <text:p>5.36</text:p>
          </table:table-cell>
          <table:table-cell office:value-type="float" office:value="268" calcext:value-type="float">
            <text:p>268</text:p>
          </table:table-cell>
          <table:table-cell office:value-type="float" office:value="1205" calcext:value-type="float">
            <text:p>1205</text:p>
          </table:table-cell>
          <table:table-cell office:value-type="float" office:value="3476" calcext:value-type="float">
            <text:p>3476</text:p>
          </table:table-cell>
          <table:table-cell office:value-type="float" office:value="768" calcext:value-type="float">
            <text:p>768</text:p>
          </table:table-cell>
          <table:table-cell office:value-type="float" office:value="744" calcext:value-type="float">
            <text:p>744</text:p>
          </table:table-cell>
          <table:table-cell office:value-type="float" office:value="843" calcext:value-type="float">
            <text:p>843</text:p>
          </table:table-cell>
          <table:table-cell office:value-type="float" office:value="1840" calcext:value-type="float">
            <text:p>1840</text:p>
          </table:table-cell>
          <table:table-cell table:formula="of:=3.3*[.C269]/4096" office:value-type="float" office:value="0.9708251953125" calcext:value-type="float">
            <text:p>0.9708251953125</text:p>
          </table:table-cell>
          <table:table-cell table:formula="of:=3.3*[.D269]/4096" office:value-type="float" office:value="2.80048828125" calcext:value-type="float">
            <text:p>2.80048828125</text:p>
          </table:table-cell>
          <table:table-cell table:formula="of:=3.3*[.E269]/4096" office:value-type="float" office:value="0.61875" calcext:value-type="float">
            <text:p>0.61875</text:p>
          </table:table-cell>
          <table:table-cell office:value-type="float" office:value="268" calcext:value-type="float">
            <text:p>268</text:p>
          </table:table-cell>
          <table:table-cell table:formula="of:=1000*[.L269]*[.$R$7]" office:value-type="float" office:value="5.36" calcext:value-type="float">
            <text:p>5.36</text:p>
          </table:table-cell>
          <table:table-cell table:formula="of:=3.3*[.F269]/4096" office:value-type="float" office:value="0.5994140625" calcext:value-type="float">
            <text:p>0.5994140625</text:p>
          </table:table-cell>
          <table:table-cell table:formula="of:=3.3*[.G269]/4096" office:value-type="float" office:value="0.6791748046875" calcext:value-type="float">
            <text:p>0.6791748046875</text:p>
          </table:table-cell>
          <table:table-cell table:formula="of:=3.3*[.H269]/4096" office:value-type="float" office:value="1.482421875" calcext:value-type="float">
            <text:p>1.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0]*[.$Q$7]" office:value-type="float" office:value="5.38" calcext:value-type="float">
            <text:p>5.38</text:p>
          </table:table-cell>
          <table:table-cell office:value-type="float" office:value="269" calcext:value-type="float">
            <text:p>269</text:p>
          </table:table-cell>
          <table:table-cell office:value-type="float" office:value="1349" calcext:value-type="float">
            <text:p>1349</text:p>
          </table:table-cell>
          <table:table-cell office:value-type="float" office:value="2428" calcext:value-type="float">
            <text:p>2428</text:p>
          </table:table-cell>
          <table:table-cell office:value-type="float" office:value="1241" calcext:value-type="float">
            <text:p>1241</text:p>
          </table:table-cell>
          <table:table-cell office:value-type="float" office:value="707" calcext:value-type="float">
            <text:p>707</text:p>
          </table:table-cell>
          <table:table-cell office:value-type="float" office:value="1317" calcext:value-type="float">
            <text:p>1317</text:p>
          </table:table-cell>
          <table:table-cell office:value-type="float" office:value="2217" calcext:value-type="float">
            <text:p>2217</text:p>
          </table:table-cell>
          <table:table-cell table:formula="of:=3.3*[.C270]/4096" office:value-type="float" office:value="1.0868408203125" calcext:value-type="float">
            <text:p>1.0868408203125</text:p>
          </table:table-cell>
          <table:table-cell table:formula="of:=3.3*[.D270]/4096" office:value-type="float" office:value="1.95615234375" calcext:value-type="float">
            <text:p>1.95615234375</text:p>
          </table:table-cell>
          <table:table-cell table:formula="of:=3.3*[.E270]/4096" office:value-type="float" office:value="0.9998291015625" calcext:value-type="float">
            <text:p>0.9998291015625</text:p>
          </table:table-cell>
          <table:table-cell office:value-type="float" office:value="269" calcext:value-type="float">
            <text:p>269</text:p>
          </table:table-cell>
          <table:table-cell table:formula="of:=1000*[.L270]*[.$R$7]" office:value-type="float" office:value="5.38" calcext:value-type="float">
            <text:p>5.38</text:p>
          </table:table-cell>
          <table:table-cell table:formula="of:=3.3*[.F270]/4096" office:value-type="float" office:value="0.5696044921875" calcext:value-type="float">
            <text:p>0.5696044921875</text:p>
          </table:table-cell>
          <table:table-cell table:formula="of:=3.3*[.G270]/4096" office:value-type="float" office:value="1.0610595703125" calcext:value-type="float">
            <text:p>1.0610595703125</text:p>
          </table:table-cell>
          <table:table-cell table:formula="of:=3.3*[.H270]/4096" office:value-type="float" office:value="1.7861572265625" calcext:value-type="float">
            <text:p>1.786157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1]*[.$Q$7]" office:value-type="float" office:value="5.4" calcext:value-type="float">
            <text:p>5.4</text:p>
          </table:table-cell>
          <table:table-cell office:value-type="float" office:value="270" calcext:value-type="float">
            <text:p>270</text:p>
          </table:table-cell>
          <table:table-cell office:value-type="float" office:value="1501" calcext:value-type="float">
            <text:p>1501</text:p>
          </table:table-cell>
          <table:table-cell office:value-type="float" office:value="909" calcext:value-type="float">
            <text:p>909</text:p>
          </table:table-cell>
          <table:table-cell office:value-type="float" office:value="2882" calcext:value-type="float">
            <text:p>2882</text:p>
          </table:table-cell>
          <table:table-cell office:value-type="float" office:value="691" calcext:value-type="float">
            <text:p>691</text:p>
          </table:table-cell>
          <table:table-cell office:value-type="float" office:value="2855" calcext:value-type="float">
            <text:p>2855</text:p>
          </table:table-cell>
          <table:table-cell office:value-type="float" office:value="2412" calcext:value-type="float">
            <text:p>2412</text:p>
          </table:table-cell>
          <table:table-cell table:formula="of:=3.3*[.C271]/4096" office:value-type="float" office:value="1.2093017578125" calcext:value-type="float">
            <text:p>1.2093017578125</text:p>
          </table:table-cell>
          <table:table-cell table:formula="of:=3.3*[.D271]/4096" office:value-type="float" office:value="0.7323486328125" calcext:value-type="float">
            <text:p>0.7323486328125</text:p>
          </table:table-cell>
          <table:table-cell table:formula="of:=3.3*[.E271]/4096" office:value-type="float" office:value="2.321923828125" calcext:value-type="float">
            <text:p>2.321923828125</text:p>
          </table:table-cell>
          <table:table-cell office:value-type="float" office:value="270" calcext:value-type="float">
            <text:p>270</text:p>
          </table:table-cell>
          <table:table-cell table:formula="of:=1000*[.L271]*[.$R$7]" office:value-type="float" office:value="5.4" calcext:value-type="float">
            <text:p>5.4</text:p>
          </table:table-cell>
          <table:table-cell table:formula="of:=3.3*[.F271]/4096" office:value-type="float" office:value="0.5567138671875" calcext:value-type="float">
            <text:p>0.5567138671875</text:p>
          </table:table-cell>
          <table:table-cell table:formula="of:=3.3*[.G271]/4096" office:value-type="float" office:value="2.3001708984375" calcext:value-type="float">
            <text:p>2.3001708984375</text:p>
          </table:table-cell>
          <table:table-cell table:formula="of:=3.3*[.H271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2]*[.$Q$7]" office:value-type="float" office:value="5.42" calcext:value-type="float">
            <text:p>5.42</text:p>
          </table:table-cell>
          <table:table-cell office:value-type="float" office:value="271" calcext:value-type="float">
            <text:p>271</text:p>
          </table:table-cell>
          <table:table-cell office:value-type="float" office:value="1668" calcext:value-type="float">
            <text:p>1668</text:p>
          </table:table-cell>
          <table:table-cell office:value-type="float" office:value="1008" calcext:value-type="float">
            <text:p>1008</text:p>
          </table:table-cell>
          <table:table-cell office:value-type="float" office:value="3420" calcext:value-type="float">
            <text:p>3420</text:p>
          </table:table-cell>
          <table:table-cell office:value-type="float" office:value="699" calcext:value-type="float">
            <text:p>699</text:p>
          </table:table-cell>
          <table:table-cell office:value-type="float" office:value="3330" calcext:value-type="float">
            <text:p>3330</text:p>
          </table:table-cell>
          <table:table-cell office:value-type="float" office:value="2158" calcext:value-type="float">
            <text:p>2158</text:p>
          </table:table-cell>
          <table:table-cell table:formula="of:=3.3*[.C272]/4096" office:value-type="float" office:value="1.34384765625" calcext:value-type="float">
            <text:p>1.34384765625</text:p>
          </table:table-cell>
          <table:table-cell table:formula="of:=3.3*[.D272]/4096" office:value-type="float" office:value="0.812109375" calcext:value-type="float">
            <text:p>0.812109375</text:p>
          </table:table-cell>
          <table:table-cell table:formula="of:=3.3*[.E272]/4096" office:value-type="float" office:value="2.75537109375" calcext:value-type="float">
            <text:p>2.75537109375</text:p>
          </table:table-cell>
          <table:table-cell office:value-type="float" office:value="271" calcext:value-type="float">
            <text:p>271</text:p>
          </table:table-cell>
          <table:table-cell table:formula="of:=1000*[.L272]*[.$R$7]" office:value-type="float" office:value="5.42" calcext:value-type="float">
            <text:p>5.42</text:p>
          </table:table-cell>
          <table:table-cell table:formula="of:=3.3*[.F272]/4096" office:value-type="float" office:value="0.5631591796875" calcext:value-type="float">
            <text:p>0.5631591796875</text:p>
          </table:table-cell>
          <table:table-cell table:formula="of:=3.3*[.G272]/4096" office:value-type="float" office:value="2.682861328125" calcext:value-type="float">
            <text:p>2.682861328125</text:p>
          </table:table-cell>
          <table:table-cell table:formula="of:=3.3*[.H272]/4096" office:value-type="float" office:value="1.738623046875" calcext:value-type="float">
            <text:p>1.7386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3]*[.$Q$7]" office:value-type="float" office:value="5.44" calcext:value-type="float">
            <text:p>5.44</text:p>
          </table:table-cell>
          <table:table-cell office:value-type="float" office:value="272" calcext:value-type="float">
            <text:p>272</text:p>
          </table:table-cell>
          <table:table-cell office:value-type="float" office:value="1837" calcext:value-type="float">
            <text:p>1837</text:p>
          </table:table-cell>
          <table:table-cell office:value-type="float" office:value="2601" calcext:value-type="float">
            <text:p>2601</text:p>
          </table:table-cell>
          <table:table-cell office:value-type="float" office:value="2107" calcext:value-type="float">
            <text:p>2107</text:p>
          </table:table-cell>
          <table:table-cell office:value-type="float" office:value="726" calcext:value-type="float">
            <text:p>726</text:p>
          </table:table-cell>
          <table:table-cell office:value-type="float" office:value="2087" calcext:value-type="float">
            <text:p>2087</text:p>
          </table:table-cell>
          <table:table-cell office:value-type="float" office:value="1802" calcext:value-type="float">
            <text:p>1802</text:p>
          </table:table-cell>
          <table:table-cell table:formula="of:=3.3*[.C273]/4096" office:value-type="float" office:value="1.4800048828125" calcext:value-type="float">
            <text:p>1.4800048828125</text:p>
          </table:table-cell>
          <table:table-cell table:formula="of:=3.3*[.D273]/4096" office:value-type="float" office:value="2.0955322265625" calcext:value-type="float">
            <text:p>2.0955322265625</text:p>
          </table:table-cell>
          <table:table-cell table:formula="of:=3.3*[.E273]/4096" office:value-type="float" office:value="1.6975341796875" calcext:value-type="float">
            <text:p>1.6975341796875</text:p>
          </table:table-cell>
          <table:table-cell office:value-type="float" office:value="272" calcext:value-type="float">
            <text:p>272</text:p>
          </table:table-cell>
          <table:table-cell table:formula="of:=1000*[.L273]*[.$R$7]" office:value-type="float" office:value="5.44" calcext:value-type="float">
            <text:p>5.44</text:p>
          </table:table-cell>
          <table:table-cell table:formula="of:=3.3*[.F273]/4096" office:value-type="float" office:value="0.584912109375" calcext:value-type="float">
            <text:p>0.584912109375</text:p>
          </table:table-cell>
          <table:table-cell table:formula="of:=3.3*[.G273]/4096" office:value-type="float" office:value="1.6814208984375" calcext:value-type="float">
            <text:p>1.6814208984375</text:p>
          </table:table-cell>
          <table:table-cell table:formula="of:=3.3*[.H273]/4096" office:value-type="float" office:value="1.451806640625" calcext:value-type="float">
            <text:p>1.45180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4]*[.$Q$7]" office:value-type="float" office:value="5.46" calcext:value-type="float">
            <text:p>5.46</text:p>
          </table:table-cell>
          <table:table-cell office:value-type="float" office:value="273" calcext:value-type="float">
            <text:p>273</text:p>
          </table:table-cell>
          <table:table-cell office:value-type="float" office:value="2012" calcext:value-type="float">
            <text:p>2012</text:p>
          </table:table-cell>
          <table:table-cell office:value-type="float" office:value="3477" calcext:value-type="float">
            <text:p>3477</text:p>
          </table:table-cell>
          <table:table-cell office:value-type="float" office:value="766" calcext:value-type="float">
            <text:p>766</text:p>
          </table:table-cell>
          <table:table-cell office:value-type="float" office:value="775" calcext:value-type="float">
            <text:p>775</text:p>
          </table:table-cell>
          <table:table-cell office:value-type="float" office:value="843" calcext:value-type="float">
            <text:p>843</text:p>
          </table:table-cell>
          <table:table-cell office:value-type="float" office:value="1842" calcext:value-type="float">
            <text:p>1842</text:p>
          </table:table-cell>
          <table:table-cell table:formula="of:=3.3*[.C274]/4096" office:value-type="float" office:value="1.62099609375" calcext:value-type="float">
            <text:p>1.62099609375</text:p>
          </table:table-cell>
          <table:table-cell table:formula="of:=3.3*[.D274]/4096" office:value-type="float" office:value="2.8012939453125" calcext:value-type="float">
            <text:p>2.8012939453125</text:p>
          </table:table-cell>
          <table:table-cell table:formula="of:=3.3*[.E274]/4096" office:value-type="float" office:value="0.617138671875" calcext:value-type="float">
            <text:p>0.617138671875</text:p>
          </table:table-cell>
          <table:table-cell office:value-type="float" office:value="273" calcext:value-type="float">
            <text:p>273</text:p>
          </table:table-cell>
          <table:table-cell table:formula="of:=1000*[.L274]*[.$R$7]" office:value-type="float" office:value="5.46" calcext:value-type="float">
            <text:p>5.46</text:p>
          </table:table-cell>
          <table:table-cell table:formula="of:=3.3*[.F274]/4096" office:value-type="float" office:value="0.6243896484375" calcext:value-type="float">
            <text:p>0.6243896484375</text:p>
          </table:table-cell>
          <table:table-cell table:formula="of:=3.3*[.G274]/4096" office:value-type="float" office:value="0.6791748046875" calcext:value-type="float">
            <text:p>0.6791748046875</text:p>
          </table:table-cell>
          <table:table-cell table:formula="of:=3.3*[.H274]/4096" office:value-type="float" office:value="1.484033203125" calcext:value-type="float">
            <text:p>1.4840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5]*[.$Q$7]" office:value-type="float" office:value="5.48" calcext:value-type="float">
            <text:p>5.48</text:p>
          </table:table-cell>
          <table:table-cell office:value-type="float" office:value="274" calcext:value-type="float">
            <text:p>274</text:p>
          </table:table-cell>
          <table:table-cell office:value-type="float" office:value="2186" calcext:value-type="float">
            <text:p>2186</text:p>
          </table:table-cell>
          <table:table-cell office:value-type="float" office:value="2431" calcext:value-type="float">
            <text:p>2431</text:p>
          </table:table-cell>
          <table:table-cell office:value-type="float" office:value="1241" calcext:value-type="float">
            <text:p>1241</text:p>
          </table:table-cell>
          <table:table-cell office:value-type="float" office:value="846" calcext:value-type="float">
            <text:p>846</text:p>
          </table:table-cell>
          <table:table-cell office:value-type="float" office:value="1317" calcext:value-type="float">
            <text:p>1317</text:p>
          </table:table-cell>
          <table:table-cell office:value-type="float" office:value="2217" calcext:value-type="float">
            <text:p>2217</text:p>
          </table:table-cell>
          <table:table-cell table:formula="of:=3.3*[.C275]/4096" office:value-type="float" office:value="1.761181640625" calcext:value-type="float">
            <text:p>1.761181640625</text:p>
          </table:table-cell>
          <table:table-cell table:formula="of:=3.3*[.D275]/4096" office:value-type="float" office:value="1.9585693359375" calcext:value-type="float">
            <text:p>1.9585693359375</text:p>
          </table:table-cell>
          <table:table-cell table:formula="of:=3.3*[.E275]/4096" office:value-type="float" office:value="0.9998291015625" calcext:value-type="float">
            <text:p>0.9998291015625</text:p>
          </table:table-cell>
          <table:table-cell office:value-type="float" office:value="274" calcext:value-type="float">
            <text:p>274</text:p>
          </table:table-cell>
          <table:table-cell table:formula="of:=1000*[.L275]*[.$R$7]" office:value-type="float" office:value="5.48" calcext:value-type="float">
            <text:p>5.48</text:p>
          </table:table-cell>
          <table:table-cell table:formula="of:=3.3*[.F275]/4096" office:value-type="float" office:value="0.681591796875" calcext:value-type="float">
            <text:p>0.681591796875</text:p>
          </table:table-cell>
          <table:table-cell table:formula="of:=3.3*[.G275]/4096" office:value-type="float" office:value="1.0610595703125" calcext:value-type="float">
            <text:p>1.0610595703125</text:p>
          </table:table-cell>
          <table:table-cell table:formula="of:=3.3*[.H275]/4096" office:value-type="float" office:value="1.7861572265625" calcext:value-type="float">
            <text:p>1.7861572265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6]*[.$Q$7]" office:value-type="float" office:value="5.5" calcext:value-type="float">
            <text:p>5.5</text:p>
          </table:table-cell>
          <table:table-cell office:value-type="float" office:value="275" calcext:value-type="float">
            <text:p>275</text:p>
          </table:table-cell>
          <table:table-cell office:value-type="float" office:value="2361" calcext:value-type="float">
            <text:p>2361</text:p>
          </table:table-cell>
          <table:table-cell office:value-type="float" office:value="913" calcext:value-type="float">
            <text:p>913</text:p>
          </table:table-cell>
          <table:table-cell office:value-type="float" office:value="2884" calcext:value-type="float">
            <text:p>2884</text:p>
          </table:table-cell>
          <table:table-cell office:value-type="float" office:value="937" calcext:value-type="float">
            <text:p>937</text:p>
          </table:table-cell>
          <table:table-cell office:value-type="float" office:value="2853" calcext:value-type="float">
            <text:p>2853</text:p>
          </table:table-cell>
          <table:table-cell office:value-type="float" office:value="2412" calcext:value-type="float">
            <text:p>2412</text:p>
          </table:table-cell>
          <table:table-cell table:formula="of:=3.3*[.C276]/4096" office:value-type="float" office:value="1.9021728515625" calcext:value-type="float">
            <text:p>1.9021728515625</text:p>
          </table:table-cell>
          <table:table-cell table:formula="of:=3.3*[.D276]/4096" office:value-type="float" office:value="0.7355712890625" calcext:value-type="float">
            <text:p>0.7355712890625</text:p>
          </table:table-cell>
          <table:table-cell table:formula="of:=3.3*[.E276]/4096" office:value-type="float" office:value="2.32353515625" calcext:value-type="float">
            <text:p>2.32353515625</text:p>
          </table:table-cell>
          <table:table-cell office:value-type="float" office:value="275" calcext:value-type="float">
            <text:p>275</text:p>
          </table:table-cell>
          <table:table-cell table:formula="of:=1000*[.L276]*[.$R$7]" office:value-type="float" office:value="5.5" calcext:value-type="float">
            <text:p>5.5</text:p>
          </table:table-cell>
          <table:table-cell table:formula="of:=3.3*[.F276]/4096" office:value-type="float" office:value="0.7549072265625" calcext:value-type="float">
            <text:p>0.7549072265625</text:p>
          </table:table-cell>
          <table:table-cell table:formula="of:=3.3*[.G276]/4096" office:value-type="float" office:value="2.2985595703125" calcext:value-type="float">
            <text:p>2.2985595703125</text:p>
          </table:table-cell>
          <table:table-cell table:formula="of:=3.3*[.H276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7]*[.$Q$7]" office:value-type="float" office:value="5.52" calcext:value-type="float">
            <text:p>5.52</text:p>
          </table:table-cell>
          <table:table-cell office:value-type="float" office:value="276" calcext:value-type="float">
            <text:p>276</text:p>
          </table:table-cell>
          <table:table-cell office:value-type="float" office:value="2528" calcext:value-type="float">
            <text:p>2528</text:p>
          </table:table-cell>
          <table:table-cell office:value-type="float" office:value="1011" calcext:value-type="float">
            <text:p>1011</text:p>
          </table:table-cell>
          <table:table-cell office:value-type="float" office:value="3420" calcext:value-type="float">
            <text:p>3420</text:p>
          </table:table-cell>
          <table:table-cell office:value-type="float" office:value="1043" calcext:value-type="float">
            <text:p>1043</text:p>
          </table:table-cell>
          <table:table-cell office:value-type="float" office:value="3331" calcext:value-type="float">
            <text:p>3331</text:p>
          </table:table-cell>
          <table:table-cell office:value-type="float" office:value="2156" calcext:value-type="float">
            <text:p>2156</text:p>
          </table:table-cell>
          <table:table-cell table:formula="of:=3.3*[.C277]/4096" office:value-type="float" office:value="2.03671875" calcext:value-type="float">
            <text:p>2.03671875</text:p>
          </table:table-cell>
          <table:table-cell table:formula="of:=3.3*[.D277]/4096" office:value-type="float" office:value="0.8145263671875" calcext:value-type="float">
            <text:p>0.8145263671875</text:p>
          </table:table-cell>
          <table:table-cell table:formula="of:=3.3*[.E277]/4096" office:value-type="float" office:value="2.75537109375" calcext:value-type="float">
            <text:p>2.75537109375</text:p>
          </table:table-cell>
          <table:table-cell office:value-type="float" office:value="276" calcext:value-type="float">
            <text:p>276</text:p>
          </table:table-cell>
          <table:table-cell table:formula="of:=1000*[.L277]*[.$R$7]" office:value-type="float" office:value="5.52" calcext:value-type="float">
            <text:p>5.52</text:p>
          </table:table-cell>
          <table:table-cell table:formula="of:=3.3*[.F277]/4096" office:value-type="float" office:value="0.8403076171875" calcext:value-type="float">
            <text:p>0.8403076171875</text:p>
          </table:table-cell>
          <table:table-cell table:formula="of:=3.3*[.G277]/4096" office:value-type="float" office:value="2.6836669921875" calcext:value-type="float">
            <text:p>2.6836669921875</text:p>
          </table:table-cell>
          <table:table-cell table:formula="of:=3.3*[.H277]/4096" office:value-type="float" office:value="1.73701171875" calcext:value-type="float">
            <text:p>1.73701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8]*[.$Q$7]" office:value-type="float" office:value="5.54" calcext:value-type="float">
            <text:p>5.54</text:p>
          </table:table-cell>
          <table:table-cell office:value-type="float" office:value="277" calcext:value-type="float">
            <text:p>277</text:p>
          </table:table-cell>
          <table:table-cell office:value-type="float" office:value="2692" calcext:value-type="float">
            <text:p>2692</text:p>
          </table:table-cell>
          <table:table-cell office:value-type="float" office:value="2600" calcext:value-type="float">
            <text:p>2600</text:p>
          </table:table-cell>
          <table:table-cell office:value-type="float" office:value="2109" calcext:value-type="float">
            <text:p>2109</text:p>
          </table:table-cell>
          <table:table-cell office:value-type="float" office:value="1168" calcext:value-type="float">
            <text:p>1168</text:p>
          </table:table-cell>
          <table:table-cell office:value-type="float" office:value="2087" calcext:value-type="float">
            <text:p>2087</text:p>
          </table:table-cell>
          <table:table-cell office:value-type="float" office:value="1803" calcext:value-type="float">
            <text:p>1803</text:p>
          </table:table-cell>
          <table:table-cell table:formula="of:=3.3*[.C278]/4096" office:value-type="float" office:value="2.16884765625" calcext:value-type="float">
            <text:p>2.16884765625</text:p>
          </table:table-cell>
          <table:table-cell table:formula="of:=3.3*[.D278]/4096" office:value-type="float" office:value="2.0947265625" calcext:value-type="float">
            <text:p>2.0947265625</text:p>
          </table:table-cell>
          <table:table-cell table:formula="of:=3.3*[.E278]/4096" office:value-type="float" office:value="1.6991455078125" calcext:value-type="float">
            <text:p>1.6991455078125</text:p>
          </table:table-cell>
          <table:table-cell office:value-type="float" office:value="277" calcext:value-type="float">
            <text:p>277</text:p>
          </table:table-cell>
          <table:table-cell table:formula="of:=1000*[.L278]*[.$R$7]" office:value-type="float" office:value="5.54" calcext:value-type="float">
            <text:p>5.54</text:p>
          </table:table-cell>
          <table:table-cell table:formula="of:=3.3*[.F278]/4096" office:value-type="float" office:value="0.941015625" calcext:value-type="float">
            <text:p>0.941015625</text:p>
          </table:table-cell>
          <table:table-cell table:formula="of:=3.3*[.G278]/4096" office:value-type="float" office:value="1.6814208984375" calcext:value-type="float">
            <text:p>1.6814208984375</text:p>
          </table:table-cell>
          <table:table-cell table:formula="of:=3.3*[.H278]/4096" office:value-type="float" office:value="1.4526123046875" calcext:value-type="float">
            <text:p>1.45261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79]*[.$Q$7]" office:value-type="float" office:value="5.56" calcext:value-type="float">
            <text:p>5.56</text:p>
          </table:table-cell>
          <table:table-cell office:value-type="float" office:value="278" calcext:value-type="float">
            <text:p>278</text:p>
          </table:table-cell>
          <table:table-cell office:value-type="float" office:value="2850" calcext:value-type="float">
            <text:p>2850</text:p>
          </table:table-cell>
          <table:table-cell office:value-type="float" office:value="3479" calcext:value-type="float">
            <text:p>3479</text:p>
          </table:table-cell>
          <table:table-cell office:value-type="float" office:value="767" calcext:value-type="float">
            <text:p>767</text:p>
          </table:table-cell>
          <table:table-cell office:value-type="float" office:value="1307" calcext:value-type="float">
            <text:p>1307</text:p>
          </table:table-cell>
          <table:table-cell office:value-type="float" office:value="843" calcext:value-type="float">
            <text:p>843</text:p>
          </table:table-cell>
          <table:table-cell office:value-type="float" office:value="1840" calcext:value-type="float">
            <text:p>1840</text:p>
          </table:table-cell>
          <table:table-cell table:formula="of:=3.3*[.C279]/4096" office:value-type="float" office:value="2.296142578125" calcext:value-type="float">
            <text:p>2.296142578125</text:p>
          </table:table-cell>
          <table:table-cell table:formula="of:=3.3*[.D279]/4096" office:value-type="float" office:value="2.8029052734375" calcext:value-type="float">
            <text:p>2.8029052734375</text:p>
          </table:table-cell>
          <table:table-cell table:formula="of:=3.3*[.E279]/4096" office:value-type="float" office:value="0.6179443359375" calcext:value-type="float">
            <text:p>0.6179443359375</text:p>
          </table:table-cell>
          <table:table-cell office:value-type="float" office:value="278" calcext:value-type="float">
            <text:p>278</text:p>
          </table:table-cell>
          <table:table-cell table:formula="of:=1000*[.L279]*[.$R$7]" office:value-type="float" office:value="5.56" calcext:value-type="float">
            <text:p>5.56</text:p>
          </table:table-cell>
          <table:table-cell table:formula="of:=3.3*[.F279]/4096" office:value-type="float" office:value="1.0530029296875" calcext:value-type="float">
            <text:p>1.0530029296875</text:p>
          </table:table-cell>
          <table:table-cell table:formula="of:=3.3*[.G279]/4096" office:value-type="float" office:value="0.6791748046875" calcext:value-type="float">
            <text:p>0.6791748046875</text:p>
          </table:table-cell>
          <table:table-cell table:formula="of:=3.3*[.H279]/4096" office:value-type="float" office:value="1.482421875" calcext:value-type="float">
            <text:p>1.482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0]*[.$Q$7]" office:value-type="float" office:value="5.58" calcext:value-type="float">
            <text:p>5.58</text:p>
          </table:table-cell>
          <table:table-cell office:value-type="float" office:value="279" calcext:value-type="float">
            <text:p>279</text:p>
          </table:table-cell>
          <table:table-cell office:value-type="float" office:value="2986" calcext:value-type="float">
            <text:p>2986</text:p>
          </table:table-cell>
          <table:table-cell office:value-type="float" office:value="2432" calcext:value-type="float">
            <text:p>2432</text:p>
          </table:table-cell>
          <table:table-cell office:value-type="float" office:value="1248" calcext:value-type="float">
            <text:p>1248</text:p>
          </table:table-cell>
          <table:table-cell office:value-type="float" office:value="1459" calcext:value-type="float">
            <text:p>1459</text:p>
          </table:table-cell>
          <table:table-cell office:value-type="float" office:value="1316" calcext:value-type="float">
            <text:p>1316</text:p>
          </table:table-cell>
          <table:table-cell office:value-type="float" office:value="2218" calcext:value-type="float">
            <text:p>2218</text:p>
          </table:table-cell>
          <table:table-cell table:formula="of:=3.3*[.C280]/4096" office:value-type="float" office:value="2.405712890625" calcext:value-type="float">
            <text:p>2.405712890625</text:p>
          </table:table-cell>
          <table:table-cell table:formula="of:=3.3*[.D280]/4096" office:value-type="float" office:value="1.959375" calcext:value-type="float">
            <text:p>1.959375</text:p>
          </table:table-cell>
          <table:table-cell table:formula="of:=3.3*[.E280]/4096" office:value-type="float" office:value="1.00546875" calcext:value-type="float">
            <text:p>1.00546875</text:p>
          </table:table-cell>
          <table:table-cell office:value-type="float" office:value="279" calcext:value-type="float">
            <text:p>279</text:p>
          </table:table-cell>
          <table:table-cell table:formula="of:=1000*[.L280]*[.$R$7]" office:value-type="float" office:value="5.58" calcext:value-type="float">
            <text:p>5.58</text:p>
          </table:table-cell>
          <table:table-cell table:formula="of:=3.3*[.F280]/4096" office:value-type="float" office:value="1.1754638671875" calcext:value-type="float">
            <text:p>1.1754638671875</text:p>
          </table:table-cell>
          <table:table-cell table:formula="of:=3.3*[.G280]/4096" office:value-type="float" office:value="1.06025390625" calcext:value-type="float">
            <text:p>1.06025390625</text:p>
          </table:table-cell>
          <table:table-cell table:formula="of:=3.3*[.H280]/4096" office:value-type="float" office:value="1.786962890625" calcext:value-type="float">
            <text:p>1.78696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1]*[.$Q$7]" office:value-type="float" office:value="5.6" calcext:value-type="float">
            <text:p>5.6</text:p>
          </table:table-cell>
          <table:table-cell office:value-type="float" office:value="280" calcext:value-type="float">
            <text:p>280</text:p>
          </table:table-cell>
          <table:table-cell office:value-type="float" office:value="3117" calcext:value-type="float">
            <text:p>3117</text:p>
          </table:table-cell>
          <table:table-cell office:value-type="float" office:value="905" calcext:value-type="float">
            <text:p>905</text:p>
          </table:table-cell>
          <table:table-cell office:value-type="float" office:value="2887" calcext:value-type="float">
            <text:p>2887</text:p>
          </table:table-cell>
          <table:table-cell office:value-type="float" office:value="1621" calcext:value-type="float">
            <text:p>1621</text:p>
          </table:table-cell>
          <table:table-cell office:value-type="float" office:value="2854" calcext:value-type="float">
            <text:p>2854</text:p>
          </table:table-cell>
          <table:table-cell office:value-type="float" office:value="2413" calcext:value-type="float">
            <text:p>2413</text:p>
          </table:table-cell>
          <table:table-cell table:formula="of:=3.3*[.C281]/4096" office:value-type="float" office:value="2.5112548828125" calcext:value-type="float">
            <text:p>2.5112548828125</text:p>
          </table:table-cell>
          <table:table-cell table:formula="of:=3.3*[.D281]/4096" office:value-type="float" office:value="0.7291259765625" calcext:value-type="float">
            <text:p>0.7291259765625</text:p>
          </table:table-cell>
          <table:table-cell table:formula="of:=3.3*[.E281]/4096" office:value-type="float" office:value="2.3259521484375" calcext:value-type="float">
            <text:p>2.3259521484375</text:p>
          </table:table-cell>
          <table:table-cell office:value-type="float" office:value="280" calcext:value-type="float">
            <text:p>280</text:p>
          </table:table-cell>
          <table:table-cell table:formula="of:=1000*[.L281]*[.$R$7]" office:value-type="float" office:value="5.6" calcext:value-type="float">
            <text:p>5.6</text:p>
          </table:table-cell>
          <table:table-cell table:formula="of:=3.3*[.F281]/4096" office:value-type="float" office:value="1.3059814453125" calcext:value-type="float">
            <text:p>1.3059814453125</text:p>
          </table:table-cell>
          <table:table-cell table:formula="of:=3.3*[.G281]/4096" office:value-type="float" office:value="2.299365234375" calcext:value-type="float">
            <text:p>2.299365234375</text:p>
          </table:table-cell>
          <table:table-cell table:formula="of:=3.3*[.H281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2]*[.$Q$7]" office:value-type="float" office:value="5.62" calcext:value-type="float">
            <text:p>5.62</text:p>
          </table:table-cell>
          <table:table-cell office:value-type="float" office:value="281" calcext:value-type="float">
            <text:p>281</text:p>
          </table:table-cell>
          <table:table-cell office:value-type="float" office:value="3226" calcext:value-type="float">
            <text:p>3226</text:p>
          </table:table-cell>
          <table:table-cell office:value-type="float" office:value="1010" calcext:value-type="float">
            <text:p>1010</text:p>
          </table:table-cell>
          <table:table-cell office:value-type="float" office:value="3418" calcext:value-type="float">
            <text:p>3418</text:p>
          </table:table-cell>
          <table:table-cell office:value-type="float" office:value="1790" calcext:value-type="float">
            <text:p>1790</text:p>
          </table:table-cell>
          <table:table-cell office:value-type="float" office:value="3331" calcext:value-type="float">
            <text:p>3331</text:p>
          </table:table-cell>
          <table:table-cell office:value-type="float" office:value="2157" calcext:value-type="float">
            <text:p>2157</text:p>
          </table:table-cell>
          <table:table-cell table:formula="of:=3.3*[.C282]/4096" office:value-type="float" office:value="2.599072265625" calcext:value-type="float">
            <text:p>2.599072265625</text:p>
          </table:table-cell>
          <table:table-cell table:formula="of:=3.3*[.D282]/4096" office:value-type="float" office:value="0.813720703125" calcext:value-type="float">
            <text:p>0.813720703125</text:p>
          </table:table-cell>
          <table:table-cell table:formula="of:=3.3*[.E282]/4096" office:value-type="float" office:value="2.753759765625" calcext:value-type="float">
            <text:p>2.753759765625</text:p>
          </table:table-cell>
          <table:table-cell office:value-type="float" office:value="281" calcext:value-type="float">
            <text:p>281</text:p>
          </table:table-cell>
          <table:table-cell table:formula="of:=1000*[.L282]*[.$R$7]" office:value-type="float" office:value="5.62" calcext:value-type="float">
            <text:p>5.62</text:p>
          </table:table-cell>
          <table:table-cell table:formula="of:=3.3*[.F282]/4096" office:value-type="float" office:value="1.442138671875" calcext:value-type="float">
            <text:p>1.442138671875</text:p>
          </table:table-cell>
          <table:table-cell table:formula="of:=3.3*[.G282]/4096" office:value-type="float" office:value="2.6836669921875" calcext:value-type="float">
            <text:p>2.6836669921875</text:p>
          </table:table-cell>
          <table:table-cell table:formula="of:=3.3*[.H282]/4096" office:value-type="float" office:value="1.7378173828125" calcext:value-type="float">
            <text:p>1.73781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3]*[.$Q$7]" office:value-type="float" office:value="5.64" calcext:value-type="float">
            <text:p>5.64</text:p>
          </table:table-cell>
          <table:table-cell office:value-type="float" office:value="282" calcext:value-type="float">
            <text:p>282</text:p>
          </table:table-cell>
          <table:table-cell office:value-type="float" office:value="3317" calcext:value-type="float">
            <text:p>3317</text:p>
          </table:table-cell>
          <table:table-cell office:value-type="float" office:value="2601" calcext:value-type="float">
            <text:p>2601</text:p>
          </table:table-cell>
          <table:table-cell office:value-type="float" office:value="2107" calcext:value-type="float">
            <text:p>2107</text:p>
          </table:table-cell>
          <table:table-cell office:value-type="float" office:value="1962" calcext:value-type="float">
            <text:p>1962</text:p>
          </table:table-cell>
          <table:table-cell office:value-type="float" office:value="2088" calcext:value-type="float">
            <text:p>2088</text:p>
          </table:table-cell>
          <table:table-cell office:value-type="float" office:value="1803" calcext:value-type="float">
            <text:p>1803</text:p>
          </table:table-cell>
          <table:table-cell table:formula="of:=3.3*[.C283]/4096" office:value-type="float" office:value="2.6723876953125" calcext:value-type="float">
            <text:p>2.6723876953125</text:p>
          </table:table-cell>
          <table:table-cell table:formula="of:=3.3*[.D283]/4096" office:value-type="float" office:value="2.0955322265625" calcext:value-type="float">
            <text:p>2.0955322265625</text:p>
          </table:table-cell>
          <table:table-cell table:formula="of:=3.3*[.E283]/4096" office:value-type="float" office:value="1.6975341796875" calcext:value-type="float">
            <text:p>1.6975341796875</text:p>
          </table:table-cell>
          <table:table-cell office:value-type="float" office:value="282" calcext:value-type="float">
            <text:p>282</text:p>
          </table:table-cell>
          <table:table-cell table:formula="of:=1000*[.L283]*[.$R$7]" office:value-type="float" office:value="5.64" calcext:value-type="float">
            <text:p>5.64</text:p>
          </table:table-cell>
          <table:table-cell table:formula="of:=3.3*[.F283]/4096" office:value-type="float" office:value="1.580712890625" calcext:value-type="float">
            <text:p>1.580712890625</text:p>
          </table:table-cell>
          <table:table-cell table:formula="of:=3.3*[.G283]/4096" office:value-type="float" office:value="1.6822265625" calcext:value-type="float">
            <text:p>1.6822265625</text:p>
          </table:table-cell>
          <table:table-cell table:formula="of:=3.3*[.H283]/4096" office:value-type="float" office:value="1.4526123046875" calcext:value-type="float">
            <text:p>1.45261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4]*[.$Q$7]" office:value-type="float" office:value="5.66" calcext:value-type="float">
            <text:p>5.66</text:p>
          </table:table-cell>
          <table:table-cell office:value-type="float" office:value="283" calcext:value-type="float">
            <text:p>283</text:p>
          </table:table-cell>
          <table:table-cell office:value-type="float" office:value="3389" calcext:value-type="float">
            <text:p>3389</text:p>
          </table:table-cell>
          <table:table-cell office:value-type="float" office:value="3482" calcext:value-type="float">
            <text:p>3482</text:p>
          </table:table-cell>
          <table:table-cell office:value-type="float" office:value="765" calcext:value-type="float">
            <text:p>765</text:p>
          </table:table-cell>
          <table:table-cell office:value-type="float" office:value="2137" calcext:value-type="float">
            <text:p>2137</text:p>
          </table:table-cell>
          <table:table-cell office:value-type="float" office:value="845" calcext:value-type="float">
            <text:p>845</text:p>
          </table:table-cell>
          <table:table-cell office:value-type="float" office:value="1841" calcext:value-type="float">
            <text:p>1841</text:p>
          </table:table-cell>
          <table:table-cell table:formula="of:=3.3*[.C284]/4096" office:value-type="float" office:value="2.7303955078125" calcext:value-type="float">
            <text:p>2.7303955078125</text:p>
          </table:table-cell>
          <table:table-cell table:formula="of:=3.3*[.D284]/4096" office:value-type="float" office:value="2.805322265625" calcext:value-type="float">
            <text:p>2.805322265625</text:p>
          </table:table-cell>
          <table:table-cell table:formula="of:=3.3*[.E284]/4096" office:value-type="float" office:value="0.6163330078125" calcext:value-type="float">
            <text:p>0.6163330078125</text:p>
          </table:table-cell>
          <table:table-cell office:value-type="float" office:value="283" calcext:value-type="float">
            <text:p>283</text:p>
          </table:table-cell>
          <table:table-cell table:formula="of:=1000*[.L284]*[.$R$7]" office:value-type="float" office:value="5.66" calcext:value-type="float">
            <text:p>5.66</text:p>
          </table:table-cell>
          <table:table-cell table:formula="of:=3.3*[.F284]/4096" office:value-type="float" office:value="1.7217041015625" calcext:value-type="float">
            <text:p>1.7217041015625</text:p>
          </table:table-cell>
          <table:table-cell table:formula="of:=3.3*[.G284]/4096" office:value-type="float" office:value="0.6807861328125" calcext:value-type="float">
            <text:p>0.6807861328125</text:p>
          </table:table-cell>
          <table:table-cell table:formula="of:=3.3*[.H284]/4096" office:value-type="float" office:value="1.4832275390625" calcext:value-type="float">
            <text:p>1.4832275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5]*[.$Q$7]" office:value-type="float" office:value="5.68" calcext:value-type="float">
            <text:p>5.68</text:p>
          </table:table-cell>
          <table:table-cell office:value-type="float" office:value="284" calcext:value-type="float">
            <text:p>284</text:p>
          </table:table-cell>
          <table:table-cell office:value-type="float" office:value="3440" calcext:value-type="float">
            <text:p>3440</text:p>
          </table:table-cell>
          <table:table-cell office:value-type="float" office:value="2433" calcext:value-type="float">
            <text:p>2433</text:p>
          </table:table-cell>
          <table:table-cell office:value-type="float" office:value="1248" calcext:value-type="float">
            <text:p>1248</text:p>
          </table:table-cell>
          <table:table-cell office:value-type="float" office:value="2310" calcext:value-type="float">
            <text:p>2310</text:p>
          </table:table-cell>
          <table:table-cell office:value-type="float" office:value="1317" calcext:value-type="float">
            <text:p>1317</text:p>
          </table:table-cell>
          <table:table-cell office:value-type="float" office:value="2218" calcext:value-type="float">
            <text:p>2218</text:p>
          </table:table-cell>
          <table:table-cell table:formula="of:=3.3*[.C285]/4096" office:value-type="float" office:value="2.771484375" calcext:value-type="float">
            <text:p>2.771484375</text:p>
          </table:table-cell>
          <table:table-cell table:formula="of:=3.3*[.D285]/4096" office:value-type="float" office:value="1.9601806640625" calcext:value-type="float">
            <text:p>1.9601806640625</text:p>
          </table:table-cell>
          <table:table-cell table:formula="of:=3.3*[.E285]/4096" office:value-type="float" office:value="1.00546875" calcext:value-type="float">
            <text:p>1.00546875</text:p>
          </table:table-cell>
          <table:table-cell office:value-type="float" office:value="284" calcext:value-type="float">
            <text:p>284</text:p>
          </table:table-cell>
          <table:table-cell table:formula="of:=1000*[.L285]*[.$R$7]" office:value-type="float" office:value="5.68" calcext:value-type="float">
            <text:p>5.68</text:p>
          </table:table-cell>
          <table:table-cell table:formula="of:=3.3*[.F285]/4096" office:value-type="float" office:value="1.861083984375" calcext:value-type="float">
            <text:p>1.861083984375</text:p>
          </table:table-cell>
          <table:table-cell table:formula="of:=3.3*[.G285]/4096" office:value-type="float" office:value="1.0610595703125" calcext:value-type="float">
            <text:p>1.0610595703125</text:p>
          </table:table-cell>
          <table:table-cell table:formula="of:=3.3*[.H285]/4096" office:value-type="float" office:value="1.786962890625" calcext:value-type="float">
            <text:p>1.7869628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6]*[.$Q$7]" office:value-type="float" office:value="5.7" calcext:value-type="float">
            <text:p>5.7</text:p>
          </table:table-cell>
          <table:table-cell office:value-type="float" office:value="285" calcext:value-type="float">
            <text:p>285</text:p>
          </table:table-cell>
          <table:table-cell office:value-type="float" office:value="3476" calcext:value-type="float">
            <text:p>3476</text:p>
          </table:table-cell>
          <table:table-cell office:value-type="float" office:value="907" calcext:value-type="float">
            <text:p>907</text:p>
          </table:table-cell>
          <table:table-cell office:value-type="float" office:value="2892" calcext:value-type="float">
            <text:p>2892</text:p>
          </table:table-cell>
          <table:table-cell office:value-type="float" office:value="2481" calcext:value-type="float">
            <text:p>2481</text:p>
          </table:table-cell>
          <table:table-cell office:value-type="float" office:value="2853" calcext:value-type="float">
            <text:p>2853</text:p>
          </table:table-cell>
          <table:table-cell office:value-type="float" office:value="2413" calcext:value-type="float">
            <text:p>2413</text:p>
          </table:table-cell>
          <table:table-cell table:formula="of:=3.3*[.C286]/4096" office:value-type="float" office:value="2.80048828125" calcext:value-type="float">
            <text:p>2.80048828125</text:p>
          </table:table-cell>
          <table:table-cell table:formula="of:=3.3*[.D286]/4096" office:value-type="float" office:value="0.7307373046875" calcext:value-type="float">
            <text:p>0.7307373046875</text:p>
          </table:table-cell>
          <table:table-cell table:formula="of:=3.3*[.E286]/4096" office:value-type="float" office:value="2.32998046875" calcext:value-type="float">
            <text:p>2.32998046875</text:p>
          </table:table-cell>
          <table:table-cell office:value-type="float" office:value="285" calcext:value-type="float">
            <text:p>285</text:p>
          </table:table-cell>
          <table:table-cell table:formula="of:=1000*[.L286]*[.$R$7]" office:value-type="float" office:value="5.7" calcext:value-type="float">
            <text:p>5.7</text:p>
          </table:table-cell>
          <table:table-cell table:formula="of:=3.3*[.F286]/4096" office:value-type="float" office:value="1.9988525390625" calcext:value-type="float">
            <text:p>1.9988525390625</text:p>
          </table:table-cell>
          <table:table-cell table:formula="of:=3.3*[.G286]/4096" office:value-type="float" office:value="2.2985595703125" calcext:value-type="float">
            <text:p>2.2985595703125</text:p>
          </table:table-cell>
          <table:table-cell table:formula="of:=3.3*[.H286]/4096" office:value-type="float" office:value="1.9440673828125" calcext:value-type="float">
            <text:p>1.9440673828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7]*[.$Q$7]" office:value-type="float" office:value="5.72" calcext:value-type="float">
            <text:p>5.72</text:p>
          </table:table-cell>
          <table:table-cell office:value-type="float" office:value="286" calcext:value-type="float">
            <text:p>286</text:p>
          </table:table-cell>
          <table:table-cell office:value-type="float" office:value="3479" calcext:value-type="float">
            <text:p>3479</text:p>
          </table:table-cell>
          <table:table-cell office:value-type="float" office:value="1011" calcext:value-type="float">
            <text:p>1011</text:p>
          </table:table-cell>
          <table:table-cell office:value-type="float" office:value="3419" calcext:value-type="float">
            <text:p>3419</text:p>
          </table:table-cell>
          <table:table-cell office:value-type="float" office:value="2647" calcext:value-type="float">
            <text:p>2647</text:p>
          </table:table-cell>
          <table:table-cell office:value-type="float" office:value="3329" calcext:value-type="float">
            <text:p>3329</text:p>
          </table:table-cell>
          <table:table-cell office:value-type="float" office:value="2155" calcext:value-type="float">
            <text:p>2155</text:p>
          </table:table-cell>
          <table:table-cell table:formula="of:=3.3*[.C287]/4096" office:value-type="float" office:value="2.8029052734375" calcext:value-type="float">
            <text:p>2.8029052734375</text:p>
          </table:table-cell>
          <table:table-cell table:formula="of:=3.3*[.D287]/4096" office:value-type="float" office:value="0.8145263671875" calcext:value-type="float">
            <text:p>0.8145263671875</text:p>
          </table:table-cell>
          <table:table-cell table:formula="of:=3.3*[.E287]/4096" office:value-type="float" office:value="2.7545654296875" calcext:value-type="float">
            <text:p>2.7545654296875</text:p>
          </table:table-cell>
          <table:table-cell office:value-type="float" office:value="286" calcext:value-type="float">
            <text:p>286</text:p>
          </table:table-cell>
          <table:table-cell table:formula="of:=1000*[.L287]*[.$R$7]" office:value-type="float" office:value="5.72" calcext:value-type="float">
            <text:p>5.72</text:p>
          </table:table-cell>
          <table:table-cell table:formula="of:=3.3*[.F287]/4096" office:value-type="float" office:value="2.1325927734375" calcext:value-type="float">
            <text:p>2.1325927734375</text:p>
          </table:table-cell>
          <table:table-cell table:formula="of:=3.3*[.G287]/4096" office:value-type="float" office:value="2.6820556640625" calcext:value-type="float">
            <text:p>2.6820556640625</text:p>
          </table:table-cell>
          <table:table-cell table:formula="of:=3.3*[.H287]/4096" office:value-type="float" office:value="1.7362060546875" calcext:value-type="float">
            <text:p>1.736206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8]*[.$Q$7]" office:value-type="float" office:value="5.74" calcext:value-type="float">
            <text:p>5.74</text:p>
          </table:table-cell>
          <table:table-cell office:value-type="float" office:value="287" calcext:value-type="float">
            <text:p>287</text:p>
          </table:table-cell>
          <table:table-cell office:value-type="float" office:value="3469" calcext:value-type="float">
            <text:p>3469</text:p>
          </table:table-cell>
          <table:table-cell office:value-type="float" office:value="2601" calcext:value-type="float">
            <text:p>2601</text:p>
          </table:table-cell>
          <table:table-cell office:value-type="float" office:value="2103" calcext:value-type="float">
            <text:p>2103</text:p>
          </table:table-cell>
          <table:table-cell office:value-type="float" office:value="2804" calcext:value-type="float">
            <text:p>2804</text:p>
          </table:table-cell>
          <table:table-cell office:value-type="float" office:value="2090" calcext:value-type="float">
            <text:p>2090</text:p>
          </table:table-cell>
          <table:table-cell office:value-type="float" office:value="1802" calcext:value-type="float">
            <text:p>1802</text:p>
          </table:table-cell>
          <table:table-cell table:formula="of:=3.3*[.C288]/4096" office:value-type="float" office:value="2.7948486328125" calcext:value-type="float">
            <text:p>2.7948486328125</text:p>
          </table:table-cell>
          <table:table-cell table:formula="of:=3.3*[.D288]/4096" office:value-type="float" office:value="2.0955322265625" calcext:value-type="float">
            <text:p>2.0955322265625</text:p>
          </table:table-cell>
          <table:table-cell table:formula="of:=3.3*[.E288]/4096" office:value-type="float" office:value="1.6943115234375" calcext:value-type="float">
            <text:p>1.6943115234375</text:p>
          </table:table-cell>
          <table:table-cell office:value-type="float" office:value="287" calcext:value-type="float">
            <text:p>287</text:p>
          </table:table-cell>
          <table:table-cell table:formula="of:=1000*[.L288]*[.$R$7]" office:value-type="float" office:value="5.74" calcext:value-type="float">
            <text:p>5.74</text:p>
          </table:table-cell>
          <table:table-cell table:formula="of:=3.3*[.F288]/4096" office:value-type="float" office:value="2.25908203125" calcext:value-type="float">
            <text:p>2.25908203125</text:p>
          </table:table-cell>
          <table:table-cell table:formula="of:=3.3*[.G288]/4096" office:value-type="float" office:value="1.683837890625" calcext:value-type="float">
            <text:p>1.683837890625</text:p>
          </table:table-cell>
          <table:table-cell table:formula="of:=3.3*[.H288]/4096" office:value-type="float" office:value="1.451806640625" calcext:value-type="float">
            <text:p>1.45180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89]*[.$Q$7]" office:value-type="float" office:value="5.76" calcext:value-type="float">
            <text:p>5.76</text:p>
          </table:table-cell>
          <table:table-cell office:value-type="float" office:value="288" calcext:value-type="float">
            <text:p>288</text:p>
          </table:table-cell>
          <table:table-cell office:value-type="float" office:value="3437" calcext:value-type="float">
            <text:p>3437</text:p>
          </table:table-cell>
          <table:table-cell office:value-type="float" office:value="3482" calcext:value-type="float">
            <text:p>3482</text:p>
          </table:table-cell>
          <table:table-cell office:value-type="float" office:value="762" calcext:value-type="float">
            <text:p>762</text:p>
          </table:table-cell>
          <table:table-cell office:value-type="float" office:value="2947" calcext:value-type="float">
            <text:p>2947</text:p>
          </table:table-cell>
          <table:table-cell office:value-type="float" office:value="845" calcext:value-type="float">
            <text:p>845</text:p>
          </table:table-cell>
          <table:table-cell office:value-type="float" office:value="1842" calcext:value-type="float">
            <text:p>1842</text:p>
          </table:table-cell>
          <table:table-cell table:formula="of:=3.3*[.C289]/4096" office:value-type="float" office:value="2.7690673828125" calcext:value-type="float">
            <text:p>2.7690673828125</text:p>
          </table:table-cell>
          <table:table-cell table:formula="of:=3.3*[.D289]/4096" office:value-type="float" office:value="2.805322265625" calcext:value-type="float">
            <text:p>2.805322265625</text:p>
          </table:table-cell>
          <table:table-cell table:formula="of:=3.3*[.E289]/4096" office:value-type="float" office:value="0.613916015625" calcext:value-type="float">
            <text:p>0.613916015625</text:p>
          </table:table-cell>
          <table:table-cell office:value-type="float" office:value="288" calcext:value-type="float">
            <text:p>288</text:p>
          </table:table-cell>
          <table:table-cell table:formula="of:=1000*[.L289]*[.$R$7]" office:value-type="float" office:value="5.76" calcext:value-type="float">
            <text:p>5.76</text:p>
          </table:table-cell>
          <table:table-cell table:formula="of:=3.3*[.F289]/4096" office:value-type="float" office:value="2.3742919921875" calcext:value-type="float">
            <text:p>2.3742919921875</text:p>
          </table:table-cell>
          <table:table-cell table:formula="of:=3.3*[.G289]/4096" office:value-type="float" office:value="0.6807861328125" calcext:value-type="float">
            <text:p>0.6807861328125</text:p>
          </table:table-cell>
          <table:table-cell table:formula="of:=3.3*[.H289]/4096" office:value-type="float" office:value="1.484033203125" calcext:value-type="float">
            <text:p>1.4840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0]*[.$Q$7]" office:value-type="float" office:value="5.78" calcext:value-type="float">
            <text:p>5.78</text:p>
          </table:table-cell>
          <table:table-cell office:value-type="float" office:value="289" calcext:value-type="float">
            <text:p>289</text:p>
          </table:table-cell>
          <table:table-cell office:value-type="float" office:value="3380" calcext:value-type="float">
            <text:p>3380</text:p>
          </table:table-cell>
          <table:table-cell office:value-type="float" office:value="2431" calcext:value-type="float">
            <text:p>2431</text:p>
          </table:table-cell>
          <table:table-cell office:value-type="float" office:value="1249" calcext:value-type="float">
            <text:p>1249</text:p>
          </table:table-cell>
          <table:table-cell office:value-type="float" office:value="3079" calcext:value-type="float">
            <text:p>3079</text:p>
          </table:table-cell>
          <table:table-cell office:value-type="float" office:value="1316" calcext:value-type="float">
            <text:p>1316</text:p>
          </table:table-cell>
          <table:table-cell office:value-type="float" office:value="2219" calcext:value-type="float">
            <text:p>2219</text:p>
          </table:table-cell>
          <table:table-cell table:formula="of:=3.3*[.C290]/4096" office:value-type="float" office:value="2.72314453125" calcext:value-type="float">
            <text:p>2.72314453125</text:p>
          </table:table-cell>
          <table:table-cell table:formula="of:=3.3*[.D290]/4096" office:value-type="float" office:value="1.9585693359375" calcext:value-type="float">
            <text:p>1.9585693359375</text:p>
          </table:table-cell>
          <table:table-cell table:formula="of:=3.3*[.E290]/4096" office:value-type="float" office:value="1.0062744140625" calcext:value-type="float">
            <text:p>1.0062744140625</text:p>
          </table:table-cell>
          <table:table-cell office:value-type="float" office:value="289" calcext:value-type="float">
            <text:p>289</text:p>
          </table:table-cell>
          <table:table-cell table:formula="of:=1000*[.L290]*[.$R$7]" office:value-type="float" office:value="5.78" calcext:value-type="float">
            <text:p>5.78</text:p>
          </table:table-cell>
          <table:table-cell table:formula="of:=3.3*[.F290]/4096" office:value-type="float" office:value="2.4806396484375" calcext:value-type="float">
            <text:p>2.4806396484375</text:p>
          </table:table-cell>
          <table:table-cell table:formula="of:=3.3*[.G290]/4096" office:value-type="float" office:value="1.06025390625" calcext:value-type="float">
            <text:p>1.06025390625</text:p>
          </table:table-cell>
          <table:table-cell table:formula="of:=3.3*[.H290]/4096" office:value-type="float" office:value="1.7877685546875" calcext:value-type="float">
            <text:p>1.7877685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1]*[.$Q$7]" office:value-type="float" office:value="5.8" calcext:value-type="float">
            <text:p>5.8</text:p>
          </table:table-cell>
          <table:table-cell office:value-type="float" office:value="290" calcext:value-type="float">
            <text:p>290</text:p>
          </table:table-cell>
          <table:table-cell office:value-type="float" office:value="3301" calcext:value-type="float">
            <text:p>3301</text:p>
          </table:table-cell>
          <table:table-cell office:value-type="float" office:value="905" calcext:value-type="float">
            <text:p>905</text:p>
          </table:table-cell>
          <table:table-cell office:value-type="float" office:value="2896" calcext:value-type="float">
            <text:p>2896</text:p>
          </table:table-cell>
          <table:table-cell office:value-type="float" office:value="3194" calcext:value-type="float">
            <text:p>3194</text:p>
          </table:table-cell>
          <table:table-cell office:value-type="float" office:value="2852" calcext:value-type="float">
            <text:p>2852</text:p>
          </table:table-cell>
          <table:table-cell office:value-type="float" office:value="2414" calcext:value-type="float">
            <text:p>2414</text:p>
          </table:table-cell>
          <table:table-cell table:formula="of:=3.3*[.C291]/4096" office:value-type="float" office:value="2.6594970703125" calcext:value-type="float">
            <text:p>2.6594970703125</text:p>
          </table:table-cell>
          <table:table-cell table:formula="of:=3.3*[.D291]/4096" office:value-type="float" office:value="0.7291259765625" calcext:value-type="float">
            <text:p>0.7291259765625</text:p>
          </table:table-cell>
          <table:table-cell table:formula="of:=3.3*[.E291]/4096" office:value-type="float" office:value="2.333203125" calcext:value-type="float">
            <text:p>2.333203125</text:p>
          </table:table-cell>
          <table:table-cell office:value-type="float" office:value="290" calcext:value-type="float">
            <text:p>290</text:p>
          </table:table-cell>
          <table:table-cell table:formula="of:=1000*[.L291]*[.$R$7]" office:value-type="float" office:value="5.8" calcext:value-type="float">
            <text:p>5.8</text:p>
          </table:table-cell>
          <table:table-cell table:formula="of:=3.3*[.F291]/4096" office:value-type="float" office:value="2.573291015625" calcext:value-type="float">
            <text:p>2.573291015625</text:p>
          </table:table-cell>
          <table:table-cell table:formula="of:=3.3*[.G291]/4096" office:value-type="float" office:value="2.29775390625" calcext:value-type="float">
            <text:p>2.29775390625</text:p>
          </table:table-cell>
          <table:table-cell table:formula="of:=3.3*[.H291]/4096" office:value-type="float" office:value="1.944873046875" calcext:value-type="float">
            <text:p>1.94487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2]*[.$Q$7]" office:value-type="float" office:value="5.82" calcext:value-type="float">
            <text:p>5.82</text:p>
          </table:table-cell>
          <table:table-cell office:value-type="float" office:value="291" calcext:value-type="float">
            <text:p>291</text:p>
          </table:table-cell>
          <table:table-cell office:value-type="float" office:value="3208" calcext:value-type="float">
            <text:p>3208</text:p>
          </table:table-cell>
          <table:table-cell office:value-type="float" office:value="1013" calcext:value-type="float">
            <text:p>1013</text:p>
          </table:table-cell>
          <table:table-cell office:value-type="float" office:value="3417" calcext:value-type="float">
            <text:p>3417</text:p>
          </table:table-cell>
          <table:table-cell office:value-type="float" office:value="3292" calcext:value-type="float">
            <text:p>3292</text:p>
          </table:table-cell>
          <table:table-cell office:value-type="float" office:value="3330" calcext:value-type="float">
            <text:p>3330</text:p>
          </table:table-cell>
          <table:table-cell office:value-type="float" office:value="2155" calcext:value-type="float">
            <text:p>2155</text:p>
          </table:table-cell>
          <table:table-cell table:formula="of:=3.3*[.C292]/4096" office:value-type="float" office:value="2.5845703125" calcext:value-type="float">
            <text:p>2.5845703125</text:p>
          </table:table-cell>
          <table:table-cell table:formula="of:=3.3*[.D292]/4096" office:value-type="float" office:value="0.8161376953125" calcext:value-type="float">
            <text:p>0.8161376953125</text:p>
          </table:table-cell>
          <table:table-cell table:formula="of:=3.3*[.E292]/4096" office:value-type="float" office:value="2.7529541015625" calcext:value-type="float">
            <text:p>2.7529541015625</text:p>
          </table:table-cell>
          <table:table-cell office:value-type="float" office:value="291" calcext:value-type="float">
            <text:p>291</text:p>
          </table:table-cell>
          <table:table-cell table:formula="of:=1000*[.L292]*[.$R$7]" office:value-type="float" office:value="5.82" calcext:value-type="float">
            <text:p>5.82</text:p>
          </table:table-cell>
          <table:table-cell table:formula="of:=3.3*[.F292]/4096" office:value-type="float" office:value="2.65224609375" calcext:value-type="float">
            <text:p>2.65224609375</text:p>
          </table:table-cell>
          <table:table-cell table:formula="of:=3.3*[.G292]/4096" office:value-type="float" office:value="2.682861328125" calcext:value-type="float">
            <text:p>2.682861328125</text:p>
          </table:table-cell>
          <table:table-cell table:formula="of:=3.3*[.H292]/4096" office:value-type="float" office:value="1.7362060546875" calcext:value-type="float">
            <text:p>1.73620605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3]*[.$Q$7]" office:value-type="float" office:value="5.84" calcext:value-type="float">
            <text:p>5.84</text:p>
          </table:table-cell>
          <table:table-cell office:value-type="float" office:value="292" calcext:value-type="float">
            <text:p>292</text:p>
          </table:table-cell>
          <table:table-cell office:value-type="float" office:value="3097" calcext:value-type="float">
            <text:p>3097</text:p>
          </table:table-cell>
          <table:table-cell office:value-type="float" office:value="2600" calcext:value-type="float">
            <text:p>2600</text:p>
          </table:table-cell>
          <table:table-cell office:value-type="float" office:value="2103" calcext:value-type="float">
            <text:p>2103</text:p>
          </table:table-cell>
          <table:table-cell office:value-type="float" office:value="3369" calcext:value-type="float">
            <text:p>3369</text:p>
          </table:table-cell>
          <table:table-cell office:value-type="float" office:value="2092" calcext:value-type="float">
            <text:p>2092</text:p>
          </table:table-cell>
          <table:table-cell office:value-type="float" office:value="1802" calcext:value-type="float">
            <text:p>1802</text:p>
          </table:table-cell>
          <table:table-cell table:formula="of:=3.3*[.C293]/4096" office:value-type="float" office:value="2.4951416015625" calcext:value-type="float">
            <text:p>2.4951416015625</text:p>
          </table:table-cell>
          <table:table-cell table:formula="of:=3.3*[.D293]/4096" office:value-type="float" office:value="2.0947265625" calcext:value-type="float">
            <text:p>2.0947265625</text:p>
          </table:table-cell>
          <table:table-cell table:formula="of:=3.3*[.E293]/4096" office:value-type="float" office:value="1.6943115234375" calcext:value-type="float">
            <text:p>1.6943115234375</text:p>
          </table:table-cell>
          <table:table-cell office:value-type="float" office:value="292" calcext:value-type="float">
            <text:p>292</text:p>
          </table:table-cell>
          <table:table-cell table:formula="of:=1000*[.L293]*[.$R$7]" office:value-type="float" office:value="5.84" calcext:value-type="float">
            <text:p>5.84</text:p>
          </table:table-cell>
          <table:table-cell table:formula="of:=3.3*[.F293]/4096" office:value-type="float" office:value="2.7142822265625" calcext:value-type="float">
            <text:p>2.7142822265625</text:p>
          </table:table-cell>
          <table:table-cell table:formula="of:=3.3*[.G293]/4096" office:value-type="float" office:value="1.68544921875" calcext:value-type="float">
            <text:p>1.68544921875</text:p>
          </table:table-cell>
          <table:table-cell table:formula="of:=3.3*[.H293]/4096" office:value-type="float" office:value="1.451806640625" calcext:value-type="float">
            <text:p>1.45180664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4]*[.$Q$7]" office:value-type="float" office:value="5.86" calcext:value-type="float">
            <text:p>5.86</text:p>
          </table:table-cell>
          <table:table-cell office:value-type="float" office:value="293" calcext:value-type="float">
            <text:p>293</text:p>
          </table:table-cell>
          <table:table-cell office:value-type="float" office:value="2966" calcext:value-type="float">
            <text:p>2966</text:p>
          </table:table-cell>
          <table:table-cell office:value-type="float" office:value="3475" calcext:value-type="float">
            <text:p>3475</text:p>
          </table:table-cell>
          <table:table-cell office:value-type="float" office:value="764" calcext:value-type="float">
            <text:p>764</text:p>
          </table:table-cell>
          <table:table-cell office:value-type="float" office:value="3428" calcext:value-type="float">
            <text:p>3428</text:p>
          </table:table-cell>
          <table:table-cell office:value-type="float" office:value="843" calcext:value-type="float">
            <text:p>843</text:p>
          </table:table-cell>
          <table:table-cell office:value-type="float" office:value="1842" calcext:value-type="float">
            <text:p>1842</text:p>
          </table:table-cell>
          <table:table-cell table:formula="of:=3.3*[.C294]/4096" office:value-type="float" office:value="2.389599609375" calcext:value-type="float">
            <text:p>2.389599609375</text:p>
          </table:table-cell>
          <table:table-cell table:formula="of:=3.3*[.D294]/4096" office:value-type="float" office:value="2.7996826171875" calcext:value-type="float">
            <text:p>2.7996826171875</text:p>
          </table:table-cell>
          <table:table-cell table:formula="of:=3.3*[.E294]/4096" office:value-type="float" office:value="0.61552734375" calcext:value-type="float">
            <text:p>0.61552734375</text:p>
          </table:table-cell>
          <table:table-cell office:value-type="float" office:value="293" calcext:value-type="float">
            <text:p>293</text:p>
          </table:table-cell>
          <table:table-cell table:formula="of:=1000*[.L294]*[.$R$7]" office:value-type="float" office:value="5.86" calcext:value-type="float">
            <text:p>5.86</text:p>
          </table:table-cell>
          <table:table-cell table:formula="of:=3.3*[.F294]/4096" office:value-type="float" office:value="2.76181640625" calcext:value-type="float">
            <text:p>2.76181640625</text:p>
          </table:table-cell>
          <table:table-cell table:formula="of:=3.3*[.G294]/4096" office:value-type="float" office:value="0.6791748046875" calcext:value-type="float">
            <text:p>0.6791748046875</text:p>
          </table:table-cell>
          <table:table-cell table:formula="of:=3.3*[.H294]/4096" office:value-type="float" office:value="1.484033203125" calcext:value-type="float">
            <text:p>1.4840332031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5]*[.$Q$7]" office:value-type="float" office:value="5.88" calcext:value-type="float">
            <text:p>5.88</text:p>
          </table:table-cell>
          <table:table-cell office:value-type="float" office:value="294" calcext:value-type="float">
            <text:p>294</text:p>
          </table:table-cell>
          <table:table-cell office:value-type="float" office:value="2823" calcext:value-type="float">
            <text:p>2823</text:p>
          </table:table-cell>
          <table:table-cell office:value-type="float" office:value="2432" calcext:value-type="float">
            <text:p>2432</text:p>
          </table:table-cell>
          <table:table-cell office:value-type="float" office:value="1250" calcext:value-type="float">
            <text:p>1250</text:p>
          </table:table-cell>
          <table:table-cell office:value-type="float" office:value="3467" calcext:value-type="float">
            <text:p>3467</text:p>
          </table:table-cell>
          <table:table-cell office:value-type="float" office:value="1314" calcext:value-type="float">
            <text:p>1314</text:p>
          </table:table-cell>
          <table:table-cell office:value-type="float" office:value="2220" calcext:value-type="float">
            <text:p>2220</text:p>
          </table:table-cell>
          <table:table-cell table:formula="of:=3.3*[.C295]/4096" office:value-type="float" office:value="2.2743896484375" calcext:value-type="float">
            <text:p>2.2743896484375</text:p>
          </table:table-cell>
          <table:table-cell table:formula="of:=3.3*[.D295]/4096" office:value-type="float" office:value="1.959375" calcext:value-type="float">
            <text:p>1.959375</text:p>
          </table:table-cell>
          <table:table-cell table:formula="of:=3.3*[.E295]/4096" office:value-type="float" office:value="1.007080078125" calcext:value-type="float">
            <text:p>1.007080078125</text:p>
          </table:table-cell>
          <table:table-cell office:value-type="float" office:value="294" calcext:value-type="float">
            <text:p>294</text:p>
          </table:table-cell>
          <table:table-cell table:formula="of:=1000*[.L295]*[.$R$7]" office:value-type="float" office:value="5.88" calcext:value-type="float">
            <text:p>5.88</text:p>
          </table:table-cell>
          <table:table-cell table:formula="of:=3.3*[.F295]/4096" office:value-type="float" office:value="2.7932373046875" calcext:value-type="float">
            <text:p>2.7932373046875</text:p>
          </table:table-cell>
          <table:table-cell table:formula="of:=3.3*[.G295]/4096" office:value-type="float" office:value="1.058642578125" calcext:value-type="float">
            <text:p>1.058642578125</text:p>
          </table:table-cell>
          <table:table-cell table:formula="of:=3.3*[.H295]/4096" office:value-type="float" office:value="1.78857421875" calcext:value-type="float">
            <text:p>1.78857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6]*[.$Q$7]" office:value-type="float" office:value="5.9" calcext:value-type="float">
            <text:p>5.9</text:p>
          </table:table-cell>
          <table:table-cell office:value-type="float" office:value="295" calcext:value-type="float">
            <text:p>295</text:p>
          </table:table-cell>
          <table:table-cell office:value-type="float" office:value="2668" calcext:value-type="float">
            <text:p>2668</text:p>
          </table:table-cell>
          <table:table-cell office:value-type="float" office:value="908" calcext:value-type="float">
            <text:p>908</text:p>
          </table:table-cell>
          <table:table-cell office:value-type="float" office:value="2897" calcext:value-type="float">
            <text:p>2897</text:p>
          </table:table-cell>
          <table:table-cell office:value-type="float" office:value="3482" calcext:value-type="float">
            <text:p>3482</text:p>
          </table:table-cell>
          <table:table-cell office:value-type="float" office:value="2851" calcext:value-type="float">
            <text:p>2851</text:p>
          </table:table-cell>
          <table:table-cell office:value-type="float" office:value="2412" calcext:value-type="float">
            <text:p>2412</text:p>
          </table:table-cell>
          <table:table-cell table:formula="of:=3.3*[.C296]/4096" office:value-type="float" office:value="2.14951171875" calcext:value-type="float">
            <text:p>2.14951171875</text:p>
          </table:table-cell>
          <table:table-cell table:formula="of:=3.3*[.D296]/4096" office:value-type="float" office:value="0.73154296875" calcext:value-type="float">
            <text:p>0.73154296875</text:p>
          </table:table-cell>
          <table:table-cell table:formula="of:=3.3*[.E296]/4096" office:value-type="float" office:value="2.3340087890625" calcext:value-type="float">
            <text:p>2.3340087890625</text:p>
          </table:table-cell>
          <table:table-cell office:value-type="float" office:value="295" calcext:value-type="float">
            <text:p>295</text:p>
          </table:table-cell>
          <table:table-cell table:formula="of:=1000*[.L296]*[.$R$7]" office:value-type="float" office:value="5.9" calcext:value-type="float">
            <text:p>5.9</text:p>
          </table:table-cell>
          <table:table-cell table:formula="of:=3.3*[.F296]/4096" office:value-type="float" office:value="2.805322265625" calcext:value-type="float">
            <text:p>2.805322265625</text:p>
          </table:table-cell>
          <table:table-cell table:formula="of:=3.3*[.G296]/4096" office:value-type="float" office:value="2.2969482421875" calcext:value-type="float">
            <text:p>2.2969482421875</text:p>
          </table:table-cell>
          <table:table-cell table:formula="of:=3.3*[.H296]/4096" office:value-type="float" office:value="1.94326171875" calcext:value-type="float">
            <text:p>1.943261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7]*[.$Q$7]" office:value-type="float" office:value="5.92" calcext:value-type="float">
            <text:p>5.92</text:p>
          </table:table-cell>
          <table:table-cell office:value-type="float" office:value="296" calcext:value-type="float">
            <text:p>296</text:p>
          </table:table-cell>
          <table:table-cell office:value-type="float" office:value="2505" calcext:value-type="float">
            <text:p>2505</text:p>
          </table:table-cell>
          <table:table-cell office:value-type="float" office:value="1007" calcext:value-type="float">
            <text:p>1007</text:p>
          </table:table-cell>
          <table:table-cell office:value-type="float" office:value="3419" calcext:value-type="float">
            <text:p>3419</text:p>
          </table:table-cell>
          <table:table-cell office:value-type="float" office:value="3477" calcext:value-type="float">
            <text:p>3477</text:p>
          </table:table-cell>
          <table:table-cell office:value-type="float" office:value="3331" calcext:value-type="float">
            <text:p>3331</text:p>
          </table:table-cell>
          <table:table-cell office:value-type="float" office:value="2154" calcext:value-type="float">
            <text:p>2154</text:p>
          </table:table-cell>
          <table:table-cell table:formula="of:=3.3*[.C297]/4096" office:value-type="float" office:value="2.0181884765625" calcext:value-type="float">
            <text:p>2.0181884765625</text:p>
          </table:table-cell>
          <table:table-cell table:formula="of:=3.3*[.D297]/4096" office:value-type="float" office:value="0.8113037109375" calcext:value-type="float">
            <text:p>0.8113037109375</text:p>
          </table:table-cell>
          <table:table-cell table:formula="of:=3.3*[.E297]/4096" office:value-type="float" office:value="2.7545654296875" calcext:value-type="float">
            <text:p>2.7545654296875</text:p>
          </table:table-cell>
          <table:table-cell office:value-type="float" office:value="296" calcext:value-type="float">
            <text:p>296</text:p>
          </table:table-cell>
          <table:table-cell table:formula="of:=1000*[.L297]*[.$R$7]" office:value-type="float" office:value="5.92" calcext:value-type="float">
            <text:p>5.92</text:p>
          </table:table-cell>
          <table:table-cell table:formula="of:=3.3*[.F297]/4096" office:value-type="float" office:value="2.8012939453125" calcext:value-type="float">
            <text:p>2.8012939453125</text:p>
          </table:table-cell>
          <table:table-cell table:formula="of:=3.3*[.G297]/4096" office:value-type="float" office:value="2.6836669921875" calcext:value-type="float">
            <text:p>2.6836669921875</text:p>
          </table:table-cell>
          <table:table-cell table:formula="of:=3.3*[.H297]/4096" office:value-type="float" office:value="1.735400390625" calcext:value-type="float">
            <text:p>1.73540039062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8]*[.$Q$7]" office:value-type="float" office:value="5.94" calcext:value-type="float">
            <text:p>5.94</text:p>
          </table:table-cell>
          <table:table-cell office:value-type="float" office:value="297" calcext:value-type="float">
            <text:p>297</text:p>
          </table:table-cell>
          <table:table-cell office:value-type="float" office:value="2335" calcext:value-type="float">
            <text:p>2335</text:p>
          </table:table-cell>
          <table:table-cell office:value-type="float" office:value="2596" calcext:value-type="float">
            <text:p>2596</text:p>
          </table:table-cell>
          <table:table-cell office:value-type="float" office:value="2097" calcext:value-type="float">
            <text:p>2097</text:p>
          </table:table-cell>
          <table:table-cell office:value-type="float" office:value="3447" calcext:value-type="float">
            <text:p>3447</text:p>
          </table:table-cell>
          <table:table-cell office:value-type="float" office:value="2090" calcext:value-type="float">
            <text:p>2090</text:p>
          </table:table-cell>
          <table:table-cell office:value-type="float" office:value="1803" calcext:value-type="float">
            <text:p>1803</text:p>
          </table:table-cell>
          <table:table-cell table:formula="of:=3.3*[.C298]/4096" office:value-type="float" office:value="1.8812255859375" calcext:value-type="float">
            <text:p>1.8812255859375</text:p>
          </table:table-cell>
          <table:table-cell table:formula="of:=3.3*[.D298]/4096" office:value-type="float" office:value="2.09150390625" calcext:value-type="float">
            <text:p>2.09150390625</text:p>
          </table:table-cell>
          <table:table-cell table:formula="of:=3.3*[.E298]/4096" office:value-type="float" office:value="1.6894775390625" calcext:value-type="float">
            <text:p>1.6894775390625</text:p>
          </table:table-cell>
          <table:table-cell office:value-type="float" office:value="297" calcext:value-type="float">
            <text:p>297</text:p>
          </table:table-cell>
          <table:table-cell table:formula="of:=1000*[.L298]*[.$R$7]" office:value-type="float" office:value="5.94" calcext:value-type="float">
            <text:p>5.94</text:p>
          </table:table-cell>
          <table:table-cell table:formula="of:=3.3*[.F298]/4096" office:value-type="float" office:value="2.7771240234375" calcext:value-type="float">
            <text:p>2.7771240234375</text:p>
          </table:table-cell>
          <table:table-cell table:formula="of:=3.3*[.G298]/4096" office:value-type="float" office:value="1.683837890625" calcext:value-type="float">
            <text:p>1.683837890625</text:p>
          </table:table-cell>
          <table:table-cell table:formula="of:=3.3*[.H298]/4096" office:value-type="float" office:value="1.4526123046875" calcext:value-type="float">
            <text:p>1.4526123046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299]*[.$Q$7]" office:value-type="float" office:value="5.96" calcext:value-type="float">
            <text:p>5.96</text:p>
          </table:table-cell>
          <table:table-cell office:value-type="float" office:value="298" calcext:value-type="float">
            <text:p>298</text:p>
          </table:table-cell>
          <table:table-cell office:value-type="float" office:value="2160" calcext:value-type="float">
            <text:p>2160</text:p>
          </table:table-cell>
          <table:table-cell office:value-type="float" office:value="3477" calcext:value-type="float">
            <text:p>3477</text:p>
          </table:table-cell>
          <table:table-cell office:value-type="float" office:value="759" calcext:value-type="float">
            <text:p>759</text:p>
          </table:table-cell>
          <table:table-cell office:value-type="float" office:value="3397" calcext:value-type="float">
            <text:p>3397</text:p>
          </table:table-cell>
          <table:table-cell office:value-type="float" office:value="845" calcext:value-type="float">
            <text:p>845</text:p>
          </table:table-cell>
          <table:table-cell office:value-type="float" office:value="1843" calcext:value-type="float">
            <text:p>1843</text:p>
          </table:table-cell>
          <table:table-cell table:formula="of:=3.3*[.C299]/4096" office:value-type="float" office:value="1.740234375" calcext:value-type="float">
            <text:p>1.740234375</text:p>
          </table:table-cell>
          <table:table-cell table:formula="of:=3.3*[.D299]/4096" office:value-type="float" office:value="2.8012939453125" calcext:value-type="float">
            <text:p>2.8012939453125</text:p>
          </table:table-cell>
          <table:table-cell table:formula="of:=3.3*[.E299]/4096" office:value-type="float" office:value="0.6114990234375" calcext:value-type="float">
            <text:p>0.6114990234375</text:p>
          </table:table-cell>
          <table:table-cell office:value-type="float" office:value="298" calcext:value-type="float">
            <text:p>298</text:p>
          </table:table-cell>
          <table:table-cell table:formula="of:=1000*[.L299]*[.$R$7]" office:value-type="float" office:value="5.96" calcext:value-type="float">
            <text:p>5.96</text:p>
          </table:table-cell>
          <table:table-cell table:formula="of:=3.3*[.F299]/4096" office:value-type="float" office:value="2.7368408203125" calcext:value-type="float">
            <text:p>2.7368408203125</text:p>
          </table:table-cell>
          <table:table-cell table:formula="of:=3.3*[.G299]/4096" office:value-type="float" office:value="0.6807861328125" calcext:value-type="float">
            <text:p>0.6807861328125</text:p>
          </table:table-cell>
          <table:table-cell table:formula="of:=3.3*[.H299]/4096" office:value-type="float" office:value="1.4848388671875" calcext:value-type="float">
            <text:p>1.484838867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00]*[.$Q$7]" office:value-type="float" office:value="5.98" calcext:value-type="float">
            <text:p>5.98</text:p>
          </table:table-cell>
          <table:table-cell office:value-type="float" office:value="299" calcext:value-type="float">
            <text:p>299</text:p>
          </table:table-cell>
          <table:table-cell office:value-type="float" office:value="1985" calcext:value-type="float">
            <text:p>1985</text:p>
          </table:table-cell>
          <table:table-cell office:value-type="float" office:value="2432" calcext:value-type="float">
            <text:p>2432</text:p>
          </table:table-cell>
          <table:table-cell office:value-type="float" office:value="1254" calcext:value-type="float">
            <text:p>1254</text:p>
          </table:table-cell>
          <table:table-cell office:value-type="float" office:value="3327" calcext:value-type="float">
            <text:p>3327</text:p>
          </table:table-cell>
          <table:table-cell office:value-type="float" office:value="1314" calcext:value-type="float">
            <text:p>1314</text:p>
          </table:table-cell>
          <table:table-cell office:value-type="float" office:value="2220" calcext:value-type="float">
            <text:p>2220</text:p>
          </table:table-cell>
          <table:table-cell table:formula="of:=3.3*[.C300]/4096" office:value-type="float" office:value="1.5992431640625" calcext:value-type="float">
            <text:p>1.5992431640625</text:p>
          </table:table-cell>
          <table:table-cell table:formula="of:=3.3*[.D300]/4096" office:value-type="float" office:value="1.959375" calcext:value-type="float">
            <text:p>1.959375</text:p>
          </table:table-cell>
          <table:table-cell table:formula="of:=3.3*[.E300]/4096" office:value-type="float" office:value="1.010302734375" calcext:value-type="float">
            <text:p>1.010302734375</text:p>
          </table:table-cell>
          <table:table-cell office:value-type="float" office:value="299" calcext:value-type="float">
            <text:p>299</text:p>
          </table:table-cell>
          <table:table-cell table:formula="of:=1000*[.L300]*[.$R$7]" office:value-type="float" office:value="5.98" calcext:value-type="float">
            <text:p>5.98</text:p>
          </table:table-cell>
          <table:table-cell table:formula="of:=3.3*[.F300]/4096" office:value-type="float" office:value="2.6804443359375" calcext:value-type="float">
            <text:p>2.6804443359375</text:p>
          </table:table-cell>
          <table:table-cell table:formula="of:=3.3*[.G300]/4096" office:value-type="float" office:value="1.058642578125" calcext:value-type="float">
            <text:p>1.058642578125</text:p>
          </table:table-cell>
          <table:table-cell table:formula="of:=3.3*[.H300]/4096" office:value-type="float" office:value="1.78857421875" calcext:value-type="float">
            <text:p>1.788574218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01]*[.$Q$7]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907" calcext:value-type="float">
            <text:p>907</text:p>
          </table:table-cell>
          <table:table-cell office:value-type="float" office:value="2895" calcext:value-type="float">
            <text:p>2895</text:p>
          </table:table-cell>
          <table:table-cell office:value-type="float" office:value="3237" calcext:value-type="float">
            <text:p>3237</text:p>
          </table:table-cell>
          <table:table-cell office:value-type="float" office:value="2854" calcext:value-type="float">
            <text:p>2854</text:p>
          </table:table-cell>
          <table:table-cell office:value-type="float" office:value="2415" calcext:value-type="float">
            <text:p>2415</text:p>
          </table:table-cell>
          <table:table-cell table:formula="of:=3.3*[.C301]/4096" office:value-type="float" office:value="1.45986328125" calcext:value-type="float">
            <text:p>1.45986328125</text:p>
          </table:table-cell>
          <table:table-cell table:formula="of:=3.3*[.D301]/4096" office:value-type="float" office:value="0.7307373046875" calcext:value-type="float">
            <text:p>0.7307373046875</text:p>
          </table:table-cell>
          <table:table-cell table:formula="of:=3.3*[.E301]/4096" office:value-type="float" office:value="2.3323974609375" calcext:value-type="float">
            <text:p>2.3323974609375</text:p>
          </table:table-cell>
          <table:table-cell office:value-type="float" office:value="300" calcext:value-type="float">
            <text:p>300</text:p>
          </table:table-cell>
          <table:table-cell table:formula="of:=1000*[.L301]*[.$R$7]" office:value-type="float" office:value="6" calcext:value-type="float">
            <text:p>6</text:p>
          </table:table-cell>
          <table:table-cell table:formula="of:=3.3*[.F301]/4096" office:value-type="float" office:value="2.6079345703125" calcext:value-type="float">
            <text:p>2.6079345703125</text:p>
          </table:table-cell>
          <table:table-cell table:formula="of:=3.3*[.G301]/4096" office:value-type="float" office:value="2.299365234375" calcext:value-type="float">
            <text:p>2.299365234375</text:p>
          </table:table-cell>
          <table:table-cell table:formula="of:=3.3*[.H301]/4096" office:value-type="float" office:value="1.9456787109375" calcext:value-type="float">
            <text:p>1.9456787109375</text:p>
          </table:table-cell>
          <table:table-cell table:number-columns-repeated="21"/>
          <table:table-cell table:style-name="ce1"/>
        </table:table-row>
        <table:table-row table:style-name="ro1">
          <table:table-cell table:formula="of:=1000*[.B302]*[.$Q$7]" office:value-type="float" office:value="6.02" calcext:value-type="float">
            <text:p>6.02</text:p>
          </table:table-cell>
          <table:table-cell office:value-type="float" office:value="301" calcext:value-type="float">
            <text:p>301</text:p>
          </table:table-cell>
          <table:table-cell office:value-type="float" office:value="1643" calcext:value-type="float">
            <text:p>1643</text:p>
          </table:table-cell>
          <table:table-cell office:value-type="float" office:value="1015" calcext:value-type="float">
            <text:p>1015</text:p>
          </table:table-cell>
          <table:table-cell office:value-type="float" office:value="3416" calcext:value-type="float">
            <text:p>3416</text:p>
          </table:table-cell>
          <table:table-cell table:number-columns-repeated="3"/>
          <table:table-cell table:formula="of:=3.3*[.C302]/4096" office:value-type="float" office:value="1.3237060546875" calcext:value-type="float">
            <text:p>1.3237060546875</text:p>
          </table:table-cell>
          <table:table-cell table:formula="of:=3.3*[.D302]/4096" office:value-type="float" office:value="0.8177490234375" calcext:value-type="float">
            <text:p>0.8177490234375</text:p>
          </table:table-cell>
          <table:table-cell table:formula="of:=3.3*[.E302]/4096" office:value-type="float" office:value="2.7521484375" calcext:value-type="float">
            <text:p>2.75214843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3]*[.$Q$7]" office:value-type="float" office:value="6.04" calcext:value-type="float">
            <text:p>6.04</text:p>
          </table:table-cell>
          <table:table-cell office:value-type="float" office:value="302" calcext:value-type="float">
            <text:p>302</text:p>
          </table:table-cell>
          <table:table-cell office:value-type="float" office:value="1478" calcext:value-type="float">
            <text:p>1478</text:p>
          </table:table-cell>
          <table:table-cell office:value-type="float" office:value="2604" calcext:value-type="float">
            <text:p>2604</text:p>
          </table:table-cell>
          <table:table-cell office:value-type="float" office:value="2095" calcext:value-type="float">
            <text:p>2095</text:p>
          </table:table-cell>
          <table:table-cell table:number-columns-repeated="3"/>
          <table:table-cell table:formula="of:=3.3*[.C303]/4096" office:value-type="float" office:value="1.190771484375" calcext:value-type="float">
            <text:p>1.190771484375</text:p>
          </table:table-cell>
          <table:table-cell table:formula="of:=3.3*[.D303]/4096" office:value-type="float" office:value="2.09794921875" calcext:value-type="float">
            <text:p>2.09794921875</text:p>
          </table:table-cell>
          <table:table-cell table:formula="of:=3.3*[.E303]/4096" office:value-type="float" office:value="1.6878662109375" calcext:value-type="float">
            <text:p>1.68786621093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4]*[.$Q$7]" office:value-type="float" office:value="6.06" calcext:value-type="float">
            <text:p>6.06</text:p>
          </table:table-cell>
          <table:table-cell office:value-type="float" office:value="303" calcext:value-type="float">
            <text:p>303</text:p>
          </table:table-cell>
          <table:table-cell office:value-type="float" office:value="1323" calcext:value-type="float">
            <text:p>1323</text:p>
          </table:table-cell>
          <table:table-cell office:value-type="float" office:value="3480" calcext:value-type="float">
            <text:p>3480</text:p>
          </table:table-cell>
          <table:table-cell office:value-type="float" office:value="759" calcext:value-type="float">
            <text:p>759</text:p>
          </table:table-cell>
          <table:table-cell table:number-columns-repeated="3"/>
          <table:table-cell table:formula="of:=3.3*[.C304]/4096" office:value-type="float" office:value="1.0658935546875" calcext:value-type="float">
            <text:p>1.0658935546875</text:p>
          </table:table-cell>
          <table:table-cell table:formula="of:=3.3*[.D304]/4096" office:value-type="float" office:value="2.8037109375" calcext:value-type="float">
            <text:p>2.8037109375</text:p>
          </table:table-cell>
          <table:table-cell table:formula="of:=3.3*[.E304]/4096" office:value-type="float" office:value="0.6114990234375" calcext:value-type="float">
            <text:p>0.61149902343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5]*[.$Q$7]" office:value-type="float" office:value="6.08" calcext:value-type="float">
            <text:p>6.08</text:p>
          </table:table-cell>
          <table:table-cell office:value-type="float" office:value="304" calcext:value-type="float">
            <text:p>304</text:p>
          </table:table-cell>
          <table:table-cell office:value-type="float" office:value="1184" calcext:value-type="float">
            <text:p>1184</text:p>
          </table:table-cell>
          <table:table-cell office:value-type="float" office:value="2436" calcext:value-type="float">
            <text:p>2436</text:p>
          </table:table-cell>
          <table:table-cell office:value-type="float" office:value="1257" calcext:value-type="float">
            <text:p>1257</text:p>
          </table:table-cell>
          <table:table-cell table:number-columns-repeated="3"/>
          <table:table-cell table:formula="of:=3.3*[.C305]/4096" office:value-type="float" office:value="0.95390625" calcext:value-type="float">
            <text:p>0.95390625</text:p>
          </table:table-cell>
          <table:table-cell table:formula="of:=3.3*[.D305]/4096" office:value-type="float" office:value="1.96259765625" calcext:value-type="float">
            <text:p>1.96259765625</text:p>
          </table:table-cell>
          <table:table-cell table:formula="of:=3.3*[.E305]/4096" office:value-type="float" office:value="1.0127197265625" calcext:value-type="float">
            <text:p>1.012719726562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6]*[.$Q$7]" office:value-type="float" office:value="6.1" calcext:value-type="float">
            <text:p>6.1</text:p>
          </table:table-cell>
          <table:table-cell office:value-type="float" office:value="305" calcext:value-type="float">
            <text:p>305</text:p>
          </table:table-cell>
          <table:table-cell office:value-type="float" office:value="1056" calcext:value-type="float">
            <text:p>1056</text:p>
          </table:table-cell>
          <table:table-cell office:value-type="float" office:value="908" calcext:value-type="float">
            <text:p>908</text:p>
          </table:table-cell>
          <table:table-cell office:value-type="float" office:value="2900" calcext:value-type="float">
            <text:p>2900</text:p>
          </table:table-cell>
          <table:table-cell table:number-columns-repeated="3"/>
          <table:table-cell table:formula="of:=3.3*[.C306]/4096" office:value-type="float" office:value="0.85078125" calcext:value-type="float">
            <text:p>0.85078125</text:p>
          </table:table-cell>
          <table:table-cell table:formula="of:=3.3*[.D306]/4096" office:value-type="float" office:value="0.73154296875" calcext:value-type="float">
            <text:p>0.73154296875</text:p>
          </table:table-cell>
          <table:table-cell table:formula="of:=3.3*[.E306]/4096" office:value-type="float" office:value="2.33642578125" calcext:value-type="float">
            <text:p>2.3364257812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7]*[.$Q$7]" office:value-type="float" office:value="6.12" calcext:value-type="float">
            <text:p>6.12</text:p>
          </table:table-cell>
          <table:table-cell office:value-type="float" office:value="306" calcext:value-type="float">
            <text:p>306</text:p>
          </table:table-cell>
          <table:table-cell office:value-type="float" office:value="943" calcext:value-type="float">
            <text:p>943</text:p>
          </table:table-cell>
          <table:table-cell office:value-type="float" office:value="1008" calcext:value-type="float">
            <text:p>1008</text:p>
          </table:table-cell>
          <table:table-cell office:value-type="float" office:value="3415" calcext:value-type="float">
            <text:p>3415</text:p>
          </table:table-cell>
          <table:table-cell table:number-columns-repeated="3"/>
          <table:table-cell table:formula="of:=3.3*[.C307]/4096" office:value-type="float" office:value="0.7597412109375" calcext:value-type="float">
            <text:p>0.7597412109375</text:p>
          </table:table-cell>
          <table:table-cell table:formula="of:=3.3*[.D307]/4096" office:value-type="float" office:value="0.812109375" calcext:value-type="float">
            <text:p>0.812109375</text:p>
          </table:table-cell>
          <table:table-cell table:formula="of:=3.3*[.E307]/4096" office:value-type="float" office:value="2.7513427734375" calcext:value-type="float">
            <text:p>2.75134277343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8]*[.$Q$7]" office:value-type="float" office:value="6.14" calcext:value-type="float">
            <text:p>6.14</text:p>
          </table:table-cell>
          <table:table-cell office:value-type="float" office:value="307" calcext:value-type="float">
            <text:p>307</text:p>
          </table:table-cell>
          <table:table-cell office:value-type="float" office:value="857" calcext:value-type="float">
            <text:p>857</text:p>
          </table:table-cell>
          <table:table-cell office:value-type="float" office:value="2600" calcext:value-type="float">
            <text:p>2600</text:p>
          </table:table-cell>
          <table:table-cell office:value-type="float" office:value="2093" calcext:value-type="float">
            <text:p>2093</text:p>
          </table:table-cell>
          <table:table-cell table:number-columns-repeated="3"/>
          <table:table-cell table:formula="of:=3.3*[.C308]/4096" office:value-type="float" office:value="0.6904541015625" calcext:value-type="float">
            <text:p>0.6904541015625</text:p>
          </table:table-cell>
          <table:table-cell table:formula="of:=3.3*[.D308]/4096" office:value-type="float" office:value="2.0947265625" calcext:value-type="float">
            <text:p>2.0947265625</text:p>
          </table:table-cell>
          <table:table-cell table:formula="of:=3.3*[.E308]/4096" office:value-type="float" office:value="1.6862548828125" calcext:value-type="float">
            <text:p>1.686254882812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09]*[.$Q$7]" office:value-type="float" office:value="6.16" calcext:value-type="float">
            <text:p>6.16</text:p>
          </table:table-cell>
          <table:table-cell office:value-type="float" office:value="308" calcext:value-type="float">
            <text:p>308</text:p>
          </table:table-cell>
          <table:table-cell office:value-type="float" office:value="780" calcext:value-type="float">
            <text:p>780</text:p>
          </table:table-cell>
          <table:table-cell office:value-type="float" office:value="3481" calcext:value-type="float">
            <text:p>3481</text:p>
          </table:table-cell>
          <table:table-cell office:value-type="float" office:value="761" calcext:value-type="float">
            <text:p>761</text:p>
          </table:table-cell>
          <table:table-cell table:number-columns-repeated="3"/>
          <table:table-cell table:formula="of:=3.3*[.C309]/4096" office:value-type="float" office:value="0.62841796875" calcext:value-type="float">
            <text:p>0.62841796875</text:p>
          </table:table-cell>
          <table:table-cell table:formula="of:=3.3*[.D309]/4096" office:value-type="float" office:value="2.8045166015625" calcext:value-type="float">
            <text:p>2.8045166015625</text:p>
          </table:table-cell>
          <table:table-cell table:formula="of:=3.3*[.E309]/4096" office:value-type="float" office:value="0.6131103515625" calcext:value-type="float">
            <text:p>0.613110351562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10]*[.$Q$7]" office:value-type="float" office:value="6.18" calcext:value-type="float">
            <text:p>6.18</text:p>
          </table:table-cell>
          <table:table-cell office:value-type="float" office:value="309" calcext:value-type="float">
            <text:p>309</text:p>
          </table:table-cell>
          <table:table-cell office:value-type="float" office:value="728" calcext:value-type="float">
            <text:p>728</text:p>
          </table:table-cell>
          <table:table-cell office:value-type="float" office:value="2436" calcext:value-type="float">
            <text:p>2436</text:p>
          </table:table-cell>
          <table:table-cell office:value-type="float" office:value="1259" calcext:value-type="float">
            <text:p>1259</text:p>
          </table:table-cell>
          <table:table-cell table:number-columns-repeated="3"/>
          <table:table-cell table:formula="of:=3.3*[.C310]/4096" office:value-type="float" office:value="0.5865234375" calcext:value-type="float">
            <text:p>0.5865234375</text:p>
          </table:table-cell>
          <table:table-cell table:formula="of:=3.3*[.D310]/4096" office:value-type="float" office:value="1.96259765625" calcext:value-type="float">
            <text:p>1.96259765625</text:p>
          </table:table-cell>
          <table:table-cell table:formula="of:=3.3*[.E310]/4096" office:value-type="float" office:value="1.0143310546875" calcext:value-type="float">
            <text:p>1.01433105468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11]*[.$Q$7]" office:value-type="float" office:value="6.2" calcext:value-type="float">
            <text:p>6.2</text:p>
          </table:table-cell>
          <table:table-cell office:value-type="float" office:value="310" calcext:value-type="float">
            <text:p>310</text:p>
          </table:table-cell>
          <table:table-cell office:value-type="float" office:value="699" calcext:value-type="float">
            <text:p>699</text:p>
          </table:table-cell>
          <table:table-cell office:value-type="float" office:value="911" calcext:value-type="float">
            <text:p>911</text:p>
          </table:table-cell>
          <table:table-cell office:value-type="float" office:value="2901" calcext:value-type="float">
            <text:p>2901</text:p>
          </table:table-cell>
          <table:table-cell table:number-columns-repeated="3"/>
          <table:table-cell table:formula="of:=3.3*[.C311]/4096" office:value-type="float" office:value="0.5631591796875" calcext:value-type="float">
            <text:p>0.5631591796875</text:p>
          </table:table-cell>
          <table:table-cell table:formula="of:=3.3*[.D311]/4096" office:value-type="float" office:value="0.7339599609375" calcext:value-type="float">
            <text:p>0.7339599609375</text:p>
          </table:table-cell>
          <table:table-cell table:formula="of:=3.3*[.E311]/4096" office:value-type="float" office:value="2.3372314453125" calcext:value-type="float">
            <text:p>2.337231445312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12]*[.$Q$7]" office:value-type="float" office:value="6.22" calcext:value-type="float">
            <text:p>6.22</text:p>
          </table:table-cell>
          <table:table-cell office:value-type="float" office:value="311" calcext:value-type="float">
            <text:p>311</text:p>
          </table:table-cell>
          <table:table-cell office:value-type="float" office:value="688" calcext:value-type="float">
            <text:p>688</text:p>
          </table:table-cell>
          <table:table-cell office:value-type="float" office:value="1007" calcext:value-type="float">
            <text:p>1007</text:p>
          </table:table-cell>
          <table:table-cell office:value-type="float" office:value="3416" calcext:value-type="float">
            <text:p>3416</text:p>
          </table:table-cell>
          <table:table-cell table:number-columns-repeated="3"/>
          <table:table-cell table:formula="of:=3.3*[.C312]/4096" office:value-type="float" office:value="0.554296875" calcext:value-type="float">
            <text:p>0.554296875</text:p>
          </table:table-cell>
          <table:table-cell table:formula="of:=3.3*[.D312]/4096" office:value-type="float" office:value="0.8113037109375" calcext:value-type="float">
            <text:p>0.8113037109375</text:p>
          </table:table-cell>
          <table:table-cell table:formula="of:=3.3*[.E312]/4096" office:value-type="float" office:value="2.7521484375" calcext:value-type="float">
            <text:p>2.75214843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13]*[.$Q$7]" office:value-type="float" office:value="6.24" calcext:value-type="float">
            <text:p>6.24</text:p>
          </table:table-cell>
          <table:table-cell office:value-type="float" office:value="312" calcext:value-type="float">
            <text:p>312</text:p>
          </table:table-cell>
          <table:table-cell office:value-type="float" office:value="701" calcext:value-type="float">
            <text:p>701</text:p>
          </table:table-cell>
          <table:table-cell office:value-type="float" office:value="2596" calcext:value-type="float">
            <text:p>2596</text:p>
          </table:table-cell>
          <table:table-cell office:value-type="float" office:value="2092" calcext:value-type="float">
            <text:p>2092</text:p>
          </table:table-cell>
          <table:table-cell table:number-columns-repeated="3"/>
          <table:table-cell table:formula="of:=3.3*[.C313]/4096" office:value-type="float" office:value="0.5647705078125" calcext:value-type="float">
            <text:p>0.5647705078125</text:p>
          </table:table-cell>
          <table:table-cell table:formula="of:=3.3*[.D313]/4096" office:value-type="float" office:value="2.09150390625" calcext:value-type="float">
            <text:p>2.09150390625</text:p>
          </table:table-cell>
          <table:table-cell table:formula="of:=3.3*[.E313]/4096" office:value-type="float" office:value="1.68544921875" calcext:value-type="float">
            <text:p>1.68544921875</text:p>
          </table:table-cell>
          <table:table-cell table:number-columns-repeated="26"/>
          <table:table-cell table:style-name="ce1"/>
        </table:table-row>
        <table:table-row table:style-name="ro1">
          <table:table-cell table:formula="of:=1000*[.B314]*[.$Q$7]" office:value-type="float" office:value="6.26" calcext:value-type="float">
            <text:p>6.26</text:p>
          </table:table-cell>
          <table:table-cell office:value-type="float" office:value="313" calcext:value-type="float">
            <text:p>313</text:p>
          </table:table-cell>
          <table:table-cell office:value-type="float" office:value="737" calcext:value-type="float">
            <text:p>737</text:p>
          </table:table-cell>
          <table:table-cell office:value-type="float" office:value="3481" calcext:value-type="float">
            <text:p>3481</text:p>
          </table:table-cell>
          <table:table-cell office:value-type="float" office:value="759" calcext:value-type="float">
            <text:p>759</text:p>
          </table:table-cell>
          <table:table-cell table:number-columns-repeated="3"/>
          <table:table-cell table:formula="of:=3.3*[.C314]/4096" office:value-type="float" office:value="0.5937744140625" calcext:value-type="float">
            <text:p>0.5937744140625</text:p>
          </table:table-cell>
          <table:table-cell table:formula="of:=3.3*[.D314]/4096" office:value-type="float" office:value="2.8045166015625" calcext:value-type="float">
            <text:p>2.8045166015625</text:p>
          </table:table-cell>
          <table:table-cell table:formula="of:=3.3*[.E314]/4096" office:value-type="float" office:value="0.6114990234375" calcext:value-type="float">
            <text:p>0.6114990234375</text:p>
          </table:table-cell>
          <table:table-cell table:number-columns-repeated="27"/>
        </table:table-row>
        <table:table-row table:style-name="ro1">
          <table:table-cell table:formula="of:=1000*[.B315]*[.$Q$7]" office:value-type="float" office:value="6.28" calcext:value-type="float">
            <text:p>6.28</text:p>
          </table:table-cell>
          <table:table-cell office:value-type="float" office:value="314" calcext:value-type="float">
            <text:p>314</text:p>
          </table:table-cell>
          <table:table-cell office:value-type="float" office:value="794" calcext:value-type="float">
            <text:p>794</text:p>
          </table:table-cell>
          <table:table-cell office:value-type="float" office:value="2437" calcext:value-type="float">
            <text:p>2437</text:p>
          </table:table-cell>
          <table:table-cell office:value-type="float" office:value="1260" calcext:value-type="float">
            <text:p>1260</text:p>
          </table:table-cell>
          <table:table-cell table:number-columns-repeated="3"/>
          <table:table-cell table:formula="of:=3.3*[.C315]/4096" office:value-type="float" office:value="0.639697265625" calcext:value-type="float">
            <text:p>0.639697265625</text:p>
          </table:table-cell>
          <table:table-cell table:formula="of:=3.3*[.D315]/4096" office:value-type="float" office:value="1.9634033203125" calcext:value-type="float">
            <text:p>1.9634033203125</text:p>
          </table:table-cell>
          <table:table-cell table:formula="of:=3.3*[.E315]/4096" office:value-type="float" office:value="1.01513671875" calcext:value-type="float">
            <text:p>1.01513671875</text:p>
          </table:table-cell>
          <table:table-cell table:number-columns-repeated="27"/>
        </table:table-row>
        <table:table-row table:style-name="ro1">
          <table:table-cell table:formula="of:=1000*[.B316]*[.$Q$7]" office:value-type="float" office:value="6.3" calcext:value-type="float">
            <text:p>6.3</text:p>
          </table:table-cell>
          <table:table-cell office:value-type="float" office:value="315" calcext:value-type="float">
            <text:p>315</text:p>
          </table:table-cell>
          <table:table-cell office:value-type="float" office:value="870" calcext:value-type="float">
            <text:p>870</text:p>
          </table:table-cell>
          <table:table-cell office:value-type="float" office:value="909" calcext:value-type="float">
            <text:p>909</text:p>
          </table:table-cell>
          <table:table-cell office:value-type="float" office:value="2909" calcext:value-type="float">
            <text:p>2909</text:p>
          </table:table-cell>
          <table:table-cell table:number-columns-repeated="3"/>
          <table:table-cell table:formula="of:=3.3*[.C316]/4096" office:value-type="float" office:value="0.700927734375" calcext:value-type="float">
            <text:p>0.700927734375</text:p>
          </table:table-cell>
          <table:table-cell table:formula="of:=3.3*[.D316]/4096" office:value-type="float" office:value="0.7323486328125" calcext:value-type="float">
            <text:p>0.7323486328125</text:p>
          </table:table-cell>
          <table:table-cell table:formula="of:=3.3*[.E316]/4096" office:value-type="float" office:value="2.3436767578125" calcext:value-type="float">
            <text:p>2.3436767578125</text:p>
          </table:table-cell>
          <table:table-cell table:number-columns-repeated="27"/>
        </table:table-row>
        <table:table-row table:style-name="ro1">
          <table:table-cell table:formula="of:=1000*[.B317]*[.$Q$7]" office:value-type="float" office:value="6.32" calcext:value-type="float">
            <text:p>6.32</text:p>
          </table:table-cell>
          <table:table-cell office:value-type="float" office:value="316" calcext:value-type="float">
            <text:p>316</text:p>
          </table:table-cell>
          <table:table-cell office:value-type="float" office:value="962" calcext:value-type="float">
            <text:p>962</text:p>
          </table:table-cell>
          <table:table-cell office:value-type="float" office:value="1005" calcext:value-type="float">
            <text:p>1005</text:p>
          </table:table-cell>
          <table:table-cell office:value-type="float" office:value="3409" calcext:value-type="float">
            <text:p>3409</text:p>
          </table:table-cell>
          <table:table-cell table:number-columns-repeated="3"/>
          <table:table-cell table:formula="of:=3.3*[.C317]/4096" office:value-type="float" office:value="0.775048828125" calcext:value-type="float">
            <text:p>0.775048828125</text:p>
          </table:table-cell>
          <table:table-cell table:formula="of:=3.3*[.D317]/4096" office:value-type="float" office:value="0.8096923828125" calcext:value-type="float">
            <text:p>0.8096923828125</text:p>
          </table:table-cell>
          <table:table-cell table:formula="of:=3.3*[.E317]/4096" office:value-type="float" office:value="2.7465087890625" calcext:value-type="float">
            <text:p>2.7465087890625</text:p>
          </table:table-cell>
          <table:table-cell table:number-columns-repeated="27"/>
        </table:table-row>
        <table:table-row table:style-name="ro1">
          <table:table-cell table:formula="of:=1000*[.B318]*[.$Q$7]" office:value-type="float" office:value="6.34" calcext:value-type="float">
            <text:p>6.34</text:p>
          </table:table-cell>
          <table:table-cell office:value-type="float" office:value="317" calcext:value-type="float">
            <text:p>317</text:p>
          </table:table-cell>
          <table:table-cell office:value-type="float" office:value="1074" calcext:value-type="float">
            <text:p>1074</text:p>
          </table:table-cell>
          <table:table-cell office:value-type="float" office:value="2598" calcext:value-type="float">
            <text:p>2598</text:p>
          </table:table-cell>
          <table:table-cell office:value-type="float" office:value="2090" calcext:value-type="float">
            <text:p>2090</text:p>
          </table:table-cell>
          <table:table-cell table:number-columns-repeated="3"/>
          <table:table-cell table:formula="of:=3.3*[.C318]/4096" office:value-type="float" office:value="0.865283203125" calcext:value-type="float">
            <text:p>0.865283203125</text:p>
          </table:table-cell>
          <table:table-cell table:formula="of:=3.3*[.D318]/4096" office:value-type="float" office:value="2.093115234375" calcext:value-type="float">
            <text:p>2.093115234375</text:p>
          </table:table-cell>
          <table:table-cell table:formula="of:=3.3*[.E318]/4096" office:value-type="float" office:value="1.683837890625" calcext:value-type="float">
            <text:p>1.683837890625</text:p>
          </table:table-cell>
          <table:table-cell table:number-columns-repeated="27"/>
        </table:table-row>
        <table:table-row table:style-name="ro1">
          <table:table-cell table:formula="of:=1000*[.B319]*[.$Q$7]" office:value-type="float" office:value="6.36" calcext:value-type="float">
            <text:p>6.36</text:p>
          </table:table-cell>
          <table:table-cell office:value-type="float" office:value="318" calcext:value-type="float">
            <text:p>318</text:p>
          </table:table-cell>
          <table:table-cell office:value-type="float" office:value="1202" calcext:value-type="float">
            <text:p>1202</text:p>
          </table:table-cell>
          <table:table-cell office:value-type="float" office:value="3480" calcext:value-type="float">
            <text:p>3480</text:p>
          </table:table-cell>
          <table:table-cell office:value-type="float" office:value="756" calcext:value-type="float">
            <text:p>756</text:p>
          </table:table-cell>
          <table:table-cell table:number-columns-repeated="3"/>
          <table:table-cell table:formula="of:=3.3*[.C319]/4096" office:value-type="float" office:value="0.968408203125" calcext:value-type="float">
            <text:p>0.968408203125</text:p>
          </table:table-cell>
          <table:table-cell table:formula="of:=3.3*[.D319]/4096" office:value-type="float" office:value="2.8037109375" calcext:value-type="float">
            <text:p>2.8037109375</text:p>
          </table:table-cell>
          <table:table-cell table:formula="of:=3.3*[.E319]/4096" office:value-type="float" office:value="0.60908203125" calcext:value-type="float">
            <text:p>0.60908203125</text:p>
          </table:table-cell>
          <table:table-cell table:number-columns-repeated="27"/>
        </table:table-row>
        <table:table-row table:style-name="ro1">
          <table:table-cell table:formula="of:=1000*[.B320]*[.$Q$7]" office:value-type="float" office:value="6.38" calcext:value-type="float">
            <text:p>6.38</text:p>
          </table:table-cell>
          <table:table-cell office:value-type="float" office:value="319" calcext:value-type="float">
            <text:p>319</text:p>
          </table:table-cell>
          <table:table-cell office:value-type="float" office:value="1345" calcext:value-type="float">
            <text:p>1345</text:p>
          </table:table-cell>
          <table:table-cell office:value-type="float" office:value="2431" calcext:value-type="float">
            <text:p>2431</text:p>
          </table:table-cell>
          <table:table-cell office:value-type="float" office:value="1258" calcext:value-type="float">
            <text:p>1258</text:p>
          </table:table-cell>
          <table:table-cell table:number-columns-repeated="3"/>
          <table:table-cell table:formula="of:=3.3*[.C320]/4096" office:value-type="float" office:value="1.0836181640625" calcext:value-type="float">
            <text:p>1.0836181640625</text:p>
          </table:table-cell>
          <table:table-cell table:formula="of:=3.3*[.D320]/4096" office:value-type="float" office:value="1.9585693359375" calcext:value-type="float">
            <text:p>1.9585693359375</text:p>
          </table:table-cell>
          <table:table-cell table:formula="of:=3.3*[.E320]/4096" office:value-type="float" office:value="1.013525390625" calcext:value-type="float">
            <text:p>1.013525390625</text:p>
          </table:table-cell>
          <table:table-cell table:number-columns-repeated="27"/>
        </table:table-row>
        <table:table-row table:style-name="ro1">
          <table:table-cell table:formula="of:=1000*[.B321]*[.$Q$7]" office:value-type="float" office:value="6.4" calcext:value-type="float">
            <text:p>6.4</text:p>
          </table:table-cell>
          <table:table-cell office:value-type="float" office:value="320" calcext:value-type="float">
            <text:p>320</text:p>
          </table:table-cell>
          <table:table-cell office:value-type="float" office:value="1500" calcext:value-type="float">
            <text:p>1500</text:p>
          </table:table-cell>
          <table:table-cell office:value-type="float" office:value="907" calcext:value-type="float">
            <text:p>907</text:p>
          </table:table-cell>
          <table:table-cell office:value-type="float" office:value="2904" calcext:value-type="float">
            <text:p>2904</text:p>
          </table:table-cell>
          <table:table-cell table:number-columns-repeated="3"/>
          <table:table-cell table:formula="of:=3.3*[.C321]/4096" office:value-type="float" office:value="1.20849609375" calcext:value-type="float">
            <text:p>1.20849609375</text:p>
          </table:table-cell>
          <table:table-cell table:formula="of:=3.3*[.D321]/4096" office:value-type="float" office:value="0.7307373046875" calcext:value-type="float">
            <text:p>0.7307373046875</text:p>
          </table:table-cell>
          <table:table-cell table:formula="of:=3.3*[.E321]/4096" office:value-type="float" office:value="2.3396484375" calcext:value-type="float">
            <text:p>2.3396484375</text:p>
          </table:table-cell>
          <table:table-cell table:number-columns-repeated="27"/>
        </table:table-row>
        <table:table-row table:style-name="ro1">
          <table:table-cell table:formula="of:=1000*[.B322]*[.$Q$7]" office:value-type="float" office:value="6.42" calcext:value-type="float">
            <text:p>6.42</text:p>
          </table:table-cell>
          <table:table-cell office:value-type="float" office:value="321" calcext:value-type="float">
            <text:p>321</text:p>
          </table:table-cell>
          <table:table-cell office:value-type="float" office:value="1668" calcext:value-type="float">
            <text:p>1668</text:p>
          </table:table-cell>
          <table:table-cell office:value-type="float" office:value="1005" calcext:value-type="float">
            <text:p>1005</text:p>
          </table:table-cell>
          <table:table-cell office:value-type="float" office:value="3415" calcext:value-type="float">
            <text:p>3415</text:p>
          </table:table-cell>
          <table:table-cell table:number-columns-repeated="3"/>
          <table:table-cell table:formula="of:=3.3*[.C322]/4096" office:value-type="float" office:value="1.34384765625" calcext:value-type="float">
            <text:p>1.34384765625</text:p>
          </table:table-cell>
          <table:table-cell table:formula="of:=3.3*[.D322]/4096" office:value-type="float" office:value="0.8096923828125" calcext:value-type="float">
            <text:p>0.8096923828125</text:p>
          </table:table-cell>
          <table:table-cell table:formula="of:=3.3*[.E322]/4096" office:value-type="float" office:value="2.7513427734375" calcext:value-type="float">
            <text:p>2.7513427734375</text:p>
          </table:table-cell>
          <table:table-cell table:number-columns-repeated="27"/>
        </table:table-row>
        <table:table-row table:style-name="ro1">
          <table:table-cell table:formula="of:=1000*[.B323]*[.$Q$7]" office:value-type="float" office:value="6.44" calcext:value-type="float">
            <text:p>6.44</text:p>
          </table:table-cell>
          <table:table-cell office:value-type="float" office:value="322" calcext:value-type="float">
            <text:p>322</text:p>
          </table:table-cell>
          <table:table-cell office:value-type="float" office:value="1837" calcext:value-type="float">
            <text:p>1837</text:p>
          </table:table-cell>
          <table:table-cell office:value-type="float" office:value="2591" calcext:value-type="float">
            <text:p>2591</text:p>
          </table:table-cell>
          <table:table-cell office:value-type="float" office:value="2087" calcext:value-type="float">
            <text:p>2087</text:p>
          </table:table-cell>
          <table:table-cell table:number-columns-repeated="3"/>
          <table:table-cell table:formula="of:=3.3*[.C323]/4096" office:value-type="float" office:value="1.4800048828125" calcext:value-type="float">
            <text:p>1.4800048828125</text:p>
          </table:table-cell>
          <table:table-cell table:formula="of:=3.3*[.D323]/4096" office:value-type="float" office:value="2.0874755859375" calcext:value-type="float">
            <text:p>2.0874755859375</text:p>
          </table:table-cell>
          <table:table-cell table:formula="of:=3.3*[.E323]/4096" office:value-type="float" office:value="1.6814208984375" calcext:value-type="float">
            <text:p>1.6814208984375</text:p>
          </table:table-cell>
          <table:table-cell table:number-columns-repeated="27"/>
        </table:table-row>
        <table:table-row table:style-name="ro1">
          <table:table-cell table:formula="of:=1000*[.B324]*[.$Q$7]" office:value-type="float" office:value="6.46" calcext:value-type="float">
            <text:p>6.46</text:p>
          </table:table-cell>
          <table:table-cell office:value-type="float" office:value="323" calcext:value-type="float">
            <text:p>323</text:p>
          </table:table-cell>
          <table:table-cell office:value-type="float" office:value="2012" calcext:value-type="float">
            <text:p>2012</text:p>
          </table:table-cell>
          <table:table-cell office:value-type="float" office:value="3476" calcext:value-type="float">
            <text:p>3476</text:p>
          </table:table-cell>
          <table:table-cell office:value-type="float" office:value="759" calcext:value-type="float">
            <text:p>759</text:p>
          </table:table-cell>
          <table:table-cell table:number-columns-repeated="3"/>
          <table:table-cell table:formula="of:=3.3*[.C324]/4096" office:value-type="float" office:value="1.62099609375" calcext:value-type="float">
            <text:p>1.62099609375</text:p>
          </table:table-cell>
          <table:table-cell table:formula="of:=3.3*[.D324]/4096" office:value-type="float" office:value="2.80048828125" calcext:value-type="float">
            <text:p>2.80048828125</text:p>
          </table:table-cell>
          <table:table-cell table:formula="of:=3.3*[.E324]/4096" office:value-type="float" office:value="0.6114990234375" calcext:value-type="float">
            <text:p>0.6114990234375</text:p>
          </table:table-cell>
          <table:table-cell table:number-columns-repeated="27"/>
        </table:table-row>
        <table:table-row table:style-name="ro1">
          <table:table-cell table:formula="of:=1000*[.B325]*[.$Q$7]" office:value-type="float" office:value="6.48" calcext:value-type="float">
            <text:p>6.48</text:p>
          </table:table-cell>
          <table:table-cell office:value-type="float" office:value="324" calcext:value-type="float">
            <text:p>324</text:p>
          </table:table-cell>
          <table:table-cell office:value-type="float" office:value="2186" calcext:value-type="float">
            <text:p>2186</text:p>
          </table:table-cell>
          <table:table-cell office:value-type="float" office:value="2436" calcext:value-type="float">
            <text:p>2436</text:p>
          </table:table-cell>
          <table:table-cell office:value-type="float" office:value="1264" calcext:value-type="float">
            <text:p>1264</text:p>
          </table:table-cell>
          <table:table-cell table:number-columns-repeated="3"/>
          <table:table-cell table:formula="of:=3.3*[.C325]/4096" office:value-type="float" office:value="1.761181640625" calcext:value-type="float">
            <text:p>1.761181640625</text:p>
          </table:table-cell>
          <table:table-cell table:formula="of:=3.3*[.D325]/4096" office:value-type="float" office:value="1.96259765625" calcext:value-type="float">
            <text:p>1.96259765625</text:p>
          </table:table-cell>
          <table:table-cell table:formula="of:=3.3*[.E325]/4096" office:value-type="float" office:value="1.018359375" calcext:value-type="float">
            <text:p>1.018359375</text:p>
          </table:table-cell>
          <table:table-cell table:number-columns-repeated="27"/>
        </table:table-row>
        <table:table-row table:style-name="ro1">
          <table:table-cell table:formula="of:=1000*[.B326]*[.$Q$7]" office:value-type="float" office:value="6.5" calcext:value-type="float">
            <text:p>6.5</text:p>
          </table:table-cell>
          <table:table-cell office:value-type="float" office:value="325" calcext:value-type="float">
            <text:p>325</text:p>
          </table:table-cell>
          <table:table-cell office:value-type="float" office:value="2364" calcext:value-type="float">
            <text:p>2364</text:p>
          </table:table-cell>
          <table:table-cell office:value-type="float" office:value="913" calcext:value-type="float">
            <text:p>913</text:p>
          </table:table-cell>
          <table:table-cell office:value-type="float" office:value="2905" calcext:value-type="float">
            <text:p>2905</text:p>
          </table:table-cell>
          <table:table-cell table:number-columns-repeated="3"/>
          <table:table-cell table:formula="of:=3.3*[.C326]/4096" office:value-type="float" office:value="1.90458984375" calcext:value-type="float">
            <text:p>1.90458984375</text:p>
          </table:table-cell>
          <table:table-cell table:formula="of:=3.3*[.D326]/4096" office:value-type="float" office:value="0.7355712890625" calcext:value-type="float">
            <text:p>0.7355712890625</text:p>
          </table:table-cell>
          <table:table-cell table:formula="of:=3.3*[.E326]/4096" office:value-type="float" office:value="2.3404541015625" calcext:value-type="float">
            <text:p>2.3404541015625</text:p>
          </table:table-cell>
          <table:table-cell table:number-columns-repeated="27"/>
        </table:table-row>
        <table:table-row table:style-name="ro1">
          <table:table-cell table:formula="of:=1000*[.B327]*[.$Q$7]" office:value-type="float" office:value="6.52" calcext:value-type="float">
            <text:p>6.52</text:p>
          </table:table-cell>
          <table:table-cell office:value-type="float" office:value="326" calcext:value-type="float">
            <text:p>326</text:p>
          </table:table-cell>
          <table:table-cell office:value-type="float" office:value="2527" calcext:value-type="float">
            <text:p>2527</text:p>
          </table:table-cell>
          <table:table-cell office:value-type="float" office:value="1007" calcext:value-type="float">
            <text:p>1007</text:p>
          </table:table-cell>
          <table:table-cell office:value-type="float" office:value="3412" calcext:value-type="float">
            <text:p>3412</text:p>
          </table:table-cell>
          <table:table-cell table:number-columns-repeated="3"/>
          <table:table-cell table:formula="of:=3.3*[.C327]/4096" office:value-type="float" office:value="2.0359130859375" calcext:value-type="float">
            <text:p>2.0359130859375</text:p>
          </table:table-cell>
          <table:table-cell table:formula="of:=3.3*[.D327]/4096" office:value-type="float" office:value="0.8113037109375" calcext:value-type="float">
            <text:p>0.8113037109375</text:p>
          </table:table-cell>
          <table:table-cell table:formula="of:=3.3*[.E327]/4096" office:value-type="float" office:value="2.74892578125" calcext:value-type="float">
            <text:p>2.74892578125</text:p>
          </table:table-cell>
          <table:table-cell table:number-columns-repeated="27"/>
        </table:table-row>
        <table:table-row table:style-name="ro1">
          <table:table-cell table:formula="of:=1000*[.B328]*[.$Q$7]" office:value-type="float" office:value="6.54" calcext:value-type="float">
            <text:p>6.54</text:p>
          </table:table-cell>
          <table:table-cell office:value-type="float" office:value="327" calcext:value-type="float">
            <text:p>327</text:p>
          </table:table-cell>
          <table:table-cell office:value-type="float" office:value="2693" calcext:value-type="float">
            <text:p>2693</text:p>
          </table:table-cell>
          <table:table-cell office:value-type="float" office:value="2598" calcext:value-type="float">
            <text:p>2598</text:p>
          </table:table-cell>
          <table:table-cell office:value-type="float" office:value="2088" calcext:value-type="float">
            <text:p>2088</text:p>
          </table:table-cell>
          <table:table-cell table:number-columns-repeated="3"/>
          <table:table-cell table:formula="of:=3.3*[.C328]/4096" office:value-type="float" office:value="2.1696533203125" calcext:value-type="float">
            <text:p>2.1696533203125</text:p>
          </table:table-cell>
          <table:table-cell table:formula="of:=3.3*[.D328]/4096" office:value-type="float" office:value="2.093115234375" calcext:value-type="float">
            <text:p>2.093115234375</text:p>
          </table:table-cell>
          <table:table-cell table:formula="of:=3.3*[.E328]/4096" office:value-type="float" office:value="1.6822265625" calcext:value-type="float">
            <text:p>1.6822265625</text:p>
          </table:table-cell>
          <table:table-cell table:number-columns-repeated="27"/>
        </table:table-row>
        <table:table-row table:style-name="ro1">
          <table:table-cell table:formula="of:=1000*[.B329]*[.$Q$7]" office:value-type="float" office:value="6.56" calcext:value-type="float">
            <text:p>6.56</text:p>
          </table:table-cell>
          <table:table-cell office:value-type="float" office:value="328" calcext:value-type="float">
            <text:p>328</text:p>
          </table:table-cell>
          <table:table-cell office:value-type="float" office:value="2847" calcext:value-type="float">
            <text:p>2847</text:p>
          </table:table-cell>
          <table:table-cell office:value-type="float" office:value="3479" calcext:value-type="float">
            <text:p>3479</text:p>
          </table:table-cell>
          <table:table-cell office:value-type="float" office:value="756" calcext:value-type="float">
            <text:p>756</text:p>
          </table:table-cell>
          <table:table-cell table:number-columns-repeated="3"/>
          <table:table-cell table:formula="of:=3.3*[.C329]/4096" office:value-type="float" office:value="2.2937255859375" calcext:value-type="float">
            <text:p>2.2937255859375</text:p>
          </table:table-cell>
          <table:table-cell table:formula="of:=3.3*[.D329]/4096" office:value-type="float" office:value="2.8029052734375" calcext:value-type="float">
            <text:p>2.8029052734375</text:p>
          </table:table-cell>
          <table:table-cell table:formula="of:=3.3*[.E329]/4096" office:value-type="float" office:value="0.60908203125" calcext:value-type="float">
            <text:p>0.60908203125</text:p>
          </table:table-cell>
          <table:table-cell table:number-columns-repeated="27"/>
        </table:table-row>
        <table:table-row table:style-name="ro1">
          <table:table-cell table:formula="of:=1000*[.B330]*[.$Q$7]" office:value-type="float" office:value="6.58" calcext:value-type="float">
            <text:p>6.58</text:p>
          </table:table-cell>
          <table:table-cell office:value-type="float" office:value="329" calcext:value-type="float">
            <text:p>329</text:p>
          </table:table-cell>
          <table:table-cell office:value-type="float" office:value="2985" calcext:value-type="float">
            <text:p>2985</text:p>
          </table:table-cell>
          <table:table-cell office:value-type="float" office:value="2439" calcext:value-type="float">
            <text:p>2439</text:p>
          </table:table-cell>
          <table:table-cell office:value-type="float" office:value="1267" calcext:value-type="float">
            <text:p>1267</text:p>
          </table:table-cell>
          <table:table-cell table:number-columns-repeated="3"/>
          <table:table-cell table:formula="of:=3.3*[.C330]/4096" office:value-type="float" office:value="2.4049072265625" calcext:value-type="float">
            <text:p>2.4049072265625</text:p>
          </table:table-cell>
          <table:table-cell table:formula="of:=3.3*[.D330]/4096" office:value-type="float" office:value="1.9650146484375" calcext:value-type="float">
            <text:p>1.9650146484375</text:p>
          </table:table-cell>
          <table:table-cell table:formula="of:=3.3*[.E330]/4096" office:value-type="float" office:value="1.0207763671875" calcext:value-type="float">
            <text:p>1.0207763671875</text:p>
          </table:table-cell>
          <table:table-cell table:number-columns-repeated="27"/>
        </table:table-row>
        <table:table-row table:style-name="ro1">
          <table:table-cell table:formula="of:=1000*[.B331]*[.$Q$7]" office:value-type="float" office:value="6.6" calcext:value-type="float">
            <text:p>6.6</text:p>
          </table:table-cell>
          <table:table-cell office:value-type="float" office:value="330" calcext:value-type="float">
            <text:p>330</text:p>
          </table:table-cell>
          <table:table-cell office:value-type="float" office:value="3110" calcext:value-type="float">
            <text:p>3110</text:p>
          </table:table-cell>
          <table:table-cell office:value-type="float" office:value="909" calcext:value-type="float">
            <text:p>909</text:p>
          </table:table-cell>
          <table:table-cell office:value-type="float" office:value="2907" calcext:value-type="float">
            <text:p>2907</text:p>
          </table:table-cell>
          <table:table-cell table:number-columns-repeated="3"/>
          <table:table-cell table:formula="of:=3.3*[.C331]/4096" office:value-type="float" office:value="2.505615234375" calcext:value-type="float">
            <text:p>2.505615234375</text:p>
          </table:table-cell>
          <table:table-cell table:formula="of:=3.3*[.D331]/4096" office:value-type="float" office:value="0.7323486328125" calcext:value-type="float">
            <text:p>0.7323486328125</text:p>
          </table:table-cell>
          <table:table-cell table:formula="of:=3.3*[.E331]/4096" office:value-type="float" office:value="2.3420654296875" calcext:value-type="float">
            <text:p>2.3420654296875</text:p>
          </table:table-cell>
          <table:table-cell table:number-columns-repeated="27"/>
        </table:table-row>
        <table:table-row table:style-name="ro1">
          <table:table-cell table:formula="of:=1000*[.B332]*[.$Q$7]" office:value-type="float" office:value="6.62" calcext:value-type="float">
            <text:p>6.62</text:p>
          </table:table-cell>
          <table:table-cell office:value-type="float" office:value="331" calcext:value-type="float">
            <text:p>331</text:p>
          </table:table-cell>
          <table:table-cell office:value-type="float" office:value="3228" calcext:value-type="float">
            <text:p>3228</text:p>
          </table:table-cell>
          <table:table-cell office:value-type="float" office:value="1007" calcext:value-type="float">
            <text:p>1007</text:p>
          </table:table-cell>
          <table:table-cell office:value-type="float" office:value="3412" calcext:value-type="float">
            <text:p>3412</text:p>
          </table:table-cell>
          <table:table-cell table:number-columns-repeated="3"/>
          <table:table-cell table:formula="of:=3.3*[.C332]/4096" office:value-type="float" office:value="2.60068359375" calcext:value-type="float">
            <text:p>2.60068359375</text:p>
          </table:table-cell>
          <table:table-cell table:formula="of:=3.3*[.D332]/4096" office:value-type="float" office:value="0.8113037109375" calcext:value-type="float">
            <text:p>0.8113037109375</text:p>
          </table:table-cell>
          <table:table-cell table:formula="of:=3.3*[.E332]/4096" office:value-type="float" office:value="2.74892578125" calcext:value-type="float">
            <text:p>2.74892578125</text:p>
          </table:table-cell>
          <table:table-cell table:number-columns-repeated="27"/>
        </table:table-row>
        <table:table-row table:style-name="ro1">
          <table:table-cell table:formula="of:=1000*[.B333]*[.$Q$7]" office:value-type="float" office:value="6.64" calcext:value-type="float">
            <text:p>6.64</text:p>
          </table:table-cell>
          <table:table-cell office:value-type="float" office:value="332" calcext:value-type="float">
            <text:p>332</text:p>
          </table:table-cell>
          <table:table-cell office:value-type="float" office:value="3315" calcext:value-type="float">
            <text:p>3315</text:p>
          </table:table-cell>
          <table:table-cell office:value-type="float" office:value="2597" calcext:value-type="float">
            <text:p>2597</text:p>
          </table:table-cell>
          <table:table-cell office:value-type="float" office:value="2081" calcext:value-type="float">
            <text:p>2081</text:p>
          </table:table-cell>
          <table:table-cell table:number-columns-repeated="3"/>
          <table:table-cell table:formula="of:=3.3*[.C333]/4096" office:value-type="float" office:value="2.6707763671875" calcext:value-type="float">
            <text:p>2.6707763671875</text:p>
          </table:table-cell>
          <table:table-cell table:formula="of:=3.3*[.D333]/4096" office:value-type="float" office:value="2.0923095703125" calcext:value-type="float">
            <text:p>2.0923095703125</text:p>
          </table:table-cell>
          <table:table-cell table:formula="of:=3.3*[.E333]/4096" office:value-type="float" office:value="1.6765869140625" calcext:value-type="float">
            <text:p>1.6765869140625</text:p>
          </table:table-cell>
          <table:table-cell table:number-columns-repeated="27"/>
        </table:table-row>
        <table:table-row table:style-name="ro1">
          <table:table-cell table:formula="of:=1000*[.B334]*[.$Q$7]" office:value-type="float" office:value="6.66" calcext:value-type="float">
            <text:p>6.66</text:p>
          </table:table-cell>
          <table:table-cell office:value-type="float" office:value="333" calcext:value-type="float">
            <text:p>333</text:p>
          </table:table-cell>
          <table:table-cell office:value-type="float" office:value="3387" calcext:value-type="float">
            <text:p>3387</text:p>
          </table:table-cell>
          <table:table-cell office:value-type="float" office:value="3478" calcext:value-type="float">
            <text:p>3478</text:p>
          </table:table-cell>
          <table:table-cell office:value-type="float" office:value="753" calcext:value-type="float">
            <text:p>753</text:p>
          </table:table-cell>
          <table:table-cell table:number-columns-repeated="3"/>
          <table:table-cell table:formula="of:=3.3*[.C334]/4096" office:value-type="float" office:value="2.7287841796875" calcext:value-type="float">
            <text:p>2.7287841796875</text:p>
          </table:table-cell>
          <table:table-cell table:formula="of:=3.3*[.D334]/4096" office:value-type="float" office:value="2.802099609375" calcext:value-type="float">
            <text:p>2.802099609375</text:p>
          </table:table-cell>
          <table:table-cell table:formula="of:=3.3*[.E334]/4096" office:value-type="float" office:value="0.6066650390625" calcext:value-type="float">
            <text:p>0.6066650390625</text:p>
          </table:table-cell>
          <table:table-cell table:number-columns-repeated="27"/>
        </table:table-row>
        <table:table-row table:style-name="ro1">
          <table:table-cell table:formula="of:=1000*[.B335]*[.$Q$7]" office:value-type="float" office:value="6.68" calcext:value-type="float">
            <text:p>6.68</text:p>
          </table:table-cell>
          <table:table-cell office:value-type="float" office:value="334" calcext:value-type="float">
            <text:p>334</text:p>
          </table:table-cell>
          <table:table-cell office:value-type="float" office:value="3445" calcext:value-type="float">
            <text:p>3445</text:p>
          </table:table-cell>
          <table:table-cell office:value-type="float" office:value="2437" calcext:value-type="float">
            <text:p>2437</text:p>
          </table:table-cell>
          <table:table-cell office:value-type="float" office:value="1266" calcext:value-type="float">
            <text:p>1266</text:p>
          </table:table-cell>
          <table:table-cell table:number-columns-repeated="3"/>
          <table:table-cell table:formula="of:=3.3*[.C335]/4096" office:value-type="float" office:value="2.7755126953125" calcext:value-type="float">
            <text:p>2.7755126953125</text:p>
          </table:table-cell>
          <table:table-cell table:formula="of:=3.3*[.D335]/4096" office:value-type="float" office:value="1.9634033203125" calcext:value-type="float">
            <text:p>1.9634033203125</text:p>
          </table:table-cell>
          <table:table-cell table:formula="of:=3.3*[.E335]/4096" office:value-type="float" office:value="1.019970703125" calcext:value-type="float">
            <text:p>1.019970703125</text:p>
          </table:table-cell>
          <table:table-cell table:number-columns-repeated="27"/>
        </table:table-row>
        <table:table-row table:style-name="ro1">
          <table:table-cell table:formula="of:=1000*[.B336]*[.$Q$7]" office:value-type="float" office:value="6.7" calcext:value-type="float">
            <text:p>6.7</text:p>
          </table:table-cell>
          <table:table-cell office:value-type="float" office:value="335" calcext:value-type="float">
            <text:p>335</text:p>
          </table:table-cell>
          <table:table-cell office:value-type="float" office:value="3476" calcext:value-type="float">
            <text:p>3476</text:p>
          </table:table-cell>
          <table:table-cell office:value-type="float" office:value="911" calcext:value-type="float">
            <text:p>911</text:p>
          </table:table-cell>
          <table:table-cell office:value-type="float" office:value="2914" calcext:value-type="float">
            <text:p>2914</text:p>
          </table:table-cell>
          <table:table-cell table:number-columns-repeated="3"/>
          <table:table-cell table:formula="of:=3.3*[.C336]/4096" office:value-type="float" office:value="2.80048828125" calcext:value-type="float">
            <text:p>2.80048828125</text:p>
          </table:table-cell>
          <table:table-cell table:formula="of:=3.3*[.D336]/4096" office:value-type="float" office:value="0.7339599609375" calcext:value-type="float">
            <text:p>0.7339599609375</text:p>
          </table:table-cell>
          <table:table-cell table:formula="of:=3.3*[.E336]/4096" office:value-type="float" office:value="2.347705078125" calcext:value-type="float">
            <text:p>2.347705078125</text:p>
          </table:table-cell>
          <table:table-cell table:number-columns-repeated="27"/>
        </table:table-row>
        <table:table-row table:style-name="ro1">
          <table:table-cell table:formula="of:=1000*[.B337]*[.$Q$7]" office:value-type="float" office:value="6.72" calcext:value-type="float">
            <text:p>6.72</text:p>
          </table:table-cell>
          <table:table-cell office:value-type="float" office:value="336" calcext:value-type="float">
            <text:p>336</text:p>
          </table:table-cell>
          <table:table-cell office:value-type="float" office:value="3486" calcext:value-type="float">
            <text:p>3486</text:p>
          </table:table-cell>
          <table:table-cell office:value-type="float" office:value="1006" calcext:value-type="float">
            <text:p>1006</text:p>
          </table:table-cell>
          <table:table-cell office:value-type="float" office:value="3410" calcext:value-type="float">
            <text:p>3410</text:p>
          </table:table-cell>
          <table:table-cell table:number-columns-repeated="3"/>
          <table:table-cell table:formula="of:=3.3*[.C337]/4096" office:value-type="float" office:value="2.808544921875" calcext:value-type="float">
            <text:p>2.808544921875</text:p>
          </table:table-cell>
          <table:table-cell table:formula="of:=3.3*[.D337]/4096" office:value-type="float" office:value="0.810498046875" calcext:value-type="float">
            <text:p>0.810498046875</text:p>
          </table:table-cell>
          <table:table-cell table:formula="of:=3.3*[.E337]/4096" office:value-type="float" office:value="2.747314453125" calcext:value-type="float">
            <text:p>2.747314453125</text:p>
          </table:table-cell>
          <table:table-cell table:number-columns-repeated="27"/>
        </table:table-row>
        <table:table-row table:style-name="ro1">
          <table:table-cell table:formula="of:=1000*[.B338]*[.$Q$7]" office:value-type="float" office:value="6.74" calcext:value-type="float">
            <text:p>6.74</text:p>
          </table:table-cell>
          <table:table-cell office:value-type="float" office:value="337" calcext:value-type="float">
            <text:p>337</text:p>
          </table:table-cell>
          <table:table-cell office:value-type="float" office:value="3470" calcext:value-type="float">
            <text:p>3470</text:p>
          </table:table-cell>
          <table:table-cell office:value-type="float" office:value="2591" calcext:value-type="float">
            <text:p>2591</text:p>
          </table:table-cell>
          <table:table-cell office:value-type="float" office:value="2080" calcext:value-type="float">
            <text:p>2080</text:p>
          </table:table-cell>
          <table:table-cell table:number-columns-repeated="3"/>
          <table:table-cell table:formula="of:=3.3*[.C338]/4096" office:value-type="float" office:value="2.795654296875" calcext:value-type="float">
            <text:p>2.795654296875</text:p>
          </table:table-cell>
          <table:table-cell table:formula="of:=3.3*[.D338]/4096" office:value-type="float" office:value="2.0874755859375" calcext:value-type="float">
            <text:p>2.0874755859375</text:p>
          </table:table-cell>
          <table:table-cell table:formula="of:=3.3*[.E338]/4096" office:value-type="float" office:value="1.67578125" calcext:value-type="float">
            <text:p>1.67578125</text:p>
          </table:table-cell>
          <table:table-cell table:number-columns-repeated="27"/>
        </table:table-row>
        <table:table-row table:style-name="ro1">
          <table:table-cell table:formula="of:=1000*[.B339]*[.$Q$7]" office:value-type="float" office:value="6.76" calcext:value-type="float">
            <text:p>6.76</text:p>
          </table:table-cell>
          <table:table-cell office:value-type="float" office:value="338" calcext:value-type="float">
            <text:p>338</text:p>
          </table:table-cell>
          <table:table-cell office:value-type="float" office:value="3432" calcext:value-type="float">
            <text:p>3432</text:p>
          </table:table-cell>
          <table:table-cell office:value-type="float" office:value="3477" calcext:value-type="float">
            <text:p>3477</text:p>
          </table:table-cell>
          <table:table-cell office:value-type="float" office:value="755" calcext:value-type="float">
            <text:p>755</text:p>
          </table:table-cell>
          <table:table-cell table:number-columns-repeated="3"/>
          <table:table-cell table:formula="of:=3.3*[.C339]/4096" office:value-type="float" office:value="2.7650390625" calcext:value-type="float">
            <text:p>2.7650390625</text:p>
          </table:table-cell>
          <table:table-cell table:formula="of:=3.3*[.D339]/4096" office:value-type="float" office:value="2.8012939453125" calcext:value-type="float">
            <text:p>2.8012939453125</text:p>
          </table:table-cell>
          <table:table-cell table:formula="of:=3.3*[.E339]/4096" office:value-type="float" office:value="0.6082763671875" calcext:value-type="float">
            <text:p>0.6082763671875</text:p>
          </table:table-cell>
          <table:table-cell table:number-columns-repeated="27"/>
        </table:table-row>
        <table:table-row table:style-name="ro1">
          <table:table-cell table:formula="of:=1000*[.B340]*[.$Q$7]" office:value-type="float" office:value="6.78" calcext:value-type="float">
            <text:p>6.78</text:p>
          </table:table-cell>
          <table:table-cell office:value-type="float" office:value="339" calcext:value-type="float">
            <text:p>339</text:p>
          </table:table-cell>
          <table:table-cell office:value-type="float" office:value="3380" calcext:value-type="float">
            <text:p>3380</text:p>
          </table:table-cell>
          <table:table-cell office:value-type="float" office:value="2440" calcext:value-type="float">
            <text:p>2440</text:p>
          </table:table-cell>
          <table:table-cell office:value-type="float" office:value="1274" calcext:value-type="float">
            <text:p>1274</text:p>
          </table:table-cell>
          <table:table-cell table:number-columns-repeated="3"/>
          <table:table-cell table:formula="of:=3.3*[.C340]/4096" office:value-type="float" office:value="2.72314453125" calcext:value-type="float">
            <text:p>2.72314453125</text:p>
          </table:table-cell>
          <table:table-cell table:formula="of:=3.3*[.D340]/4096" office:value-type="float" office:value="1.9658203125" calcext:value-type="float">
            <text:p>1.9658203125</text:p>
          </table:table-cell>
          <table:table-cell table:formula="of:=3.3*[.E340]/4096" office:value-type="float" office:value="1.026416015625" calcext:value-type="float">
            <text:p>1.026416015625</text:p>
          </table:table-cell>
          <table:table-cell table:number-columns-repeated="27"/>
        </table:table-row>
        <table:table-row table:style-name="ro1">
          <table:table-cell table:formula="of:=1000*[.B341]*[.$Q$7]" office:value-type="float" office:value="6.8" calcext:value-type="float">
            <text:p>6.8</text:p>
          </table:table-cell>
          <table:table-cell office:value-type="float" office:value="340" calcext:value-type="float">
            <text:p>340</text:p>
          </table:table-cell>
          <table:table-cell office:value-type="float" office:value="3303" calcext:value-type="float">
            <text:p>3303</text:p>
          </table:table-cell>
          <table:table-cell office:value-type="float" office:value="908" calcext:value-type="float">
            <text:p>908</text:p>
          </table:table-cell>
          <table:table-cell office:value-type="float" office:value="2913" calcext:value-type="float">
            <text:p>2913</text:p>
          </table:table-cell>
          <table:table-cell table:number-columns-repeated="3"/>
          <table:table-cell table:formula="of:=3.3*[.C341]/4096" office:value-type="float" office:value="2.6611083984375" calcext:value-type="float">
            <text:p>2.6611083984375</text:p>
          </table:table-cell>
          <table:table-cell table:formula="of:=3.3*[.D341]/4096" office:value-type="float" office:value="0.73154296875" calcext:value-type="float">
            <text:p>0.73154296875</text:p>
          </table:table-cell>
          <table:table-cell table:formula="of:=3.3*[.E341]/4096" office:value-type="float" office:value="2.3468994140625" calcext:value-type="float">
            <text:p>2.3468994140625</text:p>
          </table:table-cell>
          <table:table-cell table:number-columns-repeated="27"/>
        </table:table-row>
        <table:table-row table:style-name="ro1">
          <table:table-cell table:formula="of:=1000*[.B342]*[.$Q$7]" office:value-type="float" office:value="6.82" calcext:value-type="float">
            <text:p>6.82</text:p>
          </table:table-cell>
          <table:table-cell office:value-type="float" office:value="341" calcext:value-type="float">
            <text:p>341</text:p>
          </table:table-cell>
          <table:table-cell office:value-type="float" office:value="3211" calcext:value-type="float">
            <text:p>3211</text:p>
          </table:table-cell>
          <table:table-cell office:value-type="float" office:value="1005" calcext:value-type="float">
            <text:p>1005</text:p>
          </table:table-cell>
          <table:table-cell office:value-type="float" office:value="3412" calcext:value-type="float">
            <text:p>3412</text:p>
          </table:table-cell>
          <table:table-cell table:number-columns-repeated="3"/>
          <table:table-cell table:formula="of:=3.3*[.C342]/4096" office:value-type="float" office:value="2.5869873046875" calcext:value-type="float">
            <text:p>2.5869873046875</text:p>
          </table:table-cell>
          <table:table-cell table:formula="of:=3.3*[.D342]/4096" office:value-type="float" office:value="0.8096923828125" calcext:value-type="float">
            <text:p>0.8096923828125</text:p>
          </table:table-cell>
          <table:table-cell table:formula="of:=3.3*[.E342]/4096" office:value-type="float" office:value="2.74892578125" calcext:value-type="float">
            <text:p>2.74892578125</text:p>
          </table:table-cell>
          <table:table-cell table:number-columns-repeated="27"/>
        </table:table-row>
        <table:table-row table:style-name="ro1">
          <table:table-cell table:formula="of:=1000*[.B343]*[.$Q$7]" office:value-type="float" office:value="6.84" calcext:value-type="float">
            <text:p>6.84</text:p>
          </table:table-cell>
          <table:table-cell office:value-type="float" office:value="342" calcext:value-type="float">
            <text:p>342</text:p>
          </table:table-cell>
          <table:table-cell office:value-type="float" office:value="3098" calcext:value-type="float">
            <text:p>3098</text:p>
          </table:table-cell>
          <table:table-cell office:value-type="float" office:value="2591" calcext:value-type="float">
            <text:p>2591</text:p>
          </table:table-cell>
          <table:table-cell office:value-type="float" office:value="2077" calcext:value-type="float">
            <text:p>2077</text:p>
          </table:table-cell>
          <table:table-cell table:number-columns-repeated="3"/>
          <table:table-cell table:formula="of:=3.3*[.C343]/4096" office:value-type="float" office:value="2.495947265625" calcext:value-type="float">
            <text:p>2.495947265625</text:p>
          </table:table-cell>
          <table:table-cell table:formula="of:=3.3*[.D343]/4096" office:value-type="float" office:value="2.0874755859375" calcext:value-type="float">
            <text:p>2.0874755859375</text:p>
          </table:table-cell>
          <table:table-cell table:formula="of:=3.3*[.E343]/4096" office:value-type="float" office:value="1.6733642578125" calcext:value-type="float">
            <text:p>1.6733642578125</text:p>
          </table:table-cell>
          <table:table-cell table:number-columns-repeated="27"/>
        </table:table-row>
        <table:table-row table:style-name="ro1">
          <table:table-cell table:formula="of:=1000*[.B344]*[.$Q$7]" office:value-type="float" office:value="6.86" calcext:value-type="float">
            <text:p>6.86</text:p>
          </table:table-cell>
          <table:table-cell office:value-type="float" office:value="343" calcext:value-type="float">
            <text:p>343</text:p>
          </table:table-cell>
          <table:table-cell office:value-type="float" office:value="2966" calcext:value-type="float">
            <text:p>2966</text:p>
          </table:table-cell>
          <table:table-cell office:value-type="float" office:value="3479" calcext:value-type="float">
            <text:p>3479</text:p>
          </table:table-cell>
          <table:table-cell office:value-type="float" office:value="754" calcext:value-type="float">
            <text:p>754</text:p>
          </table:table-cell>
          <table:table-cell table:number-columns-repeated="3"/>
          <table:table-cell table:formula="of:=3.3*[.C344]/4096" office:value-type="float" office:value="2.389599609375" calcext:value-type="float">
            <text:p>2.389599609375</text:p>
          </table:table-cell>
          <table:table-cell table:formula="of:=3.3*[.D344]/4096" office:value-type="float" office:value="2.8029052734375" calcext:value-type="float">
            <text:p>2.8029052734375</text:p>
          </table:table-cell>
          <table:table-cell table:formula="of:=3.3*[.E344]/4096" office:value-type="float" office:value="0.607470703125" calcext:value-type="float">
            <text:p>0.607470703125</text:p>
          </table:table-cell>
          <table:table-cell table:number-columns-repeated="27"/>
        </table:table-row>
        <table:table-row table:style-name="ro1">
          <table:table-cell table:formula="of:=1000*[.B345]*[.$Q$7]" office:value-type="float" office:value="6.88" calcext:value-type="float">
            <text:p>6.88</text:p>
          </table:table-cell>
          <table:table-cell office:value-type="float" office:value="344" calcext:value-type="float">
            <text:p>344</text:p>
          </table:table-cell>
          <table:table-cell office:value-type="float" office:value="2824" calcext:value-type="float">
            <text:p>2824</text:p>
          </table:table-cell>
          <table:table-cell office:value-type="float" office:value="2444" calcext:value-type="float">
            <text:p>2444</text:p>
          </table:table-cell>
          <table:table-cell office:value-type="float" office:value="1274" calcext:value-type="float">
            <text:p>1274</text:p>
          </table:table-cell>
          <table:table-cell table:number-columns-repeated="3"/>
          <table:table-cell table:formula="of:=3.3*[.C345]/4096" office:value-type="float" office:value="2.2751953125" calcext:value-type="float">
            <text:p>2.2751953125</text:p>
          </table:table-cell>
          <table:table-cell table:formula="of:=3.3*[.D345]/4096" office:value-type="float" office:value="1.96904296875" calcext:value-type="float">
            <text:p>1.96904296875</text:p>
          </table:table-cell>
          <table:table-cell table:formula="of:=3.3*[.E345]/4096" office:value-type="float" office:value="1.026416015625" calcext:value-type="float">
            <text:p>1.026416015625</text:p>
          </table:table-cell>
          <table:table-cell table:number-columns-repeated="27"/>
        </table:table-row>
        <table:table-row table:style-name="ro1">
          <table:table-cell table:formula="of:=1000*[.B346]*[.$Q$7]" office:value-type="float" office:value="6.9" calcext:value-type="float">
            <text:p>6.9</text:p>
          </table:table-cell>
          <table:table-cell office:value-type="float" office:value="345" calcext:value-type="float">
            <text:p>345</text:p>
          </table:table-cell>
          <table:table-cell office:value-type="float" office:value="2673" calcext:value-type="float">
            <text:p>2673</text:p>
          </table:table-cell>
          <table:table-cell office:value-type="float" office:value="912" calcext:value-type="float">
            <text:p>912</text:p>
          </table:table-cell>
          <table:table-cell office:value-type="float" office:value="2916" calcext:value-type="float">
            <text:p>2916</text:p>
          </table:table-cell>
          <table:table-cell table:number-columns-repeated="3"/>
          <table:table-cell table:formula="of:=3.3*[.C346]/4096" office:value-type="float" office:value="2.1535400390625" calcext:value-type="float">
            <text:p>2.1535400390625</text:p>
          </table:table-cell>
          <table:table-cell table:formula="of:=3.3*[.D346]/4096" office:value-type="float" office:value="0.734765625" calcext:value-type="float">
            <text:p>0.734765625</text:p>
          </table:table-cell>
          <table:table-cell table:formula="of:=3.3*[.E346]/4096" office:value-type="float" office:value="2.34931640625" calcext:value-type="float">
            <text:p>2.34931640625</text:p>
          </table:table-cell>
          <table:table-cell table:number-columns-repeated="27"/>
        </table:table-row>
        <table:table-row table:style-name="ro1">
          <table:table-cell table:formula="of:=1000*[.B347]*[.$Q$7]" office:value-type="float" office:value="6.92" calcext:value-type="float">
            <text:p>6.92</text:p>
          </table:table-cell>
          <table:table-cell office:value-type="float" office:value="346" calcext:value-type="float">
            <text:p>346</text:p>
          </table:table-cell>
          <table:table-cell office:value-type="float" office:value="2508" calcext:value-type="float">
            <text:p>2508</text:p>
          </table:table-cell>
          <table:table-cell office:value-type="float" office:value="1004" calcext:value-type="float">
            <text:p>1004</text:p>
          </table:table-cell>
          <table:table-cell office:value-type="float" office:value="3412" calcext:value-type="float">
            <text:p>3412</text:p>
          </table:table-cell>
          <table:table-cell table:number-columns-repeated="3"/>
          <table:table-cell table:formula="of:=3.3*[.C347]/4096" office:value-type="float" office:value="2.02060546875" calcext:value-type="float">
            <text:p>2.02060546875</text:p>
          </table:table-cell>
          <table:table-cell table:formula="of:=3.3*[.D347]/4096" office:value-type="float" office:value="0.80888671875" calcext:value-type="float">
            <text:p>0.80888671875</text:p>
          </table:table-cell>
          <table:table-cell table:formula="of:=3.3*[.E347]/4096" office:value-type="float" office:value="2.74892578125" calcext:value-type="float">
            <text:p>2.74892578125</text:p>
          </table:table-cell>
          <table:table-cell table:number-columns-repeated="27"/>
        </table:table-row>
        <table:table-row table:style-name="ro1">
          <table:table-cell table:formula="of:=1000*[.B348]*[.$Q$7]" office:value-type="float" office:value="6.94" calcext:value-type="float">
            <text:p>6.94</text:p>
          </table:table-cell>
          <table:table-cell office:value-type="float" office:value="347" calcext:value-type="float">
            <text:p>347</text:p>
          </table:table-cell>
          <table:table-cell office:value-type="float" office:value="2336" calcext:value-type="float">
            <text:p>2336</text:p>
          </table:table-cell>
          <table:table-cell office:value-type="float" office:value="2594" calcext:value-type="float">
            <text:p>2594</text:p>
          </table:table-cell>
          <table:table-cell office:value-type="float" office:value="2072" calcext:value-type="float">
            <text:p>2072</text:p>
          </table:table-cell>
          <table:table-cell table:number-columns-repeated="3"/>
          <table:table-cell table:formula="of:=3.3*[.C348]/4096" office:value-type="float" office:value="1.88203125" calcext:value-type="float">
            <text:p>1.88203125</text:p>
          </table:table-cell>
          <table:table-cell table:formula="of:=3.3*[.D348]/4096" office:value-type="float" office:value="2.089892578125" calcext:value-type="float">
            <text:p>2.089892578125</text:p>
          </table:table-cell>
          <table:table-cell table:formula="of:=3.3*[.E348]/4096" office:value-type="float" office:value="1.6693359375" calcext:value-type="float">
            <text:p>1.6693359375</text:p>
          </table:table-cell>
          <table:table-cell table:number-columns-repeated="27"/>
        </table:table-row>
        <table:table-row table:style-name="ro1">
          <table:table-cell table:formula="of:=1000*[.B349]*[.$Q$7]" office:value-type="float" office:value="6.96" calcext:value-type="float">
            <text:p>6.96</text:p>
          </table:table-cell>
          <table:table-cell office:value-type="float" office:value="348" calcext:value-type="float">
            <text:p>348</text:p>
          </table:table-cell>
          <table:table-cell office:value-type="float" office:value="2165" calcext:value-type="float">
            <text:p>2165</text:p>
          </table:table-cell>
          <table:table-cell office:value-type="float" office:value="3480" calcext:value-type="float">
            <text:p>3480</text:p>
          </table:table-cell>
          <table:table-cell office:value-type="float" office:value="753" calcext:value-type="float">
            <text:p>753</text:p>
          </table:table-cell>
          <table:table-cell table:number-columns-repeated="3"/>
          <table:table-cell table:formula="of:=3.3*[.C349]/4096" office:value-type="float" office:value="1.7442626953125" calcext:value-type="float">
            <text:p>1.7442626953125</text:p>
          </table:table-cell>
          <table:table-cell table:formula="of:=3.3*[.D349]/4096" office:value-type="float" office:value="2.8037109375" calcext:value-type="float">
            <text:p>2.8037109375</text:p>
          </table:table-cell>
          <table:table-cell table:formula="of:=3.3*[.E349]/4096" office:value-type="float" office:value="0.6066650390625" calcext:value-type="float">
            <text:p>0.6066650390625</text:p>
          </table:table-cell>
          <table:table-cell table:number-columns-repeated="27"/>
        </table:table-row>
        <table:table-row table:style-name="ro1">
          <table:table-cell table:formula="of:=1000*[.B350]*[.$Q$7]" office:value-type="float" office:value="6.98" calcext:value-type="float">
            <text:p>6.98</text:p>
          </table:table-cell>
          <table:table-cell office:value-type="float" office:value="349" calcext:value-type="float">
            <text:p>349</text:p>
          </table:table-cell>
          <table:table-cell office:value-type="float" office:value="1988" calcext:value-type="float">
            <text:p>1988</text:p>
          </table:table-cell>
          <table:table-cell office:value-type="float" office:value="2436" calcext:value-type="float">
            <text:p>2436</text:p>
          </table:table-cell>
          <table:table-cell office:value-type="float" office:value="1277" calcext:value-type="float">
            <text:p>1277</text:p>
          </table:table-cell>
          <table:table-cell table:number-columns-repeated="3"/>
          <table:table-cell table:formula="of:=3.3*[.C350]/4096" office:value-type="float" office:value="1.60166015625" calcext:value-type="float">
            <text:p>1.60166015625</text:p>
          </table:table-cell>
          <table:table-cell table:formula="of:=3.3*[.D350]/4096" office:value-type="float" office:value="1.96259765625" calcext:value-type="float">
            <text:p>1.96259765625</text:p>
          </table:table-cell>
          <table:table-cell table:formula="of:=3.3*[.E350]/4096" office:value-type="float" office:value="1.0288330078125" calcext:value-type="float">
            <text:p>1.0288330078125</text:p>
          </table:table-cell>
          <table:table-cell table:number-columns-repeated="27"/>
        </table:table-row>
        <table:table-row table:style-name="ro1">
          <table:table-cell table:formula="of:=1000*[.B351]*[.$Q$7]"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1811" calcext:value-type="float">
            <text:p>1811</text:p>
          </table:table-cell>
          <table:table-cell office:value-type="float" office:value="911" calcext:value-type="float">
            <text:p>911</text:p>
          </table:table-cell>
          <table:table-cell office:value-type="float" office:value="2920" calcext:value-type="float">
            <text:p>2920</text:p>
          </table:table-cell>
          <table:table-cell table:number-columns-repeated="3"/>
          <table:table-cell table:formula="of:=3.3*[.C351]/4096" office:value-type="float" office:value="1.4590576171875" calcext:value-type="float">
            <text:p>1.4590576171875</text:p>
          </table:table-cell>
          <table:table-cell table:formula="of:=3.3*[.D351]/4096" office:value-type="float" office:value="0.7339599609375" calcext:value-type="float">
            <text:p>0.7339599609375</text:p>
          </table:table-cell>
          <table:table-cell table:formula="of:=3.3*[.E351]/4096" office:value-type="float" office:value="2.3525390625" calcext:value-type="float">
            <text:p>2.3525390625</text:p>
          </table:table-cell>
          <table:table-cell table:number-columns-repeated="27"/>
        </table:table-row>
        <table:table-row table:style-name="ro1">
          <table:table-cell table:formula="of:=1000*[.B352]*[.$Q$7]" office:value-type="float" office:value="7.02" calcext:value-type="float">
            <text:p>7.02</text:p>
          </table:table-cell>
          <table:table-cell office:value-type="float" office:value="351" calcext:value-type="float">
            <text:p>351</text:p>
          </table:table-cell>
          <table:table-cell office:value-type="float" office:value="1639" calcext:value-type="float">
            <text:p>1639</text:p>
          </table:table-cell>
          <table:table-cell office:value-type="float" office:value="1003" calcext:value-type="float">
            <text:p>1003</text:p>
          </table:table-cell>
          <table:table-cell office:value-type="float" office:value="3412" calcext:value-type="float">
            <text:p>3412</text:p>
          </table:table-cell>
          <table:table-cell table:number-columns-repeated="3"/>
          <table:table-cell table:formula="of:=3.3*[.C352]/4096" office:value-type="float" office:value="1.3204833984375" calcext:value-type="float">
            <text:p>1.3204833984375</text:p>
          </table:table-cell>
          <table:table-cell table:formula="of:=3.3*[.D352]/4096" office:value-type="float" office:value="0.8080810546875" calcext:value-type="float">
            <text:p>0.8080810546875</text:p>
          </table:table-cell>
          <table:table-cell table:formula="of:=3.3*[.E352]/4096" office:value-type="float" office:value="2.74892578125" calcext:value-type="float">
            <text:p>2.74892578125</text:p>
          </table:table-cell>
          <table:table-cell table:number-columns-repeated="27"/>
        </table:table-row>
        <table:table-row table:style-name="ro1">
          <table:table-cell table:formula="of:=1000*[.B353]*[.$Q$7]" office:value-type="float" office:value="7.04" calcext:value-type="float">
            <text:p>7.04</text:p>
          </table:table-cell>
          <table:table-cell office:value-type="float" office:value="352" calcext:value-type="float">
            <text:p>352</text:p>
          </table:table-cell>
          <table:table-cell office:value-type="float" office:value="1481" calcext:value-type="float">
            <text:p>1481</text:p>
          </table:table-cell>
          <table:table-cell office:value-type="float" office:value="2597" calcext:value-type="float">
            <text:p>2597</text:p>
          </table:table-cell>
          <table:table-cell office:value-type="float" office:value="2067" calcext:value-type="float">
            <text:p>2067</text:p>
          </table:table-cell>
          <table:table-cell table:number-columns-repeated="3"/>
          <table:table-cell table:formula="of:=3.3*[.C353]/4096" office:value-type="float" office:value="1.1931884765625" calcext:value-type="float">
            <text:p>1.1931884765625</text:p>
          </table:table-cell>
          <table:table-cell table:formula="of:=3.3*[.D353]/4096" office:value-type="float" office:value="2.0923095703125" calcext:value-type="float">
            <text:p>2.0923095703125</text:p>
          </table:table-cell>
          <table:table-cell table:formula="of:=3.3*[.E353]/4096" office:value-type="float" office:value="1.6653076171875" calcext:value-type="float">
            <text:p>1.6653076171875</text:p>
          </table:table-cell>
          <table:table-cell table:number-columns-repeated="27"/>
        </table:table-row>
        <table:table-row table:style-name="ro1">
          <table:table-cell table:formula="of:=1000*[.B354]*[.$Q$7]" office:value-type="float" office:value="7.06" calcext:value-type="float">
            <text:p>7.06</text:p>
          </table:table-cell>
          <table:table-cell office:value-type="float" office:value="353" calcext:value-type="float">
            <text:p>353</text:p>
          </table:table-cell>
          <table:table-cell office:value-type="float" office:value="1331" calcext:value-type="float">
            <text:p>1331</text:p>
          </table:table-cell>
          <table:table-cell office:value-type="float" office:value="3481" calcext:value-type="float">
            <text:p>3481</text:p>
          </table:table-cell>
          <table:table-cell office:value-type="float" office:value="752" calcext:value-type="float">
            <text:p>752</text:p>
          </table:table-cell>
          <table:table-cell table:number-columns-repeated="3"/>
          <table:table-cell table:formula="of:=3.3*[.C354]/4096" office:value-type="float" office:value="1.0723388671875" calcext:value-type="float">
            <text:p>1.0723388671875</text:p>
          </table:table-cell>
          <table:table-cell table:formula="of:=3.3*[.D354]/4096" office:value-type="float" office:value="2.8045166015625" calcext:value-type="float">
            <text:p>2.8045166015625</text:p>
          </table:table-cell>
          <table:table-cell table:formula="of:=3.3*[.E354]/4096" office:value-type="float" office:value="0.605859375" calcext:value-type="float">
            <text:p>0.605859375</text:p>
          </table:table-cell>
          <table:table-cell table:number-columns-repeated="27"/>
        </table:table-row>
        <table:table-row table:style-name="ro1">
          <table:table-cell table:formula="of:=1000*[.B355]*[.$Q$7]" office:value-type="float" office:value="7.08" calcext:value-type="float">
            <text:p>7.08</text:p>
          </table:table-cell>
          <table:table-cell office:value-type="float" office:value="354" calcext:value-type="float">
            <text:p>354</text:p>
          </table:table-cell>
          <table:table-cell office:value-type="float" office:value="1185" calcext:value-type="float">
            <text:p>1185</text:p>
          </table:table-cell>
          <table:table-cell office:value-type="float" office:value="2438" calcext:value-type="float">
            <text:p>2438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table:formula="of:=3.3*[.C355]/4096" office:value-type="float" office:value="0.9547119140625" calcext:value-type="float">
            <text:p>0.9547119140625</text:p>
          </table:table-cell>
          <table:table-cell table:formula="of:=3.3*[.D355]/4096" office:value-type="float" office:value="1.964208984375" calcext:value-type="float">
            <text:p>1.964208984375</text:p>
          </table:table-cell>
          <table:table-cell table:formula="of:=3.3*[.E355]/4096" office:value-type="float" office:value="1.03125" calcext:value-type="float">
            <text:p>1.03125</text:p>
          </table:table-cell>
          <table:table-cell table:number-columns-repeated="27"/>
        </table:table-row>
        <table:table-row table:style-name="ro1">
          <table:table-cell table:formula="of:=1000*[.B356]*[.$Q$7]" office:value-type="float" office:value="7.1" calcext:value-type="float">
            <text:p>7.1</text:p>
          </table:table-cell>
          <table:table-cell office:value-type="float" office:value="355" calcext:value-type="float">
            <text:p>355</text:p>
          </table:table-cell>
          <table:table-cell office:value-type="float" office:value="1055" calcext:value-type="float">
            <text:p>1055</text:p>
          </table:table-cell>
          <table:table-cell office:value-type="float" office:value="910" calcext:value-type="float">
            <text:p>910</text:p>
          </table:table-cell>
          <table:table-cell office:value-type="float" office:value="2923" calcext:value-type="float">
            <text:p>2923</text:p>
          </table:table-cell>
          <table:table-cell table:number-columns-repeated="3"/>
          <table:table-cell table:formula="of:=3.3*[.C356]/4096" office:value-type="float" office:value="0.8499755859375" calcext:value-type="float">
            <text:p>0.8499755859375</text:p>
          </table:table-cell>
          <table:table-cell table:formula="of:=3.3*[.D356]/4096" office:value-type="float" office:value="0.733154296875" calcext:value-type="float">
            <text:p>0.733154296875</text:p>
          </table:table-cell>
          <table:table-cell table:formula="of:=3.3*[.E356]/4096" office:value-type="float" office:value="2.3549560546875" calcext:value-type="float">
            <text:p>2.3549560546875</text:p>
          </table:table-cell>
          <table:table-cell table:number-columns-repeated="27"/>
        </table:table-row>
        <table:table-row table:style-name="ro1">
          <table:table-cell table:formula="of:=1000*[.B357]*[.$Q$7]" office:value-type="float" office:value="7.12" calcext:value-type="float">
            <text:p>7.12</text:p>
          </table:table-cell>
          <table:table-cell office:value-type="float" office:value="356" calcext:value-type="float">
            <text:p>356</text:p>
          </table:table-cell>
          <table:table-cell office:value-type="float" office:value="948" calcext:value-type="float">
            <text:p>948</text:p>
          </table:table-cell>
          <table:table-cell office:value-type="float" office:value="1003" calcext:value-type="float">
            <text:p>1003</text:p>
          </table:table-cell>
          <table:table-cell office:value-type="float" office:value="3408" calcext:value-type="float">
            <text:p>3408</text:p>
          </table:table-cell>
          <table:table-cell table:number-columns-repeated="3"/>
          <table:table-cell table:formula="of:=3.3*[.C357]/4096" office:value-type="float" office:value="0.76376953125" calcext:value-type="float">
            <text:p>0.76376953125</text:p>
          </table:table-cell>
          <table:table-cell table:formula="of:=3.3*[.D357]/4096" office:value-type="float" office:value="0.8080810546875" calcext:value-type="float">
            <text:p>0.8080810546875</text:p>
          </table:table-cell>
          <table:table-cell table:formula="of:=3.3*[.E357]/4096" office:value-type="float" office:value="2.745703125" calcext:value-type="float">
            <text:p>2.745703125</text:p>
          </table:table-cell>
          <table:table-cell table:number-columns-repeated="27"/>
        </table:table-row>
        <table:table-row table:style-name="ro1">
          <table:table-cell table:formula="of:=1000*[.B358]*[.$Q$7]" office:value-type="float" office:value="7.14" calcext:value-type="float">
            <text:p>7.14</text:p>
          </table:table-cell>
          <table:table-cell office:value-type="float" office:value="357" calcext:value-type="float">
            <text:p>357</text:p>
          </table:table-cell>
          <table:table-cell office:value-type="float" office:value="857" calcext:value-type="float">
            <text:p>857</text:p>
          </table:table-cell>
          <table:table-cell office:value-type="float" office:value="2591" calcext:value-type="float">
            <text:p>2591</text:p>
          </table:table-cell>
          <table:table-cell office:value-type="float" office:value="2072" calcext:value-type="float">
            <text:p>2072</text:p>
          </table:table-cell>
          <table:table-cell table:number-columns-repeated="3"/>
          <table:table-cell table:formula="of:=3.3*[.C358]/4096" office:value-type="float" office:value="0.6904541015625" calcext:value-type="float">
            <text:p>0.6904541015625</text:p>
          </table:table-cell>
          <table:table-cell table:formula="of:=3.3*[.D358]/4096" office:value-type="float" office:value="2.0874755859375" calcext:value-type="float">
            <text:p>2.0874755859375</text:p>
          </table:table-cell>
          <table:table-cell table:formula="of:=3.3*[.E358]/4096" office:value-type="float" office:value="1.6693359375" calcext:value-type="float">
            <text:p>1.6693359375</text:p>
          </table:table-cell>
          <table:table-cell table:number-columns-repeated="27"/>
        </table:table-row>
        <table:table-row table:style-name="ro1">
          <table:table-cell table:formula="of:=1000*[.B359]*[.$Q$7]" office:value-type="float" office:value="7.16" calcext:value-type="float">
            <text:p>7.16</text:p>
          </table:table-cell>
          <table:table-cell office:value-type="float" office:value="358" calcext:value-type="float">
            <text:p>358</text:p>
          </table:table-cell>
          <table:table-cell office:value-type="float" office:value="781" calcext:value-type="float">
            <text:p>781</text:p>
          </table:table-cell>
          <table:table-cell office:value-type="float" office:value="3477" calcext:value-type="float">
            <text:p>3477</text:p>
          </table:table-cell>
          <table:table-cell office:value-type="float" office:value="753" calcext:value-type="float">
            <text:p>753</text:p>
          </table:table-cell>
          <table:table-cell table:number-columns-repeated="3"/>
          <table:table-cell table:formula="of:=3.3*[.C359]/4096" office:value-type="float" office:value="0.6292236328125" calcext:value-type="float">
            <text:p>0.6292236328125</text:p>
          </table:table-cell>
          <table:table-cell table:formula="of:=3.3*[.D359]/4096" office:value-type="float" office:value="2.8012939453125" calcext:value-type="float">
            <text:p>2.8012939453125</text:p>
          </table:table-cell>
          <table:table-cell table:formula="of:=3.3*[.E359]/4096" office:value-type="float" office:value="0.6066650390625" calcext:value-type="float">
            <text:p>0.6066650390625</text:p>
          </table:table-cell>
          <table:table-cell table:number-columns-repeated="27"/>
        </table:table-row>
        <table:table-row table:style-name="ro1">
          <table:table-cell table:formula="of:=1000*[.B360]*[.$Q$7]" office:value-type="float" office:value="7.18" calcext:value-type="float">
            <text:p>7.18</text:p>
          </table:table-cell>
          <table:table-cell office:value-type="float" office:value="359" calcext:value-type="float">
            <text:p>359</text:p>
          </table:table-cell>
          <table:table-cell office:value-type="float" office:value="728" calcext:value-type="float">
            <text:p>728</text:p>
          </table:table-cell>
          <table:table-cell office:value-type="float" office:value="2439" calcext:value-type="float">
            <text:p>2439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table:formula="of:=3.3*[.C360]/4096" office:value-type="float" office:value="0.5865234375" calcext:value-type="float">
            <text:p>0.5865234375</text:p>
          </table:table-cell>
          <table:table-cell table:formula="of:=3.3*[.D360]/4096" office:value-type="float" office:value="1.9650146484375" calcext:value-type="float">
            <text:p>1.9650146484375</text:p>
          </table:table-cell>
          <table:table-cell table:formula="of:=3.3*[.E360]/4096" office:value-type="float" office:value="1.03125" calcext:value-type="float">
            <text:p>1.03125</text:p>
          </table:table-cell>
          <table:table-cell table:number-columns-repeated="27"/>
        </table:table-row>
        <table:table-row table:style-name="ro1">
          <table:table-cell table:formula="of:=1000*[.B361]*[.$Q$7]" office:value-type="float" office:value="7.2" calcext:value-type="float">
            <text:p>7.2</text:p>
          </table:table-cell>
          <table:table-cell office:value-type="float" office:value="360" calcext:value-type="float">
            <text:p>360</text:p>
          </table:table-cell>
          <table:table-cell office:value-type="float" office:value="699" calcext:value-type="float">
            <text:p>699</text:p>
          </table:table-cell>
          <table:table-cell office:value-type="float" office:value="909" calcext:value-type="float">
            <text:p>909</text:p>
          </table:table-cell>
          <table:table-cell office:value-type="float" office:value="2924" calcext:value-type="float">
            <text:p>2924</text:p>
          </table:table-cell>
          <table:table-cell table:number-columns-repeated="3"/>
          <table:table-cell table:formula="of:=3.3*[.C361]/4096" office:value-type="float" office:value="0.5631591796875" calcext:value-type="float">
            <text:p>0.5631591796875</text:p>
          </table:table-cell>
          <table:table-cell table:formula="of:=3.3*[.D361]/4096" office:value-type="float" office:value="0.7323486328125" calcext:value-type="float">
            <text:p>0.7323486328125</text:p>
          </table:table-cell>
          <table:table-cell table:formula="of:=3.3*[.E361]/4096" office:value-type="float" office:value="2.35576171875" calcext:value-type="float">
            <text:p>2.35576171875</text:p>
          </table:table-cell>
          <table:table-cell table:number-columns-repeated="27"/>
        </table:table-row>
        <table:table-row table:style-name="ro1">
          <table:table-cell table:formula="of:=1000*[.B362]*[.$Q$7]" office:value-type="float" office:value="7.22" calcext:value-type="float">
            <text:p>7.22</text:p>
          </table:table-cell>
          <table:table-cell office:value-type="float" office:value="361" calcext:value-type="float">
            <text:p>361</text:p>
          </table:table-cell>
          <table:table-cell office:value-type="float" office:value="686" calcext:value-type="float">
            <text:p>686</text:p>
          </table:table-cell>
          <table:table-cell office:value-type="float" office:value="1006" calcext:value-type="float">
            <text:p>1006</text:p>
          </table:table-cell>
          <table:table-cell office:value-type="float" office:value="3399" calcext:value-type="float">
            <text:p>3399</text:p>
          </table:table-cell>
          <table:table-cell table:number-columns-repeated="3"/>
          <table:table-cell table:formula="of:=3.3*[.C362]/4096" office:value-type="float" office:value="0.552685546875" calcext:value-type="float">
            <text:p>0.552685546875</text:p>
          </table:table-cell>
          <table:table-cell table:formula="of:=3.3*[.D362]/4096" office:value-type="float" office:value="0.810498046875" calcext:value-type="float">
            <text:p>0.810498046875</text:p>
          </table:table-cell>
          <table:table-cell table:formula="of:=3.3*[.E362]/4096" office:value-type="float" office:value="2.7384521484375" calcext:value-type="float">
            <text:p>2.7384521484375</text:p>
          </table:table-cell>
          <table:table-cell table:number-columns-repeated="27"/>
        </table:table-row>
        <table:table-row table:style-name="ro1">
          <table:table-cell table:formula="of:=1000*[.B363]*[.$Q$7]" office:value-type="float" office:value="7.24" calcext:value-type="float">
            <text:p>7.24</text:p>
          </table:table-cell>
          <table:table-cell office:value-type="float" office:value="362" calcext:value-type="float">
            <text:p>362</text:p>
          </table:table-cell>
          <table:table-cell office:value-type="float" office:value="704" calcext:value-type="float">
            <text:p>704</text:p>
          </table:table-cell>
          <table:table-cell office:value-type="float" office:value="2590" calcext:value-type="float">
            <text:p>2590</text:p>
          </table:table-cell>
          <table:table-cell office:value-type="float" office:value="2066" calcext:value-type="float">
            <text:p>2066</text:p>
          </table:table-cell>
          <table:table-cell table:number-columns-repeated="3"/>
          <table:table-cell table:formula="of:=3.3*[.C363]/4096" office:value-type="float" office:value="0.5671875" calcext:value-type="float">
            <text:p>0.5671875</text:p>
          </table:table-cell>
          <table:table-cell table:formula="of:=3.3*[.D363]/4096" office:value-type="float" office:value="2.086669921875" calcext:value-type="float">
            <text:p>2.086669921875</text:p>
          </table:table-cell>
          <table:table-cell table:formula="of:=3.3*[.E363]/4096" office:value-type="float" office:value="1.664501953125" calcext:value-type="float">
            <text:p>1.664501953125</text:p>
          </table:table-cell>
          <table:table-cell table:number-columns-repeated="27"/>
        </table:table-row>
        <table:table-row table:style-name="ro1">
          <table:table-cell table:formula="of:=1000*[.B364]*[.$Q$7]" office:value-type="float" office:value="7.26" calcext:value-type="float">
            <text:p>7.26</text:p>
          </table:table-cell>
          <table:table-cell office:value-type="float" office:value="363" calcext:value-type="float">
            <text:p>363</text:p>
          </table:table-cell>
          <table:table-cell office:value-type="float" office:value="737" calcext:value-type="float">
            <text:p>737</text:p>
          </table:table-cell>
          <table:table-cell office:value-type="float" office:value="3477" calcext:value-type="float">
            <text:p>3477</text:p>
          </table:table-cell>
          <table:table-cell office:value-type="float" office:value="752" calcext:value-type="float">
            <text:p>752</text:p>
          </table:table-cell>
          <table:table-cell table:number-columns-repeated="3"/>
          <table:table-cell table:formula="of:=3.3*[.C364]/4096" office:value-type="float" office:value="0.5937744140625" calcext:value-type="float">
            <text:p>0.5937744140625</text:p>
          </table:table-cell>
          <table:table-cell table:formula="of:=3.3*[.D364]/4096" office:value-type="float" office:value="2.8012939453125" calcext:value-type="float">
            <text:p>2.8012939453125</text:p>
          </table:table-cell>
          <table:table-cell table:formula="of:=3.3*[.E364]/4096" office:value-type="float" office:value="0.605859375" calcext:value-type="float">
            <text:p>0.605859375</text:p>
          </table:table-cell>
          <table:table-cell table:number-columns-repeated="27"/>
        </table:table-row>
        <table:table-row table:style-name="ro1">
          <table:table-cell table:formula="of:=1000*[.B365]*[.$Q$7]" office:value-type="float" office:value="7.28" calcext:value-type="float">
            <text:p>7.28</text:p>
          </table:table-cell>
          <table:table-cell office:value-type="float" office:value="364" calcext:value-type="float">
            <text:p>364</text:p>
          </table:table-cell>
          <table:table-cell office:value-type="float" office:value="786" calcext:value-type="float">
            <text:p>786</text:p>
          </table:table-cell>
          <table:table-cell office:value-type="float" office:value="2444" calcext:value-type="float">
            <text:p>2444</text:p>
          </table:table-cell>
          <table:table-cell office:value-type="float" office:value="1284" calcext:value-type="float">
            <text:p>1284</text:p>
          </table:table-cell>
          <table:table-cell table:number-columns-repeated="3"/>
          <table:table-cell table:formula="of:=3.3*[.C365]/4096" office:value-type="float" office:value="0.633251953125" calcext:value-type="float">
            <text:p>0.633251953125</text:p>
          </table:table-cell>
          <table:table-cell table:formula="of:=3.3*[.D365]/4096" office:value-type="float" office:value="1.96904296875" calcext:value-type="float">
            <text:p>1.96904296875</text:p>
          </table:table-cell>
          <table:table-cell table:formula="of:=3.3*[.E365]/4096" office:value-type="float" office:value="1.03447265625" calcext:value-type="float">
            <text:p>1.03447265625</text:p>
          </table:table-cell>
          <table:table-cell table:number-columns-repeated="27"/>
        </table:table-row>
        <table:table-row table:style-name="ro1">
          <table:table-cell table:formula="of:=1000*[.B366]*[.$Q$7]" office:value-type="float" office:value="7.3" calcext:value-type="float">
            <text:p>7.3</text:p>
          </table:table-cell>
          <table:table-cell office:value-type="float" office:value="365" calcext:value-type="float">
            <text:p>365</text:p>
          </table:table-cell>
          <table:table-cell office:value-type="float" office:value="868" calcext:value-type="float">
            <text:p>868</text:p>
          </table:table-cell>
          <table:table-cell office:value-type="float" office:value="913" calcext:value-type="float">
            <text:p>913</text:p>
          </table:table-cell>
          <table:table-cell office:value-type="float" office:value="2924" calcext:value-type="float">
            <text:p>2924</text:p>
          </table:table-cell>
          <table:table-cell table:number-columns-repeated="3"/>
          <table:table-cell table:formula="of:=3.3*[.C366]/4096" office:value-type="float" office:value="0.69931640625" calcext:value-type="float">
            <text:p>0.69931640625</text:p>
          </table:table-cell>
          <table:table-cell table:formula="of:=3.3*[.D366]/4096" office:value-type="float" office:value="0.7355712890625" calcext:value-type="float">
            <text:p>0.7355712890625</text:p>
          </table:table-cell>
          <table:table-cell table:formula="of:=3.3*[.E366]/4096" office:value-type="float" office:value="2.35576171875" calcext:value-type="float">
            <text:p>2.35576171875</text:p>
          </table:table-cell>
          <table:table-cell table:number-columns-repeated="27"/>
        </table:table-row>
        <table:table-row table:style-name="ro1">
          <table:table-cell table:formula="of:=1000*[.B367]*[.$Q$7]" office:value-type="float" office:value="7.32" calcext:value-type="float">
            <text:p>7.32</text:p>
          </table:table-cell>
          <table:table-cell office:value-type="float" office:value="366" calcext:value-type="float">
            <text:p>366</text:p>
          </table:table-cell>
          <table:table-cell office:value-type="float" office:value="964" calcext:value-type="float">
            <text:p>964</text:p>
          </table:table-cell>
          <table:table-cell office:value-type="float" office:value="1005" calcext:value-type="float">
            <text:p>1005</text:p>
          </table:table-cell>
          <table:table-cell office:value-type="float" office:value="3408" calcext:value-type="float">
            <text:p>3408</text:p>
          </table:table-cell>
          <table:table-cell table:number-columns-repeated="3"/>
          <table:table-cell table:formula="of:=3.3*[.C367]/4096" office:value-type="float" office:value="0.77666015625" calcext:value-type="float">
            <text:p>0.77666015625</text:p>
          </table:table-cell>
          <table:table-cell table:formula="of:=3.3*[.D367]/4096" office:value-type="float" office:value="0.8096923828125" calcext:value-type="float">
            <text:p>0.8096923828125</text:p>
          </table:table-cell>
          <table:table-cell table:formula="of:=3.3*[.E367]/4096" office:value-type="float" office:value="2.745703125" calcext:value-type="float">
            <text:p>2.745703125</text:p>
          </table:table-cell>
          <table:table-cell table:number-columns-repeated="27"/>
        </table:table-row>
        <table:table-row table:style-name="ro1">
          <table:table-cell table:formula="of:=1000*[.B368]*[.$Q$7]" office:value-type="float" office:value="7.34" calcext:value-type="float">
            <text:p>7.34</text:p>
          </table:table-cell>
          <table:table-cell office:value-type="float" office:value="367" calcext:value-type="float">
            <text:p>367</text:p>
          </table:table-cell>
          <table:table-cell office:value-type="float" office:value="1074" calcext:value-type="float">
            <text:p>1074</text:p>
          </table:table-cell>
          <table:table-cell office:value-type="float" office:value="2594" calcext:value-type="float">
            <text:p>2594</text:p>
          </table:table-cell>
          <table:table-cell office:value-type="float" office:value="2063" calcext:value-type="float">
            <text:p>2063</text:p>
          </table:table-cell>
          <table:table-cell table:number-columns-repeated="3"/>
          <table:table-cell table:formula="of:=3.3*[.C368]/4096" office:value-type="float" office:value="0.865283203125" calcext:value-type="float">
            <text:p>0.865283203125</text:p>
          </table:table-cell>
          <table:table-cell table:formula="of:=3.3*[.D368]/4096" office:value-type="float" office:value="2.089892578125" calcext:value-type="float">
            <text:p>2.089892578125</text:p>
          </table:table-cell>
          <table:table-cell table:formula="of:=3.3*[.E368]/4096" office:value-type="float" office:value="1.6620849609375" calcext:value-type="float">
            <text:p>1.6620849609375</text:p>
          </table:table-cell>
          <table:table-cell table:number-columns-repeated="27"/>
        </table:table-row>
        <table:table-row table:style-name="ro1">
          <table:table-cell table:formula="of:=1000*[.B369]*[.$Q$7]" office:value-type="float" office:value="7.36" calcext:value-type="float">
            <text:p>7.36</text:p>
          </table:table-cell>
          <table:table-cell office:value-type="float" office:value="368" calcext:value-type="float">
            <text:p>368</text:p>
          </table:table-cell>
          <table:table-cell office:value-type="float" office:value="1205" calcext:value-type="float">
            <text:p>1205</text:p>
          </table:table-cell>
          <table:table-cell office:value-type="float" office:value="3479" calcext:value-type="float">
            <text:p>3479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formula="of:=3.3*[.C369]/4096" office:value-type="float" office:value="0.9708251953125" calcext:value-type="float">
            <text:p>0.9708251953125</text:p>
          </table:table-cell>
          <table:table-cell table:formula="of:=3.3*[.D369]/4096" office:value-type="float" office:value="2.8029052734375" calcext:value-type="float">
            <text:p>2.8029052734375</text:p>
          </table:table-cell>
          <table:table-cell table:formula="of:=3.3*[.E369]/4096" office:value-type="float" office:value="0.604248046875" calcext:value-type="float">
            <text:p>0.604248046875</text:p>
          </table:table-cell>
          <table:table-cell table:number-columns-repeated="27"/>
        </table:table-row>
        <table:table-row table:style-name="ro1">
          <table:table-cell table:formula="of:=1000*[.B370]*[.$Q$7]" office:value-type="float" office:value="7.38" calcext:value-type="float">
            <text:p>7.38</text:p>
          </table:table-cell>
          <table:table-cell office:value-type="float" office:value="369" calcext:value-type="float">
            <text:p>369</text:p>
          </table:table-cell>
          <table:table-cell office:value-type="float" office:value="1347" calcext:value-type="float">
            <text:p>1347</text:p>
          </table:table-cell>
          <table:table-cell office:value-type="float" office:value="2439" calcext:value-type="float">
            <text:p>2439</text:p>
          </table:table-cell>
          <table:table-cell office:value-type="float" office:value="1286" calcext:value-type="float">
            <text:p>1286</text:p>
          </table:table-cell>
          <table:table-cell table:number-columns-repeated="3"/>
          <table:table-cell table:formula="of:=3.3*[.C370]/4096" office:value-type="float" office:value="1.0852294921875" calcext:value-type="float">
            <text:p>1.0852294921875</text:p>
          </table:table-cell>
          <table:table-cell table:formula="of:=3.3*[.D370]/4096" office:value-type="float" office:value="1.9650146484375" calcext:value-type="float">
            <text:p>1.9650146484375</text:p>
          </table:table-cell>
          <table:table-cell table:formula="of:=3.3*[.E370]/4096" office:value-type="float" office:value="1.036083984375" calcext:value-type="float">
            <text:p>1.036083984375</text:p>
          </table:table-cell>
          <table:table-cell table:number-columns-repeated="27"/>
        </table:table-row>
        <table:table-row table:style-name="ro1">
          <table:table-cell table:formula="of:=1000*[.B371]*[.$Q$7]" office:value-type="float" office:value="7.4" calcext:value-type="float">
            <text:p>7.4</text:p>
          </table:table-cell>
          <table:table-cell office:value-type="float" office:value="370" calcext:value-type="float">
            <text:p>370</text:p>
          </table:table-cell>
          <table:table-cell office:value-type="float" office:value="1501" calcext:value-type="float">
            <text:p>1501</text:p>
          </table:table-cell>
          <table:table-cell office:value-type="float" office:value="913" calcext:value-type="float">
            <text:p>913</text:p>
          </table:table-cell>
          <table:table-cell office:value-type="float" office:value="2927" calcext:value-type="float">
            <text:p>2927</text:p>
          </table:table-cell>
          <table:table-cell table:number-columns-repeated="3"/>
          <table:table-cell table:formula="of:=3.3*[.C371]/4096" office:value-type="float" office:value="1.2093017578125" calcext:value-type="float">
            <text:p>1.2093017578125</text:p>
          </table:table-cell>
          <table:table-cell table:formula="of:=3.3*[.D371]/4096" office:value-type="float" office:value="0.7355712890625" calcext:value-type="float">
            <text:p>0.7355712890625</text:p>
          </table:table-cell>
          <table:table-cell table:formula="of:=3.3*[.E371]/4096" office:value-type="float" office:value="2.3581787109375" calcext:value-type="float">
            <text:p>2.3581787109375</text:p>
          </table:table-cell>
          <table:table-cell table:number-columns-repeated="27"/>
        </table:table-row>
        <table:table-row table:style-name="ro1">
          <table:table-cell table:formula="of:=1000*[.B372]*[.$Q$7]" office:value-type="float" office:value="7.42" calcext:value-type="float">
            <text:p>7.42</text:p>
          </table:table-cell>
          <table:table-cell office:value-type="float" office:value="371" calcext:value-type="float">
            <text:p>371</text:p>
          </table:table-cell>
          <table:table-cell office:value-type="float" office:value="1668" calcext:value-type="float">
            <text:p>1668</text:p>
          </table:table-cell>
          <table:table-cell office:value-type="float" office:value="1001" calcext:value-type="float">
            <text:p>1001</text:p>
          </table:table-cell>
          <table:table-cell office:value-type="float" office:value="3408" calcext:value-type="float">
            <text:p>3408</text:p>
          </table:table-cell>
          <table:table-cell table:number-columns-repeated="3"/>
          <table:table-cell table:formula="of:=3.3*[.C372]/4096" office:value-type="float" office:value="1.34384765625" calcext:value-type="float">
            <text:p>1.34384765625</text:p>
          </table:table-cell>
          <table:table-cell table:formula="of:=3.3*[.D372]/4096" office:value-type="float" office:value="0.8064697265625" calcext:value-type="float">
            <text:p>0.8064697265625</text:p>
          </table:table-cell>
          <table:table-cell table:formula="of:=3.3*[.E372]/4096" office:value-type="float" office:value="2.745703125" calcext:value-type="float">
            <text:p>2.745703125</text:p>
          </table:table-cell>
          <table:table-cell table:number-columns-repeated="27"/>
        </table:table-row>
        <table:table-row table:style-name="ro1">
          <table:table-cell table:formula="of:=1000*[.B373]*[.$Q$7]" office:value-type="float" office:value="7.44" calcext:value-type="float">
            <text:p>7.44</text:p>
          </table:table-cell>
          <table:table-cell office:value-type="float" office:value="372" calcext:value-type="float">
            <text:p>372</text:p>
          </table:table-cell>
          <table:table-cell office:value-type="float" office:value="1835" calcext:value-type="float">
            <text:p>1835</text:p>
          </table:table-cell>
          <table:table-cell office:value-type="float" office:value="2594" calcext:value-type="float">
            <text:p>2594</text:p>
          </table:table-cell>
          <table:table-cell office:value-type="float" office:value="2063" calcext:value-type="float">
            <text:p>2063</text:p>
          </table:table-cell>
          <table:table-cell table:number-columns-repeated="3"/>
          <table:table-cell table:formula="of:=3.3*[.C373]/4096" office:value-type="float" office:value="1.4783935546875" calcext:value-type="float">
            <text:p>1.4783935546875</text:p>
          </table:table-cell>
          <table:table-cell table:formula="of:=3.3*[.D373]/4096" office:value-type="float" office:value="2.089892578125" calcext:value-type="float">
            <text:p>2.089892578125</text:p>
          </table:table-cell>
          <table:table-cell table:formula="of:=3.3*[.E373]/4096" office:value-type="float" office:value="1.6620849609375" calcext:value-type="float">
            <text:p>1.6620849609375</text:p>
          </table:table-cell>
          <table:table-cell table:number-columns-repeated="27"/>
        </table:table-row>
        <table:table-row table:style-name="ro1">
          <table:table-cell table:formula="of:=1000*[.B374]*[.$Q$7]" office:value-type="float" office:value="7.46" calcext:value-type="float">
            <text:p>7.46</text:p>
          </table:table-cell>
          <table:table-cell office:value-type="float" office:value="373" calcext:value-type="float">
            <text:p>373</text:p>
          </table:table-cell>
          <table:table-cell office:value-type="float" office:value="2005" calcext:value-type="float">
            <text:p>2005</text:p>
          </table:table-cell>
          <table:table-cell office:value-type="float" office:value="3481" calcext:value-type="float">
            <text:p>3481</text:p>
          </table:table-cell>
          <table:table-cell office:value-type="float" office:value="747" calcext:value-type="float">
            <text:p>747</text:p>
          </table:table-cell>
          <table:table-cell table:number-columns-repeated="3"/>
          <table:table-cell table:formula="of:=3.3*[.C374]/4096" office:value-type="float" office:value="1.6153564453125" calcext:value-type="float">
            <text:p>1.6153564453125</text:p>
          </table:table-cell>
          <table:table-cell table:formula="of:=3.3*[.D374]/4096" office:value-type="float" office:value="2.8045166015625" calcext:value-type="float">
            <text:p>2.8045166015625</text:p>
          </table:table-cell>
          <table:table-cell table:formula="of:=3.3*[.E374]/4096" office:value-type="float" office:value="0.6018310546875" calcext:value-type="float">
            <text:p>0.6018310546875</text:p>
          </table:table-cell>
          <table:table-cell table:number-columns-repeated="27"/>
        </table:table-row>
        <table:table-row table:style-name="ro1">
          <table:table-cell table:formula="of:=1000*[.B375]*[.$Q$7]" office:value-type="float" office:value="7.48" calcext:value-type="float">
            <text:p>7.48</text:p>
          </table:table-cell>
          <table:table-cell office:value-type="float" office:value="374" calcext:value-type="float">
            <text:p>374</text:p>
          </table:table-cell>
          <table:table-cell office:value-type="float" office:value="2186" calcext:value-type="float">
            <text:p>2186</text:p>
          </table:table-cell>
          <table:table-cell office:value-type="float" office:value="2445" calcext:value-type="float">
            <text:p>2445</text:p>
          </table:table-cell>
          <table:table-cell office:value-type="float" office:value="1290" calcext:value-type="float">
            <text:p>1290</text:p>
          </table:table-cell>
          <table:table-cell table:number-columns-repeated="3"/>
          <table:table-cell table:formula="of:=3.3*[.C375]/4096" office:value-type="float" office:value="1.761181640625" calcext:value-type="float">
            <text:p>1.761181640625</text:p>
          </table:table-cell>
          <table:table-cell table:formula="of:=3.3*[.D375]/4096" office:value-type="float" office:value="1.9698486328125" calcext:value-type="float">
            <text:p>1.9698486328125</text:p>
          </table:table-cell>
          <table:table-cell table:formula="of:=3.3*[.E375]/4096" office:value-type="float" office:value="1.039306640625" calcext:value-type="float">
            <text:p>1.039306640625</text:p>
          </table:table-cell>
          <table:table-cell table:number-columns-repeated="27"/>
        </table:table-row>
        <table:table-row table:style-name="ro1">
          <table:table-cell table:formula="of:=1000*[.B376]*[.$Q$7]" office:value-type="float" office:value="7.5" calcext:value-type="float">
            <text:p>7.5</text:p>
          </table:table-cell>
          <table:table-cell office:value-type="float" office:value="375" calcext:value-type="float">
            <text:p>375</text:p>
          </table:table-cell>
          <table:table-cell office:value-type="float" office:value="2363" calcext:value-type="float">
            <text:p>2363</text:p>
          </table:table-cell>
          <table:table-cell office:value-type="float" office:value="913" calcext:value-type="float">
            <text:p>913</text:p>
          </table:table-cell>
          <table:table-cell office:value-type="float" office:value="2925" calcext:value-type="float">
            <text:p>2925</text:p>
          </table:table-cell>
          <table:table-cell table:number-columns-repeated="3"/>
          <table:table-cell table:formula="of:=3.3*[.C376]/4096" office:value-type="float" office:value="1.9037841796875" calcext:value-type="float">
            <text:p>1.9037841796875</text:p>
          </table:table-cell>
          <table:table-cell table:formula="of:=3.3*[.D376]/4096" office:value-type="float" office:value="0.7355712890625" calcext:value-type="float">
            <text:p>0.7355712890625</text:p>
          </table:table-cell>
          <table:table-cell table:formula="of:=3.3*[.E376]/4096" office:value-type="float" office:value="2.3565673828125" calcext:value-type="float">
            <text:p>2.3565673828125</text:p>
          </table:table-cell>
          <table:table-cell table:number-columns-repeated="27"/>
        </table:table-row>
        <table:table-row table:style-name="ro1">
          <table:table-cell table:formula="of:=1000*[.B377]*[.$Q$7]" office:value-type="float" office:value="7.52" calcext:value-type="float">
            <text:p>7.52</text:p>
          </table:table-cell>
          <table:table-cell office:value-type="float" office:value="376" calcext:value-type="float">
            <text:p>376</text:p>
          </table:table-cell>
          <table:table-cell office:value-type="float" office:value="2532" calcext:value-type="float">
            <text:p>2532</text:p>
          </table:table-cell>
          <table:table-cell office:value-type="float" office:value="1003" calcext:value-type="float">
            <text:p>1003</text:p>
          </table:table-cell>
          <table:table-cell office:value-type="float" office:value="3404" calcext:value-type="float">
            <text:p>3404</text:p>
          </table:table-cell>
          <table:table-cell table:number-columns-repeated="3"/>
          <table:table-cell table:formula="of:=3.3*[.C377]/4096" office:value-type="float" office:value="2.03994140625" calcext:value-type="float">
            <text:p>2.03994140625</text:p>
          </table:table-cell>
          <table:table-cell table:formula="of:=3.3*[.D377]/4096" office:value-type="float" office:value="0.8080810546875" calcext:value-type="float">
            <text:p>0.8080810546875</text:p>
          </table:table-cell>
          <table:table-cell table:formula="of:=3.3*[.E377]/4096" office:value-type="float" office:value="2.74248046875" calcext:value-type="float">
            <text:p>2.74248046875</text:p>
          </table:table-cell>
          <table:table-cell table:number-columns-repeated="27"/>
        </table:table-row>
        <table:table-row table:style-name="ro1">
          <table:table-cell table:formula="of:=1000*[.B378]*[.$Q$7]" office:value-type="float" office:value="7.54" calcext:value-type="float">
            <text:p>7.54</text:p>
          </table:table-cell>
          <table:table-cell office:value-type="float" office:value="377" calcext:value-type="float">
            <text:p>377</text:p>
          </table:table-cell>
          <table:table-cell office:value-type="float" office:value="2694" calcext:value-type="float">
            <text:p>2694</text:p>
          </table:table-cell>
          <table:table-cell office:value-type="float" office:value="2588" calcext:value-type="float">
            <text:p>2588</text:p>
          </table:table-cell>
          <table:table-cell office:value-type="float" office:value="2055" calcext:value-type="float">
            <text:p>2055</text:p>
          </table:table-cell>
          <table:table-cell table:number-columns-repeated="3"/>
          <table:table-cell table:formula="of:=3.3*[.C378]/4096" office:value-type="float" office:value="2.170458984375" calcext:value-type="float">
            <text:p>2.170458984375</text:p>
          </table:table-cell>
          <table:table-cell table:formula="of:=3.3*[.D378]/4096" office:value-type="float" office:value="2.08505859375" calcext:value-type="float">
            <text:p>2.08505859375</text:p>
          </table:table-cell>
          <table:table-cell table:formula="of:=3.3*[.E378]/4096" office:value-type="float" office:value="1.6556396484375" calcext:value-type="float">
            <text:p>1.6556396484375</text:p>
          </table:table-cell>
          <table:table-cell table:number-columns-repeated="27"/>
        </table:table-row>
        <table:table-row table:style-name="ro1">
          <table:table-cell table:formula="of:=1000*[.B379]*[.$Q$7]" office:value-type="float" office:value="7.56" calcext:value-type="float">
            <text:p>7.56</text:p>
          </table:table-cell>
          <table:table-cell office:value-type="float" office:value="378" calcext:value-type="float">
            <text:p>378</text:p>
          </table:table-cell>
          <table:table-cell office:value-type="float" office:value="2841" calcext:value-type="float">
            <text:p>2841</text:p>
          </table:table-cell>
          <table:table-cell office:value-type="float" office:value="3480" calcext:value-type="float">
            <text:p>3480</text:p>
          </table:table-cell>
          <table:table-cell office:value-type="float" office:value="752" calcext:value-type="float">
            <text:p>752</text:p>
          </table:table-cell>
          <table:table-cell table:number-columns-repeated="3"/>
          <table:table-cell table:formula="of:=3.3*[.C379]/4096" office:value-type="float" office:value="2.2888916015625" calcext:value-type="float">
            <text:p>2.2888916015625</text:p>
          </table:table-cell>
          <table:table-cell table:formula="of:=3.3*[.D379]/4096" office:value-type="float" office:value="2.8037109375" calcext:value-type="float">
            <text:p>2.8037109375</text:p>
          </table:table-cell>
          <table:table-cell table:formula="of:=3.3*[.E379]/4096" office:value-type="float" office:value="0.605859375" calcext:value-type="float">
            <text:p>0.605859375</text:p>
          </table:table-cell>
          <table:table-cell table:number-columns-repeated="27"/>
        </table:table-row>
        <table:table-row table:style-name="ro1">
          <table:table-cell table:formula="of:=1000*[.B380]*[.$Q$7]" office:value-type="float" office:value="7.58" calcext:value-type="float">
            <text:p>7.58</text:p>
          </table:table-cell>
          <table:table-cell office:value-type="float" office:value="379" calcext:value-type="float">
            <text:p>379</text:p>
          </table:table-cell>
          <table:table-cell office:value-type="float" office:value="2984" calcext:value-type="float">
            <text:p>2984</text:p>
          </table:table-cell>
          <table:table-cell office:value-type="float" office:value="2442" calcext:value-type="float">
            <text:p>2442</text:p>
          </table:table-cell>
          <table:table-cell office:value-type="float" office:value="1288" calcext:value-type="float">
            <text:p>1288</text:p>
          </table:table-cell>
          <table:table-cell table:number-columns-repeated="3"/>
          <table:table-cell table:formula="of:=3.3*[.C380]/4096" office:value-type="float" office:value="2.4041015625" calcext:value-type="float">
            <text:p>2.4041015625</text:p>
          </table:table-cell>
          <table:table-cell table:formula="of:=3.3*[.D380]/4096" office:value-type="float" office:value="1.967431640625" calcext:value-type="float">
            <text:p>1.967431640625</text:p>
          </table:table-cell>
          <table:table-cell table:formula="of:=3.3*[.E380]/4096" office:value-type="float" office:value="1.0376953125" calcext:value-type="float">
            <text:p>1.0376953125</text:p>
          </table:table-cell>
          <table:table-cell table:number-columns-repeated="27"/>
        </table:table-row>
        <table:table-row table:style-name="ro1">
          <table:table-cell table:formula="of:=1000*[.B381]*[.$Q$7]" office:value-type="float" office:value="7.6" calcext:value-type="float">
            <text:p>7.6</text:p>
          </table:table-cell>
          <table:table-cell office:value-type="float" office:value="380" calcext:value-type="float">
            <text:p>380</text:p>
          </table:table-cell>
          <table:table-cell office:value-type="float" office:value="3112" calcext:value-type="float">
            <text:p>3112</text:p>
          </table:table-cell>
          <table:table-cell office:value-type="float" office:value="914" calcext:value-type="float">
            <text:p>914</text:p>
          </table:table-cell>
          <table:table-cell office:value-type="float" office:value="2929" calcext:value-type="float">
            <text:p>2929</text:p>
          </table:table-cell>
          <table:table-cell table:number-columns-repeated="3"/>
          <table:table-cell table:formula="of:=3.3*[.C381]/4096" office:value-type="float" office:value="2.5072265625" calcext:value-type="float">
            <text:p>2.5072265625</text:p>
          </table:table-cell>
          <table:table-cell table:formula="of:=3.3*[.D381]/4096" office:value-type="float" office:value="0.736376953125" calcext:value-type="float">
            <text:p>0.736376953125</text:p>
          </table:table-cell>
          <table:table-cell table:formula="of:=3.3*[.E381]/4096" office:value-type="float" office:value="2.3597900390625" calcext:value-type="float">
            <text:p>2.3597900390625</text:p>
          </table:table-cell>
          <table:table-cell table:number-columns-repeated="27"/>
        </table:table-row>
        <table:table-row table:style-name="ro1">
          <table:table-cell table:formula="of:=1000*[.B382]*[.$Q$7]" office:value-type="float" office:value="7.62" calcext:value-type="float">
            <text:p>7.62</text:p>
          </table:table-cell>
          <table:table-cell office:value-type="float" office:value="381" calcext:value-type="float">
            <text:p>381</text:p>
          </table:table-cell>
          <table:table-cell office:value-type="float" office:value="3223" calcext:value-type="float">
            <text:p>3223</text:p>
          </table:table-cell>
          <table:table-cell office:value-type="float" office:value="1004" calcext:value-type="float">
            <text:p>1004</text:p>
          </table:table-cell>
          <table:table-cell office:value-type="float" office:value="3406" calcext:value-type="float">
            <text:p>3406</text:p>
          </table:table-cell>
          <table:table-cell table:number-columns-repeated="3"/>
          <table:table-cell table:formula="of:=3.3*[.C382]/4096" office:value-type="float" office:value="2.5966552734375" calcext:value-type="float">
            <text:p>2.5966552734375</text:p>
          </table:table-cell>
          <table:table-cell table:formula="of:=3.3*[.D382]/4096" office:value-type="float" office:value="0.80888671875" calcext:value-type="float">
            <text:p>0.80888671875</text:p>
          </table:table-cell>
          <table:table-cell table:formula="of:=3.3*[.E382]/4096" office:value-type="float" office:value="2.744091796875" calcext:value-type="float">
            <text:p>2.744091796875</text:p>
          </table:table-cell>
          <table:table-cell table:number-columns-repeated="27"/>
        </table:table-row>
        <table:table-row table:style-name="ro1">
          <table:table-cell table:formula="of:=1000*[.B383]*[.$Q$7]" office:value-type="float" office:value="7.64" calcext:value-type="float">
            <text:p>7.64</text:p>
          </table:table-cell>
          <table:table-cell office:value-type="float" office:value="382" calcext:value-type="float">
            <text:p>382</text:p>
          </table:table-cell>
          <table:table-cell office:value-type="float" office:value="3316" calcext:value-type="float">
            <text:p>3316</text:p>
          </table:table-cell>
          <table:table-cell office:value-type="float" office:value="2590" calcext:value-type="float">
            <text:p>2590</text:p>
          </table:table-cell>
          <table:table-cell office:value-type="float" office:value="2051" calcext:value-type="float">
            <text:p>2051</text:p>
          </table:table-cell>
          <table:table-cell table:number-columns-repeated="3"/>
          <table:table-cell table:formula="of:=3.3*[.C383]/4096" office:value-type="float" office:value="2.67158203125" calcext:value-type="float">
            <text:p>2.67158203125</text:p>
          </table:table-cell>
          <table:table-cell table:formula="of:=3.3*[.D383]/4096" office:value-type="float" office:value="2.086669921875" calcext:value-type="float">
            <text:p>2.086669921875</text:p>
          </table:table-cell>
          <table:table-cell table:formula="of:=3.3*[.E383]/4096" office:value-type="float" office:value="1.6524169921875" calcext:value-type="float">
            <text:p>1.6524169921875</text:p>
          </table:table-cell>
          <table:table-cell table:number-columns-repeated="27"/>
        </table:table-row>
        <table:table-row table:style-name="ro1">
          <table:table-cell table:formula="of:=1000*[.B384]*[.$Q$7]" office:value-type="float" office:value="7.66" calcext:value-type="float">
            <text:p>7.66</text:p>
          </table:table-cell>
          <table:table-cell office:value-type="float" office:value="383" calcext:value-type="float">
            <text:p>383</text:p>
          </table:table-cell>
          <table:table-cell office:value-type="float" office:value="3392" calcext:value-type="float">
            <text:p>3392</text:p>
          </table:table-cell>
          <table:table-cell office:value-type="float" office:value="3477" calcext:value-type="float">
            <text:p>3477</text:p>
          </table:table-cell>
          <table:table-cell office:value-type="float" office:value="749" calcext:value-type="float">
            <text:p>749</text:p>
          </table:table-cell>
          <table:table-cell table:number-columns-repeated="3"/>
          <table:table-cell table:formula="of:=3.3*[.C384]/4096" office:value-type="float" office:value="2.7328125" calcext:value-type="float">
            <text:p>2.7328125</text:p>
          </table:table-cell>
          <table:table-cell table:formula="of:=3.3*[.D384]/4096" office:value-type="float" office:value="2.8012939453125" calcext:value-type="float">
            <text:p>2.8012939453125</text:p>
          </table:table-cell>
          <table:table-cell table:formula="of:=3.3*[.E384]/4096" office:value-type="float" office:value="0.6034423828125" calcext:value-type="float">
            <text:p>0.6034423828125</text:p>
          </table:table-cell>
          <table:table-cell table:number-columns-repeated="27"/>
        </table:table-row>
        <table:table-row table:style-name="ro1">
          <table:table-cell table:formula="of:=1000*[.B385]*[.$Q$7]" office:value-type="float" office:value="7.68" calcext:value-type="float">
            <text:p>7.68</text:p>
          </table:table-cell>
          <table:table-cell office:value-type="float" office:value="384" calcext:value-type="float">
            <text:p>384</text:p>
          </table:table-cell>
          <table:table-cell office:value-type="float" office:value="3444" calcext:value-type="float">
            <text:p>3444</text:p>
          </table:table-cell>
          <table:table-cell office:value-type="float" office:value="2438" calcext:value-type="float">
            <text:p>2438</text:p>
          </table:table-cell>
          <table:table-cell office:value-type="float" office:value="1294" calcext:value-type="float">
            <text:p>1294</text:p>
          </table:table-cell>
          <table:table-cell table:number-columns-repeated="3"/>
          <table:table-cell table:formula="of:=3.3*[.C385]/4096" office:value-type="float" office:value="2.77470703125" calcext:value-type="float">
            <text:p>2.77470703125</text:p>
          </table:table-cell>
          <table:table-cell table:formula="of:=3.3*[.D385]/4096" office:value-type="float" office:value="1.964208984375" calcext:value-type="float">
            <text:p>1.964208984375</text:p>
          </table:table-cell>
          <table:table-cell table:formula="of:=3.3*[.E385]/4096" office:value-type="float" office:value="1.042529296875" calcext:value-type="float">
            <text:p>1.042529296875</text:p>
          </table:table-cell>
          <table:table-cell table:number-columns-repeated="27"/>
        </table:table-row>
        <table:table-row table:style-name="ro1">
          <table:table-cell table:formula="of:=1000*[.B386]*[.$Q$7]" office:value-type="float" office:value="7.7" calcext:value-type="float">
            <text:p>7.7</text:p>
          </table:table-cell>
          <table:table-cell office:value-type="float" office:value="385" calcext:value-type="float">
            <text:p>385</text:p>
          </table:table-cell>
          <table:table-cell office:value-type="float" office:value="3473" calcext:value-type="float">
            <text:p>3473</text:p>
          </table:table-cell>
          <table:table-cell office:value-type="float" office:value="916" calcext:value-type="float">
            <text:p>916</text:p>
          </table:table-cell>
          <table:table-cell office:value-type="float" office:value="2935" calcext:value-type="float">
            <text:p>2935</text:p>
          </table:table-cell>
          <table:table-cell table:number-columns-repeated="3"/>
          <table:table-cell table:formula="of:=3.3*[.C386]/4096" office:value-type="float" office:value="2.7980712890625" calcext:value-type="float">
            <text:p>2.7980712890625</text:p>
          </table:table-cell>
          <table:table-cell table:formula="of:=3.3*[.D386]/4096" office:value-type="float" office:value="0.73798828125" calcext:value-type="float">
            <text:p>0.73798828125</text:p>
          </table:table-cell>
          <table:table-cell table:formula="of:=3.3*[.E386]/4096" office:value-type="float" office:value="2.3646240234375" calcext:value-type="float">
            <text:p>2.3646240234375</text:p>
          </table:table-cell>
          <table:table-cell table:number-columns-repeated="27"/>
        </table:table-row>
        <table:table-row table:style-name="ro1">
          <table:table-cell table:formula="of:=1000*[.B387]*[.$Q$7]" office:value-type="float" office:value="7.72" calcext:value-type="float">
            <text:p>7.72</text:p>
          </table:table-cell>
          <table:table-cell office:value-type="float" office:value="386" calcext:value-type="float">
            <text:p>386</text:p>
          </table:table-cell>
          <table:table-cell office:value-type="float" office:value="3488" calcext:value-type="float">
            <text:p>3488</text:p>
          </table:table-cell>
          <table:table-cell office:value-type="float" office:value="1001" calcext:value-type="float">
            <text:p>1001</text:p>
          </table:table-cell>
          <table:table-cell office:value-type="float" office:value="3404" calcext:value-type="float">
            <text:p>3404</text:p>
          </table:table-cell>
          <table:table-cell table:number-columns-repeated="3"/>
          <table:table-cell table:formula="of:=3.3*[.C387]/4096" office:value-type="float" office:value="2.81015625" calcext:value-type="float">
            <text:p>2.81015625</text:p>
          </table:table-cell>
          <table:table-cell table:formula="of:=3.3*[.D387]/4096" office:value-type="float" office:value="0.8064697265625" calcext:value-type="float">
            <text:p>0.8064697265625</text:p>
          </table:table-cell>
          <table:table-cell table:formula="of:=3.3*[.E387]/4096" office:value-type="float" office:value="2.74248046875" calcext:value-type="float">
            <text:p>2.74248046875</text:p>
          </table:table-cell>
          <table:table-cell table:number-columns-repeated="27"/>
        </table:table-row>
        <table:table-row table:style-name="ro1">
          <table:table-cell table:formula="of:=1000*[.B388]*[.$Q$7]" office:value-type="float" office:value="7.74" calcext:value-type="float">
            <text:p>7.74</text:p>
          </table:table-cell>
          <table:table-cell office:value-type="float" office:value="387" calcext:value-type="float">
            <text:p>387</text:p>
          </table:table-cell>
          <table:table-cell office:value-type="float" office:value="3477" calcext:value-type="float">
            <text:p>3477</text:p>
          </table:table-cell>
          <table:table-cell office:value-type="float" office:value="2590" calcext:value-type="float">
            <text:p>2590</text:p>
          </table:table-cell>
          <table:table-cell office:value-type="float" office:value="2050" calcext:value-type="float">
            <text:p>2050</text:p>
          </table:table-cell>
          <table:table-cell table:number-columns-repeated="3"/>
          <table:table-cell table:formula="of:=3.3*[.C388]/4096" office:value-type="float" office:value="2.8012939453125" calcext:value-type="float">
            <text:p>2.8012939453125</text:p>
          </table:table-cell>
          <table:table-cell table:formula="of:=3.3*[.D388]/4096" office:value-type="float" office:value="2.086669921875" calcext:value-type="float">
            <text:p>2.086669921875</text:p>
          </table:table-cell>
          <table:table-cell table:formula="of:=3.3*[.E388]/4096" office:value-type="float" office:value="1.651611328125" calcext:value-type="float">
            <text:p>1.651611328125</text:p>
          </table:table-cell>
          <table:table-cell table:number-columns-repeated="27"/>
        </table:table-row>
        <table:table-row table:style-name="ro1">
          <table:table-cell table:formula="of:=1000*[.B389]*[.$Q$7]" office:value-type="float" office:value="7.76" calcext:value-type="float">
            <text:p>7.76</text:p>
          </table:table-cell>
          <table:table-cell office:value-type="float" office:value="388" calcext:value-type="float">
            <text:p>388</text:p>
          </table:table-cell>
          <table:table-cell office:value-type="float" office:value="3439" calcext:value-type="float">
            <text:p>3439</text:p>
          </table:table-cell>
          <table:table-cell office:value-type="float" office:value="3484" calcext:value-type="float">
            <text:p>3484</text:p>
          </table:table-cell>
          <table:table-cell office:value-type="float" office:value="749" calcext:value-type="float">
            <text:p>749</text:p>
          </table:table-cell>
          <table:table-cell table:number-columns-repeated="3"/>
          <table:table-cell table:formula="of:=3.3*[.C389]/4096" office:value-type="float" office:value="2.7706787109375" calcext:value-type="float">
            <text:p>2.7706787109375</text:p>
          </table:table-cell>
          <table:table-cell table:formula="of:=3.3*[.D389]/4096" office:value-type="float" office:value="2.80693359375" calcext:value-type="float">
            <text:p>2.80693359375</text:p>
          </table:table-cell>
          <table:table-cell table:formula="of:=3.3*[.E389]/4096" office:value-type="float" office:value="0.6034423828125" calcext:value-type="float">
            <text:p>0.6034423828125</text:p>
          </table:table-cell>
          <table:table-cell table:number-columns-repeated="27"/>
        </table:table-row>
        <table:table-row table:style-name="ro1">
          <table:table-cell table:formula="of:=1000*[.B390]*[.$Q$7]" office:value-type="float" office:value="7.78" calcext:value-type="float">
            <text:p>7.78</text:p>
          </table:table-cell>
          <table:table-cell office:value-type="float" office:value="389" calcext:value-type="float">
            <text:p>389</text:p>
          </table:table-cell>
          <table:table-cell office:value-type="float" office:value="3383" calcext:value-type="float">
            <text:p>3383</text:p>
          </table:table-cell>
          <table:table-cell office:value-type="float" office:value="2445" calcext:value-type="float">
            <text:p>2445</text:p>
          </table:table-cell>
          <table:table-cell office:value-type="float" office:value="1294" calcext:value-type="float">
            <text:p>1294</text:p>
          </table:table-cell>
          <table:table-cell table:number-columns-repeated="3"/>
          <table:table-cell table:formula="of:=3.3*[.C390]/4096" office:value-type="float" office:value="2.7255615234375" calcext:value-type="float">
            <text:p>2.7255615234375</text:p>
          </table:table-cell>
          <table:table-cell table:formula="of:=3.3*[.D390]/4096" office:value-type="float" office:value="1.9698486328125" calcext:value-type="float">
            <text:p>1.9698486328125</text:p>
          </table:table-cell>
          <table:table-cell table:formula="of:=3.3*[.E390]/4096" office:value-type="float" office:value="1.042529296875" calcext:value-type="float">
            <text:p>1.042529296875</text:p>
          </table:table-cell>
          <table:table-cell table:number-columns-repeated="27"/>
        </table:table-row>
        <table:table-row table:style-name="ro1">
          <table:table-cell table:formula="of:=1000*[.B391]*[.$Q$7]" office:value-type="float" office:value="7.8" calcext:value-type="float">
            <text:p>7.8</text:p>
          </table:table-cell>
          <table:table-cell office:value-type="float" office:value="390" calcext:value-type="float">
            <text:p>390</text:p>
          </table:table-cell>
          <table:table-cell office:value-type="float" office:value="3305" calcext:value-type="float">
            <text:p>3305</text:p>
          </table:table-cell>
          <table:table-cell office:value-type="float" office:value="913" calcext:value-type="float">
            <text:p>913</text:p>
          </table:table-cell>
          <table:table-cell office:value-type="float" office:value="2934" calcext:value-type="float">
            <text:p>2934</text:p>
          </table:table-cell>
          <table:table-cell table:number-columns-repeated="3"/>
          <table:table-cell table:formula="of:=3.3*[.C391]/4096" office:value-type="float" office:value="2.6627197265625" calcext:value-type="float">
            <text:p>2.6627197265625</text:p>
          </table:table-cell>
          <table:table-cell table:formula="of:=3.3*[.D391]/4096" office:value-type="float" office:value="0.7355712890625" calcext:value-type="float">
            <text:p>0.7355712890625</text:p>
          </table:table-cell>
          <table:table-cell table:formula="of:=3.3*[.E391]/4096" office:value-type="float" office:value="2.363818359375" calcext:value-type="float">
            <text:p>2.363818359375</text:p>
          </table:table-cell>
          <table:table-cell table:number-columns-repeated="27"/>
        </table:table-row>
        <table:table-row table:style-name="ro1">
          <table:table-cell table:formula="of:=1000*[.B392]*[.$Q$7]" office:value-type="float" office:value="7.82" calcext:value-type="float">
            <text:p>7.82</text:p>
          </table:table-cell>
          <table:table-cell office:value-type="float" office:value="391" calcext:value-type="float">
            <text:p>391</text:p>
          </table:table-cell>
          <table:table-cell office:value-type="float" office:value="3214" calcext:value-type="float">
            <text:p>3214</text:p>
          </table:table-cell>
          <table:table-cell office:value-type="float" office:value="999" calcext:value-type="float">
            <text:p>999</text:p>
          </table:table-cell>
          <table:table-cell office:value-type="float" office:value="3402" calcext:value-type="float">
            <text:p>3402</text:p>
          </table:table-cell>
          <table:table-cell table:number-columns-repeated="3"/>
          <table:table-cell table:formula="of:=3.3*[.C392]/4096" office:value-type="float" office:value="2.589404296875" calcext:value-type="float">
            <text:p>2.589404296875</text:p>
          </table:table-cell>
          <table:table-cell table:formula="of:=3.3*[.D392]/4096" office:value-type="float" office:value="0.8048583984375" calcext:value-type="float">
            <text:p>0.8048583984375</text:p>
          </table:table-cell>
          <table:table-cell table:formula="of:=3.3*[.E392]/4096" office:value-type="float" office:value="2.740869140625" calcext:value-type="float">
            <text:p>2.740869140625</text:p>
          </table:table-cell>
          <table:table-cell table:number-columns-repeated="27"/>
        </table:table-row>
        <table:table-row table:style-name="ro1">
          <table:table-cell table:formula="of:=1000*[.B393]*[.$Q$7]" office:value-type="float" office:value="7.84" calcext:value-type="float">
            <text:p>7.84</text:p>
          </table:table-cell>
          <table:table-cell office:value-type="float" office:value="392" calcext:value-type="float">
            <text:p>392</text:p>
          </table:table-cell>
          <table:table-cell office:value-type="float" office:value="3095" calcext:value-type="float">
            <text:p>3095</text:p>
          </table:table-cell>
          <table:table-cell office:value-type="float" office:value="2588" calcext:value-type="float">
            <text:p>2588</text:p>
          </table:table-cell>
          <table:table-cell office:value-type="float" office:value="2049" calcext:value-type="float">
            <text:p>2049</text:p>
          </table:table-cell>
          <table:table-cell table:number-columns-repeated="3"/>
          <table:table-cell table:formula="of:=3.3*[.C393]/4096" office:value-type="float" office:value="2.4935302734375" calcext:value-type="float">
            <text:p>2.4935302734375</text:p>
          </table:table-cell>
          <table:table-cell table:formula="of:=3.3*[.D393]/4096" office:value-type="float" office:value="2.08505859375" calcext:value-type="float">
            <text:p>2.08505859375</text:p>
          </table:table-cell>
          <table:table-cell table:formula="of:=3.3*[.E393]/4096" office:value-type="float" office:value="1.6508056640625" calcext:value-type="float">
            <text:p>1.6508056640625</text:p>
          </table:table-cell>
          <table:table-cell table:number-columns-repeated="27"/>
        </table:table-row>
        <table:table-row table:style-name="ro1">
          <table:table-cell table:formula="of:=1000*[.B394]*[.$Q$7]" office:value-type="float" office:value="7.86" calcext:value-type="float">
            <text:p>7.86</text:p>
          </table:table-cell>
          <table:table-cell office:value-type="float" office:value="393" calcext:value-type="float">
            <text:p>393</text:p>
          </table:table-cell>
          <table:table-cell office:value-type="float" office:value="2967" calcext:value-type="float">
            <text:p>2967</text:p>
          </table:table-cell>
          <table:table-cell office:value-type="float" office:value="3481" calcext:value-type="float">
            <text:p>3481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table:formula="of:=3.3*[.C394]/4096" office:value-type="float" office:value="2.3904052734375" calcext:value-type="float">
            <text:p>2.3904052734375</text:p>
          </table:table-cell>
          <table:table-cell table:formula="of:=3.3*[.D394]/4096" office:value-type="float" office:value="2.8045166015625" calcext:value-type="float">
            <text:p>2.8045166015625</text:p>
          </table:table-cell>
          <table:table-cell table:formula="of:=3.3*[.E394]/4096" office:value-type="float" office:value="0.6002197265625" calcext:value-type="float">
            <text:p>0.6002197265625</text:p>
          </table:table-cell>
          <table:table-cell table:number-columns-repeated="27"/>
        </table:table-row>
        <table:table-row table:style-name="ro1">
          <table:table-cell table:formula="of:=1000*[.B395]*[.$Q$7]" office:value-type="float" office:value="7.88" calcext:value-type="float">
            <text:p>7.88</text:p>
          </table:table-cell>
          <table:table-cell office:value-type="float" office:value="394" calcext:value-type="float">
            <text:p>394</text:p>
          </table:table-cell>
          <table:table-cell office:value-type="float" office:value="2830" calcext:value-type="float">
            <text:p>2830</text:p>
          </table:table-cell>
          <table:table-cell office:value-type="float" office:value="2446" calcext:value-type="float">
            <text:p>2446</text:p>
          </table:table-cell>
          <table:table-cell office:value-type="float" office:value="1298" calcext:value-type="float">
            <text:p>1298</text:p>
          </table:table-cell>
          <table:table-cell table:number-columns-repeated="3"/>
          <table:table-cell table:formula="of:=3.3*[.C395]/4096" office:value-type="float" office:value="2.280029296875" calcext:value-type="float">
            <text:p>2.280029296875</text:p>
          </table:table-cell>
          <table:table-cell table:formula="of:=3.3*[.D395]/4096" office:value-type="float" office:value="1.970654296875" calcext:value-type="float">
            <text:p>1.970654296875</text:p>
          </table:table-cell>
          <table:table-cell table:formula="of:=3.3*[.E395]/4096" office:value-type="float" office:value="1.045751953125" calcext:value-type="float">
            <text:p>1.045751953125</text:p>
          </table:table-cell>
          <table:table-cell table:number-columns-repeated="27"/>
        </table:table-row>
        <table:table-row table:style-name="ro1">
          <table:table-cell table:formula="of:=1000*[.B396]*[.$Q$7]" office:value-type="float" office:value="7.9" calcext:value-type="float">
            <text:p>7.9</text:p>
          </table:table-cell>
          <table:table-cell office:value-type="float" office:value="395" calcext:value-type="float">
            <text:p>395</text:p>
          </table:table-cell>
          <table:table-cell office:value-type="float" office:value="2674" calcext:value-type="float">
            <text:p>2674</text:p>
          </table:table-cell>
          <table:table-cell office:value-type="float" office:value="911" calcext:value-type="float">
            <text:p>911</text:p>
          </table:table-cell>
          <table:table-cell office:value-type="float" office:value="2932" calcext:value-type="float">
            <text:p>2932</text:p>
          </table:table-cell>
          <table:table-cell table:number-columns-repeated="3"/>
          <table:table-cell table:formula="of:=3.3*[.C396]/4096" office:value-type="float" office:value="2.154345703125" calcext:value-type="float">
            <text:p>2.154345703125</text:p>
          </table:table-cell>
          <table:table-cell table:formula="of:=3.3*[.D396]/4096" office:value-type="float" office:value="0.7339599609375" calcext:value-type="float">
            <text:p>0.7339599609375</text:p>
          </table:table-cell>
          <table:table-cell table:formula="of:=3.3*[.E396]/4096" office:value-type="float" office:value="2.36220703125" calcext:value-type="float">
            <text:p>2.36220703125</text:p>
          </table:table-cell>
          <table:table-cell table:number-columns-repeated="27"/>
        </table:table-row>
        <table:table-row table:style-name="ro1">
          <table:table-cell table:formula="of:=1000*[.B397]*[.$Q$7]" office:value-type="float" office:value="7.92" calcext:value-type="float">
            <text:p>7.92</text:p>
          </table:table-cell>
          <table:table-cell office:value-type="float" office:value="396" calcext:value-type="float">
            <text:p>396</text:p>
          </table:table-cell>
          <table:table-cell office:value-type="float" office:value="2506" calcext:value-type="float">
            <text:p>2506</text:p>
          </table:table-cell>
          <table:table-cell office:value-type="float" office:value="1001" calcext:value-type="float">
            <text:p>1001</text:p>
          </table:table-cell>
          <table:table-cell office:value-type="float" office:value="3405" calcext:value-type="float">
            <text:p>3405</text:p>
          </table:table-cell>
          <table:table-cell table:number-columns-repeated="3"/>
          <table:table-cell table:formula="of:=3.3*[.C397]/4096" office:value-type="float" office:value="2.018994140625" calcext:value-type="float">
            <text:p>2.018994140625</text:p>
          </table:table-cell>
          <table:table-cell table:formula="of:=3.3*[.D397]/4096" office:value-type="float" office:value="0.8064697265625" calcext:value-type="float">
            <text:p>0.8064697265625</text:p>
          </table:table-cell>
          <table:table-cell table:formula="of:=3.3*[.E397]/4096" office:value-type="float" office:value="2.7432861328125" calcext:value-type="float">
            <text:p>2.7432861328125</text:p>
          </table:table-cell>
          <table:table-cell table:number-columns-repeated="27"/>
        </table:table-row>
        <table:table-row table:style-name="ro1">
          <table:table-cell table:formula="of:=1000*[.B398]*[.$Q$7]" office:value-type="float" office:value="7.94" calcext:value-type="float">
            <text:p>7.94</text:p>
          </table:table-cell>
          <table:table-cell office:value-type="float" office:value="397" calcext:value-type="float">
            <text:p>397</text:p>
          </table:table-cell>
          <table:table-cell office:value-type="float" office:value="2337" calcext:value-type="float">
            <text:p>2337</text:p>
          </table:table-cell>
          <table:table-cell office:value-type="float" office:value="2589" calcext:value-type="float">
            <text:p>2589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table:formula="of:=3.3*[.C398]/4096" office:value-type="float" office:value="1.8828369140625" calcext:value-type="float">
            <text:p>1.8828369140625</text:p>
          </table:table-cell>
          <table:table-cell table:formula="of:=3.3*[.D398]/4096" office:value-type="float" office:value="2.0858642578125" calcext:value-type="float">
            <text:p>2.0858642578125</text:p>
          </table:table-cell>
          <table:table-cell table:formula="of:=3.3*[.E398]/4096" office:value-type="float" office:value="1.65" calcext:value-type="float">
            <text:p>1.65</text:p>
          </table:table-cell>
          <table:table-cell table:number-columns-repeated="27"/>
        </table:table-row>
        <table:table-row table:style-name="ro1">
          <table:table-cell table:formula="of:=1000*[.B399]*[.$Q$7]" office:value-type="float" office:value="7.96" calcext:value-type="float">
            <text:p>7.96</text:p>
          </table:table-cell>
          <table:table-cell office:value-type="float" office:value="398" calcext:value-type="float">
            <text:p>398</text:p>
          </table:table-cell>
          <table:table-cell office:value-type="float" office:value="2163" calcext:value-type="float">
            <text:p>2163</text:p>
          </table:table-cell>
          <table:table-cell office:value-type="float" office:value="3480" calcext:value-type="float">
            <text:p>3480</text:p>
          </table:table-cell>
          <table:table-cell office:value-type="float" office:value="746" calcext:value-type="float">
            <text:p>746</text:p>
          </table:table-cell>
          <table:table-cell table:number-columns-repeated="3"/>
          <table:table-cell table:formula="of:=3.3*[.C399]/4096" office:value-type="float" office:value="1.7426513671875" calcext:value-type="float">
            <text:p>1.7426513671875</text:p>
          </table:table-cell>
          <table:table-cell table:formula="of:=3.3*[.D399]/4096" office:value-type="float" office:value="2.8037109375" calcext:value-type="float">
            <text:p>2.8037109375</text:p>
          </table:table-cell>
          <table:table-cell table:formula="of:=3.3*[.E399]/4096" office:value-type="float" office:value="0.601025390625" calcext:value-type="float">
            <text:p>0.601025390625</text:p>
          </table:table-cell>
          <table:table-cell table:number-columns-repeated="27"/>
        </table:table-row>
        <table:table-row table:style-name="ro1">
          <table:table-cell table:formula="of:=1000*[.B400]*[.$Q$7]" office:value-type="float" office:value="7.98" calcext:value-type="float">
            <text:p>7.98</text:p>
          </table:table-cell>
          <table:table-cell office:value-type="float" office:value="399" calcext:value-type="float">
            <text:p>399</text:p>
          </table:table-cell>
          <table:table-cell office:value-type="float" office:value="1990" calcext:value-type="float">
            <text:p>1990</text:p>
          </table:table-cell>
          <table:table-cell office:value-type="float" office:value="2445" calcext:value-type="float">
            <text:p>2445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table:formula="of:=3.3*[.C400]/4096" office:value-type="float" office:value="1.603271484375" calcext:value-type="float">
            <text:p>1.603271484375</text:p>
          </table:table-cell>
          <table:table-cell table:formula="of:=3.3*[.D400]/4096" office:value-type="float" office:value="1.9698486328125" calcext:value-type="float">
            <text:p>1.9698486328125</text:p>
          </table:table-cell>
          <table:table-cell table:formula="of:=3.3*[.E400]/4096" office:value-type="float" office:value="1.044140625" calcext:value-type="float">
            <text:p>1.044140625</text:p>
          </table:table-cell>
          <table:table-cell table:number-columns-repeated="27"/>
        </table:table-row>
        <table:table-row table:style-name="ro1">
          <table:table-cell table:formula="of:=1000*[.B401]*[.$Q$7]"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815" calcext:value-type="float">
            <text:p>1815</text:p>
          </table:table-cell>
          <table:table-cell office:value-type="float" office:value="916" calcext:value-type="float">
            <text:p>916</text:p>
          </table:table-cell>
          <table:table-cell office:value-type="float" office:value="2940" calcext:value-type="float">
            <text:p>2940</text:p>
          </table:table-cell>
          <table:table-cell table:number-columns-repeated="3"/>
          <table:table-cell table:formula="of:=3.3*[.C401]/4096" office:value-type="float" office:value="1.4622802734375" calcext:value-type="float">
            <text:p>1.4622802734375</text:p>
          </table:table-cell>
          <table:table-cell table:formula="of:=3.3*[.D401]/4096" office:value-type="float" office:value="0.73798828125" calcext:value-type="float">
            <text:p>0.73798828125</text:p>
          </table:table-cell>
          <table:table-cell table:formula="of:=3.3*[.E401]/4096" office:value-type="float" office:value="2.36865234375" calcext:value-type="float">
            <text:p>2.36865234375</text:p>
          </table:table-cell>
          <table:table-cell table:number-columns-repeated="27"/>
        </table:table-row>
        <table:table-row table:style-name="ro1">
          <table:table-cell table:formula="of:=1000*[.B402]*[.$Q$7]" office:value-type="float" office:value="8.02" calcext:value-type="float">
            <text:p>8.02</text:p>
          </table:table-cell>
          <table:table-cell office:value-type="float" office:value="401" calcext:value-type="float">
            <text:p>401</text:p>
          </table:table-cell>
          <table:table-cell office:value-type="float" office:value="1639" calcext:value-type="float">
            <text:p>1639</text:p>
          </table:table-cell>
          <table:table-cell office:value-type="float" office:value="999" calcext:value-type="float">
            <text:p>999</text:p>
          </table:table-cell>
          <table:table-cell office:value-type="float" office:value="3398" calcext:value-type="float">
            <text:p>3398</text:p>
          </table:table-cell>
          <table:table-cell table:number-columns-repeated="3"/>
          <table:table-cell table:formula="of:=3.3*[.C402]/4096" office:value-type="float" office:value="1.3204833984375" calcext:value-type="float">
            <text:p>1.3204833984375</text:p>
          </table:table-cell>
          <table:table-cell table:formula="of:=3.3*[.D402]/4096" office:value-type="float" office:value="0.8048583984375" calcext:value-type="float">
            <text:p>0.8048583984375</text:p>
          </table:table-cell>
          <table:table-cell table:formula="of:=3.3*[.E402]/4096" office:value-type="float" office:value="2.737646484375" calcext:value-type="float">
            <text:p>2.737646484375</text:p>
          </table:table-cell>
          <table:table-cell table:number-columns-repeated="27"/>
        </table:table-row>
        <table:table-row table:style-name="ro1">
          <table:table-cell table:formula="of:=1000*[.B403]*[.$Q$7]" office:value-type="float" office:value="8.04" calcext:value-type="float">
            <text:p>8.04</text:p>
          </table:table-cell>
          <table:table-cell office:value-type="float" office:value="402" calcext:value-type="float">
            <text:p>402</text:p>
          </table:table-cell>
          <table:table-cell office:value-type="float" office:value="1482" calcext:value-type="float">
            <text:p>1482</text:p>
          </table:table-cell>
          <table:table-cell office:value-type="float" office:value="2585" calcext:value-type="float">
            <text:p>2585</text:p>
          </table:table-cell>
          <table:table-cell office:value-type="float" office:value="2039" calcext:value-type="float">
            <text:p>2039</text:p>
          </table:table-cell>
          <table:table-cell table:number-columns-repeated="3"/>
          <table:table-cell table:formula="of:=3.3*[.C403]/4096" office:value-type="float" office:value="1.193994140625" calcext:value-type="float">
            <text:p>1.193994140625</text:p>
          </table:table-cell>
          <table:table-cell table:formula="of:=3.3*[.D403]/4096" office:value-type="float" office:value="2.0826416015625" calcext:value-type="float">
            <text:p>2.0826416015625</text:p>
          </table:table-cell>
          <table:table-cell table:formula="of:=3.3*[.E403]/4096" office:value-type="float" office:value="1.6427490234375" calcext:value-type="float">
            <text:p>1.6427490234375</text:p>
          </table:table-cell>
          <table:table-cell table:number-columns-repeated="27"/>
        </table:table-row>
        <table:table-row table:style-name="ro1">
          <table:table-cell table:formula="of:=1000*[.B404]*[.$Q$7]" office:value-type="float" office:value="8.06" calcext:value-type="float">
            <text:p>8.06</text:p>
          </table:table-cell>
          <table:table-cell office:value-type="float" office:value="403" calcext:value-type="float">
            <text:p>403</text:p>
          </table:table-cell>
          <table:table-cell office:value-type="float" office:value="1328" calcext:value-type="float">
            <text:p>1328</text:p>
          </table:table-cell>
          <table:table-cell office:value-type="float" office:value="3482" calcext:value-type="float">
            <text:p>3482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table:formula="of:=3.3*[.C404]/4096" office:value-type="float" office:value="1.069921875" calcext:value-type="float">
            <text:p>1.069921875</text:p>
          </table:table-cell>
          <table:table-cell table:formula="of:=3.3*[.D404]/4096" office:value-type="float" office:value="2.805322265625" calcext:value-type="float">
            <text:p>2.805322265625</text:p>
          </table:table-cell>
          <table:table-cell table:formula="of:=3.3*[.E404]/4096" office:value-type="float" office:value="0.6002197265625" calcext:value-type="float">
            <text:p>0.6002197265625</text:p>
          </table:table-cell>
          <table:table-cell table:number-columns-repeated="27"/>
        </table:table-row>
        <table:table-row table:style-name="ro1">
          <table:table-cell table:formula="of:=1000*[.B405]*[.$Q$7]" office:value-type="float" office:value="8.08" calcext:value-type="float">
            <text:p>8.08</text:p>
          </table:table-cell>
          <table:table-cell office:value-type="float" office:value="404" calcext:value-type="float">
            <text:p>404</text:p>
          </table:table-cell>
          <table:table-cell office:value-type="float" office:value="1186" calcext:value-type="float">
            <text:p>1186</text:p>
          </table:table-cell>
          <table:table-cell office:value-type="float" office:value="2445" calcext:value-type="float">
            <text:p>2445</text:p>
          </table:table-cell>
          <table:table-cell office:value-type="float" office:value="1301" calcext:value-type="float">
            <text:p>1301</text:p>
          </table:table-cell>
          <table:table-cell table:number-columns-repeated="3"/>
          <table:table-cell table:formula="of:=3.3*[.C405]/4096" office:value-type="float" office:value="0.955517578125" calcext:value-type="float">
            <text:p>0.955517578125</text:p>
          </table:table-cell>
          <table:table-cell table:formula="of:=3.3*[.D405]/4096" office:value-type="float" office:value="1.9698486328125" calcext:value-type="float">
            <text:p>1.9698486328125</text:p>
          </table:table-cell>
          <table:table-cell table:formula="of:=3.3*[.E405]/4096" office:value-type="float" office:value="1.0481689453125" calcext:value-type="float">
            <text:p>1.0481689453125</text:p>
          </table:table-cell>
          <table:table-cell table:number-columns-repeated="27"/>
        </table:table-row>
        <table:table-row table:style-name="ro1">
          <table:table-cell table:formula="of:=1000*[.B406]*[.$Q$7]" office:value-type="float" office:value="8.1" calcext:value-type="float">
            <text:p>8.1</text:p>
          </table:table-cell>
          <table:table-cell office:value-type="float" office:value="405" calcext:value-type="float">
            <text:p>405</text:p>
          </table:table-cell>
          <table:table-cell office:value-type="float" office:value="1060" calcext:value-type="float">
            <text:p>1060</text:p>
          </table:table-cell>
          <table:table-cell office:value-type="float" office:value="916" calcext:value-type="float">
            <text:p>916</text:p>
          </table:table-cell>
          <table:table-cell office:value-type="float" office:value="2942" calcext:value-type="float">
            <text:p>2942</text:p>
          </table:table-cell>
          <table:table-cell table:number-columns-repeated="3"/>
          <table:table-cell table:formula="of:=3.3*[.C406]/4096" office:value-type="float" office:value="0.85400390625" calcext:value-type="float">
            <text:p>0.85400390625</text:p>
          </table:table-cell>
          <table:table-cell table:formula="of:=3.3*[.D406]/4096" office:value-type="float" office:value="0.73798828125" calcext:value-type="float">
            <text:p>0.73798828125</text:p>
          </table:table-cell>
          <table:table-cell table:formula="of:=3.3*[.E406]/4096" office:value-type="float" office:value="2.370263671875" calcext:value-type="float">
            <text:p>2.370263671875</text:p>
          </table:table-cell>
          <table:table-cell table:number-columns-repeated="27"/>
        </table:table-row>
        <table:table-row table:style-name="ro1">
          <table:table-cell table:formula="of:=1000*[.B407]*[.$Q$7]" office:value-type="float" office:value="8.12" calcext:value-type="float">
            <text:p>8.12</text:p>
          </table:table-cell>
          <table:table-cell office:value-type="float" office:value="406" calcext:value-type="float">
            <text:p>406</text:p>
          </table:table-cell>
          <table:table-cell office:value-type="float" office:value="945" calcext:value-type="float">
            <text:p>945</text:p>
          </table:table-cell>
          <table:table-cell office:value-type="float" office:value="1001" calcext:value-type="float">
            <text:p>1001</text:p>
          </table:table-cell>
          <table:table-cell office:value-type="float" office:value="3400" calcext:value-type="float">
            <text:p>3400</text:p>
          </table:table-cell>
          <table:table-cell table:number-columns-repeated="3"/>
          <table:table-cell table:formula="of:=3.3*[.C407]/4096" office:value-type="float" office:value="0.7613525390625" calcext:value-type="float">
            <text:p>0.7613525390625</text:p>
          </table:table-cell>
          <table:table-cell table:formula="of:=3.3*[.D407]/4096" office:value-type="float" office:value="0.8064697265625" calcext:value-type="float">
            <text:p>0.8064697265625</text:p>
          </table:table-cell>
          <table:table-cell table:formula="of:=3.3*[.E407]/4096" office:value-type="float" office:value="2.7392578125" calcext:value-type="float">
            <text:p>2.7392578125</text:p>
          </table:table-cell>
          <table:table-cell table:number-columns-repeated="27"/>
        </table:table-row>
        <table:table-row table:style-name="ro1">
          <table:table-cell table:formula="of:=1000*[.B408]*[.$Q$7]" office:value-type="float" office:value="8.14" calcext:value-type="float">
            <text:p>8.14</text:p>
          </table:table-cell>
          <table:table-cell office:value-type="float" office:value="407" calcext:value-type="float">
            <text:p>407</text:p>
          </table:table-cell>
          <table:table-cell office:value-type="float" office:value="854" calcext:value-type="float">
            <text:p>854</text:p>
          </table:table-cell>
          <table:table-cell office:value-type="float" office:value="2583" calcext:value-type="float">
            <text:p>2583</text:p>
          </table:table-cell>
          <table:table-cell office:value-type="float" office:value="2040" calcext:value-type="float">
            <text:p>2040</text:p>
          </table:table-cell>
          <table:table-cell table:number-columns-repeated="3"/>
          <table:table-cell table:formula="of:=3.3*[.C408]/4096" office:value-type="float" office:value="0.688037109375" calcext:value-type="float">
            <text:p>0.688037109375</text:p>
          </table:table-cell>
          <table:table-cell table:formula="of:=3.3*[.D408]/4096" office:value-type="float" office:value="2.0810302734375" calcext:value-type="float">
            <text:p>2.0810302734375</text:p>
          </table:table-cell>
          <table:table-cell table:formula="of:=3.3*[.E408]/4096" office:value-type="float" office:value="1.6435546875" calcext:value-type="float">
            <text:p>1.6435546875</text:p>
          </table:table-cell>
          <table:table-cell table:number-columns-repeated="27"/>
        </table:table-row>
        <table:table-row table:style-name="ro1">
          <table:table-cell table:formula="of:=1000*[.B409]*[.$Q$7]" office:value-type="float" office:value="8.16" calcext:value-type="float">
            <text:p>8.16</text:p>
          </table:table-cell>
          <table:table-cell office:value-type="float" office:value="408" calcext:value-type="float">
            <text:p>408</text:p>
          </table:table-cell>
          <table:table-cell office:value-type="float" office:value="787" calcext:value-type="float">
            <text:p>787</text:p>
          </table:table-cell>
          <table:table-cell office:value-type="float" office:value="3479" calcext:value-type="float">
            <text:p>3479</text:p>
          </table:table-cell>
          <table:table-cell office:value-type="float" office:value="743" calcext:value-type="float">
            <text:p>743</text:p>
          </table:table-cell>
          <table:table-cell table:number-columns-repeated="3"/>
          <table:table-cell table:formula="of:=3.3*[.C409]/4096" office:value-type="float" office:value="0.6340576171875" calcext:value-type="float">
            <text:p>0.6340576171875</text:p>
          </table:table-cell>
          <table:table-cell table:formula="of:=3.3*[.D409]/4096" office:value-type="float" office:value="2.8029052734375" calcext:value-type="float">
            <text:p>2.8029052734375</text:p>
          </table:table-cell>
          <table:table-cell table:formula="of:=3.3*[.E409]/4096" office:value-type="float" office:value="0.5986083984375" calcext:value-type="float">
            <text:p>0.5986083984375</text:p>
          </table:table-cell>
          <table:table-cell table:number-columns-repeated="27"/>
        </table:table-row>
        <table:table-row table:style-name="ro1">
          <table:table-cell table:formula="of:=1000*[.B410]*[.$Q$7]" office:value-type="float" office:value="8.18" calcext:value-type="float">
            <text:p>8.18</text:p>
          </table:table-cell>
          <table:table-cell office:value-type="float" office:value="409" calcext:value-type="float">
            <text:p>409</text:p>
          </table:table-cell>
          <table:table-cell office:value-type="float" office:value="728" calcext:value-type="float">
            <text:p>728</text:p>
          </table:table-cell>
          <table:table-cell office:value-type="float" office:value="2447" calcext:value-type="float">
            <text:p>2447</text:p>
          </table:table-cell>
          <table:table-cell office:value-type="float" office:value="1301" calcext:value-type="float">
            <text:p>1301</text:p>
          </table:table-cell>
          <table:table-cell table:number-columns-repeated="3"/>
          <table:table-cell table:formula="of:=3.3*[.C410]/4096" office:value-type="float" office:value="0.5865234375" calcext:value-type="float">
            <text:p>0.5865234375</text:p>
          </table:table-cell>
          <table:table-cell table:formula="of:=3.3*[.D410]/4096" office:value-type="float" office:value="1.9714599609375" calcext:value-type="float">
            <text:p>1.9714599609375</text:p>
          </table:table-cell>
          <table:table-cell table:formula="of:=3.3*[.E410]/4096" office:value-type="float" office:value="1.0481689453125" calcext:value-type="float">
            <text:p>1.0481689453125</text:p>
          </table:table-cell>
          <table:table-cell table:number-columns-repeated="27"/>
        </table:table-row>
        <table:table-row table:style-name="ro1">
          <table:table-cell table:formula="of:=1000*[.B411]*[.$Q$7]" office:value-type="float" office:value="8.2" calcext:value-type="float">
            <text:p>8.2</text:p>
          </table:table-cell>
          <table:table-cell office:value-type="float" office:value="410" calcext:value-type="float">
            <text:p>410</text:p>
          </table:table-cell>
          <table:table-cell office:value-type="float" office:value="698" calcext:value-type="float">
            <text:p>698</text:p>
          </table:table-cell>
          <table:table-cell office:value-type="float" office:value="915" calcext:value-type="float">
            <text:p>915</text:p>
          </table:table-cell>
          <table:table-cell office:value-type="float" office:value="2942" calcext:value-type="float">
            <text:p>2942</text:p>
          </table:table-cell>
          <table:table-cell table:number-columns-repeated="3"/>
          <table:table-cell table:formula="of:=3.3*[.C411]/4096" office:value-type="float" office:value="0.562353515625" calcext:value-type="float">
            <text:p>0.562353515625</text:p>
          </table:table-cell>
          <table:table-cell table:formula="of:=3.3*[.D411]/4096" office:value-type="float" office:value="0.7371826171875" calcext:value-type="float">
            <text:p>0.7371826171875</text:p>
          </table:table-cell>
          <table:table-cell table:formula="of:=3.3*[.E411]/4096" office:value-type="float" office:value="2.370263671875" calcext:value-type="float">
            <text:p>2.370263671875</text:p>
          </table:table-cell>
          <table:table-cell table:number-columns-repeated="27"/>
        </table:table-row>
        <table:table-row table:style-name="ro1">
          <table:table-cell table:formula="of:=1000*[.B412]*[.$Q$7]" office:value-type="float" office:value="8.22" calcext:value-type="float">
            <text:p>8.22</text:p>
          </table:table-cell>
          <table:table-cell office:value-type="float" office:value="411" calcext:value-type="float">
            <text:p>411</text:p>
          </table:table-cell>
          <table:table-cell office:value-type="float" office:value="691" calcext:value-type="float">
            <text:p>691</text:p>
          </table:table-cell>
          <table:table-cell office:value-type="float" office:value="998" calcext:value-type="float">
            <text:p>998</text:p>
          </table:table-cell>
          <table:table-cell office:value-type="float" office:value="3399" calcext:value-type="float">
            <text:p>3399</text:p>
          </table:table-cell>
          <table:table-cell table:number-columns-repeated="3"/>
          <table:table-cell table:formula="of:=3.3*[.C412]/4096" office:value-type="float" office:value="0.5567138671875" calcext:value-type="float">
            <text:p>0.5567138671875</text:p>
          </table:table-cell>
          <table:table-cell table:formula="of:=3.3*[.D412]/4096" office:value-type="float" office:value="0.804052734375" calcext:value-type="float">
            <text:p>0.804052734375</text:p>
          </table:table-cell>
          <table:table-cell table:formula="of:=3.3*[.E412]/4096" office:value-type="float" office:value="2.7384521484375" calcext:value-type="float">
            <text:p>2.7384521484375</text:p>
          </table:table-cell>
          <table:table-cell table:number-columns-repeated="27"/>
        </table:table-row>
        <table:table-row table:style-name="ro1">
          <table:table-cell table:formula="of:=1000*[.B413]*[.$Q$7]" office:value-type="float" office:value="8.24" calcext:value-type="float">
            <text:p>8.24</text:p>
          </table:table-cell>
          <table:table-cell office:value-type="float" office:value="412" calcext:value-type="float">
            <text:p>412</text:p>
          </table:table-cell>
          <table:table-cell office:value-type="float" office:value="703" calcext:value-type="float">
            <text:p>703</text:p>
          </table:table-cell>
          <table:table-cell office:value-type="float" office:value="2586" calcext:value-type="float">
            <text:p>2586</text:p>
          </table:table-cell>
          <table:table-cell office:value-type="float" office:value="2042" calcext:value-type="float">
            <text:p>2042</text:p>
          </table:table-cell>
          <table:table-cell table:number-columns-repeated="3"/>
          <table:table-cell table:formula="of:=3.3*[.C413]/4096" office:value-type="float" office:value="0.5663818359375" calcext:value-type="float">
            <text:p>0.5663818359375</text:p>
          </table:table-cell>
          <table:table-cell table:formula="of:=3.3*[.D413]/4096" office:value-type="float" office:value="2.083447265625" calcext:value-type="float">
            <text:p>2.083447265625</text:p>
          </table:table-cell>
          <table:table-cell table:formula="of:=3.3*[.E413]/4096" office:value-type="float" office:value="1.645166015625" calcext:value-type="float">
            <text:p>1.645166015625</text:p>
          </table:table-cell>
          <table:table-cell table:number-columns-repeated="27"/>
        </table:table-row>
        <table:table-row table:style-name="ro1">
          <table:table-cell table:formula="of:=1000*[.B414]*[.$Q$7]" office:value-type="float" office:value="8.26" calcext:value-type="float">
            <text:p>8.26</text:p>
          </table:table-cell>
          <table:table-cell office:value-type="float" office:value="413" calcext:value-type="float">
            <text:p>413</text:p>
          </table:table-cell>
          <table:table-cell office:value-type="float" office:value="737" calcext:value-type="float">
            <text:p>737</text:p>
          </table:table-cell>
          <table:table-cell office:value-type="float" office:value="3482" calcext:value-type="float">
            <text:p>3482</text:p>
          </table:table-cell>
          <table:table-cell office:value-type="float" office:value="743" calcext:value-type="float">
            <text:p>743</text:p>
          </table:table-cell>
          <table:table-cell table:number-columns-repeated="3"/>
          <table:table-cell table:formula="of:=3.3*[.C414]/4096" office:value-type="float" office:value="0.5937744140625" calcext:value-type="float">
            <text:p>0.5937744140625</text:p>
          </table:table-cell>
          <table:table-cell table:formula="of:=3.3*[.D414]/4096" office:value-type="float" office:value="2.805322265625" calcext:value-type="float">
            <text:p>2.805322265625</text:p>
          </table:table-cell>
          <table:table-cell table:formula="of:=3.3*[.E414]/4096" office:value-type="float" office:value="0.5986083984375" calcext:value-type="float">
            <text:p>0.5986083984375</text:p>
          </table:table-cell>
          <table:table-cell table:number-columns-repeated="27"/>
        </table:table-row>
        <table:table-row table:style-name="ro1">
          <table:table-cell table:formula="of:=1000*[.B415]*[.$Q$7]" office:value-type="float" office:value="8.28" calcext:value-type="float">
            <text:p>8.28</text:p>
          </table:table-cell>
          <table:table-cell office:value-type="float" office:value="414" calcext:value-type="float">
            <text:p>414</text:p>
          </table:table-cell>
          <table:table-cell office:value-type="float" office:value="792" calcext:value-type="float">
            <text:p>792</text:p>
          </table:table-cell>
          <table:table-cell office:value-type="float" office:value="2448" calcext:value-type="float">
            <text:p>2448</text:p>
          </table:table-cell>
          <table:table-cell office:value-type="float" office:value="1303" calcext:value-type="float">
            <text:p>1303</text:p>
          </table:table-cell>
          <table:table-cell table:number-columns-repeated="3"/>
          <table:table-cell table:formula="of:=3.3*[.C415]/4096" office:value-type="float" office:value="0.6380859375" calcext:value-type="float">
            <text:p>0.6380859375</text:p>
          </table:table-cell>
          <table:table-cell table:formula="of:=3.3*[.D415]/4096" office:value-type="float" office:value="1.972265625" calcext:value-type="float">
            <text:p>1.972265625</text:p>
          </table:table-cell>
          <table:table-cell table:formula="of:=3.3*[.E415]/4096" office:value-type="float" office:value="1.0497802734375" calcext:value-type="float">
            <text:p>1.0497802734375</text:p>
          </table:table-cell>
          <table:table-cell table:number-columns-repeated="27"/>
        </table:table-row>
        <table:table-row table:style-name="ro1">
          <table:table-cell table:formula="of:=1000*[.B416]*[.$Q$7]" office:value-type="float" office:value="8.3" calcext:value-type="float">
            <text:p>8.3</text:p>
          </table:table-cell>
          <table:table-cell office:value-type="float" office:value="415" calcext:value-type="float">
            <text:p>415</text:p>
          </table:table-cell>
          <table:table-cell office:value-type="float" office:value="866" calcext:value-type="float">
            <text:p>866</text:p>
          </table:table-cell>
          <table:table-cell office:value-type="float" office:value="913" calcext:value-type="float">
            <text:p>913</text:p>
          </table:table-cell>
          <table:table-cell office:value-type="float" office:value="2945" calcext:value-type="float">
            <text:p>2945</text:p>
          </table:table-cell>
          <table:table-cell table:number-columns-repeated="3"/>
          <table:table-cell table:formula="of:=3.3*[.C416]/4096" office:value-type="float" office:value="0.697705078125" calcext:value-type="float">
            <text:p>0.697705078125</text:p>
          </table:table-cell>
          <table:table-cell table:formula="of:=3.3*[.D416]/4096" office:value-type="float" office:value="0.7355712890625" calcext:value-type="float">
            <text:p>0.7355712890625</text:p>
          </table:table-cell>
          <table:table-cell table:formula="of:=3.3*[.E416]/4096" office:value-type="float" office:value="2.3726806640625" calcext:value-type="float">
            <text:p>2.3726806640625</text:p>
          </table:table-cell>
          <table:table-cell table:number-columns-repeated="27"/>
        </table:table-row>
        <table:table-row table:style-name="ro1">
          <table:table-cell table:formula="of:=1000*[.B417]*[.$Q$7]" office:value-type="float" office:value="8.32" calcext:value-type="float">
            <text:p>8.32</text:p>
          </table:table-cell>
          <table:table-cell office:value-type="float" office:value="416" calcext:value-type="float">
            <text:p>416</text:p>
          </table:table-cell>
          <table:table-cell office:value-type="float" office:value="961" calcext:value-type="float">
            <text:p>961</text:p>
          </table:table-cell>
          <table:table-cell office:value-type="float" office:value="997" calcext:value-type="float">
            <text:p>997</text:p>
          </table:table-cell>
          <table:table-cell office:value-type="float" office:value="3397" calcext:value-type="float">
            <text:p>3397</text:p>
          </table:table-cell>
          <table:table-cell table:number-columns-repeated="3"/>
          <table:table-cell table:formula="of:=3.3*[.C417]/4096" office:value-type="float" office:value="0.7742431640625" calcext:value-type="float">
            <text:p>0.7742431640625</text:p>
          </table:table-cell>
          <table:table-cell table:formula="of:=3.3*[.D417]/4096" office:value-type="float" office:value="0.8032470703125" calcext:value-type="float">
            <text:p>0.8032470703125</text:p>
          </table:table-cell>
          <table:table-cell table:formula="of:=3.3*[.E417]/4096" office:value-type="float" office:value="2.7368408203125" calcext:value-type="float">
            <text:p>2.7368408203125</text:p>
          </table:table-cell>
          <table:table-cell table:number-columns-repeated="27"/>
        </table:table-row>
        <table:table-row table:style-name="ro1">
          <table:table-cell table:formula="of:=1000*[.B418]*[.$Q$7]" office:value-type="float" office:value="8.34" calcext:value-type="float">
            <text:p>8.34</text:p>
          </table:table-cell>
          <table:table-cell office:value-type="float" office:value="417" calcext:value-type="float">
            <text:p>417</text:p>
          </table:table-cell>
          <table:table-cell office:value-type="float" office:value="1080" calcext:value-type="float">
            <text:p>1080</text:p>
          </table:table-cell>
          <table:table-cell office:value-type="float" office:value="2588" calcext:value-type="float">
            <text:p>2588</text:p>
          </table:table-cell>
          <table:table-cell office:value-type="float" office:value="2036" calcext:value-type="float">
            <text:p>2036</text:p>
          </table:table-cell>
          <table:table-cell table:number-columns-repeated="3"/>
          <table:table-cell table:formula="of:=3.3*[.C418]/4096" office:value-type="float" office:value="0.8701171875" calcext:value-type="float">
            <text:p>0.8701171875</text:p>
          </table:table-cell>
          <table:table-cell table:formula="of:=3.3*[.D418]/4096" office:value-type="float" office:value="2.08505859375" calcext:value-type="float">
            <text:p>2.08505859375</text:p>
          </table:table-cell>
          <table:table-cell table:formula="of:=3.3*[.E418]/4096" office:value-type="float" office:value="1.64033203125" calcext:value-type="float">
            <text:p>1.64033203125</text:p>
          </table:table-cell>
          <table:table-cell table:number-columns-repeated="27"/>
        </table:table-row>
        <table:table-row table:style-name="ro1">
          <table:table-cell table:formula="of:=1000*[.B419]*[.$Q$7]" office:value-type="float" office:value="8.36" calcext:value-type="float">
            <text:p>8.36</text:p>
          </table:table-cell>
          <table:table-cell office:value-type="float" office:value="418" calcext:value-type="float">
            <text:p>418</text:p>
          </table:table-cell>
          <table:table-cell office:value-type="float" office:value="1207" calcext:value-type="float">
            <text:p>1207</text:p>
          </table:table-cell>
          <table:table-cell office:value-type="float" office:value="3478" calcext:value-type="float">
            <text:p>3478</text:p>
          </table:table-cell>
          <table:table-cell office:value-type="float" office:value="742" calcext:value-type="float">
            <text:p>742</text:p>
          </table:table-cell>
          <table:table-cell table:number-columns-repeated="3"/>
          <table:table-cell table:formula="of:=3.3*[.C419]/4096" office:value-type="float" office:value="0.9724365234375" calcext:value-type="float">
            <text:p>0.9724365234375</text:p>
          </table:table-cell>
          <table:table-cell table:formula="of:=3.3*[.D419]/4096" office:value-type="float" office:value="2.802099609375" calcext:value-type="float">
            <text:p>2.802099609375</text:p>
          </table:table-cell>
          <table:table-cell table:formula="of:=3.3*[.E419]/4096" office:value-type="float" office:value="0.597802734375" calcext:value-type="float">
            <text:p>0.597802734375</text:p>
          </table:table-cell>
          <table:table-cell table:number-columns-repeated="27"/>
        </table:table-row>
        <table:table-row table:style-name="ro1">
          <table:table-cell table:formula="of:=1000*[.B420]*[.$Q$7]" office:value-type="float" office:value="8.38" calcext:value-type="float">
            <text:p>8.38</text:p>
          </table:table-cell>
          <table:table-cell office:value-type="float" office:value="419" calcext:value-type="float">
            <text:p>419</text:p>
          </table:table-cell>
          <table:table-cell office:value-type="float" office:value="1350" calcext:value-type="float">
            <text:p>1350</text:p>
          </table:table-cell>
          <table:table-cell office:value-type="float" office:value="2457" calcext:value-type="float">
            <text:p>2457</text:p>
          </table:table-cell>
          <table:table-cell office:value-type="float" office:value="1305" calcext:value-type="float">
            <text:p>1305</text:p>
          </table:table-cell>
          <table:table-cell table:number-columns-repeated="3"/>
          <table:table-cell table:formula="of:=3.3*[.C420]/4096" office:value-type="float" office:value="1.087646484375" calcext:value-type="float">
            <text:p>1.087646484375</text:p>
          </table:table-cell>
          <table:table-cell table:formula="of:=3.3*[.D420]/4096" office:value-type="float" office:value="1.9795166015625" calcext:value-type="float">
            <text:p>1.9795166015625</text:p>
          </table:table-cell>
          <table:table-cell table:formula="of:=3.3*[.E420]/4096" office:value-type="float" office:value="1.0513916015625" calcext:value-type="float">
            <text:p>1.0513916015625</text:p>
          </table:table-cell>
          <table:table-cell table:number-columns-repeated="27"/>
        </table:table-row>
        <table:table-row table:style-name="ro1">
          <table:table-cell table:formula="of:=1000*[.B421]*[.$Q$7]" office:value-type="float" office:value="8.4" calcext:value-type="float">
            <text:p>8.4</text:p>
          </table:table-cell>
          <table:table-cell office:value-type="float" office:value="420" calcext:value-type="float">
            <text:p>420</text:p>
          </table:table-cell>
          <table:table-cell office:value-type="float" office:value="1501" calcext:value-type="float">
            <text:p>1501</text:p>
          </table:table-cell>
          <table:table-cell office:value-type="float" office:value="918" calcext:value-type="float">
            <text:p>918</text:p>
          </table:table-cell>
          <table:table-cell office:value-type="float" office:value="2943" calcext:value-type="float">
            <text:p>2943</text:p>
          </table:table-cell>
          <table:table-cell table:number-columns-repeated="3"/>
          <table:table-cell table:formula="of:=3.3*[.C421]/4096" office:value-type="float" office:value="1.2093017578125" calcext:value-type="float">
            <text:p>1.2093017578125</text:p>
          </table:table-cell>
          <table:table-cell table:formula="of:=3.3*[.D421]/4096" office:value-type="float" office:value="0.739599609375" calcext:value-type="float">
            <text:p>0.739599609375</text:p>
          </table:table-cell>
          <table:table-cell table:formula="of:=3.3*[.E421]/4096" office:value-type="float" office:value="2.3710693359375" calcext:value-type="float">
            <text:p>2.3710693359375</text:p>
          </table:table-cell>
          <table:table-cell table:number-columns-repeated="27"/>
        </table:table-row>
        <table:table-row table:style-name="ro1">
          <table:table-cell table:formula="of:=1000*[.B422]*[.$Q$7]" office:value-type="float" office:value="8.42" calcext:value-type="float">
            <text:p>8.42</text:p>
          </table:table-cell>
          <table:table-cell office:value-type="float" office:value="421" calcext:value-type="float">
            <text:p>421</text:p>
          </table:table-cell>
          <table:table-cell office:value-type="float" office:value="1666" calcext:value-type="float">
            <text:p>1666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3"/>
          <table:table-cell table:formula="of:=3.3*[.C422]/4096" office:value-type="float" office:value="1.342236328125" calcext:value-type="float">
            <text:p>1.342236328125</text:p>
          </table:table-cell>
          <table:table-cell table:formula="of:=3.3*[.D422]/4096" office:value-type="float" office:value="0.8032470703125" calcext:value-type="float">
            <text:p>0.8032470703125</text:p>
          </table:table-cell>
          <table:table-cell table:formula="of:=3.3*[.E422]/4096" office:value-type="float" office:value="2.7336181640625" calcext:value-type="float">
            <text:p>2.7336181640625</text:p>
          </table:table-cell>
          <table:table-cell table:number-columns-repeated="27"/>
        </table:table-row>
        <table:table-row table:style-name="ro1">
          <table:table-cell table:formula="of:=1000*[.B423]*[.$Q$7]" office:value-type="float" office:value="8.44" calcext:value-type="float">
            <text:p>8.44</text:p>
          </table:table-cell>
          <table:table-cell office:value-type="float" office:value="422" calcext:value-type="float">
            <text:p>422</text:p>
          </table:table-cell>
          <table:table-cell office:value-type="float" office:value="1831" calcext:value-type="float">
            <text:p>1831</text:p>
          </table:table-cell>
          <table:table-cell office:value-type="float" office:value="2583" calcext:value-type="float">
            <text:p>2583</text:p>
          </table:table-cell>
          <table:table-cell office:value-type="float" office:value="2036" calcext:value-type="float">
            <text:p>2036</text:p>
          </table:table-cell>
          <table:table-cell table:number-columns-repeated="3"/>
          <table:table-cell table:formula="of:=3.3*[.C423]/4096" office:value-type="float" office:value="1.4751708984375" calcext:value-type="float">
            <text:p>1.4751708984375</text:p>
          </table:table-cell>
          <table:table-cell table:formula="of:=3.3*[.D423]/4096" office:value-type="float" office:value="2.0810302734375" calcext:value-type="float">
            <text:p>2.0810302734375</text:p>
          </table:table-cell>
          <table:table-cell table:formula="of:=3.3*[.E423]/4096" office:value-type="float" office:value="1.64033203125" calcext:value-type="float">
            <text:p>1.64033203125</text:p>
          </table:table-cell>
          <table:table-cell table:number-columns-repeated="27"/>
        </table:table-row>
        <table:table-row table:style-name="ro1">
          <table:table-cell table:formula="of:=1000*[.B424]*[.$Q$7]" office:value-type="float" office:value="8.46" calcext:value-type="float">
            <text:p>8.46</text:p>
          </table:table-cell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  <table:table-cell office:value-type="float" office:value="3482" calcext:value-type="float">
            <text:p>3482</text:p>
          </table:table-cell>
          <table:table-cell office:value-type="float" office:value="742" calcext:value-type="float">
            <text:p>742</text:p>
          </table:table-cell>
          <table:table-cell table:number-columns-repeated="3"/>
          <table:table-cell table:formula="of:=3.3*[.C424]/4096" office:value-type="float" office:value="1.6185791015625" calcext:value-type="float">
            <text:p>1.6185791015625</text:p>
          </table:table-cell>
          <table:table-cell table:formula="of:=3.3*[.D424]/4096" office:value-type="float" office:value="2.805322265625" calcext:value-type="float">
            <text:p>2.805322265625</text:p>
          </table:table-cell>
          <table:table-cell table:formula="of:=3.3*[.E424]/4096" office:value-type="float" office:value="0.597802734375" calcext:value-type="float">
            <text:p>0.597802734375</text:p>
          </table:table-cell>
          <table:table-cell table:number-columns-repeated="27"/>
        </table:table-row>
        <table:table-row table:style-name="ro1">
          <table:table-cell table:formula="of:=1000*[.B425]*[.$Q$7]" office:value-type="float" office:value="8.48" calcext:value-type="float">
            <text:p>8.48</text:p>
          </table:table-cell>
          <table:table-cell office:value-type="float" office:value="424" calcext:value-type="float">
            <text:p>424</text:p>
          </table:table-cell>
          <table:table-cell office:value-type="float" office:value="2184" calcext:value-type="float">
            <text:p>2184</text:p>
          </table:table-cell>
          <table:table-cell office:value-type="float" office:value="2449" calcext:value-type="float">
            <text:p>2449</text:p>
          </table:table-cell>
          <table:table-cell office:value-type="float" office:value="1310" calcext:value-type="float">
            <text:p>1310</text:p>
          </table:table-cell>
          <table:table-cell table:number-columns-repeated="3"/>
          <table:table-cell table:formula="of:=3.3*[.C425]/4096" office:value-type="float" office:value="1.7595703125" calcext:value-type="float">
            <text:p>1.7595703125</text:p>
          </table:table-cell>
          <table:table-cell table:formula="of:=3.3*[.D425]/4096" office:value-type="float" office:value="1.9730712890625" calcext:value-type="float">
            <text:p>1.9730712890625</text:p>
          </table:table-cell>
          <table:table-cell table:formula="of:=3.3*[.E425]/4096" office:value-type="float" office:value="1.055419921875" calcext:value-type="float">
            <text:p>1.055419921875</text:p>
          </table:table-cell>
          <table:table-cell table:number-columns-repeated="27"/>
        </table:table-row>
        <table:table-row table:style-name="ro1">
          <table:table-cell table:formula="of:=1000*[.B426]*[.$Q$7]" office:value-type="float" office:value="8.5" calcext:value-type="float">
            <text:p>8.5</text:p>
          </table:table-cell>
          <table:table-cell office:value-type="float" office:value="425" calcext:value-type="float">
            <text:p>425</text:p>
          </table:table-cell>
          <table:table-cell office:value-type="float" office:value="2357" calcext:value-type="float">
            <text:p>2357</text:p>
          </table:table-cell>
          <table:table-cell office:value-type="float" office:value="924" calcext:value-type="float">
            <text:p>924</text:p>
          </table:table-cell>
          <table:table-cell office:value-type="float" office:value="2950" calcext:value-type="float">
            <text:p>2950</text:p>
          </table:table-cell>
          <table:table-cell table:number-columns-repeated="3"/>
          <table:table-cell table:formula="of:=3.3*[.C426]/4096" office:value-type="float" office:value="1.8989501953125" calcext:value-type="float">
            <text:p>1.8989501953125</text:p>
          </table:table-cell>
          <table:table-cell table:formula="of:=3.3*[.D426]/4096" office:value-type="float" office:value="0.74443359375" calcext:value-type="float">
            <text:p>0.74443359375</text:p>
          </table:table-cell>
          <table:table-cell table:formula="of:=3.3*[.E426]/4096" office:value-type="float" office:value="2.376708984375" calcext:value-type="float">
            <text:p>2.376708984375</text:p>
          </table:table-cell>
          <table:table-cell table:number-columns-repeated="27"/>
        </table:table-row>
        <table:table-row table:style-name="ro1">
          <table:table-cell table:formula="of:=1000*[.B427]*[.$Q$7]" office:value-type="float" office:value="8.52" calcext:value-type="float">
            <text:p>8.52</text:p>
          </table:table-cell>
          <table:table-cell office:value-type="float" office:value="426" calcext:value-type="float">
            <text:p>426</text:p>
          </table:table-cell>
          <table:table-cell office:value-type="float" office:value="2528" calcext:value-type="float">
            <text:p>2528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3"/>
          <table:table-cell table:formula="of:=3.3*[.C427]/4096" office:value-type="float" office:value="2.03671875" calcext:value-type="float">
            <text:p>2.03671875</text:p>
          </table:table-cell>
          <table:table-cell table:formula="of:=3.3*[.D427]/4096" office:value-type="float" office:value="0.8032470703125" calcext:value-type="float">
            <text:p>0.8032470703125</text:p>
          </table:table-cell>
          <table:table-cell table:formula="of:=3.3*[.E427]/4096" office:value-type="float" office:value="2.7336181640625" calcext:value-type="float">
            <text:p>2.7336181640625</text:p>
          </table:table-cell>
          <table:table-cell table:number-columns-repeated="27"/>
        </table:table-row>
        <table:table-row table:style-name="ro1">
          <table:table-cell table:formula="of:=1000*[.B428]*[.$Q$7]" office:value-type="float" office:value="8.54" calcext:value-type="float">
            <text:p>8.54</text:p>
          </table:table-cell>
          <table:table-cell office:value-type="float" office:value="427" calcext:value-type="float">
            <text:p>427</text:p>
          </table:table-cell>
          <table:table-cell office:value-type="float" office:value="2695" calcext:value-type="float">
            <text:p>2695</text:p>
          </table:table-cell>
          <table:table-cell office:value-type="float" office:value="2583" calcext:value-type="float">
            <text:p>2583</text:p>
          </table:table-cell>
          <table:table-cell office:value-type="float" office:value="2032" calcext:value-type="float">
            <text:p>2032</text:p>
          </table:table-cell>
          <table:table-cell table:number-columns-repeated="3"/>
          <table:table-cell table:formula="of:=3.3*[.C428]/4096" office:value-type="float" office:value="2.1712646484375" calcext:value-type="float">
            <text:p>2.1712646484375</text:p>
          </table:table-cell>
          <table:table-cell table:formula="of:=3.3*[.D428]/4096" office:value-type="float" office:value="2.0810302734375" calcext:value-type="float">
            <text:p>2.0810302734375</text:p>
          </table:table-cell>
          <table:table-cell table:formula="of:=3.3*[.E428]/4096" office:value-type="float" office:value="1.637109375" calcext:value-type="float">
            <text:p>1.637109375</text:p>
          </table:table-cell>
          <table:table-cell table:number-columns-repeated="27"/>
        </table:table-row>
        <table:table-row table:style-name="ro1">
          <table:table-cell table:formula="of:=1000*[.B429]*[.$Q$7]" office:value-type="float" office:value="8.56" calcext:value-type="float">
            <text:p>8.56</text:p>
          </table:table-cell>
          <table:table-cell office:value-type="float" office:value="428" calcext:value-type="float">
            <text:p>428</text:p>
          </table:table-cell>
          <table:table-cell office:value-type="float" office:value="2843" calcext:value-type="float">
            <text:p>2843</text:p>
          </table:table-cell>
          <table:table-cell office:value-type="float" office:value="3484" calcext:value-type="float">
            <text:p>3484</text:p>
          </table:table-cell>
          <table:table-cell office:value-type="float" office:value="743" calcext:value-type="float">
            <text:p>743</text:p>
          </table:table-cell>
          <table:table-cell table:number-columns-repeated="3"/>
          <table:table-cell table:formula="of:=3.3*[.C429]/4096" office:value-type="float" office:value="2.2905029296875" calcext:value-type="float">
            <text:p>2.2905029296875</text:p>
          </table:table-cell>
          <table:table-cell table:formula="of:=3.3*[.D429]/4096" office:value-type="float" office:value="2.80693359375" calcext:value-type="float">
            <text:p>2.80693359375</text:p>
          </table:table-cell>
          <table:table-cell table:formula="of:=3.3*[.E429]/4096" office:value-type="float" office:value="0.5986083984375" calcext:value-type="float">
            <text:p>0.5986083984375</text:p>
          </table:table-cell>
          <table:table-cell table:number-columns-repeated="27"/>
        </table:table-row>
        <table:table-row table:style-name="ro1">
          <table:table-cell table:formula="of:=1000*[.B430]*[.$Q$7]" office:value-type="float" office:value="8.58" calcext:value-type="float">
            <text:p>8.58</text:p>
          </table:table-cell>
          <table:table-cell office:value-type="float" office:value="429" calcext:value-type="float">
            <text:p>429</text:p>
          </table:table-cell>
          <table:table-cell office:value-type="float" office:value="2986" calcext:value-type="float">
            <text:p>2986</text:p>
          </table:table-cell>
          <table:table-cell office:value-type="float" office:value="2450" calcext:value-type="float">
            <text:p>2450</text:p>
          </table:table-cell>
          <table:table-cell office:value-type="float" office:value="1313" calcext:value-type="float">
            <text:p>1313</text:p>
          </table:table-cell>
          <table:table-cell table:number-columns-repeated="3"/>
          <table:table-cell table:formula="of:=3.3*[.C430]/4096" office:value-type="float" office:value="2.405712890625" calcext:value-type="float">
            <text:p>2.405712890625</text:p>
          </table:table-cell>
          <table:table-cell table:formula="of:=3.3*[.D430]/4096" office:value-type="float" office:value="1.973876953125" calcext:value-type="float">
            <text:p>1.973876953125</text:p>
          </table:table-cell>
          <table:table-cell table:formula="of:=3.3*[.E430]/4096" office:value-type="float" office:value="1.0578369140625" calcext:value-type="float">
            <text:p>1.0578369140625</text:p>
          </table:table-cell>
          <table:table-cell table:number-columns-repeated="27"/>
        </table:table-row>
        <table:table-row table:style-name="ro1">
          <table:table-cell table:formula="of:=1000*[.B431]*[.$Q$7]" office:value-type="float" office:value="8.6" calcext:value-type="float">
            <text:p>8.6</text:p>
          </table:table-cell>
          <table:table-cell office:value-type="float" office:value="430" calcext:value-type="float">
            <text:p>430</text:p>
          </table:table-cell>
          <table:table-cell office:value-type="float" office:value="3113" calcext:value-type="float">
            <text:p>3113</text:p>
          </table:table-cell>
          <table:table-cell office:value-type="float" office:value="916" calcext:value-type="float">
            <text:p>916</text:p>
          </table:table-cell>
          <table:table-cell office:value-type="float" office:value="2950" calcext:value-type="float">
            <text:p>2950</text:p>
          </table:table-cell>
          <table:table-cell table:number-columns-repeated="3"/>
          <table:table-cell table:formula="of:=3.3*[.C431]/4096" office:value-type="float" office:value="2.5080322265625" calcext:value-type="float">
            <text:p>2.5080322265625</text:p>
          </table:table-cell>
          <table:table-cell table:formula="of:=3.3*[.D431]/4096" office:value-type="float" office:value="0.73798828125" calcext:value-type="float">
            <text:p>0.73798828125</text:p>
          </table:table-cell>
          <table:table-cell table:formula="of:=3.3*[.E431]/4096" office:value-type="float" office:value="2.376708984375" calcext:value-type="float">
            <text:p>2.376708984375</text:p>
          </table:table-cell>
          <table:table-cell table:number-columns-repeated="27"/>
        </table:table-row>
        <table:table-row table:style-name="ro1">
          <table:table-cell table:formula="of:=1000*[.B432]*[.$Q$7]" office:value-type="float" office:value="8.62" calcext:value-type="float">
            <text:p>8.62</text:p>
          </table:table-cell>
          <table:table-cell office:value-type="float" office:value="431" calcext:value-type="float">
            <text:p>431</text:p>
          </table:table-cell>
          <table:table-cell office:value-type="float" office:value="3222" calcext:value-type="float">
            <text:p>3222</text:p>
          </table:table-cell>
          <table:table-cell office:value-type="float" office:value="999" calcext:value-type="float">
            <text:p>999</text:p>
          </table:table-cell>
          <table:table-cell office:value-type="float" office:value="3394" calcext:value-type="float">
            <text:p>3394</text:p>
          </table:table-cell>
          <table:table-cell table:number-columns-repeated="3"/>
          <table:table-cell table:formula="of:=3.3*[.C432]/4096" office:value-type="float" office:value="2.595849609375" calcext:value-type="float">
            <text:p>2.595849609375</text:p>
          </table:table-cell>
          <table:table-cell table:formula="of:=3.3*[.D432]/4096" office:value-type="float" office:value="0.8048583984375" calcext:value-type="float">
            <text:p>0.8048583984375</text:p>
          </table:table-cell>
          <table:table-cell table:formula="of:=3.3*[.E432]/4096" office:value-type="float" office:value="2.734423828125" calcext:value-type="float">
            <text:p>2.734423828125</text:p>
          </table:table-cell>
          <table:table-cell table:number-columns-repeated="27"/>
        </table:table-row>
        <table:table-row table:style-name="ro1">
          <table:table-cell table:formula="of:=1000*[.B433]*[.$Q$7]" office:value-type="float" office:value="8.64" calcext:value-type="float">
            <text:p>8.64</text:p>
          </table:table-cell>
          <table:table-cell office:value-type="float" office:value="432" calcext:value-type="float">
            <text:p>432</text:p>
          </table:table-cell>
          <table:table-cell office:value-type="float" office:value="3315" calcext:value-type="float">
            <text:p>3315</text:p>
          </table:table-cell>
          <table:table-cell office:value-type="float" office:value="2584" calcext:value-type="float">
            <text:p>2584</text:p>
          </table:table-cell>
          <table:table-cell office:value-type="float" office:value="2028" calcext:value-type="float">
            <text:p>2028</text:p>
          </table:table-cell>
          <table:table-cell table:number-columns-repeated="3"/>
          <table:table-cell table:formula="of:=3.3*[.C433]/4096" office:value-type="float" office:value="2.6707763671875" calcext:value-type="float">
            <text:p>2.6707763671875</text:p>
          </table:table-cell>
          <table:table-cell table:formula="of:=3.3*[.D433]/4096" office:value-type="float" office:value="2.0818359375" calcext:value-type="float">
            <text:p>2.0818359375</text:p>
          </table:table-cell>
          <table:table-cell table:formula="of:=3.3*[.E433]/4096" office:value-type="float" office:value="1.63388671875" calcext:value-type="float">
            <text:p>1.63388671875</text:p>
          </table:table-cell>
          <table:table-cell table:number-columns-repeated="27"/>
        </table:table-row>
        <table:table-row table:style-name="ro1">
          <table:table-cell table:formula="of:=1000*[.B434]*[.$Q$7]" office:value-type="float" office:value="8.66" calcext:value-type="float">
            <text:p>8.66</text:p>
          </table:table-cell>
          <table:table-cell office:value-type="float" office:value="433" calcext:value-type="float">
            <text:p>433</text:p>
          </table:table-cell>
          <table:table-cell office:value-type="float" office:value="3389" calcext:value-type="float">
            <text:p>3389</text:p>
          </table:table-cell>
          <table:table-cell office:value-type="float" office:value="3480" calcext:value-type="float">
            <text:p>3480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table:formula="of:=3.3*[.C434]/4096" office:value-type="float" office:value="2.7303955078125" calcext:value-type="float">
            <text:p>2.7303955078125</text:p>
          </table:table-cell>
          <table:table-cell table:formula="of:=3.3*[.D434]/4096" office:value-type="float" office:value="2.8037109375" calcext:value-type="float">
            <text:p>2.8037109375</text:p>
          </table:table-cell>
          <table:table-cell table:formula="of:=3.3*[.E434]/4096" office:value-type="float" office:value="0.59619140625" calcext:value-type="float">
            <text:p>0.59619140625</text:p>
          </table:table-cell>
          <table:table-cell table:number-columns-repeated="27"/>
        </table:table-row>
        <table:table-row table:style-name="ro1">
          <table:table-cell table:formula="of:=1000*[.B435]*[.$Q$7]" office:value-type="float" office:value="8.68" calcext:value-type="float">
            <text:p>8.68</text:p>
          </table:table-cell>
          <table:table-cell office:value-type="float" office:value="434" calcext:value-type="float">
            <text:p>434</text:p>
          </table:table-cell>
          <table:table-cell office:value-type="float" office:value="3440" calcext:value-type="float">
            <text:p>3440</text:p>
          </table:table-cell>
          <table:table-cell office:value-type="float" office:value="2452" calcext:value-type="float">
            <text:p>2452</text:p>
          </table:table-cell>
          <table:table-cell office:value-type="float" office:value="1311" calcext:value-type="float">
            <text:p>1311</text:p>
          </table:table-cell>
          <table:table-cell table:number-columns-repeated="3"/>
          <table:table-cell table:formula="of:=3.3*[.C435]/4096" office:value-type="float" office:value="2.771484375" calcext:value-type="float">
            <text:p>2.771484375</text:p>
          </table:table-cell>
          <table:table-cell table:formula="of:=3.3*[.D435]/4096" office:value-type="float" office:value="1.97548828125" calcext:value-type="float">
            <text:p>1.97548828125</text:p>
          </table:table-cell>
          <table:table-cell table:formula="of:=3.3*[.E435]/4096" office:value-type="float" office:value="1.0562255859375" calcext:value-type="float">
            <text:p>1.0562255859375</text:p>
          </table:table-cell>
          <table:table-cell table:number-columns-repeated="27"/>
        </table:table-row>
        <table:table-row table:style-name="ro1">
          <table:table-cell table:formula="of:=1000*[.B436]*[.$Q$7]" office:value-type="float" office:value="8.7" calcext:value-type="float">
            <text:p>8.7</text:p>
          </table:table-cell>
          <table:table-cell office:value-type="float" office:value="435" calcext:value-type="float">
            <text:p>435</text:p>
          </table:table-cell>
          <table:table-cell office:value-type="float" office:value="3472" calcext:value-type="float">
            <text:p>3472</text:p>
          </table:table-cell>
          <table:table-cell office:value-type="float" office:value="920" calcext:value-type="float">
            <text:p>920</text:p>
          </table:table-cell>
          <table:table-cell office:value-type="float" office:value="2954" calcext:value-type="float">
            <text:p>2954</text:p>
          </table:table-cell>
          <table:table-cell table:number-columns-repeated="3"/>
          <table:table-cell table:formula="of:=3.3*[.C436]/4096" office:value-type="float" office:value="2.797265625" calcext:value-type="float">
            <text:p>2.797265625</text:p>
          </table:table-cell>
          <table:table-cell table:formula="of:=3.3*[.D436]/4096" office:value-type="float" office:value="0.7412109375" calcext:value-type="float">
            <text:p>0.7412109375</text:p>
          </table:table-cell>
          <table:table-cell table:formula="of:=3.3*[.E436]/4096" office:value-type="float" office:value="2.379931640625" calcext:value-type="float">
            <text:p>2.379931640625</text:p>
          </table:table-cell>
          <table:table-cell table:number-columns-repeated="27"/>
        </table:table-row>
        <table:table-row table:style-name="ro1">
          <table:table-cell table:formula="of:=1000*[.B437]*[.$Q$7]" office:value-type="float" office:value="8.72" calcext:value-type="float">
            <text:p>8.72</text:p>
          </table:table-cell>
          <table:table-cell office:value-type="float" office:value="436" calcext:value-type="float">
            <text:p>436</text:p>
          </table:table-cell>
          <table:table-cell office:value-type="float" office:value="3479" calcext:value-type="float">
            <text:p>3479</text:p>
          </table:table-cell>
          <table:table-cell office:value-type="float" office:value="997" calcext:value-type="float">
            <text:p>997</text:p>
          </table:table-cell>
          <table:table-cell office:value-type="float" office:value="3389" calcext:value-type="float">
            <text:p>3389</text:p>
          </table:table-cell>
          <table:table-cell table:number-columns-repeated="3"/>
          <table:table-cell table:formula="of:=3.3*[.C437]/4096" office:value-type="float" office:value="2.8029052734375" calcext:value-type="float">
            <text:p>2.8029052734375</text:p>
          </table:table-cell>
          <table:table-cell table:formula="of:=3.3*[.D437]/4096" office:value-type="float" office:value="0.8032470703125" calcext:value-type="float">
            <text:p>0.8032470703125</text:p>
          </table:table-cell>
          <table:table-cell table:formula="of:=3.3*[.E437]/4096" office:value-type="float" office:value="2.7303955078125" calcext:value-type="float">
            <text:p>2.7303955078125</text:p>
          </table:table-cell>
          <table:table-cell table:number-columns-repeated="27"/>
        </table:table-row>
        <table:table-row table:style-name="ro1">
          <table:table-cell table:formula="of:=1000*[.B438]*[.$Q$7]" office:value-type="float" office:value="8.74" calcext:value-type="float">
            <text:p>8.74</text:p>
          </table:table-cell>
          <table:table-cell office:value-type="float" office:value="437" calcext:value-type="float">
            <text:p>437</text:p>
          </table:table-cell>
          <table:table-cell office:value-type="float" office:value="3472" calcext:value-type="float">
            <text:p>3472</text:p>
          </table:table-cell>
          <table:table-cell office:value-type="float" office:value="2583" calcext:value-type="float">
            <text:p>2583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table:formula="of:=3.3*[.C438]/4096" office:value-type="float" office:value="2.797265625" calcext:value-type="float">
            <text:p>2.797265625</text:p>
          </table:table-cell>
          <table:table-cell table:formula="of:=3.3*[.D438]/4096" office:value-type="float" office:value="2.0810302734375" calcext:value-type="float">
            <text:p>2.0810302734375</text:p>
          </table:table-cell>
          <table:table-cell table:formula="of:=3.3*[.E438]/4096" office:value-type="float" office:value="1.6306640625" calcext:value-type="float">
            <text:p>1.6306640625</text:p>
          </table:table-cell>
          <table:table-cell table:number-columns-repeated="27"/>
        </table:table-row>
        <table:table-row table:style-name="ro1">
          <table:table-cell table:formula="of:=1000*[.B439]*[.$Q$7]" office:value-type="float" office:value="8.76" calcext:value-type="float">
            <text:p>8.76</text:p>
          </table:table-cell>
          <table:table-cell office:value-type="float" office:value="438" calcext:value-type="float">
            <text:p>438</text:p>
          </table:table-cell>
          <table:table-cell office:value-type="float" office:value="3437" calcext:value-type="float">
            <text:p>3437</text:p>
          </table:table-cell>
          <table:table-cell office:value-type="float" office:value="3482" calcext:value-type="float">
            <text:p>3482</text:p>
          </table:table-cell>
          <table:table-cell office:value-type="float" office:value="739" calcext:value-type="float">
            <text:p>739</text:p>
          </table:table-cell>
          <table:table-cell table:number-columns-repeated="3"/>
          <table:table-cell table:formula="of:=3.3*[.C439]/4096" office:value-type="float" office:value="2.7690673828125" calcext:value-type="float">
            <text:p>2.7690673828125</text:p>
          </table:table-cell>
          <table:table-cell table:formula="of:=3.3*[.D439]/4096" office:value-type="float" office:value="2.805322265625" calcext:value-type="float">
            <text:p>2.805322265625</text:p>
          </table:table-cell>
          <table:table-cell table:formula="of:=3.3*[.E439]/4096" office:value-type="float" office:value="0.5953857421875" calcext:value-type="float">
            <text:p>0.5953857421875</text:p>
          </table:table-cell>
          <table:table-cell table:number-columns-repeated="27"/>
        </table:table-row>
        <table:table-row table:style-name="ro1">
          <table:table-cell table:formula="of:=1000*[.B440]*[.$Q$7]" office:value-type="float" office:value="8.78" calcext:value-type="float">
            <text:p>8.78</text:p>
          </table:table-cell>
          <table:table-cell office:value-type="float" office:value="439" calcext:value-type="float">
            <text:p>439</text:p>
          </table:table-cell>
          <table:table-cell office:value-type="float" office:value="3380" calcext:value-type="float">
            <text:p>3380</text:p>
          </table:table-cell>
          <table:table-cell office:value-type="float" office:value="2453" calcext:value-type="float">
            <text:p>2453</text:p>
          </table:table-cell>
          <table:table-cell office:value-type="float" office:value="1315" calcext:value-type="float">
            <text:p>1315</text:p>
          </table:table-cell>
          <table:table-cell table:number-columns-repeated="3"/>
          <table:table-cell table:formula="of:=3.3*[.C440]/4096" office:value-type="float" office:value="2.72314453125" calcext:value-type="float">
            <text:p>2.72314453125</text:p>
          </table:table-cell>
          <table:table-cell table:formula="of:=3.3*[.D440]/4096" office:value-type="float" office:value="1.9762939453125" calcext:value-type="float">
            <text:p>1.9762939453125</text:p>
          </table:table-cell>
          <table:table-cell table:formula="of:=3.3*[.E440]/4096" office:value-type="float" office:value="1.0594482421875" calcext:value-type="float">
            <text:p>1.0594482421875</text:p>
          </table:table-cell>
          <table:table-cell table:number-columns-repeated="27"/>
        </table:table-row>
        <table:table-row table:style-name="ro1">
          <table:table-cell table:formula="of:=1000*[.B441]*[.$Q$7]" office:value-type="float" office:value="8.8" calcext:value-type="float">
            <text:p>8.8</text:p>
          </table:table-cell>
          <table:table-cell office:value-type="float" office:value="440" calcext:value-type="float">
            <text:p>440</text:p>
          </table:table-cell>
          <table:table-cell office:value-type="float" office:value="3301" calcext:value-type="float">
            <text:p>3301</text:p>
          </table:table-cell>
          <table:table-cell office:value-type="float" office:value="919" calcext:value-type="float">
            <text:p>919</text:p>
          </table:table-cell>
          <table:table-cell office:value-type="float" office:value="2954" calcext:value-type="float">
            <text:p>2954</text:p>
          </table:table-cell>
          <table:table-cell table:number-columns-repeated="3"/>
          <table:table-cell table:formula="of:=3.3*[.C441]/4096" office:value-type="float" office:value="2.6594970703125" calcext:value-type="float">
            <text:p>2.6594970703125</text:p>
          </table:table-cell>
          <table:table-cell table:formula="of:=3.3*[.D441]/4096" office:value-type="float" office:value="0.7404052734375" calcext:value-type="float">
            <text:p>0.7404052734375</text:p>
          </table:table-cell>
          <table:table-cell table:formula="of:=3.3*[.E441]/4096" office:value-type="float" office:value="2.379931640625" calcext:value-type="float">
            <text:p>2.379931640625</text:p>
          </table:table-cell>
          <table:table-cell table:number-columns-repeated="27"/>
        </table:table-row>
        <table:table-row table:style-name="ro1">
          <table:table-cell table:formula="of:=1000*[.B442]*[.$Q$7]" office:value-type="float" office:value="8.82" calcext:value-type="float">
            <text:p>8.82</text:p>
          </table:table-cell>
          <table:table-cell office:value-type="float" office:value="441" calcext:value-type="float">
            <text:p>441</text:p>
          </table:table-cell>
          <table:table-cell office:value-type="float" office:value="3212" calcext:value-type="float">
            <text:p>3212</text:p>
          </table:table-cell>
          <table:table-cell office:value-type="float" office:value="997" calcext:value-type="float">
            <text:p>997</text:p>
          </table:table-cell>
          <table:table-cell office:value-type="float" office:value="3395" calcext:value-type="float">
            <text:p>3395</text:p>
          </table:table-cell>
          <table:table-cell table:number-columns-repeated="3"/>
          <table:table-cell table:formula="of:=3.3*[.C442]/4096" office:value-type="float" office:value="2.58779296875" calcext:value-type="float">
            <text:p>2.58779296875</text:p>
          </table:table-cell>
          <table:table-cell table:formula="of:=3.3*[.D442]/4096" office:value-type="float" office:value="0.8032470703125" calcext:value-type="float">
            <text:p>0.8032470703125</text:p>
          </table:table-cell>
          <table:table-cell table:formula="of:=3.3*[.E442]/4096" office:value-type="float" office:value="2.7352294921875" calcext:value-type="float">
            <text:p>2.7352294921875</text:p>
          </table:table-cell>
          <table:table-cell table:number-columns-repeated="27"/>
        </table:table-row>
        <table:table-row table:style-name="ro1">
          <table:table-cell table:formula="of:=1000*[.B443]*[.$Q$7]" office:value-type="float" office:value="8.84" calcext:value-type="float">
            <text:p>8.84</text:p>
          </table:table-cell>
          <table:table-cell office:value-type="float" office:value="442" calcext:value-type="float">
            <text:p>442</text:p>
          </table:table-cell>
          <table:table-cell office:value-type="float" office:value="3101" calcext:value-type="float">
            <text:p>3101</text:p>
          </table:table-cell>
          <table:table-cell office:value-type="float" office:value="2579" calcext:value-type="float">
            <text:p>2579</text:p>
          </table:table-cell>
          <table:table-cell office:value-type="float" office:value="2020" calcext:value-type="float">
            <text:p>2020</text:p>
          </table:table-cell>
          <table:table-cell table:number-columns-repeated="3"/>
          <table:table-cell table:formula="of:=3.3*[.C443]/4096" office:value-type="float" office:value="2.4983642578125" calcext:value-type="float">
            <text:p>2.4983642578125</text:p>
          </table:table-cell>
          <table:table-cell table:formula="of:=3.3*[.D443]/4096" office:value-type="float" office:value="2.0778076171875" calcext:value-type="float">
            <text:p>2.0778076171875</text:p>
          </table:table-cell>
          <table:table-cell table:formula="of:=3.3*[.E443]/4096" office:value-type="float" office:value="1.62744140625" calcext:value-type="float">
            <text:p>1.62744140625</text:p>
          </table:table-cell>
          <table:table-cell table:number-columns-repeated="27"/>
        </table:table-row>
        <table:table-row table:style-name="ro1">
          <table:table-cell table:formula="of:=1000*[.B444]*[.$Q$7]" office:value-type="float" office:value="8.86" calcext:value-type="float">
            <text:p>8.86</text:p>
          </table:table-cell>
          <table:table-cell office:value-type="float" office:value="443" calcext:value-type="float">
            <text:p>443</text:p>
          </table:table-cell>
          <table:table-cell office:value-type="float" office:value="2971" calcext:value-type="float">
            <text:p>2971</text:p>
          </table:table-cell>
          <table:table-cell office:value-type="float" office:value="3482" calcext:value-type="float">
            <text:p>3482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table:formula="of:=3.3*[.C444]/4096" office:value-type="float" office:value="2.3936279296875" calcext:value-type="float">
            <text:p>2.3936279296875</text:p>
          </table:table-cell>
          <table:table-cell table:formula="of:=3.3*[.D444]/4096" office:value-type="float" office:value="2.805322265625" calcext:value-type="float">
            <text:p>2.805322265625</text:p>
          </table:table-cell>
          <table:table-cell table:formula="of:=3.3*[.E444]/4096" office:value-type="float" office:value="0.59619140625" calcext:value-type="float">
            <text:p>0.59619140625</text:p>
          </table:table-cell>
          <table:table-cell table:number-columns-repeated="27"/>
        </table:table-row>
        <table:table-row table:style-name="ro1">
          <table:table-cell table:formula="of:=1000*[.B445]*[.$Q$7]" office:value-type="float" office:value="8.88" calcext:value-type="float">
            <text:p>8.88</text:p>
          </table:table-cell>
          <table:table-cell office:value-type="float" office:value="444" calcext:value-type="float">
            <text:p>444</text:p>
          </table:table-cell>
          <table:table-cell office:value-type="float" office:value="2828" calcext:value-type="float">
            <text:p>2828</text:p>
          </table:table-cell>
          <table:table-cell office:value-type="float" office:value="2452" calcext:value-type="float">
            <text:p>2452</text:p>
          </table:table-cell>
          <table:table-cell office:value-type="float" office:value="1319" calcext:value-type="float">
            <text:p>1319</text:p>
          </table:table-cell>
          <table:table-cell table:number-columns-repeated="3"/>
          <table:table-cell table:formula="of:=3.3*[.C445]/4096" office:value-type="float" office:value="2.27841796875" calcext:value-type="float">
            <text:p>2.27841796875</text:p>
          </table:table-cell>
          <table:table-cell table:formula="of:=3.3*[.D445]/4096" office:value-type="float" office:value="1.97548828125" calcext:value-type="float">
            <text:p>1.97548828125</text:p>
          </table:table-cell>
          <table:table-cell table:formula="of:=3.3*[.E445]/4096" office:value-type="float" office:value="1.0626708984375" calcext:value-type="float">
            <text:p>1.0626708984375</text:p>
          </table:table-cell>
          <table:table-cell table:number-columns-repeated="27"/>
        </table:table-row>
        <table:table-row table:style-name="ro1">
          <table:table-cell table:formula="of:=1000*[.B446]*[.$Q$7]" office:value-type="float" office:value="8.9" calcext:value-type="float">
            <text:p>8.9</text:p>
          </table:table-cell>
          <table:table-cell office:value-type="float" office:value="445" calcext:value-type="float">
            <text:p>445</text:p>
          </table:table-cell>
          <table:table-cell office:value-type="float" office:value="2669" calcext:value-type="float">
            <text:p>2669</text:p>
          </table:table-cell>
          <table:table-cell office:value-type="float" office:value="921" calcext:value-type="float">
            <text:p>921</text:p>
          </table:table-cell>
          <table:table-cell office:value-type="float" office:value="2959" calcext:value-type="float">
            <text:p>2959</text:p>
          </table:table-cell>
          <table:table-cell table:number-columns-repeated="3"/>
          <table:table-cell table:formula="of:=3.3*[.C446]/4096" office:value-type="float" office:value="2.1503173828125" calcext:value-type="float">
            <text:p>2.1503173828125</text:p>
          </table:table-cell>
          <table:table-cell table:formula="of:=3.3*[.D446]/4096" office:value-type="float" office:value="0.7420166015625" calcext:value-type="float">
            <text:p>0.7420166015625</text:p>
          </table:table-cell>
          <table:table-cell table:formula="of:=3.3*[.E446]/4096" office:value-type="float" office:value="2.3839599609375" calcext:value-type="float">
            <text:p>2.3839599609375</text:p>
          </table:table-cell>
          <table:table-cell table:number-columns-repeated="27"/>
        </table:table-row>
        <table:table-row table:style-name="ro1">
          <table:table-cell table:formula="of:=1000*[.B447]*[.$Q$7]" office:value-type="float" office:value="8.92" calcext:value-type="float">
            <text:p>8.92</text:p>
          </table:table-cell>
          <table:table-cell office:value-type="float" office:value="446" calcext:value-type="float">
            <text:p>446</text:p>
          </table:table-cell>
          <table:table-cell office:value-type="float" office:value="2502" calcext:value-type="float">
            <text:p>2502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3"/>
          <table:table-cell table:formula="of:=3.3*[.C447]/4096" office:value-type="float" office:value="2.015771484375" calcext:value-type="float">
            <text:p>2.015771484375</text:p>
          </table:table-cell>
          <table:table-cell table:formula="of:=3.3*[.D447]/4096" office:value-type="float" office:value="0.8032470703125" calcext:value-type="float">
            <text:p>0.8032470703125</text:p>
          </table:table-cell>
          <table:table-cell table:formula="of:=3.3*[.E447]/4096" office:value-type="float" office:value="2.7336181640625" calcext:value-type="float">
            <text:p>2.7336181640625</text:p>
          </table:table-cell>
          <table:table-cell table:number-columns-repeated="27"/>
        </table:table-row>
        <table:table-row table:style-name="ro1">
          <table:table-cell table:formula="of:=1000*[.B448]*[.$Q$7]" office:value-type="float" office:value="8.94" calcext:value-type="float">
            <text:p>8.94</text:p>
          </table:table-cell>
          <table:table-cell office:value-type="float" office:value="447" calcext:value-type="float">
            <text:p>447</text:p>
          </table:table-cell>
          <table:table-cell office:value-type="float" office:value="2335" calcext:value-type="float">
            <text:p>2335</text:p>
          </table:table-cell>
          <table:table-cell office:value-type="float" office:value="2581" calcext:value-type="float">
            <text:p>2581</text:p>
          </table:table-cell>
          <table:table-cell office:value-type="float" office:value="2020" calcext:value-type="float">
            <text:p>2020</text:p>
          </table:table-cell>
          <table:table-cell table:number-columns-repeated="3"/>
          <table:table-cell table:formula="of:=3.3*[.C448]/4096" office:value-type="float" office:value="1.8812255859375" calcext:value-type="float">
            <text:p>1.8812255859375</text:p>
          </table:table-cell>
          <table:table-cell table:formula="of:=3.3*[.D448]/4096" office:value-type="float" office:value="2.0794189453125" calcext:value-type="float">
            <text:p>2.0794189453125</text:p>
          </table:table-cell>
          <table:table-cell table:formula="of:=3.3*[.E448]/4096" office:value-type="float" office:value="1.62744140625" calcext:value-type="float">
            <text:p>1.62744140625</text:p>
          </table:table-cell>
          <table:table-cell table:number-columns-repeated="27"/>
        </table:table-row>
        <table:table-row table:style-name="ro1">
          <table:table-cell table:formula="of:=1000*[.B449]*[.$Q$7]" office:value-type="float" office:value="8.96" calcext:value-type="float">
            <text:p>8.96</text:p>
          </table:table-cell>
          <table:table-cell office:value-type="float" office:value="448" calcext:value-type="float">
            <text:p>448</text:p>
          </table:table-cell>
          <table:table-cell office:value-type="float" office:value="2164" calcext:value-type="float">
            <text:p>2164</text:p>
          </table:table-cell>
          <table:table-cell office:value-type="float" office:value="3483" calcext:value-type="float">
            <text:p>3483</text:p>
          </table:table-cell>
          <table:table-cell office:value-type="float" office:value="741" calcext:value-type="float">
            <text:p>741</text:p>
          </table:table-cell>
          <table:table-cell table:number-columns-repeated="3"/>
          <table:table-cell table:formula="of:=3.3*[.C449]/4096" office:value-type="float" office:value="1.74345703125" calcext:value-type="float">
            <text:p>1.74345703125</text:p>
          </table:table-cell>
          <table:table-cell table:formula="of:=3.3*[.D449]/4096" office:value-type="float" office:value="2.8061279296875" calcext:value-type="float">
            <text:p>2.8061279296875</text:p>
          </table:table-cell>
          <table:table-cell table:formula="of:=3.3*[.E449]/4096" office:value-type="float" office:value="0.5969970703125" calcext:value-type="float">
            <text:p>0.5969970703125</text:p>
          </table:table-cell>
          <table:table-cell table:number-columns-repeated="27"/>
        </table:table-row>
        <table:table-row table:style-name="ro1">
          <table:table-cell table:formula="of:=1000*[.B450]*[.$Q$7]" office:value-type="float" office:value="8.98" calcext:value-type="float">
            <text:p>8.98</text:p>
          </table:table-cell>
          <table:table-cell office:value-type="float" office:value="449" calcext:value-type="float">
            <text:p>449</text:p>
          </table:table-cell>
          <table:table-cell office:value-type="float" office:value="1985" calcext:value-type="float">
            <text:p>1985</text:p>
          </table:table-cell>
          <table:table-cell office:value-type="float" office:value="2452" calcext:value-type="float">
            <text:p>2452</text:p>
          </table:table-cell>
          <table:table-cell office:value-type="float" office:value="1319" calcext:value-type="float">
            <text:p>1319</text:p>
          </table:table-cell>
          <table:table-cell table:number-columns-repeated="3"/>
          <table:table-cell table:formula="of:=3.3*[.C450]/4096" office:value-type="float" office:value="1.5992431640625" calcext:value-type="float">
            <text:p>1.5992431640625</text:p>
          </table:table-cell>
          <table:table-cell table:formula="of:=3.3*[.D450]/4096" office:value-type="float" office:value="1.97548828125" calcext:value-type="float">
            <text:p>1.97548828125</text:p>
          </table:table-cell>
          <table:table-cell table:formula="of:=3.3*[.E450]/4096" office:value-type="float" office:value="1.0626708984375" calcext:value-type="float">
            <text:p>1.0626708984375</text:p>
          </table:table-cell>
          <table:table-cell table:number-columns-repeated="27"/>
        </table:table-row>
        <table:table-row table:style-name="ro1">
          <table:table-cell table:formula="of:=1000*[.B451]*[.$Q$7]"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1818" calcext:value-type="float">
            <text:p>1818</text:p>
          </table:table-cell>
          <table:table-cell office:value-type="float" office:value="917" calcext:value-type="float">
            <text:p>917</text:p>
          </table:table-cell>
          <table:table-cell office:value-type="float" office:value="2960" calcext:value-type="float">
            <text:p>2960</text:p>
          </table:table-cell>
          <table:table-cell table:number-columns-repeated="3"/>
          <table:table-cell table:formula="of:=3.3*[.C451]/4096" office:value-type="float" office:value="1.464697265625" calcext:value-type="float">
            <text:p>1.464697265625</text:p>
          </table:table-cell>
          <table:table-cell table:formula="of:=3.3*[.D451]/4096" office:value-type="float" office:value="0.7387939453125" calcext:value-type="float">
            <text:p>0.7387939453125</text:p>
          </table:table-cell>
          <table:table-cell table:formula="of:=3.3*[.E451]/4096" office:value-type="float" office:value="2.384765625" calcext:value-type="float">
            <text:p>2.384765625</text:p>
          </table:table-cell>
          <table:table-cell table:number-columns-repeated="27"/>
        </table:table-row>
        <table:table-row table:style-name="ro1">
          <table:table-cell table:formula="of:=1000*[.B452]*[.$Q$7]" office:value-type="float" office:value="9.02" calcext:value-type="float">
            <text:p>9.02</text:p>
          </table:table-cell>
          <table:table-cell office:value-type="float" office:value="451" calcext:value-type="float">
            <text:p>451</text:p>
          </table:table-cell>
          <table:table-cell office:value-type="float" office:value="1645" calcext:value-type="float">
            <text:p>1645</text:p>
          </table:table-cell>
          <table:table-cell office:value-type="float" office:value="996" calcext:value-type="float">
            <text:p>996</text:p>
          </table:table-cell>
          <table:table-cell office:value-type="float" office:value="3391" calcext:value-type="float">
            <text:p>3391</text:p>
          </table:table-cell>
          <table:table-cell table:number-columns-repeated="3"/>
          <table:table-cell table:formula="of:=3.3*[.C452]/4096" office:value-type="float" office:value="1.3253173828125" calcext:value-type="float">
            <text:p>1.3253173828125</text:p>
          </table:table-cell>
          <table:table-cell table:formula="of:=3.3*[.D452]/4096" office:value-type="float" office:value="0.80244140625" calcext:value-type="float">
            <text:p>0.80244140625</text:p>
          </table:table-cell>
          <table:table-cell table:formula="of:=3.3*[.E452]/4096" office:value-type="float" office:value="2.7320068359375" calcext:value-type="float">
            <text:p>2.7320068359375</text:p>
          </table:table-cell>
          <table:table-cell table:number-columns-repeated="27"/>
        </table:table-row>
        <table:table-row table:style-name="ro1">
          <table:table-cell table:formula="of:=1000*[.B453]*[.$Q$7]" office:value-type="float" office:value="9.04" calcext:value-type="float">
            <text:p>9.04</text:p>
          </table:table-cell>
          <table:table-cell office:value-type="float" office:value="452" calcext:value-type="float">
            <text:p>452</text:p>
          </table:table-cell>
          <table:table-cell office:value-type="float" office:value="1483" calcext:value-type="float">
            <text:p>1483</text:p>
          </table:table-cell>
          <table:table-cell office:value-type="float" office:value="2581" calcext:value-type="float">
            <text:p>2581</text:p>
          </table:table-cell>
          <table:table-cell office:value-type="float" office:value="2020" calcext:value-type="float">
            <text:p>2020</text:p>
          </table:table-cell>
          <table:table-cell table:number-columns-repeated="3"/>
          <table:table-cell table:formula="of:=3.3*[.C453]/4096" office:value-type="float" office:value="1.1947998046875" calcext:value-type="float">
            <text:p>1.1947998046875</text:p>
          </table:table-cell>
          <table:table-cell table:formula="of:=3.3*[.D453]/4096" office:value-type="float" office:value="2.0794189453125" calcext:value-type="float">
            <text:p>2.0794189453125</text:p>
          </table:table-cell>
          <table:table-cell table:formula="of:=3.3*[.E453]/4096" office:value-type="float" office:value="1.62744140625" calcext:value-type="float">
            <text:p>1.62744140625</text:p>
          </table:table-cell>
          <table:table-cell table:number-columns-repeated="27"/>
        </table:table-row>
        <table:table-row table:style-name="ro1">
          <table:table-cell table:formula="of:=1000*[.B454]*[.$Q$7]" office:value-type="float" office:value="9.06" calcext:value-type="float">
            <text:p>9.06</text:p>
          </table:table-cell>
          <table:table-cell office:value-type="float" office:value="453" calcext:value-type="float">
            <text:p>453</text:p>
          </table:table-cell>
          <table:table-cell office:value-type="float" office:value="1330" calcext:value-type="float">
            <text:p>1330</text:p>
          </table:table-cell>
          <table:table-cell office:value-type="float" office:value="3477" calcext:value-type="float">
            <text:p>3477</text:p>
          </table:table-cell>
          <table:table-cell office:value-type="float" office:value="738" calcext:value-type="float">
            <text:p>738</text:p>
          </table:table-cell>
          <table:table-cell table:number-columns-repeated="3"/>
          <table:table-cell table:formula="of:=3.3*[.C454]/4096" office:value-type="float" office:value="1.071533203125" calcext:value-type="float">
            <text:p>1.071533203125</text:p>
          </table:table-cell>
          <table:table-cell table:formula="of:=3.3*[.D454]/4096" office:value-type="float" office:value="2.8012939453125" calcext:value-type="float">
            <text:p>2.8012939453125</text:p>
          </table:table-cell>
          <table:table-cell table:formula="of:=3.3*[.E454]/4096" office:value-type="float" office:value="0.594580078125" calcext:value-type="float">
            <text:p>0.594580078125</text:p>
          </table:table-cell>
          <table:table-cell table:number-columns-repeated="27"/>
        </table:table-row>
        <table:table-row table:style-name="ro1">
          <table:table-cell table:formula="of:=1000*[.B455]*[.$Q$7]" office:value-type="float" office:value="9.08" calcext:value-type="float">
            <text:p>9.08</text:p>
          </table:table-cell>
          <table:table-cell office:value-type="float" office:value="454" calcext:value-type="float">
            <text:p>454</text:p>
          </table:table-cell>
          <table:table-cell office:value-type="float" office:value="1184" calcext:value-type="float">
            <text:p>1184</text:p>
          </table:table-cell>
          <table:table-cell office:value-type="float" office:value="2454" calcext:value-type="float">
            <text:p>2454</text:p>
          </table:table-cell>
          <table:table-cell office:value-type="float" office:value="1324" calcext:value-type="float">
            <text:p>1324</text:p>
          </table:table-cell>
          <table:table-cell table:number-columns-repeated="3"/>
          <table:table-cell table:formula="of:=3.3*[.C455]/4096" office:value-type="float" office:value="0.95390625" calcext:value-type="float">
            <text:p>0.95390625</text:p>
          </table:table-cell>
          <table:table-cell table:formula="of:=3.3*[.D455]/4096" office:value-type="float" office:value="1.977099609375" calcext:value-type="float">
            <text:p>1.977099609375</text:p>
          </table:table-cell>
          <table:table-cell table:formula="of:=3.3*[.E455]/4096" office:value-type="float" office:value="1.06669921875" calcext:value-type="float">
            <text:p>1.06669921875</text:p>
          </table:table-cell>
          <table:table-cell table:number-columns-repeated="27"/>
        </table:table-row>
        <table:table-row table:style-name="ro1">
          <table:table-cell table:formula="of:=1000*[.B456]*[.$Q$7]" office:value-type="float" office:value="9.1" calcext:value-type="float">
            <text:p>9.1</text:p>
          </table:table-cell>
          <table:table-cell office:value-type="float" office:value="455" calcext:value-type="float">
            <text:p>455</text:p>
          </table:table-cell>
          <table:table-cell office:value-type="float" office:value="1060" calcext:value-type="float">
            <text:p>1060</text:p>
          </table:table-cell>
          <table:table-cell office:value-type="float" office:value="917" calcext:value-type="float">
            <text:p>917</text:p>
          </table:table-cell>
          <table:table-cell office:value-type="float" office:value="2967" calcext:value-type="float">
            <text:p>2967</text:p>
          </table:table-cell>
          <table:table-cell table:number-columns-repeated="3"/>
          <table:table-cell table:formula="of:=3.3*[.C456]/4096" office:value-type="float" office:value="0.85400390625" calcext:value-type="float">
            <text:p>0.85400390625</text:p>
          </table:table-cell>
          <table:table-cell table:formula="of:=3.3*[.D456]/4096" office:value-type="float" office:value="0.7387939453125" calcext:value-type="float">
            <text:p>0.7387939453125</text:p>
          </table:table-cell>
          <table:table-cell table:formula="of:=3.3*[.E456]/4096" office:value-type="float" office:value="2.3904052734375" calcext:value-type="float">
            <text:p>2.3904052734375</text:p>
          </table:table-cell>
          <table:table-cell table:number-columns-repeated="27"/>
        </table:table-row>
        <table:table-row table:style-name="ro1">
          <table:table-cell table:formula="of:=1000*[.B457]*[.$Q$7]" office:value-type="float" office:value="9.12" calcext:value-type="float">
            <text:p>9.12</text:p>
          </table:table-cell>
          <table:table-cell office:value-type="float" office:value="456" calcext:value-type="float">
            <text:p>456</text:p>
          </table:table-cell>
          <table:table-cell office:value-type="float" office:value="949" calcext:value-type="float">
            <text:p>949</text:p>
          </table:table-cell>
          <table:table-cell office:value-type="float" office:value="997" calcext:value-type="float">
            <text:p>997</text:p>
          </table:table-cell>
          <table:table-cell office:value-type="float" office:value="3390" calcext:value-type="float">
            <text:p>3390</text:p>
          </table:table-cell>
          <table:table-cell table:number-columns-repeated="3"/>
          <table:table-cell table:formula="of:=3.3*[.C457]/4096" office:value-type="float" office:value="0.7645751953125" calcext:value-type="float">
            <text:p>0.7645751953125</text:p>
          </table:table-cell>
          <table:table-cell table:formula="of:=3.3*[.D457]/4096" office:value-type="float" office:value="0.8032470703125" calcext:value-type="float">
            <text:p>0.8032470703125</text:p>
          </table:table-cell>
          <table:table-cell table:formula="of:=3.3*[.E457]/4096" office:value-type="float" office:value="2.731201171875" calcext:value-type="float">
            <text:p>2.731201171875</text:p>
          </table:table-cell>
          <table:table-cell table:number-columns-repeated="27"/>
        </table:table-row>
        <table:table-row table:style-name="ro1">
          <table:table-cell table:formula="of:=1000*[.B458]*[.$Q$7]" office:value-type="float" office:value="9.14" calcext:value-type="float">
            <text:p>9.14</text:p>
          </table:table-cell>
          <table:table-cell office:value-type="float" office:value="457" calcext:value-type="float">
            <text:p>457</text:p>
          </table:table-cell>
          <table:table-cell office:value-type="float" office:value="861" calcext:value-type="float">
            <text:p>861</text:p>
          </table:table-cell>
          <table:table-cell office:value-type="float" office:value="2580" calcext:value-type="float">
            <text:p>2580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table:formula="of:=3.3*[.C458]/4096" office:value-type="float" office:value="0.6936767578125" calcext:value-type="float">
            <text:p>0.6936767578125</text:p>
          </table:table-cell>
          <table:table-cell table:formula="of:=3.3*[.D458]/4096" office:value-type="float" office:value="2.07861328125" calcext:value-type="float">
            <text:p>2.07861328125</text:p>
          </table:table-cell>
          <table:table-cell table:formula="of:=3.3*[.E458]/4096" office:value-type="float" office:value="1.6169677734375" calcext:value-type="float">
            <text:p>1.6169677734375</text:p>
          </table:table-cell>
          <table:table-cell table:number-columns-repeated="27"/>
        </table:table-row>
        <table:table-row table:style-name="ro1">
          <table:table-cell table:formula="of:=1000*[.B459]*[.$Q$7]" office:value-type="float" office:value="9.16" calcext:value-type="float">
            <text:p>9.16</text:p>
          </table:table-cell>
          <table:table-cell office:value-type="float" office:value="458" calcext:value-type="float">
            <text:p>458</text:p>
          </table:table-cell>
          <table:table-cell office:value-type="float" office:value="784" calcext:value-type="float">
            <text:p>784</text:p>
          </table:table-cell>
          <table:table-cell office:value-type="float" office:value="3479" calcext:value-type="float">
            <text:p>3479</text:p>
          </table:table-cell>
          <table:table-cell office:value-type="float" office:value="736" calcext:value-type="float">
            <text:p>736</text:p>
          </table:table-cell>
          <table:table-cell table:number-columns-repeated="3"/>
          <table:table-cell table:formula="of:=3.3*[.C459]/4096" office:value-type="float" office:value="0.631640625" calcext:value-type="float">
            <text:p>0.631640625</text:p>
          </table:table-cell>
          <table:table-cell table:formula="of:=3.3*[.D459]/4096" office:value-type="float" office:value="2.8029052734375" calcext:value-type="float">
            <text:p>2.8029052734375</text:p>
          </table:table-cell>
          <table:table-cell table:formula="of:=3.3*[.E459]/4096" office:value-type="float" office:value="0.59296875" calcext:value-type="float">
            <text:p>0.59296875</text:p>
          </table:table-cell>
          <table:table-cell table:number-columns-repeated="27"/>
        </table:table-row>
        <table:table-row table:style-name="ro1">
          <table:table-cell table:formula="of:=1000*[.B460]*[.$Q$7]" office:value-type="float" office:value="9.18" calcext:value-type="float">
            <text:p>9.18</text:p>
          </table:table-cell>
          <table:table-cell office:value-type="float" office:value="459" calcext:value-type="float">
            <text:p>459</text:p>
          </table:table-cell>
          <table:table-cell office:value-type="float" office:value="730" calcext:value-type="float">
            <text:p>730</text:p>
          </table:table-cell>
          <table:table-cell office:value-type="float" office:value="2456" calcext:value-type="float">
            <text:p>2456</text:p>
          </table:table-cell>
          <table:table-cell office:value-type="float" office:value="1323" calcext:value-type="float">
            <text:p>1323</text:p>
          </table:table-cell>
          <table:table-cell table:number-columns-repeated="3"/>
          <table:table-cell table:formula="of:=3.3*[.C460]/4096" office:value-type="float" office:value="0.588134765625" calcext:value-type="float">
            <text:p>0.588134765625</text:p>
          </table:table-cell>
          <table:table-cell table:formula="of:=3.3*[.D460]/4096" office:value-type="float" office:value="1.9787109375" calcext:value-type="float">
            <text:p>1.9787109375</text:p>
          </table:table-cell>
          <table:table-cell table:formula="of:=3.3*[.E460]/4096" office:value-type="float" office:value="1.0658935546875" calcext:value-type="float">
            <text:p>1.0658935546875</text:p>
          </table:table-cell>
          <table:table-cell table:number-columns-repeated="27"/>
        </table:table-row>
        <table:table-row table:style-name="ro1">
          <table:table-cell table:formula="of:=1000*[.B461]*[.$Q$7]" office:value-type="float" office:value="9.2" calcext:value-type="float">
            <text:p>9.2</text:p>
          </table:table-cell>
          <table:table-cell office:value-type="float" office:value="460" calcext:value-type="float">
            <text:p>460</text:p>
          </table:table-cell>
          <table:table-cell office:value-type="float" office:value="701" calcext:value-type="float">
            <text:p>701</text:p>
          </table:table-cell>
          <table:table-cell office:value-type="float" office:value="920" calcext:value-type="float">
            <text:p>920</text:p>
          </table:table-cell>
          <table:table-cell office:value-type="float" office:value="2966" calcext:value-type="float">
            <text:p>2966</text:p>
          </table:table-cell>
          <table:table-cell table:number-columns-repeated="3"/>
          <table:table-cell table:formula="of:=3.3*[.C461]/4096" office:value-type="float" office:value="0.5647705078125" calcext:value-type="float">
            <text:p>0.5647705078125</text:p>
          </table:table-cell>
          <table:table-cell table:formula="of:=3.3*[.D461]/4096" office:value-type="float" office:value="0.7412109375" calcext:value-type="float">
            <text:p>0.7412109375</text:p>
          </table:table-cell>
          <table:table-cell table:formula="of:=3.3*[.E461]/4096" office:value-type="float" office:value="2.389599609375" calcext:value-type="float">
            <text:p>2.389599609375</text:p>
          </table:table-cell>
          <table:table-cell table:number-columns-repeated="27"/>
        </table:table-row>
        <table:table-row table:style-name="ro1">
          <table:table-cell table:formula="of:=1000*[.B462]*[.$Q$7]" office:value-type="float" office:value="9.22" calcext:value-type="float">
            <text:p>9.22</text:p>
          </table:table-cell>
          <table:table-cell office:value-type="float" office:value="461" calcext:value-type="float">
            <text:p>461</text:p>
          </table:table-cell>
          <table:table-cell office:value-type="float" office:value="688" calcext:value-type="float">
            <text:p>688</text:p>
          </table:table-cell>
          <table:table-cell office:value-type="float" office:value="998" calcext:value-type="float">
            <text:p>998</text:p>
          </table:table-cell>
          <table:table-cell office:value-type="float" office:value="3389" calcext:value-type="float">
            <text:p>3389</text:p>
          </table:table-cell>
          <table:table-cell table:number-columns-repeated="3"/>
          <table:table-cell table:formula="of:=3.3*[.C462]/4096" office:value-type="float" office:value="0.554296875" calcext:value-type="float">
            <text:p>0.554296875</text:p>
          </table:table-cell>
          <table:table-cell table:formula="of:=3.3*[.D462]/4096" office:value-type="float" office:value="0.804052734375" calcext:value-type="float">
            <text:p>0.804052734375</text:p>
          </table:table-cell>
          <table:table-cell table:formula="of:=3.3*[.E462]/4096" office:value-type="float" office:value="2.7303955078125" calcext:value-type="float">
            <text:p>2.7303955078125</text:p>
          </table:table-cell>
          <table:table-cell table:number-columns-repeated="27"/>
        </table:table-row>
        <table:table-row table:style-name="ro1">
          <table:table-cell table:formula="of:=1000*[.B463]*[.$Q$7]" office:value-type="float" office:value="9.24" calcext:value-type="float">
            <text:p>9.24</text:p>
          </table:table-cell>
          <table:table-cell office:value-type="float" office:value="462" calcext:value-type="float">
            <text:p>462</text:p>
          </table:table-cell>
          <table:table-cell office:value-type="float" office:value="700" calcext:value-type="float">
            <text:p>700</text:p>
          </table:table-cell>
          <table:table-cell office:value-type="float" office:value="2585" calcext:value-type="float">
            <text:p>2585</text:p>
          </table:table-cell>
          <table:table-cell office:value-type="float" office:value="2014" calcext:value-type="float">
            <text:p>2014</text:p>
          </table:table-cell>
          <table:table-cell table:number-columns-repeated="3"/>
          <table:table-cell table:formula="of:=3.3*[.C463]/4096" office:value-type="float" office:value="0.56396484375" calcext:value-type="float">
            <text:p>0.56396484375</text:p>
          </table:table-cell>
          <table:table-cell table:formula="of:=3.3*[.D463]/4096" office:value-type="float" office:value="2.0826416015625" calcext:value-type="float">
            <text:p>2.0826416015625</text:p>
          </table:table-cell>
          <table:table-cell table:formula="of:=3.3*[.E463]/4096" office:value-type="float" office:value="1.622607421875" calcext:value-type="float">
            <text:p>1.622607421875</text:p>
          </table:table-cell>
          <table:table-cell table:number-columns-repeated="27"/>
        </table:table-row>
        <table:table-row table:style-name="ro1">
          <table:table-cell table:formula="of:=1000*[.B464]*[.$Q$7]" office:value-type="float" office:value="9.26" calcext:value-type="float">
            <text:p>9.26</text:p>
          </table:table-cell>
          <table:table-cell office:value-type="float" office:value="463" calcext:value-type="float">
            <text:p>463</text:p>
          </table:table-cell>
          <table:table-cell office:value-type="float" office:value="739" calcext:value-type="float">
            <text:p>739</text:p>
          </table:table-cell>
          <table:table-cell office:value-type="float" office:value="3479" calcext:value-type="float">
            <text:p>3479</text:p>
          </table:table-cell>
          <table:table-cell office:value-type="float" office:value="733" calcext:value-type="float">
            <text:p>733</text:p>
          </table:table-cell>
          <table:table-cell table:number-columns-repeated="3"/>
          <table:table-cell table:formula="of:=3.3*[.C464]/4096" office:value-type="float" office:value="0.5953857421875" calcext:value-type="float">
            <text:p>0.5953857421875</text:p>
          </table:table-cell>
          <table:table-cell table:formula="of:=3.3*[.D464]/4096" office:value-type="float" office:value="2.8029052734375" calcext:value-type="float">
            <text:p>2.8029052734375</text:p>
          </table:table-cell>
          <table:table-cell table:formula="of:=3.3*[.E464]/4096" office:value-type="float" office:value="0.5905517578125" calcext:value-type="float">
            <text:p>0.5905517578125</text:p>
          </table:table-cell>
          <table:table-cell table:number-columns-repeated="27"/>
        </table:table-row>
        <table:table-row table:style-name="ro1">
          <table:table-cell table:formula="of:=1000*[.B465]*[.$Q$7]" office:value-type="float" office:value="9.28" calcext:value-type="float">
            <text:p>9.28</text:p>
          </table:table-cell>
          <table:table-cell office:value-type="float" office:value="464" calcext:value-type="float">
            <text:p>464</text:p>
          </table:table-cell>
          <table:table-cell office:value-type="float" office:value="792" calcext:value-type="float">
            <text:p>792</text:p>
          </table:table-cell>
          <table:table-cell office:value-type="float" office:value="2450" calcext:value-type="float">
            <text:p>2450</text:p>
          </table:table-cell>
          <table:table-cell office:value-type="float" office:value="1327" calcext:value-type="float">
            <text:p>1327</text:p>
          </table:table-cell>
          <table:table-cell table:number-columns-repeated="3"/>
          <table:table-cell table:formula="of:=3.3*[.C465]/4096" office:value-type="float" office:value="0.6380859375" calcext:value-type="float">
            <text:p>0.6380859375</text:p>
          </table:table-cell>
          <table:table-cell table:formula="of:=3.3*[.D465]/4096" office:value-type="float" office:value="1.973876953125" calcext:value-type="float">
            <text:p>1.973876953125</text:p>
          </table:table-cell>
          <table:table-cell table:formula="of:=3.3*[.E465]/4096" office:value-type="float" office:value="1.0691162109375" calcext:value-type="float">
            <text:p>1.0691162109375</text:p>
          </table:table-cell>
          <table:table-cell table:number-columns-repeated="27"/>
        </table:table-row>
        <table:table-row table:style-name="ro1">
          <table:table-cell table:formula="of:=1000*[.B466]*[.$Q$7]" office:value-type="float" office:value="9.3" calcext:value-type="float">
            <text:p>9.3</text:p>
          </table:table-cell>
          <table:table-cell office:value-type="float" office:value="465" calcext:value-type="float">
            <text:p>465</text:p>
          </table:table-cell>
          <table:table-cell office:value-type="float" office:value="866" calcext:value-type="float">
            <text:p>866</text:p>
          </table:table-cell>
          <table:table-cell office:value-type="float" office:value="919" calcext:value-type="float">
            <text:p>919</text:p>
          </table:table-cell>
          <table:table-cell office:value-type="float" office:value="2970" calcext:value-type="float">
            <text:p>2970</text:p>
          </table:table-cell>
          <table:table-cell table:number-columns-repeated="3"/>
          <table:table-cell table:formula="of:=3.3*[.C466]/4096" office:value-type="float" office:value="0.697705078125" calcext:value-type="float">
            <text:p>0.697705078125</text:p>
          </table:table-cell>
          <table:table-cell table:formula="of:=3.3*[.D466]/4096" office:value-type="float" office:value="0.7404052734375" calcext:value-type="float">
            <text:p>0.7404052734375</text:p>
          </table:table-cell>
          <table:table-cell table:formula="of:=3.3*[.E466]/4096" office:value-type="float" office:value="2.392822265625" calcext:value-type="float">
            <text:p>2.392822265625</text:p>
          </table:table-cell>
          <table:table-cell table:number-columns-repeated="27"/>
        </table:table-row>
        <table:table-row table:style-name="ro1">
          <table:table-cell table:formula="of:=1000*[.B467]*[.$Q$7]" office:value-type="float" office:value="9.32" calcext:value-type="float">
            <text:p>9.32</text:p>
          </table:table-cell>
          <table:table-cell office:value-type="float" office:value="466" calcext:value-type="float">
            <text:p>466</text:p>
          </table:table-cell>
          <table:table-cell office:value-type="float" office:value="965" calcext:value-type="float">
            <text:p>965</text:p>
          </table:table-cell>
          <table:table-cell office:value-type="float" office:value="994" calcext:value-type="float">
            <text:p>994</text:p>
          </table:table-cell>
          <table:table-cell office:value-type="float" office:value="3391" calcext:value-type="float">
            <text:p>3391</text:p>
          </table:table-cell>
          <table:table-cell table:number-columns-repeated="3"/>
          <table:table-cell table:formula="of:=3.3*[.C467]/4096" office:value-type="float" office:value="0.7774658203125" calcext:value-type="float">
            <text:p>0.7774658203125</text:p>
          </table:table-cell>
          <table:table-cell table:formula="of:=3.3*[.D467]/4096" office:value-type="float" office:value="0.800830078125" calcext:value-type="float">
            <text:p>0.800830078125</text:p>
          </table:table-cell>
          <table:table-cell table:formula="of:=3.3*[.E467]/4096" office:value-type="float" office:value="2.7320068359375" calcext:value-type="float">
            <text:p>2.7320068359375</text:p>
          </table:table-cell>
          <table:table-cell table:number-columns-repeated="27"/>
        </table:table-row>
        <table:table-row table:style-name="ro1">
          <table:table-cell table:formula="of:=1000*[.B468]*[.$Q$7]" office:value-type="float" office:value="9.34" calcext:value-type="float">
            <text:p>9.34</text:p>
          </table:table-cell>
          <table:table-cell office:value-type="float" office:value="467" calcext:value-type="float">
            <text:p>467</text:p>
          </table:table-cell>
          <table:table-cell office:value-type="float" office:value="1073" calcext:value-type="float">
            <text:p>1073</text:p>
          </table:table-cell>
          <table:table-cell office:value-type="float" office:value="2578" calcext:value-type="float">
            <text:p>2578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table:formula="of:=3.3*[.C468]/4096" office:value-type="float" office:value="0.8644775390625" calcext:value-type="float">
            <text:p>0.8644775390625</text:p>
          </table:table-cell>
          <table:table-cell table:formula="of:=3.3*[.D468]/4096" office:value-type="float" office:value="2.077001953125" calcext:value-type="float">
            <text:p>2.077001953125</text:p>
          </table:table-cell>
          <table:table-cell table:formula="of:=3.3*[.E468]/4096" office:value-type="float" office:value="1.619384765625" calcext:value-type="float">
            <text:p>1.619384765625</text:p>
          </table:table-cell>
          <table:table-cell table:number-columns-repeated="27"/>
        </table:table-row>
        <table:table-row table:style-name="ro1">
          <table:table-cell table:formula="of:=1000*[.B469]*[.$Q$7]" office:value-type="float" office:value="9.36" calcext:value-type="float">
            <text:p>9.36</text:p>
          </table:table-cell>
          <table:table-cell office:value-type="float" office:value="468" calcext:value-type="float">
            <text:p>468</text:p>
          </table:table-cell>
          <table:table-cell office:value-type="float" office:value="1205" calcext:value-type="float">
            <text:p>1205</text:p>
          </table:table-cell>
          <table:table-cell office:value-type="float" office:value="3483" calcext:value-type="float">
            <text:p>3483</text:p>
          </table:table-cell>
          <table:table-cell office:value-type="float" office:value="734" calcext:value-type="float">
            <text:p>734</text:p>
          </table:table-cell>
          <table:table-cell table:number-columns-repeated="3"/>
          <table:table-cell table:formula="of:=3.3*[.C469]/4096" office:value-type="float" office:value="0.9708251953125" calcext:value-type="float">
            <text:p>0.9708251953125</text:p>
          </table:table-cell>
          <table:table-cell table:formula="of:=3.3*[.D469]/4096" office:value-type="float" office:value="2.8061279296875" calcext:value-type="float">
            <text:p>2.8061279296875</text:p>
          </table:table-cell>
          <table:table-cell table:formula="of:=3.3*[.E469]/4096" office:value-type="float" office:value="0.591357421875" calcext:value-type="float">
            <text:p>0.591357421875</text:p>
          </table:table-cell>
          <table:table-cell table:number-columns-repeated="27"/>
        </table:table-row>
        <table:table-row table:style-name="ro1">
          <table:table-cell table:formula="of:=1000*[.B470]*[.$Q$7]" office:value-type="float" office:value="9.38" calcext:value-type="float">
            <text:p>9.38</text:p>
          </table:table-cell>
          <table:table-cell office:value-type="float" office:value="469" calcext:value-type="float">
            <text:p>469</text:p>
          </table:table-cell>
          <table:table-cell office:value-type="float" office:value="1349" calcext:value-type="float">
            <text:p>1349</text:p>
          </table:table-cell>
          <table:table-cell office:value-type="float" office:value="2460" calcext:value-type="float">
            <text:p>2460</text:p>
          </table:table-cell>
          <table:table-cell office:value-type="float" office:value="1333" calcext:value-type="float">
            <text:p>1333</text:p>
          </table:table-cell>
          <table:table-cell table:number-columns-repeated="3"/>
          <table:table-cell table:formula="of:=3.3*[.C470]/4096" office:value-type="float" office:value="1.0868408203125" calcext:value-type="float">
            <text:p>1.0868408203125</text:p>
          </table:table-cell>
          <table:table-cell table:formula="of:=3.3*[.D470]/4096" office:value-type="float" office:value="1.98193359375" calcext:value-type="float">
            <text:p>1.98193359375</text:p>
          </table:table-cell>
          <table:table-cell table:formula="of:=3.3*[.E470]/4096" office:value-type="float" office:value="1.0739501953125" calcext:value-type="float">
            <text:p>1.0739501953125</text:p>
          </table:table-cell>
          <table:table-cell table:number-columns-repeated="27"/>
        </table:table-row>
        <table:table-row table:style-name="ro1">
          <table:table-cell table:formula="of:=1000*[.B471]*[.$Q$7]" office:value-type="float" office:value="9.4" calcext:value-type="float">
            <text:p>9.4</text:p>
          </table:table-cell>
          <table:table-cell office:value-type="float" office:value="470" calcext:value-type="float">
            <text:p>470</text:p>
          </table:table-cell>
          <table:table-cell office:value-type="float" office:value="1500" calcext:value-type="float">
            <text:p>1500</text:p>
          </table:table-cell>
          <table:table-cell office:value-type="float" office:value="917" calcext:value-type="float">
            <text:p>917</text:p>
          </table:table-cell>
          <table:table-cell office:value-type="float" office:value="2974" calcext:value-type="float">
            <text:p>2974</text:p>
          </table:table-cell>
          <table:table-cell table:number-columns-repeated="3"/>
          <table:table-cell table:formula="of:=3.3*[.C471]/4096" office:value-type="float" office:value="1.20849609375" calcext:value-type="float">
            <text:p>1.20849609375</text:p>
          </table:table-cell>
          <table:table-cell table:formula="of:=3.3*[.D471]/4096" office:value-type="float" office:value="0.7387939453125" calcext:value-type="float">
            <text:p>0.7387939453125</text:p>
          </table:table-cell>
          <table:table-cell table:formula="of:=3.3*[.E471]/4096" office:value-type="float" office:value="2.396044921875" calcext:value-type="float">
            <text:p>2.396044921875</text:p>
          </table:table-cell>
          <table:table-cell table:number-columns-repeated="27"/>
        </table:table-row>
        <table:table-row table:style-name="ro1">
          <table:table-cell table:formula="of:=1000*[.B472]*[.$Q$7]" office:value-type="float" office:value="9.42" calcext:value-type="float">
            <text:p>9.42</text:p>
          </table:table-cell>
          <table:table-cell office:value-type="float" office:value="471" calcext:value-type="float">
            <text:p>471</text:p>
          </table:table-cell>
          <table:table-cell office:value-type="float" office:value="1669" calcext:value-type="float">
            <text:p>1669</text:p>
          </table:table-cell>
          <table:table-cell office:value-type="float" office:value="991" calcext:value-type="float">
            <text:p>991</text:p>
          </table:table-cell>
          <table:table-cell office:value-type="float" office:value="3386" calcext:value-type="float">
            <text:p>3386</text:p>
          </table:table-cell>
          <table:table-cell table:number-columns-repeated="3"/>
          <table:table-cell table:formula="of:=3.3*[.C472]/4096" office:value-type="float" office:value="1.3446533203125" calcext:value-type="float">
            <text:p>1.3446533203125</text:p>
          </table:table-cell>
          <table:table-cell table:formula="of:=3.3*[.D472]/4096" office:value-type="float" office:value="0.7984130859375" calcext:value-type="float">
            <text:p>0.7984130859375</text:p>
          </table:table-cell>
          <table:table-cell table:formula="of:=3.3*[.E472]/4096" office:value-type="float" office:value="2.727978515625" calcext:value-type="float">
            <text:p>2.727978515625</text:p>
          </table:table-cell>
          <table:table-cell table:number-columns-repeated="27"/>
        </table:table-row>
        <table:table-row table:style-name="ro1">
          <table:table-cell table:formula="of:=1000*[.B473]*[.$Q$7]" office:value-type="float" office:value="9.44" calcext:value-type="float">
            <text:p>9.44</text:p>
          </table:table-cell>
          <table:table-cell office:value-type="float" office:value="472" calcext:value-type="float">
            <text:p>472</text:p>
          </table:table-cell>
          <table:table-cell office:value-type="float" office:value="1836" calcext:value-type="float">
            <text:p>1836</text:p>
          </table:table-cell>
          <table:table-cell office:value-type="float" office:value="2573" calcext:value-type="float">
            <text:p>2573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table:formula="of:=3.3*[.C473]/4096" office:value-type="float" office:value="1.47919921875" calcext:value-type="float">
            <text:p>1.47919921875</text:p>
          </table:table-cell>
          <table:table-cell table:formula="of:=3.3*[.D473]/4096" office:value-type="float" office:value="2.0729736328125" calcext:value-type="float">
            <text:p>2.0729736328125</text:p>
          </table:table-cell>
          <table:table-cell table:formula="of:=3.3*[.E473]/4096" office:value-type="float" office:value="1.6153564453125" calcext:value-type="float">
            <text:p>1.6153564453125</text:p>
          </table:table-cell>
          <table:table-cell table:number-columns-repeated="27"/>
        </table:table-row>
        <table:table-row table:style-name="ro1">
          <table:table-cell table:formula="of:=1000*[.B474]*[.$Q$7]" office:value-type="float" office:value="9.46" calcext:value-type="float">
            <text:p>9.46</text:p>
          </table:table-cell>
          <table:table-cell office:value-type="float" office:value="473" calcext:value-type="float">
            <text:p>473</text:p>
          </table:table-cell>
          <table:table-cell office:value-type="float" office:value="2007" calcext:value-type="float">
            <text:p>2007</text:p>
          </table:table-cell>
          <table:table-cell office:value-type="float" office:value="3483" calcext:value-type="float">
            <text:p>3483</text:p>
          </table:table-cell>
          <table:table-cell office:value-type="float" office:value="733" calcext:value-type="float">
            <text:p>733</text:p>
          </table:table-cell>
          <table:table-cell table:number-columns-repeated="3"/>
          <table:table-cell table:formula="of:=3.3*[.C474]/4096" office:value-type="float" office:value="1.6169677734375" calcext:value-type="float">
            <text:p>1.6169677734375</text:p>
          </table:table-cell>
          <table:table-cell table:formula="of:=3.3*[.D474]/4096" office:value-type="float" office:value="2.8061279296875" calcext:value-type="float">
            <text:p>2.8061279296875</text:p>
          </table:table-cell>
          <table:table-cell table:formula="of:=3.3*[.E474]/4096" office:value-type="float" office:value="0.5905517578125" calcext:value-type="float">
            <text:p>0.5905517578125</text:p>
          </table:table-cell>
          <table:table-cell table:number-columns-repeated="27"/>
        </table:table-row>
        <table:table-row table:style-name="ro1">
          <table:table-cell table:formula="of:=1000*[.B475]*[.$Q$7]" office:value-type="float" office:value="9.48" calcext:value-type="float">
            <text:p>9.48</text:p>
          </table:table-cell>
          <table:table-cell office:value-type="float" office:value="474" calcext:value-type="float">
            <text:p>474</text:p>
          </table:table-cell>
          <table:table-cell office:value-type="float" office:value="2184" calcext:value-type="float">
            <text:p>2184</text:p>
          </table:table-cell>
          <table:table-cell office:value-type="float" office:value="2456" calcext:value-type="float">
            <text:p>2456</text:p>
          </table:table-cell>
          <table:table-cell office:value-type="float" office:value="1333" calcext:value-type="float">
            <text:p>1333</text:p>
          </table:table-cell>
          <table:table-cell table:number-columns-repeated="3"/>
          <table:table-cell table:formula="of:=3.3*[.C475]/4096" office:value-type="float" office:value="1.7595703125" calcext:value-type="float">
            <text:p>1.7595703125</text:p>
          </table:table-cell>
          <table:table-cell table:formula="of:=3.3*[.D475]/4096" office:value-type="float" office:value="1.9787109375" calcext:value-type="float">
            <text:p>1.9787109375</text:p>
          </table:table-cell>
          <table:table-cell table:formula="of:=3.3*[.E475]/4096" office:value-type="float" office:value="1.0739501953125" calcext:value-type="float">
            <text:p>1.0739501953125</text:p>
          </table:table-cell>
          <table:table-cell table:number-columns-repeated="27"/>
        </table:table-row>
        <table:table-row table:style-name="ro1">
          <table:table-cell table:formula="of:=1000*[.B476]*[.$Q$7]" office:value-type="float" office:value="9.5" calcext:value-type="float">
            <text:p>9.5</text:p>
          </table:table-cell>
          <table:table-cell office:value-type="float" office:value="475" calcext:value-type="float">
            <text:p>475</text:p>
          </table:table-cell>
          <table:table-cell office:value-type="float" office:value="2358" calcext:value-type="float">
            <text:p>2358</text:p>
          </table:table-cell>
          <table:table-cell office:value-type="float" office:value="920" calcext:value-type="float">
            <text:p>920</text:p>
          </table:table-cell>
          <table:table-cell office:value-type="float" office:value="2970" calcext:value-type="float">
            <text:p>2970</text:p>
          </table:table-cell>
          <table:table-cell table:number-columns-repeated="3"/>
          <table:table-cell table:formula="of:=3.3*[.C476]/4096" office:value-type="float" office:value="1.899755859375" calcext:value-type="float">
            <text:p>1.899755859375</text:p>
          </table:table-cell>
          <table:table-cell table:formula="of:=3.3*[.D476]/4096" office:value-type="float" office:value="0.7412109375" calcext:value-type="float">
            <text:p>0.7412109375</text:p>
          </table:table-cell>
          <table:table-cell table:formula="of:=3.3*[.E476]/4096" office:value-type="float" office:value="2.392822265625" calcext:value-type="float">
            <text:p>2.392822265625</text:p>
          </table:table-cell>
          <table:table-cell table:number-columns-repeated="27"/>
        </table:table-row>
        <table:table-row table:style-name="ro1">
          <table:table-cell table:formula="of:=1000*[.B477]*[.$Q$7]" office:value-type="float" office:value="9.52" calcext:value-type="float">
            <text:p>9.52</text:p>
          </table:table-cell>
          <table:table-cell office:value-type="float" office:value="476" calcext:value-type="float">
            <text:p>476</text:p>
          </table:table-cell>
          <table:table-cell office:value-type="float" office:value="2528" calcext:value-type="float">
            <text:p>2528</text:p>
          </table:table-cell>
          <table:table-cell office:value-type="float" office:value="996" calcext:value-type="float">
            <text:p>996</text:p>
          </table:table-cell>
          <table:table-cell office:value-type="float" office:value="3385" calcext:value-type="float">
            <text:p>3385</text:p>
          </table:table-cell>
          <table:table-cell table:number-columns-repeated="3"/>
          <table:table-cell table:formula="of:=3.3*[.C477]/4096" office:value-type="float" office:value="2.03671875" calcext:value-type="float">
            <text:p>2.03671875</text:p>
          </table:table-cell>
          <table:table-cell table:formula="of:=3.3*[.D477]/4096" office:value-type="float" office:value="0.80244140625" calcext:value-type="float">
            <text:p>0.80244140625</text:p>
          </table:table-cell>
          <table:table-cell table:formula="of:=3.3*[.E477]/4096" office:value-type="float" office:value="2.7271728515625" calcext:value-type="float">
            <text:p>2.7271728515625</text:p>
          </table:table-cell>
          <table:table-cell table:number-columns-repeated="27"/>
        </table:table-row>
        <table:table-row table:style-name="ro1">
          <table:table-cell table:formula="of:=1000*[.B478]*[.$Q$7]" office:value-type="float" office:value="9.54" calcext:value-type="float">
            <text:p>9.54</text:p>
          </table:table-cell>
          <table:table-cell office:value-type="float" office:value="477" calcext:value-type="float">
            <text:p>477</text:p>
          </table:table-cell>
          <table:table-cell office:value-type="float" office:value="2689" calcext:value-type="float">
            <text:p>2689</text:p>
          </table:table-cell>
          <table:table-cell office:value-type="float" office:value="2577" calcext:value-type="float">
            <text:p>2577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table:formula="of:=3.3*[.C478]/4096" office:value-type="float" office:value="2.1664306640625" calcext:value-type="float">
            <text:p>2.1664306640625</text:p>
          </table:table-cell>
          <table:table-cell table:formula="of:=3.3*[.D478]/4096" office:value-type="float" office:value="2.0761962890625" calcext:value-type="float">
            <text:p>2.0761962890625</text:p>
          </table:table-cell>
          <table:table-cell table:formula="of:=3.3*[.E478]/4096" office:value-type="float" office:value="1.61455078125" calcext:value-type="float">
            <text:p>1.61455078125</text:p>
          </table:table-cell>
          <table:table-cell table:number-columns-repeated="27"/>
        </table:table-row>
        <table:table-row table:style-name="ro1">
          <table:table-cell table:formula="of:=1000*[.B479]*[.$Q$7]" office:value-type="float" office:value="9.56" calcext:value-type="float">
            <text:p>9.56</text:p>
          </table:table-cell>
          <table:table-cell office:value-type="float" office:value="478" calcext:value-type="float">
            <text:p>478</text:p>
          </table:table-cell>
          <table:table-cell office:value-type="float" office:value="2840" calcext:value-type="float">
            <text:p>2840</text:p>
          </table:table-cell>
          <table:table-cell office:value-type="float" office:value="3478" calcext:value-type="float">
            <text:p>3478</text:p>
          </table:table-cell>
          <table:table-cell office:value-type="float" office:value="735" calcext:value-type="float">
            <text:p>735</text:p>
          </table:table-cell>
          <table:table-cell table:number-columns-repeated="3"/>
          <table:table-cell table:formula="of:=3.3*[.C479]/4096" office:value-type="float" office:value="2.2880859375" calcext:value-type="float">
            <text:p>2.2880859375</text:p>
          </table:table-cell>
          <table:table-cell table:formula="of:=3.3*[.D479]/4096" office:value-type="float" office:value="2.802099609375" calcext:value-type="float">
            <text:p>2.802099609375</text:p>
          </table:table-cell>
          <table:table-cell table:formula="of:=3.3*[.E479]/4096" office:value-type="float" office:value="0.5921630859375" calcext:value-type="float">
            <text:p>0.5921630859375</text:p>
          </table:table-cell>
          <table:table-cell table:number-columns-repeated="27"/>
        </table:table-row>
        <table:table-row table:style-name="ro1">
          <table:table-cell table:formula="of:=1000*[.B480]*[.$Q$7]" office:value-type="float" office:value="9.58" calcext:value-type="float">
            <text:p>9.58</text:p>
          </table:table-cell>
          <table:table-cell office:value-type="float" office:value="479" calcext:value-type="float">
            <text:p>479</text:p>
          </table:table-cell>
          <table:table-cell office:value-type="float" office:value="2984" calcext:value-type="float">
            <text:p>2984</text:p>
          </table:table-cell>
          <table:table-cell office:value-type="float" office:value="2456" calcext:value-type="float">
            <text:p>2456</text:p>
          </table:table-cell>
          <table:table-cell office:value-type="float" office:value="1331" calcext:value-type="float">
            <text:p>1331</text:p>
          </table:table-cell>
          <table:table-cell table:number-columns-repeated="3"/>
          <table:table-cell table:formula="of:=3.3*[.C480]/4096" office:value-type="float" office:value="2.4041015625" calcext:value-type="float">
            <text:p>2.4041015625</text:p>
          </table:table-cell>
          <table:table-cell table:formula="of:=3.3*[.D480]/4096" office:value-type="float" office:value="1.9787109375" calcext:value-type="float">
            <text:p>1.9787109375</text:p>
          </table:table-cell>
          <table:table-cell table:formula="of:=3.3*[.E480]/4096" office:value-type="float" office:value="1.0723388671875" calcext:value-type="float">
            <text:p>1.0723388671875</text:p>
          </table:table-cell>
          <table:table-cell table:number-columns-repeated="27"/>
        </table:table-row>
        <table:table-row table:style-name="ro1">
          <table:table-cell table:formula="of:=1000*[.B481]*[.$Q$7]" office:value-type="float" office:value="9.6" calcext:value-type="float">
            <text:p>9.6</text:p>
          </table:table-cell>
          <table:table-cell office:value-type="float" office:value="480" calcext:value-type="float">
            <text:p>480</text:p>
          </table:table-cell>
          <table:table-cell office:value-type="float" office:value="3112" calcext:value-type="float">
            <text:p>3112</text:p>
          </table:table-cell>
          <table:table-cell office:value-type="float" office:value="917" calcext:value-type="float">
            <text:p>917</text:p>
          </table:table-cell>
          <table:table-cell office:value-type="float" office:value="2974" calcext:value-type="float">
            <text:p>2974</text:p>
          </table:table-cell>
          <table:table-cell table:number-columns-repeated="3"/>
          <table:table-cell table:formula="of:=3.3*[.C481]/4096" office:value-type="float" office:value="2.5072265625" calcext:value-type="float">
            <text:p>2.5072265625</text:p>
          </table:table-cell>
          <table:table-cell table:formula="of:=3.3*[.D481]/4096" office:value-type="float" office:value="0.7387939453125" calcext:value-type="float">
            <text:p>0.7387939453125</text:p>
          </table:table-cell>
          <table:table-cell table:formula="of:=3.3*[.E481]/4096" office:value-type="float" office:value="2.396044921875" calcext:value-type="float">
            <text:p>2.396044921875</text:p>
          </table:table-cell>
          <table:table-cell table:number-columns-repeated="27"/>
        </table:table-row>
        <table:table-row table:style-name="ro1">
          <table:table-cell table:formula="of:=1000*[.B482]*[.$Q$7]" office:value-type="float" office:value="9.62" calcext:value-type="float">
            <text:p>9.62</text:p>
          </table:table-cell>
          <table:table-cell office:value-type="float" office:value="481" calcext:value-type="float">
            <text:p>481</text:p>
          </table:table-cell>
          <table:table-cell office:value-type="float" office:value="3225" calcext:value-type="float">
            <text:p>3225</text:p>
          </table:table-cell>
          <table:table-cell office:value-type="float" office:value="992" calcext:value-type="float">
            <text:p>992</text:p>
          </table:table-cell>
          <table:table-cell office:value-type="float" office:value="3388" calcext:value-type="float">
            <text:p>3388</text:p>
          </table:table-cell>
          <table:table-cell table:number-columns-repeated="3"/>
          <table:table-cell table:formula="of:=3.3*[.C482]/4096" office:value-type="float" office:value="2.5982666015625" calcext:value-type="float">
            <text:p>2.5982666015625</text:p>
          </table:table-cell>
          <table:table-cell table:formula="of:=3.3*[.D482]/4096" office:value-type="float" office:value="0.79921875" calcext:value-type="float">
            <text:p>0.79921875</text:p>
          </table:table-cell>
          <table:table-cell table:formula="of:=3.3*[.E482]/4096" office:value-type="float" office:value="2.72958984375" calcext:value-type="float">
            <text:p>2.72958984375</text:p>
          </table:table-cell>
          <table:table-cell table:number-columns-repeated="27"/>
        </table:table-row>
        <table:table-row table:style-name="ro1">
          <table:table-cell table:formula="of:=1000*[.B483]*[.$Q$7]" office:value-type="float" office:value="9.64" calcext:value-type="float">
            <text:p>9.64</text:p>
          </table:table-cell>
          <table:table-cell office:value-type="float" office:value="482" calcext:value-type="float">
            <text:p>482</text:p>
          </table:table-cell>
          <table:table-cell office:value-type="float" office:value="3318" calcext:value-type="float">
            <text:p>3318</text:p>
          </table:table-cell>
          <table:table-cell office:value-type="float" office:value="2576" calcext:value-type="float">
            <text:p>2576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table:formula="of:=3.3*[.C483]/4096" office:value-type="float" office:value="2.673193359375" calcext:value-type="float">
            <text:p>2.673193359375</text:p>
          </table:table-cell>
          <table:table-cell table:formula="of:=3.3*[.D483]/4096" office:value-type="float" office:value="2.075390625" calcext:value-type="float">
            <text:p>2.075390625</text:p>
          </table:table-cell>
          <table:table-cell table:formula="of:=3.3*[.E483]/4096" office:value-type="float" office:value="1.61455078125" calcext:value-type="float">
            <text:p>1.61455078125</text:p>
          </table:table-cell>
          <table:table-cell table:number-columns-repeated="27"/>
        </table:table-row>
        <table:table-row table:style-name="ro1">
          <table:table-cell table:formula="of:=1000*[.B484]*[.$Q$7]" office:value-type="float" office:value="9.66" calcext:value-type="float">
            <text:p>9.66</text:p>
          </table:table-cell>
          <table:table-cell office:value-type="float" office:value="483" calcext:value-type="float">
            <text:p>483</text:p>
          </table:table-cell>
          <table:table-cell office:value-type="float" office:value="3387" calcext:value-type="float">
            <text:p>3387</text:p>
          </table:table-cell>
          <table:table-cell office:value-type="float" office:value="3477" calcext:value-type="float">
            <text:p>3477</text:p>
          </table:table-cell>
          <table:table-cell office:value-type="float" office:value="731" calcext:value-type="float">
            <text:p>731</text:p>
          </table:table-cell>
          <table:table-cell table:number-columns-repeated="3"/>
          <table:table-cell table:formula="of:=3.3*[.C484]/4096" office:value-type="float" office:value="2.7287841796875" calcext:value-type="float">
            <text:p>2.7287841796875</text:p>
          </table:table-cell>
          <table:table-cell table:formula="of:=3.3*[.D484]/4096" office:value-type="float" office:value="2.8012939453125" calcext:value-type="float">
            <text:p>2.8012939453125</text:p>
          </table:table-cell>
          <table:table-cell table:formula="of:=3.3*[.E484]/4096" office:value-type="float" office:value="0.5889404296875" calcext:value-type="float">
            <text:p>0.5889404296875</text:p>
          </table:table-cell>
          <table:table-cell table:number-columns-repeated="27"/>
        </table:table-row>
        <table:table-row table:style-name="ro1">
          <table:table-cell table:formula="of:=1000*[.B485]*[.$Q$7]" office:value-type="float" office:value="9.68" calcext:value-type="float">
            <text:p>9.68</text:p>
          </table:table-cell>
          <table:table-cell office:value-type="float" office:value="484" calcext:value-type="float">
            <text:p>484</text:p>
          </table:table-cell>
          <table:table-cell office:value-type="float" office:value="3443" calcext:value-type="float">
            <text:p>3443</text:p>
          </table:table-cell>
          <table:table-cell office:value-type="float" office:value="2458" calcext:value-type="float">
            <text:p>2458</text:p>
          </table:table-cell>
          <table:table-cell office:value-type="float" office:value="1333" calcext:value-type="float">
            <text:p>1333</text:p>
          </table:table-cell>
          <table:table-cell table:number-columns-repeated="3"/>
          <table:table-cell table:formula="of:=3.3*[.C485]/4096" office:value-type="float" office:value="2.7739013671875" calcext:value-type="float">
            <text:p>2.7739013671875</text:p>
          </table:table-cell>
          <table:table-cell table:formula="of:=3.3*[.D485]/4096" office:value-type="float" office:value="1.980322265625" calcext:value-type="float">
            <text:p>1.980322265625</text:p>
          </table:table-cell>
          <table:table-cell table:formula="of:=3.3*[.E485]/4096" office:value-type="float" office:value="1.0739501953125" calcext:value-type="float">
            <text:p>1.0739501953125</text:p>
          </table:table-cell>
          <table:table-cell table:number-columns-repeated="27"/>
        </table:table-row>
        <table:table-row table:style-name="ro1">
          <table:table-cell table:formula="of:=1000*[.B486]*[.$Q$7]" office:value-type="float" office:value="9.7" calcext:value-type="float">
            <text:p>9.7</text:p>
          </table:table-cell>
          <table:table-cell office:value-type="float" office:value="485" calcext:value-type="float">
            <text:p>485</text:p>
          </table:table-cell>
          <table:table-cell office:value-type="float" office:value="3472" calcext:value-type="float">
            <text:p>3472</text:p>
          </table:table-cell>
          <table:table-cell office:value-type="float" office:value="924" calcext:value-type="float">
            <text:p>924</text:p>
          </table:table-cell>
          <table:table-cell office:value-type="float" office:value="2972" calcext:value-type="float">
            <text:p>2972</text:p>
          </table:table-cell>
          <table:table-cell table:number-columns-repeated="3"/>
          <table:table-cell table:formula="of:=3.3*[.C486]/4096" office:value-type="float" office:value="2.797265625" calcext:value-type="float">
            <text:p>2.797265625</text:p>
          </table:table-cell>
          <table:table-cell table:formula="of:=3.3*[.D486]/4096" office:value-type="float" office:value="0.74443359375" calcext:value-type="float">
            <text:p>0.74443359375</text:p>
          </table:table-cell>
          <table:table-cell table:formula="of:=3.3*[.E486]/4096" office:value-type="float" office:value="2.39443359375" calcext:value-type="float">
            <text:p>2.39443359375</text:p>
          </table:table-cell>
          <table:table-cell table:number-columns-repeated="27"/>
        </table:table-row>
        <table:table-row table:style-name="ro1">
          <table:table-cell table:formula="of:=1000*[.B487]*[.$Q$7]" office:value-type="float" office:value="9.72" calcext:value-type="float">
            <text:p>9.72</text:p>
          </table:table-cell>
          <table:table-cell office:value-type="float" office:value="486" calcext:value-type="float">
            <text:p>486</text:p>
          </table:table-cell>
          <table:table-cell office:value-type="float" office:value="3483" calcext:value-type="float">
            <text:p>3483</text:p>
          </table:table-cell>
          <table:table-cell office:value-type="float" office:value="994" calcext:value-type="float">
            <text:p>994</text:p>
          </table:table-cell>
          <table:table-cell office:value-type="float" office:value="3388" calcext:value-type="float">
            <text:p>3388</text:p>
          </table:table-cell>
          <table:table-cell table:number-columns-repeated="3"/>
          <table:table-cell table:formula="of:=3.3*[.C487]/4096" office:value-type="float" office:value="2.8061279296875" calcext:value-type="float">
            <text:p>2.8061279296875</text:p>
          </table:table-cell>
          <table:table-cell table:formula="of:=3.3*[.D487]/4096" office:value-type="float" office:value="0.800830078125" calcext:value-type="float">
            <text:p>0.800830078125</text:p>
          </table:table-cell>
          <table:table-cell table:formula="of:=3.3*[.E487]/4096" office:value-type="float" office:value="2.72958984375" calcext:value-type="float">
            <text:p>2.72958984375</text:p>
          </table:table-cell>
          <table:table-cell table:number-columns-repeated="27"/>
        </table:table-row>
        <table:table-row table:style-name="ro1">
          <table:table-cell table:formula="of:=1000*[.B488]*[.$Q$7]" office:value-type="float" office:value="9.74" calcext:value-type="float">
            <text:p>9.74</text:p>
          </table:table-cell>
          <table:table-cell office:value-type="float" office:value="487" calcext:value-type="float">
            <text:p>487</text:p>
          </table:table-cell>
          <table:table-cell office:value-type="float" office:value="3469" calcext:value-type="float">
            <text:p>3469</text:p>
          </table:table-cell>
          <table:table-cell office:value-type="float" office:value="2577" calcext:value-type="float">
            <text:p>2577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table:formula="of:=3.3*[.C488]/4096" office:value-type="float" office:value="2.7948486328125" calcext:value-type="float">
            <text:p>2.7948486328125</text:p>
          </table:table-cell>
          <table:table-cell table:formula="of:=3.3*[.D488]/4096" office:value-type="float" office:value="2.0761962890625" calcext:value-type="float">
            <text:p>2.0761962890625</text:p>
          </table:table-cell>
          <table:table-cell table:formula="of:=3.3*[.E488]/4096" office:value-type="float" office:value="1.6105224609375" calcext:value-type="float">
            <text:p>1.6105224609375</text:p>
          </table:table-cell>
          <table:table-cell table:number-columns-repeated="27"/>
        </table:table-row>
        <table:table-row table:style-name="ro1">
          <table:table-cell table:formula="of:=1000*[.B489]*[.$Q$7]" office:value-type="float" office:value="9.76" calcext:value-type="float">
            <text:p>9.76</text:p>
          </table:table-cell>
          <table:table-cell office:value-type="float" office:value="488" calcext:value-type="float">
            <text:p>488</text:p>
          </table:table-cell>
          <table:table-cell office:value-type="float" office:value="3436" calcext:value-type="float">
            <text:p>3436</text:p>
          </table:table-cell>
          <table:table-cell office:value-type="float" office:value="3480" calcext:value-type="float">
            <text:p>3480</text:p>
          </table:table-cell>
          <table:table-cell office:value-type="float" office:value="732" calcext:value-type="float">
            <text:p>732</text:p>
          </table:table-cell>
          <table:table-cell table:number-columns-repeated="3"/>
          <table:table-cell table:formula="of:=3.3*[.C489]/4096" office:value-type="float" office:value="2.76826171875" calcext:value-type="float">
            <text:p>2.76826171875</text:p>
          </table:table-cell>
          <table:table-cell table:formula="of:=3.3*[.D489]/4096" office:value-type="float" office:value="2.8037109375" calcext:value-type="float">
            <text:p>2.8037109375</text:p>
          </table:table-cell>
          <table:table-cell table:formula="of:=3.3*[.E489]/4096" office:value-type="float" office:value="0.58974609375" calcext:value-type="float">
            <text:p>0.58974609375</text:p>
          </table:table-cell>
          <table:table-cell table:number-columns-repeated="27"/>
        </table:table-row>
        <table:table-row table:style-name="ro1">
          <table:table-cell table:formula="of:=1000*[.B490]*[.$Q$7]" office:value-type="float" office:value="9.78" calcext:value-type="float">
            <text:p>9.78</text:p>
          </table:table-cell>
          <table:table-cell office:value-type="float" office:value="489" calcext:value-type="float">
            <text:p>489</text:p>
          </table:table-cell>
          <table:table-cell office:value-type="float" office:value="3380" calcext:value-type="float">
            <text:p>3380</text:p>
          </table:table-cell>
          <table:table-cell office:value-type="float" office:value="2456" calcext:value-type="float">
            <text:p>2456</text:p>
          </table:table-cell>
          <table:table-cell office:value-type="float" office:value="1337" calcext:value-type="float">
            <text:p>1337</text:p>
          </table:table-cell>
          <table:table-cell table:number-columns-repeated="3"/>
          <table:table-cell table:formula="of:=3.3*[.C490]/4096" office:value-type="float" office:value="2.72314453125" calcext:value-type="float">
            <text:p>2.72314453125</text:p>
          </table:table-cell>
          <table:table-cell table:formula="of:=3.3*[.D490]/4096" office:value-type="float" office:value="1.9787109375" calcext:value-type="float">
            <text:p>1.9787109375</text:p>
          </table:table-cell>
          <table:table-cell table:formula="of:=3.3*[.E490]/4096" office:value-type="float" office:value="1.0771728515625" calcext:value-type="float">
            <text:p>1.0771728515625</text:p>
          </table:table-cell>
          <table:table-cell table:number-columns-repeated="27"/>
        </table:table-row>
        <table:table-row table:style-name="ro1">
          <table:table-cell table:formula="of:=1000*[.B491]*[.$Q$7]" office:value-type="float" office:value="9.8" calcext:value-type="float">
            <text:p>9.8</text:p>
          </table:table-cell>
          <table:table-cell office:value-type="float" office:value="490" calcext:value-type="float">
            <text:p>490</text:p>
          </table:table-cell>
          <table:table-cell office:value-type="float" office:value="3302" calcext:value-type="float">
            <text:p>3302</text:p>
          </table:table-cell>
          <table:table-cell office:value-type="float" office:value="919" calcext:value-type="float">
            <text:p>919</text:p>
          </table:table-cell>
          <table:table-cell office:value-type="float" office:value="2978" calcext:value-type="float">
            <text:p>2978</text:p>
          </table:table-cell>
          <table:table-cell table:number-columns-repeated="3"/>
          <table:table-cell table:formula="of:=3.3*[.C491]/4096" office:value-type="float" office:value="2.660302734375" calcext:value-type="float">
            <text:p>2.660302734375</text:p>
          </table:table-cell>
          <table:table-cell table:formula="of:=3.3*[.D491]/4096" office:value-type="float" office:value="0.7404052734375" calcext:value-type="float">
            <text:p>0.7404052734375</text:p>
          </table:table-cell>
          <table:table-cell table:formula="of:=3.3*[.E491]/4096" office:value-type="float" office:value="2.399267578125" calcext:value-type="float">
            <text:p>2.399267578125</text:p>
          </table:table-cell>
          <table:table-cell table:number-columns-repeated="27"/>
        </table:table-row>
        <table:table-row table:style-name="ro1">
          <table:table-cell table:formula="of:=1000*[.B492]*[.$Q$7]" office:value-type="float" office:value="9.82" calcext:value-type="float">
            <text:p>9.82</text:p>
          </table:table-cell>
          <table:table-cell office:value-type="float" office:value="491" calcext:value-type="float">
            <text:p>491</text:p>
          </table:table-cell>
          <table:table-cell office:value-type="float" office:value="3211" calcext:value-type="float">
            <text:p>3211</text:p>
          </table:table-cell>
          <table:table-cell office:value-type="float" office:value="992" calcext:value-type="float">
            <text:p>992</text:p>
          </table:table-cell>
          <table:table-cell office:value-type="float" office:value="3381" calcext:value-type="float">
            <text:p>3381</text:p>
          </table:table-cell>
          <table:table-cell table:number-columns-repeated="3"/>
          <table:table-cell table:formula="of:=3.3*[.C492]/4096" office:value-type="float" office:value="2.5869873046875" calcext:value-type="float">
            <text:p>2.5869873046875</text:p>
          </table:table-cell>
          <table:table-cell table:formula="of:=3.3*[.D492]/4096" office:value-type="float" office:value="0.79921875" calcext:value-type="float">
            <text:p>0.79921875</text:p>
          </table:table-cell>
          <table:table-cell table:formula="of:=3.3*[.E492]/4096" office:value-type="float" office:value="2.7239501953125" calcext:value-type="float">
            <text:p>2.7239501953125</text:p>
          </table:table-cell>
          <table:table-cell table:number-columns-repeated="27"/>
        </table:table-row>
        <table:table-row table:style-name="ro1">
          <table:table-cell table:formula="of:=1000*[.B493]*[.$Q$7]" office:value-type="float" office:value="9.84" calcext:value-type="float">
            <text:p>9.84</text:p>
          </table:table-cell>
          <table:table-cell office:value-type="float" office:value="492" calcext:value-type="float">
            <text:p>492</text:p>
          </table:table-cell>
          <table:table-cell office:value-type="float" office:value="3097" calcext:value-type="float">
            <text:p>3097</text:p>
          </table:table-cell>
          <table:table-cell office:value-type="float" office:value="2575" calcext:value-type="float">
            <text:p>2575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3.3*[.C493]/4096" office:value-type="float" office:value="2.4951416015625" calcext:value-type="float">
            <text:p>2.4951416015625</text:p>
          </table:table-cell>
          <table:table-cell table:formula="of:=3.3*[.D493]/4096" office:value-type="float" office:value="2.0745849609375" calcext:value-type="float">
            <text:p>2.0745849609375</text:p>
          </table:table-cell>
          <table:table-cell table:formula="of:=3.3*[.E493]/4096" office:value-type="float" office:value="1.611328125" calcext:value-type="float">
            <text:p>1.611328125</text:p>
          </table:table-cell>
          <table:table-cell table:number-columns-repeated="27"/>
        </table:table-row>
        <table:table-row table:style-name="ro1">
          <table:table-cell table:formula="of:=1000*[.B494]*[.$Q$7]" office:value-type="float" office:value="9.86" calcext:value-type="float">
            <text:p>9.86</text:p>
          </table:table-cell>
          <table:table-cell office:value-type="float" office:value="493" calcext:value-type="float">
            <text:p>493</text:p>
          </table:table-cell>
          <table:table-cell office:value-type="float" office:value="2970" calcext:value-type="float">
            <text:p>2970</text:p>
          </table:table-cell>
          <table:table-cell office:value-type="float" office:value="3479" calcext:value-type="float">
            <text:p>3479</text:p>
          </table:table-cell>
          <table:table-cell office:value-type="float" office:value="734" calcext:value-type="float">
            <text:p>734</text:p>
          </table:table-cell>
          <table:table-cell table:number-columns-repeated="3"/>
          <table:table-cell table:formula="of:=3.3*[.C494]/4096" office:value-type="float" office:value="2.392822265625" calcext:value-type="float">
            <text:p>2.392822265625</text:p>
          </table:table-cell>
          <table:table-cell table:formula="of:=3.3*[.D494]/4096" office:value-type="float" office:value="2.8029052734375" calcext:value-type="float">
            <text:p>2.8029052734375</text:p>
          </table:table-cell>
          <table:table-cell table:formula="of:=3.3*[.E494]/4096" office:value-type="float" office:value="0.591357421875" calcext:value-type="float">
            <text:p>0.591357421875</text:p>
          </table:table-cell>
          <table:table-cell table:number-columns-repeated="27"/>
        </table:table-row>
        <table:table-row table:style-name="ro1">
          <table:table-cell table:formula="of:=1000*[.B495]*[.$Q$7]" office:value-type="float" office:value="9.88" calcext:value-type="float">
            <text:p>9.88</text:p>
          </table:table-cell>
          <table:table-cell office:value-type="float" office:value="494" calcext:value-type="float">
            <text:p>494</text:p>
          </table:table-cell>
          <table:table-cell office:value-type="float" office:value="2824" calcext:value-type="float">
            <text:p>2824</text:p>
          </table:table-cell>
          <table:table-cell office:value-type="float" office:value="2462" calcext:value-type="float">
            <text:p>2462</text:p>
          </table:table-cell>
          <table:table-cell office:value-type="float" office:value="1342" calcext:value-type="float">
            <text:p>1342</text:p>
          </table:table-cell>
          <table:table-cell table:number-columns-repeated="3"/>
          <table:table-cell table:formula="of:=3.3*[.C495]/4096" office:value-type="float" office:value="2.2751953125" calcext:value-type="float">
            <text:p>2.2751953125</text:p>
          </table:table-cell>
          <table:table-cell table:formula="of:=3.3*[.D495]/4096" office:value-type="float" office:value="1.983544921875" calcext:value-type="float">
            <text:p>1.983544921875</text:p>
          </table:table-cell>
          <table:table-cell table:formula="of:=3.3*[.E495]/4096" office:value-type="float" office:value="1.081201171875" calcext:value-type="float">
            <text:p>1.081201171875</text:p>
          </table:table-cell>
          <table:table-cell table:number-columns-repeated="27"/>
        </table:table-row>
        <table:table-row table:style-name="ro1">
          <table:table-cell table:formula="of:=1000*[.B496]*[.$Q$7]" office:value-type="float" office:value="9.9" calcext:value-type="float">
            <text:p>9.9</text:p>
          </table:table-cell>
          <table:table-cell office:value-type="float" office:value="495" calcext:value-type="float">
            <text:p>495</text:p>
          </table:table-cell>
          <table:table-cell office:value-type="float" office:value="2675" calcext:value-type="float">
            <text:p>2675</text:p>
          </table:table-cell>
          <table:table-cell office:value-type="float" office:value="921" calcext:value-type="float">
            <text:p>921</text:p>
          </table:table-cell>
          <table:table-cell office:value-type="float" office:value="2975" calcext:value-type="float">
            <text:p>2975</text:p>
          </table:table-cell>
          <table:table-cell table:number-columns-repeated="3"/>
          <table:table-cell table:formula="of:=3.3*[.C496]/4096" office:value-type="float" office:value="2.1551513671875" calcext:value-type="float">
            <text:p>2.1551513671875</text:p>
          </table:table-cell>
          <table:table-cell table:formula="of:=3.3*[.D496]/4096" office:value-type="float" office:value="0.7420166015625" calcext:value-type="float">
            <text:p>0.7420166015625</text:p>
          </table:table-cell>
          <table:table-cell table:formula="of:=3.3*[.E496]/4096" office:value-type="float" office:value="2.3968505859375" calcext:value-type="float">
            <text:p>2.3968505859375</text:p>
          </table:table-cell>
          <table:table-cell table:number-columns-repeated="27"/>
        </table:table-row>
        <table:table-row table:style-name="ro1">
          <table:table-cell table:formula="of:=1000*[.B497]*[.$Q$7]" office:value-type="float" office:value="9.92" calcext:value-type="float">
            <text:p>9.92</text:p>
          </table:table-cell>
          <table:table-cell office:value-type="float" office:value="496" calcext:value-type="float">
            <text:p>496</text:p>
          </table:table-cell>
          <table:table-cell office:value-type="float" office:value="2502" calcext:value-type="float">
            <text:p>2502</text:p>
          </table:table-cell>
          <table:table-cell office:value-type="float" office:value="995" calcext:value-type="float">
            <text:p>995</text:p>
          </table:table-cell>
          <table:table-cell office:value-type="float" office:value="3378" calcext:value-type="float">
            <text:p>3378</text:p>
          </table:table-cell>
          <table:table-cell table:number-columns-repeated="3"/>
          <table:table-cell table:formula="of:=3.3*[.C497]/4096" office:value-type="float" office:value="2.015771484375" calcext:value-type="float">
            <text:p>2.015771484375</text:p>
          </table:table-cell>
          <table:table-cell table:formula="of:=3.3*[.D497]/4096" office:value-type="float" office:value="0.8016357421875" calcext:value-type="float">
            <text:p>0.8016357421875</text:p>
          </table:table-cell>
          <table:table-cell table:formula="of:=3.3*[.E497]/4096" office:value-type="float" office:value="2.721533203125" calcext:value-type="float">
            <text:p>2.721533203125</text:p>
          </table:table-cell>
          <table:table-cell table:number-columns-repeated="27"/>
        </table:table-row>
        <table:table-row table:style-name="ro1">
          <table:table-cell table:formula="of:=1000*[.B498]*[.$Q$7]" office:value-type="float" office:value="9.94" calcext:value-type="float">
            <text:p>9.94</text:p>
          </table:table-cell>
          <table:table-cell office:value-type="float" office:value="497" calcext:value-type="float">
            <text:p>497</text:p>
          </table:table-cell>
          <table:table-cell office:value-type="float" office:value="2337" calcext:value-type="float">
            <text:p>2337</text:p>
          </table:table-cell>
          <table:table-cell office:value-type="float" office:value="2575" calcext:value-type="float">
            <text:p>2575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table:formula="of:=3.3*[.C498]/4096" office:value-type="float" office:value="1.8828369140625" calcext:value-type="float">
            <text:p>1.8828369140625</text:p>
          </table:table-cell>
          <table:table-cell table:formula="of:=3.3*[.D498]/4096" office:value-type="float" office:value="2.0745849609375" calcext:value-type="float">
            <text:p>2.0745849609375</text:p>
          </table:table-cell>
          <table:table-cell table:formula="of:=3.3*[.E498]/4096" office:value-type="float" office:value="1.606494140625" calcext:value-type="float">
            <text:p>1.606494140625</text:p>
          </table:table-cell>
          <table:table-cell table:number-columns-repeated="27"/>
        </table:table-row>
        <table:table-row table:style-name="ro1">
          <table:table-cell table:formula="of:=1000*[.B499]*[.$Q$7]" office:value-type="float" office:value="9.96" calcext:value-type="float">
            <text:p>9.96</text:p>
          </table:table-cell>
          <table:table-cell office:value-type="float" office:value="498" calcext:value-type="float">
            <text:p>498</text:p>
          </table:table-cell>
          <table:table-cell office:value-type="float" office:value="2163" calcext:value-type="float">
            <text:p>2163</text:p>
          </table:table-cell>
          <table:table-cell office:value-type="float" office:value="3481" calcext:value-type="float">
            <text:p>3481</text:p>
          </table:table-cell>
          <table:table-cell office:value-type="float" office:value="732" calcext:value-type="float">
            <text:p>732</text:p>
          </table:table-cell>
          <table:table-cell table:number-columns-repeated="3"/>
          <table:table-cell table:formula="of:=3.3*[.C499]/4096" office:value-type="float" office:value="1.7426513671875" calcext:value-type="float">
            <text:p>1.7426513671875</text:p>
          </table:table-cell>
          <table:table-cell table:formula="of:=3.3*[.D499]/4096" office:value-type="float" office:value="2.8045166015625" calcext:value-type="float">
            <text:p>2.8045166015625</text:p>
          </table:table-cell>
          <table:table-cell table:formula="of:=3.3*[.E499]/4096" office:value-type="float" office:value="0.58974609375" calcext:value-type="float">
            <text:p>0.58974609375</text:p>
          </table:table-cell>
          <table:table-cell table:number-columns-repeated="27"/>
        </table:table-row>
        <table:table-row table:style-name="ro1">
          <table:table-cell table:formula="of:=1000*[.B500]*[.$Q$7]" office:value-type="float" office:value="9.98" calcext:value-type="float">
            <text:p>9.98</text:p>
          </table:table-cell>
          <table:table-cell office:value-type="float" office:value="499" calcext:value-type="float">
            <text:p>499</text:p>
          </table:table-cell>
          <table:table-cell office:value-type="float" office:value="1982" calcext:value-type="float">
            <text:p>1982</text:p>
          </table:table-cell>
          <table:table-cell office:value-type="float" office:value="2461" calcext:value-type="float">
            <text:p>2461</text:p>
          </table:table-cell>
          <table:table-cell office:value-type="float" office:value="1341" calcext:value-type="float">
            <text:p>1341</text:p>
          </table:table-cell>
          <table:table-cell table:number-columns-repeated="3"/>
          <table:table-cell table:formula="of:=3.3*[.C500]/4096" office:value-type="float" office:value="1.596826171875" calcext:value-type="float">
            <text:p>1.596826171875</text:p>
          </table:table-cell>
          <table:table-cell table:formula="of:=3.3*[.D500]/4096" office:value-type="float" office:value="1.9827392578125" calcext:value-type="float">
            <text:p>1.9827392578125</text:p>
          </table:table-cell>
          <table:table-cell table:formula="of:=3.3*[.E500]/4096" office:value-type="float" office:value="1.0803955078125" calcext:value-type="float">
            <text:p>1.0803955078125</text:p>
          </table:table-cell>
          <table:table-cell table:number-columns-repeated="27"/>
        </table:table-row>
        <table:table-row table:style-name="ro1">
          <table:table-cell table:formula="of:=1000*[.B501]*[.$Q$7]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813" calcext:value-type="float">
            <text:p>1813</text:p>
          </table:table-cell>
          <table:table-cell office:value-type="float" office:value="924" calcext:value-type="float">
            <text:p>924</text:p>
          </table:table-cell>
          <table:table-cell office:value-type="float" office:value="2980" calcext:value-type="float">
            <text:p>2980</text:p>
          </table:table-cell>
          <table:table-cell table:number-columns-repeated="3"/>
          <table:table-cell table:formula="of:=3.3*[.C501]/4096" office:value-type="float" office:value="1.4606689453125" calcext:value-type="float">
            <text:p>1.4606689453125</text:p>
          </table:table-cell>
          <table:table-cell table:formula="of:=3.3*[.D501]/4096" office:value-type="float" office:value="0.74443359375" calcext:value-type="float">
            <text:p>0.74443359375</text:p>
          </table:table-cell>
          <table:table-cell table:formula="of:=3.3*[.E501]/4096" office:value-type="float" office:value="2.40087890625" calcext:value-type="float">
            <text:p>2.40087890625</text:p>
          </table:table-cell>
          <table:table-cell table:number-columns-repeated="27"/>
        </table:table-row>
        <table:table-row table:style-name="ro1" table:number-rows-repeated="10480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4:16:17.13359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1:21:46.886298648</meta:creation-date>
    <dc:date>2022-12-05T14:51:01.898132777</dc:date>
    <meta:editing-duration>PT1H23M20S</meta:editing-duration>
    <meta:editing-cycles>12</meta:editing-cycles>
    <meta:generator>LibreOffice/6.4.7.2$Linux_X86_64 LibreOffice_project/40$Build-2</meta:generator>
    <meta:document-statistic meta:table-count="1" meta:cell-count="642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619cm" svg:height="19.712cm" xlink:href=".." xlink:type="simple" chart:class="chart:line" chart:style-name="ch1">
        <chart:title svg:x="18.731cm" svg:y="0.53cm" chart:style-name="ch2">
          <text:p>ADC for 10kHz</text:p>
        </chart:title>
        <chart:plot-area chart:style-name="ch3" table:cell-range-address="Sheet1.A2:Sheet1.A501 Sheet1.J2:Sheet1.J501" chart:data-source-has-labels="column" svg:x="2.115cm" svg:y="1.703cm" svg:width="37.692cm" svg:height="16.342cm">
          <chartooo:coordinate-region svg:x="2.842cm" svg:y="1.855cm" svg:width="36.965cm" svg:height="15.145cm"/>
          <chart:axis chart:dimension="x" chart:name="primary-x" chart:style-name="ch4" chartooo:axis-type="text">
            <chart:title svg:x="19.76cm" svg:y="18.439cm" chart:style-name="ch5">
              <text:p>Time [ms]</text:p>
            </chart:title>
            <chart:categories table:cell-range-address="Sheet1.A2:Sheet1.A501"/>
          </chart:axis>
          <chart:axis chart:dimension="y" chart:name="primary-y" chart:style-name="ch4">
            <chart:title svg:x="0.451cm" svg:y="11.207cm" chart:style-name="ch6">
              <text:p>Voltage [V]</text:p>
            </chart:title>
            <chart:grid chart:style-name="ch7" chart:class="major"/>
          </chart:axis>
          <chart:series chart:style-name="ch8" chart:values-cell-range-address="Sheet1.J2:Sheet1.J5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A2:Sheet1.A501</svg:desc>
                </draw:g>
              </table:table-cell>
              <table:table-cell office:value-type="float" office:value="0.829833984375">
                <text:p>0.829833984375</text:p>
                <draw:g>
                  <svg:desc>Sheet1.J2:Sheet1.J5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.1164794921875">
                <text:p>2.11647949218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93037109375">
                <text:p>1.930371093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8354736328125">
                <text:p>0.835473632812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.122119140625">
                <text:p>2.1221191406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93037109375">
                <text:p>1.930371093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7146240234375">
                <text:p>0.714624023437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8322509765625">
                <text:p>0.83225097656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2.1229248046875">
                <text:p>2.12292480468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.931982421875">
                <text:p>1.9319824218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1220703125">
                <text:p>0.7122070312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8338623046875">
                <text:p>0.83386230468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.1205078125">
                <text:p>2.120507812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931982421875">
                <text:p>1.9319824218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713818359375">
                <text:p>0.7138183593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8354736328125">
                <text:p>0.835473632812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93037109375">
                <text:p>1.930371093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146240234375">
                <text:p>0.71462402343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8338623046875">
                <text:p>0.83386230468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.1197021484375">
                <text:p>2.119702148437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9311767578125">
                <text:p>1.9311767578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8338623046875">
                <text:p>0.83386230468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93359375">
                <text:p>1.933593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13818359375">
                <text:p>0.71381835937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8306396484375">
                <text:p>0.830639648437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.9327880859375">
                <text:p>1.93278808593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8322509765625">
                <text:p>0.83225097656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.9327880859375">
                <text:p>1.93278808593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146240234375">
                <text:p>0.71462402343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833056640625">
                <text:p>0.833056640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.1164794921875">
                <text:p>2.11647949218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9392333984375">
                <text:p>1.9392333984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154296875">
                <text:p>0.715429687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0.8290283203125">
                <text:p>0.82902832031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9343994140625">
                <text:p>1.9343994140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720263671875">
                <text:p>0.72026367187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8274169921875">
                <text:p>0.82741699218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2.11728515625">
                <text:p>2.1172851562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93681640625">
                <text:p>1.936816406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717041015625">
                <text:p>0.71704101562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2.1205078125">
                <text:p>2.120507812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.938427734375">
                <text:p>1.9384277343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7178466796875">
                <text:p>0.71784667968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826611328125">
                <text:p>0.8266113281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.11728515625">
                <text:p>2.1172851562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9376220703125">
                <text:p>1.93762207031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717041015625">
                <text:p>0.7170410156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0.8290283203125">
                <text:p>0.82902832031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.1132568359375">
                <text:p>2.113256835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93681640625">
                <text:p>1.9368164062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720263671875">
                <text:p>0.72026367187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.118896484375">
                <text:p>2.1188964843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9360107421875">
                <text:p>1.93601074218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7178466796875">
                <text:p>0.71784667968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0.826611328125">
                <text:p>0.8266113281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.11728515625">
                <text:p>2.117285156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9392333984375">
                <text:p>1.939233398437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.826611328125">
                <text:p>0.8266113281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.938427734375">
                <text:p>1.93842773437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71865234375">
                <text:p>0.718652343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9408447265625">
                <text:p>1.94084472656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94580078125">
                <text:p>0.719458007812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2.112451171875">
                <text:p>2.11245117187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8274169921875">
                <text:p>0.82741699218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9376220703125">
                <text:p>1.937622070312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71865234375">
                <text:p>0.71865234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2.112451171875">
                <text:p>2.1124511718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.9408447265625">
                <text:p>1.940844726562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723486328125">
                <text:p>0.72348632812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82822265625">
                <text:p>0.828222656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.11083984375">
                <text:p>2.1108398437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0.8274169921875">
                <text:p>0.82741699218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.1140625">
                <text:p>2.11406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823388671875">
                <text:p>0.8233886718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2.1084228515625">
                <text:p>2.10842285156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720263671875">
                <text:p>0.7202636718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0.82177734375">
                <text:p>0.82177734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2.109228515625">
                <text:p>2.1092285156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723486328125">
                <text:p>0.7234863281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0.823388671875">
                <text:p>0.82338867187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2.106005859375">
                <text:p>2.106005859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721875">
                <text:p>0.72187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0.82177734375">
                <text:p>0.821777343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.1076171875">
                <text:p>2.10761718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726708984375">
                <text:p>0.72670898437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0.8209716796875">
                <text:p>0.82097167968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2.1116455078125">
                <text:p>2.111645507812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1865234375">
                <text:p>0.7186523437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0.8258056640625">
                <text:p>0.825805664062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2.106005859375">
                <text:p>2.10600585937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2.10439453125">
                <text:p>2.104394531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7226806640625">
                <text:p>0.72268066406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2.1084228515625">
                <text:p>2.10842285156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72509765625">
                <text:p>0.7250976562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8225830078125">
                <text:p>0.822583007812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2.1084228515625">
                <text:p>2.10842285156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723486328125">
                <text:p>0.72348632812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0.820166015625">
                <text:p>0.82016601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7242919921875">
                <text:p>0.72429199218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8225830078125">
                <text:p>0.822583007812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2.798876953125">
                <text:p>2.7988769531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2.102783203125">
                <text:p>2.10278320312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72509765625">
                <text:p>0.725097656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0.8193603515625">
                <text:p>0.819360351562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.9489013671875">
                <text:p>1.948901367187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7210693359375">
                <text:p>0.72106933593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0.813720703125">
                <text:p>0.81372070312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2.1068115234375">
                <text:p>2.10681152343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1.9472900390625">
                <text:p>1.9472900390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726708984375">
                <text:p>0.72670898437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0.8193603515625">
                <text:p>0.81936035156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2.10439453125">
                <text:p>2.104394531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9505126953125">
                <text:p>1.95051269531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0.8161376953125">
                <text:p>0.816137695312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2.1052001953125">
                <text:p>2.105200195312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.9489013671875">
                <text:p>1.94890136718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7242919921875">
                <text:p>0.72429199218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0.82177734375">
                <text:p>0.821777343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2.102783203125">
                <text:p>2.10278320312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9505126953125">
                <text:p>1.950512695312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0.820166015625">
                <text:p>0.8201660156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2.1019775390625">
                <text:p>2.101977539062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1.9553466796875">
                <text:p>1.955346679687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0.8193603515625">
                <text:p>0.81936035156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2.1035888671875">
                <text:p>2.10358886718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9489013671875">
                <text:p>1.948901367187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2.099560546875">
                <text:p>2.09956054687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951318359375">
                <text:p>1.9513183593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7275146484375">
                <text:p>0.727514648437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0.820166015625">
                <text:p>0.8201660156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9537353515625">
                <text:p>1.9537353515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0.816943359375">
                <text:p>0.81694335937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2.1003662109375">
                <text:p>2.100366210937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9521240234375">
                <text:p>1.952124023437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7242919921875">
                <text:p>0.724291992187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0.816943359375">
                <text:p>0.816943359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1.9529296875">
                <text:p>1.952929687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7283203125">
                <text:p>0.72832031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0.816943359375">
                <text:p>0.81694335937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2.0987548828125">
                <text:p>2.09875488281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.9601806640625">
                <text:p>1.960180664062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0.8185546875">
                <text:p>0.81855468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9521240234375">
                <text:p>1.95212402343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291259765625">
                <text:p>0.72912597656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0.81533203125">
                <text:p>0.8153320312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726708984375">
                <text:p>0.7267089843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0.812109375">
                <text:p>0.8121093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2.0987548828125">
                <text:p>2.098754882812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95615234375">
                <text:p>1.9561523437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7259033203125">
                <text:p>0.72590332031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0.81533203125">
                <text:p>0.815332031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1.95615234375">
                <text:p>1.9561523437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729931640625">
                <text:p>0.7299316406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0.8145263671875">
                <text:p>0.81452636718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95615234375">
                <text:p>1.9561523437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0.812109375">
                <text:p>0.8121093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0.8145263671875">
                <text:p>0.81452636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2.0947265625">
                <text:p>2.09472656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959375">
                <text:p>1.95937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7291259765625">
                <text:p>0.72912597656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0.813720703125">
                <text:p>0.8137207031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9601806640625">
                <text:p>1.960180664062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0.8145263671875">
                <text:p>0.81452636718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2.0955322265625">
                <text:p>2.09553222656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7291259765625">
                <text:p>0.72912597656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0.8161376953125">
                <text:p>0.81613769531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2.0947265625">
                <text:p>2.0947265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959375">
                <text:p>1.9593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73154296875">
                <text:p>0.73154296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2.09150390625">
                <text:p>2.0915039062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959375">
                <text:p>1.9593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0.8177490234375">
                <text:p>0.8177490234375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2.09794921875">
                <text:p>2.09794921875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73154296875">
                <text:p>0.73154296875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0.812109375">
                <text:p>0.812109375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2.0947265625">
                <text:p>2.0947265625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2.09150390625">
                <text:p>2.09150390625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1.9634033203125">
                <text:p>1.963403320312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2.093115234375">
                <text:p>2.093115234375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1.9585693359375">
                <text:p>1.958569335937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7307373046875">
                <text:p>0.7307373046875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2.093115234375">
                <text:p>2.093115234375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1.9650146484375">
                <text:p>1.965014648437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0.8113037109375">
                <text:p>0.8113037109375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2.0923095703125">
                <text:p>2.0923095703125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1.9634033203125">
                <text:p>1.963403320312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0.810498046875">
                <text:p>0.810498046875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1.9658203125">
                <text:p>1.965820312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73154296875">
                <text:p>0.7315429687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1.96904296875">
                <text:p>1.9690429687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734765625">
                <text:p>0.734765625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0.80888671875">
                <text:p>0.80888671875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2.089892578125">
                <text:p>2.089892578125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1.96259765625">
                <text:p>1.962597656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0.8080810546875">
                <text:p>0.8080810546875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2.0923095703125">
                <text:p>2.0923095703125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1.964208984375">
                <text:p>1.96420898437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733154296875">
                <text:p>0.733154296875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0.8080810546875">
                <text:p>0.808081054687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2.0874755859375">
                <text:p>2.0874755859375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1.9650146484375">
                <text:p>1.965014648437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7323486328125">
                <text:p>0.7323486328125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0.810498046875">
                <text:p>0.810498046875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2.086669921875">
                <text:p>2.086669921875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1.96904296875">
                <text:p>1.9690429687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0.8096923828125">
                <text:p>0.8096923828125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2.089892578125">
                <text:p>2.089892578125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1.9650146484375">
                <text:p>1.965014648437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2.089892578125">
                <text:p>2.089892578125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0.8080810546875">
                <text:p>0.8080810546875</text:p>
              </table:table-cell>
            </table:table-row>
            <table:table-row>
              <table:table-cell office:value-type="float" office:value="7.54">
                <text:p>7.54</text:p>
              </table:table-cell>
              <table:table-cell office:value-type="float" office:value="2.08505859375">
                <text:p>2.08505859375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1.967431640625">
                <text:p>1.96743164062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736376953125">
                <text:p>0.736376953125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0.80888671875">
                <text:p>0.80888671875</text:p>
              </table:table-cell>
            </table:table-row>
            <table:table-row>
              <table:table-cell office:value-type="float" office:value="7.64">
                <text:p>7.64</text:p>
              </table:table-cell>
              <table:table-cell office:value-type="float" office:value="2.086669921875">
                <text:p>2.086669921875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1.964208984375">
                <text:p>1.96420898437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2.086669921875">
                <text:p>2.086669921875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7.78">
                <text:p>7.7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7.82">
                <text:p>7.82</text:p>
              </table:table-cell>
              <table:table-cell office:value-type="float" office:value="0.8048583984375">
                <text:p>0.8048583984375</text:p>
              </table:table-cell>
            </table:table-row>
            <table:table-row>
              <table:table-cell office:value-type="float" office:value="7.84">
                <text:p>7.84</text:p>
              </table:table-cell>
              <table:table-cell office:value-type="float" office:value="2.08505859375">
                <text:p>2.08505859375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7.88">
                <text:p>7.88</text:p>
              </table:table-cell>
              <table:table-cell office:value-type="float" office:value="1.970654296875">
                <text:p>1.97065429687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.7339599609375">
                <text:p>0.7339599609375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7.94">
                <text:p>7.94</text:p>
              </table:table-cell>
              <table:table-cell office:value-type="float" office:value="2.0858642578125">
                <text:p>2.0858642578125</text:p>
              </table:table-cell>
            </table:table-row>
            <table:table-row>
              <table:table-cell office:value-type="float" office:value="7.96">
                <text:p>7.9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0.8048583984375">
                <text:p>0.8048583984375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2.0826416015625">
                <text:p>2.0826416015625</text:p>
              </table:table-cell>
            </table:table-row>
            <table:table-row>
              <table:table-cell office:value-type="float" office:value="8.06">
                <text:p>8.0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1.9698486328125">
                <text:p>1.969848632812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0.8064697265625">
                <text:p>0.8064697265625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8.18">
                <text:p>8.18</text:p>
              </table:table-cell>
              <table:table-cell office:value-type="float" office:value="1.9714599609375">
                <text:p>1.971459960937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7371826171875">
                <text:p>0.7371826171875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0.804052734375">
                <text:p>0.804052734375</text:p>
              </table:table-cell>
            </table:table-row>
            <table:table-row>
              <table:table-cell office:value-type="float" office:value="8.24">
                <text:p>8.24</text:p>
              </table:table-cell>
              <table:table-cell office:value-type="float" office:value="2.083447265625">
                <text:p>2.083447265625</text:p>
              </table:table-cell>
            </table:table-row>
            <table:table-row>
              <table:table-cell office:value-type="float" office:value="8.26">
                <text:p>8.2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1.972265625">
                <text:p>1.97226562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7355712890625">
                <text:p>0.7355712890625</text:p>
              </table:table-cell>
            </table:table-row>
            <table:table-row>
              <table:table-cell office:value-type="float" office:value="8.32">
                <text:p>8.3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2.08505859375">
                <text:p>2.08505859375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8.38">
                <text:p>8.38</text:p>
              </table:table-cell>
              <table:table-cell office:value-type="float" office:value="1.9795166015625">
                <text:p>1.979516601562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739599609375">
                <text:p>0.739599609375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48">
                <text:p>8.48</text:p>
              </table:table-cell>
              <table:table-cell office:value-type="float" office:value="1.9730712890625">
                <text:p>1.97307128906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74443359375">
                <text:p>0.74443359375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56">
                <text:p>8.56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1.973876953125">
                <text:p>1.97387695312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73798828125">
                <text:p>0.73798828125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0.8048583984375">
                <text:p>0.8048583984375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2.0818359375">
                <text:p>2.0818359375</text:p>
              </table:table-cell>
            </table:table-row>
            <table:table-row>
              <table:table-cell office:value-type="float" office:value="8.66">
                <text:p>8.6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1.97548828125">
                <text:p>1.9754882812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7412109375">
                <text:p>0.7412109375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2.0810302734375">
                <text:p>2.0810302734375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78">
                <text:p>8.78</text:p>
              </table:table-cell>
              <table:table-cell office:value-type="float" office:value="1.9762939453125">
                <text:p>1.976293945312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7404052734375">
                <text:p>0.7404052734375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84">
                <text:p>8.84</text:p>
              </table:table-cell>
              <table:table-cell office:value-type="float" office:value="2.0778076171875">
                <text:p>2.0778076171875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1.97548828125">
                <text:p>1.9754882812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7420166015625">
                <text:p>0.7420166015625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2.0794189453125">
                <text:p>2.0794189453125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1.97548828125">
                <text:p>1.97548828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0.80244140625">
                <text:p>0.80244140625</text:p>
              </table:table-cell>
            </table:table-row>
            <table:table-row>
              <table:table-cell office:value-type="float" office:value="9.04">
                <text:p>9.04</text:p>
              </table:table-cell>
              <table:table-cell office:value-type="float" office:value="2.0794189453125">
                <text:p>2.0794189453125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1.977099609375">
                <text:p>1.97709960937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0.8032470703125">
                <text:p>0.8032470703125</text:p>
              </table:table-cell>
            </table:table-row>
            <table:table-row>
              <table:table-cell office:value-type="float" office:value="9.14">
                <text:p>9.14</text:p>
              </table:table-cell>
              <table:table-cell office:value-type="float" office:value="2.07861328125">
                <text:p>2.07861328125</text:p>
              </table:table-cell>
            </table:table-row>
            <table:table-row>
              <table:table-cell office:value-type="float" office:value="9.16">
                <text:p>9.1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7412109375">
                <text:p>0.7412109375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0.804052734375">
                <text:p>0.804052734375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2.0826416015625">
                <text:p>2.0826416015625</text:p>
              </table:table-cell>
            </table:table-row>
            <table:table-row>
              <table:table-cell office:value-type="float" office:value="9.26">
                <text:p>9.2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9.28">
                <text:p>9.28</text:p>
              </table:table-cell>
              <table:table-cell office:value-type="float" office:value="1.973876953125">
                <text:p>1.97387695312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7404052734375">
                <text:p>0.7404052734375</text:p>
              </table:table-cell>
            </table:table-row>
            <table:table-row>
              <table:table-cell office:value-type="float" office:value="9.32">
                <text:p>9.32</text:p>
              </table:table-cell>
              <table:table-cell office:value-type="float" office:value="0.800830078125">
                <text:p>0.800830078125</text:p>
              </table:table-cell>
            </table:table-row>
            <table:table-row>
              <table:table-cell office:value-type="float" office:value="9.34">
                <text:p>9.34</text:p>
              </table:table-cell>
              <table:table-cell office:value-type="float" office:value="2.077001953125">
                <text:p>2.077001953125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1.98193359375">
                <text:p>1.9819335937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0.7984130859375">
                <text:p>0.7984130859375</text:p>
              </table:table-cell>
            </table:table-row>
            <table:table-row>
              <table:table-cell office:value-type="float" office:value="9.44">
                <text:p>9.44</text:p>
              </table:table-cell>
              <table:table-cell office:value-type="float" office:value="2.0729736328125">
                <text:p>2.0729736328125</text:p>
              </table:table-cell>
            </table:table-row>
            <table:table-row>
              <table:table-cell office:value-type="float" office:value="9.46">
                <text:p>9.46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7412109375">
                <text:p>0.7412109375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0.80244140625">
                <text:p>0.80244140625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2.0761962890625">
                <text:p>2.0761962890625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7387939453125">
                <text:p>0.7387939453125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0.79921875">
                <text:p>0.79921875</text:p>
              </table:table-cell>
            </table:table-row>
            <table:table-row>
              <table:table-cell office:value-type="float" office:value="9.64">
                <text:p>9.64</text:p>
              </table:table-cell>
              <table:table-cell office:value-type="float" office:value="2.075390625">
                <text:p>2.07539062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9.68">
                <text:p>9.68</text:p>
              </table:table-cell>
              <table:table-cell office:value-type="float" office:value="1.980322265625">
                <text:p>1.98032226562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74443359375">
                <text:p>0.74443359375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0.800830078125">
                <text:p>0.800830078125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2.0761962890625">
                <text:p>2.0761962890625</text:p>
              </table:table-cell>
            </table:table-row>
            <table:table-row>
              <table:table-cell office:value-type="float" office:value="9.76">
                <text:p>9.76</text:p>
              </table:table-cell>
              <table:table-cell office:value-type="float" office:value="2.8037109375">
                <text:p>2.8037109375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1.9787109375">
                <text:p>1.978710937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7404052734375">
                <text:p>0.7404052734375</text:p>
              </table:table-cell>
            </table:table-row>
            <table:table-row>
              <table:table-cell office:value-type="float" office:value="9.82">
                <text:p>9.82</text:p>
              </table:table-cell>
              <table:table-cell office:value-type="float" office:value="0.79921875">
                <text:p>0.79921875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2.0745849609375">
                <text:p>2.0745849609375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1.983544921875">
                <text:p>1.98354492187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7420166015625">
                <text:p>0.7420166015625</text:p>
              </table:table-cell>
            </table:table-row>
            <table:table-row>
              <table:table-cell office:value-type="float" office:value="9.92">
                <text:p>9.92</text:p>
              </table:table-cell>
              <table:table-cell office:value-type="float" office:value="0.8016357421875">
                <text:p>0.8016357421875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2.0745849609375">
                <text:p>2.0745849609375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1.9827392578125">
                <text:p>1.9827392578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443359375">
                <text:p>0.7444335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183cm" svg:height="19.5cm" xlink:href=".." xlink:type="simple" chart:class="chart:line" chart:style-name="ch1">
        <chart:title svg:x="18.513cm" svg:y="0.526cm" chart:style-name="ch2">
          <text:p>ADC for 40kHz</text:p>
        </chart:title>
        <chart:plot-area chart:style-name="ch3" table:cell-range-address="Sheet1.A2:Sheet1.A501 Sheet1.K2:Sheet1.K501" chart:data-source-has-labels="column" svg:x="2.106cm" svg:y="1.695cm" svg:width="37.274cm" svg:height="16.142cm">
          <chartooo:coordinate-region svg:x="2.833cm" svg:y="1.848cm" svg:width="36.547cm" svg:height="14.944cm"/>
          <chart:axis chart:dimension="x" chart:name="primary-x" chart:style-name="ch4" chartooo:axis-type="text">
            <chart:title svg:x="19.542cm" svg:y="18.227cm" chart:style-name="ch5">
              <text:p>Time [ms]</text:p>
            </chart:title>
            <chart:categories table:cell-range-address="Sheet1.A2:Sheet1.A501"/>
          </chart:axis>
          <chart:axis chart:dimension="y" chart:name="primary-y" chart:style-name="ch4">
            <chart:title svg:x="0.451cm" svg:y="11.099cm" chart:style-name="ch6">
              <text:p>Voltage [V]</text:p>
            </chart:title>
            <chart:grid chart:style-name="ch7" chart:class="major"/>
          </chart:axis>
          <chart:series chart:style-name="ch8" chart:values-cell-range-address="Sheet1.K2:Sheet1.K5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A2:Sheet1.A501</svg:desc>
                </draw:g>
              </table:table-cell>
              <table:table-cell office:value-type="float" office:value="2.77470703125">
                <text:p>2.77470703125</text:p>
                <draw:g>
                  <svg:desc>Sheet1.K2:Sheet1.K5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809521484375">
                <text:p>1.8095214843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659033203125">
                <text:p>0.659033203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9160400390625">
                <text:p>0.91604003906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228466796875">
                <text:p>2.22846679687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8135498046875">
                <text:p>1.81354980468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6614501953125">
                <text:p>0.6614501953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9160400390625">
                <text:p>0.91604003906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.231689453125">
                <text:p>2.23168945312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8103271484375">
                <text:p>1.8103271484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6582275390625">
                <text:p>0.65822753906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916845703125">
                <text:p>0.9168457031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2324951171875">
                <text:p>2.232495117187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.8103271484375">
                <text:p>1.810327148437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6566162109375">
                <text:p>0.656616210937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91845703125">
                <text:p>0.918457031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.2365234375">
                <text:p>2.23652343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.7835693359375">
                <text:p>2.783569335937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8071044921875">
                <text:p>1.80710449218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65419921875">
                <text:p>0.654199218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9224853515625">
                <text:p>0.92248535156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241357421875">
                <text:p>2.2413574218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.782763671875">
                <text:p>2.7827636718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8054931640625">
                <text:p>1.80549316406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657421875">
                <text:p>0.6574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9208740234375">
                <text:p>0.92087402343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2357177734375">
                <text:p>2.23571777343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.784375">
                <text:p>2.7843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8022705078125">
                <text:p>1.802270507812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55810546875">
                <text:p>0.65581054687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9257080078125">
                <text:p>0.92570800781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241357421875">
                <text:p>2.24135742187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7819580078125">
                <text:p>2.781958007812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.80146484375">
                <text:p>1.80146484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65419921875">
                <text:p>0.654199218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9240966796875">
                <text:p>0.92409667968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23974609375">
                <text:p>2.2397460937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7819580078125">
                <text:p>2.78195800781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.796630859375">
                <text:p>1.7966308593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6517822265625">
                <text:p>0.651782226562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9240966796875">
                <text:p>0.92409667968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2437744140625">
                <text:p>2.243774414062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7787353515625">
                <text:p>2.7787353515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7982421875">
                <text:p>1.79824218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5419921875">
                <text:p>0.6541992187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9305419921875">
                <text:p>0.93054199218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24619140625">
                <text:p>2.2461914062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790185546875">
                <text:p>1.7901855468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.6501708984375">
                <text:p>0.65017089843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9305419921875">
                <text:p>0.930541992187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2494140625">
                <text:p>2.249414062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2.78115234375">
                <text:p>2.781152343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7909912109375">
                <text:p>1.790991210937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6501708984375">
                <text:p>0.650170898437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93134765625">
                <text:p>0.931347656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2494140625">
                <text:p>2.249414062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2.7787353515625">
                <text:p>2.778735351562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791796875">
                <text:p>1.79179687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6509765625">
                <text:p>0.650976562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932958984375">
                <text:p>0.9329589843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.251025390625">
                <text:p>2.25102539062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.7803466796875">
                <text:p>2.780346679687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649365234375">
                <text:p>0.649365234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.93779296875">
                <text:p>0.9377929687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.254248046875">
                <text:p>2.25424804687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.7779296875">
                <text:p>2.777929687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7861572265625">
                <text:p>1.786157226562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646142578125">
                <text:p>0.64614257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0.9369873046875">
                <text:p>0.93698730468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.255859375">
                <text:p>2.25585937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.7787353515625">
                <text:p>2.7787353515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0.6469482421875">
                <text:p>0.646948242187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0.9369873046875">
                <text:p>0.93698730468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.2566650390625">
                <text:p>2.256665039062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777294921875">
                <text:p>1.77729492187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0.646142578125">
                <text:p>0.6461425781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0.94423828125">
                <text:p>0.944238281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2566650390625">
                <text:p>2.256665039062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7779296875">
                <text:p>2.7779296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7732666015625">
                <text:p>1.77326660156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0.6421142578125">
                <text:p>0.642114257812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0.9450439453125">
                <text:p>0.9450439453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623046875">
                <text:p>2.2623046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774072265625">
                <text:p>1.77407226562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0.642919921875">
                <text:p>0.6429199218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945849609375">
                <text:p>0.945849609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2679443359375">
                <text:p>2.26794433593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.7779296875">
                <text:p>2.77792968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770849609375">
                <text:p>1.77084960937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642919921875">
                <text:p>0.64291992187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95068359375">
                <text:p>0.9506835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679443359375">
                <text:p>2.2679443359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76923828125">
                <text:p>1.7692382812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639697265625">
                <text:p>0.63969726562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95068359375">
                <text:p>0.95068359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270361328125">
                <text:p>2.27036132812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.7722900390625">
                <text:p>2.77229003906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.767626953125">
                <text:p>1.7676269531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6421142578125">
                <text:p>0.642114257812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0.952294921875">
                <text:p>0.9522949218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27197265625">
                <text:p>2.2719726562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.7706787109375">
                <text:p>2.77067871093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76923828125">
                <text:p>1.769238281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6388916015625">
                <text:p>0.638891601562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0.9547119140625">
                <text:p>0.95471191406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2727783203125">
                <text:p>2.272778320312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2.7722900390625">
                <text:p>2.772290039062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0.9563232421875">
                <text:p>0.956323242187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276806640625">
                <text:p>2.27680664062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2.77470703125">
                <text:p>2.7747070312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0.6356689453125">
                <text:p>0.635668945312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0.9563232421875">
                <text:p>0.95632324218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281640625">
                <text:p>2.2816406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7706787109375">
                <text:p>2.770678710937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.757958984375">
                <text:p>1.757958984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6388916015625">
                <text:p>0.63889160156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0.9595458984375">
                <text:p>0.95954589843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280029296875">
                <text:p>2.28002929687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0.6356689453125">
                <text:p>0.63566894531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0.9611572265625">
                <text:p>0.9611572265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283251953125">
                <text:p>2.28325195312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75634765625">
                <text:p>1.7563476562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0.9611572265625">
                <text:p>0.9611572265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888916015625">
                <text:p>2.28889160156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.771484375">
                <text:p>2.7714843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7507080078125">
                <text:p>1.750708007812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0.63486328125">
                <text:p>0.6348632812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0.96357421875">
                <text:p>0.963574218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283251953125">
                <text:p>2.28325195312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7507080078125">
                <text:p>1.75070800781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636474609375">
                <text:p>0.6364746093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0.9627685546875">
                <text:p>0.96276855468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2840576171875">
                <text:p>2.284057617187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7474853515625">
                <text:p>1.74748535156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633251953125">
                <text:p>0.6332519531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9676025390625">
                <text:p>0.967602539062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.2856689453125">
                <text:p>2.285668945312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1.745068359375">
                <text:p>1.74506835937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630029296875">
                <text:p>0.6300292968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0.9676025390625">
                <text:p>0.96760253906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.2905029296875">
                <text:p>2.2905029296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633251953125">
                <text:p>0.6332519531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0.9692138671875">
                <text:p>0.9692138671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2872802734375">
                <text:p>2.28728027343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0.6324462890625">
                <text:p>0.63244628906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.2921142578125">
                <text:p>2.292114257812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2.7674560546875">
                <text:p>2.7674560546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738623046875">
                <text:p>1.73862304687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0.630029296875">
                <text:p>0.63002929687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0.9732421875">
                <text:p>0.973242187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2937255859375">
                <text:p>2.293725585937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.7345947265625">
                <text:p>1.73459472656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0.631640625">
                <text:p>0.631640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0.9724365234375">
                <text:p>0.972436523437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2969482421875">
                <text:p>2.29694824218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1.7345947265625">
                <text:p>1.734594726562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0.630029296875">
                <text:p>0.6300292968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0.974853515625">
                <text:p>0.974853515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296142578125">
                <text:p>2.29614257812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7658447265625">
                <text:p>2.76584472656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7337890625">
                <text:p>1.73378906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0.6276123046875">
                <text:p>0.627612304687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0.97646484375">
                <text:p>0.97646484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001708984375">
                <text:p>2.300170898437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2.7642333984375">
                <text:p>2.76423339843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7297607421875">
                <text:p>1.729760742187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0.626806640625">
                <text:p>0.62680664062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0.9796875">
                <text:p>0.97968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2.7642333984375">
                <text:p>2.76423339843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7265380859375">
                <text:p>1.726538085937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0.9788818359375">
                <text:p>0.978881835937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2.7626220703125">
                <text:p>2.76262207031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725732421875">
                <text:p>1.72573242187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6243896484375">
                <text:p>0.624389648437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0.984521484375">
                <text:p>0.98452148437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.305810546875">
                <text:p>2.30581054687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2.7642333984375">
                <text:p>2.764233398437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1.72412109375">
                <text:p>1.724121093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623583984375">
                <text:p>0.62358398437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0.984521484375">
                <text:p>0.98452148437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2.7626220703125">
                <text:p>2.762622070312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72734375">
                <text:p>1.7273437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0.623583984375">
                <text:p>0.6235839843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0.984521484375">
                <text:p>0.9845214843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2.763427734375">
                <text:p>2.76342773437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1.7208984375">
                <text:p>1.72089843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0.623583984375">
                <text:p>0.62358398437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0.98935546875">
                <text:p>0.9893554687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3130615234375">
                <text:p>2.313061523437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2.7610107421875">
                <text:p>2.761010742187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7152587890625">
                <text:p>1.71525878906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0.6195556640625">
                <text:p>0.61955566406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0.987744140625">
                <text:p>0.9877441406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1.719287109375">
                <text:p>1.71928710937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0.61875">
                <text:p>0.6187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0.990966796875">
                <text:p>0.99096679687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7610107421875">
                <text:p>2.761010742187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1.714453125">
                <text:p>1.7144531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0.6211669921875">
                <text:p>0.621166992187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0.994189453125">
                <text:p>0.99418945312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3146728515625">
                <text:p>2.31467285156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7120361328125">
                <text:p>1.712036132812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0.6211669921875">
                <text:p>0.62116699218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0.994189453125">
                <text:p>0.994189453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130615234375">
                <text:p>2.313061523437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2.7593994140625">
                <text:p>2.759399414062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7104248046875">
                <text:p>1.710424804687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0.6195556640625">
                <text:p>0.619555664062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0.9966064453125">
                <text:p>0.996606445312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.318701171875">
                <text:p>2.3187011718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2.7577880859375">
                <text:p>2.75778808593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709619140625">
                <text:p>1.70961914062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0.6147216796875">
                <text:p>0.61472167968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0.99580078125">
                <text:p>0.9958007812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.32353515625">
                <text:p>2.323535156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2.7610107421875">
                <text:p>2.761010742187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7072021484375">
                <text:p>1.707202148437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617138671875">
                <text:p>0.6171386718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9998291015625">
                <text:p>0.99982910156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.321923828125">
                <text:p>2.3219238281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2.75859375">
                <text:p>2.758593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1.703173828125">
                <text:p>1.70317382812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61875">
                <text:p>0.6187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0.9998291015625">
                <text:p>0.99982910156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.321923828125">
                <text:p>2.32192382812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2.75537109375">
                <text:p>2.755371093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6975341796875">
                <text:p>1.697534179687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0.617138671875">
                <text:p>0.6171386718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0.9998291015625">
                <text:p>0.99982910156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.32353515625">
                <text:p>2.32353515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2.75537109375">
                <text:p>2.755371093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.6991455078125">
                <text:p>1.69914550781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0.6179443359375">
                <text:p>0.61794433593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00546875">
                <text:p>1.0054687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3259521484375">
                <text:p>2.325952148437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2.753759765625">
                <text:p>2.7537597656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6975341796875">
                <text:p>1.697534179687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0.6163330078125">
                <text:p>0.61633300781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00546875">
                <text:p>1.0054687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.32998046875">
                <text:p>2.3299804687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7545654296875">
                <text:p>2.75456542968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1.6943115234375">
                <text:p>1.694311523437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0.613916015625">
                <text:p>0.6139160156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0062744140625">
                <text:p>1.006274414062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333203125">
                <text:p>2.3332031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7529541015625">
                <text:p>2.75295410156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1.6943115234375">
                <text:p>1.694311523437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0.61552734375">
                <text:p>0.615527343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007080078125">
                <text:p>1.00708007812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3340087890625">
                <text:p>2.334008789062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7545654296875">
                <text:p>2.754565429687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6894775390625">
                <text:p>1.689477539062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010302734375">
                <text:p>1.0103027343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323974609375">
                <text:p>2.3323974609375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2.7521484375">
                <text:p>2.7521484375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1.6878662109375">
                <text:p>1.6878662109375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1.0127197265625">
                <text:p>1.012719726562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.33642578125">
                <text:p>2.33642578125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2.7513427734375">
                <text:p>2.7513427734375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1.6862548828125">
                <text:p>1.6862548828125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0.6131103515625">
                <text:p>0.6131103515625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1.0143310546875">
                <text:p>1.014331054687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2.3372314453125">
                <text:p>2.3372314453125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2.7521484375">
                <text:p>2.7521484375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1.68544921875">
                <text:p>1.68544921875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1.01513671875">
                <text:p>1.0151367187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.3436767578125">
                <text:p>2.3436767578125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2.7465087890625">
                <text:p>2.7465087890625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1.683837890625">
                <text:p>1.683837890625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0.60908203125">
                <text:p>0.60908203125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1.013525390625">
                <text:p>1.01352539062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.3396484375">
                <text:p>2.3396484375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2.7513427734375">
                <text:p>2.7513427734375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0.6114990234375">
                <text:p>0.6114990234375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1.018359375">
                <text:p>1.01835937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.3404541015625">
                <text:p>2.3404541015625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1.6822265625">
                <text:p>1.6822265625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0.60908203125">
                <text:p>0.60908203125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1.0207763671875">
                <text:p>1.020776367187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2.3420654296875">
                <text:p>2.3420654296875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0.6066650390625">
                <text:p>0.6066650390625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1.019970703125">
                <text:p>1.01997070312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.347705078125">
                <text:p>2.347705078125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2.747314453125">
                <text:p>2.747314453125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1.67578125">
                <text:p>1.67578125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0.6082763671875">
                <text:p>0.6082763671875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1.026416015625">
                <text:p>1.02641601562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.3468994140625">
                <text:p>2.346899414062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1.6733642578125">
                <text:p>1.6733642578125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0.607470703125">
                <text:p>0.607470703125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1.026416015625">
                <text:p>1.02641601562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.34931640625">
                <text:p>2.34931640625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0.6066650390625">
                <text:p>0.6066650390625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1.0288330078125">
                <text:p>1.0288330078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3525390625">
                <text:p>2.3525390625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2.74892578125">
                <text:p>2.74892578125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1.6653076171875">
                <text:p>1.6653076171875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2.3549560546875">
                <text:p>2.3549560546875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2.745703125">
                <text:p>2.74570312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0.6066650390625">
                <text:p>0.606665039062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2.35576171875">
                <text:p>2.35576171875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2.7384521484375">
                <text:p>2.7384521484375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1.03447265625">
                <text:p>1.0344726562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2.35576171875">
                <text:p>2.35576171875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2.745703125">
                <text:p>2.745703125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0.604248046875">
                <text:p>0.604248046875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1.036083984375">
                <text:p>1.03608398437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2.3581787109375">
                <text:p>2.3581787109375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2.745703125">
                <text:p>2.745703125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0.6018310546875">
                <text:p>0.6018310546875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1.039306640625">
                <text:p>1.0393066406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.3565673828125">
                <text:p>2.3565673828125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2.74248046875">
                <text:p>2.74248046875</text:p>
              </table:table-cell>
            </table:table-row>
            <table:table-row>
              <table:table-cell office:value-type="float" office:value="7.54">
                <text:p>7.54</text:p>
              </table:table-cell>
              <table:table-cell office:value-type="float" office:value="1.6556396484375">
                <text:p>1.6556396484375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0.605859375">
                <text:p>0.605859375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1.0376953125">
                <text:p>1.037695312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2.3597900390625">
                <text:p>2.3597900390625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2.744091796875">
                <text:p>2.744091796875</text:p>
              </table:table-cell>
            </table:table-row>
            <table:table-row>
              <table:table-cell office:value-type="float" office:value="7.64">
                <text:p>7.64</text:p>
              </table:table-cell>
              <table:table-cell office:value-type="float" office:value="1.6524169921875">
                <text:p>1.6524169921875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0.6034423828125">
                <text:p>0.6034423828125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1.042529296875">
                <text:p>1.04252929687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2.3646240234375">
                <text:p>2.364624023437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2.74248046875">
                <text:p>2.74248046875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1.651611328125">
                <text:p>1.651611328125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0.6034423828125">
                <text:p>0.6034423828125</text:p>
              </table:table-cell>
            </table:table-row>
            <table:table-row>
              <table:table-cell office:value-type="float" office:value="7.78">
                <text:p>7.78</text:p>
              </table:table-cell>
              <table:table-cell office:value-type="float" office:value="1.042529296875">
                <text:p>1.04252929687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2.363818359375">
                <text:p>2.363818359375</text:p>
              </table:table-cell>
            </table:table-row>
            <table:table-row>
              <table:table-cell office:value-type="float" office:value="7.82">
                <text:p>7.82</text:p>
              </table:table-cell>
              <table:table-cell office:value-type="float" office:value="2.740869140625">
                <text:p>2.740869140625</text:p>
              </table:table-cell>
            </table:table-row>
            <table:table-row>
              <table:table-cell office:value-type="float" office:value="7.84">
                <text:p>7.84</text:p>
              </table:table-cell>
              <table:table-cell office:value-type="float" office:value="1.6508056640625">
                <text:p>1.6508056640625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0.6002197265625">
                <text:p>0.6002197265625</text:p>
              </table:table-cell>
            </table:table-row>
            <table:table-row>
              <table:table-cell office:value-type="float" office:value="7.88">
                <text:p>7.88</text:p>
              </table:table-cell>
              <table:table-cell office:value-type="float" office:value="1.045751953125">
                <text:p>1.04575195312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2.36220703125">
                <text:p>2.36220703125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2.7432861328125">
                <text:p>2.7432861328125</text:p>
              </table:table-cell>
            </table:table-row>
            <table:table-row>
              <table:table-cell office:value-type="float" office:value="7.94">
                <text:p>7.9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7.96">
                <text:p>7.96</text:p>
              </table:table-cell>
              <table:table-cell office:value-type="float" office:value="0.601025390625">
                <text:p>0.601025390625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1.044140625">
                <text:p>1.0441406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6865234375">
                <text:p>2.36865234375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2.737646484375">
                <text:p>2.737646484375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1.6427490234375">
                <text:p>1.6427490234375</text:p>
              </table:table-cell>
            </table:table-row>
            <table:table-row>
              <table:table-cell office:value-type="float" office:value="8.06">
                <text:p>8.06</text:p>
              </table:table-cell>
              <table:table-cell office:value-type="float" office:value="0.6002197265625">
                <text:p>0.6002197265625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1.0481689453125">
                <text:p>1.048168945312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2.370263671875">
                <text:p>2.370263671875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2.7392578125">
                <text:p>2.7392578125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1.6435546875">
                <text:p>1.6435546875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8.18">
                <text:p>8.18</text:p>
              </table:table-cell>
              <table:table-cell office:value-type="float" office:value="1.0481689453125">
                <text:p>1.048168945312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2.370263671875">
                <text:p>2.370263671875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2.7384521484375">
                <text:p>2.7384521484375</text:p>
              </table:table-cell>
            </table:table-row>
            <table:table-row>
              <table:table-cell office:value-type="float" office:value="8.24">
                <text:p>8.24</text:p>
              </table:table-cell>
              <table:table-cell office:value-type="float" office:value="1.645166015625">
                <text:p>1.645166015625</text:p>
              </table:table-cell>
            </table:table-row>
            <table:table-row>
              <table:table-cell office:value-type="float" office:value="8.26">
                <text:p>8.2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1.0497802734375">
                <text:p>1.049780273437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2.3726806640625">
                <text:p>2.3726806640625</text:p>
              </table:table-cell>
            </table:table-row>
            <table:table-row>
              <table:table-cell office:value-type="float" office:value="8.32">
                <text:p>8.32</text:p>
              </table:table-cell>
              <table:table-cell office:value-type="float" office:value="2.7368408203125">
                <text:p>2.7368408203125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0.597802734375">
                <text:p>0.597802734375</text:p>
              </table:table-cell>
            </table:table-row>
            <table:table-row>
              <table:table-cell office:value-type="float" office:value="8.38">
                <text:p>8.38</text:p>
              </table:table-cell>
              <table:table-cell office:value-type="float" office:value="1.0513916015625">
                <text:p>1.051391601562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2.3710693359375">
                <text:p>2.3710693359375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2.7336181640625">
                <text:p>2.7336181640625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1.64033203125">
                <text:p>1.64033203125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0.597802734375">
                <text:p>0.597802734375</text:p>
              </table:table-cell>
            </table:table-row>
            <table:table-row>
              <table:table-cell office:value-type="float" office:value="8.48">
                <text:p>8.48</text:p>
              </table:table-cell>
              <table:table-cell office:value-type="float" office:value="1.055419921875">
                <text:p>1.05541992187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2.7336181640625">
                <text:p>2.7336181640625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8.56">
                <text:p>8.5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1.0578369140625">
                <text:p>1.057836914062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2.734423828125">
                <text:p>2.734423828125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1.63388671875">
                <text:p>1.63388671875</text:p>
              </table:table-cell>
            </table:table-row>
            <table:table-row>
              <table:table-cell office:value-type="float" office:value="8.66">
                <text:p>8.66</text:p>
              </table:table-cell>
              <table:table-cell office:value-type="float" office:value="0.59619140625">
                <text:p>0.59619140625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1.0562255859375">
                <text:p>1.056225585937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2.379931640625">
                <text:p>2.379931640625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1.6306640625">
                <text:p>1.6306640625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0.5953857421875">
                <text:p>0.5953857421875</text:p>
              </table:table-cell>
            </table:table-row>
            <table:table-row>
              <table:table-cell office:value-type="float" office:value="8.78">
                <text:p>8.78</text:p>
              </table:table-cell>
              <table:table-cell office:value-type="float" office:value="1.0594482421875">
                <text:p>1.059448242187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.379931640625">
                <text:p>2.379931640625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2.7352294921875">
                <text:p>2.7352294921875</text:p>
              </table:table-cell>
            </table:table-row>
            <table:table-row>
              <table:table-cell office:value-type="float" office:value="8.84">
                <text:p>8.84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0.59619140625">
                <text:p>0.59619140625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2.3839599609375">
                <text:p>2.3839599609375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2.7336181640625">
                <text:p>2.7336181640625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0.5969970703125">
                <text:p>0.5969970703125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84765625">
                <text:p>2.384765625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2.7320068359375">
                <text:p>2.7320068359375</text:p>
              </table:table-cell>
            </table:table-row>
            <table:table-row>
              <table:table-cell office:value-type="float" office:value="9.04">
                <text:p>9.04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0.594580078125">
                <text:p>0.594580078125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2.3904052734375">
                <text:p>2.3904052734375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2.731201171875">
                <text:p>2.731201171875</text:p>
              </table:table-cell>
            </table:table-row>
            <table:table-row>
              <table:table-cell office:value-type="float" office:value="9.14">
                <text:p>9.14</text:p>
              </table:table-cell>
              <table:table-cell office:value-type="float" office:value="1.6169677734375">
                <text:p>1.6169677734375</text:p>
              </table:table-cell>
            </table:table-row>
            <table:table-row>
              <table:table-cell office:value-type="float" office:value="9.16">
                <text:p>9.1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1.622607421875">
                <text:p>1.622607421875</text:p>
              </table:table-cell>
            </table:table-row>
            <table:table-row>
              <table:table-cell office:value-type="float" office:value="9.26">
                <text:p>9.26</text:p>
              </table:table-cell>
              <table:table-cell office:value-type="float" office:value="0.5905517578125">
                <text:p>0.5905517578125</text:p>
              </table:table-cell>
            </table:table-row>
            <table:table-row>
              <table:table-cell office:value-type="float" office:value="9.28">
                <text:p>9.28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2.392822265625">
                <text:p>2.392822265625</text:p>
              </table:table-cell>
            </table:table-row>
            <table:table-row>
              <table:table-cell office:value-type="float" office:value="9.32">
                <text:p>9.32</text:p>
              </table:table-cell>
              <table:table-cell office:value-type="float" office:value="2.7320068359375">
                <text:p>2.7320068359375</text:p>
              </table:table-cell>
            </table:table-row>
            <table:table-row>
              <table:table-cell office:value-type="float" office:value="9.34">
                <text:p>9.34</text:p>
              </table:table-cell>
              <table:table-cell office:value-type="float" office:value="1.619384765625">
                <text:p>1.619384765625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0.591357421875">
                <text:p>0.591357421875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1.0739501953125">
                <text:p>1.073950195312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.396044921875">
                <text:p>2.396044921875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2.727978515625">
                <text:p>2.727978515625</text:p>
              </table:table-cell>
            </table:table-row>
            <table:table-row>
              <table:table-cell office:value-type="float" office:value="9.44">
                <text:p>9.44</text:p>
              </table:table-cell>
              <table:table-cell office:value-type="float" office:value="1.6153564453125">
                <text:p>1.6153564453125</text:p>
              </table:table-cell>
            </table:table-row>
            <table:table-row>
              <table:table-cell office:value-type="float" office:value="9.46">
                <text:p>9.46</text:p>
              </table:table-cell>
              <table:table-cell office:value-type="float" office:value="0.5905517578125">
                <text:p>0.590551757812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.0739501953125">
                <text:p>1.073950195312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.392822265625">
                <text:p>2.392822265625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2.7271728515625">
                <text:p>2.7271728515625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1.61455078125">
                <text:p>1.61455078125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0.5921630859375">
                <text:p>0.5921630859375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1.0723388671875">
                <text:p>1.072338867187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.396044921875">
                <text:p>2.396044921875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2.72958984375">
                <text:p>2.72958984375</text:p>
              </table:table-cell>
            </table:table-row>
            <table:table-row>
              <table:table-cell office:value-type="float" office:value="9.64">
                <text:p>9.64</text:p>
              </table:table-cell>
              <table:table-cell office:value-type="float" office:value="1.61455078125">
                <text:p>1.6145507812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0.5889404296875">
                <text:p>0.5889404296875</text:p>
              </table:table-cell>
            </table:table-row>
            <table:table-row>
              <table:table-cell office:value-type="float" office:value="9.68">
                <text:p>9.68</text:p>
              </table:table-cell>
              <table:table-cell office:value-type="float" office:value="1.0739501953125">
                <text:p>1.073950195312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.39443359375">
                <text:p>2.39443359375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2.72958984375">
                <text:p>2.72958984375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1.6105224609375">
                <text:p>1.6105224609375</text:p>
              </table:table-cell>
            </table:table-row>
            <table:table-row>
              <table:table-cell office:value-type="float" office:value="9.76">
                <text:p>9.76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1.0771728515625">
                <text:p>1.077172851562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.399267578125">
                <text:p>2.399267578125</text:p>
              </table:table-cell>
            </table:table-row>
            <table:table-row>
              <table:table-cell office:value-type="float" office:value="9.82">
                <text:p>9.82</text:p>
              </table:table-cell>
              <table:table-cell office:value-type="float" office:value="2.7239501953125">
                <text:p>2.7239501953125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1.611328125">
                <text:p>1.611328125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0.591357421875">
                <text:p>0.591357421875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1.081201171875">
                <text:p>1.08120117187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.3968505859375">
                <text:p>2.3968505859375</text:p>
              </table:table-cell>
            </table:table-row>
            <table:table-row>
              <table:table-cell office:value-type="float" office:value="9.92">
                <text:p>9.92</text:p>
              </table:table-cell>
              <table:table-cell office:value-type="float" office:value="2.721533203125">
                <text:p>2.721533203125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1.606494140625">
                <text:p>1.606494140625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0087890625">
                <text:p>2.4008789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title svg:x="10.422cm" svg:y="0.432cm" chart:style-name="ch2">
          <text:p>DMA for 1kHz</text:p>
        </chart:title>
        <chart:plot-area chart:style-name="ch3" table:cell-range-address="Sheet1.M2:Sheet1.N301" chart:data-source-has-labels="column" svg:x="1.779cm" svg:y="1.507cm" svg:width="21.562cm" svg:height="11.747cm">
          <chartooo:coordinate-region svg:x="2.506cm" svg:y="1.659cm" svg:width="20.835cm" svg:height="10.55cm"/>
          <chart:axis chart:dimension="x" chart:name="primary-x" chart:style-name="ch4" chartooo:axis-type="text">
            <chart:title svg:x="11.359cm" svg:y="13.55cm" chart:style-name="ch5">
              <text:p>Time [ms]</text:p>
            </chart:title>
            <chart:categories table:cell-range-address="Sheet1.M2:Sheet1.M301"/>
          </chart:axis>
          <chart:axis chart:dimension="y" chart:name="primary-y" chart:style-name="ch4">
            <chart:title svg:x="0.451cm" svg:y="8.713cm" chart:style-name="ch6">
              <text:p>Voltage [V]</text:p>
            </chart:title>
            <chart:grid chart:style-name="ch7" chart:class="major"/>
          </chart:axis>
          <chart:series chart:style-name="ch8" chart:values-cell-range-address="Sheet1.N2:Sheet1.N301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M2:Sheet1.M301</svg:desc>
                </draw:g>
              </table:table-cell>
              <table:table-cell office:value-type="float" office:value="2.4387451171875">
                <text:p>2.4387451171875</text:p>
                <draw:g>
                  <svg:desc>Sheet1.N2:Sheet1.N3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.4065185546875">
                <text:p>2.40651855468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2.180126953125">
                <text:p>2.1801269531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051220703125">
                <text:p>2.05122070312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.915869140625">
                <text:p>1.91586914062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4961181640625">
                <text:p>1.49611816406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358349609375">
                <text:p>1.35834960937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.226220703125">
                <text:p>1.2262207031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100537109375">
                <text:p>1.100537109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9837158203125">
                <text:p>0.9837158203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871337890625">
                <text:p>0.787133789062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7081787109375">
                <text:p>0.70817871093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683203125">
                <text:p>0.6832031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549072265625">
                <text:p>0.754907226562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8435302734375">
                <text:p>0.84353027343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9450439453125">
                <text:p>0.94504394531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.05703125">
                <text:p>1.0570312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177880859375">
                <text:p>1.1778808593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3083984375">
                <text:p>1.30839843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.44375">
                <text:p>1.443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583935546875">
                <text:p>1.5839355468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.72412109375">
                <text:p>1.7241210937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8651123046875">
                <text:p>1.86511230468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002880859375">
                <text:p>2.00288085937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13662109375">
                <text:p>2.1366210937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.4822509765625">
                <text:p>2.48225097656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5757080078125">
                <text:p>2.575708007812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.776318359375">
                <text:p>2.7763183593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.73603515625">
                <text:p>2.736035156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6063232421875">
                <text:p>2.606323242187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.5193115234375">
                <text:p>2.519311523437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2.4194091796875">
                <text:p>2.41940917968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2.1841552734375">
                <text:p>2.184155273437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0536376953125">
                <text:p>2.053637695312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9166748046875">
                <text:p>1.91667480468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496923828125">
                <text:p>1.4969238281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3599609375">
                <text:p>1.35996093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.2270263671875">
                <text:p>1.22702636718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100537109375">
                <text:p>1.10053710937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9853271484375">
                <text:p>0.9853271484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8789794921875">
                <text:p>0.87897949218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7871337890625">
                <text:p>0.787133789062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7097900390625">
                <text:p>0.70979003906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0.6453369140625">
                <text:p>0.645336914062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626806640625">
                <text:p>0.6268066406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0.683203125">
                <text:p>0.68320312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755712890625">
                <text:p>0.75571289062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8435302734375">
                <text:p>0.843530273437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0.9434326171875">
                <text:p>0.94343261718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.0546142578125">
                <text:p>1.05461425781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177880859375">
                <text:p>1.1778808593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306787109375">
                <text:p>1.3067871093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.442138671875">
                <text:p>1.44213867187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5831298828125">
                <text:p>1.58312988281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.7249267578125">
                <text:p>1.72492675781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864306640625">
                <text:p>1.8643066406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0020751953125">
                <text:p>2.002075195312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135009765625">
                <text:p>2.1350097656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.3759033203125">
                <text:p>2.375903320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.483056640625">
                <text:p>2.4830566406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5740966796875">
                <text:p>2.57409667968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.7175048828125">
                <text:p>2.71750488281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.7626220703125">
                <text:p>2.762622070312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.792431640625">
                <text:p>2.79243164062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.73603515625">
                <text:p>2.7360351562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063232421875">
                <text:p>2.6063232421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.5201171875">
                <text:p>2.52011718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2.4194091796875">
                <text:p>2.419409179687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2.1849609375">
                <text:p>2.1849609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0552490234375">
                <text:p>2.05524902343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.9182861328125">
                <text:p>1.918286132812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77890625">
                <text:p>1.778906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.638720703125">
                <text:p>1.6387207031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496923828125">
                <text:p>1.49692382812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3599609375">
                <text:p>1.3599609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.2270263671875">
                <text:p>1.227026367187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1013427734375">
                <text:p>1.10134277343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9853271484375">
                <text:p>0.985327148437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7887451171875">
                <text:p>0.788745117187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708984375">
                <text:p>0.70898437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64453125">
                <text:p>0.644531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5994140625">
                <text:p>0.599414062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0.5679931640625">
                <text:p>0.567993164062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6251953125">
                <text:p>0.625195312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0.681591796875">
                <text:p>0.68159179687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7541015625">
                <text:p>0.754101562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842724609375">
                <text:p>0.8427246093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1.0546142578125">
                <text:p>1.0546142578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1770751953125">
                <text:p>1.177075195312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3075927734375">
                <text:p>1.30759277343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1.4429443359375">
                <text:p>1.4429443359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58232421875">
                <text:p>1.5823242187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1.7233154296875">
                <text:p>1.723315429687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8635009765625">
                <text:p>1.863500976562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0004638671875">
                <text:p>2.000463867187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1342041015625">
                <text:p>2.134204101562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2.260693359375">
                <text:p>2.260693359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.376708984375">
                <text:p>2.37670898437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2.4822509765625">
                <text:p>2.482250976562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57490234375">
                <text:p>2.5749023437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65224609375">
                <text:p>2.652246093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2.79404296875">
                <text:p>2.7940429687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2.73603515625">
                <text:p>2.7360351562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079345703125">
                <text:p>2.60793457031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.5201171875">
                <text:p>2.52011718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2.418603515625">
                <text:p>2.41860351562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2.1849609375">
                <text:p>2.18496093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054443359375">
                <text:p>2.05444335937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1.919091796875">
                <text:p>1.919091796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1.637109375">
                <text:p>1.6371093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4977294921875">
                <text:p>1.49772949218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.3607666015625">
                <text:p>1.36076660156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1.22783203125">
                <text:p>1.227832031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1029541015625">
                <text:p>1.10295410156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9869384765625">
                <text:p>0.98693847656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7887451171875">
                <text:p>0.78874511718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7081787109375">
                <text:p>0.70817871093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0.646142578125">
                <text:p>0.6461425781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5986083984375">
                <text:p>0.59860839843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0.681591796875">
                <text:p>0.681591796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7541015625">
                <text:p>0.754101562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84111328125">
                <text:p>0.8411132812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0.942626953125">
                <text:p>0.942626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1.055419921875">
                <text:p>1.05541992187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1754638671875">
                <text:p>1.175463867187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.306787109375">
                <text:p>1.30678710937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1.442138671875">
                <text:p>1.442138671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580712890625">
                <text:p>1.58071289062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1.7233154296875">
                <text:p>1.723315429687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864306640625">
                <text:p>1.86430664062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0020751953125">
                <text:p>2.00207519531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1342041015625">
                <text:p>2.134204101562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2.3759033203125">
                <text:p>2.37590332031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2.4806396484375">
                <text:p>2.480639648437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5740966796875">
                <text:p>2.57409667968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2.763427734375">
                <text:p>2.7634277343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2.792431640625">
                <text:p>2.792431640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2.7368408203125">
                <text:p>2.73684082031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0712890625">
                <text:p>2.6071289062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2.5209228515625">
                <text:p>2.520922851562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2.418603515625">
                <text:p>2.41860351562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2.1849609375">
                <text:p>2.18496093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.054443359375">
                <text:p>2.0544433593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1.919091796875">
                <text:p>1.9190917968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1.6395263671875">
                <text:p>1.639526367187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4993408203125">
                <text:p>1.499340820312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.3607666015625">
                <text:p>1.360766601562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1.2286376953125">
                <text:p>1.22863769531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103759765625">
                <text:p>1.10375976562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9861328125">
                <text:p>0.986132812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0.87978515625">
                <text:p>0.8797851562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7871337890625">
                <text:p>0.78713378906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0.710595703125">
                <text:p>0.7105957031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0.6469482421875">
                <text:p>0.64694824218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5994140625">
                <text:p>0.59941406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0.5679931640625">
                <text:p>0.56799316406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0.5607421875">
                <text:p>0.560742187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0.5841064453125">
                <text:p>0.58410644531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0.6251953125">
                <text:p>0.625195312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0.6823974609375">
                <text:p>0.68239746093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7549072265625">
                <text:p>0.754907226562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0.8419189453125">
                <text:p>0.84191894531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0.9418212890625">
                <text:p>0.941821289062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1.0546142578125">
                <text:p>1.05461425781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174658203125">
                <text:p>1.1746582031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.30517578125">
                <text:p>1.305175781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1.4413330078125">
                <text:p>1.441333007812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58232421875">
                <text:p>1.5823242187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1.722509765625">
                <text:p>1.7225097656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8626953125">
                <text:p>1.86269531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999658203125">
                <text:p>1.9996582031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1333984375">
                <text:p>2.1333984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2.37509765625">
                <text:p>2.375097656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2.4814453125">
                <text:p>2.481445312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5740966796875">
                <text:p>2.574096679687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6530517578125">
                <text:p>2.653051757812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2.7158935546875">
                <text:p>2.715893554687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2.79404296875">
                <text:p>2.794042968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7996826171875">
                <text:p>2.79968261718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2.737646484375">
                <text:p>2.7376464843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60712890625">
                <text:p>2.607128906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2.5201171875">
                <text:p>2.520117187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2.4210205078125">
                <text:p>2.42102050781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2.1857666015625">
                <text:p>2.185766601562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.0568603515625">
                <text:p>2.056860351562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1.920703125">
                <text:p>1.92070312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1.638720703125">
                <text:p>1.63872070312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4993408203125">
                <text:p>1.499340820312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.3607666015625">
                <text:p>1.36076660156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1.2286376953125">
                <text:p>1.22863769531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1029541015625">
                <text:p>1.102954101562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987744140625">
                <text:p>0.98774414062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8805908203125">
                <text:p>0.88059082031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7887451171875">
                <text:p>0.788745117187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0.708984375">
                <text:p>0.7089843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0.6469482421875">
                <text:p>0.646948242187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5994140625">
                <text:p>0.599414062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0.5696044921875">
                <text:p>0.569604492187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0.584912109375">
                <text:p>0.58491210937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0.6243896484375">
                <text:p>0.62438964843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0.681591796875">
                <text:p>0.6815917968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7549072265625">
                <text:p>0.7549072265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0.8403076171875">
                <text:p>0.84030761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0.941015625">
                <text:p>0.9410156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1.0530029296875">
                <text:p>1.05300292968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1754638671875">
                <text:p>1.175463867187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.3059814453125">
                <text:p>1.30598144531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1.442138671875">
                <text:p>1.44213867187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580712890625">
                <text:p>1.5807128906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1.7217041015625">
                <text:p>1.72170410156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861083984375">
                <text:p>1.86108398437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.9988525390625">
                <text:p>1.99885253906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1325927734375">
                <text:p>2.13259277343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2.25908203125">
                <text:p>2.259082031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2.3742919921875">
                <text:p>2.374291992187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2.4806396484375">
                <text:p>2.480639648437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573291015625">
                <text:p>2.5732910156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65224609375">
                <text:p>2.6522460937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2.7142822265625">
                <text:p>2.7142822265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2.76181640625">
                <text:p>2.7618164062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2.7932373046875">
                <text:p>2.79323730468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805322265625">
                <text:p>2.80532226562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2.7771240234375">
                <text:p>2.777124023437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2.7368408203125">
                <text:p>2.736840820312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6079345703125">
                <text:p>2.607934570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title svg:x="14.637cm" svg:y="0.538cm" chart:style-name="ch2">
          <text:p>DMA for 10kHz</text:p>
        </chart:title>
        <chart:plot-area chart:style-name="ch3" table:cell-range-address="Sheet1.M2:Sheet1.M301 Sheet1.O2:Sheet1.O301" chart:data-source-has-labels="column" svg:x="1.952cm" svg:y="1.719cm" svg:width="29.883cm" svg:height="16.739cm">
          <chartooo:coordinate-region svg:x="2.679cm" svg:y="1.871cm" svg:width="29.156cm" svg:height="15.542cm"/>
          <chart:axis chart:dimension="x" chart:name="primary-x" chart:style-name="ch4" chartooo:axis-type="text">
            <chart:title svg:x="15.692cm" svg:y="18.86cm" chart:style-name="ch5">
              <text:p>Time [ms]</text:p>
            </chart:title>
            <chart:categories table:cell-range-address="Sheet1.M2:Sheet1.M301"/>
          </chart:axis>
          <chart:axis chart:dimension="y" chart:name="primary-y" chart:style-name="ch4">
            <chart:title svg:x="0.451cm" svg:y="11.421cm" chart:style-name="ch6">
              <text:p>Voltage [V]</text:p>
            </chart:title>
            <chart:grid chart:style-name="ch7" chart:class="major"/>
          </chart:axis>
          <chart:series chart:style-name="ch8" chart:values-cell-range-address="Sheet1.O2:Sheet1.O301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M2:Sheet1.M301</svg:desc>
                </draw:g>
              </table:table-cell>
              <table:table-cell office:value-type="float" office:value="2.3952392578125">
                <text:p>2.3952392578125</text:p>
                <draw:g>
                  <svg:desc>Sheet1.O2:Sheet1.O3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6475830078125">
                <text:p>1.647583007812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6703125">
                <text:p>0.6703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081201171875">
                <text:p>1.0812011718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3195068359375">
                <text:p>2.319506835937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6540283203125">
                <text:p>1.65402832031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6703125">
                <text:p>0.6703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0828125">
                <text:p>1.08281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.3203125">
                <text:p>2.320312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6556396484375">
                <text:p>1.6556396484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.0820068359375">
                <text:p>1.08200683593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3203125">
                <text:p>2.320312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.6556396484375">
                <text:p>1.655639648437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0820068359375">
                <text:p>1.08200683593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.3203125">
                <text:p>2.320312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6564453125">
                <text:p>1.656445312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3195068359375">
                <text:p>2.31950683593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658056640625">
                <text:p>1.6580566406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318701171875">
                <text:p>2.3187011718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6564453125">
                <text:p>1.656445312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3178955078125">
                <text:p>2.317895507812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.658056640625">
                <text:p>1.65805664062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3178955078125">
                <text:p>2.317895507812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.658056640625">
                <text:p>1.65805664062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.0803955078125">
                <text:p>1.08039550781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31708984375">
                <text:p>2.317089843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6756103515625">
                <text:p>2.6756103515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65966796875">
                <text:p>1.659667968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71923828125">
                <text:p>0.6719238281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07958984375">
                <text:p>1.07958984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3178955078125">
                <text:p>2.317895507812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.6756103515625">
                <text:p>2.67561035156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65966796875">
                <text:p>1.6596679687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077978515625">
                <text:p>1.077978515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3162841796875">
                <text:p>2.316284179687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6604736328125">
                <text:p>1.660473632812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6727294921875">
                <text:p>0.672729492187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0787841796875">
                <text:p>1.078784179687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31708984375">
                <text:p>2.317089843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2.6748046875">
                <text:p>2.67480468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6604736328125">
                <text:p>1.660473632812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.0787841796875">
                <text:p>1.07878417968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.3162841796875">
                <text:p>2.31628417968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.661279296875">
                <text:p>1.66127929687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0771728515625">
                <text:p>1.07717285156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.315478515625">
                <text:p>2.3154785156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0763671875">
                <text:p>1.07636718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.3146728515625">
                <text:p>2.314672851562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0763671875">
                <text:p>1.07636718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.3146728515625">
                <text:p>2.314672851562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662890625">
                <text:p>1.6628906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0771728515625">
                <text:p>1.07717285156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6756103515625">
                <text:p>2.67561035156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.6620849609375">
                <text:p>1.662084960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.0763671875">
                <text:p>1.076367187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.6636962890625">
                <text:p>1.66369628906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3130615234375">
                <text:p>2.313061523437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6772216796875">
                <text:p>2.6772216796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0.67353515625">
                <text:p>0.6735351562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0755615234375">
                <text:p>1.07556152343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138671875">
                <text:p>2.3138671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.6772216796875">
                <text:p>2.67722167968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.67802734375">
                <text:p>2.678027343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664501953125">
                <text:p>1.6645019531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.676416015625">
                <text:p>2.6764160156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6653076171875">
                <text:p>1.66530761718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.074755859375">
                <text:p>1.074755859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12255859375">
                <text:p>2.31225585937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.66611328125">
                <text:p>1.666113281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07314453125">
                <text:p>1.0731445312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.67802734375">
                <text:p>2.678027343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66611328125">
                <text:p>1.666113281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07314453125">
                <text:p>1.073144531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2.67802734375">
                <text:p>2.678027343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1.66611328125">
                <text:p>1.666113281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0.6743408203125">
                <text:p>0.6743408203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07314453125">
                <text:p>1.0731445312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3114501953125">
                <text:p>2.311450195312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6669189453125">
                <text:p>1.66691894531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.667724609375">
                <text:p>1.667724609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1.0723388671875">
                <text:p>1.07233886718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6772216796875">
                <text:p>2.67722167968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1.6685302734375">
                <text:p>1.66853027343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1.0707275390625">
                <text:p>1.0707275390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069921875">
                <text:p>1.0699218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1064453125">
                <text:p>2.310644531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6693359375">
                <text:p>1.669335937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0.675146484375">
                <text:p>0.6751464843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.0707275390625">
                <text:p>1.07072753906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670947265625">
                <text:p>1.67094726562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309033203125">
                <text:p>2.3090332031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1.0707275390625">
                <text:p>1.070727539062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6759521484375">
                <text:p>0.675952148437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.307421875">
                <text:p>2.307421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068310546875">
                <text:p>1.068310546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305810546875">
                <text:p>2.3058105468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.3066162109375">
                <text:p>2.306616210937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6717529296875">
                <text:p>1.671752929687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6788330078125">
                <text:p>2.678833007812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.6733642578125">
                <text:p>1.6733642578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1.6749755859375">
                <text:p>1.67497558593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305810546875">
                <text:p>2.30581054687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6733642578125">
                <text:p>1.67336425781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050048828125">
                <text:p>2.305004882812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674169921875">
                <text:p>1.67416992187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.30419921875">
                <text:p>2.304199218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2.6804443359375">
                <text:p>2.68044433593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6749755859375">
                <text:p>1.674975585937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.30419921875">
                <text:p>2.3041992187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2.679638671875">
                <text:p>2.67963867187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6749755859375">
                <text:p>1.674975585937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1.67578125">
                <text:p>1.6757812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6767578125">
                <text:p>0.67675781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0634765625">
                <text:p>1.06347656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0642822265625">
                <text:p>1.064282226562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.3033935546875">
                <text:p>2.303393554687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0642822265625">
                <text:p>1.0642822265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677392578125">
                <text:p>1.6773925781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0.6775634765625">
                <text:p>0.67756347656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065087890625">
                <text:p>1.0650878906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.3017822265625">
                <text:p>2.30178222656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1.6765869140625">
                <text:p>1.676586914062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1.0634765625">
                <text:p>1.063476562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302587890625">
                <text:p>2.3025878906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1.67900390625">
                <text:p>1.679003906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3009765625">
                <text:p>2.30097656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6798095703125">
                <text:p>1.679809570312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061865234375">
                <text:p>1.0618652343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017822265625">
                <text:p>2.30178222656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67900390625">
                <text:p>1.679003906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.3001708984375">
                <text:p>2.30017089843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680615234375">
                <text:p>1.68061523437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0.67998046875">
                <text:p>0.679980468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061865234375">
                <text:p>1.06186523437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.3009765625">
                <text:p>2.30097656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6798095703125">
                <text:p>1.679809570312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678369140625">
                <text:p>0.67836914062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1.0626708984375">
                <text:p>1.062670898437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2.68125">
                <text:p>2.6812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0610595703125">
                <text:p>1.06105957031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.3001708984375">
                <text:p>2.300170898437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0610595703125">
                <text:p>1.06105957031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.2985595703125">
                <text:p>2.29855957031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2.6836669921875">
                <text:p>2.683666992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.6814208984375">
                <text:p>1.681420898437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06025390625">
                <text:p>1.0602539062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299365234375">
                <text:p>2.29936523437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2.6836669921875">
                <text:p>2.683666992187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6822265625">
                <text:p>1.68222656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0.6807861328125">
                <text:p>0.68078613281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0610595703125">
                <text:p>1.061059570312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.2985595703125">
                <text:p>2.29855957031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6820556640625">
                <text:p>2.682055664062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1.683837890625">
                <text:p>1.6838378906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0.6807861328125">
                <text:p>0.68078613281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06025390625">
                <text:p>1.0602539062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29775390625">
                <text:p>2.297753906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1.68544921875">
                <text:p>1.6854492187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0.6791748046875">
                <text:p>0.67917480468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058642578125">
                <text:p>1.05864257812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2969482421875">
                <text:p>2.2969482421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6836669921875">
                <text:p>2.683666992187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683837890625">
                <text:p>1.68383789062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0.6807861328125">
                <text:p>0.680786132812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058642578125">
                <text:p>1.058642578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99365234375">
                <text:p>2.29936523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title svg:x="14.637cm" svg:y="0.538cm" chart:style-name="ch2">
          <text:p>DMA for 40kHz</text:p>
        </chart:title>
        <chart:plot-area chart:style-name="ch3" table:cell-range-address="Sheet1.M2:Sheet1.M301 Sheet1.P2:Sheet1.P302" chart:data-source-has-labels="column" svg:x="1.952cm" svg:y="1.719cm" svg:width="29.883cm" svg:height="16.739cm">
          <chartooo:coordinate-region svg:x="2.679cm" svg:y="1.871cm" svg:width="29.156cm" svg:height="15.542cm"/>
          <chart:axis chart:dimension="x" chart:name="primary-x" chart:style-name="ch4" chartooo:axis-type="text">
            <chart:title svg:x="15.692cm" svg:y="18.86cm" chart:style-name="ch5">
              <text:p>Time [ms]</text:p>
            </chart:title>
            <chart:categories table:cell-range-address="Sheet1.M2:Sheet1.M301"/>
          </chart:axis>
          <chart:axis chart:dimension="y" chart:name="primary-y" chart:style-name="ch4">
            <chart:title svg:x="0.451cm" svg:y="11.421cm" chart:style-name="ch6">
              <text:p>Voltage [V]</text:p>
            </chart:title>
            <chart:grid chart:style-name="ch7" chart:class="major"/>
          </chart:axis>
          <chart:series chart:style-name="ch8" chart:values-cell-range-address="Sheet1.P2:Sheet1.P302" chart:class="chart:line">
            <chart:data-point chart:repeated="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M2:Sheet1.M301</svg:desc>
                </draw:g>
              </table:table-cell>
              <table:table-cell office:value-type="float" office:value="1.6524169921875">
                <text:p>1.6524169921875</text:p>
                <draw:g>
                  <svg:desc>Sheet1.P2:Sheet1.P302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6701416015625">
                <text:p>1.670141601562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754736328125">
                <text:p>1.7547363281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941650390625">
                <text:p>1.94165039062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.4671142578125">
                <text:p>1.46711425781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.7603759765625">
                <text:p>1.76037597656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.4671142578125">
                <text:p>1.467114257812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.4671142578125">
                <text:p>1.46711425781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.764404296875">
                <text:p>1.7644042968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.7603759765625">
                <text:p>1.760375976562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.46630859375">
                <text:p>1.466308593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.7635986328125">
                <text:p>1.7635986328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.7603759765625">
                <text:p>1.76037597656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.4655029296875">
                <text:p>1.46550292968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1.467919921875">
                <text:p>1.4679199218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1.7595703125">
                <text:p>1.75957031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7587646484375">
                <text:p>1.758764648437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7587646484375">
                <text:p>1.758764648437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46953125">
                <text:p>1.4695312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7652099609375">
                <text:p>1.765209960937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.757958984375">
                <text:p>1.7579589843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.4687255859375">
                <text:p>1.468725585937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7668212890625">
                <text:p>1.766821289062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.471142578125">
                <text:p>1.47114257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7684326171875">
                <text:p>1.76843261718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.7571533203125">
                <text:p>1.75715332031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.4703369140625">
                <text:p>1.47033691406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767626953125">
                <text:p>1.76762695312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.75634765625">
                <text:p>1.756347656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4630859375">
                <text:p>1.463085937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.4703369140625">
                <text:p>1.47033691406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767626953125">
                <text:p>1.7676269531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.75634765625">
                <text:p>1.756347656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.4630859375">
                <text:p>1.46308593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.7700439453125">
                <text:p>1.77004394531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.7555419921875">
                <text:p>1.755541992187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.461474609375">
                <text:p>1.46147460937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.7684326171875">
                <text:p>1.768432617187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1.7555419921875">
                <text:p>1.7555419921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7700439453125">
                <text:p>1.7700439453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.7555419921875">
                <text:p>1.75554199218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.7716552734375">
                <text:p>1.77165527343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.754736328125">
                <text:p>1.75473632812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.47275390625">
                <text:p>1.472753906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.770849609375">
                <text:p>1.77084960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.753125">
                <text:p>1.7531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1.47275390625">
                <text:p>1.4727539062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.7716552734375">
                <text:p>1.7716552734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1.753125">
                <text:p>1.7531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.4630859375">
                <text:p>1.463085937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770849609375">
                <text:p>1.7708496093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.753125">
                <text:p>1.75312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4606689453125">
                <text:p>1.460668945312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.4719482421875">
                <text:p>1.47194824218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7716552734375">
                <text:p>1.771655273437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1.7523193359375">
                <text:p>1.75231933593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1.4606689453125">
                <text:p>1.46066894531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1.4735595703125">
                <text:p>1.4735595703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774072265625">
                <text:p>1.77407226562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1.7523193359375">
                <text:p>1.7523193359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.7724609375">
                <text:p>1.77246093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1.7507080078125">
                <text:p>1.750708007812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.4606689453125">
                <text:p>1.460668945312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1.7732666015625">
                <text:p>1.773266601562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1.751513671875">
                <text:p>1.75151367187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1.4735595703125">
                <text:p>1.473559570312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1.774072265625">
                <text:p>1.7740722656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1.74990234375">
                <text:p>1.749902343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77568359375">
                <text:p>1.775683593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1.74990234375">
                <text:p>1.749902343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1.4751708984375">
                <text:p>1.475170898437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.946484375">
                <text:p>1.94648437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1.7490966796875">
                <text:p>1.7490966796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1.4735595703125">
                <text:p>1.473559570312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1.748291015625">
                <text:p>1.7482910156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1.4751708984375">
                <text:p>1.475170898437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1.77568359375">
                <text:p>1.775683593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1.7490966796875">
                <text:p>1.74909667968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1.4574462890625">
                <text:p>1.45744628906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1.4759765625">
                <text:p>1.475976562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1.748291015625">
                <text:p>1.74829101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4574462890625">
                <text:p>1.457446289062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1.4767822265625">
                <text:p>1.476782226562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7764892578125">
                <text:p>1.776489257812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1.7458740234375">
                <text:p>1.745874023437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1.4767822265625">
                <text:p>1.47678222656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1.748291015625">
                <text:p>1.74829101562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.456640625">
                <text:p>1.45664062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7781005859375">
                <text:p>1.778100585937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1.7466796875">
                <text:p>1.746679687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1.4759765625">
                <text:p>1.4759765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1.745068359375">
                <text:p>1.7450683593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1.456640625">
                <text:p>1.45664062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1.4783935546875">
                <text:p>1.478393554687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4574462890625">
                <text:p>1.45744628906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7797119140625">
                <text:p>1.7797119140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1.7458740234375">
                <text:p>1.74587402343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456640625">
                <text:p>1.45664062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1.477587890625">
                <text:p>1.47758789062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1.4783935546875">
                <text:p>1.478393554687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780517578125">
                <text:p>1.7805175781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4542236328125">
                <text:p>1.45422363281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1.47919921875">
                <text:p>1.479199218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78212890625">
                <text:p>1.7821289062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1.74345703125">
                <text:p>1.743457031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.78212890625">
                <text:p>1.78212890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.9424560546875">
                <text:p>1.942456054687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1.7410400390625">
                <text:p>1.741040039062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.4542236328125">
                <text:p>1.45422363281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783740234375">
                <text:p>1.78374023437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1.7410400390625">
                <text:p>1.741040039062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1.7829345703125">
                <text:p>1.782934570312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1.741845703125">
                <text:p>1.74184570312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1.4558349609375">
                <text:p>1.455834960937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.783740234375">
                <text:p>1.7837402343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45341796875">
                <text:p>1.453417968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7845458984375">
                <text:p>1.78454589843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4542236328125">
                <text:p>1.45422363281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.783740234375">
                <text:p>1.7837402343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.455029296875">
                <text:p>1.45502929687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1.482421875">
                <text:p>1.48242187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.7853515625">
                <text:p>1.785351562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1.7394287109375">
                <text:p>1.739428710937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1.480810546875">
                <text:p>1.4808105468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1.7853515625">
                <text:p>1.78535156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1.738623046875">
                <text:p>1.7386230468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1.482421875">
                <text:p>1.48242187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7861572265625">
                <text:p>1.78615722656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1.738623046875">
                <text:p>1.73862304687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1.484033203125">
                <text:p>1.48403320312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7861572265625">
                <text:p>1.78615722656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1.73701171875">
                <text:p>1.737011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1.482421875">
                <text:p>1.48242187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.786962890625">
                <text:p>1.78696289062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1.7378173828125">
                <text:p>1.73781738281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1.4832275390625">
                <text:p>1.48322753906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.786962890625">
                <text:p>1.78696289062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.9440673828125">
                <text:p>1.94406738281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1.7362060546875">
                <text:p>1.73620605468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1.484033203125">
                <text:p>1.4840332031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7877685546875">
                <text:p>1.787768554687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.944873046875">
                <text:p>1.94487304687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1.7362060546875">
                <text:p>1.736206054687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1.451806640625">
                <text:p>1.451806640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1.484033203125">
                <text:p>1.48403320312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.94326171875">
                <text:p>1.94326171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1.735400390625">
                <text:p>1.73540039062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4526123046875">
                <text:p>1.452612304687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1.4848388671875">
                <text:p>1.484838867187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78857421875">
                <text:p>1.78857421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456787109375">
                <text:p>1.945678710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title svg:x="10.449cm" svg:y="0.432cm" chart:style-name="ch2">
          <text:p>ADC for 1kHz</text:p>
        </chart:title>
        <chart:plot-area chart:style-name="ch3" table:cell-range-address="Sheet1.A2:Sheet1.A501 Sheet1.I2:Sheet1.I501" chart:data-source-has-labels="column" svg:x="1.779cm" svg:y="1.507cm" svg:width="21.562cm" svg:height="11.747cm">
          <chartooo:coordinate-region svg:x="2.506cm" svg:y="1.659cm" svg:width="20.835cm" svg:height="10.55cm"/>
          <chart:axis chart:dimension="x" chart:name="primary-x" chart:style-name="ch4" chartooo:axis-type="text">
            <chart:title svg:x="11.359cm" svg:y="13.55cm" chart:style-name="ch5">
              <text:p>Time [ms]</text:p>
            </chart:title>
            <chart:categories table:cell-range-address="Sheet1.A2:Sheet1.A501"/>
          </chart:axis>
          <chart:axis chart:dimension="y" chart:name="primary-y" chart:style-name="ch4">
            <chart:title svg:x="0.451cm" svg:y="8.713cm" chart:style-name="ch6">
              <text:p>Voltage [V]</text:p>
            </chart:title>
            <chart:grid chart:style-name="ch7" chart:class="major"/>
          </chart:axis>
          <chart:series chart:style-name="ch8" chart:values-cell-range-address="Sheet1.I2:Sheet1.I5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.02">
                <text:p>0.02</text:p>
                <draw:g>
                  <svg:desc>Sheet1.A2:Sheet1.A501</svg:desc>
                </draw:g>
              </table:table-cell>
              <table:table-cell office:value-type="float" office:value="1.3237060546875">
                <text:p>1.3237060546875</text:p>
                <draw:g>
                  <svg:desc>Sheet1.I2:Sheet1.I501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1859375">
                <text:p>1.18593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.065087890625">
                <text:p>1.0650878906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958740234375">
                <text:p>0.9587402343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515869140625">
                <text:p>0.851586914062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688037109375">
                <text:p>0.6880371093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6292236328125">
                <text:p>0.629223632812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555908203125">
                <text:p>0.5559082031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5647705078125">
                <text:p>0.564770507812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5953857421875">
                <text:p>0.595385742187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6372802734375">
                <text:p>0.63728027343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017333984375">
                <text:p>0.701733398437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781494140625">
                <text:p>0.78149414062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8701171875">
                <text:p>0.870117187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9740478515625">
                <text:p>0.974047851562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.0868408203125">
                <text:p>1.08684082031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2125244140625">
                <text:p>1.2125244140625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.3462646484375">
                <text:p>1.346264648437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.6234130859375">
                <text:p>1.623413085937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9053955078125">
                <text:p>1.905395507812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.041552734375">
                <text:p>2.04155273437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.1728759765625">
                <text:p>2.172875976562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.2969482421875">
                <text:p>2.296948242187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.412158203125">
                <text:p>2.4121582031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5128662109375">
                <text:p>2.512866210937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.599072265625">
                <text:p>2.59907226562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.6707763671875">
                <text:p>2.670776367187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8045166015625">
                <text:p>2.804516601562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.7980712890625">
                <text:p>2.798071289062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.766650390625">
                <text:p>2.76665039062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6627197265625">
                <text:p>2.662719726562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.586181640625">
                <text:p>2.5861816406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.4943359375">
                <text:p>2.4943359375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.270361328125">
                <text:p>2.2703613281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14951171875">
                <text:p>2.1495117187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.01416015625">
                <text:p>2.014160156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1.7378173828125">
                <text:p>1.73781738281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.59521484375">
                <text:p>1.59521484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458251953125">
                <text:p>1.45825195312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3212890625">
                <text:p>1.32128906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1899658203125">
                <text:p>1.189965820312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.06669921875">
                <text:p>1.066699218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95390625">
                <text:p>0.95390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852392578125">
                <text:p>0.85239257812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7613525390625">
                <text:p>0.761352539062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.6888427734375">
                <text:p>0.688842773437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6260009765625">
                <text:p>0.6260009765625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5873291015625">
                <text:p>0.58732910156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5607421875">
                <text:p>0.560742187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.5663818359375">
                <text:p>0.566381835937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700927734375">
                <text:p>0.70092773437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7790771484375">
                <text:p>0.7790771484375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0.8693115234375">
                <text:p>0.869311523437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974853515625">
                <text:p>0.97485351562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087646484375">
                <text:p>1.08764648437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21494140625">
                <text:p>1.2149414062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.3478759765625">
                <text:p>1.347875976562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.6218017578125">
                <text:p>1.621801757812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7652099609375">
                <text:p>1.76520996093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902978515625">
                <text:p>1.90297851562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.03994140625">
                <text:p>2.0399414062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.1712646484375">
                <text:p>2.17126464843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.29453125">
                <text:p>2.29453125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.513671875">
                <text:p>2.51367187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.5982666015625">
                <text:p>2.598266601562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.67158203125">
                <text:p>2.6715820312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.7328125">
                <text:p>2.732812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2.77470703125">
                <text:p>2.7747070312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802099609375">
                <text:p>2.80209960937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.8077392578125">
                <text:p>2.8077392578125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.795654296875">
                <text:p>2.7956542968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.769873046875">
                <text:p>2.76987304687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.7239501953125">
                <text:p>2.72395019531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660302734375">
                <text:p>2.6603027343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.586181640625">
                <text:p>2.58618164062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.4951416015625">
                <text:p>2.495141601562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.2727783203125">
                <text:p>2.272778320312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151123046875">
                <text:p>2.15112304687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.0133544921875">
                <text:p>2.013354492187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.740234375">
                <text:p>1.74023437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596826171875">
                <text:p>1.5968261718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.31806640625">
                <text:p>1.3180664062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.187548828125">
                <text:p>1.18754882812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9563232421875">
                <text:p>0.956323242187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8515869140625">
                <text:p>0.851586914062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0.6872314453125">
                <text:p>0.68723144531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631640625">
                <text:p>0.63164062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5583251953125">
                <text:p>0.558325195312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0.565576171875">
                <text:p>0.56557617187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6372802734375">
                <text:p>0.637280273437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7001220703125">
                <text:p>0.700122070312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871728515625">
                <text:p>0.8717285156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9740478515625">
                <text:p>0.974047851562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.0852294921875">
                <text:p>1.08522949218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.345458984375">
                <text:p>1.34545898437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.4816162109375">
                <text:p>1.481616210937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.622607421875">
                <text:p>1.6226074218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.766015625">
                <text:p>1.7660156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90458984375">
                <text:p>1.9045898437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2.1712646484375">
                <text:p>2.171264648437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2.296142578125">
                <text:p>2.29614257812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2.410546875">
                <text:p>2.41054687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5096435546875">
                <text:p>2.509643554687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2.595849609375">
                <text:p>2.59584960937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2.6723876953125">
                <text:p>2.6723876953125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2.776318359375">
                <text:p>2.7763183593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808544921875">
                <text:p>2.80854492187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2.7900146484375">
                <text:p>2.790014648437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.766650390625">
                <text:p>2.766650390625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2.724755859375">
                <text:p>2.7247558593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6594970703125">
                <text:p>2.6594970703125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5845703125">
                <text:p>2.5845703125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.4943359375">
                <text:p>2.494335937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3871826171875">
                <text:p>2.3871826171875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2.273583984375">
                <text:p>2.27358398437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1454833984375">
                <text:p>2.1454833984375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015771484375">
                <text:p>2.01577148437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1.741845703125">
                <text:p>1.741845703125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1.5960205078125">
                <text:p>1.59602050781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74609375">
                <text:p>1.46147460937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1.3237060546875">
                <text:p>1.3237060546875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.1899658203125">
                <text:p>1.189965820312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1.0675048828125">
                <text:p>1.067504882812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0.9547119140625">
                <text:p>0.95471191406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852392578125">
                <text:p>0.85239257812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0.688037109375">
                <text:p>0.688037109375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62841796875">
                <text:p>0.62841796875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0.5518798828125">
                <text:p>0.551879882812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0.565576171875">
                <text:p>0.56557617187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636474609375">
                <text:p>0.6364746093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7017333984375">
                <text:p>0.701733398437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778271484375">
                <text:p>0.778271484375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0.8693115234375">
                <text:p>0.869311523437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9740478515625">
                <text:p>0.974047851562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1.0884521484375">
                <text:p>1.088452148437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.213330078125">
                <text:p>1.213330078125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487255859375">
                <text:p>1.48725585937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1.622607421875">
                <text:p>1.622607421875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1.76279296875">
                <text:p>1.762792968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899755859375">
                <text:p>1.89975585937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2.038330078125">
                <text:p>2.03833007812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2.16884765625">
                <text:p>2.16884765625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2.29453125">
                <text:p>2.2945312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2.4041015625">
                <text:p>2.404101562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.508837890625">
                <text:p>2.508837890625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2.6014892578125">
                <text:p>2.601489257812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2.6739990234375">
                <text:p>2.6739990234375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2.734423828125">
                <text:p>2.73442382812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2.808544921875">
                <text:p>2.808544921875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2.766650390625">
                <text:p>2.76665039062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2.7207275390625">
                <text:p>2.720727539062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6611083984375">
                <text:p>2.6611083984375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.5837646484375">
                <text:p>2.583764648437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2.4935302734375">
                <text:p>2.493530273437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2.38798828125">
                <text:p>2.3879882812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2.2727783203125">
                <text:p>2.272778320312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1535400390625">
                <text:p>2.1535400390625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.0173828125">
                <text:p>2.0173828125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8796142578125">
                <text:p>1.8796142578125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1.74345703125">
                <text:p>1.7434570312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.603271484375">
                <text:p>1.603271484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1.32451171875">
                <text:p>1.3245117187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.1915771484375">
                <text:p>1.1915771484375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0.95712890625">
                <text:p>0.9571289062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85078125">
                <text:p>0.8507812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0.6872314453125">
                <text:p>0.687231445312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6308349609375">
                <text:p>0.6308349609375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0.5889404296875">
                <text:p>0.588940429687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565576171875">
                <text:p>0.565576171875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0.559130859375">
                <text:p>0.55913085937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0.568798828125">
                <text:p>0.568798828125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0.5921630859375">
                <text:p>0.5921630859375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0.639697265625">
                <text:p>0.63969726562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69931640625">
                <text:p>0.6993164062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0.8677001953125">
                <text:p>0.867700195312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0.97001953125">
                <text:p>0.9700195312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1.08603515625">
                <text:p>1.086035156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.2125244140625">
                <text:p>1.212524414062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1.3478759765625">
                <text:p>1.347875976562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1.4832275390625">
                <text:p>1.483227539062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1.6234130859375">
                <text:p>1.6234130859375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1.7619873046875">
                <text:p>1.76198730468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90458984375">
                <text:p>1.90458984375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2.0431640625">
                <text:p>2.0431640625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2.170458984375">
                <text:p>2.170458984375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2.29775390625">
                <text:p>2.29775390625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5072265625">
                <text:p>2.507226562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2.5966552734375">
                <text:p>2.596655273437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2.669970703125">
                <text:p>2.66997070312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2.7328125">
                <text:p>2.73281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2.773095703125">
                <text:p>2.77309570312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2.80693359375">
                <text:p>2.8069335937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2.7690673828125">
                <text:p>2.7690673828125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2.7255615234375">
                <text:p>2.725561523437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.6627197265625">
                <text:p>2.662719726562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.582958984375">
                <text:p>2.58295898437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2.49111328125">
                <text:p>2.49111328125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2.3887939453125">
                <text:p>2.388793945312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2.276806640625">
                <text:p>2.27680664062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.151123046875">
                <text:p>2.151123046875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.01416015625">
                <text:p>2.0141601562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.8780029296875">
                <text:p>1.878002929687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.60166015625">
                <text:p>1.60166015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1.32451171875">
                <text:p>1.32451171875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18916015625">
                <text:p>1.18916015625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1.0691162109375">
                <text:p>1.0691162109375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0.952294921875">
                <text:p>0.95229492187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85078125">
                <text:p>0.8507812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0.7629638671875">
                <text:p>0.762963867187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0.6920654296875">
                <text:p>0.6920654296875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0.6292236328125">
                <text:p>0.6292236328125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0.58974609375">
                <text:p>0.5897460937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56396484375">
                <text:p>0.5639648437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0.55751953125">
                <text:p>0.55751953125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0.5663818359375">
                <text:p>0.566381835937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0.59296875">
                <text:p>0.59296875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6388916015625">
                <text:p>0.638891601562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697705078125">
                <text:p>0.697705078125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0.7734375">
                <text:p>0.773437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0.8701171875">
                <text:p>0.8701171875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0868408203125">
                <text:p>1.08684082031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1.62099609375">
                <text:p>1.62099609375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9021728515625">
                <text:p>1.90217285156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2.16884765625">
                <text:p>2.16884765625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2.296142578125">
                <text:p>2.296142578125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5112548828125">
                <text:p>2.5112548828125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2.599072265625">
                <text:p>2.599072265625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2.6723876953125">
                <text:p>2.672387695312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2.771484375">
                <text:p>2.77148437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2.7690673828125">
                <text:p>2.769067382812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.6594970703125">
                <text:p>2.6594970703125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.5845703125">
                <text:p>2.5845703125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2.4951416015625">
                <text:p>2.4951416015625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2.2743896484375">
                <text:p>2.274389648437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.14951171875">
                <text:p>2.14951171875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.0181884765625">
                <text:p>2.018188476562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1.8812255859375">
                <text:p>1.8812255859375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1.740234375">
                <text:p>1.74023437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5992431640625">
                <text:p>1.5992431640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45986328125">
                <text:p>1.45986328125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1.3237060546875">
                <text:p>1.3237060546875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1.190771484375">
                <text:p>1.190771484375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1.0658935546875">
                <text:p>1.0658935546875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0.95390625">
                <text:p>0.9539062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85078125">
                <text:p>0.85078125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0.7597412109375">
                <text:p>0.7597412109375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0.6904541015625">
                <text:p>0.6904541015625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0.62841796875">
                <text:p>0.62841796875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0.5647705078125">
                <text:p>0.5647705078125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0.5937744140625">
                <text:p>0.5937744140625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0.639697265625">
                <text:p>0.63969726562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700927734375">
                <text:p>0.700927734375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0.775048828125">
                <text:p>0.775048828125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0.865283203125">
                <text:p>0.865283203125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0.968408203125">
                <text:p>0.968408203125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1.0836181640625">
                <text:p>1.083618164062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.20849609375">
                <text:p>1.20849609375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1.4800048828125">
                <text:p>1.4800048828125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1.62099609375">
                <text:p>1.62099609375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.90458984375">
                <text:p>1.90458984375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2.0359130859375">
                <text:p>2.0359130859375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2.1696533203125">
                <text:p>2.1696533203125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2.2937255859375">
                <text:p>2.2937255859375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2.4049072265625">
                <text:p>2.404907226562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2.505615234375">
                <text:p>2.505615234375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2.60068359375">
                <text:p>2.60068359375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2.6707763671875">
                <text:p>2.6707763671875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2.7287841796875">
                <text:p>2.7287841796875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2.7755126953125">
                <text:p>2.775512695312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.80048828125">
                <text:p>2.80048828125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2.808544921875">
                <text:p>2.808544921875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2.795654296875">
                <text:p>2.795654296875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2.7650390625">
                <text:p>2.7650390625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.6611083984375">
                <text:p>2.661108398437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2.5869873046875">
                <text:p>2.5869873046875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2.495947265625">
                <text:p>2.495947265625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2.389599609375">
                <text:p>2.389599609375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2.2751953125">
                <text:p>2.275195312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.1535400390625">
                <text:p>2.1535400390625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2.02060546875">
                <text:p>2.02060546875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1.88203125">
                <text:p>1.88203125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1.7442626953125">
                <text:p>1.7442626953125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1.60166015625">
                <text:p>1.601660156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590576171875">
                <text:p>1.4590576171875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1.3204833984375">
                <text:p>1.3204833984375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1.1931884765625">
                <text:p>1.1931884765625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1.0723388671875">
                <text:p>1.0723388671875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0.9547119140625">
                <text:p>0.954711914062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8499755859375">
                <text:p>0.8499755859375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0.76376953125">
                <text:p>0.7637695312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0.6904541015625">
                <text:p>0.6904541015625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0.6292236328125">
                <text:p>0.629223632812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5631591796875">
                <text:p>0.5631591796875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0.552685546875">
                <text:p>0.552685546875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0.5671875">
                <text:p>0.5671875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0.5937744140625">
                <text:p>0.5937744140625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0.633251953125">
                <text:p>0.63325195312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69931640625">
                <text:p>0.69931640625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0.77666015625">
                <text:p>0.77666015625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0.865283203125">
                <text:p>0.865283203125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1.0852294921875">
                <text:p>1.085229492187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1.34384765625">
                <text:p>1.34384765625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1.4783935546875">
                <text:p>1.4783935546875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1.6153564453125">
                <text:p>1.6153564453125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1.761181640625">
                <text:p>1.76118164062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9037841796875">
                <text:p>1.9037841796875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2.03994140625">
                <text:p>2.03994140625</text:p>
              </table:table-cell>
            </table:table-row>
            <table:table-row>
              <table:table-cell office:value-type="float" office:value="7.54">
                <text:p>7.54</text:p>
              </table:table-cell>
              <table:table-cell office:value-type="float" office:value="2.170458984375">
                <text:p>2.170458984375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2.2888916015625">
                <text:p>2.2888916015625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2.4041015625">
                <text:p>2.404101562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2.5072265625">
                <text:p>2.5072265625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2.5966552734375">
                <text:p>2.5966552734375</text:p>
              </table:table-cell>
            </table:table-row>
            <table:table-row>
              <table:table-cell office:value-type="float" office:value="7.64">
                <text:p>7.64</text:p>
              </table:table-cell>
              <table:table-cell office:value-type="float" office:value="2.67158203125">
                <text:p>2.67158203125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2.7328125">
                <text:p>2.7328125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2.77470703125">
                <text:p>2.7747070312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2.7980712890625">
                <text:p>2.798071289062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2.81015625">
                <text:p>2.81015625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2.8012939453125">
                <text:p>2.8012939453125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2.7706787109375">
                <text:p>2.7706787109375</text:p>
              </table:table-cell>
            </table:table-row>
            <table:table-row>
              <table:table-cell office:value-type="float" office:value="7.78">
                <text:p>7.78</text:p>
              </table:table-cell>
              <table:table-cell office:value-type="float" office:value="2.7255615234375">
                <text:p>2.725561523437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2.6627197265625">
                <text:p>2.6627197265625</text:p>
              </table:table-cell>
            </table:table-row>
            <table:table-row>
              <table:table-cell office:value-type="float" office:value="7.82">
                <text:p>7.82</text:p>
              </table:table-cell>
              <table:table-cell office:value-type="float" office:value="2.589404296875">
                <text:p>2.589404296875</text:p>
              </table:table-cell>
            </table:table-row>
            <table:table-row>
              <table:table-cell office:value-type="float" office:value="7.84">
                <text:p>7.84</text:p>
              </table:table-cell>
              <table:table-cell office:value-type="float" office:value="2.4935302734375">
                <text:p>2.4935302734375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2.3904052734375">
                <text:p>2.3904052734375</text:p>
              </table:table-cell>
            </table:table-row>
            <table:table-row>
              <table:table-cell office:value-type="float" office:value="7.88">
                <text:p>7.88</text:p>
              </table:table-cell>
              <table:table-cell office:value-type="float" office:value="2.280029296875">
                <text:p>2.28002929687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2.154345703125">
                <text:p>2.154345703125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2.018994140625">
                <text:p>2.018994140625</text:p>
              </table:table-cell>
            </table:table-row>
            <table:table-row>
              <table:table-cell office:value-type="float" office:value="7.94">
                <text:p>7.94</text:p>
              </table:table-cell>
              <table:table-cell office:value-type="float" office:value="1.8828369140625">
                <text:p>1.8828369140625</text:p>
              </table:table-cell>
            </table:table-row>
            <table:table-row>
              <table:table-cell office:value-type="float" office:value="7.96">
                <text:p>7.96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1.603271484375">
                <text:p>1.6032714843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622802734375">
                <text:p>1.4622802734375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1.3204833984375">
                <text:p>1.3204833984375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1.193994140625">
                <text:p>1.193994140625</text:p>
              </table:table-cell>
            </table:table-row>
            <table:table-row>
              <table:table-cell office:value-type="float" office:value="8.06">
                <text:p>8.06</text:p>
              </table:table-cell>
              <table:table-cell office:value-type="float" office:value="1.069921875">
                <text:p>1.069921875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0.955517578125">
                <text:p>0.95551757812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85400390625">
                <text:p>0.85400390625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0.7613525390625">
                <text:p>0.7613525390625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0.688037109375">
                <text:p>0.688037109375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0.6340576171875">
                <text:p>0.6340576171875</text:p>
              </table:table-cell>
            </table:table-row>
            <table:table-row>
              <table:table-cell office:value-type="float" office:value="8.18">
                <text:p>8.18</text:p>
              </table:table-cell>
              <table:table-cell office:value-type="float" office:value="0.5865234375">
                <text:p>0.586523437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562353515625">
                <text:p>0.562353515625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0.5567138671875">
                <text:p>0.5567138671875</text:p>
              </table:table-cell>
            </table:table-row>
            <table:table-row>
              <table:table-cell office:value-type="float" office:value="8.24">
                <text:p>8.24</text:p>
              </table:table-cell>
              <table:table-cell office:value-type="float" office:value="0.5663818359375">
                <text:p>0.5663818359375</text:p>
              </table:table-cell>
            </table:table-row>
            <table:table-row>
              <table:table-cell office:value-type="float" office:value="8.26">
                <text:p>8.26</text:p>
              </table:table-cell>
              <table:table-cell office:value-type="float" office:value="0.5937744140625">
                <text:p>0.5937744140625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697705078125">
                <text:p>0.697705078125</text:p>
              </table:table-cell>
            </table:table-row>
            <table:table-row>
              <table:table-cell office:value-type="float" office:value="8.32">
                <text:p>8.32</text:p>
              </table:table-cell>
              <table:table-cell office:value-type="float" office:value="0.7742431640625">
                <text:p>0.7742431640625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0.8701171875">
                <text:p>0.8701171875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0.9724365234375">
                <text:p>0.9724365234375</text:p>
              </table:table-cell>
            </table:table-row>
            <table:table-row>
              <table:table-cell office:value-type="float" office:value="8.38">
                <text:p>8.38</text:p>
              </table:table-cell>
              <table:table-cell office:value-type="float" office:value="1.087646484375">
                <text:p>1.08764648437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2093017578125">
                <text:p>1.2093017578125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1.342236328125">
                <text:p>1.342236328125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1.4751708984375">
                <text:p>1.4751708984375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1.6185791015625">
                <text:p>1.6185791015625</text:p>
              </table:table-cell>
            </table:table-row>
            <table:table-row>
              <table:table-cell office:value-type="float" office:value="8.48">
                <text:p>8.48</text:p>
              </table:table-cell>
              <table:table-cell office:value-type="float" office:value="1.7595703125">
                <text:p>1.75957031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.8989501953125">
                <text:p>1.8989501953125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2.1712646484375">
                <text:p>2.1712646484375</text:p>
              </table:table-cell>
            </table:table-row>
            <table:table-row>
              <table:table-cell office:value-type="float" office:value="8.56">
                <text:p>8.56</text:p>
              </table:table-cell>
              <table:table-cell office:value-type="float" office:value="2.2905029296875">
                <text:p>2.2905029296875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2.405712890625">
                <text:p>2.40571289062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2.5080322265625">
                <text:p>2.5080322265625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2.595849609375">
                <text:p>2.595849609375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2.6707763671875">
                <text:p>2.6707763671875</text:p>
              </table:table-cell>
            </table:table-row>
            <table:table-row>
              <table:table-cell office:value-type="float" office:value="8.66">
                <text:p>8.66</text:p>
              </table:table-cell>
              <table:table-cell office:value-type="float" office:value="2.7303955078125">
                <text:p>2.7303955078125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2.771484375">
                <text:p>2.77148437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2.8029052734375">
                <text:p>2.8029052734375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2.7690673828125">
                <text:p>2.7690673828125</text:p>
              </table:table-cell>
            </table:table-row>
            <table:table-row>
              <table:table-cell office:value-type="float" office:value="8.78">
                <text:p>8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.6594970703125">
                <text:p>2.6594970703125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2.58779296875">
                <text:p>2.58779296875</text:p>
              </table:table-cell>
            </table:table-row>
            <table:table-row>
              <table:table-cell office:value-type="float" office:value="8.84">
                <text:p>8.84</text:p>
              </table:table-cell>
              <table:table-cell office:value-type="float" office:value="2.4983642578125">
                <text:p>2.4983642578125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2.3936279296875">
                <text:p>2.3936279296875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2.27841796875">
                <text:p>2.2784179687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2.1503173828125">
                <text:p>2.1503173828125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2.015771484375">
                <text:p>2.015771484375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1.8812255859375">
                <text:p>1.8812255859375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1.74345703125">
                <text:p>1.74345703125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1.5992431640625">
                <text:p>1.59924316406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464697265625">
                <text:p>1.464697265625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1.3253173828125">
                <text:p>1.3253173828125</text:p>
              </table:table-cell>
            </table:table-row>
            <table:table-row>
              <table:table-cell office:value-type="float" office:value="9.04">
                <text:p>9.04</text:p>
              </table:table-cell>
              <table:table-cell office:value-type="float" office:value="1.1947998046875">
                <text:p>1.1947998046875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0.95390625">
                <text:p>0.9539062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85400390625">
                <text:p>0.85400390625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0.7645751953125">
                <text:p>0.7645751953125</text:p>
              </table:table-cell>
            </table:table-row>
            <table:table-row>
              <table:table-cell office:value-type="float" office:value="9.14">
                <text:p>9.14</text:p>
              </table:table-cell>
              <table:table-cell office:value-type="float" office:value="0.6936767578125">
                <text:p>0.6936767578125</text:p>
              </table:table-cell>
            </table:table-row>
            <table:table-row>
              <table:table-cell office:value-type="float" office:value="9.16">
                <text:p>9.16</text:p>
              </table:table-cell>
              <table:table-cell office:value-type="float" office:value="0.631640625">
                <text:p>0.631640625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0.588134765625">
                <text:p>0.588134765625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5647705078125">
                <text:p>0.5647705078125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0.554296875">
                <text:p>0.554296875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0.56396484375">
                <text:p>0.56396484375</text:p>
              </table:table-cell>
            </table:table-row>
            <table:table-row>
              <table:table-cell office:value-type="float" office:value="9.26">
                <text:p>9.26</text:p>
              </table:table-cell>
              <table:table-cell office:value-type="float" office:value="0.5953857421875">
                <text:p>0.5953857421875</text:p>
              </table:table-cell>
            </table:table-row>
            <table:table-row>
              <table:table-cell office:value-type="float" office:value="9.28">
                <text:p>9.28</text:p>
              </table:table-cell>
              <table:table-cell office:value-type="float" office:value="0.6380859375">
                <text:p>0.638085937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697705078125">
                <text:p>0.697705078125</text:p>
              </table:table-cell>
            </table:table-row>
            <table:table-row>
              <table:table-cell office:value-type="float" office:value="9.32">
                <text:p>9.32</text:p>
              </table:table-cell>
              <table:table-cell office:value-type="float" office:value="0.7774658203125">
                <text:p>0.7774658203125</text:p>
              </table:table-cell>
            </table:table-row>
            <table:table-row>
              <table:table-cell office:value-type="float" office:value="9.34">
                <text:p>9.34</text:p>
              </table:table-cell>
              <table:table-cell office:value-type="float" office:value="0.8644775390625">
                <text:p>0.8644775390625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0.9708251953125">
                <text:p>0.9708251953125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1.0868408203125">
                <text:p>1.086840820312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.20849609375">
                <text:p>1.20849609375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1.3446533203125">
                <text:p>1.3446533203125</text:p>
              </table:table-cell>
            </table:table-row>
            <table:table-row>
              <table:table-cell office:value-type="float" office:value="9.44">
                <text:p>9.44</text:p>
              </table:table-cell>
              <table:table-cell office:value-type="float" office:value="1.47919921875">
                <text:p>1.47919921875</text:p>
              </table:table-cell>
            </table:table-row>
            <table:table-row>
              <table:table-cell office:value-type="float" office:value="9.46">
                <text:p>9.46</text:p>
              </table:table-cell>
              <table:table-cell office:value-type="float" office:value="1.6169677734375">
                <text:p>1.616967773437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.7595703125">
                <text:p>1.759570312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.899755859375">
                <text:p>1.899755859375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2.03671875">
                <text:p>2.03671875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2.1664306640625">
                <text:p>2.1664306640625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2.2880859375">
                <text:p>2.2880859375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2.4041015625">
                <text:p>2.404101562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.5072265625">
                <text:p>2.5072265625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2.5982666015625">
                <text:p>2.5982666015625</text:p>
              </table:table-cell>
            </table:table-row>
            <table:table-row>
              <table:table-cell office:value-type="float" office:value="9.64">
                <text:p>9.64</text:p>
              </table:table-cell>
              <table:table-cell office:value-type="float" office:value="2.673193359375">
                <text:p>2.67319335937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2.7287841796875">
                <text:p>2.7287841796875</text:p>
              </table:table-cell>
            </table:table-row>
            <table:table-row>
              <table:table-cell office:value-type="float" office:value="9.68">
                <text:p>9.68</text:p>
              </table:table-cell>
              <table:table-cell office:value-type="float" office:value="2.7739013671875">
                <text:p>2.773901367187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.797265625">
                <text:p>2.797265625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2.8061279296875">
                <text:p>2.8061279296875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2.7948486328125">
                <text:p>2.7948486328125</text:p>
              </table:table-cell>
            </table:table-row>
            <table:table-row>
              <table:table-cell office:value-type="float" office:value="9.76">
                <text:p>9.76</text:p>
              </table:table-cell>
              <table:table-cell office:value-type="float" office:value="2.76826171875">
                <text:p>2.76826171875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2.72314453125">
                <text:p>2.7231445312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.660302734375">
                <text:p>2.660302734375</text:p>
              </table:table-cell>
            </table:table-row>
            <table:table-row>
              <table:table-cell office:value-type="float" office:value="9.82">
                <text:p>9.82</text:p>
              </table:table-cell>
              <table:table-cell office:value-type="float" office:value="2.5869873046875">
                <text:p>2.5869873046875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2.4951416015625">
                <text:p>2.4951416015625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2.392822265625">
                <text:p>2.392822265625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2.2751953125">
                <text:p>2.275195312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.1551513671875">
                <text:p>2.1551513671875</text:p>
              </table:table-cell>
            </table:table-row>
            <table:table-row>
              <table:table-cell office:value-type="float" office:value="9.92">
                <text:p>9.92</text:p>
              </table:table-cell>
              <table:table-cell office:value-type="float" office:value="2.015771484375">
                <text:p>2.015771484375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1.8828369140625">
                <text:p>1.8828369140625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1.7426513671875">
                <text:p>1.7426513671875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1.596826171875">
                <text:p>1.596826171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606689453125">
                <text:p>1.46066894531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